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64.06pt"/>
    </style:style>
    <style:style style:name="co13" style:family="table-column">
      <style:table-column-properties fo:break-before="auto" style:column-width="105.19pt"/>
    </style:style>
    <style:style style:name="co14" style:family="table-column">
      <style:table-column-properties fo:break-before="auto" style:column-width="126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59.41pt"/>
    </style:style>
    <style:style style:name="co18" style:family="table-column">
      <style:table-column-properties fo:break-before="auto" style:column-width="67.15pt"/>
    </style:style>
    <style:style style:name="co19" style:family="table-column">
      <style:table-column-properties fo:break-before="auto" style:column-width="38.81pt"/>
    </style:style>
    <style:style style:name="co20" style:family="table-column">
      <style:table-column-properties fo:break-before="auto" style:column-width="41.9pt"/>
    </style:style>
    <style:style style:name="co21" style:family="table-column">
      <style:table-column-properties fo:break-before="auto" style:column-width="64.8pt"/>
    </style:style>
    <style:style style:name="co22" style:family="table-column">
      <style:table-column-properties fo:break-before="auto" style:column-width="73.3pt"/>
    </style:style>
    <style:style style:name="co23" style:family="table-column">
      <style:table-column-properties fo:break-before="auto" style:column-width="61.74pt"/>
    </style:style>
    <style:style style:name="co24" style:family="table-column">
      <style:table-column-properties fo:break-before="auto" style:column-width="77.41pt"/>
    </style:style>
    <style:style style:name="co25" style:family="table-column">
      <style:table-column-properties fo:break-before="auto" style:column-width="95.16pt"/>
    </style:style>
    <style:style style:name="co26" style:family="table-column">
      <style:table-column-properties fo:break-before="auto" style:column-width="94.39pt"/>
    </style:style>
    <style:style style:name="co27" style:family="table-column">
      <style:table-column-properties fo:break-before="auto" style:column-width="101.34pt"/>
    </style:style>
    <style:style style:name="co28" style:family="table-column">
      <style:table-column-properties fo:break-before="auto" style:column-width="92.1pt"/>
    </style:style>
    <style:style style:name="co29" style:family="table-column">
      <style:table-column-properties fo:break-before="auto" style:column-width="200.95pt"/>
    </style:style>
    <style:style style:name="co30" style:family="table-column">
      <style:table-column-properties fo:break-before="auto" style:column-width="110.61pt"/>
    </style:style>
    <style:style style:name="co31" style:family="table-column">
      <style:table-column-properties fo:break-before="auto" style:column-width="82.8pt"/>
    </style:style>
    <style:style style:name="co32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22">
      <style:table-cell-properties fo:border="0.06pt solid #000000"/>
    </style:style>
    <style:style style:name="ce7" style:family="table-cell" style:parent-style-name="Default" style:data-style-name="N122">
      <style:table-cell-properties fo:background-color="transparent" fo:border="0.06pt solid #000000"/>
    </style:style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 style:data-style-name="N125"/>
    <style:style style:name="ce13" style:family="table-cell" style:parent-style-name="Default" style:data-style-name="N2"/>
    <style:style style:name="ce14" style:family="table-cell" style:parent-style-name="Default" style:data-style-name="N122">
      <style:table-cell-properties fo:wrap-option="wrap"/>
    </style:style>
    <style:style style:name="ce15" style:family="table-cell" style:parent-style-name="Default" style:data-style-name="N2">
      <style:table-cell-properties fo:wrap-option="wrap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22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122">
      <style:table-cell-properties fo:background-color="#ffff00"/>
    </style:style>
    <style:style style:name="ce21" style:family="table-cell" style:parent-style-name="Default" style:data-style-name="N2">
      <style:table-cell-properties fo:background-color="#ffff00"/>
    </style:style>
    <style:style style:name="ce2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 Summary" table:style-name="ta1">
        <table:table-column table:style-name="co1" table:default-cell-style-name="Default"/>
        <table:table-column table:style-name="co2" table:number-columns-repeated="4" table:default-cell-style-name="ce8"/>
        <table:table-column table:style-name="co3" table:default-cell-style-name="ce8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SULTS SUMMARY</text:p>
          </table:table-cell>
          <table:covered-table-cell table:number-columns-repeated="5" table:style-name="ce6"/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10 [MHz]</text:p>
          </table:table-cell>
          <table:table-cell table:style-name="ce6" office:value-type="string" calcext:value-type="string">
            <text:p>20 [MHz]</text:p>
          </table:table-cell>
          <table:table-cell table:style-name="ce6" office:value-type="string" calcext:value-type="string">
            <text:p>30 [MHz]</text:p>
          </table:table-cell>
          <table:table-cell table:style-name="ce6" office:value-type="string" calcext:value-type="string">
            <text:p>40 [MHz]</text:p>
          </table:table-cell>
          <table:table-cell table:style-name="ce6" office:value-type="string" calcext:value-type="string">
            <text:p>Average</text:p>
          </table:table-cell>
          <table:table-cell/>
        </table:table-row>
        <table:table-row table:style-name="ro1">
          <table:table-cell table:style-name="ce2" office:value-type="string" calcext:value-type="string">
            <text:p>Gain [dB]</text:p>
          </table:table-cell>
          <table:table-cell table:style-name="ce6" office:value-type="float" office:value="37.1404192248564" calcext:value-type="float">
            <text:p>37.140</text:p>
          </table:table-cell>
          <table:table-cell table:style-name="ce6" office:value-type="float" office:value="37.2818597063864" calcext:value-type="float">
            <text:p>37.282</text:p>
          </table:table-cell>
          <table:table-cell table:style-name="ce6" office:value-type="float" office:value="36.8743525750134" calcext:value-type="float">
            <text:p>36.874</text:p>
          </table:table-cell>
          <table:table-cell table:style-name="ce6" office:value-type="float" office:value="36.878475398931" calcext:value-type="float">
            <text:p>36.878</text:p>
          </table:table-cell>
          <table:table-cell table:style-name="ce6" table:formula="of:=AVERAGE([.B3:.E3])" office:value-type="float" office:value="37.0437767262968" calcext:value-type="float">
            <text:p>37.044</text:p>
          </table:table-cell>
          <table:table-cell/>
        </table:table-row>
        <table:table-row table:style-name="ro1">
          <table:table-cell table:style-name="ce2" office:value-type="string" calcext:value-type="string">
            <text:p>Input P1dB [dBm], w/ diodes</text:p>
          </table:table-cell>
          <table:table-cell table:number-columns-repeated="2" table:style-name="ce6" office:value-type="float" office:value="-28.41" calcext:value-type="float">
            <text:p>-28.410</text:p>
          </table:table-cell>
          <table:table-cell table:style-name="ce6" office:value-type="float" office:value="-27.91" calcext:value-type="float">
            <text:p>-27.910</text:p>
          </table:table-cell>
          <table:table-cell table:style-name="ce6" office:value-type="float" office:value="-27.41" calcext:value-type="float">
            <text:p>-27.410</text:p>
          </table:table-cell>
          <table:table-cell table:style-name="ce6" table:formula="of:=AVERAGE([.B4:.E4])" office:value-type="float" office:value="-28.035" calcext:value-type="float">
            <text:p>-28.035</text:p>
          </table:table-cell>
          <table:table-cell/>
        </table:table-row>
        <table:table-row table:style-name="ro1">
          <table:table-cell table:style-name="ce2" office:value-type="string" calcext:value-type="string">
            <text:p>Output P1dB [dBm], w/ diodes</text:p>
          </table:table-cell>
          <table:table-cell table:style-name="ce6" office:value-type="float" office:value="6.38" calcext:value-type="float">
            <text:p>6.380</text:p>
          </table:table-cell>
          <table:table-cell table:style-name="ce6" office:value-type="float" office:value="6.7" calcext:value-type="float">
            <text:p>6.700</text:p>
          </table:table-cell>
          <table:table-cell table:style-name="ce6" office:value-type="float" office:value="6.99" calcext:value-type="float">
            <text:p>6.990</text:p>
          </table:table-cell>
          <table:table-cell table:style-name="ce6" office:value-type="float" office:value="7.16" calcext:value-type="float">
            <text:p>7.160</text:p>
          </table:table-cell>
          <table:table-cell table:style-name="ce6" table:formula="of:=AVERAGE([.B5:.E5])" office:value-type="float" office:value="6.8075" calcext:value-type="float">
            <text:p>6.808</text:p>
          </table:table-cell>
          <table:table-cell/>
        </table:table-row>
        <table:table-row table:style-name="ro1">
          <table:table-cell table:style-name="ce2" office:value-type="string" calcext:value-type="string">
            <text:p>Input P1dB [dBm], w/o diodes</text:p>
          </table:table-cell>
          <table:table-cell table:number-columns-repeated="2" table:style-name="ce6" office:value-type="float" office:value="-18.91" calcext:value-type="float">
            <text:p>-18.910</text:p>
          </table:table-cell>
          <table:table-cell table:style-name="ce6" office:value-type="float" office:value="-18.41" calcext:value-type="float">
            <text:p>-18.410</text:p>
          </table:table-cell>
          <table:table-cell table:style-name="ce6" office:value-type="float" office:value="-17.695" calcext:value-type="float">
            <text:p>-17.695</text:p>
          </table:table-cell>
          <table:table-cell table:style-name="ce6" table:formula="of:=AVERAGE([.B6:.E6])" office:value-type="float" office:value="-18.48125" calcext:value-type="float">
            <text:p>-18.481</text:p>
          </table:table-cell>
          <table:table-cell/>
        </table:table-row>
        <table:table-row table:style-name="ro1">
          <table:table-cell table:style-name="ce2" office:value-type="string" calcext:value-type="string">
            <text:p>Output P1dB [dBm], w/o diodes</text:p>
          </table:table-cell>
          <table:table-cell table:style-name="ce6" office:value-type="float" office:value="16.115" calcext:value-type="float">
            <text:p>16.115</text:p>
          </table:table-cell>
          <table:table-cell table:style-name="ce6" office:value-type="float" office:value="16" calcext:value-type="float">
            <text:p>16.000</text:p>
          </table:table-cell>
          <table:table-cell table:style-name="ce6" office:value-type="float" office:value="16.47" calcext:value-type="float">
            <text:p>16.470</text:p>
          </table:table-cell>
          <table:table-cell table:style-name="ce6" office:value-type="float" office:value="16.8" calcext:value-type="float">
            <text:p>16.800</text:p>
          </table:table-cell>
          <table:table-cell table:style-name="ce6" table:formula="of:=AVERAGE([.B7:.E7])" office:value-type="float" office:value="16.34625" calcext:value-type="float">
            <text:p>16.346</text:p>
          </table:table-cell>
          <table:table-cell/>
        </table:table-row>
        <table:table-row table:style-name="ro1">
          <table:table-cell table:style-name="ce2" office:value-type="string" calcext:value-type="string">
            <text:p>IIP3 [dBm]</text:p>
          </table:table-cell>
          <table:table-cell table:style-name="ce6" office:value-type="float" office:value="-5.2106715054126" calcext:value-type="float">
            <text:p>-5.211</text:p>
          </table:table-cell>
          <table:table-cell table:style-name="ce6" office:value-type="float" office:value="-4.71106467030756" calcext:value-type="float">
            <text:p>-4.711</text:p>
          </table:table-cell>
          <table:table-cell table:style-name="ce6" office:value-type="float" office:value="-4.96295662784324" calcext:value-type="float">
            <text:p>-4.963</text:p>
          </table:table-cell>
          <table:table-cell table:style-name="ce6" office:value-type="float" office:value="-4.04401824723365" calcext:value-type="float">
            <text:p>-4.044</text:p>
          </table:table-cell>
          <table:table-cell table:style-name="ce6" table:formula="of:=AVERAGE([.B8:.E8])" office:value-type="float" office:value="-4.73217776269926" calcext:value-type="float">
            <text:p>-4.732</text:p>
          </table:table-cell>
          <table:table-cell/>
        </table:table-row>
        <table:table-row table:style-name="ro1">
          <table:table-cell table:style-name="ce2" office:value-type="string" calcext:value-type="string">
            <text:p>OIP3 [dBm]</text:p>
          </table:table-cell>
          <table:table-cell table:style-name="ce6" table:formula="of:=[.B8]+[.B3]" office:value-type="float" office:value="31.9297477194438" calcext:value-type="float">
            <text:p>31.930</text:p>
          </table:table-cell>
          <table:table-cell table:style-name="ce6" table:formula="of:=[.C8]+[.C3]" office:value-type="float" office:value="32.5707950360788" calcext:value-type="float">
            <text:p>32.571</text:p>
          </table:table-cell>
          <table:table-cell table:style-name="ce6" table:formula="of:=[.D8]+[.D3]" office:value-type="float" office:value="31.9113959471702" calcext:value-type="float">
            <text:p>31.911</text:p>
          </table:table-cell>
          <table:table-cell table:style-name="ce6" table:formula="of:=[.E3]+[.E8]" office:value-type="float" office:value="32.8344571516973" calcext:value-type="float">
            <text:p>32.834</text:p>
          </table:table-cell>
          <table:table-cell table:style-name="ce6" table:formula="of:=AVERAGE([.B9:.E9])" office:value-type="float" office:value="32.3115989635975" calcext:value-type="float">
            <text:p>32.312</text:p>
          </table:table-cell>
          <table:table-cell/>
        </table:table-row>
        <table:table-row table:style-name="ro1">
          <table:table-cell table:style-name="ce3" office:value-type="string" calcext:value-type="string">
            <text:p>Input VSWR</text:p>
          </table:table-cell>
          <table:table-cell table:style-name="ce7" office:value-type="float" office:value="1.5428994228629" calcext:value-type="float">
            <text:p>1.543</text:p>
          </table:table-cell>
          <table:table-cell table:style-name="ce7" office:value-type="float" office:value="1.34655107411611" calcext:value-type="float">
            <text:p>1.347</text:p>
          </table:table-cell>
          <table:table-cell table:style-name="ce7" office:value-type="float" office:value="1.36328335632365" calcext:value-type="float">
            <text:p>1.363</text:p>
          </table:table-cell>
          <table:table-cell table:style-name="ce7" office:value-type="float" office:value="1.36567139795501" calcext:value-type="float">
            <text:p>1.366</text:p>
          </table:table-cell>
          <table:table-cell table:style-name="ce7" table:formula="of:=AVERAGE([.B10:.E10])" office:value-type="float" office:value="1.40460131281442" calcext:value-type="float">
            <text:p>1.405</text:p>
          </table:table-cell>
          <table:table-cell/>
        </table:table-row>
        <table:table-row table:style-name="ro1">
          <table:table-cell table:style-name="ce3" office:value-type="string" calcext:value-type="string">
            <text:p>Output VSWR</text:p>
          </table:table-cell>
          <table:table-cell table:style-name="ce7" office:value-type="float" office:value="1.11656916700704" calcext:value-type="float">
            <text:p>1.117</text:p>
          </table:table-cell>
          <table:table-cell table:style-name="ce7" office:value-type="float" office:value="1.44731421937133" calcext:value-type="float">
            <text:p>1.447</text:p>
          </table:table-cell>
          <table:table-cell table:style-name="ce7" office:value-type="float" office:value="1.32282667024157" calcext:value-type="float">
            <text:p>1.323</text:p>
          </table:table-cell>
          <table:table-cell table:style-name="ce7" office:value-type="float" office:value="1.46824060128255" calcext:value-type="float">
            <text:p>1.468</text:p>
          </table:table-cell>
          <table:table-cell table:style-name="ce7" table:formula="of:=AVERAGE([.B11:.E11])" office:value-type="float" office:value="1.33873766447562" calcext:value-type="float">
            <text:p>1.339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 calcext:value-type="string" table:number-columns-spanned="5" table:number-rows-spanned="1">
            <text:p>Supply Voltage: 13.8V, 0.300 A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Gali-74 Bias Resistor, 30 Oh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Gali-6 Bias Resistor, 33 Oh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7" table:number-rows-spanned="1">
            <text:p>Spec A – +20dBm Ref Level, 40.00 dB attenuation, 100 Average, RBW 100 Hz, VBW 100 Hz, Span 100 kHz</text:p>
          </table:table-cell>
          <table:covered-table-cell table:number-columns-repeated="5" table:style-name="ce9"/>
          <table:covered-table-cell table:style-name="ce10"/>
        </table:table-row>
        <table:table-row table:style-name="ro1">
          <table:table-cell table:style-name="ce4" office:value-type="string" calcext:value-type="string" table:number-columns-spanned="5" table:number-rows-spanned="1">
            <text:p>Two-Tone test conducted at 20 kHz spacing, 10 MHz example Below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M1 – 9.970 MHz, M2 – 9.990 MHz, M3 – 10.01 MHz, M4 – 10.03 MHz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5" table:number-rows-spanned="1">
            <text:p>ZMSCJ-2-1 AVG IL [dB] – 0.600 d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Fixed Attenuator, FW-10+, 10.01 d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5" table:number-rows-spanned="1">
            <text:p>Assumption is that the R&amp;S SML01 Signal Generator is accurate output power</text:p>
          </table:table-cell>
          <table:covered-table-cell table:number-columns-repeated="4"/>
          <table:table-cell table:number-columns-repeated="2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oise" table:style-name="ta1">
        <table:shapes>
          <draw:frame draw:z-index="0" draw:style-name="gr1" draw:text-style-name="P1" svg:width="453.63pt" svg:height="255.23pt" svg:x="495.69pt" svg:y="37.64pt">
            <loext:p draw:notify-on-update-of-ranges="Noise.A3:Noise.A11 Noise.F2:Noise.F2 Noise.F3:Noise.F1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12"/>
        <table:table-column table:style-name="co5" table:default-cell-style-name="ce13"/>
        <table:table-column table:style-name="co6" table:number-columns-repeated="2" table:default-cell-style-name="ce8"/>
        <table:table-column table:style-name="co2" table:default-cell-style-name="ce8"/>
        <table:table-column table:style-name="co2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11" office:value-type="string" calcext:value-type="string">
            <text:p>Frequency [MHz]</text:p>
          </table:table-cell>
          <table:table-cell table:style-name="ce11" office:value-type="string" calcext:value-type="string">
            <text:p>Y-Factor [dB]</text:p>
          </table:table-cell>
          <table:table-cell table:number-columns-repeated="2" table:style-name="ce11" office:value-type="string" calcext:value-type="string">
            <text:p>NF [dB]</text:p>
          </table:table-cell>
          <table:table-cell table:style-name="ce14" office:value-type="string" calcext:value-type="string">
            <text:p>ZMSCJ-2-1 AVG IL [dB]</text:p>
          </table:table-cell>
          <table:table-cell table:style-name="ce11" office:value-type="string" calcext:value-type="string">
            <text:p>NF Corrected [dB]</text:p>
          </table:table-cell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9.25" calcext:value-type="float">
            <text:p>9.25</text:p>
          </table:table-cell>
          <table:table-cell table:formula="of:=10*LOG10((POWER(10;15.12/10))/(POWER(10;[.B3]/10)-1))" office:value-type="float" office:value="6.41950264224443" calcext:value-type="float">
            <text:p>6.420</text:p>
          </table:table-cell>
          <table:table-cell table:formula="of:=15.12-10*LOG10(POWER(10;[.B3]/10)-1)" office:value-type="float" office:value="6.41950264224443" calcext:value-type="float">
            <text:p>6.420</text:p>
          </table:table-cell>
          <table:table-cell office:value-type="float" office:value="0.6" calcext:value-type="float">
            <text:p>0.600</text:p>
          </table:table-cell>
          <table:table-cell table:formula="of:=[.D3]-[.E3]" office:value-type="float" office:value="5.81950264224443" calcext:value-type="float">
            <text:p>5.8195026422</text:p>
          </table:table-cell>
        </table:table-row>
        <table:table-row table:style-name="ro1">
          <table:table-cell office:value-type="float" office:value="10" calcext:value-type="float">
            <text:p>10.0</text:p>
          </table:table-cell>
          <table:table-cell office:value-type="float" office:value="10.15" calcext:value-type="float">
            <text:p>10.15</text:p>
          </table:table-cell>
          <table:table-cell table:formula="of:=10*LOG10((POWER(10;15.12/10))/(POWER(10;[.B4]/10)-1))" office:value-type="float" office:value="5.41122359704085" calcext:value-type="float">
            <text:p>5.411</text:p>
          </table:table-cell>
          <table:table-cell table:formula="of:=15.12-10*LOG10(POWER(10;[.B4]/10)-1)" office:value-type="float" office:value="5.41122359704085" calcext:value-type="float">
            <text:p>5.411</text:p>
          </table:table-cell>
          <table:table-cell office:value-type="float" office:value="0.6" calcext:value-type="float">
            <text:p>0.600</text:p>
          </table:table-cell>
          <table:table-cell table:formula="of:=[.D4]-[.E4]" office:value-type="float" office:value="4.81122359704085" calcext:value-type="float">
            <text:p>4.811223597</text:p>
          </table:table-cell>
        </table:table-row>
        <table:table-row table:style-name="ro1">
          <table:table-cell office:value-type="float" office:value="12" calcext:value-type="float">
            <text:p>12.0</text:p>
          </table:table-cell>
          <table:table-cell office:value-type="float" office:value="10.54" calcext:value-type="float">
            <text:p>10.54</text:p>
          </table:table-cell>
          <table:table-cell table:formula="of:=10*LOG10((POWER(10;15.12/10))/(POWER(10;[.B5]/10)-1))" office:value-type="float" office:value="4.98151851327733" calcext:value-type="float">
            <text:p>4.982</text:p>
          </table:table-cell>
          <table:table-cell table:formula="of:=15.12-10*LOG10(POWER(10;[.B5]/10)-1)" office:value-type="float" office:value="4.98151851327733" calcext:value-type="float">
            <text:p>4.982</text:p>
          </table:table-cell>
          <table:table-cell office:value-type="float" office:value="0.6" calcext:value-type="float">
            <text:p>0.600</text:p>
          </table:table-cell>
          <table:table-cell table:formula="of:=[.D5]-[.E5]" office:value-type="float" office:value="4.38151851327733" calcext:value-type="float">
            <text:p>4.3815185133</text:p>
          </table:table-cell>
        </table:table-row>
        <table:table-row table:style-name="ro1">
          <table:table-cell office:value-type="float" office:value="15" calcext:value-type="float">
            <text:p>15.0</text:p>
          </table:table-cell>
          <table:table-cell office:value-type="float" office:value="10.5" calcext:value-type="float">
            <text:p>10.50</text:p>
          </table:table-cell>
          <table:table-cell table:formula="of:=10*LOG10((POWER(10;15.12/10))/(POWER(10;[.B6]/10)-1))" office:value-type="float" office:value="5.02541262196266" calcext:value-type="float">
            <text:p>5.025</text:p>
          </table:table-cell>
          <table:table-cell table:formula="of:=15.12-10*LOG10(POWER(10;[.B6]/10)-1)" office:value-type="float" office:value="5.02541262196266" calcext:value-type="float">
            <text:p>5.025</text:p>
          </table:table-cell>
          <table:table-cell office:value-type="float" office:value="0.6" calcext:value-type="float">
            <text:p>0.600</text:p>
          </table:table-cell>
          <table:table-cell table:formula="of:=[.D6]-[.E6]" office:value-type="float" office:value="4.42541262196266" calcext:value-type="float">
            <text:p>4.425412622</text:p>
          </table:table-cell>
        </table:table-row>
        <table:table-row table:style-name="ro1">
          <table:table-cell office:value-type="float" office:value="20" calcext:value-type="float">
            <text:p>20.0</text:p>
          </table:table-cell>
          <table:table-cell office:value-type="float" office:value="10.06" calcext:value-type="float">
            <text:p>10.06</text:p>
          </table:table-cell>
          <table:table-cell table:formula="of:=10*LOG10((POWER(10;15.12/10))/(POWER(10;[.B7]/10)-1))" office:value-type="float" office:value="5.51095912090332" calcext:value-type="float">
            <text:p>5.511</text:p>
          </table:table-cell>
          <table:table-cell table:formula="of:=15.12-10*LOG10(POWER(10;[.B7]/10)-1)" office:value-type="float" office:value="5.51095912090332" calcext:value-type="float">
            <text:p>5.511</text:p>
          </table:table-cell>
          <table:table-cell office:value-type="float" office:value="0.6" calcext:value-type="float">
            <text:p>0.600</text:p>
          </table:table-cell>
          <table:table-cell table:formula="of:=[.D7]-[.E7]" office:value-type="float" office:value="4.91095912090332" calcext:value-type="float">
            <text:p>4.9109591209</text:p>
          </table:table-cell>
        </table:table-row>
        <table:table-row table:style-name="ro1">
          <table:table-cell office:value-type="float" office:value="25" calcext:value-type="float">
            <text:p>25.0</text:p>
          </table:table-cell>
          <table:table-cell office:value-type="float" office:value="10.61" calcext:value-type="float">
            <text:p>10.61</text:p>
          </table:table-cell>
          <table:table-cell table:formula="of:=10*LOG10((POWER(10;15.12/10))/(POWER(10;[.B8]/10)-1))" office:value-type="float" office:value="4.90479775135691" calcext:value-type="float">
            <text:p>4.905</text:p>
          </table:table-cell>
          <table:table-cell table:formula="of:=15.12-10*LOG10(POWER(10;[.B8]/10)-1)" office:value-type="float" office:value="4.9047977513569" calcext:value-type="float">
            <text:p>4.905</text:p>
          </table:table-cell>
          <table:table-cell office:value-type="float" office:value="0.6" calcext:value-type="float">
            <text:p>0.600</text:p>
          </table:table-cell>
          <table:table-cell table:formula="of:=[.D8]-[.E8]" office:value-type="float" office:value="4.3047977513569" calcext:value-type="float">
            <text:p>4.3047977514</text:p>
          </table:table-cell>
        </table:table-row>
        <table:table-row table:style-name="ro1">
          <table:table-cell office:value-type="float" office:value="30" calcext:value-type="float">
            <text:p>30.0</text:p>
          </table:table-cell>
          <table:table-cell office:value-type="float" office:value="10.74" calcext:value-type="float">
            <text:p>10.74</text:p>
          </table:table-cell>
          <table:table-cell table:formula="of:=10*LOG10((POWER(10;15.12/10))/(POWER(10;[.B9]/10)-1))" office:value-type="float" office:value="4.76262662858898" calcext:value-type="float">
            <text:p>4.763</text:p>
          </table:table-cell>
          <table:table-cell table:formula="of:=15.12-10*LOG10(POWER(10;[.B9]/10)-1)" office:value-type="float" office:value="4.76262662858898" calcext:value-type="float">
            <text:p>4.763</text:p>
          </table:table-cell>
          <table:table-cell office:value-type="float" office:value="0.6" calcext:value-type="float">
            <text:p>0.600</text:p>
          </table:table-cell>
          <table:table-cell table:formula="of:=[.D9]-[.E9]" office:value-type="float" office:value="4.16262662858898" calcext:value-type="float">
            <text:p>4.1626266286</text:p>
          </table:table-cell>
        </table:table-row>
        <table:table-row table:style-name="ro1">
          <table:table-cell office:value-type="float" office:value="40" calcext:value-type="float">
            <text:p>40.0</text:p>
          </table:table-cell>
          <table:table-cell office:value-type="float" office:value="10.14" calcext:value-type="float">
            <text:p>10.14</text:p>
          </table:table-cell>
          <table:table-cell table:formula="of:=10*LOG10((POWER(10;15.12/10))/(POWER(10;[.B10]/10)-1))" office:value-type="float" office:value="5.42229431722726" calcext:value-type="float">
            <text:p>5.422</text:p>
          </table:table-cell>
          <table:table-cell table:formula="of:=15.12-10*LOG10(POWER(10;[.B10]/10)-1)" office:value-type="float" office:value="5.42229431722726" calcext:value-type="float">
            <text:p>5.422</text:p>
          </table:table-cell>
          <table:table-cell office:value-type="float" office:value="0.6" calcext:value-type="float">
            <text:p>0.600</text:p>
          </table:table-cell>
          <table:table-cell table:formula="of:=[.D10]-[.E10]" office:value-type="float" office:value="4.82229431722726" calcext:value-type="float">
            <text:p>4.8222943172</text:p>
          </table:table-cell>
        </table:table-row>
        <table:table-row table:style-name="ro1">
          <table:table-cell office:value-type="float" office:value="50" calcext:value-type="float">
            <text:p>50.0</text:p>
          </table:table-cell>
          <table:table-cell office:value-type="float" office:value="10.05" calcext:value-type="float">
            <text:p>10.05</text:p>
          </table:table-cell>
          <table:table-cell table:formula="of:=10*LOG10((POWER(10;15.12/10))/(POWER(10;[.B11]/10)-1))" office:value-type="float" office:value="5.52205471778308" calcext:value-type="float">
            <text:p>5.522</text:p>
          </table:table-cell>
          <table:table-cell table:formula="of:=15.12-10*LOG10(POWER(10;[.B11]/10)-1)" office:value-type="float" office:value="5.52205471778308" calcext:value-type="float">
            <text:p>5.522</text:p>
          </table:table-cell>
          <table:table-cell office:value-type="float" office:value="0.6" calcext:value-type="float">
            <text:p>0.600</text:p>
          </table:table-cell>
          <table:table-cell table:formula="of:=[.D11]-[.E11]" office:value-type="float" office:value="4.92205471778308" calcext:value-type="float">
            <text:p>4.9220547178</text:p>
          </table:table-cell>
        </table:table-row>
        <table:table-row table:style-name="ro1">
          <table:table-cell table:style-name="Default" table:number-columns-repeated="5"/>
          <table:table-cell table:formula="of:=AVERAGE([.F4:.F11])" office:value-type="float" office:value="4.59261090851755" calcext:value-type="float">
            <text:p>4.5926109085</text:p>
          </table:table-cell>
        </table:table-row>
        <table:table-row table:style-name="ro1">
          <table:table-cell table:style-name="ce4" office:value-type="string" calcext:value-type="string" table:number-columns-spanned="6" table:number-rows-spanned="1">
            <text:p>Noise Source HP 346B, ENR = 15.12 dB</text:p>
          </table:table-cell>
          <table:covered-table-cell table:number-columns-repeated="4" table:style-name="Default"/>
          <table:covered-table-cell/>
        </table:table-row>
        <table:table-row table:style-name="ro1">
          <table:table-cell table:style-name="ce4" office:value-type="string" calcext:value-type="string" table:number-columns-spanned="6" table:number-rows-spanned="1">
            <text:p>Spec A – Keysight N9343C</text:p>
          </table:table-cell>
          <table:covered-table-cell table:style-name="Default" office:value-type="float" office:value="15.12" calcext:value-type="float">
            <text:p>15.12</text:p>
          </table:covered-table-cell>
          <table:covered-table-cell table:number-columns-repeated="3" table:style-name="Default"/>
          <table:covered-table-cell/>
        </table:table-row>
        <table:table-row table:style-name="ro1">
          <table:table-cell table:style-name="ce4" office:value-type="string" calcext:value-type="string" table:number-columns-spanned="6" table:number-rows-spanned="1">
            <text:p>RBW = VBW = 1.0 MHz, Sweep = 1.985 sec, AVG = 20</text:p>
          </table:table-cell>
          <table:covered-table-cell table:number-columns-repeated="4" table:style-name="Default"/>
          <table:covered-table-cell/>
        </table:table-row>
        <table:table-row table:style-name="ro1">
          <table:table-cell table:style-name="ce4" office:value-type="string" calcext:value-type="string" table:number-columns-spanned="6" table:number-rows-spanned="1">
            <text:p>Delta Markers to directly measure log scale Y-Factor</text:p>
          </table:table-cell>
          <table:covered-table-cell table:number-columns-repeated="4" table:style-name="Default"/>
          <table:covered-table-cell/>
        </table:table-row>
        <table:table-row table:style-name="ro1">
          <table:table-cell table:style-name="ce4" office:value-type="string" calcext:value-type="string" table:number-columns-spanned="6" table:number-rows-spanned="1">
            <text:p>Y factor measured with Noise Source Off, set delta, Noise Source On</text:p>
          </table:table-cell>
          <table:covered-table-cell table:number-columns-repeated="4" table:style-name="Default"/>
          <table:covered-table-cell/>
        </table:table-row>
        <table:table-row table:style-name="ro1">
          <table:table-cell table:style-name="ce4" table:number-columns-spanned="6" table:number-rows-spanned="1"/>
          <table:covered-table-cell table:number-columns-repeated="4" table:style-name="Default"/>
          <table:covered-table-cell/>
        </table:table-row>
        <table:table-row table:style-name="ro1">
          <table:table-cell table:style-name="ce4" table:number-columns-spanned="6" table:number-rows-spanned="1"/>
          <table:covered-table-cell table:number-columns-repeated="4" table:style-name="Default"/>
          <table:covered-table-cell/>
        </table:table-row>
      </table:table>
      <table:table table:name="P1dB_10MHz" table:style-name="ta1">
        <table:shapes>
          <draw:frame draw:z-index="0" draw:style-name="gr1" draw:text-style-name="P1" svg:width="785.4pt" svg:height="537.96pt" svg:x="624.73pt" svg:y="33.9pt">
            <loext:p draw:notify-on-update-of-ranges="P1dB_10MHz.D2:P1dB_10MHz.D52 P1dB_10MHz.E1:P1dB_10MHz.E1 P1dB_10MHz.E2:P1dB_10MHz.E52 P1dB_10MHz.D1:P1dB_10MHz.D21 P1dB_10MHz.A1:P1dB_10MHz.A1 P1dB_10MHz.E1:P1dB_10MHz.E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default-cell-style-name="Default"/>
        <table:table-column table:style-name="co9" table:default-cell-style-name="Default"/>
        <table:table-column table:style-name="co2" table:number-columns-repeated="1017" table:default-cell-style-name="Default"/>
        <table:table-row table:style-name="ro2">
          <table:table-cell table:style-name="ce11" office:value-type="string" calcext:value-type="string">
            <text:p>Generator Power [dBm]</text:p>
          </table:table-cell>
          <table:table-cell table:style-name="ce11" office:value-type="string" calcext:value-type="string">
            <text:p>Fixed Attenuator [dB]</text:p>
          </table:table-cell>
          <table:table-cell table:style-name="ce14" office:value-type="string" calcext:value-type="string">
            <text:p>ZMSCJ-2-1 AVG IL [dB]</text:p>
          </table:table-cell>
          <table:table-cell table:style-name="ce11" office:value-type="string" calcext:value-type="string">
            <text:p>Input Power [dBm]</text:p>
          </table:table-cell>
          <table:table-cell table:style-name="ce15" office:value-type="string" calcext:value-type="string">
            <text:p>Output Power [dBm]</text:p>
          </table:table-cell>
          <table:table-cell table:style-name="ce11" office:value-type="string" calcext:value-type="string">
            <text:p>Gain</text:p>
          </table:table-cell>
          <table:table-cell table:style-name="ce11" office:value-type="string" calcext:value-type="string">
            <text:p>Linear Trend [dBm]</text:p>
          </table:table-cell>
          <table:table-cell table:style-name="ce11" office:value-type="string" calcext:value-type="string">
            <text:p>Linear Delta [dB]</text:p>
          </table:table-cell>
          <table:table-cell table:style-name="ce11" table:number-columns-repeated="10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3.6" calcext:value-type="float">
            <text:p>-63.60</text:p>
          </table:table-cell>
          <table:table-cell table:formula="of:=[.E2]-[.D2]" office:value-type="float" office:value="35.81" calcext:value-type="float">
            <text:p>35.81</text:p>
          </table:table-cell>
          <table:table-cell table:formula="of:=1.0020818554*[.D2]+36.0820486494" office:value-type="float" office:value="-63.534908595914" calcext:value-type="float">
            <text:p>-63.5349085959</text:p>
          </table:table-cell>
          <table:table-cell table:formula="of:=[.G2]-[.E2]" office:value-type="float" office:value="0.0650914040859902" calcext:value-type="float">
            <text:p>0.0650914041</text:p>
          </table:table-cell>
          <table:table-cell table:number-columns-repeated="10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3.45" calcext:value-type="float">
            <text:p>-53.45</text:p>
          </table:table-cell>
          <table:table-cell table:formula="of:=[.E3]-[.D3]" office:value-type="float" office:value="35.96" calcext:value-type="float">
            <text:p>35.96</text:p>
          </table:table-cell>
          <table:table-cell table:formula="of:=1.0020818554*[.D3]+36.0820486494" office:value-type="float" office:value="-53.514090041914" calcext:value-type="float">
            <text:p>-53.5140900419</text:p>
          </table:table-cell>
          <table:table-cell table:formula="of:=[.G3]-[.E3]" office:value-type="float" office:value="-0.0640900419140067" calcext:value-type="float">
            <text:p>-0.0640900419</text:p>
          </table:table-cell>
          <table:table-cell table:number-columns-repeated="10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3.48" calcext:value-type="float">
            <text:p>-43.48</text:p>
          </table:table-cell>
          <table:table-cell table:formula="of:=[.E4]-[.D4]" office:value-type="float" office:value="35.93" calcext:value-type="float">
            <text:p>35.93</text:p>
          </table:table-cell>
          <table:table-cell table:formula="of:=1.0020818554*[.D4]+36.0820486494" office:value-type="float" office:value="-43.493271487914" calcext:value-type="float">
            <text:p>-43.4932714879</text:p>
          </table:table-cell>
          <table:table-cell table:formula="of:=[.G4]-[.E4]" office:value-type="float" office:value="-0.013271487914011" calcext:value-type="float">
            <text:p>-0.0132714879</text:p>
          </table:table-cell>
          <table:table-cell table:number-columns-repeated="10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3.49" calcext:value-type="float">
            <text:p>-33.49</text:p>
          </table:table-cell>
          <table:table-cell table:formula="of:=[.E5]-[.D5]" office:value-type="float" office:value="35.92" calcext:value-type="float">
            <text:p>35.92</text:p>
          </table:table-cell>
          <table:table-cell table:formula="of:=1.0020818554*[.D5]+36.0820486494" office:value-type="float" office:value="-33.472452933914" calcext:value-type="float">
            <text:p>-33.4724529339</text:p>
          </table:table-cell>
          <table:table-cell table:formula="of:=[.G5]-[.E5]" office:value-type="float" office:value="0.0175470660859958" calcext:value-type="float">
            <text:p>0.0175470661</text:p>
          </table:table-cell>
          <table:table-cell table:number-columns-repeated="10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3.51" calcext:value-type="float">
            <text:p>-23.51</text:p>
          </table:table-cell>
          <table:table-cell table:formula="of:=[.E6]-[.D6]" office:value-type="float" office:value="35.9" calcext:value-type="float">
            <text:p>35.9</text:p>
          </table:table-cell>
          <table:table-cell table:formula="of:=1.0020818554*[.D6]+36.0820486494" office:value-type="float" office:value="-23.451634379914" calcext:value-type="float">
            <text:p>-23.4516343799</text:p>
          </table:table-cell>
          <table:table-cell table:formula="of:=[.G6]-[.E6]" office:value-type="float" office:value="0.0583656200860112" calcext:value-type="float">
            <text:p>0.0583656201</text:p>
          </table:table-cell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45" calcext:value-type="float">
            <text:p>-13.45</text:p>
          </table:table-cell>
          <table:table-cell table:formula="of:=[.E7]-[.D7]" office:value-type="float" office:value="35.96" calcext:value-type="float">
            <text:p>35.96</text:p>
          </table:table-cell>
          <table:table-cell table:formula="of:=1.0020818554*[.D7]+36.0820486494" office:value-type="float" office:value="-13.430815825914" calcext:value-type="float">
            <text:p>-13.4308158259</text:p>
          </table:table-cell>
          <table:table-cell table:formula="of:=[.G7]-[.E7]" office:value-type="float" office:value="0.0191841740860035" calcext:value-type="float">
            <text:p>0.0191841741</text:p>
          </table:table-cell>
          <table:table-cell table:number-columns-repeated="10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39" calcext:value-type="float">
            <text:p>-12.39</text:p>
          </table:table-cell>
          <table:table-cell table:formula="of:=[.E8]-[.D8]" office:value-type="float" office:value="36.02" calcext:value-type="float">
            <text:p>36.02</text:p>
          </table:table-cell>
          <table:table-cell table:formula="of:=1.0020818554*[.D8]+36.0820486494" office:value-type="float" office:value="-12.428733970514" calcext:value-type="float">
            <text:p>-12.4287339705</text:p>
          </table:table-cell>
          <table:table-cell table:formula="of:=[.G8]-[.E8]" office:value-type="float" office:value="-0.0387339705139951" calcext:value-type="float">
            <text:p>-0.0387339705</text:p>
          </table:table-cell>
          <table:table-cell table:number-columns-repeated="10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38" calcext:value-type="float">
            <text:p>-11.38</text:p>
          </table:table-cell>
          <table:table-cell table:formula="of:=[.E9]-[.D9]" office:value-type="float" office:value="36.03" calcext:value-type="float">
            <text:p>36.03</text:p>
          </table:table-cell>
          <table:table-cell table:formula="of:=1.0020818554*[.D9]+36.0820486494" office:value-type="float" office:value="-11.426652115114" calcext:value-type="float">
            <text:p>-11.4266521151</text:p>
          </table:table-cell>
          <table:table-cell table:formula="of:=[.G9]-[.E9]" office:value-type="float" office:value="-0.0466521151139947" calcext:value-type="float">
            <text:p>-0.0466521151</text:p>
          </table:table-cell>
          <table:table-cell table:number-columns-repeated="10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37" calcext:value-type="float">
            <text:p>-10.37</text:p>
          </table:table-cell>
          <table:table-cell table:formula="of:=[.E10]-[.D10]" office:value-type="float" office:value="36.04" calcext:value-type="float">
            <text:p>36.04</text:p>
          </table:table-cell>
          <table:table-cell table:formula="of:=1.0020818554*[.D10]+36.0820486494" office:value-type="float" office:value="-10.424570259714" calcext:value-type="float">
            <text:p>-10.4245702597</text:p>
          </table:table-cell>
          <table:table-cell table:formula="of:=[.G10]-[.E10]" office:value-type="float" office:value="-0.0545702597139961" calcext:value-type="float">
            <text:p>-0.0545702597</text:p>
          </table:table-cell>
          <table:table-cell table:number-columns-repeated="10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38" calcext:value-type="float">
            <text:p>-9.38</text:p>
          </table:table-cell>
          <table:table-cell table:formula="of:=[.E11]-[.D11]" office:value-type="float" office:value="36.03" calcext:value-type="float">
            <text:p>36.03</text:p>
          </table:table-cell>
          <table:table-cell table:formula="of:=1.0020818554*[.D11]+36.0820486494" office:value-type="float" office:value="-9.422488404314" calcext:value-type="float">
            <text:p>-9.4224884043</text:p>
          </table:table-cell>
          <table:table-cell table:formula="of:=[.G11]-[.E11]" office:value-type="float" office:value="-0.0424884043139944" calcext:value-type="float">
            <text:p>-0.0424884043</text:p>
          </table:table-cell>
          <table:table-cell table:number-columns-repeated="10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37" calcext:value-type="float">
            <text:p>-8.37</text:p>
          </table:table-cell>
          <table:table-cell table:formula="of:=[.E12]-[.D12]" office:value-type="float" office:value="36.04" calcext:value-type="float">
            <text:p>36.04</text:p>
          </table:table-cell>
          <table:table-cell table:formula="of:=1.0020818554*[.D12]+36.0820486494" office:value-type="float" office:value="-8.420406548914" calcext:value-type="float">
            <text:p>-8.4204065489</text:p>
          </table:table-cell>
          <table:table-cell table:formula="of:=[.G12]-[.E12]" office:value-type="float" office:value="-0.0504065489139958" calcext:value-type="float">
            <text:p>-0.0504065489</text:p>
          </table:table-cell>
          <table:table-cell table:number-columns-repeated="10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42" calcext:value-type="float">
            <text:p>-7.42</text:p>
          </table:table-cell>
          <table:table-cell table:formula="of:=[.E13]-[.D13]" office:value-type="float" office:value="35.99" calcext:value-type="float">
            <text:p>35.99</text:p>
          </table:table-cell>
          <table:table-cell table:formula="of:=1.0020818554*[.D13]+36.0820486494" office:value-type="float" office:value="-7.418324693514" calcext:value-type="float">
            <text:p>-7.4183246935</text:p>
          </table:table-cell>
          <table:table-cell table:formula="of:=[.G13]-[.E13]" office:value-type="float" office:value="0.00167530648600511" calcext:value-type="float">
            <text:p>0.0016753065</text:p>
          </table:table-cell>
          <table:table-cell table:number-columns-repeated="10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41" calcext:value-type="float">
            <text:p>-6.41</text:p>
          </table:table-cell>
          <table:table-cell table:formula="of:=[.E14]-[.D14]" office:value-type="float" office:value="36" calcext:value-type="float">
            <text:p>36</text:p>
          </table:table-cell>
          <table:table-cell table:formula="of:=1.0020818554*[.D14]+36.0820486494" office:value-type="float" office:value="-6.41624283811399" calcext:value-type="float">
            <text:p>-6.4162428381</text:p>
          </table:table-cell>
          <table:table-cell table:formula="of:=[.G14]-[.E14]" office:value-type="float" office:value="-0.00624283811399451" calcext:value-type="float">
            <text:p>-0.0062428381</text:p>
          </table:table-cell>
          <table:table-cell table:number-columns-repeated="10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41" calcext:value-type="float">
            <text:p>-5.41</text:p>
          </table:table-cell>
          <table:table-cell table:formula="of:=[.E15]-[.D15]" office:value-type="float" office:value="36" calcext:value-type="float">
            <text:p>36</text:p>
          </table:table-cell>
          <table:table-cell table:formula="of:=1.0020818554*[.D15]+36.0820486494" office:value-type="float" office:value="-5.41416098271399" calcext:value-type="float">
            <text:p>-5.4141609827</text:p>
          </table:table-cell>
          <table:table-cell table:formula="of:=[.G15]-[.E15]" office:value-type="float" office:value="-0.00416098271399434" calcext:value-type="float">
            <text:p>-0.0041609827</text:p>
          </table:table-cell>
          <table:table-cell table:number-columns-repeated="10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4" calcext:value-type="float">
            <text:p>-4.40</text:p>
          </table:table-cell>
          <table:table-cell table:formula="of:=[.E16]-[.D16]" office:value-type="float" office:value="36.01" calcext:value-type="float">
            <text:p>36.01</text:p>
          </table:table-cell>
          <table:table-cell table:formula="of:=1.0020818554*[.D16]+36.0820486494" office:value-type="float" office:value="-4.41207912731399" calcext:value-type="float">
            <text:p>-4.4120791273</text:p>
          </table:table-cell>
          <table:table-cell table:formula="of:=[.G16]-[.E16]" office:value-type="float" office:value="-0.012079127313994" calcext:value-type="float">
            <text:p>-0.0120791273</text:p>
          </table:table-cell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4" calcext:value-type="float">
            <text:p>-3.40</text:p>
          </table:table-cell>
          <table:table-cell table:formula="of:=[.E17]-[.D17]" office:value-type="float" office:value="36.01" calcext:value-type="float">
            <text:p>36.01</text:p>
          </table:table-cell>
          <table:table-cell table:formula="of:=1.0020818554*[.D17]+36.0820486494" office:value-type="float" office:value="-3.40999727191399" calcext:value-type="float">
            <text:p>-3.4099972719</text:p>
          </table:table-cell>
          <table:table-cell table:formula="of:=[.G17]-[.E17]" office:value-type="float" office:value="-0.00999727191399424" calcext:value-type="float">
            <text:p>-0.0099972719</text:p>
          </table:table-cell>
          <table:table-cell table:number-columns-repeated="10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47" calcext:value-type="float">
            <text:p>-2.47</text:p>
          </table:table-cell>
          <table:table-cell table:formula="of:=[.E18]-[.D18]" office:value-type="float" office:value="35.94" calcext:value-type="float">
            <text:p>35.94</text:p>
          </table:table-cell>
          <table:table-cell table:formula="of:=1.0020818554*[.D18]+36.0820486494" office:value-type="float" office:value="-2.40791541651399" calcext:value-type="float">
            <text:p>-2.4079154165</text:p>
          </table:table-cell>
          <table:table-cell table:formula="of:=[.G18]-[.E18]" office:value-type="float" office:value="0.0620845834860062" calcext:value-type="float">
            <text:p>0.0620845835</text:p>
          </table:table-cell>
          <table:table-cell table:number-columns-repeated="10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45" calcext:value-type="float">
            <text:p>-1.45</text:p>
          </table:table-cell>
          <table:table-cell table:formula="of:=[.E19]-[.D19]" office:value-type="float" office:value="35.96" calcext:value-type="float">
            <text:p>35.96</text:p>
          </table:table-cell>
          <table:table-cell table:formula="of:=1.0020818554*[.D19]+36.0820486494" office:value-type="float" office:value="-1.40583356111399" calcext:value-type="float">
            <text:p>-1.4058335611</text:p>
          </table:table-cell>
          <table:table-cell table:formula="of:=[.G19]-[.E19]" office:value-type="float" office:value="0.0441664388860061" calcext:value-type="float">
            <text:p>0.0441664389</text:p>
          </table:table-cell>
          <table:table-cell table:number-columns-repeated="10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44" calcext:value-type="float">
            <text:p>-0.44</text:p>
          </table:table-cell>
          <table:table-cell table:formula="of:=[.E20]-[.D20]" office:value-type="float" office:value="35.97" calcext:value-type="float">
            <text:p>35.97</text:p>
          </table:table-cell>
          <table:table-cell table:formula="of:=1.0020818554*[.D20]+36.0820486494" office:value-type="float" office:value="-0.403751705713994" calcext:value-type="float">
            <text:p>-0.4037517057</text:p>
          </table:table-cell>
          <table:table-cell table:formula="of:=[.G20]-[.E20]" office:value-type="float" office:value="0.0362482942860063" calcext:value-type="float">
            <text:p>0.0362482943</text:p>
          </table:table-cell>
          <table:table-cell table:number-columns-repeated="10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56" calcext:value-type="float">
            <text:p>0.56</text:p>
          </table:table-cell>
          <table:table-cell table:formula="of:=[.E21]-[.D21]" office:value-type="float" office:value="35.97" calcext:value-type="float">
            <text:p>35.97</text:p>
          </table:table-cell>
          <table:table-cell table:formula="of:=1.0020818554*[.D21]+36.0820486494" office:value-type="float" office:value="0.598330149686007" calcext:value-type="float">
            <text:p>0.5983301497</text:p>
          </table:table-cell>
          <table:table-cell table:formula="of:=[.G21]-[.E21]" office:value-type="float" office:value="0.0383301496860065" calcext:value-type="float">
            <text:p>0.0383301497</text:p>
          </table:table-cell>
          <table:table-cell table:number-columns-repeated="10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56" calcext:value-type="float">
            <text:p>1.56</text:p>
          </table:table-cell>
          <table:table-cell table:formula="of:=[.E22]-[.D22]" office:value-type="float" office:value="35.97" calcext:value-type="float">
            <text:p>35.97</text:p>
          </table:table-cell>
          <table:table-cell table:formula="of:=1.0020818554*[.D22]+36.0820486494" office:value-type="float" office:value="1.60041200508601" calcext:value-type="float">
            <text:p>1.6004120051</text:p>
          </table:table-cell>
          <table:table-cell table:formula="of:=[.G22]-[.E22]" office:value-type="float" office:value="0.0404120050860066" calcext:value-type="float">
            <text:p>0.0404120051</text:p>
          </table:table-cell>
          <table:table-cell table:number-columns-repeated="10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51" calcext:value-type="float">
            <text:p>2.51</text:p>
          </table:table-cell>
          <table:table-cell table:formula="of:=[.E23]-[.D23]" office:value-type="float" office:value="35.92" calcext:value-type="float">
            <text:p>35.92</text:p>
          </table:table-cell>
          <table:table-cell table:formula="of:=1.0020818554*[.D23]+36.0820486494" office:value-type="float" office:value="2.60249386048601" calcext:value-type="float">
            <text:p>2.6024938605</text:p>
          </table:table-cell>
          <table:table-cell table:formula="of:=[.G23]-[.E23]" office:value-type="float" office:value="0.0924938604860071" calcext:value-type="float">
            <text:p>0.0924938605</text:p>
          </table:table-cell>
          <table:table-cell table:number-columns-repeated="10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.51" calcext:value-type="float">
            <text:p>3.51</text:p>
          </table:table-cell>
          <table:table-cell table:formula="of:=[.E24]-[.D24]" office:value-type="float" office:value="35.92" calcext:value-type="float">
            <text:p>35.92</text:p>
          </table:table-cell>
          <table:table-cell table:formula="of:=1.0020818554*[.D24]+36.0820486494" office:value-type="float" office:value="3.60457571588601" calcext:value-type="float">
            <text:p>3.6045757159</text:p>
          </table:table-cell>
          <table:table-cell table:formula="of:=[.G24]-[.E24]" office:value-type="float" office:value="0.0945757158860072" calcext:value-type="float">
            <text:p>0.0945757159</text:p>
          </table:table-cell>
          <table:table-cell table:number-columns-repeated="10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4.52" calcext:value-type="float">
            <text:p>4.52</text:p>
          </table:table-cell>
          <table:table-cell table:formula="of:=[.E25]-[.D25]" office:value-type="float" office:value="35.93" calcext:value-type="float">
            <text:p>35.93</text:p>
          </table:table-cell>
          <table:table-cell table:formula="of:=1.0020818554*[.D25]+36.0820486494" office:value-type="float" office:value="4.60665757128601" calcext:value-type="float">
            <text:p>4.6066575713</text:p>
          </table:table-cell>
          <table:table-cell table:formula="of:=[.G25]-[.E25]" office:value-type="float" office:value="0.0866575712860076" calcext:value-type="float">
            <text:p>0.0866575713</text:p>
          </table:table-cell>
          <table:table-cell table:number-columns-repeated="10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5.51" calcext:value-type="float">
            <text:p>5.51</text:p>
          </table:table-cell>
          <table:table-cell table:formula="of:=[.E26]-[.D26]" office:value-type="float" office:value="35.92" calcext:value-type="float">
            <text:p>35.92</text:p>
          </table:table-cell>
          <table:table-cell table:formula="of:=1.0020818554*[.D26]+36.0820486494" office:value-type="float" office:value="5.60873942668601" calcext:value-type="float">
            <text:p>5.6087394267</text:p>
          </table:table-cell>
          <table:table-cell table:formula="of:=[.G26]-[.E26]" office:value-type="float" office:value="0.0987394266860076" calcext:value-type="float">
            <text:p>0.0987394267</text:p>
          </table:table-cell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6.51" calcext:value-type="float">
            <text:p>6.51</text:p>
          </table:table-cell>
          <table:table-cell table:formula="of:=[.E27]-[.D27]" office:value-type="float" office:value="35.92" calcext:value-type="float">
            <text:p>35.92</text:p>
          </table:table-cell>
          <table:table-cell table:formula="of:=1.0020818554*[.D27]+36.0820486494" office:value-type="float" office:value="6.61082128208601" calcext:value-type="float">
            <text:p>6.6108212821</text:p>
          </table:table-cell>
          <table:table-cell table:formula="of:=[.G27]-[.E27]" office:value-type="float" office:value="0.100821282086008" calcext:value-type="float">
            <text:p>0.1008212821</text:p>
          </table:table-cell>
          <table:table-cell table:number-columns-repeated="10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7.45" calcext:value-type="float">
            <text:p>7.45</text:p>
          </table:table-cell>
          <table:table-cell table:formula="of:=[.E28]-[.D28]" office:value-type="float" office:value="35.86" calcext:value-type="float">
            <text:p>35.86</text:p>
          </table:table-cell>
          <table:table-cell table:formula="of:=1.0020818554*[.D28]+36.0820486494" office:value-type="float" office:value="7.612903137486" calcext:value-type="float">
            <text:p>7.6129031375</text:p>
          </table:table-cell>
          <table:table-cell table:formula="of:=[.G28]-[.E28]" office:value-type="float" office:value="0.162903137486004" calcext:value-type="float">
            <text:p>0.1629031375</text:p>
          </table:table-cell>
          <table:table-cell table:number-columns-repeated="10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8.45" calcext:value-type="float">
            <text:p>8.45</text:p>
          </table:table-cell>
          <table:table-cell table:formula="of:=[.E29]-[.D29]" office:value-type="float" office:value="35.86" calcext:value-type="float">
            <text:p>35.86</text:p>
          </table:table-cell>
          <table:table-cell table:formula="of:=1.0020818554*[.D29]+36.0820486494" office:value-type="float" office:value="8.614984992886" calcext:value-type="float">
            <text:p>8.6149849929</text:p>
          </table:table-cell>
          <table:table-cell table:formula="of:=[.G29]-[.E29]" office:value-type="float" office:value="0.164984992886005" calcext:value-type="float">
            <text:p>0.1649849929</text:p>
          </table:table-cell>
          <table:table-cell table:number-columns-repeated="10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9.45" calcext:value-type="float">
            <text:p>9.45</text:p>
          </table:table-cell>
          <table:table-cell table:formula="of:=[.E30]-[.D30]" office:value-type="float" office:value="35.86" calcext:value-type="float">
            <text:p>35.86</text:p>
          </table:table-cell>
          <table:table-cell table:formula="of:=1.0020818554*[.D30]+36.0820486494" office:value-type="float" office:value="9.617066848286" calcext:value-type="float">
            <text:p>9.6170668483</text:p>
          </table:table-cell>
          <table:table-cell table:formula="of:=[.G30]-[.E30]" office:value-type="float" office:value="0.167066848286005" calcext:value-type="float">
            <text:p>0.1670668483</text:p>
          </table:table-cell>
          <table:table-cell table:number-columns-repeated="10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10.44" calcext:value-type="float">
            <text:p>10.44</text:p>
          </table:table-cell>
          <table:table-cell table:formula="of:=[.E31]-[.D31]" office:value-type="float" office:value="35.85" calcext:value-type="float">
            <text:p>35.85</text:p>
          </table:table-cell>
          <table:table-cell table:formula="of:=1.0020818554*[.D31]+36.0820486494" office:value-type="float" office:value="10.619148703686" calcext:value-type="float">
            <text:p>10.6191487037</text:p>
          </table:table-cell>
          <table:table-cell table:formula="of:=[.G31]-[.E31]" office:value-type="float" office:value="0.179148703686005" calcext:value-type="float">
            <text:p>0.1791487037</text:p>
          </table:table-cell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11.4" calcext:value-type="float">
            <text:p>11.40</text:p>
          </table:table-cell>
          <table:table-cell table:formula="of:=[.E32]-[.D32]" office:value-type="float" office:value="35.81" calcext:value-type="float">
            <text:p>35.81</text:p>
          </table:table-cell>
          <table:table-cell table:formula="of:=1.0020818554*[.D32]+36.0820486494" office:value-type="float" office:value="11.621230559086" calcext:value-type="float">
            <text:p>11.6212305591</text:p>
          </table:table-cell>
          <table:table-cell table:formula="of:=[.G32]-[.E32]" office:value-type="float" office:value="0.221230559086004" calcext:value-type="float">
            <text:p>0.2212305591</text:p>
          </table:table-cell>
          <table:table-cell table:number-columns-repeated="10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12.36" calcext:value-type="float">
            <text:p>12.36</text:p>
          </table:table-cell>
          <table:table-cell table:formula="of:=[.E33]-[.D33]" office:value-type="float" office:value="35.77" calcext:value-type="float">
            <text:p>35.77</text:p>
          </table:table-cell>
          <table:table-cell table:formula="of:=1.0020818554*[.D33]+36.0820486494" office:value-type="float" office:value="12.623312414486" calcext:value-type="float">
            <text:p>12.6233124145</text:p>
          </table:table-cell>
          <table:table-cell table:formula="of:=[.G33]-[.E33]" office:value-type="float" office:value="0.263312414486005" calcext:value-type="float">
            <text:p>0.2633124145</text:p>
          </table:table-cell>
          <table:table-cell table:number-columns-repeated="10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13.35" calcext:value-type="float">
            <text:p>13.35</text:p>
          </table:table-cell>
          <table:table-cell table:formula="of:=[.E34]-[.D34]" office:value-type="float" office:value="35.76" calcext:value-type="float">
            <text:p>35.76</text:p>
          </table:table-cell>
          <table:table-cell table:formula="of:=1.0020818554*[.D34]+36.0820486494" office:value-type="float" office:value="13.625394269886" calcext:value-type="float">
            <text:p>13.6253942699</text:p>
          </table:table-cell>
          <table:table-cell table:formula="of:=[.G34]-[.E34]" office:value-type="float" office:value="0.275394269886005" calcext:value-type="float">
            <text:p>0.2753942699</text:p>
          </table:table-cell>
          <table:table-cell table:number-columns-repeated="10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14.31" calcext:value-type="float">
            <text:p>14.31</text:p>
          </table:table-cell>
          <table:table-cell table:formula="of:=[.E35]-[.D35]" office:value-type="float" office:value="35.72" calcext:value-type="float">
            <text:p>35.72</text:p>
          </table:table-cell>
          <table:table-cell table:formula="of:=1.0020818554*[.D35]+36.0820486494" office:value-type="float" office:value="14.627476125286" calcext:value-type="float">
            <text:p>14.6274761253</text:p>
          </table:table-cell>
          <table:table-cell table:formula="of:=[.G35]-[.E35]" office:value-type="float" office:value="0.317476125286005" calcext:value-type="float">
            <text:p>0.3174761253</text:p>
          </table:table-cell>
          <table:table-cell table:number-columns-repeated="10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15.22" calcext:value-type="float">
            <text:p>15.22</text:p>
          </table:table-cell>
          <table:table-cell table:formula="of:=[.E36]-[.D36]" office:value-type="float" office:value="35.63" calcext:value-type="float">
            <text:p>35.63</text:p>
          </table:table-cell>
          <table:table-cell table:formula="of:=1.0020818554*[.D36]+36.0820486494" office:value-type="float" office:value="15.629557980686" calcext:value-type="float">
            <text:p>15.6295579807</text:p>
          </table:table-cell>
          <table:table-cell table:formula="of:=[.G36]-[.E36]" office:value-type="float" office:value="0.409557980686005" calcext:value-type="float">
            <text:p>0.4095579807</text:p>
          </table:table-cell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15.88" calcext:value-type="float">
            <text:p>15.88</text:p>
          </table:table-cell>
          <table:table-cell table:formula="of:=[.E37]-[.D37]" office:value-type="float" office:value="35.29" calcext:value-type="float">
            <text:p>35.29</text:p>
          </table:table-cell>
          <table:table-cell table:formula="of:=1.0020818554*[.D37]+36.0820486494" office:value-type="float" office:value="16.631639836086" calcext:value-type="float">
            <text:p>16.6316398361</text:p>
          </table:table-cell>
          <table:table-cell table:formula="of:=[.G37]-[.E37]" office:value-type="float" office:value="0.751639836086005" calcext:value-type="float">
            <text:p>0.7516398361</text:p>
          </table:table-cell>
          <table:table-cell table:formula="of:=([.H37]+[.H38])/2" office:value-type="float" office:value="1.017680763786" calcext:value-type="float">
            <text:p>1.0176807638</text:p>
          </table:table-cell>
          <table:table-cell table:number-columns-repeated="101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16.35" calcext:value-type="float">
            <text:p>16.35</text:p>
          </table:table-cell>
          <table:table-cell table:formula="of:=[.E38]-[.D38]" office:value-type="float" office:value="34.76" calcext:value-type="float">
            <text:p>34.76</text:p>
          </table:table-cell>
          <table:table-cell table:formula="of:=1.0020818554*[.D38]+36.0820486494" office:value-type="float" office:value="17.633721691486" calcext:value-type="float">
            <text:p>17.6337216915</text:p>
          </table:table-cell>
          <table:table-cell table:formula="of:=[.G38]-[.E38]" office:value-type="float" office:value="1.283721691486" calcext:value-type="float">
            <text:p>1.2837216915</text:p>
          </table:table-cell>
          <table:table-cell table:formula="of:=([.D37]+[.D38])/2" office:value-type="float" office:value="-18.91" calcext:value-type="float">
            <text:p>-18.91</text:p>
          </table:table-cell>
          <table:table-cell table:number-columns-repeated="101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16.74" calcext:value-type="float">
            <text:p>16.74</text:p>
          </table:table-cell>
          <table:table-cell table:formula="of:=[.E39]-[.D39]" office:value-type="float" office:value="34.15" calcext:value-type="float">
            <text:p>34.15</text:p>
          </table:table-cell>
          <table:table-cell table:formula="of:=1.0020818554*[.D39]+36.0820486494" office:value-type="float" office:value="18.635803546886" calcext:value-type="float">
            <text:p>18.6358035469</text:p>
          </table:table-cell>
          <table:table-cell table:formula="of:=[.G39]-[.E39]" office:value-type="float" office:value="1.89580354688601" calcext:value-type="float">
            <text:p>1.8958035469</text:p>
          </table:table-cell>
          <table:table-cell table:formula="of:=([.E37]+[.E38])/2" office:value-type="float" office:value="16.115" calcext:value-type="float">
            <text:p>16.115</text:p>
          </table:table-cell>
          <table:table-cell table:number-columns-repeated="101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7.04" calcext:value-type="float">
            <text:p>17.04</text:p>
          </table:table-cell>
          <table:table-cell table:formula="of:=[.E40]-[.D40]" office:value-type="float" office:value="33.45" calcext:value-type="float">
            <text:p>33.45</text:p>
          </table:table-cell>
          <table:table-cell table:formula="of:=1.0020818554*[.D40]+36.0820486494" office:value-type="float" office:value="19.637885402286" calcext:value-type="float">
            <text:p>19.6378854023</text:p>
          </table:table-cell>
          <table:table-cell table:formula="of:=[.G40]-[.E40]" office:value-type="float" office:value="2.59788540228601" calcext:value-type="float">
            <text:p>2.5978854023</text:p>
          </table:table-cell>
          <table:table-cell table:number-columns-repeated="10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7.29" calcext:value-type="float">
            <text:p>17.29</text:p>
          </table:table-cell>
          <table:table-cell table:formula="of:=[.E41]-[.D41]" office:value-type="float" office:value="32.7" calcext:value-type="float">
            <text:p>32.7</text:p>
          </table:table-cell>
          <table:table-cell table:formula="of:=1.0020818554*[.D41]+36.0820486494" office:value-type="float" office:value="20.639967257686" calcext:value-type="float">
            <text:p>20.6399672577</text:p>
          </table:table-cell>
          <table:table-cell table:formula="of:=[.G41]-[.E41]" office:value-type="float" office:value="3.349967257686" calcext:value-type="float">
            <text:p>3.3499672577</text:p>
          </table:table-cell>
          <table:table-cell table:number-columns-repeated="10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7.51" calcext:value-type="float">
            <text:p>17.51</text:p>
          </table:table-cell>
          <table:table-cell table:formula="of:=[.E42]-[.D42]" office:value-type="float" office:value="31.92" calcext:value-type="float">
            <text:p>31.92</text:p>
          </table:table-cell>
          <table:table-cell table:formula="of:=1.0020818554*[.D42]+36.0820486494" office:value-type="float" office:value="21.642049113086" calcext:value-type="float">
            <text:p>21.6420491131</text:p>
          </table:table-cell>
          <table:table-cell table:formula="of:=[.G42]-[.E42]" office:value-type="float" office:value="4.132049113086" calcext:value-type="float">
            <text:p>4.1320491131</text:p>
          </table:table-cell>
          <table:table-cell table:number-columns-repeated="10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7.71" calcext:value-type="float">
            <text:p>17.71</text:p>
          </table:table-cell>
          <table:table-cell table:formula="of:=[.E43]-[.D43]" office:value-type="float" office:value="31.12" calcext:value-type="float">
            <text:p>31.12</text:p>
          </table:table-cell>
          <table:table-cell table:formula="of:=1.0020818554*[.D43]+36.0820486494" office:value-type="float" office:value="22.644130968486" calcext:value-type="float">
            <text:p>22.6441309685</text:p>
          </table:table-cell>
          <table:table-cell table:formula="of:=[.G43]-[.E43]" office:value-type="float" office:value="4.934130968486" calcext:value-type="float">
            <text:p>4.9341309685</text:p>
          </table:table-cell>
          <table:table-cell table:number-columns-repeated="10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7.89" calcext:value-type="float">
            <text:p>17.89</text:p>
          </table:table-cell>
          <table:table-cell table:formula="of:=[.E44]-[.D44]" office:value-type="float" office:value="30.3" calcext:value-type="float">
            <text:p>30.3</text:p>
          </table:table-cell>
          <table:table-cell table:formula="of:=1.0020818554*[.D44]+36.0820486494" office:value-type="float" office:value="23.646212823886" calcext:value-type="float">
            <text:p>23.6462128239</text:p>
          </table:table-cell>
          <table:table-cell table:formula="of:=[.G44]-[.E44]" office:value-type="float" office:value="5.756212823886" calcext:value-type="float">
            <text:p>5.7562128239</text:p>
          </table:table-cell>
          <table:table-cell table:number-columns-repeated="10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8.07" calcext:value-type="float">
            <text:p>18.07</text:p>
          </table:table-cell>
          <table:table-cell table:formula="of:=[.E45]-[.D45]" office:value-type="float" office:value="29.48" calcext:value-type="float">
            <text:p>29.48</text:p>
          </table:table-cell>
          <table:table-cell table:formula="of:=1.0020818554*[.D45]+36.0820486494" office:value-type="float" office:value="24.648294679286" calcext:value-type="float">
            <text:p>24.6482946793</text:p>
          </table:table-cell>
          <table:table-cell table:formula="of:=[.G45]-[.E45]" office:value-type="float" office:value="6.578294679286" calcext:value-type="float">
            <text:p>6.5782946793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8.22" calcext:value-type="float">
            <text:p>18.22</text:p>
          </table:table-cell>
          <table:table-cell table:formula="of:=[.E46]-[.D46]" office:value-type="float" office:value="28.63" calcext:value-type="float">
            <text:p>28.63</text:p>
          </table:table-cell>
          <table:table-cell table:formula="of:=1.0020818554*[.D46]+36.0820486494" office:value-type="float" office:value="25.650376534686" calcext:value-type="float">
            <text:p>25.6503765347</text:p>
          </table:table-cell>
          <table:table-cell table:formula="of:=[.G46]-[.E46]" office:value-type="float" office:value="7.43037653468601" calcext:value-type="float">
            <text:p>7.430376534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8.33" calcext:value-type="float">
            <text:p>18.33</text:p>
          </table:table-cell>
          <table:table-cell table:formula="of:=[.E47]-[.D47]" office:value-type="float" office:value="27.74" calcext:value-type="float">
            <text:p>27.74</text:p>
          </table:table-cell>
          <table:table-cell table:formula="of:=1.0020818554*[.D47]+36.0820486494" office:value-type="float" office:value="26.652458390086" calcext:value-type="float">
            <text:p>26.6524583901</text:p>
          </table:table-cell>
          <table:table-cell table:formula="of:=[.G47]-[.E47]" office:value-type="float" office:value="8.32245839008601" calcext:value-type="float">
            <text:p>8.322458390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8]-[.B48]+[.C48]" office:value-type="float" office:value="-8.41" calcext:value-type="float">
            <text:p>-8.41</text:p>
          </table:table-cell>
          <table:table-cell office:value-type="float" office:value="18.38" calcext:value-type="float">
            <text:p>18.38</text:p>
          </table:table-cell>
          <table:table-cell table:formula="of:=[.E48]-[.D48]" office:value-type="float" office:value="26.79" calcext:value-type="float">
            <text:p>26.79</text:p>
          </table:table-cell>
          <table:table-cell table:formula="of:=1.0020818554*[.D48]+36.0820486494" office:value-type="float" office:value="27.654540245486" calcext:value-type="float">
            <text:p>27.6545402455</text:p>
          </table:table-cell>
          <table:table-cell table:formula="of:=[.G48]-[.E48]" office:value-type="float" office:value="9.274540245486" calcext:value-type="float">
            <text:p>9.274540245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9]-[.B49]+[.C49]" office:value-type="float" office:value="-7.41" calcext:value-type="float">
            <text:p>-7.41</text:p>
          </table:table-cell>
          <table:table-cell office:value-type="float" office:value="18.4" calcext:value-type="float">
            <text:p>18.40</text:p>
          </table:table-cell>
          <table:table-cell table:formula="of:=[.E49]-[.D49]" office:value-type="float" office:value="25.81" calcext:value-type="float">
            <text:p>25.81</text:p>
          </table:table-cell>
          <table:table-cell table:formula="of:=1.0020818554*[.D49]+36.0820486494" office:value-type="float" office:value="28.656622100886" calcext:value-type="float">
            <text:p>28.6566221009</text:p>
          </table:table-cell>
          <table:table-cell table:formula="of:=[.G49]-[.E49]" office:value-type="float" office:value="10.256622100886" calcext:value-type="float">
            <text:p>10.256622100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0]-[.B50]+[.C50]" office:value-type="float" office:value="-6.41" calcext:value-type="float">
            <text:p>-6.41</text:p>
          </table:table-cell>
          <table:table-cell office:value-type="float" office:value="18.37" calcext:value-type="float">
            <text:p>18.37</text:p>
          </table:table-cell>
          <table:table-cell table:formula="of:=[.E50]-[.D50]" office:value-type="float" office:value="24.78" calcext:value-type="float">
            <text:p>24.78</text:p>
          </table:table-cell>
          <table:table-cell table:formula="of:=1.0020818554*[.D50]+36.0820486494" office:value-type="float" office:value="29.658703956286" calcext:value-type="float">
            <text:p>29.6587039563</text:p>
          </table:table-cell>
          <table:table-cell table:formula="of:=[.G50]-[.E50]" office:value-type="float" office:value="11.288703956286" calcext:value-type="float">
            <text:p>11.288703956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1]-[.B51]+[.C51]" office:value-type="float" office:value="-5.41" calcext:value-type="float">
            <text:p>-5.41</text:p>
          </table:table-cell>
          <table:table-cell office:value-type="float" office:value="18.32" calcext:value-type="float">
            <text:p>18.32</text:p>
          </table:table-cell>
          <table:table-cell table:formula="of:=[.E51]-[.D51]" office:value-type="float" office:value="23.73" calcext:value-type="float">
            <text:p>23.73</text:p>
          </table:table-cell>
          <table:table-cell table:formula="of:=1.0020818554*[.D51]+36.0820486494" office:value-type="float" office:value="30.660785811686" calcext:value-type="float">
            <text:p>30.6607858117</text:p>
          </table:table-cell>
          <table:table-cell table:formula="of:=[.G51]-[.E51]" office:value-type="float" office:value="12.340785811686" calcext:value-type="float">
            <text:p>12.34078581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2]-[.B52]+[.C52]" office:value-type="float" office:value="-4.41" calcext:value-type="float">
            <text:p>-4.41</text:p>
          </table:table-cell>
          <table:table-cell office:value-type="float" office:value="18.22" calcext:value-type="float">
            <text:p>18.22</text:p>
          </table:table-cell>
          <table:table-cell table:formula="of:=[.E52]-[.D52]" office:value-type="float" office:value="22.63" calcext:value-type="float">
            <text:p>22.63</text:p>
          </table:table-cell>
          <table:table-cell table:formula="of:=1.0020818554*[.D52]+36.0820486494" office:value-type="float" office:value="31.662867667086" calcext:value-type="float">
            <text:p>31.6628676671</text:p>
          </table:table-cell>
          <table:table-cell table:formula="of:=[.G52]-[.E52]" office:value-type="float" office:value="13.442867667086" calcext:value-type="float">
            <text:p>13.4428676671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D-10MHz" table:style-name="ta1">
        <table:shapes>
          <draw:frame draw:z-index="0" draw:style-name="gr1" draw:text-style-name="P1" svg:width="457.74pt" svg:height="259.26pt" svg:x="7.8pt" svg:y="307.13pt">
            <loext:p draw:notify-on-update-of-ranges="'IMD-10MHz'.J11:'IMD-10MHz'.J17 P1dB_10MHz.A1:P1dB_10MHz.A1 'IMD-10MHz'.L11:'IMD-10MHz'.L17 'IMD-10MHz'.J11:'IMD-10MHz'.J21 'IMD-10MHz'.K1:'IMD-10MHz'.K1 'IMD-10MHz'.K11:'IMD-10MHz'.K21 'IMD-10MHz'.J2:'IMD-10MHz'.J21 'IMD-10MHz'.L1:'IMD-10MHz'.L1 'IMD-10MHz'.L2:'IMD-10MHz'.L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13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2" table:number-columns-repeated="1012" table:default-cell-style-name="Default"/>
        <table:table-row table:style-name="ro2">
          <table:table-cell table:style-name="ce11" office:value-type="string" calcext:value-type="string">
            <text:p>Siggen Power [dBm]</text:p>
          </table:table-cell>
          <table:table-cell table:style-name="ce11" office:value-type="string" calcext:value-type="string">
            <text:p>Fixed Attenuator [dB]</text:p>
          </table:table-cell>
          <table:table-cell table:style-name="ce11" office:value-type="string" calcext:value-type="string">
            <text:p>Attenuator Setting [dB]</text:p>
          </table:table-cell>
          <table:table-cell table:style-name="ce14" office:value-type="string" calcext:value-type="string">
            <text:p>ZMSCJ-2-1 AVG IL [dB]</text:p>
          </table:table-cell>
          <table:table-cell table:style-name="ce14" office:value-type="string" calcext:value-type="string">
            <text:p>ZFSC-2-4-S+ AVG IL [dB]</text:p>
          </table:table-cell>
          <table:table-cell table:style-name="ce15" office:value-type="string" calcext:value-type="string">
            <text:p>M1 [dB]</text:p>
          </table:table-cell>
          <table:table-cell table:style-name="ce15" office:value-type="string" calcext:value-type="string">
            <text:p>M2 [dB]</text:p>
          </table:table-cell>
          <table:table-cell table:style-name="ce15" office:value-type="string" calcext:value-type="string">
            <text:p>M3 [dB]</text:p>
          </table:table-cell>
          <table:table-cell table:style-name="ce15" office:value-type="string" calcext:value-type="string">
            <text:p>M4 [dB]</text:p>
          </table:table-cell>
          <table:table-cell table:style-name="ce14" office:value-type="string" calcext:value-type="string">
            <text:p>Input Power [dBm]</text:p>
          </table:table-cell>
          <table:table-cell table:style-name="ce11" office:value-type="string" calcext:value-type="string">
            <text:p>Fundamental Average [dBm]</text:p>
          </table:table-cell>
          <table:table-cell table:style-name="ce11" office:value-type="string" calcext:value-type="string">
            <text:p>IM3 Average [dBm]</text:p>
          </table:table-cell>
          <table:table-cell table:style-name="ce11" office:value-type="string" calcext:value-type="string">
            <text:p>IMD [dB]</text:p>
          </table:table-cell>
          <table:table-cell table:style-name="ce11" office:value-type="string" calcext:value-type="string">
            <text:p>IP3 low</text:p>
          </table:table-cell>
          <table:table-cell table:style-name="ce11" office:value-type="string" calcext:value-type="string">
            <text:p>IP3 hi</text:p>
          </table:table-cell>
          <table:table-cell table:style-name="ce17" office:value-type="string" calcext:value-type="string">
            <text:p>IIP3</text:p>
          </table:table-cell>
          <table:table-cell table:style-name="ce11" office:value-type="string" calcext:value-type="string">
            <text:p>OIP3</text:p>
          </table:table-cell>
          <table:table-cell table:style-name="ce11" office:value-type="string" calcext:value-type="string">
            <text:p>GAIN</text:p>
          </table:table-cell>
          <table:table-cell table:style-name="ce11"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0.76" calcext:value-type="float">
            <text:p>-0.76</text:p>
          </table:table-cell>
          <table:table-cell office:value-type="float" office:value="13.39" calcext:value-type="float">
            <text:p>13.39</text:p>
          </table:table-cell>
          <table:table-cell office:value-type="float" office:value="13.25" calcext:value-type="float">
            <text:p>13.25</text:p>
          </table:table-cell>
          <table:table-cell office:value-type="float" office:value="-0.9" calcext:value-type="float">
            <text:p>-0.90</text:p>
          </table:table-cell>
          <table:table-cell table:formula="of:=[.A2]-[.B2]-[.C2]-[.D2]-[.E2]" office:value-type="float" office:value="-18.9544215054126" calcext:value-type="float">
            <text:p>-18.954</text:p>
          </table:table-cell>
          <table:table-cell table:style-name="ce8" table:formula="of:=([.G2]+[.H2])/2" office:value-type="float" office:value="13.32" calcext:value-type="float">
            <text:p>13.320</text:p>
          </table:table-cell>
          <table:table-cell table:style-name="ce8" table:formula="of:=([.F2]+[.I2])/2" office:value-type="float" office:value="-0.83" calcext:value-type="float">
            <text:p>-0.830</text:p>
          </table:table-cell>
          <table:table-cell table:formula="of:=[.K2]-[.L2]" office:value-type="float" office:value="14.15" calcext:value-type="float">
            <text:p>14.15</text:p>
          </table:table-cell>
          <table:table-cell table:formula="of:=[.G2]+([.H2]-[.F2])/2" office:value-type="float" office:value="20.395" calcext:value-type="float">
            <text:p>20.395</text:p>
          </table:table-cell>
          <table:table-cell table:formula="of:=[.H2]+([.G2]-[.I2])/2" office:value-type="float" office:value="20.395" calcext:value-type="float">
            <text:p>20.395</text:p>
          </table:table-cell>
          <table:table-cell table:formula="of:=[.J2]+[.M2]/2" office:value-type="float" office:value="-11.8794215054126" calcext:value-type="float">
            <text:p>-11.8794215054</text:p>
          </table:table-cell>
          <table:table-cell table:formula="of:=[.K2]+[.M2]/2" office:value-type="float" office:value="20.395" calcext:value-type="float">
            <text:p>20.395</text:p>
          </table:table-cell>
          <table:table-cell table:formula="of:=[.Q2]-[.P2]" office:value-type="float" office:value="32.2744215054126" calcext:value-type="float">
            <text:p>32.27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1.7" calcext:value-type="float">
            <text:p>-1.70</text:p>
          </table:table-cell>
          <table:table-cell office:value-type="float" office:value="13.14" calcext:value-type="float">
            <text:p>13.14</text:p>
          </table:table-cell>
          <table:table-cell office:value-type="float" office:value="13.03" calcext:value-type="float">
            <text:p>13.03</text:p>
          </table:table-cell>
          <table:table-cell office:value-type="float" office:value="-1.82" calcext:value-type="float">
            <text:p>-1.82</text:p>
          </table:table-cell>
          <table:table-cell table:formula="of:=[.A3]-[.B3]-[.C3]-[.D3]-[.E3]" office:value-type="float" office:value="-19.9544215054126" calcext:value-type="float">
            <text:p>-19.954</text:p>
          </table:table-cell>
          <table:table-cell table:style-name="ce8" table:formula="of:=([.G3]+[.H3])/2" office:value-type="float" office:value="13.085" calcext:value-type="float">
            <text:p>13.085</text:p>
          </table:table-cell>
          <table:table-cell table:style-name="ce8" table:formula="of:=([.F3]+[.I3])/2" office:value-type="float" office:value="-1.76" calcext:value-type="float">
            <text:p>-1.760</text:p>
          </table:table-cell>
          <table:table-cell table:formula="of:=[.K3]-[.L3]" office:value-type="float" office:value="14.845" calcext:value-type="float">
            <text:p>14.845</text:p>
          </table:table-cell>
          <table:table-cell table:formula="of:=[.G3]+([.H3]-[.F3])/2" office:value-type="float" office:value="20.505" calcext:value-type="float">
            <text:p>20.505</text:p>
          </table:table-cell>
          <table:table-cell table:formula="of:=[.H3]+([.G3]-[.I3])/2" office:value-type="float" office:value="20.51" calcext:value-type="float">
            <text:p>20.51</text:p>
          </table:table-cell>
          <table:table-cell table:formula="of:=[.J3]+[.M3]/2" office:value-type="float" office:value="-12.5319215054126" calcext:value-type="float">
            <text:p>-12.5319215054</text:p>
          </table:table-cell>
          <table:table-cell table:formula="of:=[.K3]+[.M3]/2" office:value-type="float" office:value="20.5075" calcext:value-type="float">
            <text:p>20.5075</text:p>
          </table:table-cell>
          <table:table-cell table:formula="of:=[.Q3]-[.P3]" office:value-type="float" office:value="33.0394215054126" calcext:value-type="float">
            <text:p>33.03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2.95" calcext:value-type="float">
            <text:p>-2.95</text:p>
          </table:table-cell>
          <table:table-cell office:value-type="float" office:value="12.85" calcext:value-type="float">
            <text:p>12.85</text:p>
          </table:table-cell>
          <table:table-cell office:value-type="float" office:value="12.75" calcext:value-type="float">
            <text:p>12.75</text:p>
          </table:table-cell>
          <table:table-cell office:value-type="float" office:value="-3.05" calcext:value-type="float">
            <text:p>-3.05</text:p>
          </table:table-cell>
          <table:table-cell table:formula="of:=[.A4]-[.B4]-[.C4]-[.D4]-[.E4]" office:value-type="float" office:value="-20.9544215054126" calcext:value-type="float">
            <text:p>-20.954</text:p>
          </table:table-cell>
          <table:table-cell table:style-name="ce8" table:formula="of:=([.G4]+[.H4])/2" office:value-type="float" office:value="12.8" calcext:value-type="float">
            <text:p>12.800</text:p>
          </table:table-cell>
          <table:table-cell table:style-name="ce8" table:formula="of:=([.F4]+[.I4])/2" office:value-type="float" office:value="-3" calcext:value-type="float">
            <text:p>-3.000</text:p>
          </table:table-cell>
          <table:table-cell table:formula="of:=[.K4]-[.L4]" office:value-type="float" office:value="15.8" calcext:value-type="float">
            <text:p>15.8</text:p>
          </table:table-cell>
          <table:table-cell table:formula="of:=[.G4]+([.H4]-[.F4])/2" office:value-type="float" office:value="20.7" calcext:value-type="float">
            <text:p>20.7</text:p>
          </table:table-cell>
          <table:table-cell table:formula="of:=[.H4]+([.G4]-[.I4])/2" office:value-type="float" office:value="20.7" calcext:value-type="float">
            <text:p>20.7</text:p>
          </table:table-cell>
          <table:table-cell table:formula="of:=[.J4]+[.M4]/2" office:value-type="float" office:value="-13.0544215054126" calcext:value-type="float">
            <text:p>-13.0544215054</text:p>
          </table:table-cell>
          <table:table-cell table:formula="of:=[.K4]+[.M4]/2" office:value-type="float" office:value="20.7" calcext:value-type="float">
            <text:p>20.7</text:p>
          </table:table-cell>
          <table:table-cell table:formula="of:=[.Q4]-[.P4]" office:value-type="float" office:value="33.7544215054126" calcext:value-type="float">
            <text:p>33.75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4.5" calcext:value-type="float">
            <text:p>-4.50</text:p>
          </table:table-cell>
          <table:table-cell office:value-type="float" office:value="12.53" calcext:value-type="float">
            <text:p>12.53</text:p>
          </table:table-cell>
          <table:table-cell office:value-type="float" office:value="12.45" calcext:value-type="float">
            <text:p>12.45</text:p>
          </table:table-cell>
          <table:table-cell office:value-type="float" office:value="-4.59" calcext:value-type="float">
            <text:p>-4.59</text:p>
          </table:table-cell>
          <table:table-cell table:formula="of:=[.A5]-[.B5]-[.C5]-[.D5]-[.E5]" office:value-type="float" office:value="-21.9544215054126" calcext:value-type="float">
            <text:p>-21.954</text:p>
          </table:table-cell>
          <table:table-cell table:style-name="ce8" table:formula="of:=([.G5]+[.H5])/2" office:value-type="float" office:value="12.49" calcext:value-type="float">
            <text:p>12.490</text:p>
          </table:table-cell>
          <table:table-cell table:style-name="ce8" table:formula="of:=([.F5]+[.I5])/2" office:value-type="float" office:value="-4.545" calcext:value-type="float">
            <text:p>-4.545</text:p>
          </table:table-cell>
          <table:table-cell table:formula="of:=[.K5]-[.L5]" office:value-type="float" office:value="17.035" calcext:value-type="float">
            <text:p>17.035</text:p>
          </table:table-cell>
          <table:table-cell table:formula="of:=[.G5]+([.H5]-[.F5])/2" office:value-type="float" office:value="21.005" calcext:value-type="float">
            <text:p>21.005</text:p>
          </table:table-cell>
          <table:table-cell table:formula="of:=[.H5]+([.G5]-[.I5])/2" office:value-type="float" office:value="21.01" calcext:value-type="float">
            <text:p>21.01</text:p>
          </table:table-cell>
          <table:table-cell table:formula="of:=[.J5]+[.M5]/2" office:value-type="float" office:value="-13.4369215054126" calcext:value-type="float">
            <text:p>-13.4369215054</text:p>
          </table:table-cell>
          <table:table-cell table:formula="of:=[.K5]+[.M5]/2" office:value-type="float" office:value="21.0075" calcext:value-type="float">
            <text:p>21.0075</text:p>
          </table:table-cell>
          <table:table-cell table:formula="of:=[.Q5]-[.P5]" office:value-type="float" office:value="34.4444215054126" calcext:value-type="float">
            <text:p>34.44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6.49" calcext:value-type="float">
            <text:p>-6.49</text:p>
          </table:table-cell>
          <table:table-cell office:value-type="float" office:value="12.17" calcext:value-type="float">
            <text:p>12.17</text:p>
          </table:table-cell>
          <table:table-cell office:value-type="float" office:value="12.09" calcext:value-type="float">
            <text:p>12.09</text:p>
          </table:table-cell>
          <table:table-cell office:value-type="float" office:value="-6.58" calcext:value-type="float">
            <text:p>-6.58</text:p>
          </table:table-cell>
          <table:table-cell table:formula="of:=[.A6]-[.B6]-[.C6]-[.D6]-[.E6]" office:value-type="float" office:value="-22.9544215054126" calcext:value-type="float">
            <text:p>-22.954</text:p>
          </table:table-cell>
          <table:table-cell table:style-name="ce8" table:formula="of:=([.G6]+[.H6])/2" office:value-type="float" office:value="12.13" calcext:value-type="float">
            <text:p>12.130</text:p>
          </table:table-cell>
          <table:table-cell table:style-name="ce8" table:formula="of:=([.F6]+[.I6])/2" office:value-type="float" office:value="-6.535" calcext:value-type="float">
            <text:p>-6.535</text:p>
          </table:table-cell>
          <table:table-cell table:formula="of:=[.K6]-[.L6]" office:value-type="float" office:value="18.665" calcext:value-type="float">
            <text:p>18.665</text:p>
          </table:table-cell>
          <table:table-cell table:formula="of:=[.G6]+([.H6]-[.F6])/2" office:value-type="float" office:value="21.46" calcext:value-type="float">
            <text:p>21.46</text:p>
          </table:table-cell>
          <table:table-cell table:formula="of:=[.H6]+([.G6]-[.I6])/2" office:value-type="float" office:value="21.465" calcext:value-type="float">
            <text:p>21.465</text:p>
          </table:table-cell>
          <table:table-cell table:formula="of:=[.J6]+[.M6]/2" office:value-type="float" office:value="-13.6219215054126" calcext:value-type="float">
            <text:p>-13.6219215054</text:p>
          </table:table-cell>
          <table:table-cell table:formula="of:=[.K6]+[.M6]/2" office:value-type="float" office:value="21.4625" calcext:value-type="float">
            <text:p>21.4625</text:p>
          </table:table-cell>
          <table:table-cell table:formula="of:=[.Q6]-[.P6]" office:value-type="float" office:value="35.0844215054126" calcext:value-type="float">
            <text:p>35.08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9.21" calcext:value-type="float">
            <text:p>-9.21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6" calcext:value-type="float">
            <text:p>11.66</text:p>
          </table:table-cell>
          <table:table-cell office:value-type="float" office:value="-9.3" calcext:value-type="float">
            <text:p>-9.30</text:p>
          </table:table-cell>
          <table:table-cell table:formula="of:=[.A7]-[.B7]-[.C7]-[.D7]-[.E7]" office:value-type="float" office:value="-23.9544215054126" calcext:value-type="float">
            <text:p>-23.954</text:p>
          </table:table-cell>
          <table:table-cell table:style-name="ce8" table:formula="of:=([.G7]+[.H7])/2" office:value-type="float" office:value="11.7" calcext:value-type="float">
            <text:p>11.700</text:p>
          </table:table-cell>
          <table:table-cell table:style-name="ce8" table:formula="of:=([.F7]+[.I7])/2" office:value-type="float" office:value="-9.255" calcext:value-type="float">
            <text:p>-9.255</text:p>
          </table:table-cell>
          <table:table-cell table:formula="of:=[.K7]-[.L7]" office:value-type="float" office:value="20.955" calcext:value-type="float">
            <text:p>20.955</text:p>
          </table:table-cell>
          <table:table-cell table:formula="of:=[.G7]+([.H7]-[.F7])/2" office:value-type="float" office:value="22.175" calcext:value-type="float">
            <text:p>22.175</text:p>
          </table:table-cell>
          <table:table-cell table:formula="of:=[.H7]+([.G7]-[.I7])/2" office:value-type="float" office:value="22.18" calcext:value-type="float">
            <text:p>22.18</text:p>
          </table:table-cell>
          <table:table-cell table:formula="of:=[.J7]+[.M7]/2" office:value-type="float" office:value="-13.4769215054126" calcext:value-type="float">
            <text:p>-13.4769215054</text:p>
          </table:table-cell>
          <table:table-cell table:formula="of:=[.K7]+[.M7]/2" office:value-type="float" office:value="22.1775" calcext:value-type="float">
            <text:p>22.1775</text:p>
          </table:table-cell>
          <table:table-cell table:formula="of:=[.Q7]-[.P7]" office:value-type="float" office:value="35.6544215054126" calcext:value-type="float">
            <text:p>35.65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12.9" calcext:value-type="float">
            <text:p>-12.90</text:p>
          </table:table-cell>
          <table:table-cell office:value-type="float" office:value="11.23" calcext:value-type="float">
            <text:p>11.23</text:p>
          </table:table-cell>
          <table:table-cell office:value-type="float" office:value="11.16" calcext:value-type="float">
            <text:p>11.16</text:p>
          </table:table-cell>
          <table:table-cell office:value-type="float" office:value="-13" calcext:value-type="float">
            <text:p>-13.00</text:p>
          </table:table-cell>
          <table:table-cell table:formula="of:=[.A8]-[.B8]-[.C8]-[.D8]-[.E8]" office:value-type="float" office:value="-24.9544215054126" calcext:value-type="float">
            <text:p>-24.954</text:p>
          </table:table-cell>
          <table:table-cell table:style-name="ce8" table:formula="of:=([.G8]+[.H8])/2" office:value-type="float" office:value="11.195" calcext:value-type="float">
            <text:p>11.195</text:p>
          </table:table-cell>
          <table:table-cell table:style-name="ce8" table:formula="of:=([.F8]+[.I8])/2" office:value-type="float" office:value="-12.95" calcext:value-type="float">
            <text:p>-12.950</text:p>
          </table:table-cell>
          <table:table-cell table:formula="of:=[.K8]-[.L8]" office:value-type="float" office:value="24.145" calcext:value-type="float">
            <text:p>24.145</text:p>
          </table:table-cell>
          <table:table-cell table:formula="of:=[.G8]+([.H8]-[.F8])/2" office:value-type="float" office:value="23.26" calcext:value-type="float">
            <text:p>23.26</text:p>
          </table:table-cell>
          <table:table-cell table:formula="of:=[.H8]+([.G8]-[.I8])/2" office:value-type="float" office:value="23.275" calcext:value-type="float">
            <text:p>23.275</text:p>
          </table:table-cell>
          <table:table-cell table:formula="of:=[.J8]+[.M8]/2" office:value-type="float" office:value="-12.8819215054126" calcext:value-type="float">
            <text:p>-12.8819215054</text:p>
          </table:table-cell>
          <table:table-cell table:formula="of:=[.K8]+[.M8]/2" office:value-type="float" office:value="23.2675" calcext:value-type="float">
            <text:p>23.2675</text:p>
          </table:table-cell>
          <table:table-cell table:formula="of:=[.Q8]-[.P8]" office:value-type="float" office:value="36.1494215054126" calcext:value-type="float">
            <text:p>36.14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17.88" calcext:value-type="float">
            <text:p>-17.88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8" calcext:value-type="float">
            <text:p>10.58</text:p>
          </table:table-cell>
          <table:table-cell office:value-type="float" office:value="-18.01" calcext:value-type="float">
            <text:p>-18.01</text:p>
          </table:table-cell>
          <table:table-cell table:formula="of:=[.A9]-[.B9]-[.C9]-[.D9]-[.E9]" office:value-type="float" office:value="-25.9544215054126" calcext:value-type="float">
            <text:p>-25.954</text:p>
          </table:table-cell>
          <table:table-cell table:style-name="ce8" table:formula="of:=([.G9]+[.H9])/2" office:value-type="float" office:value="10.61" calcext:value-type="float">
            <text:p>10.610</text:p>
          </table:table-cell>
          <table:table-cell table:style-name="ce8" table:formula="of:=([.F9]+[.I9])/2" office:value-type="float" office:value="-17.945" calcext:value-type="float">
            <text:p>-17.945</text:p>
          </table:table-cell>
          <table:table-cell table:formula="of:=[.K9]-[.L9]" office:value-type="float" office:value="28.555" calcext:value-type="float">
            <text:p>28.555</text:p>
          </table:table-cell>
          <table:table-cell table:formula="of:=[.G9]+([.H9]-[.F9])/2" office:value-type="float" office:value="24.87" calcext:value-type="float">
            <text:p>24.87</text:p>
          </table:table-cell>
          <table:table-cell table:formula="of:=[.H9]+([.G9]-[.I9])/2" office:value-type="float" office:value="24.905" calcext:value-type="float">
            <text:p>24.905</text:p>
          </table:table-cell>
          <table:table-cell table:formula="of:=[.J9]+[.M9]/2" office:value-type="float" office:value="-11.6769215054126" calcext:value-type="float">
            <text:p>-11.6769215054</text:p>
          </table:table-cell>
          <table:table-cell table:formula="of:=[.K9]+[.M9]/2" office:value-type="float" office:value="24.8875" calcext:value-type="float">
            <text:p>24.8875</text:p>
          </table:table-cell>
          <table:table-cell table:formula="of:=[.Q9]-[.P9]" office:value-type="float" office:value="36.5644215054126" calcext:value-type="float">
            <text:p>36.56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25.53" calcext:value-type="float">
            <text:p>-25.53</text:p>
          </table:table-cell>
          <table:table-cell office:value-type="float" office:value="9.9" calcext:value-type="float">
            <text:p>9.90</text:p>
          </table:table-cell>
          <table:table-cell office:value-type="float" office:value="9.84" calcext:value-type="float">
            <text:p>9.84</text:p>
          </table:table-cell>
          <table:table-cell office:value-type="float" office:value="-25.71" calcext:value-type="float">
            <text:p>-25.71</text:p>
          </table:table-cell>
          <table:table-cell table:formula="of:=[.A10]-[.B10]-[.C10]-[.D10]-[.E10]" office:value-type="float" office:value="-26.9544215054126" calcext:value-type="float">
            <text:p>-26.954</text:p>
          </table:table-cell>
          <table:table-cell table:style-name="ce8" table:formula="of:=([.G10]+[.H10])/2" office:value-type="float" office:value="9.87" calcext:value-type="float">
            <text:p>9.870</text:p>
          </table:table-cell>
          <table:table-cell table:style-name="ce8" table:formula="of:=([.F10]+[.I10])/2" office:value-type="float" office:value="-25.62" calcext:value-type="float">
            <text:p>-25.620</text:p>
          </table:table-cell>
          <table:table-cell table:formula="of:=[.K10]-[.L10]" office:value-type="float" office:value="35.49" calcext:value-type="float">
            <text:p>35.49</text:p>
          </table:table-cell>
          <table:table-cell table:formula="of:=[.G10]+([.H10]-[.F10])/2" office:value-type="float" office:value="27.585" calcext:value-type="float">
            <text:p>27.585</text:p>
          </table:table-cell>
          <table:table-cell table:formula="of:=[.H10]+([.G10]-[.I10])/2" office:value-type="float" office:value="27.645" calcext:value-type="float">
            <text:p>27.645</text:p>
          </table:table-cell>
          <table:table-cell table:formula="of:=[.J10]+[.M10]/2" office:value-type="float" office:value="-9.2094215054126" calcext:value-type="float">
            <text:p>-9.2094215054</text:p>
          </table:table-cell>
          <table:table-cell table:formula="of:=[.K10]+[.M10]/2" office:value-type="float" office:value="27.615" calcext:value-type="float">
            <text:p>27.615</text:p>
          </table:table-cell>
          <table:table-cell table:formula="of:=[.Q10]-[.P10]" office:value-type="float" office:value="36.8244215054126" calcext:value-type="float">
            <text:p>36.82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34.74" calcext:value-type="float">
            <text:p>-34.74</text:p>
          </table:table-cell>
          <table:table-cell office:value-type="float" office:value="9.02" calcext:value-type="float">
            <text:p>9.02</text:p>
          </table:table-cell>
          <table:table-cell office:value-type="float" office:value="8.96" calcext:value-type="float">
            <text:p>8.96</text:p>
          </table:table-cell>
          <table:table-cell office:value-type="float" office:value="-35.07" calcext:value-type="float">
            <text:p>-35.07</text:p>
          </table:table-cell>
          <table:table-cell table:formula="of:=[.A11]-[.B11]-[.C11]-[.D11]-[.E11]" office:value-type="float" office:value="-27.9544215054126" calcext:value-type="float">
            <text:p>-27.954</text:p>
          </table:table-cell>
          <table:table-cell table:style-name="ce8" table:formula="of:=([.G11]+[.H11])/2" office:value-type="float" office:value="8.99" calcext:value-type="float">
            <text:p>8.990</text:p>
          </table:table-cell>
          <table:table-cell table:style-name="ce8" table:formula="of:=([.F11]+[.I11])/2" office:value-type="float" office:value="-34.905" calcext:value-type="float">
            <text:p>-34.905</text:p>
          </table:table-cell>
          <table:table-cell table:formula="of:=[.K11]-[.L11]" office:value-type="float" office:value="43.895" calcext:value-type="float">
            <text:p>43.895</text:p>
          </table:table-cell>
          <table:table-cell table:formula="of:=[.G11]+([.H11]-[.F11])/2" office:value-type="float" office:value="30.87" calcext:value-type="float">
            <text:p>30.87</text:p>
          </table:table-cell>
          <table:table-cell table:formula="of:=[.H11]+([.G11]-[.I11])/2" office:value-type="float" office:value="31.005" calcext:value-type="float">
            <text:p>31.005</text:p>
          </table:table-cell>
          <table:table-cell table:formula="of:=[.J11]+[.M11]/2" office:value-type="float" office:value="-6.0069215054126" calcext:value-type="float">
            <text:p>-6.0069215054</text:p>
          </table:table-cell>
          <table:table-cell table:formula="of:=[.K11]+[.M11]/2" office:value-type="float" office:value="30.9375" calcext:value-type="float">
            <text:p>30.9375</text:p>
          </table:table-cell>
          <table:table-cell table:formula="of:=[.Q11]-[.P11]" office:value-type="float" office:value="36.9444215054126" calcext:value-type="float">
            <text:p>36.94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38.54" calcext:value-type="float">
            <text:p>-38.54</text:p>
          </table:table-cell>
          <table:table-cell office:value-type="float" office:value="8.08" calcext:value-type="float">
            <text:p>8.08</text:p>
          </table:table-cell>
          <table:table-cell office:value-type="float" office:value="8.02" calcext:value-type="float">
            <text:p>8.02</text:p>
          </table:table-cell>
          <table:table-cell office:value-type="float" office:value="-38.84" calcext:value-type="float">
            <text:p>-38.84</text:p>
          </table:table-cell>
          <table:table-cell table:formula="of:=[.A12]-[.B12]-[.C12]-[.D12]-[.E12]" office:value-type="float" office:value="-28.9544215054126" calcext:value-type="float">
            <text:p>-28.954</text:p>
          </table:table-cell>
          <table:table-cell table:style-name="ce8" table:formula="of:=([.G12]+[.H12])/2" office:value-type="float" office:value="8.05" calcext:value-type="float">
            <text:p>8.050</text:p>
          </table:table-cell>
          <table:table-cell table:style-name="ce8" table:formula="of:=([.F12]+[.I12])/2" office:value-type="float" office:value="-38.69" calcext:value-type="float">
            <text:p>-38.690</text:p>
          </table:table-cell>
          <table:table-cell table:formula="of:=[.K12]-[.L12]" office:value-type="float" office:value="46.74" calcext:value-type="float">
            <text:p>46.74</text:p>
          </table:table-cell>
          <table:table-cell table:formula="of:=[.G12]+([.H12]-[.F12])/2" office:value-type="float" office:value="31.36" calcext:value-type="float">
            <text:p>31.36</text:p>
          </table:table-cell>
          <table:table-cell table:formula="of:=[.H12]+([.G12]-[.I12])/2" office:value-type="float" office:value="31.48" calcext:value-type="float">
            <text:p>31.48</text:p>
          </table:table-cell>
          <table:table-cell table:formula="of:=[.J12]+[.M12]/2" office:value-type="float" office:value="-5.5844215054126" calcext:value-type="float">
            <text:p>-5.5844215054</text:p>
          </table:table-cell>
          <table:table-cell table:formula="of:=[.K12]+[.M12]/2" office:value-type="float" office:value="31.42" calcext:value-type="float">
            <text:p>31.42</text:p>
          </table:table-cell>
          <table:table-cell table:formula="of:=[.Q12]-[.P12]" office:value-type="float" office:value="37.0044215054126" calcext:value-type="float">
            <text:p>37.00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40.9" calcext:value-type="float">
            <text:p>-40.90</text:p>
          </table:table-cell>
          <table:table-cell office:value-type="float" office:value="7.18" calcext:value-type="float">
            <text:p>7.18</text:p>
          </table:table-cell>
          <table:table-cell office:value-type="float" office:value="7.12" calcext:value-type="float">
            <text:p>7.12</text:p>
          </table:table-cell>
          <table:table-cell office:value-type="float" office:value="-41.4" calcext:value-type="float">
            <text:p>-41.40</text:p>
          </table:table-cell>
          <table:table-cell table:formula="of:=[.A13]-[.B13]-[.C13]-[.D13]-[.E13]" office:value-type="float" office:value="-29.9544215054126" calcext:value-type="float">
            <text:p>-29.954</text:p>
          </table:table-cell>
          <table:table-cell table:style-name="ce8" table:formula="of:=([.G13]+[.H13])/2" office:value-type="float" office:value="7.15" calcext:value-type="float">
            <text:p>7.150</text:p>
          </table:table-cell>
          <table:table-cell table:style-name="ce8" table:formula="of:=([.F13]+[.I13])/2" office:value-type="float" office:value="-41.15" calcext:value-type="float">
            <text:p>-41.150</text:p>
          </table:table-cell>
          <table:table-cell table:formula="of:=[.K13]-[.L13]" office:value-type="float" office:value="48.3" calcext:value-type="float">
            <text:p>48.3</text:p>
          </table:table-cell>
          <table:table-cell table:formula="of:=[.G13]+([.H13]-[.F13])/2" office:value-type="float" office:value="31.19" calcext:value-type="float">
            <text:p>31.19</text:p>
          </table:table-cell>
          <table:table-cell table:formula="of:=[.H13]+([.G13]-[.I13])/2" office:value-type="float" office:value="31.41" calcext:value-type="float">
            <text:p>31.41</text:p>
          </table:table-cell>
          <table:table-cell table:formula="of:=[.J13]+[.M13]/2" office:value-type="float" office:value="-5.8044215054126" calcext:value-type="float">
            <text:p>-5.8044215054</text:p>
          </table:table-cell>
          <table:table-cell table:formula="of:=[.K13]+[.M13]/2" office:value-type="float" office:value="31.3" calcext:value-type="float">
            <text:p>31.3</text:p>
          </table:table-cell>
          <table:table-cell table:formula="of:=[.Q13]-[.P13]" office:value-type="float" office:value="37.1044215054126" calcext:value-type="float">
            <text:p>37.10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43.64" calcext:value-type="float">
            <text:p>-43.64</text:p>
          </table:table-cell>
          <table:table-cell office:value-type="float" office:value="6.2" calcext:value-type="float">
            <text:p>6.20</text:p>
          </table:table-cell>
          <table:table-cell office:value-type="float" office:value="6.14" calcext:value-type="float">
            <text:p>6.14</text:p>
          </table:table-cell>
          <table:table-cell office:value-type="float" office:value="-44.11" calcext:value-type="float">
            <text:p>-44.11</text:p>
          </table:table-cell>
          <table:table-cell table:formula="of:=[.A14]-[.B14]-[.C14]-[.D14]-[.E14]" office:value-type="float" office:value="-30.9544215054126" calcext:value-type="float">
            <text:p>-30.954</text:p>
          </table:table-cell>
          <table:table-cell table:style-name="ce8" table:formula="of:=([.G14]+[.H14])/2" office:value-type="float" office:value="6.17" calcext:value-type="float">
            <text:p>6.170</text:p>
          </table:table-cell>
          <table:table-cell table:style-name="ce8" table:formula="of:=([.F14]+[.I14])/2" office:value-type="float" office:value="-43.875" calcext:value-type="float">
            <text:p>-43.875</text:p>
          </table:table-cell>
          <table:table-cell table:formula="of:=[.K14]-[.L14]" office:value-type="float" office:value="50.045" calcext:value-type="float">
            <text:p>50.045</text:p>
          </table:table-cell>
          <table:table-cell table:formula="of:=[.G14]+([.H14]-[.F14])/2" office:value-type="float" office:value="31.09" calcext:value-type="float">
            <text:p>31.09</text:p>
          </table:table-cell>
          <table:table-cell table:formula="of:=[.H14]+([.G14]-[.I14])/2" office:value-type="float" office:value="31.295" calcext:value-type="float">
            <text:p>31.295</text:p>
          </table:table-cell>
          <table:table-cell table:formula="of:=[.J14]+[.M14]/2" office:value-type="float" office:value="-5.9319215054126" calcext:value-type="float">
            <text:p>-5.9319215054</text:p>
          </table:table-cell>
          <table:table-cell table:formula="of:=[.K14]+[.M14]/2" office:value-type="float" office:value="31.1925" calcext:value-type="float">
            <text:p>31.1925</text:p>
          </table:table-cell>
          <table:table-cell table:formula="of:=[.Q14]-[.P14]" office:value-type="float" office:value="37.1244215054126" calcext:value-type="float">
            <text:p>37.12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46.36" calcext:value-type="float">
            <text:p>-46.36</text:p>
          </table:table-cell>
          <table:table-cell office:value-type="float" office:value="5.22" calcext:value-type="float">
            <text:p>5.22</text:p>
          </table:table-cell>
          <table:table-cell office:value-type="float" office:value="5.17" calcext:value-type="float">
            <text:p>5.17</text:p>
          </table:table-cell>
          <table:table-cell office:value-type="float" office:value="-46.99" calcext:value-type="float">
            <text:p>-46.99</text:p>
          </table:table-cell>
          <table:table-cell table:formula="of:=[.A15]-[.B15]-[.C15]-[.D15]-[.E15]" office:value-type="float" office:value="-31.9544215054126" calcext:value-type="float">
            <text:p>-31.954</text:p>
          </table:table-cell>
          <table:table-cell table:style-name="ce8" table:formula="of:=([.G15]+[.H15])/2" office:value-type="float" office:value="5.195" calcext:value-type="float">
            <text:p>5.195</text:p>
          </table:table-cell>
          <table:table-cell table:style-name="ce8" table:formula="of:=([.F15]+[.I15])/2" office:value-type="float" office:value="-46.675" calcext:value-type="float">
            <text:p>-46.675</text:p>
          </table:table-cell>
          <table:table-cell table:formula="of:=[.K15]-[.L15]" office:value-type="float" office:value="51.87" calcext:value-type="float">
            <text:p>51.87</text:p>
          </table:table-cell>
          <table:table-cell table:formula="of:=[.G15]+([.H15]-[.F15])/2" office:value-type="float" office:value="30.985" calcext:value-type="float">
            <text:p>30.985</text:p>
          </table:table-cell>
          <table:table-cell table:formula="of:=[.H15]+([.G15]-[.I15])/2" office:value-type="float" office:value="31.275" calcext:value-type="float">
            <text:p>31.275</text:p>
          </table:table-cell>
          <table:table-cell table:formula="of:=[.J15]+[.M15]/2" office:value-type="float" office:value="-6.0194215054126" calcext:value-type="float">
            <text:p>-6.0194215054</text:p>
          </table:table-cell>
          <table:table-cell table:formula="of:=[.K15]+[.M15]/2" office:value-type="float" office:value="31.13" calcext:value-type="float">
            <text:p>31.13</text:p>
          </table:table-cell>
          <table:table-cell table:formula="of:=[.Q15]-[.P15]" office:value-type="float" office:value="37.1494215054126" calcext:value-type="float">
            <text:p>37.14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49.52" calcext:value-type="float">
            <text:p>-49.52</text:p>
          </table:table-cell>
          <table:table-cell office:value-type="float" office:value="4.25" calcext:value-type="float">
            <text:p>4.25</text:p>
          </table:table-cell>
          <table:table-cell office:value-type="float" office:value="4.2" calcext:value-type="float">
            <text:p>4.20</text:p>
          </table:table-cell>
          <table:table-cell office:value-type="float" office:value="-50.3" calcext:value-type="float">
            <text:p>-50.30</text:p>
          </table:table-cell>
          <table:table-cell table:formula="of:=[.A16]-[.B16]-[.C16]-[.D16]-[.E16]" office:value-type="float" office:value="-32.9544215054126" calcext:value-type="float">
            <text:p>-32.954</text:p>
          </table:table-cell>
          <table:table-cell table:style-name="ce8" table:formula="of:=([.G16]+[.H16])/2" office:value-type="float" office:value="4.225" calcext:value-type="float">
            <text:p>4.225</text:p>
          </table:table-cell>
          <table:table-cell table:style-name="ce8" table:formula="of:=([.F16]+[.I16])/2" office:value-type="float" office:value="-49.91" calcext:value-type="float">
            <text:p>-49.910</text:p>
          </table:table-cell>
          <table:table-cell table:formula="of:=[.K16]-[.L16]" office:value-type="float" office:value="54.135" calcext:value-type="float">
            <text:p>54.135</text:p>
          </table:table-cell>
          <table:table-cell table:formula="of:=[.G16]+([.H16]-[.F16])/2" office:value-type="float" office:value="31.11" calcext:value-type="float">
            <text:p>31.11</text:p>
          </table:table-cell>
          <table:table-cell table:formula="of:=[.H16]+([.G16]-[.I16])/2" office:value-type="float" office:value="31.475" calcext:value-type="float">
            <text:p>31.475</text:p>
          </table:table-cell>
          <table:table-cell table:formula="of:=[.J16]+[.M16]/2" office:value-type="float" office:value="-5.8869215054126" calcext:value-type="float">
            <text:p>-5.8869215054</text:p>
          </table:table-cell>
          <table:table-cell table:formula="of:=[.K16]+[.M16]/2" office:value-type="float" office:value="31.2925" calcext:value-type="float">
            <text:p>31.2925</text:p>
          </table:table-cell>
          <table:table-cell table:formula="of:=[.Q16]-[.P16]" office:value-type="float" office:value="37.1794215054126" calcext:value-type="float">
            <text:p>37.17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53.15" calcext:value-type="float">
            <text:p>-53.15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0</text:p>
          </table:table-cell>
          <table:table-cell office:value-type="float" office:value="-53.98" calcext:value-type="float">
            <text:p>-53.98</text:p>
          </table:table-cell>
          <table:table-cell table:formula="of:=[.A17]-[.B17]-[.C17]-[.D17]-[.E17]" office:value-type="float" office:value="-33.9544215054126" calcext:value-type="float">
            <text:p>-33.954</text:p>
          </table:table-cell>
          <table:table-cell table:style-name="ce8" table:formula="of:=([.G17]+[.H17])/2" office:value-type="float" office:value="3.225" calcext:value-type="float">
            <text:p>3.225</text:p>
          </table:table-cell>
          <table:table-cell table:style-name="ce8" table:formula="of:=([.F17]+[.I17])/2" office:value-type="float" office:value="-53.565" calcext:value-type="float">
            <text:p>-53.565</text:p>
          </table:table-cell>
          <table:table-cell table:formula="of:=[.K17]-[.L17]" office:value-type="float" office:value="56.79" calcext:value-type="float">
            <text:p>56.79</text:p>
          </table:table-cell>
          <table:table-cell table:formula="of:=[.G17]+([.H17]-[.F17])/2" office:value-type="float" office:value="31.425" calcext:value-type="float">
            <text:p>31.425</text:p>
          </table:table-cell>
          <table:table-cell table:formula="of:=[.H17]+([.G17]-[.I17])/2" office:value-type="float" office:value="31.815" calcext:value-type="float">
            <text:p>31.815</text:p>
          </table:table-cell>
          <table:table-cell table:formula="of:=[.J17]+[.M17]/2" office:value-type="float" office:value="-5.5594215054126" calcext:value-type="float">
            <text:p>-5.5594215054</text:p>
          </table:table-cell>
          <table:table-cell table:formula="of:=[.K17]+[.M17]/2" office:value-type="float" office:value="31.62" calcext:value-type="float">
            <text:p>31.62</text:p>
          </table:table-cell>
          <table:table-cell table:formula="of:=[.Q17]-[.P17]" office:value-type="float" office:value="37.1794215054126" calcext:value-type="float">
            <text:p>37.17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57.02" calcext:value-type="float">
            <text:p>-57.02</text:p>
          </table:table-cell>
          <table:table-cell office:value-type="float" office:value="2.25" calcext:value-type="float">
            <text:p>2.25</text:p>
          </table:table-cell>
          <table:table-cell office:value-type="float" office:value="2.2" calcext:value-type="float">
            <text:p>2.20</text:p>
          </table:table-cell>
          <table:table-cell office:value-type="float" office:value="-58.26" calcext:value-type="float">
            <text:p>-58.26</text:p>
          </table:table-cell>
          <table:table-cell table:formula="of:=[.A18]-[.B18]-[.C18]-[.D18]-[.E18]" office:value-type="float" office:value="-34.9544215054126" calcext:value-type="float">
            <text:p>-34.954</text:p>
          </table:table-cell>
          <table:table-cell table:style-name="ce8" table:formula="of:=([.G18]+[.H18])/2" office:value-type="float" office:value="2.225" calcext:value-type="float">
            <text:p>2.225</text:p>
          </table:table-cell>
          <table:table-cell table:style-name="ce8" table:formula="of:=([.F18]+[.I18])/2" office:value-type="float" office:value="-57.64" calcext:value-type="float">
            <text:p>-57.640</text:p>
          </table:table-cell>
          <table:table-cell table:formula="of:=[.K18]-[.L18]" office:value-type="float" office:value="59.865" calcext:value-type="float">
            <text:p>59.865</text:p>
          </table:table-cell>
          <table:table-cell table:formula="of:=[.G18]+([.H18]-[.F18])/2" office:value-type="float" office:value="31.86" calcext:value-type="float">
            <text:p>31.86</text:p>
          </table:table-cell>
          <table:table-cell table:formula="of:=[.H18]+([.G18]-[.I18])/2" office:value-type="float" office:value="32.455" calcext:value-type="float">
            <text:p>32.455</text:p>
          </table:table-cell>
          <table:table-cell table:formula="of:=[.J18]+[.M18]/2" office:value-type="float" office:value="-5.0219215054126" calcext:value-type="float">
            <text:p>-5.0219215054</text:p>
          </table:table-cell>
          <table:table-cell table:formula="of:=[.K18]+[.M18]/2" office:value-type="float" office:value="32.1575" calcext:value-type="float">
            <text:p>32.1575</text:p>
          </table:table-cell>
          <table:table-cell table:formula="of:=[.Q18]-[.P18]" office:value-type="float" office:value="37.1794215054126" calcext:value-type="float">
            <text:p>37.17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61.1" calcext:value-type="float">
            <text:p>-61.10</text:p>
          </table:table-cell>
          <table:table-cell office:value-type="float" office:value="1.29" calcext:value-type="float">
            <text:p>1.29</text:p>
          </table:table-cell>
          <table:table-cell office:value-type="float" office:value="1.24" calcext:value-type="float">
            <text:p>1.24</text:p>
          </table:table-cell>
          <table:table-cell office:value-type="float" office:value="-63.2" calcext:value-type="float">
            <text:p>-63.20</text:p>
          </table:table-cell>
          <table:table-cell table:formula="of:=[.A19]-[.B19]-[.C19]-[.D19]-[.E19]" office:value-type="float" office:value="-35.9544215054126" calcext:value-type="float">
            <text:p>-35.954</text:p>
          </table:table-cell>
          <table:table-cell table:style-name="ce8" table:formula="of:=([.G19]+[.H19])/2" office:value-type="float" office:value="1.265" calcext:value-type="float">
            <text:p>1.265</text:p>
          </table:table-cell>
          <table:table-cell table:style-name="ce8" table:formula="of:=([.F19]+[.I19])/2" office:value-type="float" office:value="-62.15" calcext:value-type="float">
            <text:p>-62.150</text:p>
          </table:table-cell>
          <table:table-cell table:formula="of:=[.K19]-[.L19]" office:value-type="float" office:value="63.415" calcext:value-type="float">
            <text:p>63.415</text:p>
          </table:table-cell>
          <table:table-cell table:formula="of:=[.G19]+([.H19]-[.F19])/2" office:value-type="float" office:value="32.46" calcext:value-type="float">
            <text:p>32.46</text:p>
          </table:table-cell>
          <table:table-cell table:formula="of:=[.H19]+([.G19]-[.I19])/2" office:value-type="float" office:value="33.485" calcext:value-type="float">
            <text:p>33.485</text:p>
          </table:table-cell>
          <table:table-cell table:formula="of:=[.J19]+[.M19]/2" office:value-type="float" office:value="-4.24692150541259" calcext:value-type="float">
            <text:p>-4.2469215054</text:p>
          </table:table-cell>
          <table:table-cell table:formula="of:=[.K19]+[.M19]/2" office:value-type="float" office:value="32.9725" calcext:value-type="float">
            <text:p>32.9725</text:p>
          </table:table-cell>
          <table:table-cell table:formula="of:=[.Q19]-[.P19]" office:value-type="float" office:value="37.2194215054126" calcext:value-type="float">
            <text:p>37.219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65.7" calcext:value-type="float">
            <text:p>-65.70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-65.7" calcext:value-type="float">
            <text:p>-65.70</text:p>
          </table:table-cell>
          <table:table-cell table:formula="of:=[.A20]-[.B20]-[.C20]-[.D20]-[.E20]" office:value-type="float" office:value="-36.9544215054126" calcext:value-type="float">
            <text:p>-36.954</text:p>
          </table:table-cell>
          <table:table-cell table:style-name="ce8" table:formula="of:=([.G20]+[.H20])/2" office:value-type="float" office:value="0.26" calcext:value-type="float">
            <text:p>0.260</text:p>
          </table:table-cell>
          <table:table-cell table:style-name="ce8" table:formula="of:=([.F20]+[.I20])/2" office:value-type="float" office:value="-65.7" calcext:value-type="float">
            <text:p>-65.700</text:p>
          </table:table-cell>
          <table:table-cell table:formula="of:=[.K20]-[.L20]" office:value-type="float" office:value="65.96" calcext:value-type="float">
            <text:p>65.96</text:p>
          </table:table-cell>
          <table:table-cell table:formula="of:=[.G20]+([.H20]-[.F20])/2" office:value-type="float" office:value="33.25" calcext:value-type="float">
            <text:p>33.25</text:p>
          </table:table-cell>
          <table:table-cell table:formula="of:=[.H20]+([.G20]-[.I20])/2" office:value-type="float" office:value="33.23" calcext:value-type="float">
            <text:p>33.23</text:p>
          </table:table-cell>
          <table:table-cell table:formula="of:=[.J20]+[.M20]/2" office:value-type="float" office:value="-3.97442150541259" calcext:value-type="float">
            <text:p>-3.9744215054</text:p>
          </table:table-cell>
          <table:table-cell table:formula="of:=[.K20]+[.M20]/2" office:value-type="float" office:value="33.24" calcext:value-type="float">
            <text:p>33.24</text:p>
          </table:table-cell>
          <table:table-cell table:formula="of:=[.Q20]-[.P20]" office:value-type="float" office:value="37.2144215054126" calcext:value-type="float">
            <text:p>37.2144215054</text:p>
          </table:table-cell>
          <table:table-cell table:number-columns-repeated="100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3444215054126" calcext:value-type="float">
            <text:p>3.344</text:p>
          </table:table-cell>
          <table:table-cell office:value-type="float" office:value="-68.5" calcext:value-type="float">
            <text:p>-68.50</text:p>
          </table:table-cell>
          <table:table-cell office:value-type="float" office:value="-0.73" calcext:value-type="float">
            <text:p>-0.73</text:p>
          </table:table-cell>
          <table:table-cell office:value-type="float" office:value="-0.76" calcext:value-type="float">
            <text:p>-0.76</text:p>
          </table:table-cell>
          <table:table-cell office:value-type="float" office:value="-68.5" calcext:value-type="float">
            <text:p>-68.50</text:p>
          </table:table-cell>
          <table:table-cell table:formula="of:=[.A21]-[.B21]-[.C21]-[.D21]-[.E21]" office:value-type="float" office:value="-37.9544215054126" calcext:value-type="float">
            <text:p>-37.954</text:p>
          </table:table-cell>
          <table:table-cell table:style-name="ce8" table:formula="of:=([.G21]+[.H21])/2" office:value-type="float" office:value="-0.745" calcext:value-type="float">
            <text:p>-0.745</text:p>
          </table:table-cell>
          <table:table-cell table:style-name="ce8" table:formula="of:=([.F21]+[.I21])/2" office:value-type="float" office:value="-68.5" calcext:value-type="float">
            <text:p>-68.500</text:p>
          </table:table-cell>
          <table:table-cell table:formula="of:=[.K21]-[.L21]" office:value-type="float" office:value="67.755" calcext:value-type="float">
            <text:p>67.755</text:p>
          </table:table-cell>
          <table:table-cell table:formula="of:=[.G21]+([.H21]-[.F21])/2" office:value-type="float" office:value="33.14" calcext:value-type="float">
            <text:p>33.14</text:p>
          </table:table-cell>
          <table:table-cell table:formula="of:=[.H21]+([.G21]-[.I21])/2" office:value-type="float" office:value="33.125" calcext:value-type="float">
            <text:p>33.125</text:p>
          </table:table-cell>
          <table:table-cell table:formula="of:=[.J21]+[.M21]/2" office:value-type="float" office:value="-4.0769215054126" calcext:value-type="float">
            <text:p>-4.0769215054</text:p>
          </table:table-cell>
          <table:table-cell table:formula="of:=[.K21]+[.M21]/2" office:value-type="float" office:value="33.1325" calcext:value-type="float">
            <text:p>33.1325</text:p>
          </table:table-cell>
          <table:table-cell table:formula="of:=[.Q21]-[.P21]" office:value-type="float" office:value="37.2094215054126" calcext:value-type="float">
            <text:p>37.2094215054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16" office:value-type="string" calcext:value-type="string">
            <text:p>IIP3</text:p>
          </table:table-cell>
          <table:table-cell table:style-name="ce18" table:formula="of:=AVERAGE([.P12:.P21])" office:value-type="float" office:value="-5.2106715054126" calcext:value-type="float">
            <text:p>-5.211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6" office:value-type="string" calcext:value-type="string">
            <text:p>OIP3</text:p>
          </table:table-cell>
          <table:table-cell table:style-name="ce18" table:formula="of:=[.P24]+37.1404192248564" office:value-type="float" office:value="31.9297477194438" calcext:value-type="float">
            <text:p>31.930</text:p>
          </table:table-cell>
          <table:table-cell table:number-columns-repeated="100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1dB_20MHz" table:style-name="ta1">
        <table:shapes>
          <draw:frame draw:z-index="0" draw:style-name="gr1" draw:text-style-name="P1" svg:width="785.4pt" svg:height="537.96pt" svg:x="624.73pt" svg:y="33.9pt">
            <loext:p draw:notify-on-update-of-ranges="P1dB_20MHz.D2:P1dB_20MHz.D52 P1dB_20MHz.E1:P1dB_20MHz.E1 P1dB_20MHz.E2:P1dB_20MHz.E52 P1dB_20MHz.D1:P1dB_20MHz.D21 P1dB_20MHz.E1:P1dB_20MHz.E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3">
          <table:table-cell table:style-name="ce11" office:value-type="string" calcext:value-type="string">
            <text:p>Generator Power [dBm]</text:p>
          </table:table-cell>
          <table:table-cell table:style-name="ce11" office:value-type="string" calcext:value-type="string">
            <text:p>Fixed Attenuator [dB]</text:p>
          </table:table-cell>
          <table:table-cell table:style-name="ce14" office:value-type="string" calcext:value-type="string">
            <text:p>ZMSCJ-2-1 AVG IL [dB]</text:p>
          </table:table-cell>
          <table:table-cell table:style-name="ce11" office:value-type="string" calcext:value-type="string">
            <text:p>Input Power [dBm]</text:p>
          </table:table-cell>
          <table:table-cell table:style-name="ce15" office:value-type="string" calcext:value-type="string">
            <text:p>Output Power [dBm]</text:p>
          </table:table-cell>
          <table:table-cell table:style-name="ce11" office:value-type="string" calcext:value-type="string">
            <text:p>Gain</text:p>
          </table:table-cell>
          <table:table-cell table:style-name="ce11" office:value-type="string" calcext:value-type="string">
            <text:p>Linear Trend [dBm]</text:p>
          </table:table-cell>
          <table:table-cell table:style-name="ce11" office:value-type="string" calcext:value-type="string">
            <text:p>Linear Delta [dB]</text:p>
          </table:table-cell>
          <table:table-cell table:style-name="ce11" table:number-columns-repeated="10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3.6" calcext:value-type="float">
            <text:p>-63.60</text:p>
          </table:table-cell>
          <table:table-cell table:formula="of:=[.E2]-[.D2]" office:value-type="float" office:value="35.81" calcext:value-type="float">
            <text:p>35.81</text:p>
          </table:table-cell>
          <table:table-cell table:formula="of:=1.002025726*[.D2]+35.9911490041" office:value-type="float" office:value="-63.62022841756" calcext:value-type="float">
            <text:p>-63.6202284176</text:p>
          </table:table-cell>
          <table:table-cell table:formula="of:=[.G2]-[.E2]" office:value-type="float" office:value="-0.0202284175600198" calcext:value-type="float">
            <text:p>-0.0202284176</text:p>
          </table:table-cell>
          <table:table-cell table:number-columns-repeated="10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3.55" calcext:value-type="float">
            <text:p>-53.55</text:p>
          </table:table-cell>
          <table:table-cell table:formula="of:=[.E3]-[.D3]" office:value-type="float" office:value="35.86" calcext:value-type="float">
            <text:p>35.86</text:p>
          </table:table-cell>
          <table:table-cell table:formula="of:=1.002025726*[.D3]+35.9911490041" office:value-type="float" office:value="-53.59997115756" calcext:value-type="float">
            <text:p>-53.5999711576</text:p>
          </table:table-cell>
          <table:table-cell table:formula="of:=[.G3]-[.E3]" office:value-type="float" office:value="-0.0499711575600159" calcext:value-type="float">
            <text:p>-0.0499711576</text:p>
          </table:table-cell>
          <table:table-cell table:number-columns-repeated="10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3.61" calcext:value-type="float">
            <text:p>-43.61</text:p>
          </table:table-cell>
          <table:table-cell table:formula="of:=[.E4]-[.D4]" office:value-type="float" office:value="35.8" calcext:value-type="float">
            <text:p>35.8</text:p>
          </table:table-cell>
          <table:table-cell table:formula="of:=1.002025726*[.D4]+35.9911490041" office:value-type="float" office:value="-43.57971389756" calcext:value-type="float">
            <text:p>-43.5797138976</text:p>
          </table:table-cell>
          <table:table-cell table:formula="of:=[.G4]-[.E4]" office:value-type="float" office:value="0.0302861024399803" calcext:value-type="float">
            <text:p>0.0302861024</text:p>
          </table:table-cell>
          <table:table-cell table:number-columns-repeated="10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3.62" calcext:value-type="float">
            <text:p>-33.62</text:p>
          </table:table-cell>
          <table:table-cell table:formula="of:=[.E5]-[.D5]" office:value-type="float" office:value="35.79" calcext:value-type="float">
            <text:p>35.79</text:p>
          </table:table-cell>
          <table:table-cell table:formula="of:=1.002025726*[.D5]+35.9911490041" office:value-type="float" office:value="-33.55945663756" calcext:value-type="float">
            <text:p>-33.5594566376</text:p>
          </table:table-cell>
          <table:table-cell table:formula="of:=[.G5]-[.E5]" office:value-type="float" office:value="0.0605433624399865" calcext:value-type="float">
            <text:p>0.0605433624</text:p>
          </table:table-cell>
          <table:table-cell table:number-columns-repeated="10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3.64" calcext:value-type="float">
            <text:p>-23.64</text:p>
          </table:table-cell>
          <table:table-cell table:formula="of:=[.E6]-[.D6]" office:value-type="float" office:value="35.77" calcext:value-type="float">
            <text:p>35.77</text:p>
          </table:table-cell>
          <table:table-cell table:formula="of:=1.002025726*[.D6]+35.9911490041" office:value-type="float" office:value="-23.53919937756" calcext:value-type="float">
            <text:p>-23.5391993776</text:p>
          </table:table-cell>
          <table:table-cell table:formula="of:=[.G6]-[.E6]" office:value-type="float" office:value="0.100800622440005" calcext:value-type="float">
            <text:p>0.1008006224</text:p>
          </table:table-cell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56" calcext:value-type="float">
            <text:p>-13.56</text:p>
          </table:table-cell>
          <table:table-cell table:formula="of:=[.E7]-[.D7]" office:value-type="float" office:value="35.85" calcext:value-type="float">
            <text:p>35.85</text:p>
          </table:table-cell>
          <table:table-cell table:formula="of:=1.002025726*[.D7]+35.9911490041" office:value-type="float" office:value="-13.51894211756" calcext:value-type="float">
            <text:p>-13.5189421176</text:p>
          </table:table-cell>
          <table:table-cell table:formula="of:=[.G7]-[.E7]" office:value-type="float" office:value="0.0410578824400059" calcext:value-type="float">
            <text:p>0.0410578824</text:p>
          </table:table-cell>
          <table:table-cell table:number-columns-repeated="10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49" calcext:value-type="float">
            <text:p>-12.49</text:p>
          </table:table-cell>
          <table:table-cell table:formula="of:=[.E8]-[.D8]" office:value-type="float" office:value="35.92" calcext:value-type="float">
            <text:p>35.92</text:p>
          </table:table-cell>
          <table:table-cell table:formula="of:=1.002025726*[.D8]+35.9911490041" office:value-type="float" office:value="-12.51691639156" calcext:value-type="float">
            <text:p>-12.5169163916</text:p>
          </table:table-cell>
          <table:table-cell table:formula="of:=[.G8]-[.E8]" office:value-type="float" office:value="-0.026916391559995" calcext:value-type="float">
            <text:p>-0.0269163916</text:p>
          </table:table-cell>
          <table:table-cell table:number-columns-repeated="10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48" calcext:value-type="float">
            <text:p>-11.48</text:p>
          </table:table-cell>
          <table:table-cell table:formula="of:=[.E9]-[.D9]" office:value-type="float" office:value="35.93" calcext:value-type="float">
            <text:p>35.93</text:p>
          </table:table-cell>
          <table:table-cell table:formula="of:=1.002025726*[.D9]+35.9911490041" office:value-type="float" office:value="-11.51489066556" calcext:value-type="float">
            <text:p>-11.5148906656</text:p>
          </table:table-cell>
          <table:table-cell table:formula="of:=[.G9]-[.E9]" office:value-type="float" office:value="-0.0348906655599954" calcext:value-type="float">
            <text:p>-0.0348906656</text:p>
          </table:table-cell>
          <table:table-cell table:number-columns-repeated="10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47" calcext:value-type="float">
            <text:p>-10.47</text:p>
          </table:table-cell>
          <table:table-cell table:formula="of:=[.E10]-[.D10]" office:value-type="float" office:value="35.94" calcext:value-type="float">
            <text:p>35.94</text:p>
          </table:table-cell>
          <table:table-cell table:formula="of:=1.002025726*[.D10]+35.9911490041" office:value-type="float" office:value="-10.51286493956" calcext:value-type="float">
            <text:p>-10.5128649396</text:p>
          </table:table-cell>
          <table:table-cell table:formula="of:=[.G10]-[.E10]" office:value-type="float" office:value="-0.0428649395599958" calcext:value-type="float">
            <text:p>-0.0428649396</text:p>
          </table:table-cell>
          <table:table-cell table:number-columns-repeated="10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46" calcext:value-type="float">
            <text:p>-9.46</text:p>
          </table:table-cell>
          <table:table-cell table:formula="of:=[.E11]-[.D11]" office:value-type="float" office:value="35.95" calcext:value-type="float">
            <text:p>35.95</text:p>
          </table:table-cell>
          <table:table-cell table:formula="of:=1.002025726*[.D11]+35.9911490041" office:value-type="float" office:value="-9.51083921356" calcext:value-type="float">
            <text:p>-9.5108392136</text:p>
          </table:table-cell>
          <table:table-cell table:formula="of:=[.G11]-[.E11]" office:value-type="float" office:value="-0.0508392135599962" calcext:value-type="float">
            <text:p>-0.0508392136</text:p>
          </table:table-cell>
          <table:table-cell table:number-columns-repeated="10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45" calcext:value-type="float">
            <text:p>-8.45</text:p>
          </table:table-cell>
          <table:table-cell table:formula="of:=[.E12]-[.D12]" office:value-type="float" office:value="35.96" calcext:value-type="float">
            <text:p>35.96</text:p>
          </table:table-cell>
          <table:table-cell table:formula="of:=1.002025726*[.D12]+35.9911490041" office:value-type="float" office:value="-8.50881348756" calcext:value-type="float">
            <text:p>-8.5088134876</text:p>
          </table:table-cell>
          <table:table-cell table:formula="of:=[.G12]-[.E12]" office:value-type="float" office:value="-0.0588134875599984" calcext:value-type="float">
            <text:p>-0.0588134876</text:p>
          </table:table-cell>
          <table:table-cell table:number-columns-repeated="10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5" calcext:value-type="float">
            <text:p>-7.50</text:p>
          </table:table-cell>
          <table:table-cell table:formula="of:=[.E13]-[.D13]" office:value-type="float" office:value="35.91" calcext:value-type="float">
            <text:p>35.91</text:p>
          </table:table-cell>
          <table:table-cell table:formula="of:=1.002025726*[.D13]+35.9911490041" office:value-type="float" office:value="-7.50678776156" calcext:value-type="float">
            <text:p>-7.5067877616</text:p>
          </table:table-cell>
          <table:table-cell table:formula="of:=[.G13]-[.E13]" office:value-type="float" office:value="-0.00678776155999827" calcext:value-type="float">
            <text:p>-0.0067877616</text:p>
          </table:table-cell>
          <table:table-cell table:number-columns-repeated="10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5" calcext:value-type="float">
            <text:p>-6.50</text:p>
          </table:table-cell>
          <table:table-cell table:formula="of:=[.E14]-[.D14]" office:value-type="float" office:value="35.91" calcext:value-type="float">
            <text:p>35.91</text:p>
          </table:table-cell>
          <table:table-cell table:formula="of:=1.002025726*[.D14]+35.9911490041" office:value-type="float" office:value="-6.50476203556" calcext:value-type="float">
            <text:p>-6.5047620356</text:p>
          </table:table-cell>
          <table:table-cell table:formula="of:=[.G14]-[.E14]" office:value-type="float" office:value="-0.00476203555999888" calcext:value-type="float">
            <text:p>-0.0047620356</text:p>
          </table:table-cell>
          <table:table-cell table:number-columns-repeated="10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49" calcext:value-type="float">
            <text:p>-5.49</text:p>
          </table:table-cell>
          <table:table-cell table:formula="of:=[.E15]-[.D15]" office:value-type="float" office:value="35.92" calcext:value-type="float">
            <text:p>35.92</text:p>
          </table:table-cell>
          <table:table-cell table:formula="of:=1.002025726*[.D15]+35.9911490041" office:value-type="float" office:value="-5.50273630956" calcext:value-type="float">
            <text:p>-5.5027363096</text:p>
          </table:table-cell>
          <table:table-cell table:formula="of:=[.G15]-[.E15]" office:value-type="float" office:value="-0.0127363095599993" calcext:value-type="float">
            <text:p>-0.0127363096</text:p>
          </table:table-cell>
          <table:table-cell table:number-columns-repeated="10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49" calcext:value-type="float">
            <text:p>-4.49</text:p>
          </table:table-cell>
          <table:table-cell table:formula="of:=[.E16]-[.D16]" office:value-type="float" office:value="35.92" calcext:value-type="float">
            <text:p>35.92</text:p>
          </table:table-cell>
          <table:table-cell table:formula="of:=1.002025726*[.D16]+35.9911490041" office:value-type="float" office:value="-4.50071058356" calcext:value-type="float">
            <text:p>-4.5007105836</text:p>
          </table:table-cell>
          <table:table-cell table:formula="of:=[.G16]-[.E16]" office:value-type="float" office:value="-0.0107105835599999" calcext:value-type="float">
            <text:p>-0.0107105836</text:p>
          </table:table-cell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48" calcext:value-type="float">
            <text:p>-3.48</text:p>
          </table:table-cell>
          <table:table-cell table:formula="of:=[.E17]-[.D17]" office:value-type="float" office:value="35.93" calcext:value-type="float">
            <text:p>35.93</text:p>
          </table:table-cell>
          <table:table-cell table:formula="of:=1.002025726*[.D17]+35.9911490041" office:value-type="float" office:value="-3.49868485755999" calcext:value-type="float">
            <text:p>-3.4986848576</text:p>
          </table:table-cell>
          <table:table-cell table:formula="of:=[.G17]-[.E17]" office:value-type="float" office:value="-0.0186848575599936" calcext:value-type="float">
            <text:p>-0.0186848576</text:p>
          </table:table-cell>
          <table:table-cell table:number-columns-repeated="10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53" calcext:value-type="float">
            <text:p>-2.53</text:p>
          </table:table-cell>
          <table:table-cell table:formula="of:=[.E18]-[.D18]" office:value-type="float" office:value="35.88" calcext:value-type="float">
            <text:p>35.88</text:p>
          </table:table-cell>
          <table:table-cell table:formula="of:=1.002025726*[.D18]+35.9911490041" office:value-type="float" office:value="-2.49665913155999" calcext:value-type="float">
            <text:p>-2.4966591316</text:p>
          </table:table-cell>
          <table:table-cell table:formula="of:=[.G18]-[.E18]" office:value-type="float" office:value="0.0333408684400061" calcext:value-type="float">
            <text:p>0.0333408684</text:p>
          </table:table-cell>
          <table:table-cell table:number-columns-repeated="10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52" calcext:value-type="float">
            <text:p>-1.52</text:p>
          </table:table-cell>
          <table:table-cell table:formula="of:=[.E19]-[.D19]" office:value-type="float" office:value="35.89" calcext:value-type="float">
            <text:p>35.89</text:p>
          </table:table-cell>
          <table:table-cell table:formula="of:=1.002025726*[.D19]+35.9911490041" office:value-type="float" office:value="-1.49463340555999" calcext:value-type="float">
            <text:p>-1.4946334056</text:p>
          </table:table-cell>
          <table:table-cell table:formula="of:=[.G19]-[.E19]" office:value-type="float" office:value="0.0253665944400052" calcext:value-type="float">
            <text:p>0.0253665944</text:p>
          </table:table-cell>
          <table:table-cell table:number-columns-repeated="10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52" calcext:value-type="float">
            <text:p>-0.52</text:p>
          </table:table-cell>
          <table:table-cell table:formula="of:=[.E20]-[.D20]" office:value-type="float" office:value="35.89" calcext:value-type="float">
            <text:p>35.89</text:p>
          </table:table-cell>
          <table:table-cell table:formula="of:=1.002025726*[.D20]+35.9911490041" office:value-type="float" office:value="-0.492607679559995" calcext:value-type="float">
            <text:p>-0.4926076796</text:p>
          </table:table-cell>
          <table:table-cell table:formula="of:=[.G20]-[.E20]" office:value-type="float" office:value="0.0273923204400046" calcext:value-type="float">
            <text:p>0.0273923204</text:p>
          </table:table-cell>
          <table:table-cell table:number-columns-repeated="10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49" calcext:value-type="float">
            <text:p>0.49</text:p>
          </table:table-cell>
          <table:table-cell table:formula="of:=[.E21]-[.D21]" office:value-type="float" office:value="35.9" calcext:value-type="float">
            <text:p>35.9</text:p>
          </table:table-cell>
          <table:table-cell table:formula="of:=1.002025726*[.D21]+35.9911490041" office:value-type="float" office:value="0.509418046440004" calcext:value-type="float">
            <text:p>0.5094180464</text:p>
          </table:table-cell>
          <table:table-cell table:formula="of:=[.G21]-[.E21]" office:value-type="float" office:value="0.019418046440004" calcext:value-type="float">
            <text:p>0.0194180464</text:p>
          </table:table-cell>
          <table:table-cell table:number-columns-repeated="10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49" calcext:value-type="float">
            <text:p>1.49</text:p>
          </table:table-cell>
          <table:table-cell table:formula="of:=[.E22]-[.D22]" office:value-type="float" office:value="35.9" calcext:value-type="float">
            <text:p>35.9</text:p>
          </table:table-cell>
          <table:table-cell table:formula="of:=1.002025726*[.D22]+35.9911490041" office:value-type="float" office:value="1.51144377244" calcext:value-type="float">
            <text:p>1.5114437724</text:p>
          </table:table-cell>
          <table:table-cell table:formula="of:=[.G22]-[.E22]" office:value-type="float" office:value="0.0214437724400034" calcext:value-type="float">
            <text:p>0.0214437724</text:p>
          </table:table-cell>
          <table:table-cell table:number-columns-repeated="10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43" calcext:value-type="float">
            <text:p>2.43</text:p>
          </table:table-cell>
          <table:table-cell table:formula="of:=[.E23]-[.D23]" office:value-type="float" office:value="35.84" calcext:value-type="float">
            <text:p>35.84</text:p>
          </table:table-cell>
          <table:table-cell table:formula="of:=1.002025726*[.D23]+35.9911490041" office:value-type="float" office:value="2.51346949844" calcext:value-type="float">
            <text:p>2.5134694984</text:p>
          </table:table-cell>
          <table:table-cell table:formula="of:=[.G23]-[.E23]" office:value-type="float" office:value="0.0834694984400026" calcext:value-type="float">
            <text:p>0.0834694984</text:p>
          </table:table-cell>
          <table:table-cell table:number-columns-repeated="10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.44" calcext:value-type="float">
            <text:p>3.44</text:p>
          </table:table-cell>
          <table:table-cell table:formula="of:=[.E24]-[.D24]" office:value-type="float" office:value="35.85" calcext:value-type="float">
            <text:p>35.85</text:p>
          </table:table-cell>
          <table:table-cell table:formula="of:=1.002025726*[.D24]+35.9911490041" office:value-type="float" office:value="3.51549522444" calcext:value-type="float">
            <text:p>3.5154952244</text:p>
          </table:table-cell>
          <table:table-cell table:formula="of:=[.G24]-[.E24]" office:value-type="float" office:value="0.0754952244400022" calcext:value-type="float">
            <text:p>0.0754952244</text:p>
          </table:table-cell>
          <table:table-cell table:number-columns-repeated="10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4.45" calcext:value-type="float">
            <text:p>4.45</text:p>
          </table:table-cell>
          <table:table-cell table:formula="of:=[.E25]-[.D25]" office:value-type="float" office:value="35.86" calcext:value-type="float">
            <text:p>35.86</text:p>
          </table:table-cell>
          <table:table-cell table:formula="of:=1.002025726*[.D25]+35.9911490041" office:value-type="float" office:value="4.51752095044001" calcext:value-type="float">
            <text:p>4.5175209504</text:p>
          </table:table-cell>
          <table:table-cell table:formula="of:=[.G25]-[.E25]" office:value-type="float" office:value="0.0675209504400049" calcext:value-type="float">
            <text:p>0.0675209504</text:p>
          </table:table-cell>
          <table:table-cell table:number-columns-repeated="10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5.43" calcext:value-type="float">
            <text:p>5.43</text:p>
          </table:table-cell>
          <table:table-cell table:formula="of:=[.E26]-[.D26]" office:value-type="float" office:value="35.84" calcext:value-type="float">
            <text:p>35.84</text:p>
          </table:table-cell>
          <table:table-cell table:formula="of:=1.002025726*[.D26]+35.9911490041" office:value-type="float" office:value="5.51954667644" calcext:value-type="float">
            <text:p>5.5195466764</text:p>
          </table:table-cell>
          <table:table-cell table:formula="of:=[.G26]-[.E26]" office:value-type="float" office:value="0.0895466764400048" calcext:value-type="float">
            <text:p>0.0895466764</text:p>
          </table:table-cell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6.44" calcext:value-type="float">
            <text:p>6.44</text:p>
          </table:table-cell>
          <table:table-cell table:formula="of:=[.E27]-[.D27]" office:value-type="float" office:value="35.85" calcext:value-type="float">
            <text:p>35.85</text:p>
          </table:table-cell>
          <table:table-cell table:formula="of:=1.002025726*[.D27]+35.9911490041" office:value-type="float" office:value="6.52157240244" calcext:value-type="float">
            <text:p>6.5215724024</text:p>
          </table:table-cell>
          <table:table-cell table:formula="of:=[.G27]-[.E27]" office:value-type="float" office:value="0.0815724024400035" calcext:value-type="float">
            <text:p>0.0815724024</text:p>
          </table:table-cell>
          <table:table-cell table:number-columns-repeated="10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7.41" calcext:value-type="float">
            <text:p>7.41</text:p>
          </table:table-cell>
          <table:table-cell table:formula="of:=[.E28]-[.D28]" office:value-type="float" office:value="35.82" calcext:value-type="float">
            <text:p>35.82</text:p>
          </table:table-cell>
          <table:table-cell table:formula="of:=1.002025726*[.D28]+35.9911490041" office:value-type="float" office:value="7.52359812844" calcext:value-type="float">
            <text:p>7.5235981284</text:p>
          </table:table-cell>
          <table:table-cell table:formula="of:=[.G28]-[.E28]" office:value-type="float" office:value="0.113598128440003" calcext:value-type="float">
            <text:p>0.1135981284</text:p>
          </table:table-cell>
          <table:table-cell table:number-columns-repeated="10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8.4" calcext:value-type="float">
            <text:p>8.40</text:p>
          </table:table-cell>
          <table:table-cell table:formula="of:=[.E29]-[.D29]" office:value-type="float" office:value="35.81" calcext:value-type="float">
            <text:p>35.81</text:p>
          </table:table-cell>
          <table:table-cell table:formula="of:=1.002025726*[.D29]+35.9911490041" office:value-type="float" office:value="8.52562385444" calcext:value-type="float">
            <text:p>8.5256238544</text:p>
          </table:table-cell>
          <table:table-cell table:formula="of:=[.G29]-[.E29]" office:value-type="float" office:value="0.125623854440002" calcext:value-type="float">
            <text:p>0.1256238544</text:p>
          </table:table-cell>
          <table:table-cell table:number-columns-repeated="10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9.39" calcext:value-type="float">
            <text:p>9.39</text:p>
          </table:table-cell>
          <table:table-cell table:formula="of:=[.E30]-[.D30]" office:value-type="float" office:value="35.8" calcext:value-type="float">
            <text:p>35.8</text:p>
          </table:table-cell>
          <table:table-cell table:formula="of:=1.002025726*[.D30]+35.9911490041" office:value-type="float" office:value="9.52764958044001" calcext:value-type="float">
            <text:p>9.5276495804</text:p>
          </table:table-cell>
          <table:table-cell table:formula="of:=[.G30]-[.E30]" office:value-type="float" office:value="0.137649580440005" calcext:value-type="float">
            <text:p>0.1376495804</text:p>
          </table:table-cell>
          <table:table-cell table:number-columns-repeated="10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10.38" calcext:value-type="float">
            <text:p>10.38</text:p>
          </table:table-cell>
          <table:table-cell table:formula="of:=[.E31]-[.D31]" office:value-type="float" office:value="35.79" calcext:value-type="float">
            <text:p>35.79</text:p>
          </table:table-cell>
          <table:table-cell table:formula="of:=1.002025726*[.D31]+35.9911490041" office:value-type="float" office:value="10.52967530644" calcext:value-type="float">
            <text:p>10.5296753064</text:p>
          </table:table-cell>
          <table:table-cell table:formula="of:=[.G31]-[.E31]" office:value-type="float" office:value="0.149675306440004" calcext:value-type="float">
            <text:p>0.1496753064</text:p>
          </table:table-cell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11.37" calcext:value-type="float">
            <text:p>11.37</text:p>
          </table:table-cell>
          <table:table-cell table:formula="of:=[.E32]-[.D32]" office:value-type="float" office:value="35.78" calcext:value-type="float">
            <text:p>35.78</text:p>
          </table:table-cell>
          <table:table-cell table:formula="of:=1.002025726*[.D32]+35.9911490041" office:value-type="float" office:value="11.53170103244" calcext:value-type="float">
            <text:p>11.5317010324</text:p>
          </table:table-cell>
          <table:table-cell table:formula="of:=[.G32]-[.E32]" office:value-type="float" office:value="0.161701032440005" calcext:value-type="float">
            <text:p>0.1617010324</text:p>
          </table:table-cell>
          <table:table-cell table:number-columns-repeated="10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12.33" calcext:value-type="float">
            <text:p>12.33</text:p>
          </table:table-cell>
          <table:table-cell table:formula="of:=[.E33]-[.D33]" office:value-type="float" office:value="35.74" calcext:value-type="float">
            <text:p>35.74</text:p>
          </table:table-cell>
          <table:table-cell table:formula="of:=1.002025726*[.D33]+35.9911490041" office:value-type="float" office:value="12.53372675844" calcext:value-type="float">
            <text:p>12.5337267584</text:p>
          </table:table-cell>
          <table:table-cell table:formula="of:=[.G33]-[.E33]" office:value-type="float" office:value="0.203726758440004" calcext:value-type="float">
            <text:p>0.2037267584</text:p>
          </table:table-cell>
          <table:table-cell table:number-columns-repeated="10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13.3" calcext:value-type="float">
            <text:p>13.30</text:p>
          </table:table-cell>
          <table:table-cell table:formula="of:=[.E34]-[.D34]" office:value-type="float" office:value="35.71" calcext:value-type="float">
            <text:p>35.71</text:p>
          </table:table-cell>
          <table:table-cell table:formula="of:=1.002025726*[.D34]+35.9911490041" office:value-type="float" office:value="13.53575248444" calcext:value-type="float">
            <text:p>13.5357524844</text:p>
          </table:table-cell>
          <table:table-cell table:formula="of:=[.G34]-[.E34]" office:value-type="float" office:value="0.235752484440003" calcext:value-type="float">
            <text:p>0.2357524844</text:p>
          </table:table-cell>
          <table:table-cell table:number-columns-repeated="10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14.28" calcext:value-type="float">
            <text:p>14.28</text:p>
          </table:table-cell>
          <table:table-cell table:formula="of:=[.E35]-[.D35]" office:value-type="float" office:value="35.69" calcext:value-type="float">
            <text:p>35.69</text:p>
          </table:table-cell>
          <table:table-cell table:formula="of:=1.002025726*[.D35]+35.9911490041" office:value-type="float" office:value="14.53777821044" calcext:value-type="float">
            <text:p>14.5377782104</text:p>
          </table:table-cell>
          <table:table-cell table:formula="of:=[.G35]-[.E35]" office:value-type="float" office:value="0.257778210440003" calcext:value-type="float">
            <text:p>0.2577782104</text:p>
          </table:table-cell>
          <table:table-cell table:number-columns-repeated="10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15.17" calcext:value-type="float">
            <text:p>15.17</text:p>
          </table:table-cell>
          <table:table-cell table:formula="of:=[.E36]-[.D36]" office:value-type="float" office:value="35.58" calcext:value-type="float">
            <text:p>35.58</text:p>
          </table:table-cell>
          <table:table-cell table:formula="of:=1.002025726*[.D36]+35.9911490041" office:value-type="float" office:value="15.53980393644" calcext:value-type="float">
            <text:p>15.5398039364</text:p>
          </table:table-cell>
          <table:table-cell table:formula="of:=[.G36]-[.E36]" office:value-type="float" office:value="0.369803936440006" calcext:value-type="float">
            <text:p>0.3698039364</text:p>
          </table:table-cell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15.8" calcext:value-type="float">
            <text:p>15.80</text:p>
          </table:table-cell>
          <table:table-cell table:formula="of:=[.E37]-[.D37]" office:value-type="float" office:value="35.21" calcext:value-type="float">
            <text:p>35.21</text:p>
          </table:table-cell>
          <table:table-cell table:formula="of:=1.002025726*[.D37]+35.9911490041" office:value-type="float" office:value="16.54182966244" calcext:value-type="float">
            <text:p>16.5418296624</text:p>
          </table:table-cell>
          <table:table-cell table:formula="of:=[.G37]-[.E37]" office:value-type="float" office:value="0.741829662440004" calcext:value-type="float">
            <text:p>0.7418296624</text:p>
          </table:table-cell>
          <table:table-cell table:formula="of:=([.H37]+[.H38])/2" office:value-type="float" office:value="1.04284252544" calcext:value-type="float">
            <text:p>1.0428425254</text:p>
          </table:table-cell>
          <table:table-cell table:number-columns-repeated="101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16.2" calcext:value-type="float">
            <text:p>16.20</text:p>
          </table:table-cell>
          <table:table-cell table:formula="of:=[.E38]-[.D38]" office:value-type="float" office:value="34.61" calcext:value-type="float">
            <text:p>34.61</text:p>
          </table:table-cell>
          <table:table-cell table:formula="of:=1.002025726*[.D38]+35.9911490041" office:value-type="float" office:value="17.54385538844" calcext:value-type="float">
            <text:p>17.5438553884</text:p>
          </table:table-cell>
          <table:table-cell table:formula="of:=[.G38]-[.E38]" office:value-type="float" office:value="1.34385538844001" calcext:value-type="float">
            <text:p>1.3438553884</text:p>
          </table:table-cell>
          <table:table-cell table:formula="of:=([.D37]+[.D38])/2" office:value-type="float" office:value="-18.91" calcext:value-type="float">
            <text:p>-18.91</text:p>
          </table:table-cell>
          <table:table-cell table:number-columns-repeated="101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16.54" calcext:value-type="float">
            <text:p>16.54</text:p>
          </table:table-cell>
          <table:table-cell table:formula="of:=[.E39]-[.D39]" office:value-type="float" office:value="33.95" calcext:value-type="float">
            <text:p>33.95</text:p>
          </table:table-cell>
          <table:table-cell table:formula="of:=1.002025726*[.D39]+35.9911490041" office:value-type="float" office:value="18.54588111444" calcext:value-type="float">
            <text:p>18.5458811144</text:p>
          </table:table-cell>
          <table:table-cell table:formula="of:=[.G39]-[.E39]" office:value-type="float" office:value="2.00588111444" calcext:value-type="float">
            <text:p>2.0058811144</text:p>
          </table:table-cell>
          <table:table-cell table:formula="of:=([.E37]+[.E38])/2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6.82" calcext:value-type="float">
            <text:p>16.82</text:p>
          </table:table-cell>
          <table:table-cell table:formula="of:=[.E40]-[.D40]" office:value-type="float" office:value="33.23" calcext:value-type="float">
            <text:p>33.23</text:p>
          </table:table-cell>
          <table:table-cell table:formula="of:=1.002025726*[.D40]+35.9911490041" office:value-type="float" office:value="19.54790684044" calcext:value-type="float">
            <text:p>19.5479068404</text:p>
          </table:table-cell>
          <table:table-cell table:formula="of:=[.G40]-[.E40]" office:value-type="float" office:value="2.72790684044" calcext:value-type="float">
            <text:p>2.7279068404</text:p>
          </table:table-cell>
          <table:table-cell table:number-columns-repeated="10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7.07" calcext:value-type="float">
            <text:p>17.07</text:p>
          </table:table-cell>
          <table:table-cell table:formula="of:=[.E41]-[.D41]" office:value-type="float" office:value="32.48" calcext:value-type="float">
            <text:p>32.48</text:p>
          </table:table-cell>
          <table:table-cell table:formula="of:=1.002025726*[.D41]+35.9911490041" office:value-type="float" office:value="20.54993256644" calcext:value-type="float">
            <text:p>20.5499325664</text:p>
          </table:table-cell>
          <table:table-cell table:formula="of:=[.G41]-[.E41]" office:value-type="float" office:value="3.47993256644" calcext:value-type="float">
            <text:p>3.4799325664</text:p>
          </table:table-cell>
          <table:table-cell table:number-columns-repeated="10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7.31" calcext:value-type="float">
            <text:p>17.31</text:p>
          </table:table-cell>
          <table:table-cell table:formula="of:=[.E42]-[.D42]" office:value-type="float" office:value="31.72" calcext:value-type="float">
            <text:p>31.72</text:p>
          </table:table-cell>
          <table:table-cell table:formula="of:=1.002025726*[.D42]+35.9911490041" office:value-type="float" office:value="21.55195829244" calcext:value-type="float">
            <text:p>21.5519582924</text:p>
          </table:table-cell>
          <table:table-cell table:formula="of:=[.G42]-[.E42]" office:value-type="float" office:value="4.24195829244" calcext:value-type="float">
            <text:p>4.2419582924</text:p>
          </table:table-cell>
          <table:table-cell table:number-columns-repeated="10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7.53" calcext:value-type="float">
            <text:p>17.53</text:p>
          </table:table-cell>
          <table:table-cell table:formula="of:=[.E43]-[.D43]" office:value-type="float" office:value="30.94" calcext:value-type="float">
            <text:p>30.94</text:p>
          </table:table-cell>
          <table:table-cell table:formula="of:=1.002025726*[.D43]+35.9911490041" office:value-type="float" office:value="22.55398401844" calcext:value-type="float">
            <text:p>22.5539840184</text:p>
          </table:table-cell>
          <table:table-cell table:formula="of:=[.G43]-[.E43]" office:value-type="float" office:value="5.02398401844" calcext:value-type="float">
            <text:p>5.0239840184</text:p>
          </table:table-cell>
          <table:table-cell table:number-columns-repeated="10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7.74" calcext:value-type="float">
            <text:p>17.74</text:p>
          </table:table-cell>
          <table:table-cell table:formula="of:=[.E44]-[.D44]" office:value-type="float" office:value="30.15" calcext:value-type="float">
            <text:p>30.15</text:p>
          </table:table-cell>
          <table:table-cell table:formula="of:=1.002025726*[.D44]+35.9911490041" office:value-type="float" office:value="23.55600974444" calcext:value-type="float">
            <text:p>23.5560097444</text:p>
          </table:table-cell>
          <table:table-cell table:formula="of:=[.G44]-[.E44]" office:value-type="float" office:value="5.81600974444" calcext:value-type="float">
            <text:p>5.8160097444</text:p>
          </table:table-cell>
          <table:table-cell table:number-columns-repeated="10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7.94" calcext:value-type="float">
            <text:p>17.94</text:p>
          </table:table-cell>
          <table:table-cell table:formula="of:=[.E45]-[.D45]" office:value-type="float" office:value="29.35" calcext:value-type="float">
            <text:p>29.35</text:p>
          </table:table-cell>
          <table:table-cell table:formula="of:=1.002025726*[.D45]+35.9911490041" office:value-type="float" office:value="24.55803547044" calcext:value-type="float">
            <text:p>24.5580354704</text:p>
          </table:table-cell>
          <table:table-cell table:formula="of:=[.G45]-[.E45]" office:value-type="float" office:value="6.61803547044" calcext:value-type="float">
            <text:p>6.6180354704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8.12" calcext:value-type="float">
            <text:p>18.12</text:p>
          </table:table-cell>
          <table:table-cell table:formula="of:=[.E46]-[.D46]" office:value-type="float" office:value="28.53" calcext:value-type="float">
            <text:p>28.53</text:p>
          </table:table-cell>
          <table:table-cell table:formula="of:=1.002025726*[.D46]+35.9911490041" office:value-type="float" office:value="25.56006119644" calcext:value-type="float">
            <text:p>25.5600611964</text:p>
          </table:table-cell>
          <table:table-cell table:formula="of:=[.G46]-[.E46]" office:value-type="float" office:value="7.44006119644" calcext:value-type="float">
            <text:p>7.440061196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8.26" calcext:value-type="float">
            <text:p>18.26</text:p>
          </table:table-cell>
          <table:table-cell table:formula="of:=[.E47]-[.D47]" office:value-type="float" office:value="27.67" calcext:value-type="float">
            <text:p>27.67</text:p>
          </table:table-cell>
          <table:table-cell table:formula="of:=1.002025726*[.D47]+35.9911490041" office:value-type="float" office:value="26.56208692244" calcext:value-type="float">
            <text:p>26.5620869224</text:p>
          </table:table-cell>
          <table:table-cell table:formula="of:=[.G47]-[.E47]" office:value-type="float" office:value="8.30208692244" calcext:value-type="float">
            <text:p>8.302086922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8]-[.B48]+[.C48]" office:value-type="float" office:value="-8.41" calcext:value-type="float">
            <text:p>-8.41</text:p>
          </table:table-cell>
          <table:table-cell office:value-type="float" office:value="18.35" calcext:value-type="float">
            <text:p>18.35</text:p>
          </table:table-cell>
          <table:table-cell table:formula="of:=[.E48]-[.D48]" office:value-type="float" office:value="26.76" calcext:value-type="float">
            <text:p>26.76</text:p>
          </table:table-cell>
          <table:table-cell table:formula="of:=1.002025726*[.D48]+35.9911490041" office:value-type="float" office:value="27.56411264844" calcext:value-type="float">
            <text:p>27.5641126484</text:p>
          </table:table-cell>
          <table:table-cell table:formula="of:=[.G48]-[.E48]" office:value-type="float" office:value="9.21411264844" calcext:value-type="float">
            <text:p>9.214112648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9]-[.B49]+[.C49]" office:value-type="float" office:value="-7.41" calcext:value-type="float">
            <text:p>-7.41</text:p>
          </table:table-cell>
          <table:table-cell office:value-type="float" office:value="18.38" calcext:value-type="float">
            <text:p>18.38</text:p>
          </table:table-cell>
          <table:table-cell table:formula="of:=[.E49]-[.D49]" office:value-type="float" office:value="25.79" calcext:value-type="float">
            <text:p>25.79</text:p>
          </table:table-cell>
          <table:table-cell table:formula="of:=1.002025726*[.D49]+35.9911490041" office:value-type="float" office:value="28.56613837444" calcext:value-type="float">
            <text:p>28.5661383744</text:p>
          </table:table-cell>
          <table:table-cell table:formula="of:=[.G49]-[.E49]" office:value-type="float" office:value="10.18613837444" calcext:value-type="float">
            <text:p>10.186138374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0]-[.B50]+[.C50]" office:value-type="float" office:value="-6.41" calcext:value-type="float">
            <text:p>-6.41</text:p>
          </table:table-cell>
          <table:table-cell office:value-type="float" office:value="18.38" calcext:value-type="float">
            <text:p>18.38</text:p>
          </table:table-cell>
          <table:table-cell table:formula="of:=[.E50]-[.D50]" office:value-type="float" office:value="24.79" calcext:value-type="float">
            <text:p>24.79</text:p>
          </table:table-cell>
          <table:table-cell table:formula="of:=1.002025726*[.D50]+35.9911490041" office:value-type="float" office:value="29.56816410044" calcext:value-type="float">
            <text:p>29.5681641004</text:p>
          </table:table-cell>
          <table:table-cell table:formula="of:=[.G50]-[.E50]" office:value-type="float" office:value="11.18816410044" calcext:value-type="float">
            <text:p>11.188164100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1]-[.B51]+[.C51]" office:value-type="float" office:value="-5.41" calcext:value-type="float">
            <text:p>-5.41</text:p>
          </table:table-cell>
          <table:table-cell office:value-type="float" office:value="18.35" calcext:value-type="float">
            <text:p>18.35</text:p>
          </table:table-cell>
          <table:table-cell table:formula="of:=[.E51]-[.D51]" office:value-type="float" office:value="23.76" calcext:value-type="float">
            <text:p>23.76</text:p>
          </table:table-cell>
          <table:table-cell table:formula="of:=1.002025726*[.D51]+35.9911490041" office:value-type="float" office:value="30.57018982644" calcext:value-type="float">
            <text:p>30.5701898264</text:p>
          </table:table-cell>
          <table:table-cell table:formula="of:=[.G51]-[.E51]" office:value-type="float" office:value="12.22018982644" calcext:value-type="float">
            <text:p>12.220189826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2]-[.B52]+[.C52]" office:value-type="float" office:value="-4.41" calcext:value-type="float">
            <text:p>-4.41</text:p>
          </table:table-cell>
          <table:table-cell office:value-type="float" office:value="18.28" calcext:value-type="float">
            <text:p>18.28</text:p>
          </table:table-cell>
          <table:table-cell table:formula="of:=[.E52]-[.D52]" office:value-type="float" office:value="22.69" calcext:value-type="float">
            <text:p>22.69</text:p>
          </table:table-cell>
          <table:table-cell table:formula="of:=1.002025726*[.D52]+35.9911490041" office:value-type="float" office:value="31.57221555244" calcext:value-type="float">
            <text:p>31.5722155524</text:p>
          </table:table-cell>
          <table:table-cell table:formula="of:=[.G52]-[.E52]" office:value-type="float" office:value="13.29221555244" calcext:value-type="float">
            <text:p>13.2922155524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D-20MHz" table:style-name="ta1">
        <table:shapes>
          <draw:frame draw:z-index="0" draw:style-name="gr1" draw:text-style-name="P1" svg:width="457.74pt" svg:height="259.26pt" svg:x="7.8pt" svg:y="307.13pt">
            <loext:p draw:notify-on-update-of-ranges="'IMD-20MHz'.J11:'IMD-20MHz'.J17 'IMD-20MHz'.L11:'IMD-20MHz'.L17 'IMD-20MHz'.J11:'IMD-20MHz'.J21 'IMD-20MHz'.K1:'IMD-20MHz'.K1 'IMD-20MHz'.K11:'IMD-20MHz'.K21 'IMD-20MHz'.J2:'IMD-20MHz'.J21 'IMD-20MHz'.L1:'IMD-20MHz'.L1 'IMD-20MHz'.L2:'IMD-20MHz'.L2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13"/>
        <table:table-column table:style-name="co17" table:default-cell-style-name="ce8"/>
        <table:table-column table:style-name="co10" table:default-cell-style-name="Default"/>
        <table:table-column table:style-name="co15" table:default-cell-style-name="Default"/>
        <table:table-column table:style-name="co2" table:number-columns-repeated="1011" table:default-cell-style-name="Default"/>
        <table:table-row table:style-name="ro2">
          <table:table-cell table:style-name="ce11" office:value-type="string" calcext:value-type="string">
            <text:p>Siggen Power [dBm]</text:p>
          </table:table-cell>
          <table:table-cell table:style-name="ce11" office:value-type="string" calcext:value-type="string">
            <text:p>Fixed Attenuator [dB]</text:p>
          </table:table-cell>
          <table:table-cell table:style-name="ce11" office:value-type="string" calcext:value-type="string">
            <text:p>Attenuator Setting [dB]</text:p>
          </table:table-cell>
          <table:table-cell table:style-name="ce14" office:value-type="string" calcext:value-type="string">
            <text:p>ZMSCJ-2-1 AVG IL [dB]</text:p>
          </table:table-cell>
          <table:table-cell table:style-name="ce14" office:value-type="string" calcext:value-type="string">
            <text:p>ZFSC-2-4-S+ AVG IL [dB]</text:p>
          </table:table-cell>
          <table:table-cell table:style-name="ce15" office:value-type="string" calcext:value-type="string">
            <text:p>M1 [dB]</text:p>
          </table:table-cell>
          <table:table-cell table:style-name="ce15" office:value-type="string" calcext:value-type="string">
            <text:p>M2 [dB]</text:p>
          </table:table-cell>
          <table:table-cell table:style-name="ce15" office:value-type="string" calcext:value-type="string">
            <text:p>M3 [dB]</text:p>
          </table:table-cell>
          <table:table-cell table:style-name="ce15" office:value-type="string" calcext:value-type="string">
            <text:p>M4 [dB]</text:p>
          </table:table-cell>
          <table:table-cell table:style-name="ce14" office:value-type="string" calcext:value-type="string">
            <text:p>Input Power [dBm]</text:p>
          </table:table-cell>
          <table:table-cell table:style-name="ce11" office:value-type="string" calcext:value-type="string">
            <text:p>Fundamental Average [dBm]</text:p>
          </table:table-cell>
          <table:table-cell table:style-name="ce11" office:value-type="string" calcext:value-type="string">
            <text:p>IM3 Average [dBm]</text:p>
          </table:table-cell>
          <table:table-cell table:style-name="ce11" office:value-type="string" calcext:value-type="string">
            <text:p>IMD [dB]</text:p>
          </table:table-cell>
          <table:table-cell table:style-name="ce11" office:value-type="string" calcext:value-type="string">
            <text:p>IP3 low</text:p>
          </table:table-cell>
          <table:table-cell table:style-name="ce11" office:value-type="string" calcext:value-type="string">
            <text:p>IP3 hi</text:p>
          </table:table-cell>
          <table:table-cell table:style-name="ce11" office:value-type="string" calcext:value-type="string">
            <text:p>IIP3</text:p>
          </table:table-cell>
          <table:table-cell table:style-name="ce11" office:value-type="string" calcext:value-type="string">
            <text:p>OIP3</text:p>
          </table:table-cell>
          <table:table-cell table:style-name="ce11" office:value-type="string" calcext:value-type="string">
            <text:p>GAIN</text:p>
          </table:table-cell>
          <table:table-cell table:style-name="ce11"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0.95" calcext:value-type="float">
            <text:p>-0.95</text:p>
          </table:table-cell>
          <table:table-cell office:value-type="float" office:value="13.26" calcext:value-type="float">
            <text:p>13.26</text:p>
          </table:table-cell>
          <table:table-cell office:value-type="float" office:value="13.28" calcext:value-type="float">
            <text:p>13.28</text:p>
          </table:table-cell>
          <table:table-cell office:value-type="float" office:value="-1.08" calcext:value-type="float">
            <text:p>-1.08</text:p>
          </table:table-cell>
          <table:table-cell table:formula="of:=[.A2]-[.B2]-[.C2]-[.D2]-[.E2]" office:value-type="float" office:value="-18.809636098879" calcext:value-type="float">
            <text:p>-18.810</text:p>
          </table:table-cell>
          <table:table-cell table:style-name="ce8" table:formula="of:=([.G2]+[.H2])/2" office:value-type="float" office:value="13.27" calcext:value-type="float">
            <text:p>13.270</text:p>
          </table:table-cell>
          <table:table-cell table:style-name="ce8" table:formula="of:=([.F2]+[.I2])/2" office:value-type="float" office:value="-1.015" calcext:value-type="float">
            <text:p>-1.015</text:p>
          </table:table-cell>
          <table:table-cell table:formula="of:=[.K2]-[.L2]" office:value-type="float" office:value="14.285" calcext:value-type="float">
            <text:p>14.285</text:p>
          </table:table-cell>
          <table:table-cell table:formula="of:=[.G2]+([.H2]-[.F2])/2" office:value-type="float" office:value="20.375" calcext:value-type="float">
            <text:p>20.375</text:p>
          </table:table-cell>
          <table:table-cell table:formula="of:=[.H2]+([.G2]-[.I2])/2" office:value-type="float" office:value="20.45" calcext:value-type="float">
            <text:p>20.45</text:p>
          </table:table-cell>
          <table:table-cell table:formula="of:=[.J2]+[.M2]/2" office:value-type="float" office:value="-11.667136098879" calcext:value-type="float">
            <text:p>-11.6671360989</text:p>
          </table:table-cell>
          <table:table-cell table:formula="of:=[.K2]+[.M2]/2" office:value-type="float" office:value="20.4125" calcext:value-type="float">
            <text:p>20.4125</text:p>
          </table:table-cell>
          <table:table-cell table:formula="of:=[.Q2]-[.P2]" office:value-type="float" office:value="32.079636098879" calcext:value-type="float">
            <text:p>32.07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1.83" calcext:value-type="float">
            <text:p>-1.83</text:p>
          </table:table-cell>
          <table:table-cell office:value-type="float" office:value="13.01" calcext:value-type="float">
            <text:p>13.01</text:p>
          </table:table-cell>
          <table:table-cell office:value-type="float" office:value="13.03" calcext:value-type="float">
            <text:p>13.03</text:p>
          </table:table-cell>
          <table:table-cell office:value-type="float" office:value="-1.95" calcext:value-type="float">
            <text:p>-1.95</text:p>
          </table:table-cell>
          <table:table-cell table:formula="of:=[.A3]-[.B3]-[.C3]-[.D3]-[.E3]" office:value-type="float" office:value="-19.809636098879" calcext:value-type="float">
            <text:p>-19.810</text:p>
          </table:table-cell>
          <table:table-cell table:style-name="ce8" table:formula="of:=([.G3]+[.H3])/2" office:value-type="float" office:value="13.02" calcext:value-type="float">
            <text:p>13.020</text:p>
          </table:table-cell>
          <table:table-cell table:style-name="ce8" table:formula="of:=([.F3]+[.I3])/2" office:value-type="float" office:value="-1.89" calcext:value-type="float">
            <text:p>-1.890</text:p>
          </table:table-cell>
          <table:table-cell table:formula="of:=[.K3]-[.L3]" office:value-type="float" office:value="14.91" calcext:value-type="float">
            <text:p>14.91</text:p>
          </table:table-cell>
          <table:table-cell table:formula="of:=[.G3]+([.H3]-[.F3])/2" office:value-type="float" office:value="20.44" calcext:value-type="float">
            <text:p>20.44</text:p>
          </table:table-cell>
          <table:table-cell table:formula="of:=[.H3]+([.G3]-[.I3])/2" office:value-type="float" office:value="20.51" calcext:value-type="float">
            <text:p>20.51</text:p>
          </table:table-cell>
          <table:table-cell table:formula="of:=[.J3]+[.M3]/2" office:value-type="float" office:value="-12.354636098879" calcext:value-type="float">
            <text:p>-12.3546360989</text:p>
          </table:table-cell>
          <table:table-cell table:formula="of:=[.K3]+[.M3]/2" office:value-type="float" office:value="20.475" calcext:value-type="float">
            <text:p>20.475</text:p>
          </table:table-cell>
          <table:table-cell table:formula="of:=[.Q3]-[.P3]" office:value-type="float" office:value="32.829636098879" calcext:value-type="float">
            <text:p>32.82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2.97" calcext:value-type="float">
            <text:p>-2.97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4" calcext:value-type="float">
            <text:p>12.74</text:p>
          </table:table-cell>
          <table:table-cell office:value-type="float" office:value="-3.1" calcext:value-type="float">
            <text:p>-3.10</text:p>
          </table:table-cell>
          <table:table-cell table:formula="of:=[.A4]-[.B4]-[.C4]-[.D4]-[.E4]" office:value-type="float" office:value="-20.809636098879" calcext:value-type="float">
            <text:p>-20.810</text:p>
          </table:table-cell>
          <table:table-cell table:style-name="ce8" table:formula="of:=([.G4]+[.H4])/2" office:value-type="float" office:value="12.73" calcext:value-type="float">
            <text:p>12.730</text:p>
          </table:table-cell>
          <table:table-cell table:style-name="ce8" table:formula="of:=([.F4]+[.I4])/2" office:value-type="float" office:value="-3.035" calcext:value-type="float">
            <text:p>-3.035</text:p>
          </table:table-cell>
          <table:table-cell table:formula="of:=[.K4]-[.L4]" office:value-type="float" office:value="15.765" calcext:value-type="float">
            <text:p>15.765</text:p>
          </table:table-cell>
          <table:table-cell table:formula="of:=[.G4]+([.H4]-[.F4])/2" office:value-type="float" office:value="20.575" calcext:value-type="float">
            <text:p>20.575</text:p>
          </table:table-cell>
          <table:table-cell table:formula="of:=[.H4]+([.G4]-[.I4])/2" office:value-type="float" office:value="20.65" calcext:value-type="float">
            <text:p>20.65</text:p>
          </table:table-cell>
          <table:table-cell table:formula="of:=[.J4]+[.M4]/2" office:value-type="float" office:value="-12.927136098879" calcext:value-type="float">
            <text:p>-12.9271360989</text:p>
          </table:table-cell>
          <table:table-cell table:formula="of:=[.K4]+[.M4]/2" office:value-type="float" office:value="20.6125" calcext:value-type="float">
            <text:p>20.6125</text:p>
          </table:table-cell>
          <table:table-cell table:formula="of:=[.Q4]-[.P4]" office:value-type="float" office:value="33.539636098879" calcext:value-type="float">
            <text:p>33.53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4.41" calcext:value-type="float">
            <text:p>-4.41</text:p>
          </table:table-cell>
          <table:table-cell office:value-type="float" office:value="12.41" calcext:value-type="float">
            <text:p>12.41</text:p>
          </table:table-cell>
          <table:table-cell office:value-type="float" office:value="12.43" calcext:value-type="float">
            <text:p>12.43</text:p>
          </table:table-cell>
          <table:table-cell office:value-type="float" office:value="-4.53" calcext:value-type="float">
            <text:p>-4.53</text:p>
          </table:table-cell>
          <table:table-cell table:formula="of:=[.A5]-[.B5]-[.C5]-[.D5]-[.E5]" office:value-type="float" office:value="-21.809636098879" calcext:value-type="float">
            <text:p>-21.810</text:p>
          </table:table-cell>
          <table:table-cell table:style-name="ce8" table:formula="of:=([.G5]+[.H5])/2" office:value-type="float" office:value="12.42" calcext:value-type="float">
            <text:p>12.420</text:p>
          </table:table-cell>
          <table:table-cell table:style-name="ce8" table:formula="of:=([.F5]+[.I5])/2" office:value-type="float" office:value="-4.47" calcext:value-type="float">
            <text:p>-4.470</text:p>
          </table:table-cell>
          <table:table-cell table:formula="of:=[.K5]-[.L5]" office:value-type="float" office:value="16.89" calcext:value-type="float">
            <text:p>16.89</text:p>
          </table:table-cell>
          <table:table-cell table:formula="of:=[.G5]+([.H5]-[.F5])/2" office:value-type="float" office:value="20.83" calcext:value-type="float">
            <text:p>20.83</text:p>
          </table:table-cell>
          <table:table-cell table:formula="of:=[.H5]+([.G5]-[.I5])/2" office:value-type="float" office:value="20.9" calcext:value-type="float">
            <text:p>20.9</text:p>
          </table:table-cell>
          <table:table-cell table:formula="of:=[.J5]+[.M5]/2" office:value-type="float" office:value="-13.364636098879" calcext:value-type="float">
            <text:p>-13.3646360989</text:p>
          </table:table-cell>
          <table:table-cell table:formula="of:=[.K5]+[.M5]/2" office:value-type="float" office:value="20.865" calcext:value-type="float">
            <text:p>20.865</text:p>
          </table:table-cell>
          <table:table-cell table:formula="of:=[.Q5]-[.P5]" office:value-type="float" office:value="34.229636098879" calcext:value-type="float">
            <text:p>34.22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6.29" calcext:value-type="float">
            <text:p>-6.29</text:p>
          </table:table-cell>
          <table:table-cell office:value-type="float" office:value="12.06" calcext:value-type="float">
            <text:p>12.06</text:p>
          </table:table-cell>
          <table:table-cell office:value-type="float" office:value="12.08" calcext:value-type="float">
            <text:p>12.08</text:p>
          </table:table-cell>
          <table:table-cell office:value-type="float" office:value="-6.39" calcext:value-type="float">
            <text:p>-6.39</text:p>
          </table:table-cell>
          <table:table-cell table:formula="of:=[.A6]-[.B6]-[.C6]-[.D6]-[.E6]" office:value-type="float" office:value="-22.809636098879" calcext:value-type="float">
            <text:p>-22.810</text:p>
          </table:table-cell>
          <table:table-cell table:style-name="ce8" table:formula="of:=([.G6]+[.H6])/2" office:value-type="float" office:value="12.07" calcext:value-type="float">
            <text:p>12.070</text:p>
          </table:table-cell>
          <table:table-cell table:style-name="ce8" table:formula="of:=([.F6]+[.I6])/2" office:value-type="float" office:value="-6.34" calcext:value-type="float">
            <text:p>-6.340</text:p>
          </table:table-cell>
          <table:table-cell table:formula="of:=[.K6]-[.L6]" office:value-type="float" office:value="18.41" calcext:value-type="float">
            <text:p>18.41</text:p>
          </table:table-cell>
          <table:table-cell table:formula="of:=[.G6]+([.H6]-[.F6])/2" office:value-type="float" office:value="21.245" calcext:value-type="float">
            <text:p>21.245</text:p>
          </table:table-cell>
          <table:table-cell table:formula="of:=[.H6]+([.G6]-[.I6])/2" office:value-type="float" office:value="21.305" calcext:value-type="float">
            <text:p>21.305</text:p>
          </table:table-cell>
          <table:table-cell table:formula="of:=[.J6]+[.M6]/2" office:value-type="float" office:value="-13.604636098879" calcext:value-type="float">
            <text:p>-13.6046360989</text:p>
          </table:table-cell>
          <table:table-cell table:formula="of:=[.K6]+[.M6]/2" office:value-type="float" office:value="21.275" calcext:value-type="float">
            <text:p>21.275</text:p>
          </table:table-cell>
          <table:table-cell table:formula="of:=[.Q6]-[.P6]" office:value-type="float" office:value="34.879636098879" calcext:value-type="float">
            <text:p>34.87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8.89" calcext:value-type="float">
            <text:p>-8.89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6" calcext:value-type="float">
            <text:p>11.66</text:p>
          </table:table-cell>
          <table:table-cell office:value-type="float" office:value="-8.99" calcext:value-type="float">
            <text:p>-8.99</text:p>
          </table:table-cell>
          <table:table-cell table:formula="of:=[.A7]-[.B7]-[.C7]-[.D7]-[.E7]" office:value-type="float" office:value="-23.809636098879" calcext:value-type="float">
            <text:p>-23.810</text:p>
          </table:table-cell>
          <table:table-cell table:style-name="ce8" table:formula="of:=([.G7]+[.H7])/2" office:value-type="float" office:value="11.65" calcext:value-type="float">
            <text:p>11.650</text:p>
          </table:table-cell>
          <table:table-cell table:style-name="ce8" table:formula="of:=([.F7]+[.I7])/2" office:value-type="float" office:value="-8.94" calcext:value-type="float">
            <text:p>-8.940</text:p>
          </table:table-cell>
          <table:table-cell table:formula="of:=[.K7]-[.L7]" office:value-type="float" office:value="20.59" calcext:value-type="float">
            <text:p>20.59</text:p>
          </table:table-cell>
          <table:table-cell table:formula="of:=[.G7]+([.H7]-[.F7])/2" office:value-type="float" office:value="21.915" calcext:value-type="float">
            <text:p>21.915</text:p>
          </table:table-cell>
          <table:table-cell table:formula="of:=[.H7]+([.G7]-[.I7])/2" office:value-type="float" office:value="21.975" calcext:value-type="float">
            <text:p>21.975</text:p>
          </table:table-cell>
          <table:table-cell table:formula="of:=[.J7]+[.M7]/2" office:value-type="float" office:value="-13.514636098879" calcext:value-type="float">
            <text:p>-13.5146360989</text:p>
          </table:table-cell>
          <table:table-cell table:formula="of:=[.K7]+[.M7]/2" office:value-type="float" office:value="21.945" calcext:value-type="float">
            <text:p>21.945</text:p>
          </table:table-cell>
          <table:table-cell table:formula="of:=[.Q7]-[.P7]" office:value-type="float" office:value="35.459636098879" calcext:value-type="float">
            <text:p>35.45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12.55" calcext:value-type="float">
            <text:p>-12.55</text:p>
          </table:table-cell>
          <table:table-cell office:value-type="float" office:value="11.16" calcext:value-type="float">
            <text:p>11.16</text:p>
          </table:table-cell>
          <table:table-cell office:value-type="float" office:value="11.19" calcext:value-type="float">
            <text:p>11.19</text:p>
          </table:table-cell>
          <table:table-cell office:value-type="float" office:value="-12.65" calcext:value-type="float">
            <text:p>-12.65</text:p>
          </table:table-cell>
          <table:table-cell table:formula="of:=[.A8]-[.B8]-[.C8]-[.D8]-[.E8]" office:value-type="float" office:value="-24.809636098879" calcext:value-type="float">
            <text:p>-24.810</text:p>
          </table:table-cell>
          <table:table-cell table:style-name="ce8" table:formula="of:=([.G8]+[.H8])/2" office:value-type="float" office:value="11.175" calcext:value-type="float">
            <text:p>11.175</text:p>
          </table:table-cell>
          <table:table-cell table:style-name="ce8" table:formula="of:=([.F8]+[.I8])/2" office:value-type="float" office:value="-12.6" calcext:value-type="float">
            <text:p>-12.600</text:p>
          </table:table-cell>
          <table:table-cell table:formula="of:=[.K8]-[.L8]" office:value-type="float" office:value="23.775" calcext:value-type="float">
            <text:p>23.775</text:p>
          </table:table-cell>
          <table:table-cell table:formula="of:=[.G8]+([.H8]-[.F8])/2" office:value-type="float" office:value="23.03" calcext:value-type="float">
            <text:p>23.03</text:p>
          </table:table-cell>
          <table:table-cell table:formula="of:=[.H8]+([.G8]-[.I8])/2" office:value-type="float" office:value="23.095" calcext:value-type="float">
            <text:p>23.095</text:p>
          </table:table-cell>
          <table:table-cell table:formula="of:=[.J8]+[.M8]/2" office:value-type="float" office:value="-12.922136098879" calcext:value-type="float">
            <text:p>-12.9221360989</text:p>
          </table:table-cell>
          <table:table-cell table:formula="of:=[.K8]+[.M8]/2" office:value-type="float" office:value="23.0625" calcext:value-type="float">
            <text:p>23.0625</text:p>
          </table:table-cell>
          <table:table-cell table:formula="of:=[.Q8]-[.P8]" office:value-type="float" office:value="35.984636098879" calcext:value-type="float">
            <text:p>35.98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17.73" calcext:value-type="float">
            <text:p>-17.73</text:p>
          </table:table-cell>
          <table:table-cell office:value-type="float" office:value="10.6" calcext:value-type="float">
            <text:p>10.60</text:p>
          </table:table-cell>
          <table:table-cell office:value-type="float" office:value="10.63" calcext:value-type="float">
            <text:p>10.63</text:p>
          </table:table-cell>
          <table:table-cell office:value-type="float" office:value="-17.86" calcext:value-type="float">
            <text:p>-17.86</text:p>
          </table:table-cell>
          <table:table-cell table:formula="of:=[.A9]-[.B9]-[.C9]-[.D9]-[.E9]" office:value-type="float" office:value="-25.809636098879" calcext:value-type="float">
            <text:p>-25.810</text:p>
          </table:table-cell>
          <table:table-cell table:style-name="ce8" table:formula="of:=([.G9]+[.H9])/2" office:value-type="float" office:value="10.615" calcext:value-type="float">
            <text:p>10.615</text:p>
          </table:table-cell>
          <table:table-cell table:style-name="ce8" table:formula="of:=([.F9]+[.I9])/2" office:value-type="float" office:value="-17.795" calcext:value-type="float">
            <text:p>-17.795</text:p>
          </table:table-cell>
          <table:table-cell table:formula="of:=[.K9]-[.L9]" office:value-type="float" office:value="28.41" calcext:value-type="float">
            <text:p>28.41</text:p>
          </table:table-cell>
          <table:table-cell table:formula="of:=[.G9]+([.H9]-[.F9])/2" office:value-type="float" office:value="24.78" calcext:value-type="float">
            <text:p>24.78</text:p>
          </table:table-cell>
          <table:table-cell table:formula="of:=[.H9]+([.G9]-[.I9])/2" office:value-type="float" office:value="24.86" calcext:value-type="float">
            <text:p>24.86</text:p>
          </table:table-cell>
          <table:table-cell table:formula="of:=[.J9]+[.M9]/2" office:value-type="float" office:value="-11.604636098879" calcext:value-type="float">
            <text:p>-11.6046360989</text:p>
          </table:table-cell>
          <table:table-cell table:formula="of:=[.K9]+[.M9]/2" office:value-type="float" office:value="24.82" calcext:value-type="float">
            <text:p>24.82</text:p>
          </table:table-cell>
          <table:table-cell table:formula="of:=[.Q9]-[.P9]" office:value-type="float" office:value="36.424636098879" calcext:value-type="float">
            <text:p>36.42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27.16" calcext:value-type="float">
            <text:p>-27.16</text:p>
          </table:table-cell>
          <table:table-cell office:value-type="float" office:value="9.88" calcext:value-type="float">
            <text:p>9.88</text:p>
          </table:table-cell>
          <table:table-cell office:value-type="float" office:value="9.91" calcext:value-type="float">
            <text:p>9.91</text:p>
          </table:table-cell>
          <table:table-cell office:value-type="float" office:value="-26.38" calcext:value-type="float">
            <text:p>-26.38</text:p>
          </table:table-cell>
          <table:table-cell table:formula="of:=[.A10]-[.B10]-[.C10]-[.D10]-[.E10]" office:value-type="float" office:value="-26.809636098879" calcext:value-type="float">
            <text:p>-26.810</text:p>
          </table:table-cell>
          <table:table-cell table:style-name="ce8" table:formula="of:=([.G10]+[.H10])/2" office:value-type="float" office:value="9.895" calcext:value-type="float">
            <text:p>9.895</text:p>
          </table:table-cell>
          <table:table-cell table:style-name="ce8" table:formula="of:=([.F10]+[.I10])/2" office:value-type="float" office:value="-26.77" calcext:value-type="float">
            <text:p>-26.770</text:p>
          </table:table-cell>
          <table:table-cell table:formula="of:=[.K10]-[.L10]" office:value-type="float" office:value="36.665" calcext:value-type="float">
            <text:p>36.665</text:p>
          </table:table-cell>
          <table:table-cell table:formula="of:=[.G10]+([.H10]-[.F10])/2" office:value-type="float" office:value="28.415" calcext:value-type="float">
            <text:p>28.415</text:p>
          </table:table-cell>
          <table:table-cell table:formula="of:=[.H10]+([.G10]-[.I10])/2" office:value-type="float" office:value="28.04" calcext:value-type="float">
            <text:p>28.04</text:p>
          </table:table-cell>
          <table:table-cell table:formula="of:=[.J10]+[.M10]/2" office:value-type="float" office:value="-8.47713609887898" calcext:value-type="float">
            <text:p>-8.4771360989</text:p>
          </table:table-cell>
          <table:table-cell table:formula="of:=[.K10]+[.M10]/2" office:value-type="float" office:value="28.2275" calcext:value-type="float">
            <text:p>28.2275</text:p>
          </table:table-cell>
          <table:table-cell table:formula="of:=[.Q10]-[.P10]" office:value-type="float" office:value="36.704636098879" calcext:value-type="float">
            <text:p>36.70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35.3" calcext:value-type="float">
            <text:p>-35.30</text:p>
          </table:table-cell>
          <table:table-cell office:value-type="float" office:value="8.99" calcext:value-type="float">
            <text:p>8.99</text:p>
          </table:table-cell>
          <table:table-cell office:value-type="float" office:value="9.02" calcext:value-type="float">
            <text:p>9.02</text:p>
          </table:table-cell>
          <table:table-cell office:value-type="float" office:value="-35.74" calcext:value-type="float">
            <text:p>-35.74</text:p>
          </table:table-cell>
          <table:table-cell table:formula="of:=[.A11]-[.B11]-[.C11]-[.D11]-[.E11]" office:value-type="float" office:value="-27.809636098879" calcext:value-type="float">
            <text:p>-27.810</text:p>
          </table:table-cell>
          <table:table-cell table:style-name="ce8" table:formula="of:=([.G11]+[.H11])/2" office:value-type="float" office:value="9.005" calcext:value-type="float">
            <text:p>9.005</text:p>
          </table:table-cell>
          <table:table-cell table:style-name="ce8" table:formula="of:=([.F11]+[.I11])/2" office:value-type="float" office:value="-35.52" calcext:value-type="float">
            <text:p>-35.520</text:p>
          </table:table-cell>
          <table:table-cell table:formula="of:=[.K11]-[.L11]" office:value-type="float" office:value="44.525" calcext:value-type="float">
            <text:p>44.525</text:p>
          </table:table-cell>
          <table:table-cell table:formula="of:=[.G11]+([.H11]-[.F11])/2" office:value-type="float" office:value="31.15" calcext:value-type="float">
            <text:p>31.15</text:p>
          </table:table-cell>
          <table:table-cell table:formula="of:=[.H11]+([.G11]-[.I11])/2" office:value-type="float" office:value="31.385" calcext:value-type="float">
            <text:p>31.385</text:p>
          </table:table-cell>
          <table:table-cell table:formula="of:=[.J11]+[.M11]/2" office:value-type="float" office:value="-5.54713609887898" calcext:value-type="float">
            <text:p>-5.5471360989</text:p>
          </table:table-cell>
          <table:table-cell table:formula="of:=[.K11]+[.M11]/2" office:value-type="float" office:value="31.2675" calcext:value-type="float">
            <text:p>31.2675</text:p>
          </table:table-cell>
          <table:table-cell table:formula="of:=[.Q11]-[.P11]" office:value-type="float" office:value="36.814636098879" calcext:value-type="float">
            <text:p>36.81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38.6" calcext:value-type="float">
            <text:p>-38.60</text:p>
          </table:table-cell>
          <table:table-cell office:value-type="float" office:value="8.04" calcext:value-type="float">
            <text:p>8.04</text:p>
          </table:table-cell>
          <table:table-cell office:value-type="float" office:value="8.08" calcext:value-type="float">
            <text:p>8.08</text:p>
          </table:table-cell>
          <table:table-cell office:value-type="float" office:value="-39.16" calcext:value-type="float">
            <text:p>-39.16</text:p>
          </table:table-cell>
          <table:table-cell table:formula="of:=[.A12]-[.B12]-[.C12]-[.D12]-[.E12]" office:value-type="float" office:value="-28.809636098879" calcext:value-type="float">
            <text:p>-28.810</text:p>
          </table:table-cell>
          <table:table-cell table:style-name="ce8" table:formula="of:=([.G12]+[.H12])/2" office:value-type="float" office:value="8.06" calcext:value-type="float">
            <text:p>8.060</text:p>
          </table:table-cell>
          <table:table-cell table:style-name="ce8" table:formula="of:=([.F12]+[.I12])/2" office:value-type="float" office:value="-38.88" calcext:value-type="float">
            <text:p>-38.880</text:p>
          </table:table-cell>
          <table:table-cell table:formula="of:=[.K12]-[.L12]" office:value-type="float" office:value="46.94" calcext:value-type="float">
            <text:p>46.94</text:p>
          </table:table-cell>
          <table:table-cell table:formula="of:=[.G12]+([.H12]-[.F12])/2" office:value-type="float" office:value="31.38" calcext:value-type="float">
            <text:p>31.38</text:p>
          </table:table-cell>
          <table:table-cell table:formula="of:=[.H12]+([.G12]-[.I12])/2" office:value-type="float" office:value="31.68" calcext:value-type="float">
            <text:p>31.68</text:p>
          </table:table-cell>
          <table:table-cell table:formula="of:=[.J12]+[.M12]/2" office:value-type="float" office:value="-5.33963609887898" calcext:value-type="float">
            <text:p>-5.3396360989</text:p>
          </table:table-cell>
          <table:table-cell table:formula="of:=[.K12]+[.M12]/2" office:value-type="float" office:value="31.53" calcext:value-type="float">
            <text:p>31.53</text:p>
          </table:table-cell>
          <table:table-cell table:formula="of:=[.Q12]-[.P12]" office:value-type="float" office:value="36.869636098879" calcext:value-type="float">
            <text:p>36.86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41.01" calcext:value-type="float">
            <text:p>-41.01</text:p>
          </table:table-cell>
          <table:table-cell office:value-type="float" office:value="7.14" calcext:value-type="float">
            <text:p>7.14</text:p>
          </table:table-cell>
          <table:table-cell office:value-type="float" office:value="7.17" calcext:value-type="float">
            <text:p>7.17</text:p>
          </table:table-cell>
          <table:table-cell office:value-type="float" office:value="-41.61" calcext:value-type="float">
            <text:p>-41.61</text:p>
          </table:table-cell>
          <table:table-cell table:formula="of:=[.A13]-[.B13]-[.C13]-[.D13]-[.E13]" office:value-type="float" office:value="-29.809636098879" calcext:value-type="float">
            <text:p>-29.810</text:p>
          </table:table-cell>
          <table:table-cell table:style-name="ce8" table:formula="of:=([.G13]+[.H13])/2" office:value-type="float" office:value="7.155" calcext:value-type="float">
            <text:p>7.155</text:p>
          </table:table-cell>
          <table:table-cell table:style-name="ce8" table:formula="of:=([.F13]+[.I13])/2" office:value-type="float" office:value="-41.31" calcext:value-type="float">
            <text:p>-41.310</text:p>
          </table:table-cell>
          <table:table-cell table:formula="of:=[.K13]-[.L13]" office:value-type="float" office:value="48.465" calcext:value-type="float">
            <text:p>48.465</text:p>
          </table:table-cell>
          <table:table-cell table:formula="of:=[.G13]+([.H13]-[.F13])/2" office:value-type="float" office:value="31.23" calcext:value-type="float">
            <text:p>31.23</text:p>
          </table:table-cell>
          <table:table-cell table:formula="of:=[.H13]+([.G13]-[.I13])/2" office:value-type="float" office:value="31.545" calcext:value-type="float">
            <text:p>31.545</text:p>
          </table:table-cell>
          <table:table-cell table:formula="of:=[.J13]+[.M13]/2" office:value-type="float" office:value="-5.57713609887898" calcext:value-type="float">
            <text:p>-5.5771360989</text:p>
          </table:table-cell>
          <table:table-cell table:formula="of:=[.K13]+[.M13]/2" office:value-type="float" office:value="31.3875" calcext:value-type="float">
            <text:p>31.3875</text:p>
          </table:table-cell>
          <table:table-cell table:formula="of:=[.Q13]-[.P13]" office:value-type="float" office:value="36.964636098879" calcext:value-type="float">
            <text:p>36.96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43.7" calcext:value-type="float">
            <text:p>-43.70</text:p>
          </table:table-cell>
          <table:table-cell office:value-type="float" office:value="6.16" calcext:value-type="float">
            <text:p>6.16</text:p>
          </table:table-cell>
          <table:table-cell office:value-type="float" office:value="6.19" calcext:value-type="float">
            <text:p>6.19</text:p>
          </table:table-cell>
          <table:table-cell office:value-type="float" office:value="-44.21" calcext:value-type="float">
            <text:p>-44.21</text:p>
          </table:table-cell>
          <table:table-cell table:formula="of:=[.A14]-[.B14]-[.C14]-[.D14]-[.E14]" office:value-type="float" office:value="-30.809636098879" calcext:value-type="float">
            <text:p>-30.810</text:p>
          </table:table-cell>
          <table:table-cell table:style-name="ce8" table:formula="of:=([.G14]+[.H14])/2" office:value-type="float" office:value="6.175" calcext:value-type="float">
            <text:p>6.175</text:p>
          </table:table-cell>
          <table:table-cell table:style-name="ce8" table:formula="of:=([.F14]+[.I14])/2" office:value-type="float" office:value="-43.955" calcext:value-type="float">
            <text:p>-43.955</text:p>
          </table:table-cell>
          <table:table-cell table:formula="of:=[.K14]-[.L14]" office:value-type="float" office:value="50.13" calcext:value-type="float">
            <text:p>50.13</text:p>
          </table:table-cell>
          <table:table-cell table:formula="of:=[.G14]+([.H14]-[.F14])/2" office:value-type="float" office:value="31.105" calcext:value-type="float">
            <text:p>31.105</text:p>
          </table:table-cell>
          <table:table-cell table:formula="of:=[.H14]+([.G14]-[.I14])/2" office:value-type="float" office:value="31.375" calcext:value-type="float">
            <text:p>31.375</text:p>
          </table:table-cell>
          <table:table-cell table:formula="of:=[.J14]+[.M14]/2" office:value-type="float" office:value="-5.74463609887898" calcext:value-type="float">
            <text:p>-5.7446360989</text:p>
          </table:table-cell>
          <table:table-cell table:formula="of:=[.K14]+[.M14]/2" office:value-type="float" office:value="31.24" calcext:value-type="float">
            <text:p>31.24</text:p>
          </table:table-cell>
          <table:table-cell table:formula="of:=[.Q14]-[.P14]" office:value-type="float" office:value="36.984636098879" calcext:value-type="float">
            <text:p>36.98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46.58" calcext:value-type="float">
            <text:p>-46.58</text:p>
          </table:table-cell>
          <table:table-cell office:value-type="float" office:value="5.18" calcext:value-type="float">
            <text:p>5.18</text:p>
          </table:table-cell>
          <table:table-cell office:value-type="float" office:value="5.22" calcext:value-type="float">
            <text:p>5.22</text:p>
          </table:table-cell>
          <table:table-cell office:value-type="float" office:value="-47.3" calcext:value-type="float">
            <text:p>-47.30</text:p>
          </table:table-cell>
          <table:table-cell table:formula="of:=[.A15]-[.B15]-[.C15]-[.D15]-[.E15]" office:value-type="float" office:value="-31.809636098879" calcext:value-type="float">
            <text:p>-31.810</text:p>
          </table:table-cell>
          <table:table-cell table:style-name="ce8" table:formula="of:=([.G15]+[.H15])/2" office:value-type="float" office:value="5.2" calcext:value-type="float">
            <text:p>5.200</text:p>
          </table:table-cell>
          <table:table-cell table:style-name="ce8" table:formula="of:=([.F15]+[.I15])/2" office:value-type="float" office:value="-46.94" calcext:value-type="float">
            <text:p>-46.940</text:p>
          </table:table-cell>
          <table:table-cell table:formula="of:=[.K15]-[.L15]" office:value-type="float" office:value="52.14" calcext:value-type="float">
            <text:p>52.14</text:p>
          </table:table-cell>
          <table:table-cell table:formula="of:=[.G15]+([.H15]-[.F15])/2" office:value-type="float" office:value="31.08" calcext:value-type="float">
            <text:p>31.08</text:p>
          </table:table-cell>
          <table:table-cell table:formula="of:=[.H15]+([.G15]-[.I15])/2" office:value-type="float" office:value="31.46" calcext:value-type="float">
            <text:p>31.46</text:p>
          </table:table-cell>
          <table:table-cell table:formula="of:=[.J15]+[.M15]/2" office:value-type="float" office:value="-5.73963609887898" calcext:value-type="float">
            <text:p>-5.7396360989</text:p>
          </table:table-cell>
          <table:table-cell table:formula="of:=[.K15]+[.M15]/2" office:value-type="float" office:value="31.27" calcext:value-type="float">
            <text:p>31.27</text:p>
          </table:table-cell>
          <table:table-cell table:formula="of:=[.Q15]-[.P15]" office:value-type="float" office:value="37.009636098879" calcext:value-type="float">
            <text:p>37.00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49.71" calcext:value-type="float">
            <text:p>-49.71</text:p>
          </table:table-cell>
          <table:table-cell office:value-type="float" office:value="4.21" calcext:value-type="float">
            <text:p>4.21</text:p>
          </table:table-cell>
          <table:table-cell office:value-type="float" office:value="4.24" calcext:value-type="float">
            <text:p>4.24</text:p>
          </table:table-cell>
          <table:table-cell office:value-type="float" office:value="-50.65" calcext:value-type="float">
            <text:p>-50.65</text:p>
          </table:table-cell>
          <table:table-cell table:formula="of:=[.A16]-[.B16]-[.C16]-[.D16]-[.E16]" office:value-type="float" office:value="-32.809636098879" calcext:value-type="float">
            <text:p>-32.810</text:p>
          </table:table-cell>
          <table:table-cell table:style-name="ce8" table:formula="of:=([.G16]+[.H16])/2" office:value-type="float" office:value="4.225" calcext:value-type="float">
            <text:p>4.225</text:p>
          </table:table-cell>
          <table:table-cell table:style-name="ce8" table:formula="of:=([.F16]+[.I16])/2" office:value-type="float" office:value="-50.18" calcext:value-type="float">
            <text:p>-50.180</text:p>
          </table:table-cell>
          <table:table-cell table:formula="of:=[.K16]-[.L16]" office:value-type="float" office:value="54.405" calcext:value-type="float">
            <text:p>54.405</text:p>
          </table:table-cell>
          <table:table-cell table:formula="of:=[.G16]+([.H16]-[.F16])/2" office:value-type="float" office:value="31.185" calcext:value-type="float">
            <text:p>31.185</text:p>
          </table:table-cell>
          <table:table-cell table:formula="of:=[.H16]+([.G16]-[.I16])/2" office:value-type="float" office:value="31.67" calcext:value-type="float">
            <text:p>31.67</text:p>
          </table:table-cell>
          <table:table-cell table:formula="of:=[.J16]+[.M16]/2" office:value-type="float" office:value="-5.60713609887898" calcext:value-type="float">
            <text:p>-5.6071360989</text:p>
          </table:table-cell>
          <table:table-cell table:formula="of:=[.K16]+[.M16]/2" office:value-type="float" office:value="31.4275" calcext:value-type="float">
            <text:p>31.4275</text:p>
          </table:table-cell>
          <table:table-cell table:formula="of:=[.Q16]-[.P16]" office:value-type="float" office:value="37.034636098879" calcext:value-type="float">
            <text:p>37.03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53.25" calcext:value-type="float">
            <text:p>-53.25</text:p>
          </table:table-cell>
          <table:table-cell office:value-type="float" office:value="3.2" calcext:value-type="float">
            <text:p>3.20</text:p>
          </table:table-cell>
          <table:table-cell office:value-type="float" office:value="3.24" calcext:value-type="float">
            <text:p>3.24</text:p>
          </table:table-cell>
          <table:table-cell office:value-type="float" office:value="-54.43" calcext:value-type="float">
            <text:p>-54.43</text:p>
          </table:table-cell>
          <table:table-cell table:formula="of:=[.A17]-[.B17]-[.C17]-[.D17]-[.E17]" office:value-type="float" office:value="-33.809636098879" calcext:value-type="float">
            <text:p>-33.810</text:p>
          </table:table-cell>
          <table:table-cell table:style-name="ce8" table:formula="of:=([.G17]+[.H17])/2" office:value-type="float" office:value="3.22" calcext:value-type="float">
            <text:p>3.220</text:p>
          </table:table-cell>
          <table:table-cell table:style-name="ce8" table:formula="of:=([.F17]+[.I17])/2" office:value-type="float" office:value="-53.84" calcext:value-type="float">
            <text:p>-53.840</text:p>
          </table:table-cell>
          <table:table-cell table:formula="of:=[.K17]-[.L17]" office:value-type="float" office:value="57.06" calcext:value-type="float">
            <text:p>57.06</text:p>
          </table:table-cell>
          <table:table-cell table:formula="of:=[.G17]+([.H17]-[.F17])/2" office:value-type="float" office:value="31.445" calcext:value-type="float">
            <text:p>31.445</text:p>
          </table:table-cell>
          <table:table-cell table:formula="of:=[.H17]+([.G17]-[.I17])/2" office:value-type="float" office:value="32.055" calcext:value-type="float">
            <text:p>32.055</text:p>
          </table:table-cell>
          <table:table-cell table:formula="of:=[.J17]+[.M17]/2" office:value-type="float" office:value="-5.27963609887898" calcext:value-type="float">
            <text:p>-5.2796360989</text:p>
          </table:table-cell>
          <table:table-cell table:formula="of:=[.K17]+[.M17]/2" office:value-type="float" office:value="31.75" calcext:value-type="float">
            <text:p>31.75</text:p>
          </table:table-cell>
          <table:table-cell table:formula="of:=[.Q17]-[.P17]" office:value-type="float" office:value="37.029636098879" calcext:value-type="float">
            <text:p>37.02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57.5" calcext:value-type="float">
            <text:p>-57.50</text:p>
          </table:table-cell>
          <table:table-cell office:value-type="float" office:value="2.22" calcext:value-type="float">
            <text:p>2.22</text:p>
          </table:table-cell>
          <table:table-cell office:value-type="float" office:value="2.25" calcext:value-type="float">
            <text:p>2.25</text:p>
          </table:table-cell>
          <table:table-cell office:value-type="float" office:value="-58.57" calcext:value-type="float">
            <text:p>-58.57</text:p>
          </table:table-cell>
          <table:table-cell table:formula="of:=[.A18]-[.B18]-[.C18]-[.D18]-[.E18]" office:value-type="float" office:value="-34.809636098879" calcext:value-type="float">
            <text:p>-34.810</text:p>
          </table:table-cell>
          <table:table-cell table:style-name="ce8" table:formula="of:=([.G18]+[.H18])/2" office:value-type="float" office:value="2.235" calcext:value-type="float">
            <text:p>2.235</text:p>
          </table:table-cell>
          <table:table-cell table:style-name="ce8" table:formula="of:=([.F18]+[.I18])/2" office:value-type="float" office:value="-58.035" calcext:value-type="float">
            <text:p>-58.035</text:p>
          </table:table-cell>
          <table:table-cell table:formula="of:=[.K18]-[.L18]" office:value-type="float" office:value="60.27" calcext:value-type="float">
            <text:p>60.27</text:p>
          </table:table-cell>
          <table:table-cell table:formula="of:=[.G18]+([.H18]-[.F18])/2" office:value-type="float" office:value="32.095" calcext:value-type="float">
            <text:p>32.095</text:p>
          </table:table-cell>
          <table:table-cell table:formula="of:=[.H18]+([.G18]-[.I18])/2" office:value-type="float" office:value="32.645" calcext:value-type="float">
            <text:p>32.645</text:p>
          </table:table-cell>
          <table:table-cell table:formula="of:=[.J18]+[.M18]/2" office:value-type="float" office:value="-4.67463609887898" calcext:value-type="float">
            <text:p>-4.6746360989</text:p>
          </table:table-cell>
          <table:table-cell table:formula="of:=[.K18]+[.M18]/2" office:value-type="float" office:value="32.37" calcext:value-type="float">
            <text:p>32.37</text:p>
          </table:table-cell>
          <table:table-cell table:formula="of:=[.Q18]-[.P18]" office:value-type="float" office:value="37.044636098879" calcext:value-type="float">
            <text:p>37.044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61.85" calcext:value-type="float">
            <text:p>-61.85</text:p>
          </table:table-cell>
          <table:table-cell office:value-type="float" office:value="1.24" calcext:value-type="float">
            <text:p>1.24</text:p>
          </table:table-cell>
          <table:table-cell office:value-type="float" office:value="1.28" calcext:value-type="float">
            <text:p>1.28</text:p>
          </table:table-cell>
          <table:table-cell office:value-type="float" office:value="-63.49" calcext:value-type="float">
            <text:p>-63.49</text:p>
          </table:table-cell>
          <table:table-cell table:formula="of:=[.A19]-[.B19]-[.C19]-[.D19]-[.E19]" office:value-type="float" office:value="-35.809636098879" calcext:value-type="float">
            <text:p>-35.810</text:p>
          </table:table-cell>
          <table:table-cell table:style-name="ce8" table:formula="of:=([.G19]+[.H19])/2" office:value-type="float" office:value="1.26" calcext:value-type="float">
            <text:p>1.260</text:p>
          </table:table-cell>
          <table:table-cell table:style-name="ce8" table:formula="of:=([.F19]+[.I19])/2" office:value-type="float" office:value="-62.67" calcext:value-type="float">
            <text:p>-62.670</text:p>
          </table:table-cell>
          <table:table-cell table:formula="of:=[.K19]-[.L19]" office:value-type="float" office:value="63.93" calcext:value-type="float">
            <text:p>63.93</text:p>
          </table:table-cell>
          <table:table-cell table:formula="of:=[.G19]+([.H19]-[.F19])/2" office:value-type="float" office:value="32.805" calcext:value-type="float">
            <text:p>32.805</text:p>
          </table:table-cell>
          <table:table-cell table:formula="of:=[.H19]+([.G19]-[.I19])/2" office:value-type="float" office:value="33.645" calcext:value-type="float">
            <text:p>33.645</text:p>
          </table:table-cell>
          <table:table-cell table:formula="of:=[.J19]+[.M19]/2" office:value-type="float" office:value="-3.84463609887898" calcext:value-type="float">
            <text:p>-3.8446360989</text:p>
          </table:table-cell>
          <table:table-cell table:formula="of:=[.K19]+[.M19]/2" office:value-type="float" office:value="33.225" calcext:value-type="float">
            <text:p>33.225</text:p>
          </table:table-cell>
          <table:table-cell table:formula="of:=[.Q19]-[.P19]" office:value-type="float" office:value="37.069636098879" calcext:value-type="float">
            <text:p>37.06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64.5" calcext:value-type="float">
            <text:p>-64.50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-67.08" calcext:value-type="float">
            <text:p>-67.08</text:p>
          </table:table-cell>
          <table:table-cell table:formula="of:=[.A20]-[.B20]-[.C20]-[.D20]-[.E20]" office:value-type="float" office:value="-36.809636098879" calcext:value-type="float">
            <text:p>-36.810</text:p>
          </table:table-cell>
          <table:table-cell table:style-name="ce8" table:formula="of:=([.G20]+[.H20])/2" office:value-type="float" office:value="0.25" calcext:value-type="float">
            <text:p>0.250</text:p>
          </table:table-cell>
          <table:table-cell table:style-name="ce8" table:formula="of:=([.F20]+[.I20])/2" office:value-type="float" office:value="-65.79" calcext:value-type="float">
            <text:p>-65.790</text:p>
          </table:table-cell>
          <table:table-cell table:formula="of:=[.K20]-[.L20]" office:value-type="float" office:value="66.04" calcext:value-type="float">
            <text:p>66.04</text:p>
          </table:table-cell>
          <table:table-cell table:formula="of:=[.G20]+([.H20]-[.F20])/2" office:value-type="float" office:value="32.615" calcext:value-type="float">
            <text:p>32.615</text:p>
          </table:table-cell>
          <table:table-cell table:formula="of:=[.H20]+([.G20]-[.I20])/2" office:value-type="float" office:value="33.925" calcext:value-type="float">
            <text:p>33.925</text:p>
          </table:table-cell>
          <table:table-cell table:formula="of:=[.J20]+[.M20]/2" office:value-type="float" office:value="-3.78963609887899" calcext:value-type="float">
            <text:p>-3.7896360989</text:p>
          </table:table-cell>
          <table:table-cell table:formula="of:=[.K20]+[.M20]/2" office:value-type="float" office:value="33.27" calcext:value-type="float">
            <text:p>33.27</text:p>
          </table:table-cell>
          <table:table-cell table:formula="of:=[.Q20]-[.P20]" office:value-type="float" office:value="37.059636098879" calcext:value-type="float">
            <text:p>37.0596360989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19963609887898" calcext:value-type="float">
            <text:p>3.200</text:p>
          </table:table-cell>
          <table:table-cell office:value-type="float" office:value="-67.75" calcext:value-type="float">
            <text:p>-67.75</text:p>
          </table:table-cell>
          <table:table-cell office:value-type="float" office:value="-0.77" calcext:value-type="float">
            <text:p>-0.77</text:p>
          </table:table-cell>
          <table:table-cell office:value-type="float" office:value="-0.74" calcext:value-type="float">
            <text:p>-0.74</text:p>
          </table:table-cell>
          <table:table-cell office:value-type="float" office:value="-68.83" calcext:value-type="float">
            <text:p>-68.83</text:p>
          </table:table-cell>
          <table:table-cell table:formula="of:=[.A21]-[.B21]-[.C21]-[.D21]-[.E21]" office:value-type="float" office:value="-37.809636098879" calcext:value-type="float">
            <text:p>-37.810</text:p>
          </table:table-cell>
          <table:table-cell table:style-name="ce8" table:formula="of:=([.G21]+[.H21])/2" office:value-type="float" office:value="-0.755" calcext:value-type="float">
            <text:p>-0.755</text:p>
          </table:table-cell>
          <table:table-cell table:style-name="ce8" table:formula="of:=([.F21]+[.I21])/2" office:value-type="float" office:value="-68.29" calcext:value-type="float">
            <text:p>-68.290</text:p>
          </table:table-cell>
          <table:table-cell table:formula="of:=[.K21]-[.L21]" office:value-type="float" office:value="67.535" calcext:value-type="float">
            <text:p>67.535</text:p>
          </table:table-cell>
          <table:table-cell table:formula="of:=[.G21]+([.H21]-[.F21])/2" office:value-type="float" office:value="32.735" calcext:value-type="float">
            <text:p>32.735</text:p>
          </table:table-cell>
          <table:table-cell table:formula="of:=[.H21]+([.G21]-[.I21])/2" office:value-type="float" office:value="33.29" calcext:value-type="float">
            <text:p>33.29</text:p>
          </table:table-cell>
          <table:table-cell table:formula="of:=[.J21]+[.M21]/2" office:value-type="float" office:value="-4.04213609887898" calcext:value-type="float">
            <text:p>-4.0421360989</text:p>
          </table:table-cell>
          <table:table-cell table:formula="of:=[.K21]+[.M21]/2" office:value-type="float" office:value="33.0125" calcext:value-type="float">
            <text:p>33.0125</text:p>
          </table:table-cell>
          <table:table-cell table:formula="of:=[.Q21]-[.P21]" office:value-type="float" office:value="37.054636098879" calcext:value-type="float">
            <text:p>37.0546360989</text:p>
          </table:table-cell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4"/>
          <table:table-cell table:style-name="ce16" office:value-type="string" calcext:value-type="string">
            <text:p>IIP3</text:p>
          </table:table-cell>
          <table:table-cell table:style-name="ce16" table:formula="of:=AVERAGE([.P13:.P21])" office:value-type="float" office:value="-4.92213609887898" calcext:value-type="float">
            <text:p>-4.9221360989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6" office:value-type="string" calcext:value-type="string">
            <text:p>OIP3</text:p>
          </table:table-cell>
          <table:table-cell table:style-name="ce16" table:formula="of:=[.P24]+37.2818597063864" office:value-type="float" office:value="32.3597236075074" calcext:value-type="float">
            <text:p>32.3597236075</text:p>
          </table:table-cell>
          <table:table-cell table:number-columns-repeated="1007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1dB_30MHz" table:style-name="ta1">
        <table:shapes>
          <draw:frame draw:z-index="0" draw:style-name="gr1" draw:text-style-name="P1" svg:width="785.4pt" svg:height="537.96pt" svg:x="624.73pt" svg:y="33.9pt">
            <loext:p draw:notify-on-update-of-ranges="P1dB_30MHz.D2:P1dB_30MHz.D52 P1dB_30MHz.E1:P1dB_30MHz.E1 P1dB_30MHz.E2:P1dB_30MHz.E52 P1dB_30MHz.D1:P1dB_30MHz.D21 P1dB_30MHz.E1:P1dB_30MHz.E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3">
          <table:table-cell table:style-name="ce11" office:value-type="string" calcext:value-type="string">
            <text:p>Generator Power [dBm]</text:p>
          </table:table-cell>
          <table:table-cell table:style-name="ce11" office:value-type="string" calcext:value-type="string">
            <text:p>Fixed Attenuator [dB]</text:p>
          </table:table-cell>
          <table:table-cell table:style-name="ce14" office:value-type="string" calcext:value-type="string">
            <text:p>ZMSCJ-2-1 AVG IL [dB]</text:p>
          </table:table-cell>
          <table:table-cell table:style-name="ce11" office:value-type="string" calcext:value-type="string">
            <text:p>Input Power [dBm]</text:p>
          </table:table-cell>
          <table:table-cell table:style-name="ce15" office:value-type="string" calcext:value-type="string">
            <text:p>Output Power [dBm]</text:p>
          </table:table-cell>
          <table:table-cell table:style-name="ce11" office:value-type="string" calcext:value-type="string">
            <text:p>Gain</text:p>
          </table:table-cell>
          <table:table-cell table:style-name="ce11" office:value-type="string" calcext:value-type="string">
            <text:p>Linear Trend [dBm]</text:p>
          </table:table-cell>
          <table:table-cell table:style-name="ce11" office:value-type="string" calcext:value-type="string">
            <text:p>Linear Delta [dB]</text:p>
          </table:table-cell>
          <table:table-cell table:style-name="ce11" table:number-columns-repeated="10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3.5" calcext:value-type="float">
            <text:p>-63.50</text:p>
          </table:table-cell>
          <table:table-cell table:formula="of:=[.E2]-[.D2]" office:value-type="float" office:value="35.91" calcext:value-type="float">
            <text:p>35.91</text:p>
          </table:table-cell>
          <table:table-cell table:formula="of:=1.0017435198*[.D2]+35.9385702319" office:value-type="float" office:value="-63.644753071418" calcext:value-type="float">
            <text:p>-63.6447530714</text:p>
          </table:table-cell>
          <table:table-cell table:formula="of:=[.G2]-[.E2]" office:value-type="float" office:value="-0.144753071418009" calcext:value-type="float">
            <text:p>-0.1447530714</text:p>
          </table:table-cell>
          <table:table-cell table:number-columns-repeated="10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3.7" calcext:value-type="float">
            <text:p>-53.70</text:p>
          </table:table-cell>
          <table:table-cell table:formula="of:=[.E3]-[.D3]" office:value-type="float" office:value="35.71" calcext:value-type="float">
            <text:p>35.71</text:p>
          </table:table-cell>
          <table:table-cell table:formula="of:=1.0017435198*[.D3]+35.9385702319" office:value-type="float" office:value="-53.627317873418" calcext:value-type="float">
            <text:p>-53.6273178734</text:p>
          </table:table-cell>
          <table:table-cell table:formula="of:=[.G3]-[.E3]" office:value-type="float" office:value="0.072682126581995" calcext:value-type="float">
            <text:p>0.0726821266</text:p>
          </table:table-cell>
          <table:table-cell table:number-columns-repeated="10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3.65" calcext:value-type="float">
            <text:p>-43.65</text:p>
          </table:table-cell>
          <table:table-cell table:formula="of:=[.E4]-[.D4]" office:value-type="float" office:value="35.76" calcext:value-type="float">
            <text:p>35.76</text:p>
          </table:table-cell>
          <table:table-cell table:formula="of:=1.0017435198*[.D4]+35.9385702319" office:value-type="float" office:value="-43.609882675418" calcext:value-type="float">
            <text:p>-43.6098826754</text:p>
          </table:table-cell>
          <table:table-cell table:formula="of:=[.G4]-[.E4]" office:value-type="float" office:value="0.0401173245819919" calcext:value-type="float">
            <text:p>0.0401173246</text:p>
          </table:table-cell>
          <table:table-cell table:number-columns-repeated="10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3.68" calcext:value-type="float">
            <text:p>-33.68</text:p>
          </table:table-cell>
          <table:table-cell table:formula="of:=[.E5]-[.D5]" office:value-type="float" office:value="35.73" calcext:value-type="float">
            <text:p>35.73</text:p>
          </table:table-cell>
          <table:table-cell table:formula="of:=1.0017435198*[.D5]+35.9385702319" office:value-type="float" office:value="-33.592447477418" calcext:value-type="float">
            <text:p>-33.5924474774</text:p>
          </table:table-cell>
          <table:table-cell table:formula="of:=[.G5]-[.E5]" office:value-type="float" office:value="0.0875525225819942" calcext:value-type="float">
            <text:p>0.0875525226</text:p>
          </table:table-cell>
          <table:table-cell table:number-columns-repeated="10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3.68" calcext:value-type="float">
            <text:p>-23.68</text:p>
          </table:table-cell>
          <table:table-cell table:formula="of:=[.E6]-[.D6]" office:value-type="float" office:value="35.73" calcext:value-type="float">
            <text:p>35.73</text:p>
          </table:table-cell>
          <table:table-cell table:formula="of:=1.0017435198*[.D6]+35.9385702319" office:value-type="float" office:value="-23.575012279418" calcext:value-type="float">
            <text:p>-23.5750122794</text:p>
          </table:table-cell>
          <table:table-cell table:formula="of:=[.G6]-[.E6]" office:value-type="float" office:value="0.104987720582002" calcext:value-type="float">
            <text:p>0.1049877206</text:p>
          </table:table-cell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6" calcext:value-type="float">
            <text:p>-13.60</text:p>
          </table:table-cell>
          <table:table-cell table:formula="of:=[.E7]-[.D7]" office:value-type="float" office:value="35.81" calcext:value-type="float">
            <text:p>35.81</text:p>
          </table:table-cell>
          <table:table-cell table:formula="of:=1.0017435198*[.D7]+35.9385702319" office:value-type="float" office:value="-13.557577081418" calcext:value-type="float">
            <text:p>-13.5575770814</text:p>
          </table:table-cell>
          <table:table-cell table:formula="of:=[.G7]-[.E7]" office:value-type="float" office:value="0.0424229185820035" calcext:value-type="float">
            <text:p>0.0424229186</text:p>
          </table:table-cell>
          <table:table-cell table:number-columns-repeated="10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52" calcext:value-type="float">
            <text:p>-12.52</text:p>
          </table:table-cell>
          <table:table-cell table:formula="of:=[.E8]-[.D8]" office:value-type="float" office:value="35.89" calcext:value-type="float">
            <text:p>35.89</text:p>
          </table:table-cell>
          <table:table-cell table:formula="of:=1.0017435198*[.D8]+35.9385702319" office:value-type="float" office:value="-12.555833561618" calcext:value-type="float">
            <text:p>-12.5558335616</text:p>
          </table:table-cell>
          <table:table-cell table:formula="of:=[.G8]-[.E8]" office:value-type="float" office:value="-0.035833561617995" calcext:value-type="float">
            <text:p>-0.0358335616</text:p>
          </table:table-cell>
          <table:table-cell table:number-columns-repeated="10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51" calcext:value-type="float">
            <text:p>-11.51</text:p>
          </table:table-cell>
          <table:table-cell table:formula="of:=[.E9]-[.D9]" office:value-type="float" office:value="35.9" calcext:value-type="float">
            <text:p>35.9</text:p>
          </table:table-cell>
          <table:table-cell table:formula="of:=1.0017435198*[.D9]+35.9385702319" office:value-type="float" office:value="-11.554090041818" calcext:value-type="float">
            <text:p>-11.5540900418</text:p>
          </table:table-cell>
          <table:table-cell table:formula="of:=[.G9]-[.E9]" office:value-type="float" office:value="-0.0440900418179933" calcext:value-type="float">
            <text:p>-0.0440900418</text:p>
          </table:table-cell>
          <table:table-cell table:number-columns-repeated="10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51" calcext:value-type="float">
            <text:p>-10.51</text:p>
          </table:table-cell>
          <table:table-cell table:formula="of:=[.E10]-[.D10]" office:value-type="float" office:value="35.9" calcext:value-type="float">
            <text:p>35.9</text:p>
          </table:table-cell>
          <table:table-cell table:formula="of:=1.0017435198*[.D10]+35.9385702319" office:value-type="float" office:value="-10.552346522018" calcext:value-type="float">
            <text:p>-10.552346522</text:p>
          </table:table-cell>
          <table:table-cell table:formula="of:=[.G10]-[.E10]" office:value-type="float" office:value="-0.0423465220179917" calcext:value-type="float">
            <text:p>-0.042346522</text:p>
          </table:table-cell>
          <table:table-cell table:number-columns-repeated="10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51" calcext:value-type="float">
            <text:p>-9.51</text:p>
          </table:table-cell>
          <table:table-cell table:formula="of:=[.E11]-[.D11]" office:value-type="float" office:value="35.9" calcext:value-type="float">
            <text:p>35.9</text:p>
          </table:table-cell>
          <table:table-cell table:formula="of:=1.0017435198*[.D11]+35.9385702319" office:value-type="float" office:value="-9.550603002218" calcext:value-type="float">
            <text:p>-9.5506030022</text:p>
          </table:table-cell>
          <table:table-cell table:formula="of:=[.G11]-[.E11]" office:value-type="float" office:value="-0.0406030022179973" calcext:value-type="float">
            <text:p>-0.0406030022</text:p>
          </table:table-cell>
          <table:table-cell table:number-columns-repeated="10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49" calcext:value-type="float">
            <text:p>-8.49</text:p>
          </table:table-cell>
          <table:table-cell table:formula="of:=[.E12]-[.D12]" office:value-type="float" office:value="35.92" calcext:value-type="float">
            <text:p>35.92</text:p>
          </table:table-cell>
          <table:table-cell table:formula="of:=1.0017435198*[.D12]+35.9385702319" office:value-type="float" office:value="-8.548859482418" calcext:value-type="float">
            <text:p>-8.5488594824</text:p>
          </table:table-cell>
          <table:table-cell table:formula="of:=[.G12]-[.E12]" office:value-type="float" office:value="-0.0588594824179953" calcext:value-type="float">
            <text:p>-0.0588594824</text:p>
          </table:table-cell>
          <table:table-cell table:number-columns-repeated="10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54" calcext:value-type="float">
            <text:p>-7.54</text:p>
          </table:table-cell>
          <table:table-cell table:formula="of:=[.E13]-[.D13]" office:value-type="float" office:value="35.87" calcext:value-type="float">
            <text:p>35.87</text:p>
          </table:table-cell>
          <table:table-cell table:formula="of:=1.0017435198*[.D13]+35.9385702319" office:value-type="float" office:value="-7.54711596261799" calcext:value-type="float">
            <text:p>-7.5471159626</text:p>
          </table:table-cell>
          <table:table-cell table:formula="of:=[.G13]-[.E13]" office:value-type="float" office:value="-0.00711596261799397" calcext:value-type="float">
            <text:p>-0.0071159626</text:p>
          </table:table-cell>
          <table:table-cell table:number-columns-repeated="10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54" calcext:value-type="float">
            <text:p>-6.54</text:p>
          </table:table-cell>
          <table:table-cell table:formula="of:=[.E14]-[.D14]" office:value-type="float" office:value="35.87" calcext:value-type="float">
            <text:p>35.87</text:p>
          </table:table-cell>
          <table:table-cell table:formula="of:=1.0017435198*[.D14]+35.9385702319" office:value-type="float" office:value="-6.54537244281799" calcext:value-type="float">
            <text:p>-6.5453724428</text:p>
          </table:table-cell>
          <table:table-cell table:formula="of:=[.G14]-[.E14]" office:value-type="float" office:value="-0.00537244281799243" calcext:value-type="float">
            <text:p>-0.0053724428</text:p>
          </table:table-cell>
          <table:table-cell table:number-columns-repeated="10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54" calcext:value-type="float">
            <text:p>-5.54</text:p>
          </table:table-cell>
          <table:table-cell table:formula="of:=[.E15]-[.D15]" office:value-type="float" office:value="35.87" calcext:value-type="float">
            <text:p>35.87</text:p>
          </table:table-cell>
          <table:table-cell table:formula="of:=1.0017435198*[.D15]+35.9385702319" office:value-type="float" office:value="-5.54362892301799" calcext:value-type="float">
            <text:p>-5.543628923</text:p>
          </table:table-cell>
          <table:table-cell table:formula="of:=[.G15]-[.E15]" office:value-type="float" office:value="-0.00362892301799089" calcext:value-type="float">
            <text:p>-0.003628923</text:p>
          </table:table-cell>
          <table:table-cell table:number-columns-repeated="10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53" calcext:value-type="float">
            <text:p>-4.53</text:p>
          </table:table-cell>
          <table:table-cell table:formula="of:=[.E16]-[.D16]" office:value-type="float" office:value="35.88" calcext:value-type="float">
            <text:p>35.88</text:p>
          </table:table-cell>
          <table:table-cell table:formula="of:=1.0017435198*[.D16]+35.9385702319" office:value-type="float" office:value="-4.541885403218" calcext:value-type="float">
            <text:p>-4.5418854032</text:p>
          </table:table-cell>
          <table:table-cell table:formula="of:=[.G16]-[.E16]" office:value-type="float" office:value="-0.0118854032179962" calcext:value-type="float">
            <text:p>-0.0118854032</text:p>
          </table:table-cell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52" calcext:value-type="float">
            <text:p>-3.52</text:p>
          </table:table-cell>
          <table:table-cell table:formula="of:=[.E17]-[.D17]" office:value-type="float" office:value="35.89" calcext:value-type="float">
            <text:p>35.89</text:p>
          </table:table-cell>
          <table:table-cell table:formula="of:=1.0017435198*[.D17]+35.9385702319" office:value-type="float" office:value="-3.54014188341799" calcext:value-type="float">
            <text:p>-3.5401418834</text:p>
          </table:table-cell>
          <table:table-cell table:formula="of:=[.G17]-[.E17]" office:value-type="float" office:value="-0.0201418834179949" calcext:value-type="float">
            <text:p>-0.0201418834</text:p>
          </table:table-cell>
          <table:table-cell table:number-columns-repeated="10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57" calcext:value-type="float">
            <text:p>-2.57</text:p>
          </table:table-cell>
          <table:table-cell table:formula="of:=[.E18]-[.D18]" office:value-type="float" office:value="35.84" calcext:value-type="float">
            <text:p>35.84</text:p>
          </table:table-cell>
          <table:table-cell table:formula="of:=1.0017435198*[.D18]+35.9385702319" office:value-type="float" office:value="-2.53839836361799" calcext:value-type="float">
            <text:p>-2.5383983636</text:p>
          </table:table-cell>
          <table:table-cell table:formula="of:=[.G18]-[.E18]" office:value-type="float" office:value="0.0316016363820069" calcext:value-type="float">
            <text:p>0.0316016364</text:p>
          </table:table-cell>
          <table:table-cell table:number-columns-repeated="10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55" calcext:value-type="float">
            <text:p>-1.55</text:p>
          </table:table-cell>
          <table:table-cell table:formula="of:=[.E19]-[.D19]" office:value-type="float" office:value="35.86" calcext:value-type="float">
            <text:p>35.86</text:p>
          </table:table-cell>
          <table:table-cell table:formula="of:=1.0017435198*[.D19]+35.9385702319" office:value-type="float" office:value="-1.53665484381799" calcext:value-type="float">
            <text:p>-1.5366548438</text:p>
          </table:table-cell>
          <table:table-cell table:formula="of:=[.G19]-[.E19]" office:value-type="float" office:value="0.0133451561820082" calcext:value-type="float">
            <text:p>0.0133451562</text:p>
          </table:table-cell>
          <table:table-cell table:number-columns-repeated="10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55" calcext:value-type="float">
            <text:p>-0.55</text:p>
          </table:table-cell>
          <table:table-cell table:formula="of:=[.E20]-[.D20]" office:value-type="float" office:value="35.86" calcext:value-type="float">
            <text:p>35.86</text:p>
          </table:table-cell>
          <table:table-cell table:formula="of:=1.0017435198*[.D20]+35.9385702319" office:value-type="float" office:value="-0.534911324017997" calcext:value-type="float">
            <text:p>-0.534911324</text:p>
          </table:table-cell>
          <table:table-cell table:formula="of:=[.G20]-[.E20]" office:value-type="float" office:value="0.0150886759820026" calcext:value-type="float">
            <text:p>0.015088676</text:p>
          </table:table-cell>
          <table:table-cell table:number-columns-repeated="10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46" calcext:value-type="float">
            <text:p>0.46</text:p>
          </table:table-cell>
          <table:table-cell table:formula="of:=[.E21]-[.D21]" office:value-type="float" office:value="35.87" calcext:value-type="float">
            <text:p>35.87</text:p>
          </table:table-cell>
          <table:table-cell table:formula="of:=1.0017435198*[.D21]+35.9385702319" office:value-type="float" office:value="0.466832195782004" calcext:value-type="float">
            <text:p>0.4668321958</text:p>
          </table:table-cell>
          <table:table-cell table:formula="of:=[.G21]-[.E21]" office:value-type="float" office:value="0.00683219578200406" calcext:value-type="float">
            <text:p>0.0068321958</text:p>
          </table:table-cell>
          <table:table-cell table:number-columns-repeated="10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46" calcext:value-type="float">
            <text:p>1.46</text:p>
          </table:table-cell>
          <table:table-cell table:formula="of:=[.E22]-[.D22]" office:value-type="float" office:value="35.87" calcext:value-type="float">
            <text:p>35.87</text:p>
          </table:table-cell>
          <table:table-cell table:formula="of:=1.0017435198*[.D22]+35.9385702319" office:value-type="float" office:value="1.46857571558201" calcext:value-type="float">
            <text:p>1.4685757156</text:p>
          </table:table-cell>
          <table:table-cell table:formula="of:=[.G22]-[.E22]" office:value-type="float" office:value="0.00857571558200565" calcext:value-type="float">
            <text:p>0.0085757156</text:p>
          </table:table-cell>
          <table:table-cell table:number-columns-repeated="10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4" calcext:value-type="float">
            <text:p>2.40</text:p>
          </table:table-cell>
          <table:table-cell table:formula="of:=[.E23]-[.D23]" office:value-type="float" office:value="35.81" calcext:value-type="float">
            <text:p>35.81</text:p>
          </table:table-cell>
          <table:table-cell table:formula="of:=1.0017435198*[.D23]+35.9385702319" office:value-type="float" office:value="2.47031923538201" calcext:value-type="float">
            <text:p>2.4703192354</text:p>
          </table:table-cell>
          <table:table-cell table:formula="of:=[.G23]-[.E23]" office:value-type="float" office:value="0.0703192353820072" calcext:value-type="float">
            <text:p>0.0703192354</text:p>
          </table:table-cell>
          <table:table-cell table:number-columns-repeated="10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.41" calcext:value-type="float">
            <text:p>3.41</text:p>
          </table:table-cell>
          <table:table-cell table:formula="of:=[.E24]-[.D24]" office:value-type="float" office:value="35.82" calcext:value-type="float">
            <text:p>35.82</text:p>
          </table:table-cell>
          <table:table-cell table:formula="of:=1.0017435198*[.D24]+35.9385702319" office:value-type="float" office:value="3.47206275518201" calcext:value-type="float">
            <text:p>3.4720627552</text:p>
          </table:table-cell>
          <table:table-cell table:formula="of:=[.G24]-[.E24]" office:value-type="float" office:value="0.0620627551820085" calcext:value-type="float">
            <text:p>0.0620627552</text:p>
          </table:table-cell>
          <table:table-cell table:number-columns-repeated="10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4.41" calcext:value-type="float">
            <text:p>4.41</text:p>
          </table:table-cell>
          <table:table-cell table:formula="of:=[.E25]-[.D25]" office:value-type="float" office:value="35.82" calcext:value-type="float">
            <text:p>35.82</text:p>
          </table:table-cell>
          <table:table-cell table:formula="of:=1.0017435198*[.D25]+35.9385702319" office:value-type="float" office:value="4.47380627498201" calcext:value-type="float">
            <text:p>4.473806275</text:p>
          </table:table-cell>
          <table:table-cell table:formula="of:=[.G25]-[.E25]" office:value-type="float" office:value="0.0638062749820065" calcext:value-type="float">
            <text:p>0.063806275</text:p>
          </table:table-cell>
          <table:table-cell table:number-columns-repeated="10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5.42" calcext:value-type="float">
            <text:p>5.42</text:p>
          </table:table-cell>
          <table:table-cell table:formula="of:=[.E26]-[.D26]" office:value-type="float" office:value="35.83" calcext:value-type="float">
            <text:p>35.83</text:p>
          </table:table-cell>
          <table:table-cell table:formula="of:=1.0017435198*[.D26]+35.9385702319" office:value-type="float" office:value="5.475549794782" calcext:value-type="float">
            <text:p>5.4755497948</text:p>
          </table:table-cell>
          <table:table-cell table:formula="of:=[.G26]-[.E26]" office:value-type="float" office:value="0.0555497947820047" calcext:value-type="float">
            <text:p>0.0555497948</text:p>
          </table:table-cell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6.41" calcext:value-type="float">
            <text:p>6.41</text:p>
          </table:table-cell>
          <table:table-cell table:formula="of:=[.E27]-[.D27]" office:value-type="float" office:value="35.82" calcext:value-type="float">
            <text:p>35.82</text:p>
          </table:table-cell>
          <table:table-cell table:formula="of:=1.0017435198*[.D27]+35.9385702319" office:value-type="float" office:value="6.47729331458201" calcext:value-type="float">
            <text:p>6.4772933146</text:p>
          </table:table-cell>
          <table:table-cell table:formula="of:=[.G27]-[.E27]" office:value-type="float" office:value="0.0672933145820061" calcext:value-type="float">
            <text:p>0.0672933146</text:p>
          </table:table-cell>
          <table:table-cell table:number-columns-repeated="10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7.38" calcext:value-type="float">
            <text:p>7.38</text:p>
          </table:table-cell>
          <table:table-cell table:formula="of:=[.E28]-[.D28]" office:value-type="float" office:value="35.79" calcext:value-type="float">
            <text:p>35.79</text:p>
          </table:table-cell>
          <table:table-cell table:formula="of:=1.0017435198*[.D28]+35.9385702319" office:value-type="float" office:value="7.479036834382" calcext:value-type="float">
            <text:p>7.4790368344</text:p>
          </table:table-cell>
          <table:table-cell table:formula="of:=[.G28]-[.E28]" office:value-type="float" office:value="0.0990368343820043" calcext:value-type="float">
            <text:p>0.0990368344</text:p>
          </table:table-cell>
          <table:table-cell table:number-columns-repeated="10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8.38" calcext:value-type="float">
            <text:p>8.38</text:p>
          </table:table-cell>
          <table:table-cell table:formula="of:=[.E29]-[.D29]" office:value-type="float" office:value="35.79" calcext:value-type="float">
            <text:p>35.79</text:p>
          </table:table-cell>
          <table:table-cell table:formula="of:=1.0017435198*[.D29]+35.9385702319" office:value-type="float" office:value="8.48078035418201" calcext:value-type="float">
            <text:p>8.4807803542</text:p>
          </table:table-cell>
          <table:table-cell table:formula="of:=[.G29]-[.E29]" office:value-type="float" office:value="0.100780354182005" calcext:value-type="float">
            <text:p>0.1007803542</text:p>
          </table:table-cell>
          <table:table-cell table:number-columns-repeated="10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9.37" calcext:value-type="float">
            <text:p>9.37</text:p>
          </table:table-cell>
          <table:table-cell table:formula="of:=[.E30]-[.D30]" office:value-type="float" office:value="35.78" calcext:value-type="float">
            <text:p>35.78</text:p>
          </table:table-cell>
          <table:table-cell table:formula="of:=1.0017435198*[.D30]+35.9385702319" office:value-type="float" office:value="9.48252387398201" calcext:value-type="float">
            <text:p>9.482523874</text:p>
          </table:table-cell>
          <table:table-cell table:formula="of:=[.G30]-[.E30]" office:value-type="float" office:value="0.112523873982008" calcext:value-type="float">
            <text:p>0.112523874</text:p>
          </table:table-cell>
          <table:table-cell table:number-columns-repeated="10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10.36" calcext:value-type="float">
            <text:p>10.36</text:p>
          </table:table-cell>
          <table:table-cell table:formula="of:=[.E31]-[.D31]" office:value-type="float" office:value="35.77" calcext:value-type="float">
            <text:p>35.77</text:p>
          </table:table-cell>
          <table:table-cell table:formula="of:=1.0017435198*[.D31]+35.9385702319" office:value-type="float" office:value="10.484267393782" calcext:value-type="float">
            <text:p>10.4842673938</text:p>
          </table:table-cell>
          <table:table-cell table:formula="of:=[.G31]-[.E31]" office:value-type="float" office:value="0.124267393782006" calcext:value-type="float">
            <text:p>0.1242673938</text:p>
          </table:table-cell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11.34" calcext:value-type="float">
            <text:p>11.34</text:p>
          </table:table-cell>
          <table:table-cell table:formula="of:=[.E32]-[.D32]" office:value-type="float" office:value="35.75" calcext:value-type="float">
            <text:p>35.75</text:p>
          </table:table-cell>
          <table:table-cell table:formula="of:=1.0017435198*[.D32]+35.9385702319" office:value-type="float" office:value="11.486010913582" calcext:value-type="float">
            <text:p>11.4860109136</text:p>
          </table:table-cell>
          <table:table-cell table:formula="of:=[.G32]-[.E32]" office:value-type="float" office:value="0.146010913582007" calcext:value-type="float">
            <text:p>0.1460109136</text:p>
          </table:table-cell>
          <table:table-cell table:number-columns-repeated="10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12.3" calcext:value-type="float">
            <text:p>12.30</text:p>
          </table:table-cell>
          <table:table-cell table:formula="of:=[.E33]-[.D33]" office:value-type="float" office:value="35.71" calcext:value-type="float">
            <text:p>35.71</text:p>
          </table:table-cell>
          <table:table-cell table:formula="of:=1.0017435198*[.D33]+35.9385702319" office:value-type="float" office:value="12.487754433382" calcext:value-type="float">
            <text:p>12.4877544334</text:p>
          </table:table-cell>
          <table:table-cell table:formula="of:=[.G33]-[.E33]" office:value-type="float" office:value="0.187754433382004" calcext:value-type="float">
            <text:p>0.1877544334</text:p>
          </table:table-cell>
          <table:table-cell table:number-columns-repeated="10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13.28" calcext:value-type="float">
            <text:p>13.28</text:p>
          </table:table-cell>
          <table:table-cell table:formula="of:=[.E34]-[.D34]" office:value-type="float" office:value="35.69" calcext:value-type="float">
            <text:p>35.69</text:p>
          </table:table-cell>
          <table:table-cell table:formula="of:=1.0017435198*[.D34]+35.9385702319" office:value-type="float" office:value="13.489497953182" calcext:value-type="float">
            <text:p>13.4894979532</text:p>
          </table:table-cell>
          <table:table-cell table:formula="of:=[.G34]-[.E34]" office:value-type="float" office:value="0.209497953182007" calcext:value-type="float">
            <text:p>0.2094979532</text:p>
          </table:table-cell>
          <table:table-cell table:number-columns-repeated="10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14.26" calcext:value-type="float">
            <text:p>14.26</text:p>
          </table:table-cell>
          <table:table-cell table:formula="of:=[.E35]-[.D35]" office:value-type="float" office:value="35.67" calcext:value-type="float">
            <text:p>35.67</text:p>
          </table:table-cell>
          <table:table-cell table:formula="of:=1.0017435198*[.D35]+35.9385702319" office:value-type="float" office:value="14.491241472982" calcext:value-type="float">
            <text:p>14.491241473</text:p>
          </table:table-cell>
          <table:table-cell table:formula="of:=[.G35]-[.E35]" office:value-type="float" office:value="0.231241472982004" calcext:value-type="float">
            <text:p>0.231241473</text:p>
          </table:table-cell>
          <table:table-cell table:number-columns-repeated="10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15.2" calcext:value-type="float">
            <text:p>15.20</text:p>
          </table:table-cell>
          <table:table-cell table:formula="of:=[.E36]-[.D36]" office:value-type="float" office:value="35.61" calcext:value-type="float">
            <text:p>35.61</text:p>
          </table:table-cell>
          <table:table-cell table:formula="of:=1.0017435198*[.D36]+35.9385702319" office:value-type="float" office:value="15.492984992782" calcext:value-type="float">
            <text:p>15.4929849928</text:p>
          </table:table-cell>
          <table:table-cell table:formula="of:=[.G36]-[.E36]" office:value-type="float" office:value="0.292984992782007" calcext:value-type="float">
            <text:p>0.2929849928</text:p>
          </table:table-cell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15.95" calcext:value-type="float">
            <text:p>15.95</text:p>
          </table:table-cell>
          <table:table-cell table:formula="of:=[.E37]-[.D37]" office:value-type="float" office:value="35.36" calcext:value-type="float">
            <text:p>35.36</text:p>
          </table:table-cell>
          <table:table-cell table:formula="of:=1.0017435198*[.D37]+35.9385702319" office:value-type="float" office:value="16.494728512582" calcext:value-type="float">
            <text:p>16.4947285126</text:p>
          </table:table-cell>
          <table:table-cell table:formula="of:=[.G37]-[.E37]" office:value-type="float" office:value="0.544728512582005" calcext:value-type="float">
            <text:p>0.5447285126</text:p>
          </table:table-cell>
          <table:table-cell table:number-columns-repeated="1016"/>
        </table:table-row>
        <table:table-row table:style-name="ro1">
          <table:table-cell table:style-name="ce19" office:value-type="float" office:value="-9" calcext:value-type="float">
            <text:p>-9</text:p>
          </table:table-cell>
          <table:table-cell table:style-name="ce19" office:value-type="float" office:value="10.01" calcext:value-type="float">
            <text:p>10.01</text:p>
          </table:table-cell>
          <table:table-cell table:style-name="ce20" office:value-type="float" office:value="0.6" calcext:value-type="float">
            <text:p>0.600</text:p>
          </table:table-cell>
          <table:table-cell table:style-name="ce19" table:formula="of:=[.A38]-[.B38]+[.C38]" office:value-type="float" office:value="-18.41" calcext:value-type="float">
            <text:p>-18.41</text:p>
          </table:table-cell>
          <table:table-cell table:style-name="ce21" office:value-type="float" office:value="16.47" calcext:value-type="float">
            <text:p>16.47</text:p>
          </table:table-cell>
          <table:table-cell table:style-name="ce19" table:formula="of:=[.E38]-[.D38]" office:value-type="float" office:value="34.88" calcext:value-type="float">
            <text:p>34.88</text:p>
          </table:table-cell>
          <table:table-cell table:style-name="ce19" table:formula="of:=1.0017435198*[.D38]+35.9385702319" office:value-type="float" office:value="17.496472032382" calcext:value-type="float">
            <text:p>17.4964720324</text:p>
          </table:table-cell>
          <table:table-cell table:style-name="ce19" table:formula="of:=[.G38]-[.E38]" office:value-type="float" office:value="1.02647203238201" calcext:value-type="float">
            <text:p>1.0264720324</text:p>
          </table:table-cell>
          <table:table-cell table:number-columns-repeated="101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16.88" calcext:value-type="float">
            <text:p>16.88</text:p>
          </table:table-cell>
          <table:table-cell table:formula="of:=[.E39]-[.D39]" office:value-type="float" office:value="34.29" calcext:value-type="float">
            <text:p>34.29</text:p>
          </table:table-cell>
          <table:table-cell table:formula="of:=1.0017435198*[.D39]+35.9385702319" office:value-type="float" office:value="18.498215552182" calcext:value-type="float">
            <text:p>18.4982155522</text:p>
          </table:table-cell>
          <table:table-cell table:formula="of:=[.G39]-[.E39]" office:value-type="float" office:value="1.61821555218201" calcext:value-type="float">
            <text:p>1.6182155522</text:p>
          </table:table-cell>
          <table:table-cell table:number-columns-repeated="10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7.22" calcext:value-type="float">
            <text:p>17.22</text:p>
          </table:table-cell>
          <table:table-cell table:formula="of:=[.E40]-[.D40]" office:value-type="float" office:value="33.63" calcext:value-type="float">
            <text:p>33.63</text:p>
          </table:table-cell>
          <table:table-cell table:formula="of:=1.0017435198*[.D40]+35.9385702319" office:value-type="float" office:value="19.499959071982" calcext:value-type="float">
            <text:p>19.499959072</text:p>
          </table:table-cell>
          <table:table-cell table:formula="of:=[.G40]-[.E40]" office:value-type="float" office:value="2.27995907198201" calcext:value-type="float">
            <text:p>2.279959072</text:p>
          </table:table-cell>
          <table:table-cell table:number-columns-repeated="10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7.5" calcext:value-type="float">
            <text:p>17.50</text:p>
          </table:table-cell>
          <table:table-cell table:formula="of:=[.E41]-[.D41]" office:value-type="float" office:value="32.91" calcext:value-type="float">
            <text:p>32.91</text:p>
          </table:table-cell>
          <table:table-cell table:formula="of:=1.0017435198*[.D41]+35.9385702319" office:value-type="float" office:value="20.501702591782" calcext:value-type="float">
            <text:p>20.5017025918</text:p>
          </table:table-cell>
          <table:table-cell table:formula="of:=[.G41]-[.E41]" office:value-type="float" office:value="3.001702591782" calcext:value-type="float">
            <text:p>3.0017025918</text:p>
          </table:table-cell>
          <table:table-cell table:number-columns-repeated="10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7.75" calcext:value-type="float">
            <text:p>17.75</text:p>
          </table:table-cell>
          <table:table-cell table:formula="of:=[.E42]-[.D42]" office:value-type="float" office:value="32.16" calcext:value-type="float">
            <text:p>32.16</text:p>
          </table:table-cell>
          <table:table-cell table:formula="of:=1.0017435198*[.D42]+35.9385702319" office:value-type="float" office:value="21.503446111582" calcext:value-type="float">
            <text:p>21.5034461116</text:p>
          </table:table-cell>
          <table:table-cell table:formula="of:=[.G42]-[.E42]" office:value-type="float" office:value="3.753446111582" calcext:value-type="float">
            <text:p>3.7534461116</text:p>
          </table:table-cell>
          <table:table-cell table:number-columns-repeated="10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7.95" calcext:value-type="float">
            <text:p>17.95</text:p>
          </table:table-cell>
          <table:table-cell table:formula="of:=[.E43]-[.D43]" office:value-type="float" office:value="31.36" calcext:value-type="float">
            <text:p>31.36</text:p>
          </table:table-cell>
          <table:table-cell table:formula="of:=1.0017435198*[.D43]+35.9385702319" office:value-type="float" office:value="22.505189631382" calcext:value-type="float">
            <text:p>22.5051896314</text:p>
          </table:table-cell>
          <table:table-cell table:formula="of:=[.G43]-[.E43]" office:value-type="float" office:value="4.555189631382" calcext:value-type="float">
            <text:p>4.5551896314</text:p>
          </table:table-cell>
          <table:table-cell table:number-columns-repeated="10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8.16" calcext:value-type="float">
            <text:p>18.16</text:p>
          </table:table-cell>
          <table:table-cell table:formula="of:=[.E44]-[.D44]" office:value-type="float" office:value="30.57" calcext:value-type="float">
            <text:p>30.57</text:p>
          </table:table-cell>
          <table:table-cell table:formula="of:=1.0017435198*[.D44]+35.9385702319" office:value-type="float" office:value="23.506933151182" calcext:value-type="float">
            <text:p>23.5069331512</text:p>
          </table:table-cell>
          <table:table-cell table:formula="of:=[.G44]-[.E44]" office:value-type="float" office:value="5.346933151182" calcext:value-type="float">
            <text:p>5.3469331512</text:p>
          </table:table-cell>
          <table:table-cell table:number-columns-repeated="10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8.33" calcext:value-type="float">
            <text:p>18.33</text:p>
          </table:table-cell>
          <table:table-cell table:formula="of:=[.E45]-[.D45]" office:value-type="float" office:value="29.74" calcext:value-type="float">
            <text:p>29.74</text:p>
          </table:table-cell>
          <table:table-cell table:formula="of:=1.0017435198*[.D45]+35.9385702319" office:value-type="float" office:value="24.508676670982" calcext:value-type="float">
            <text:p>24.508676671</text:p>
          </table:table-cell>
          <table:table-cell table:formula="of:=[.G45]-[.E45]" office:value-type="float" office:value="6.178676670982" calcext:value-type="float">
            <text:p>6.178676671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8.46" calcext:value-type="float">
            <text:p>18.46</text:p>
          </table:table-cell>
          <table:table-cell table:formula="of:=[.E46]-[.D46]" office:value-type="float" office:value="28.87" calcext:value-type="float">
            <text:p>28.87</text:p>
          </table:table-cell>
          <table:table-cell table:formula="of:=1.0017435198*[.D46]+35.9385702319" office:value-type="float" office:value="25.510420190782" calcext:value-type="float">
            <text:p>25.5104201908</text:p>
          </table:table-cell>
          <table:table-cell table:formula="of:=[.G46]-[.E46]" office:value-type="float" office:value="7.050420190782" calcext:value-type="float">
            <text:p>7.050420190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8.55" calcext:value-type="float">
            <text:p>18.55</text:p>
          </table:table-cell>
          <table:table-cell table:formula="of:=[.E47]-[.D47]" office:value-type="float" office:value="27.96" calcext:value-type="float">
            <text:p>27.96</text:p>
          </table:table-cell>
          <table:table-cell table:formula="of:=1.0017435198*[.D47]+35.9385702319" office:value-type="float" office:value="26.512163710582" calcext:value-type="float">
            <text:p>26.5121637106</text:p>
          </table:table-cell>
          <table:table-cell table:formula="of:=[.G47]-[.E47]" office:value-type="float" office:value="7.962163710582" calcext:value-type="float">
            <text:p>7.962163710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8]-[.B48]+[.C48]" office:value-type="float" office:value="-8.41" calcext:value-type="float">
            <text:p>-8.41</text:p>
          </table:table-cell>
          <table:table-cell office:value-type="float" office:value="18.61" calcext:value-type="float">
            <text:p>18.61</text:p>
          </table:table-cell>
          <table:table-cell table:formula="of:=[.E48]-[.D48]" office:value-type="float" office:value="27.02" calcext:value-type="float">
            <text:p>27.02</text:p>
          </table:table-cell>
          <table:table-cell table:formula="of:=1.0017435198*[.D48]+35.9385702319" office:value-type="float" office:value="27.513907230382" calcext:value-type="float">
            <text:p>27.5139072304</text:p>
          </table:table-cell>
          <table:table-cell table:formula="of:=[.G48]-[.E48]" office:value-type="float" office:value="8.903907230382" calcext:value-type="float">
            <text:p>8.903907230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9]-[.B49]+[.C49]" office:value-type="float" office:value="-7.41" calcext:value-type="float">
            <text:p>-7.41</text:p>
          </table:table-cell>
          <table:table-cell office:value-type="float" office:value="18.63" calcext:value-type="float">
            <text:p>18.63</text:p>
          </table:table-cell>
          <table:table-cell table:formula="of:=[.E49]-[.D49]" office:value-type="float" office:value="26.04" calcext:value-type="float">
            <text:p>26.04</text:p>
          </table:table-cell>
          <table:table-cell table:formula="of:=1.0017435198*[.D49]+35.9385702319" office:value-type="float" office:value="28.515650750182" calcext:value-type="float">
            <text:p>28.5156507502</text:p>
          </table:table-cell>
          <table:table-cell table:formula="of:=[.G49]-[.E49]" office:value-type="float" office:value="9.885650750182" calcext:value-type="float">
            <text:p>9.885650750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0]-[.B50]+[.C50]" office:value-type="float" office:value="-6.41" calcext:value-type="float">
            <text:p>-6.41</text:p>
          </table:table-cell>
          <table:table-cell office:value-type="float" office:value="18.61" calcext:value-type="float">
            <text:p>18.61</text:p>
          </table:table-cell>
          <table:table-cell table:formula="of:=[.E50]-[.D50]" office:value-type="float" office:value="25.02" calcext:value-type="float">
            <text:p>25.02</text:p>
          </table:table-cell>
          <table:table-cell table:formula="of:=1.0017435198*[.D50]+35.9385702319" office:value-type="float" office:value="29.517394269982" calcext:value-type="float">
            <text:p>29.51739427</text:p>
          </table:table-cell>
          <table:table-cell table:formula="of:=[.G50]-[.E50]" office:value-type="float" office:value="10.907394269982" calcext:value-type="float">
            <text:p>10.9073942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1]-[.B51]+[.C51]" office:value-type="float" office:value="-5.41" calcext:value-type="float">
            <text:p>-5.41</text:p>
          </table:table-cell>
          <table:table-cell office:value-type="float" office:value="18.57" calcext:value-type="float">
            <text:p>18.57</text:p>
          </table:table-cell>
          <table:table-cell table:formula="of:=[.E51]-[.D51]" office:value-type="float" office:value="23.98" calcext:value-type="float">
            <text:p>23.98</text:p>
          </table:table-cell>
          <table:table-cell table:formula="of:=1.0017435198*[.D51]+35.9385702319" office:value-type="float" office:value="30.519137789782" calcext:value-type="float">
            <text:p>30.5191377898</text:p>
          </table:table-cell>
          <table:table-cell table:formula="of:=[.G51]-[.E51]" office:value-type="float" office:value="11.949137789782" calcext:value-type="float">
            <text:p>11.949137789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2]-[.B52]+[.C52]" office:value-type="float" office:value="-4.41" calcext:value-type="float">
            <text:p>-4.41</text:p>
          </table:table-cell>
          <table:table-cell office:value-type="float" office:value="18.49" calcext:value-type="float">
            <text:p>18.49</text:p>
          </table:table-cell>
          <table:table-cell table:formula="of:=[.E52]-[.D52]" office:value-type="float" office:value="22.9" calcext:value-type="float">
            <text:p>22.9</text:p>
          </table:table-cell>
          <table:table-cell table:formula="of:=1.0017435198*[.D52]+35.9385702319" office:value-type="float" office:value="31.520881309582" calcext:value-type="float">
            <text:p>31.5208813096</text:p>
          </table:table-cell>
          <table:table-cell table:formula="of:=[.G52]-[.E52]" office:value-type="float" office:value="13.030881309582" calcext:value-type="float">
            <text:p>13.0308813096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D-30MHz" table:style-name="ta1">
        <table:shapes>
          <draw:frame draw:z-index="0" draw:style-name="gr1" draw:text-style-name="P1" svg:width="457.74pt" svg:height="259.26pt" svg:x="7.8pt" svg:y="307.13pt">
            <loext:p draw:notify-on-update-of-ranges="'IMD-30MHz'.J11:'IMD-30MHz'.J17 'IMD-30MHz'.L11:'IMD-30MHz'.L17 'IMD-30MHz'.J11:'IMD-30MHz'.J21 'IMD-30MHz'.K1:'IMD-30MHz'.K1 'IMD-30MHz'.K11:'IMD-30MHz'.K21 'IMD-30MHz'.J2:'IMD-30MHz'.J21 'IMD-30MHz'.L1:'IMD-30MHz'.L1 'IMD-30MHz'.L2:'IMD-30MHz'.L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13"/>
        <table:table-column table:style-name="co12" table:default-cell-style-name="ce8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number-columns-repeated="2" table:default-cell-style-name="ce8"/>
        <table:table-column table:style-name="co20" table:default-cell-style-name="ce8"/>
        <table:table-column table:style-name="co19" table:number-columns-repeated="2" table:default-cell-style-name="ce8"/>
        <table:table-column table:style-name="co2" table:number-columns-repeated="1005" table:default-cell-style-name="Default"/>
        <table:table-row table:style-name="ro2">
          <table:table-cell table:style-name="ce11" office:value-type="string" calcext:value-type="string">
            <text:p>Siggen Power [dBm]</text:p>
          </table:table-cell>
          <table:table-cell table:style-name="ce11" office:value-type="string" calcext:value-type="string">
            <text:p>Fixed Attenuator [dB]</text:p>
          </table:table-cell>
          <table:table-cell table:style-name="ce11" office:value-type="string" calcext:value-type="string">
            <text:p>Attenuator Setting [dB]</text:p>
          </table:table-cell>
          <table:table-cell table:style-name="ce14" office:value-type="string" calcext:value-type="string">
            <text:p>ZMSCJ-2-1 AVG IL [dB]</text:p>
          </table:table-cell>
          <table:table-cell table:style-name="ce14" office:value-type="string" calcext:value-type="string">
            <text:p>ZFSC-2-4-S+ AVG IL [dB]</text:p>
          </table:table-cell>
          <table:table-cell table:style-name="ce15" office:value-type="string" calcext:value-type="string">
            <text:p>M1 [dB]</text:p>
          </table:table-cell>
          <table:table-cell table:style-name="ce15" office:value-type="string" calcext:value-type="string">
            <text:p>M2 [dB]</text:p>
          </table:table-cell>
          <table:table-cell table:style-name="ce15" office:value-type="string" calcext:value-type="string">
            <text:p>M3 [dB]</text:p>
          </table:table-cell>
          <table:table-cell table:style-name="ce15" office:value-type="string" calcext:value-type="string">
            <text:p>M4 [dB]</text:p>
          </table:table-cell>
          <table:table-cell table:style-name="ce14" office:value-type="string" calcext:value-type="string">
            <text:p>Input Power [dBm]</text:p>
          </table:table-cell>
          <table:table-cell table:style-name="ce11" office:value-type="string" calcext:value-type="string">
            <text:p>Fundamental Average [dBm]</text:p>
          </table:table-cell>
          <table:table-cell table:style-name="ce11" office:value-type="string" calcext:value-type="string">
            <text:p>IM3 Average [dBm]</text:p>
          </table:table-cell>
          <table:table-cell table:style-name="ce11" office:value-type="string" calcext:value-type="string">
            <text:p>IMD [dB]</text:p>
          </table:table-cell>
          <table:table-cell table:style-name="ce14" office:value-type="string" calcext:value-type="string">
            <text:p>IP3 low</text:p>
          </table:table-cell>
          <table:table-cell table:style-name="ce14" office:value-type="string" calcext:value-type="string">
            <text:p>IP3 hi</text:p>
          </table:table-cell>
          <table:table-cell table:style-name="ce14" office:value-type="string" calcext:value-type="string">
            <text:p>IIP3</text:p>
          </table:table-cell>
          <table:table-cell table:style-name="ce14" office:value-type="string" calcext:value-type="string">
            <text:p>OIP3</text:p>
          </table:table-cell>
          <table:table-cell table:style-name="ce14" office:value-type="string" calcext:value-type="string">
            <text:p>GAIN</text:p>
          </table:table-cell>
          <table:table-cell table:style-name="ce11"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1" calcext:value-type="float">
            <text:p>-1.00</text:p>
          </table:table-cell>
          <table:table-cell office:value-type="float" office:value="13.65" calcext:value-type="float">
            <text:p>13.65</text:p>
          </table:table-cell>
          <table:table-cell office:value-type="float" office:value="13.72" calcext:value-type="float">
            <text:p>13.72</text:p>
          </table:table-cell>
          <table:table-cell office:value-type="float" office:value="-0.86" calcext:value-type="float">
            <text:p>-0.86</text:p>
          </table:table-cell>
          <table:table-cell table:formula="of:=[.A2]-[.B2]-[.C2]-[.D2]-[.E2]" office:value-type="float" office:value="-19.0549010722877" calcext:value-type="float">
            <text:p>-19.055</text:p>
          </table:table-cell>
          <table:table-cell table:style-name="ce8" table:formula="of:=([.G2]+[.H2])/2" office:value-type="float" office:value="13.685" calcext:value-type="float">
            <text:p>13.685</text:p>
          </table:table-cell>
          <table:table-cell table:style-name="ce8" table:formula="of:=([.F2]+[.I2])/2" office:value-type="float" office:value="-0.93" calcext:value-type="float">
            <text:p>-0.930</text:p>
          </table:table-cell>
          <table:table-cell table:formula="of:=[.K2]-[.L2]" office:value-type="float" office:value="14.615" calcext:value-type="float">
            <text:p>14.615</text:p>
          </table:table-cell>
          <table:table-cell table:formula="of:=[.G2]+([.H2]-[.F2])/2" office:value-type="float" office:value="21.01" calcext:value-type="float">
            <text:p>21.010</text:p>
          </table:table-cell>
          <table:table-cell table:formula="of:=[.H2]+([.G2]-[.I2])/2" office:value-type="float" office:value="20.975" calcext:value-type="float">
            <text:p>20.975</text:p>
          </table:table-cell>
          <table:table-cell table:formula="of:=[.J2]+[.M2]/2" office:value-type="float" office:value="-11.7474010722877" calcext:value-type="float">
            <text:p>-11.747</text:p>
          </table:table-cell>
          <table:table-cell table:formula="of:=[.K2]+[.M2]/2" office:value-type="float" office:value="20.9925" calcext:value-type="float">
            <text:p>20.993</text:p>
          </table:table-cell>
          <table:table-cell table:formula="of:=[.Q2]-[.P2]" office:value-type="float" office:value="32.7399010722877" calcext:value-type="float">
            <text:p>32.74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2.03" calcext:value-type="float">
            <text:p>-2.03</text:p>
          </table:table-cell>
          <table:table-cell office:value-type="float" office:value="13.4" calcext:value-type="float">
            <text:p>13.40</text:p>
          </table:table-cell>
          <table:table-cell office:value-type="float" office:value="13.46" calcext:value-type="float">
            <text:p>13.46</text:p>
          </table:table-cell>
          <table:table-cell office:value-type="float" office:value="-1.88" calcext:value-type="float">
            <text:p>-1.88</text:p>
          </table:table-cell>
          <table:table-cell table:formula="of:=[.A3]-[.B3]-[.C3]-[.D3]-[.E3]" office:value-type="float" office:value="-20.0549010722877" calcext:value-type="float">
            <text:p>-20.055</text:p>
          </table:table-cell>
          <table:table-cell table:style-name="ce8" table:formula="of:=([.G3]+[.H3])/2" office:value-type="float" office:value="13.43" calcext:value-type="float">
            <text:p>13.430</text:p>
          </table:table-cell>
          <table:table-cell table:style-name="ce8" table:formula="of:=([.F3]+[.I3])/2" office:value-type="float" office:value="-1.955" calcext:value-type="float">
            <text:p>-1.955</text:p>
          </table:table-cell>
          <table:table-cell table:formula="of:=[.K3]-[.L3]" office:value-type="float" office:value="15.385" calcext:value-type="float">
            <text:p>15.385</text:p>
          </table:table-cell>
          <table:table-cell table:formula="of:=[.G3]+([.H3]-[.F3])/2" office:value-type="float" office:value="21.145" calcext:value-type="float">
            <text:p>21.145</text:p>
          </table:table-cell>
          <table:table-cell table:formula="of:=[.H3]+([.G3]-[.I3])/2" office:value-type="float" office:value="21.1" calcext:value-type="float">
            <text:p>21.100</text:p>
          </table:table-cell>
          <table:table-cell table:formula="of:=[.J3]+[.M3]/2" office:value-type="float" office:value="-12.3624010722877" calcext:value-type="float">
            <text:p>-12.362</text:p>
          </table:table-cell>
          <table:table-cell table:formula="of:=[.K3]+[.M3]/2" office:value-type="float" office:value="21.1225" calcext:value-type="float">
            <text:p>21.123</text:p>
          </table:table-cell>
          <table:table-cell table:formula="of:=[.Q3]-[.P3]" office:value-type="float" office:value="33.4849010722877" calcext:value-type="float">
            <text:p>33.48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3.38" calcext:value-type="float">
            <text:p>-3.38</text:p>
          </table:table-cell>
          <table:table-cell office:value-type="float" office:value="13.1" calcext:value-type="float">
            <text:p>13.10</text:p>
          </table:table-cell>
          <table:table-cell office:value-type="float" office:value="13.16" calcext:value-type="float">
            <text:p>13.16</text:p>
          </table:table-cell>
          <table:table-cell office:value-type="float" office:value="-3.25" calcext:value-type="float">
            <text:p>-3.25</text:p>
          </table:table-cell>
          <table:table-cell table:formula="of:=[.A4]-[.B4]-[.C4]-[.D4]-[.E4]" office:value-type="float" office:value="-21.0549010722877" calcext:value-type="float">
            <text:p>-21.055</text:p>
          </table:table-cell>
          <table:table-cell table:style-name="ce8" table:formula="of:=([.G4]+[.H4])/2" office:value-type="float" office:value="13.13" calcext:value-type="float">
            <text:p>13.130</text:p>
          </table:table-cell>
          <table:table-cell table:style-name="ce8" table:formula="of:=([.F4]+[.I4])/2" office:value-type="float" office:value="-3.315" calcext:value-type="float">
            <text:p>-3.315</text:p>
          </table:table-cell>
          <table:table-cell table:formula="of:=[.K4]-[.L4]" office:value-type="float" office:value="16.445" calcext:value-type="float">
            <text:p>16.445</text:p>
          </table:table-cell>
          <table:table-cell table:formula="of:=[.G4]+([.H4]-[.F4])/2" office:value-type="float" office:value="21.37" calcext:value-type="float">
            <text:p>21.370</text:p>
          </table:table-cell>
          <table:table-cell table:formula="of:=[.H4]+([.G4]-[.I4])/2" office:value-type="float" office:value="21.335" calcext:value-type="float">
            <text:p>21.335</text:p>
          </table:table-cell>
          <table:table-cell table:formula="of:=[.J4]+[.M4]/2" office:value-type="float" office:value="-12.8324010722877" calcext:value-type="float">
            <text:p>-12.832</text:p>
          </table:table-cell>
          <table:table-cell table:formula="of:=[.K4]+[.M4]/2" office:value-type="float" office:value="21.3525" calcext:value-type="float">
            <text:p>21.353</text:p>
          </table:table-cell>
          <table:table-cell table:formula="of:=[.Q4]-[.P4]" office:value-type="float" office:value="34.1849010722877" calcext:value-type="float">
            <text:p>34.18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5.08" calcext:value-type="float">
            <text:p>-5.08</text:p>
          </table:table-cell>
          <table:table-cell office:value-type="float" office:value="12.76" calcext:value-type="float">
            <text:p>12.76</text:p>
          </table:table-cell>
          <table:table-cell office:value-type="float" office:value="12.82" calcext:value-type="float">
            <text:p>12.82</text:p>
          </table:table-cell>
          <table:table-cell office:value-type="float" office:value="-4.95" calcext:value-type="float">
            <text:p>-4.95</text:p>
          </table:table-cell>
          <table:table-cell table:formula="of:=[.A5]-[.B5]-[.C5]-[.D5]-[.E5]" office:value-type="float" office:value="-22.0549010722877" calcext:value-type="float">
            <text:p>-22.055</text:p>
          </table:table-cell>
          <table:table-cell table:style-name="ce8" table:formula="of:=([.G5]+[.H5])/2" office:value-type="float" office:value="12.79" calcext:value-type="float">
            <text:p>12.790</text:p>
          </table:table-cell>
          <table:table-cell table:style-name="ce8" table:formula="of:=([.F5]+[.I5])/2" office:value-type="float" office:value="-5.015" calcext:value-type="float">
            <text:p>-5.015</text:p>
          </table:table-cell>
          <table:table-cell table:formula="of:=[.K5]-[.L5]" office:value-type="float" office:value="17.805" calcext:value-type="float">
            <text:p>17.805</text:p>
          </table:table-cell>
          <table:table-cell table:formula="of:=[.G5]+([.H5]-[.F5])/2" office:value-type="float" office:value="21.71" calcext:value-type="float">
            <text:p>21.710</text:p>
          </table:table-cell>
          <table:table-cell table:formula="of:=[.H5]+([.G5]-[.I5])/2" office:value-type="float" office:value="21.675" calcext:value-type="float">
            <text:p>21.675</text:p>
          </table:table-cell>
          <table:table-cell table:formula="of:=[.J5]+[.M5]/2" office:value-type="float" office:value="-13.1524010722877" calcext:value-type="float">
            <text:p>-13.152</text:p>
          </table:table-cell>
          <table:table-cell table:formula="of:=[.K5]+[.M5]/2" office:value-type="float" office:value="21.6925" calcext:value-type="float">
            <text:p>21.693</text:p>
          </table:table-cell>
          <table:table-cell table:formula="of:=[.Q5]-[.P5]" office:value-type="float" office:value="34.8449010722877" calcext:value-type="float">
            <text:p>34.84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7.29" calcext:value-type="float">
            <text:p>-7.29</text:p>
          </table:table-cell>
          <table:table-cell office:value-type="float" office:value="12.36" calcext:value-type="float">
            <text:p>12.36</text:p>
          </table:table-cell>
          <table:table-cell office:value-type="float" office:value="12.43" calcext:value-type="float">
            <text:p>12.43</text:p>
          </table:table-cell>
          <table:table-cell office:value-type="float" office:value="-7.17" calcext:value-type="float">
            <text:p>-7.17</text:p>
          </table:table-cell>
          <table:table-cell table:formula="of:=[.A6]-[.B6]-[.C6]-[.D6]-[.E6]" office:value-type="float" office:value="-23.0549010722877" calcext:value-type="float">
            <text:p>-23.055</text:p>
          </table:table-cell>
          <table:table-cell table:style-name="ce8" table:formula="of:=([.G6]+[.H6])/2" office:value-type="float" office:value="12.395" calcext:value-type="float">
            <text:p>12.395</text:p>
          </table:table-cell>
          <table:table-cell table:style-name="ce8" table:formula="of:=([.F6]+[.I6])/2" office:value-type="float" office:value="-7.23" calcext:value-type="float">
            <text:p>-7.230</text:p>
          </table:table-cell>
          <table:table-cell table:formula="of:=[.K6]-[.L6]" office:value-type="float" office:value="19.625" calcext:value-type="float">
            <text:p>19.625</text:p>
          </table:table-cell>
          <table:table-cell table:formula="of:=[.G6]+([.H6]-[.F6])/2" office:value-type="float" office:value="22.22" calcext:value-type="float">
            <text:p>22.220</text:p>
          </table:table-cell>
          <table:table-cell table:formula="of:=[.H6]+([.G6]-[.I6])/2" office:value-type="float" office:value="22.195" calcext:value-type="float">
            <text:p>22.195</text:p>
          </table:table-cell>
          <table:table-cell table:formula="of:=[.J6]+[.M6]/2" office:value-type="float" office:value="-13.2424010722877" calcext:value-type="float">
            <text:p>-13.242</text:p>
          </table:table-cell>
          <table:table-cell table:formula="of:=[.K6]+[.M6]/2" office:value-type="float" office:value="22.2075" calcext:value-type="float">
            <text:p>22.208</text:p>
          </table:table-cell>
          <table:table-cell table:formula="of:=[.Q6]-[.P6]" office:value-type="float" office:value="35.4499010722877" calcext:value-type="float">
            <text:p>35.45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10.35" calcext:value-type="float">
            <text:p>-10.35</text:p>
          </table:table-cell>
          <table:table-cell office:value-type="float" office:value="11.89" calcext:value-type="float">
            <text:p>11.89</text:p>
          </table:table-cell>
          <table:table-cell office:value-type="float" office:value="11.96" calcext:value-type="float">
            <text:p>11.96</text:p>
          </table:table-cell>
          <table:table-cell office:value-type="float" office:value="-10.23" calcext:value-type="float">
            <text:p>-10.23</text:p>
          </table:table-cell>
          <table:table-cell table:formula="of:=[.A7]-[.B7]-[.C7]-[.D7]-[.E7]" office:value-type="float" office:value="-24.0549010722877" calcext:value-type="float">
            <text:p>-24.055</text:p>
          </table:table-cell>
          <table:table-cell table:style-name="ce8" table:formula="of:=([.G7]+[.H7])/2" office:value-type="float" office:value="11.925" calcext:value-type="float">
            <text:p>11.925</text:p>
          </table:table-cell>
          <table:table-cell table:style-name="ce8" table:formula="of:=([.F7]+[.I7])/2" office:value-type="float" office:value="-10.29" calcext:value-type="float">
            <text:p>-10.290</text:p>
          </table:table-cell>
          <table:table-cell table:formula="of:=[.K7]-[.L7]" office:value-type="float" office:value="22.215" calcext:value-type="float">
            <text:p>22.215</text:p>
          </table:table-cell>
          <table:table-cell table:formula="of:=[.G7]+([.H7]-[.F7])/2" office:value-type="float" office:value="23.045" calcext:value-type="float">
            <text:p>23.045</text:p>
          </table:table-cell>
          <table:table-cell table:formula="of:=[.H7]+([.G7]-[.I7])/2" office:value-type="float" office:value="23.02" calcext:value-type="float">
            <text:p>23.020</text:p>
          </table:table-cell>
          <table:table-cell table:formula="of:=[.J7]+[.M7]/2" office:value-type="float" office:value="-12.9474010722877" calcext:value-type="float">
            <text:p>-12.947</text:p>
          </table:table-cell>
          <table:table-cell table:formula="of:=[.K7]+[.M7]/2" office:value-type="float" office:value="23.0325" calcext:value-type="float">
            <text:p>23.033</text:p>
          </table:table-cell>
          <table:table-cell table:formula="of:=[.Q7]-[.P7]" office:value-type="float" office:value="35.9799010722877" calcext:value-type="float">
            <text:p>35.98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14.57" calcext:value-type="float">
            <text:p>-14.57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1" calcext:value-type="float">
            <text:p>11.41</text:p>
          </table:table-cell>
          <table:table-cell office:value-type="float" office:value="-14.48" calcext:value-type="float">
            <text:p>-14.48</text:p>
          </table:table-cell>
          <table:table-cell table:formula="of:=[.A8]-[.B8]-[.C8]-[.D8]-[.E8]" office:value-type="float" office:value="-25.0549010722877" calcext:value-type="float">
            <text:p>-25.055</text:p>
          </table:table-cell>
          <table:table-cell table:style-name="ce8" table:formula="of:=([.G8]+[.H8])/2" office:value-type="float" office:value="11.375" calcext:value-type="float">
            <text:p>11.375</text:p>
          </table:table-cell>
          <table:table-cell table:style-name="ce8" table:formula="of:=([.F8]+[.I8])/2" office:value-type="float" office:value="-14.525" calcext:value-type="float">
            <text:p>-14.525</text:p>
          </table:table-cell>
          <table:table-cell table:formula="of:=[.K8]-[.L8]" office:value-type="float" office:value="25.9" calcext:value-type="float">
            <text:p>25.9</text:p>
          </table:table-cell>
          <table:table-cell table:formula="of:=[.G8]+([.H8]-[.F8])/2" office:value-type="float" office:value="24.33" calcext:value-type="float">
            <text:p>24.330</text:p>
          </table:table-cell>
          <table:table-cell table:formula="of:=[.H8]+([.G8]-[.I8])/2" office:value-type="float" office:value="24.32" calcext:value-type="float">
            <text:p>24.320</text:p>
          </table:table-cell>
          <table:table-cell table:formula="of:=[.J8]+[.M8]/2" office:value-type="float" office:value="-12.1049010722877" calcext:value-type="float">
            <text:p>-12.105</text:p>
          </table:table-cell>
          <table:table-cell table:formula="of:=[.K8]+[.M8]/2" office:value-type="float" office:value="24.325" calcext:value-type="float">
            <text:p>24.325</text:p>
          </table:table-cell>
          <table:table-cell table:formula="of:=[.Q8]-[.P8]" office:value-type="float" office:value="36.4299010722877" calcext:value-type="float">
            <text:p>36.43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20.48" calcext:value-type="float">
            <text:p>-20.48</text:p>
          </table:table-cell>
          <table:table-cell office:value-type="float" office:value="10.72" calcext:value-type="float">
            <text:p>10.72</text:p>
          </table:table-cell>
          <table:table-cell office:value-type="float" office:value="10.78" calcext:value-type="float">
            <text:p>10.78</text:p>
          </table:table-cell>
          <table:table-cell office:value-type="float" office:value="-20.42" calcext:value-type="float">
            <text:p>-20.42</text:p>
          </table:table-cell>
          <table:table-cell table:formula="of:=[.A9]-[.B9]-[.C9]-[.D9]-[.E9]" office:value-type="float" office:value="-26.0549010722877" calcext:value-type="float">
            <text:p>-26.055</text:p>
          </table:table-cell>
          <table:table-cell table:style-name="ce8" table:formula="of:=([.G9]+[.H9])/2" office:value-type="float" office:value="10.75" calcext:value-type="float">
            <text:p>10.750</text:p>
          </table:table-cell>
          <table:table-cell table:style-name="ce8" table:formula="of:=([.F9]+[.I9])/2" office:value-type="float" office:value="-20.45" calcext:value-type="float">
            <text:p>-20.450</text:p>
          </table:table-cell>
          <table:table-cell table:formula="of:=[.K9]-[.L9]" office:value-type="float" office:value="31.2" calcext:value-type="float">
            <text:p>31.2</text:p>
          </table:table-cell>
          <table:table-cell table:formula="of:=[.G9]+([.H9]-[.F9])/2" office:value-type="float" office:value="26.35" calcext:value-type="float">
            <text:p>26.350</text:p>
          </table:table-cell>
          <table:table-cell table:formula="of:=[.H9]+([.G9]-[.I9])/2" office:value-type="float" office:value="26.35" calcext:value-type="float">
            <text:p>26.350</text:p>
          </table:table-cell>
          <table:table-cell table:formula="of:=[.J9]+[.M9]/2" office:value-type="float" office:value="-10.4549010722877" calcext:value-type="float">
            <text:p>-10.455</text:p>
          </table:table-cell>
          <table:table-cell table:formula="of:=[.K9]+[.M9]/2" office:value-type="float" office:value="26.35" calcext:value-type="float">
            <text:p>26.350</text:p>
          </table:table-cell>
          <table:table-cell table:formula="of:=[.Q9]-[.P9]" office:value-type="float" office:value="36.8049010722877" calcext:value-type="float">
            <text:p>36.80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29.4" calcext:value-type="float">
            <text:p>-29.40</text:p>
          </table:table-cell>
          <table:table-cell office:value-type="float" office:value="9.92" calcext:value-type="float">
            <text:p>9.92</text:p>
          </table:table-cell>
          <table:table-cell office:value-type="float" office:value="9.98" calcext:value-type="float">
            <text:p>9.98</text:p>
          </table:table-cell>
          <table:table-cell office:value-type="float" office:value="-29.47" calcext:value-type="float">
            <text:p>-29.47</text:p>
          </table:table-cell>
          <table:table-cell table:formula="of:=[.A10]-[.B10]-[.C10]-[.D10]-[.E10]" office:value-type="float" office:value="-27.0549010722877" calcext:value-type="float">
            <text:p>-27.055</text:p>
          </table:table-cell>
          <table:table-cell table:style-name="ce8" table:formula="of:=([.G10]+[.H10])/2" office:value-type="float" office:value="9.95" calcext:value-type="float">
            <text:p>9.950</text:p>
          </table:table-cell>
          <table:table-cell table:style-name="ce8" table:formula="of:=([.F10]+[.I10])/2" office:value-type="float" office:value="-29.435" calcext:value-type="float">
            <text:p>-29.435</text:p>
          </table:table-cell>
          <table:table-cell table:formula="of:=[.K10]-[.L10]" office:value-type="float" office:value="39.385" calcext:value-type="float">
            <text:p>39.385</text:p>
          </table:table-cell>
          <table:table-cell table:formula="of:=[.G10]+([.H10]-[.F10])/2" office:value-type="float" office:value="29.61" calcext:value-type="float">
            <text:p>29.610</text:p>
          </table:table-cell>
          <table:table-cell table:formula="of:=[.H10]+([.G10]-[.I10])/2" office:value-type="float" office:value="29.675" calcext:value-type="float">
            <text:p>29.675</text:p>
          </table:table-cell>
          <table:table-cell table:formula="of:=[.J10]+[.M10]/2" office:value-type="float" office:value="-7.36240107228769" calcext:value-type="float">
            <text:p>-7.362</text:p>
          </table:table-cell>
          <table:table-cell table:formula="of:=[.K10]+[.M10]/2" office:value-type="float" office:value="29.6425" calcext:value-type="float">
            <text:p>29.643</text:p>
          </table:table-cell>
          <table:table-cell table:formula="of:=[.Q10]-[.P10]" office:value-type="float" office:value="37.0049010722877" calcext:value-type="float">
            <text:p>37.00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36.38" calcext:value-type="float">
            <text:p>-36.38</text:p>
          </table:table-cell>
          <table:table-cell office:value-type="float" office:value="8.98" calcext:value-type="float">
            <text:p>8.98</text:p>
          </table:table-cell>
          <table:table-cell office:value-type="float" office:value="9.05" calcext:value-type="float">
            <text:p>9.05</text:p>
          </table:table-cell>
          <table:table-cell office:value-type="float" office:value="-36.63" calcext:value-type="float">
            <text:p>-36.63</text:p>
          </table:table-cell>
          <table:table-cell table:formula="of:=[.A11]-[.B11]-[.C11]-[.D11]-[.E11]" office:value-type="float" office:value="-28.0549010722877" calcext:value-type="float">
            <text:p>-28.055</text:p>
          </table:table-cell>
          <table:table-cell table:style-name="ce8" table:formula="of:=([.G11]+[.H11])/2" office:value-type="float" office:value="9.015" calcext:value-type="float">
            <text:p>9.015</text:p>
          </table:table-cell>
          <table:table-cell table:style-name="ce8" table:formula="of:=([.F11]+[.I11])/2" office:value-type="float" office:value="-36.505" calcext:value-type="float">
            <text:p>-36.505</text:p>
          </table:table-cell>
          <table:table-cell table:formula="of:=[.K11]-[.L11]" office:value-type="float" office:value="45.52" calcext:value-type="float">
            <text:p>45.52</text:p>
          </table:table-cell>
          <table:table-cell table:formula="of:=[.G11]+([.H11]-[.F11])/2" office:value-type="float" office:value="31.695" calcext:value-type="float">
            <text:p>31.695</text:p>
          </table:table-cell>
          <table:table-cell table:formula="of:=[.H11]+([.G11]-[.I11])/2" office:value-type="float" office:value="31.855" calcext:value-type="float">
            <text:p>31.855</text:p>
          </table:table-cell>
          <table:table-cell table:formula="of:=[.J11]+[.M11]/2" office:value-type="float" office:value="-5.29490107228769" calcext:value-type="float">
            <text:p>-5.295</text:p>
          </table:table-cell>
          <table:table-cell table:formula="of:=[.K11]+[.M11]/2" office:value-type="float" office:value="31.775" calcext:value-type="float">
            <text:p>31.775</text:p>
          </table:table-cell>
          <table:table-cell table:formula="of:=[.Q11]-[.P11]" office:value-type="float" office:value="37.0699010722877" calcext:value-type="float">
            <text:p>37.07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39.09" calcext:value-type="float">
            <text:p>-39.09</text:p>
          </table:table-cell>
          <table:table-cell office:value-type="float" office:value="8.02" calcext:value-type="float">
            <text:p>8.02</text:p>
          </table:table-cell>
          <table:table-cell office:value-type="float" office:value="8.09" calcext:value-type="float">
            <text:p>8.09</text:p>
          </table:table-cell>
          <table:table-cell office:value-type="float" office:value="-39.47" calcext:value-type="float">
            <text:p>-39.47</text:p>
          </table:table-cell>
          <table:table-cell table:formula="of:=[.A12]-[.B12]-[.C12]-[.D12]-[.E12]" office:value-type="float" office:value="-29.0549010722877" calcext:value-type="float">
            <text:p>-29.055</text:p>
          </table:table-cell>
          <table:table-cell table:style-name="ce8" table:formula="of:=([.G12]+[.H12])/2" office:value-type="float" office:value="8.055" calcext:value-type="float">
            <text:p>8.055</text:p>
          </table:table-cell>
          <table:table-cell table:style-name="ce8" table:formula="of:=([.F12]+[.I12])/2" office:value-type="float" office:value="-39.28" calcext:value-type="float">
            <text:p>-39.280</text:p>
          </table:table-cell>
          <table:table-cell table:formula="of:=[.K12]-[.L12]" office:value-type="float" office:value="47.335" calcext:value-type="float">
            <text:p>47.335</text:p>
          </table:table-cell>
          <table:table-cell table:formula="of:=[.G12]+([.H12]-[.F12])/2" office:value-type="float" office:value="31.61" calcext:value-type="float">
            <text:p>31.610</text:p>
          </table:table-cell>
          <table:table-cell table:formula="of:=[.H12]+([.G12]-[.I12])/2" office:value-type="float" office:value="31.835" calcext:value-type="float">
            <text:p>31.835</text:p>
          </table:table-cell>
          <table:table-cell table:formula="of:=[.J12]+[.M12]/2" office:value-type="float" office:value="-5.38740107228769" calcext:value-type="float">
            <text:p>-5.387</text:p>
          </table:table-cell>
          <table:table-cell table:formula="of:=[.K12]+[.M12]/2" office:value-type="float" office:value="31.7225" calcext:value-type="float">
            <text:p>31.723</text:p>
          </table:table-cell>
          <table:table-cell table:formula="of:=[.Q12]-[.P12]" office:value-type="float" office:value="37.1099010722877" calcext:value-type="float">
            <text:p>37.11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41.6" calcext:value-type="float">
            <text:p>-41.60</text:p>
          </table:table-cell>
          <table:table-cell office:value-type="float" office:value="7.11" calcext:value-type="float">
            <text:p>7.11</text:p>
          </table:table-cell>
          <table:table-cell office:value-type="float" office:value="7.18" calcext:value-type="float">
            <text:p>7.18</text:p>
          </table:table-cell>
          <table:table-cell office:value-type="float" office:value="-41.98" calcext:value-type="float">
            <text:p>-41.98</text:p>
          </table:table-cell>
          <table:table-cell table:formula="of:=[.A13]-[.B13]-[.C13]-[.D13]-[.E13]" office:value-type="float" office:value="-30.0549010722877" calcext:value-type="float">
            <text:p>-30.055</text:p>
          </table:table-cell>
          <table:table-cell table:style-name="ce8" table:formula="of:=([.G13]+[.H13])/2" office:value-type="float" office:value="7.145" calcext:value-type="float">
            <text:p>7.145</text:p>
          </table:table-cell>
          <table:table-cell table:style-name="ce8" table:formula="of:=([.F13]+[.I13])/2" office:value-type="float" office:value="-41.79" calcext:value-type="float">
            <text:p>-41.790</text:p>
          </table:table-cell>
          <table:table-cell table:formula="of:=[.K13]-[.L13]" office:value-type="float" office:value="48.935" calcext:value-type="float">
            <text:p>48.935</text:p>
          </table:table-cell>
          <table:table-cell table:formula="of:=[.G13]+([.H13]-[.F13])/2" office:value-type="float" office:value="31.5" calcext:value-type="float">
            <text:p>31.500</text:p>
          </table:table-cell>
          <table:table-cell table:formula="of:=[.H13]+([.G13]-[.I13])/2" office:value-type="float" office:value="31.725" calcext:value-type="float">
            <text:p>31.725</text:p>
          </table:table-cell>
          <table:table-cell table:formula="of:=[.J13]+[.M13]/2" office:value-type="float" office:value="-5.58740107228769" calcext:value-type="float">
            <text:p>-5.587</text:p>
          </table:table-cell>
          <table:table-cell table:formula="of:=[.K13]+[.M13]/2" office:value-type="float" office:value="31.6125" calcext:value-type="float">
            <text:p>31.613</text:p>
          </table:table-cell>
          <table:table-cell table:formula="of:=[.Q13]-[.P13]" office:value-type="float" office:value="37.1999010722877" calcext:value-type="float">
            <text:p>37.20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44.3" calcext:value-type="float">
            <text:p>-44.30</text:p>
          </table:table-cell>
          <table:table-cell office:value-type="float" office:value="6.13" calcext:value-type="float">
            <text:p>6.13</text:p>
          </table:table-cell>
          <table:table-cell office:value-type="float" office:value="6.2" calcext:value-type="float">
            <text:p>6.20</text:p>
          </table:table-cell>
          <table:table-cell office:value-type="float" office:value="-44.8" calcext:value-type="float">
            <text:p>-44.80</text:p>
          </table:table-cell>
          <table:table-cell table:formula="of:=[.A14]-[.B14]-[.C14]-[.D14]-[.E14]" office:value-type="float" office:value="-31.0549010722877" calcext:value-type="float">
            <text:p>-31.055</text:p>
          </table:table-cell>
          <table:table-cell table:style-name="ce8" table:formula="of:=([.G14]+[.H14])/2" office:value-type="float" office:value="6.165" calcext:value-type="float">
            <text:p>6.165</text:p>
          </table:table-cell>
          <table:table-cell table:style-name="ce8" table:formula="of:=([.F14]+[.I14])/2" office:value-type="float" office:value="-44.55" calcext:value-type="float">
            <text:p>-44.550</text:p>
          </table:table-cell>
          <table:table-cell table:formula="of:=[.K14]-[.L14]" office:value-type="float" office:value="50.715" calcext:value-type="float">
            <text:p>50.715</text:p>
          </table:table-cell>
          <table:table-cell table:formula="of:=[.G14]+([.H14]-[.F14])/2" office:value-type="float" office:value="31.38" calcext:value-type="float">
            <text:p>31.380</text:p>
          </table:table-cell>
          <table:table-cell table:formula="of:=[.H14]+([.G14]-[.I14])/2" office:value-type="float" office:value="31.665" calcext:value-type="float">
            <text:p>31.665</text:p>
          </table:table-cell>
          <table:table-cell table:formula="of:=[.J14]+[.M14]/2" office:value-type="float" office:value="-5.69740107228769" calcext:value-type="float">
            <text:p>-5.697</text:p>
          </table:table-cell>
          <table:table-cell table:formula="of:=[.K14]+[.M14]/2" office:value-type="float" office:value="31.5225" calcext:value-type="float">
            <text:p>31.523</text:p>
          </table:table-cell>
          <table:table-cell table:formula="of:=[.Q14]-[.P14]" office:value-type="float" office:value="37.2199010722877" calcext:value-type="float">
            <text:p>37.220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47.08" calcext:value-type="float">
            <text:p>-47.08</text:p>
          </table:table-cell>
          <table:table-cell office:value-type="float" office:value="5.16" calcext:value-type="float">
            <text:p>5.16</text:p>
          </table:table-cell>
          <table:table-cell office:value-type="float" office:value="5.22" calcext:value-type="float">
            <text:p>5.22</text:p>
          </table:table-cell>
          <table:table-cell office:value-type="float" office:value="-47.75" calcext:value-type="float">
            <text:p>-47.75</text:p>
          </table:table-cell>
          <table:table-cell table:formula="of:=[.A15]-[.B15]-[.C15]-[.D15]-[.E15]" office:value-type="float" office:value="-32.0549010722877" calcext:value-type="float">
            <text:p>-32.055</text:p>
          </table:table-cell>
          <table:table-cell table:style-name="ce8" table:formula="of:=([.G15]+[.H15])/2" office:value-type="float" office:value="5.19" calcext:value-type="float">
            <text:p>5.190</text:p>
          </table:table-cell>
          <table:table-cell table:style-name="ce8" table:formula="of:=([.F15]+[.I15])/2" office:value-type="float" office:value="-47.415" calcext:value-type="float">
            <text:p>-47.415</text:p>
          </table:table-cell>
          <table:table-cell table:formula="of:=[.K15]-[.L15]" office:value-type="float" office:value="52.605" calcext:value-type="float">
            <text:p>52.605</text:p>
          </table:table-cell>
          <table:table-cell table:formula="of:=[.G15]+([.H15]-[.F15])/2" office:value-type="float" office:value="31.31" calcext:value-type="float">
            <text:p>31.310</text:p>
          </table:table-cell>
          <table:table-cell table:formula="of:=[.H15]+([.G15]-[.I15])/2" office:value-type="float" office:value="31.675" calcext:value-type="float">
            <text:p>31.675</text:p>
          </table:table-cell>
          <table:table-cell table:formula="of:=[.J15]+[.M15]/2" office:value-type="float" office:value="-5.75240107228769" calcext:value-type="float">
            <text:p>-5.752</text:p>
          </table:table-cell>
          <table:table-cell table:formula="of:=[.K15]+[.M15]/2" office:value-type="float" office:value="31.4925" calcext:value-type="float">
            <text:p>31.493</text:p>
          </table:table-cell>
          <table:table-cell table:formula="of:=[.Q15]-[.P15]" office:value-type="float" office:value="37.2449010722877" calcext:value-type="float">
            <text:p>37.24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50.24" calcext:value-type="float">
            <text:p>-50.24</text:p>
          </table:table-cell>
          <table:table-cell office:value-type="float" office:value="4.19" calcext:value-type="float">
            <text:p>4.19</text:p>
          </table:table-cell>
          <table:table-cell office:value-type="float" office:value="4.25" calcext:value-type="float">
            <text:p>4.25</text:p>
          </table:table-cell>
          <table:table-cell office:value-type="float" office:value="-51.15" calcext:value-type="float">
            <text:p>-51.15</text:p>
          </table:table-cell>
          <table:table-cell table:formula="of:=[.A16]-[.B16]-[.C16]-[.D16]-[.E16]" office:value-type="float" office:value="-33.0549010722877" calcext:value-type="float">
            <text:p>-33.055</text:p>
          </table:table-cell>
          <table:table-cell table:style-name="ce8" table:formula="of:=([.G16]+[.H16])/2" office:value-type="float" office:value="4.22" calcext:value-type="float">
            <text:p>4.220</text:p>
          </table:table-cell>
          <table:table-cell table:style-name="ce8" table:formula="of:=([.F16]+[.I16])/2" office:value-type="float" office:value="-50.695" calcext:value-type="float">
            <text:p>-50.695</text:p>
          </table:table-cell>
          <table:table-cell table:formula="of:=[.K16]-[.L16]" office:value-type="float" office:value="54.915" calcext:value-type="float">
            <text:p>54.915</text:p>
          </table:table-cell>
          <table:table-cell table:formula="of:=[.G16]+([.H16]-[.F16])/2" office:value-type="float" office:value="31.435" calcext:value-type="float">
            <text:p>31.435</text:p>
          </table:table-cell>
          <table:table-cell table:formula="of:=[.H16]+([.G16]-[.I16])/2" office:value-type="float" office:value="31.92" calcext:value-type="float">
            <text:p>31.920</text:p>
          </table:table-cell>
          <table:table-cell table:formula="of:=[.J16]+[.M16]/2" office:value-type="float" office:value="-5.59740107228769" calcext:value-type="float">
            <text:p>-5.597</text:p>
          </table:table-cell>
          <table:table-cell table:formula="of:=[.K16]+[.M16]/2" office:value-type="float" office:value="31.6775" calcext:value-type="float">
            <text:p>31.678</text:p>
          </table:table-cell>
          <table:table-cell table:formula="of:=[.Q16]-[.P16]" office:value-type="float" office:value="37.2749010722877" calcext:value-type="float">
            <text:p>37.27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53.98" calcext:value-type="float">
            <text:p>-53.98</text:p>
          </table:table-cell>
          <table:table-cell office:value-type="float" office:value="3.18" calcext:value-type="float">
            <text:p>3.18</text:p>
          </table:table-cell>
          <table:table-cell office:value-type="float" office:value="3.24" calcext:value-type="float">
            <text:p>3.24</text:p>
          </table:table-cell>
          <table:table-cell office:value-type="float" office:value="-55.15" calcext:value-type="float">
            <text:p>-55.15</text:p>
          </table:table-cell>
          <table:table-cell table:formula="of:=[.A17]-[.B17]-[.C17]-[.D17]-[.E17]" office:value-type="float" office:value="-34.0549010722877" calcext:value-type="float">
            <text:p>-34.055</text:p>
          </table:table-cell>
          <table:table-cell table:style-name="ce8" table:formula="of:=([.G17]+[.H17])/2" office:value-type="float" office:value="3.21" calcext:value-type="float">
            <text:p>3.210</text:p>
          </table:table-cell>
          <table:table-cell table:style-name="ce8" table:formula="of:=([.F17]+[.I17])/2" office:value-type="float" office:value="-54.565" calcext:value-type="float">
            <text:p>-54.565</text:p>
          </table:table-cell>
          <table:table-cell table:formula="of:=[.K17]-[.L17]" office:value-type="float" office:value="57.775" calcext:value-type="float">
            <text:p>57.775</text:p>
          </table:table-cell>
          <table:table-cell table:formula="of:=[.G17]+([.H17]-[.F17])/2" office:value-type="float" office:value="31.79" calcext:value-type="float">
            <text:p>31.790</text:p>
          </table:table-cell>
          <table:table-cell table:formula="of:=[.H17]+([.G17]-[.I17])/2" office:value-type="float" office:value="32.405" calcext:value-type="float">
            <text:p>32.405</text:p>
          </table:table-cell>
          <table:table-cell table:formula="of:=[.J17]+[.M17]/2" office:value-type="float" office:value="-5.16740107228769" calcext:value-type="float">
            <text:p>-5.167</text:p>
          </table:table-cell>
          <table:table-cell table:formula="of:=[.K17]+[.M17]/2" office:value-type="float" office:value="32.0975" calcext:value-type="float">
            <text:p>32.098</text:p>
          </table:table-cell>
          <table:table-cell table:formula="of:=[.Q17]-[.P17]" office:value-type="float" office:value="37.2649010722877" calcext:value-type="float">
            <text:p>37.26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57.95" calcext:value-type="float">
            <text:p>-57.95</text:p>
          </table:table-cell>
          <table:table-cell office:value-type="float" office:value="2.18" calcext:value-type="float">
            <text:p>2.18</text:p>
          </table:table-cell>
          <table:table-cell office:value-type="float" office:value="2.24" calcext:value-type="float">
            <text:p>2.24</text:p>
          </table:table-cell>
          <table:table-cell office:value-type="float" office:value="-59.64" calcext:value-type="float">
            <text:p>-59.64</text:p>
          </table:table-cell>
          <table:table-cell table:formula="of:=[.A18]-[.B18]-[.C18]-[.D18]-[.E18]" office:value-type="float" office:value="-35.0549010722877" calcext:value-type="float">
            <text:p>-35.055</text:p>
          </table:table-cell>
          <table:table-cell table:style-name="ce8" table:formula="of:=([.G18]+[.H18])/2" office:value-type="float" office:value="2.21" calcext:value-type="float">
            <text:p>2.210</text:p>
          </table:table-cell>
          <table:table-cell table:style-name="ce8" table:formula="of:=([.F18]+[.I18])/2" office:value-type="float" office:value="-58.795" calcext:value-type="float">
            <text:p>-58.795</text:p>
          </table:table-cell>
          <table:table-cell table:formula="of:=[.K18]-[.L18]" office:value-type="float" office:value="61.005" calcext:value-type="float">
            <text:p>61.005</text:p>
          </table:table-cell>
          <table:table-cell table:formula="of:=[.G18]+([.H18]-[.F18])/2" office:value-type="float" office:value="32.275" calcext:value-type="float">
            <text:p>32.275</text:p>
          </table:table-cell>
          <table:table-cell table:formula="of:=[.H18]+([.G18]-[.I18])/2" office:value-type="float" office:value="33.15" calcext:value-type="float">
            <text:p>33.150</text:p>
          </table:table-cell>
          <table:table-cell table:formula="of:=[.J18]+[.M18]/2" office:value-type="float" office:value="-4.55240107228769" calcext:value-type="float">
            <text:p>-4.552</text:p>
          </table:table-cell>
          <table:table-cell table:formula="of:=[.K18]+[.M18]/2" office:value-type="float" office:value="32.7125" calcext:value-type="float">
            <text:p>32.713</text:p>
          </table:table-cell>
          <table:table-cell table:formula="of:=[.Q18]-[.P18]" office:value-type="float" office:value="37.2649010722877" calcext:value-type="float">
            <text:p>37.26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62" calcext:value-type="float">
            <text:p>-62.00</text:p>
          </table:table-cell>
          <table:table-cell office:value-type="float" office:value="1.22" calcext:value-type="float">
            <text:p>1.22</text:p>
          </table:table-cell>
          <table:table-cell office:value-type="float" office:value="1.28" calcext:value-type="float">
            <text:p>1.28</text:p>
          </table:table-cell>
          <table:table-cell office:value-type="float" office:value="-63.75" calcext:value-type="float">
            <text:p>-63.75</text:p>
          </table:table-cell>
          <table:table-cell table:formula="of:=[.A19]-[.B19]-[.C19]-[.D19]-[.E19]" office:value-type="float" office:value="-36.0549010722877" calcext:value-type="float">
            <text:p>-36.055</text:p>
          </table:table-cell>
          <table:table-cell table:style-name="ce8" table:formula="of:=([.G19]+[.H19])/2" office:value-type="float" office:value="1.25" calcext:value-type="float">
            <text:p>1.250</text:p>
          </table:table-cell>
          <table:table-cell table:style-name="ce8" table:formula="of:=([.F19]+[.I19])/2" office:value-type="float" office:value="-62.875" calcext:value-type="float">
            <text:p>-62.875</text:p>
          </table:table-cell>
          <table:table-cell table:formula="of:=[.K19]-[.L19]" office:value-type="float" office:value="64.125" calcext:value-type="float">
            <text:p>64.125</text:p>
          </table:table-cell>
          <table:table-cell table:formula="of:=[.G19]+([.H19]-[.F19])/2" office:value-type="float" office:value="32.86" calcext:value-type="float">
            <text:p>32.860</text:p>
          </table:table-cell>
          <table:table-cell table:formula="of:=[.H19]+([.G19]-[.I19])/2" office:value-type="float" office:value="33.765" calcext:value-type="float">
            <text:p>33.765</text:p>
          </table:table-cell>
          <table:table-cell table:formula="of:=[.J19]+[.M19]/2" office:value-type="float" office:value="-3.99240107228769" calcext:value-type="float">
            <text:p>-3.992</text:p>
          </table:table-cell>
          <table:table-cell table:formula="of:=[.K19]+[.M19]/2" office:value-type="float" office:value="33.3125" calcext:value-type="float">
            <text:p>33.313</text:p>
          </table:table-cell>
          <table:table-cell table:formula="of:=[.Q19]-[.P19]" office:value-type="float" office:value="37.3049010722877" calcext:value-type="float">
            <text:p>37.30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65.2" calcext:value-type="float">
            <text:p>-65.20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-66.84" calcext:value-type="float">
            <text:p>-66.84</text:p>
          </table:table-cell>
          <table:table-cell table:formula="of:=[.A20]-[.B20]-[.C20]-[.D20]-[.E20]" office:value-type="float" office:value="-37.0549010722877" calcext:value-type="float">
            <text:p>-37.055</text:p>
          </table:table-cell>
          <table:table-cell table:style-name="ce8" table:formula="of:=([.G20]+[.H20])/2" office:value-type="float" office:value="0.24" calcext:value-type="float">
            <text:p>0.240</text:p>
          </table:table-cell>
          <table:table-cell table:style-name="ce8" table:formula="of:=([.F20]+[.I20])/2" office:value-type="float" office:value="-66.02" calcext:value-type="float">
            <text:p>-66.020</text:p>
          </table:table-cell>
          <table:table-cell table:formula="of:=[.K20]-[.L20]" office:value-type="float" office:value="66.26" calcext:value-type="float">
            <text:p>66.26</text:p>
          </table:table-cell>
          <table:table-cell table:formula="of:=[.G20]+([.H20]-[.F20])/2" office:value-type="float" office:value="32.945" calcext:value-type="float">
            <text:p>32.945</text:p>
          </table:table-cell>
          <table:table-cell table:formula="of:=[.H20]+([.G20]-[.I20])/2" office:value-type="float" office:value="33.795" calcext:value-type="float">
            <text:p>33.795</text:p>
          </table:table-cell>
          <table:table-cell table:formula="of:=[.J20]+[.M20]/2" office:value-type="float" office:value="-3.92490107228769" calcext:value-type="float">
            <text:p>-3.925</text:p>
          </table:table-cell>
          <table:table-cell table:formula="of:=[.K20]+[.M20]/2" office:value-type="float" office:value="33.37" calcext:value-type="float">
            <text:p>33.370</text:p>
          </table:table-cell>
          <table:table-cell table:formula="of:=[.Q20]-[.P20]" office:value-type="float" office:value="37.2949010722877" calcext:value-type="float">
            <text:p>37.295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44490107228769" calcext:value-type="float">
            <text:p>3.445</text:p>
          </table:table-cell>
          <table:table-cell office:value-type="float" office:value="-67.5" calcext:value-type="float">
            <text:p>-67.50</text:p>
          </table:table-cell>
          <table:table-cell office:value-type="float" office:value="-0.8" calcext:value-type="float">
            <text:p>-0.80</text:p>
          </table:table-cell>
          <table:table-cell office:value-type="float" office:value="-0.74" calcext:value-type="float">
            <text:p>-0.74</text:p>
          </table:table-cell>
          <table:table-cell office:value-type="float" office:value="-68.68" calcext:value-type="float">
            <text:p>-68.68</text:p>
          </table:table-cell>
          <table:table-cell table:formula="of:=[.A21]-[.B21]-[.C21]-[.D21]-[.E21]" office:value-type="float" office:value="-38.0549010722877" calcext:value-type="float">
            <text:p>-38.055</text:p>
          </table:table-cell>
          <table:table-cell table:style-name="ce8" table:formula="of:=([.G21]+[.H21])/2" office:value-type="float" office:value="-0.77" calcext:value-type="float">
            <text:p>-0.770</text:p>
          </table:table-cell>
          <table:table-cell table:style-name="ce8" table:formula="of:=([.F21]+[.I21])/2" office:value-type="float" office:value="-68.09" calcext:value-type="float">
            <text:p>-68.090</text:p>
          </table:table-cell>
          <table:table-cell table:formula="of:=[.K21]-[.L21]" office:value-type="float" office:value="67.32" calcext:value-type="float">
            <text:p>67.32</text:p>
          </table:table-cell>
          <table:table-cell table:formula="of:=[.G21]+([.H21]-[.F21])/2" office:value-type="float" office:value="32.58" calcext:value-type="float">
            <text:p>32.580</text:p>
          </table:table-cell>
          <table:table-cell table:formula="of:=[.H21]+([.G21]-[.I21])/2" office:value-type="float" office:value="33.2" calcext:value-type="float">
            <text:p>33.200</text:p>
          </table:table-cell>
          <table:table-cell table:formula="of:=[.J21]+[.M21]/2" office:value-type="float" office:value="-4.39490107228769" calcext:value-type="float">
            <text:p>-4.395</text:p>
          </table:table-cell>
          <table:table-cell table:formula="of:=[.K21]+[.M21]/2" office:value-type="float" office:value="32.89" calcext:value-type="float">
            <text:p>32.890</text:p>
          </table:table-cell>
          <table:table-cell table:formula="of:=[.Q21]-[.P21]" office:value-type="float" office:value="37.2849010722877" calcext:value-type="float">
            <text:p>37.285</text:p>
          </table:table-cell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4"/>
          <table:table-cell table:style-name="ce18" office:value-type="string" calcext:value-type="string">
            <text:p>IIP3</text:p>
          </table:table-cell>
          <table:table-cell table:style-name="ce18" table:formula="of:=AVERAGE([.P13:.P21])" office:value-type="float" office:value="-4.96295662784325" calcext:value-type="float">
            <text:p>-4.963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8" office:value-type="string" calcext:value-type="string">
            <text:p>OIP3</text:p>
          </table:table-cell>
          <table:table-cell table:style-name="ce18" table:formula="of:=[.P24]+36.8743525750134" office:value-type="float" office:value="31.9113959471702" calcext:value-type="float">
            <text:p>31.911</text:p>
          </table:table-cell>
          <table:table-cell table:number-columns-repeated="1007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1dB_40MHz" table:style-name="ta1">
        <table:shapes>
          <draw:frame draw:z-index="0" draw:style-name="gr1" draw:text-style-name="P1" svg:width="785.4pt" svg:height="537.96pt" svg:x="624.73pt" svg:y="33.9pt">
            <loext:p draw:notify-on-update-of-ranges="P1dB_40MHz.D2:P1dB_40MHz.D52 P1dB_40MHz.E1:P1dB_40MHz.E1 P1dB_40MHz.E2:P1dB_40MHz.E52 P1dB_40MHz.D1:P1dB_40MHz.D21 P1dB_40MHz.E1:P1dB_40MHz.E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3">
          <table:table-cell table:style-name="ce11" office:value-type="string" calcext:value-type="string">
            <text:p>Generator Power [dBm]</text:p>
          </table:table-cell>
          <table:table-cell table:style-name="ce11" office:value-type="string" calcext:value-type="string">
            <text:p>Fixed Attenuator [dB]</text:p>
          </table:table-cell>
          <table:table-cell table:style-name="ce14" office:value-type="string" calcext:value-type="string">
            <text:p>ZMSCJ-2-1 AVG IL [dB]</text:p>
          </table:table-cell>
          <table:table-cell table:style-name="ce11" office:value-type="string" calcext:value-type="string">
            <text:p>Input Power [dBm]</text:p>
          </table:table-cell>
          <table:table-cell table:style-name="ce15" office:value-type="string" calcext:value-type="string">
            <text:p>Output Power [dBm]</text:p>
          </table:table-cell>
          <table:table-cell table:style-name="ce11" office:value-type="string" calcext:value-type="string">
            <text:p>Gain</text:p>
          </table:table-cell>
          <table:table-cell table:style-name="ce11" office:value-type="string" calcext:value-type="string">
            <text:p>Linear Trend [dBm]</text:p>
          </table:table-cell>
          <table:table-cell table:style-name="ce11" office:value-type="string" calcext:value-type="string">
            <text:p>Linear Delta [dB]</text:p>
          </table:table-cell>
          <table:table-cell table:style-name="ce11" table:number-columns-repeated="10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4.1" calcext:value-type="float">
            <text:p>-64.10</text:p>
          </table:table-cell>
          <table:table-cell table:formula="of:=[.E2]-[.D2]" office:value-type="float" office:value="35.31" calcext:value-type="float">
            <text:p>35.31</text:p>
          </table:table-cell>
          <table:table-cell table:formula="of:=1.0026096278*[.D2]+35.5403133697" office:value-type="float" office:value="-64.129109729898" calcext:value-type="float">
            <text:p>-64.1291097299</text:p>
          </table:table-cell>
          <table:table-cell table:formula="of:=[.G2]-[.E2]" office:value-type="float" office:value="-0.0291097298980247" calcext:value-type="float">
            <text:p>-0.0291097299</text:p>
          </table:table-cell>
          <table:table-cell table:number-columns-repeated="10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4.1" calcext:value-type="float">
            <text:p>-54.10</text:p>
          </table:table-cell>
          <table:table-cell table:formula="of:=[.E3]-[.D3]" office:value-type="float" office:value="35.31" calcext:value-type="float">
            <text:p>35.31</text:p>
          </table:table-cell>
          <table:table-cell table:formula="of:=1.0026096278*[.D3]+35.5403133697" office:value-type="float" office:value="-54.103013451898" calcext:value-type="float">
            <text:p>-54.1030134519</text:p>
          </table:table-cell>
          <table:table-cell table:formula="of:=[.G3]-[.E3]" office:value-type="float" office:value="-0.00301345189802049" calcext:value-type="float">
            <text:p>-0.0030134519</text:p>
          </table:table-cell>
          <table:table-cell table:number-columns-repeated="10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4.05" calcext:value-type="float">
            <text:p>-44.05</text:p>
          </table:table-cell>
          <table:table-cell table:formula="of:=[.E4]-[.D4]" office:value-type="float" office:value="35.36" calcext:value-type="float">
            <text:p>35.36</text:p>
          </table:table-cell>
          <table:table-cell table:formula="of:=1.0026096278*[.D4]+35.5403133697" office:value-type="float" office:value="-44.076917173898" calcext:value-type="float">
            <text:p>-44.0769171739</text:p>
          </table:table-cell>
          <table:table-cell table:formula="of:=[.G4]-[.E4]" office:value-type="float" office:value="-0.0269171738980134" calcext:value-type="float">
            <text:p>-0.0269171739</text:p>
          </table:table-cell>
          <table:table-cell table:number-columns-repeated="10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4.12" calcext:value-type="float">
            <text:p>-34.12</text:p>
          </table:table-cell>
          <table:table-cell table:formula="of:=[.E5]-[.D5]" office:value-type="float" office:value="35.29" calcext:value-type="float">
            <text:p>35.29</text:p>
          </table:table-cell>
          <table:table-cell table:formula="of:=1.0026096278*[.D5]+35.5403133697" office:value-type="float" office:value="-34.050820895898" calcext:value-type="float">
            <text:p>-34.0508208959</text:p>
          </table:table-cell>
          <table:table-cell table:formula="of:=[.G5]-[.E5]" office:value-type="float" office:value="0.069179104101984" calcext:value-type="float">
            <text:p>0.0691791041</text:p>
          </table:table-cell>
          <table:table-cell table:number-columns-repeated="10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4.13" calcext:value-type="float">
            <text:p>-24.13</text:p>
          </table:table-cell>
          <table:table-cell table:formula="of:=[.E6]-[.D6]" office:value-type="float" office:value="35.28" calcext:value-type="float">
            <text:p>35.28</text:p>
          </table:table-cell>
          <table:table-cell table:formula="of:=1.0026096278*[.D6]+35.5403133697" office:value-type="float" office:value="-24.024724617898" calcext:value-type="float">
            <text:p>-24.0247246179</text:p>
          </table:table-cell>
          <table:table-cell table:formula="of:=[.G6]-[.E6]" office:value-type="float" office:value="0.105275382101997" calcext:value-type="float">
            <text:p>0.1052753821</text:p>
          </table:table-cell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4.03" calcext:value-type="float">
            <text:p>-14.03</text:p>
          </table:table-cell>
          <table:table-cell table:formula="of:=[.E7]-[.D7]" office:value-type="float" office:value="35.38" calcext:value-type="float">
            <text:p>35.38</text:p>
          </table:table-cell>
          <table:table-cell table:formula="of:=1.0026096278*[.D7]+35.5403133697" office:value-type="float" office:value="-13.998628339898" calcext:value-type="float">
            <text:p>-13.9986283399</text:p>
          </table:table-cell>
          <table:table-cell table:formula="of:=[.G7]-[.E7]" office:value-type="float" office:value="0.0313716601020015" calcext:value-type="float">
            <text:p>0.0313716601</text:p>
          </table:table-cell>
          <table:table-cell table:number-columns-repeated="10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96" calcext:value-type="float">
            <text:p>-12.96</text:p>
          </table:table-cell>
          <table:table-cell table:formula="of:=[.E8]-[.D8]" office:value-type="float" office:value="35.45" calcext:value-type="float">
            <text:p>35.45</text:p>
          </table:table-cell>
          <table:table-cell table:formula="of:=1.0026096278*[.D8]+35.5403133697" office:value-type="float" office:value="-12.996018712098" calcext:value-type="float">
            <text:p>-12.9960187121</text:p>
          </table:table-cell>
          <table:table-cell table:formula="of:=[.G8]-[.E8]" office:value-type="float" office:value="-0.0360187120979987" calcext:value-type="float">
            <text:p>-0.0360187121</text:p>
          </table:table-cell>
          <table:table-cell table:number-columns-repeated="10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96" calcext:value-type="float">
            <text:p>-11.96</text:p>
          </table:table-cell>
          <table:table-cell table:formula="of:=[.E9]-[.D9]" office:value-type="float" office:value="35.45" calcext:value-type="float">
            <text:p>35.45</text:p>
          </table:table-cell>
          <table:table-cell table:formula="of:=1.0026096278*[.D9]+35.5403133697" office:value-type="float" office:value="-11.993409084298" calcext:value-type="float">
            <text:p>-11.9934090843</text:p>
          </table:table-cell>
          <table:table-cell table:formula="of:=[.G9]-[.E9]" office:value-type="float" office:value="-0.0334090842980004" calcext:value-type="float">
            <text:p>-0.0334090843</text:p>
          </table:table-cell>
          <table:table-cell table:number-columns-repeated="10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95" calcext:value-type="float">
            <text:p>-10.95</text:p>
          </table:table-cell>
          <table:table-cell table:formula="of:=[.E10]-[.D10]" office:value-type="float" office:value="35.46" calcext:value-type="float">
            <text:p>35.46</text:p>
          </table:table-cell>
          <table:table-cell table:formula="of:=1.0026096278*[.D10]+35.5403133697" office:value-type="float" office:value="-10.990799456498" calcext:value-type="float">
            <text:p>-10.9907994565</text:p>
          </table:table-cell>
          <table:table-cell table:formula="of:=[.G10]-[.E10]" office:value-type="float" office:value="-0.0407994564979965" calcext:value-type="float">
            <text:p>-0.0407994565</text:p>
          </table:table-cell>
          <table:table-cell table:number-columns-repeated="10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94" calcext:value-type="float">
            <text:p>-9.94</text:p>
          </table:table-cell>
          <table:table-cell table:formula="of:=[.E11]-[.D11]" office:value-type="float" office:value="35.47" calcext:value-type="float">
            <text:p>35.47</text:p>
          </table:table-cell>
          <table:table-cell table:formula="of:=1.0026096278*[.D11]+35.5403133697" office:value-type="float" office:value="-9.988189828698" calcext:value-type="float">
            <text:p>-9.9881898287</text:p>
          </table:table-cell>
          <table:table-cell table:formula="of:=[.G11]-[.E11]" office:value-type="float" office:value="-0.048189828697998" calcext:value-type="float">
            <text:p>-0.0481898287</text:p>
          </table:table-cell>
          <table:table-cell table:number-columns-repeated="10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94" calcext:value-type="float">
            <text:p>-8.94</text:p>
          </table:table-cell>
          <table:table-cell table:formula="of:=[.E12]-[.D12]" office:value-type="float" office:value="35.47" calcext:value-type="float">
            <text:p>35.47</text:p>
          </table:table-cell>
          <table:table-cell table:formula="of:=1.0026096278*[.D12]+35.5403133697" office:value-type="float" office:value="-8.985580200898" calcext:value-type="float">
            <text:p>-8.9855802009</text:p>
          </table:table-cell>
          <table:table-cell table:formula="of:=[.G12]-[.E12]" office:value-type="float" office:value="-0.0455802008979997" calcext:value-type="float">
            <text:p>-0.0455802009</text:p>
          </table:table-cell>
          <table:table-cell table:number-columns-repeated="10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99" calcext:value-type="float">
            <text:p>-7.99</text:p>
          </table:table-cell>
          <table:table-cell table:formula="of:=[.E13]-[.D13]" office:value-type="float" office:value="35.42" calcext:value-type="float">
            <text:p>35.42</text:p>
          </table:table-cell>
          <table:table-cell table:formula="of:=1.0026096278*[.D13]+35.5403133697" office:value-type="float" office:value="-7.982970573098" calcext:value-type="float">
            <text:p>-7.9829705731</text:p>
          </table:table-cell>
          <table:table-cell table:formula="of:=[.G13]-[.E13]" office:value-type="float" office:value="0.00702942690199926" calcext:value-type="float">
            <text:p>0.0070294269</text:p>
          </table:table-cell>
          <table:table-cell table:number-columns-repeated="10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98" calcext:value-type="float">
            <text:p>-6.98</text:p>
          </table:table-cell>
          <table:table-cell table:formula="of:=[.E14]-[.D14]" office:value-type="float" office:value="35.43" calcext:value-type="float">
            <text:p>35.43</text:p>
          </table:table-cell>
          <table:table-cell table:formula="of:=1.0026096278*[.D14]+35.5403133697" office:value-type="float" office:value="-6.980360945298" calcext:value-type="float">
            <text:p>-6.9803609453</text:p>
          </table:table-cell>
          <table:table-cell table:formula="of:=[.G14]-[.E14]" office:value-type="float" office:value="-0.00036094529799513" calcext:value-type="float">
            <text:p>-0.0003609453</text:p>
          </table:table-cell>
          <table:table-cell table:number-columns-repeated="10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98" calcext:value-type="float">
            <text:p>-5.98</text:p>
          </table:table-cell>
          <table:table-cell table:formula="of:=[.E15]-[.D15]" office:value-type="float" office:value="35.43" calcext:value-type="float">
            <text:p>35.43</text:p>
          </table:table-cell>
          <table:table-cell table:formula="of:=1.0026096278*[.D15]+35.5403133697" office:value-type="float" office:value="-5.977751317498" calcext:value-type="float">
            <text:p>-5.9777513175</text:p>
          </table:table-cell>
          <table:table-cell table:formula="of:=[.G15]-[.E15]" office:value-type="float" office:value="0.00224868250200316" calcext:value-type="float">
            <text:p>0.0022486825</text:p>
          </table:table-cell>
          <table:table-cell table:number-columns-repeated="10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97" calcext:value-type="float">
            <text:p>-4.97</text:p>
          </table:table-cell>
          <table:table-cell table:formula="of:=[.E16]-[.D16]" office:value-type="float" office:value="35.44" calcext:value-type="float">
            <text:p>35.44</text:p>
          </table:table-cell>
          <table:table-cell table:formula="of:=1.0026096278*[.D16]+35.5403133697" office:value-type="float" office:value="-4.975141689698" calcext:value-type="float">
            <text:p>-4.9751416897</text:p>
          </table:table-cell>
          <table:table-cell table:formula="of:=[.G16]-[.E16]" office:value-type="float" office:value="-0.00514168969799922" calcext:value-type="float">
            <text:p>-0.0051416897</text:p>
          </table:table-cell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97" calcext:value-type="float">
            <text:p>-3.97</text:p>
          </table:table-cell>
          <table:table-cell table:formula="of:=[.E17]-[.D17]" office:value-type="float" office:value="35.44" calcext:value-type="float">
            <text:p>35.44</text:p>
          </table:table-cell>
          <table:table-cell table:formula="of:=1.0026096278*[.D17]+35.5403133697" office:value-type="float" office:value="-3.972532061898" calcext:value-type="float">
            <text:p>-3.9725320619</text:p>
          </table:table-cell>
          <table:table-cell table:formula="of:=[.G17]-[.E17]" office:value-type="float" office:value="-0.00253206189800093" calcext:value-type="float">
            <text:p>-0.0025320619</text:p>
          </table:table-cell>
          <table:table-cell table:number-columns-repeated="10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98" calcext:value-type="float">
            <text:p>-2.98</text:p>
          </table:table-cell>
          <table:table-cell table:formula="of:=[.E18]-[.D18]" office:value-type="float" office:value="35.43" calcext:value-type="float">
            <text:p>35.43</text:p>
          </table:table-cell>
          <table:table-cell table:formula="of:=1.0026096278*[.D18]+35.5403133697" office:value-type="float" office:value="-2.969922434098" calcext:value-type="float">
            <text:p>-2.9699224341</text:p>
          </table:table-cell>
          <table:table-cell table:formula="of:=[.G18]-[.E18]" office:value-type="float" office:value="0.0100775659020047" calcext:value-type="float">
            <text:p>0.0100775659</text:p>
          </table:table-cell>
          <table:table-cell table:number-columns-repeated="10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98" calcext:value-type="float">
            <text:p>-1.98</text:p>
          </table:table-cell>
          <table:table-cell table:formula="of:=[.E19]-[.D19]" office:value-type="float" office:value="35.43" calcext:value-type="float">
            <text:p>35.43</text:p>
          </table:table-cell>
          <table:table-cell table:formula="of:=1.0026096278*[.D19]+35.5403133697" office:value-type="float" office:value="-1.967312806298" calcext:value-type="float">
            <text:p>-1.9673128063</text:p>
          </table:table-cell>
          <table:table-cell table:formula="of:=[.G19]-[.E19]" office:value-type="float" office:value="0.012687193702003" calcext:value-type="float">
            <text:p>0.0126871937</text:p>
          </table:table-cell>
          <table:table-cell table:number-columns-repeated="10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98" calcext:value-type="float">
            <text:p>-0.98</text:p>
          </table:table-cell>
          <table:table-cell table:formula="of:=[.E20]-[.D20]" office:value-type="float" office:value="35.43" calcext:value-type="float">
            <text:p>35.43</text:p>
          </table:table-cell>
          <table:table-cell table:formula="of:=1.0026096278*[.D20]+35.5403133697" office:value-type="float" office:value="-0.964703178497999" calcext:value-type="float">
            <text:p>-0.9647031785</text:p>
          </table:table-cell>
          <table:table-cell table:formula="of:=[.G20]-[.E20]" office:value-type="float" office:value="0.0152968215020013" calcext:value-type="float">
            <text:p>0.0152968215</text:p>
          </table:table-cell>
          <table:table-cell table:number-columns-repeated="10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02" calcext:value-type="float">
            <text:p>0.02</text:p>
          </table:table-cell>
          <table:table-cell table:formula="of:=[.E21]-[.D21]" office:value-type="float" office:value="35.43" calcext:value-type="float">
            <text:p>35.43</text:p>
          </table:table-cell>
          <table:table-cell table:formula="of:=1.0026096278*[.D21]+35.5403133697" office:value-type="float" office:value="0.0379064493019996" calcext:value-type="float">
            <text:p>0.0379064493</text:p>
          </table:table-cell>
          <table:table-cell table:formula="of:=[.G21]-[.E21]" office:value-type="float" office:value="0.0179064493019996" calcext:value-type="float">
            <text:p>0.0179064493</text:p>
          </table:table-cell>
          <table:table-cell table:number-columns-repeated="10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03" calcext:value-type="float">
            <text:p>1.03</text:p>
          </table:table-cell>
          <table:table-cell table:formula="of:=[.E22]-[.D22]" office:value-type="float" office:value="35.44" calcext:value-type="float">
            <text:p>35.44</text:p>
          </table:table-cell>
          <table:table-cell table:formula="of:=1.0026096278*[.D22]+35.5403133697" office:value-type="float" office:value="1.04051607710201" calcext:value-type="float">
            <text:p>1.0405160771</text:p>
          </table:table-cell>
          <table:table-cell table:formula="of:=[.G22]-[.E22]" office:value-type="float" office:value="0.010516077102005" calcext:value-type="float">
            <text:p>0.0105160771</text:p>
          </table:table-cell>
          <table:table-cell table:number-columns-repeated="10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1.98" calcext:value-type="float">
            <text:p>1.98</text:p>
          </table:table-cell>
          <table:table-cell table:formula="of:=[.E23]-[.D23]" office:value-type="float" office:value="35.39" calcext:value-type="float">
            <text:p>35.39</text:p>
          </table:table-cell>
          <table:table-cell table:formula="of:=1.0026096278*[.D23]+35.5403133697" office:value-type="float" office:value="2.043125704902" calcext:value-type="float">
            <text:p>2.0431257049</text:p>
          </table:table-cell>
          <table:table-cell table:formula="of:=[.G23]-[.E23]" office:value-type="float" office:value="0.0631257049020033" calcext:value-type="float">
            <text:p>0.0631257049</text:p>
          </table:table-cell>
          <table:table-cell table:number-columns-repeated="10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2.98" calcext:value-type="float">
            <text:p>2.98</text:p>
          </table:table-cell>
          <table:table-cell table:formula="of:=[.E24]-[.D24]" office:value-type="float" office:value="35.39" calcext:value-type="float">
            <text:p>35.39</text:p>
          </table:table-cell>
          <table:table-cell table:formula="of:=1.0026096278*[.D24]+35.5403133697" office:value-type="float" office:value="3.045735332702" calcext:value-type="float">
            <text:p>3.0457353327</text:p>
          </table:table-cell>
          <table:table-cell table:formula="of:=[.G24]-[.E24]" office:value-type="float" office:value="0.0657353327020016" calcext:value-type="float">
            <text:p>0.0657353327</text:p>
          </table:table-cell>
          <table:table-cell table:number-columns-repeated="10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3.98" calcext:value-type="float">
            <text:p>3.98</text:p>
          </table:table-cell>
          <table:table-cell table:formula="of:=[.E25]-[.D25]" office:value-type="float" office:value="35.39" calcext:value-type="float">
            <text:p>35.39</text:p>
          </table:table-cell>
          <table:table-cell table:formula="of:=1.0026096278*[.D25]+35.5403133697" office:value-type="float" office:value="4.048344960502" calcext:value-type="float">
            <text:p>4.0483449605</text:p>
          </table:table-cell>
          <table:table-cell table:formula="of:=[.G25]-[.E25]" office:value-type="float" office:value="0.0683449605020035" calcext:value-type="float">
            <text:p>0.0683449605</text:p>
          </table:table-cell>
          <table:table-cell table:number-columns-repeated="10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4.98" calcext:value-type="float">
            <text:p>4.98</text:p>
          </table:table-cell>
          <table:table-cell table:formula="of:=[.E26]-[.D26]" office:value-type="float" office:value="35.39" calcext:value-type="float">
            <text:p>35.39</text:p>
          </table:table-cell>
          <table:table-cell table:formula="of:=1.0026096278*[.D26]+35.5403133697" office:value-type="float" office:value="5.050954588302" calcext:value-type="float">
            <text:p>5.0509545883</text:p>
          </table:table-cell>
          <table:table-cell table:formula="of:=[.G26]-[.E26]" office:value-type="float" office:value="0.0709545883020013" calcext:value-type="float">
            <text:p>0.0709545883</text:p>
          </table:table-cell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5.98" calcext:value-type="float">
            <text:p>5.98</text:p>
          </table:table-cell>
          <table:table-cell table:formula="of:=[.E27]-[.D27]" office:value-type="float" office:value="35.39" calcext:value-type="float">
            <text:p>35.39</text:p>
          </table:table-cell>
          <table:table-cell table:formula="of:=1.0026096278*[.D27]+35.5403133697" office:value-type="float" office:value="6.053564216102" calcext:value-type="float">
            <text:p>6.0535642161</text:p>
          </table:table-cell>
          <table:table-cell table:formula="of:=[.G27]-[.E27]" office:value-type="float" office:value="0.0735642161020031" calcext:value-type="float">
            <text:p>0.0735642161</text:p>
          </table:table-cell>
          <table:table-cell table:number-columns-repeated="10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6.96" calcext:value-type="float">
            <text:p>6.96</text:p>
          </table:table-cell>
          <table:table-cell table:formula="of:=[.E28]-[.D28]" office:value-type="float" office:value="35.37" calcext:value-type="float">
            <text:p>35.37</text:p>
          </table:table-cell>
          <table:table-cell table:formula="of:=1.0026096278*[.D28]+35.5403133697" office:value-type="float" office:value="7.056173843902" calcext:value-type="float">
            <text:p>7.0561738439</text:p>
          </table:table-cell>
          <table:table-cell table:formula="of:=[.G28]-[.E28]" office:value-type="float" office:value="0.0961738439020019" calcext:value-type="float">
            <text:p>0.0961738439</text:p>
          </table:table-cell>
          <table:table-cell table:number-columns-repeated="10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7.96" calcext:value-type="float">
            <text:p>7.96</text:p>
          </table:table-cell>
          <table:table-cell table:formula="of:=[.E29]-[.D29]" office:value-type="float" office:value="35.37" calcext:value-type="float">
            <text:p>35.37</text:p>
          </table:table-cell>
          <table:table-cell table:formula="of:=1.0026096278*[.D29]+35.5403133697" office:value-type="float" office:value="8.058783471702" calcext:value-type="float">
            <text:p>8.0587834717</text:p>
          </table:table-cell>
          <table:table-cell table:formula="of:=[.G29]-[.E29]" office:value-type="float" office:value="0.0987834717020037" calcext:value-type="float">
            <text:p>0.0987834717</text:p>
          </table:table-cell>
          <table:table-cell table:number-columns-repeated="10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8.95" calcext:value-type="float">
            <text:p>8.95</text:p>
          </table:table-cell>
          <table:table-cell table:formula="of:=[.E30]-[.D30]" office:value-type="float" office:value="35.36" calcext:value-type="float">
            <text:p>35.36</text:p>
          </table:table-cell>
          <table:table-cell table:formula="of:=1.0026096278*[.D30]+35.5403133697" office:value-type="float" office:value="9.061393099502" calcext:value-type="float">
            <text:p>9.0613930995</text:p>
          </table:table-cell>
          <table:table-cell table:formula="of:=[.G30]-[.E30]" office:value-type="float" office:value="0.111393099502003" calcext:value-type="float">
            <text:p>0.1113930995</text:p>
          </table:table-cell>
          <table:table-cell table:number-columns-repeated="10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9.93" calcext:value-type="float">
            <text:p>9.93</text:p>
          </table:table-cell>
          <table:table-cell table:formula="of:=[.E31]-[.D31]" office:value-type="float" office:value="35.34" calcext:value-type="float">
            <text:p>35.34</text:p>
          </table:table-cell>
          <table:table-cell table:formula="of:=1.0026096278*[.D31]+35.5403133697" office:value-type="float" office:value="10.064002727302" calcext:value-type="float">
            <text:p>10.0640027273</text:p>
          </table:table-cell>
          <table:table-cell table:formula="of:=[.G31]-[.E31]" office:value-type="float" office:value="0.134002727302004" calcext:value-type="float">
            <text:p>0.1340027273</text:p>
          </table:table-cell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10.92" calcext:value-type="float">
            <text:p>10.92</text:p>
          </table:table-cell>
          <table:table-cell table:formula="of:=[.E32]-[.D32]" office:value-type="float" office:value="35.33" calcext:value-type="float">
            <text:p>35.33</text:p>
          </table:table-cell>
          <table:table-cell table:formula="of:=1.0026096278*[.D32]+35.5403133697" office:value-type="float" office:value="11.066612355102" calcext:value-type="float">
            <text:p>11.0666123551</text:p>
          </table:table-cell>
          <table:table-cell table:formula="of:=[.G32]-[.E32]" office:value-type="float" office:value="0.146612355102002" calcext:value-type="float">
            <text:p>0.1466123551</text:p>
          </table:table-cell>
          <table:table-cell table:number-columns-repeated="10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11.89" calcext:value-type="float">
            <text:p>11.89</text:p>
          </table:table-cell>
          <table:table-cell table:formula="of:=[.E33]-[.D33]" office:value-type="float" office:value="35.3" calcext:value-type="float">
            <text:p>35.3</text:p>
          </table:table-cell>
          <table:table-cell table:formula="of:=1.0026096278*[.D33]+35.5403133697" office:value-type="float" office:value="12.069221982902" calcext:value-type="float">
            <text:p>12.0692219829</text:p>
          </table:table-cell>
          <table:table-cell table:formula="of:=[.G33]-[.E33]" office:value-type="float" office:value="0.179221982902003" calcext:value-type="float">
            <text:p>0.1792219829</text:p>
          </table:table-cell>
          <table:table-cell table:number-columns-repeated="10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12.87" calcext:value-type="float">
            <text:p>12.87</text:p>
          </table:table-cell>
          <table:table-cell table:formula="of:=[.E34]-[.D34]" office:value-type="float" office:value="35.28" calcext:value-type="float">
            <text:p>35.28</text:p>
          </table:table-cell>
          <table:table-cell table:formula="of:=1.0026096278*[.D34]+35.5403133697" office:value-type="float" office:value="13.071831610702" calcext:value-type="float">
            <text:p>13.0718316107</text:p>
          </table:table-cell>
          <table:table-cell table:formula="of:=[.G34]-[.E34]" office:value-type="float" office:value="0.201831610702003" calcext:value-type="float">
            <text:p>0.2018316107</text:p>
          </table:table-cell>
          <table:table-cell table:number-columns-repeated="10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13.83" calcext:value-type="float">
            <text:p>13.83</text:p>
          </table:table-cell>
          <table:table-cell table:formula="of:=[.E35]-[.D35]" office:value-type="float" office:value="35.24" calcext:value-type="float">
            <text:p>35.24</text:p>
          </table:table-cell>
          <table:table-cell table:formula="of:=1.0026096278*[.D35]+35.5403133697" office:value-type="float" office:value="14.074441238502" calcext:value-type="float">
            <text:p>14.0744412385</text:p>
          </table:table-cell>
          <table:table-cell table:formula="of:=[.G35]-[.E35]" office:value-type="float" office:value="0.244441238502004" calcext:value-type="float">
            <text:p>0.2444412385</text:p>
          </table:table-cell>
          <table:table-cell table:number-columns-repeated="10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14.8" calcext:value-type="float">
            <text:p>14.80</text:p>
          </table:table-cell>
          <table:table-cell table:formula="of:=[.E36]-[.D36]" office:value-type="float" office:value="35.21" calcext:value-type="float">
            <text:p>35.21</text:p>
          </table:table-cell>
          <table:table-cell table:formula="of:=1.0026096278*[.D36]+35.5403133697" office:value-type="float" office:value="15.077050866302" calcext:value-type="float">
            <text:p>15.0770508663</text:p>
          </table:table-cell>
          <table:table-cell table:formula="of:=[.G36]-[.E36]" office:value-type="float" office:value="0.277050866302002" calcext:value-type="float">
            <text:p>0.2770508663</text:p>
          </table:table-cell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15.72" calcext:value-type="float">
            <text:p>15.72</text:p>
          </table:table-cell>
          <table:table-cell table:formula="of:=[.E37]-[.D37]" office:value-type="float" office:value="35.13" calcext:value-type="float">
            <text:p>35.13</text:p>
          </table:table-cell>
          <table:table-cell table:formula="of:=1.0026096278*[.D37]+35.5403133697" office:value-type="float" office:value="16.079660494102" calcext:value-type="float">
            <text:p>16.0796604941</text:p>
          </table:table-cell>
          <table:table-cell table:formula="of:=[.G37]-[.E37]" office:value-type="float" office:value="0.359660494102004" calcext:value-type="float">
            <text:p>0.3596604941</text:p>
          </table:table-cell>
          <table:table-cell table:number-columns-repeated="1016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16.42" calcext:value-type="float">
            <text:p>16.42</text:p>
          </table:table-cell>
          <table:table-cell table:formula="of:=[.E38]-[.D38]" office:value-type="float" office:value="34.83" calcext:value-type="float">
            <text:p>34.83</text:p>
          </table:table-cell>
          <table:table-cell table:formula="of:=1.0026096278*[.D38]+35.5403133697" office:value-type="float" office:value="17.082270121902" calcext:value-type="float">
            <text:p>17.0822701219</text:p>
          </table:table-cell>
          <table:table-cell table:formula="of:=[.G38]-[.E38]" office:value-type="float" office:value="0.662270121902001" calcext:value-type="float">
            <text:p>0.6622701219</text:p>
          </table:table-cell>
          <table:table-cell table:style-name="ce22" table:formula="of:=([.E39]-[.E38])" office:value-type="float" office:value="0.529999999999998" calcext:value-type="float">
            <text:p>0.5300</text:p>
          </table:table-cell>
          <table:table-cell table:number-columns-repeated="101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16.95" calcext:value-type="float">
            <text:p>16.95</text:p>
          </table:table-cell>
          <table:table-cell table:formula="of:=[.E39]-[.D39]" office:value-type="float" office:value="34.36" calcext:value-type="float">
            <text:p>34.36</text:p>
          </table:table-cell>
          <table:table-cell table:formula="of:=1.0026096278*[.D39]+35.5403133697" office:value-type="float" office:value="18.084879749702" calcext:value-type="float">
            <text:p>18.0848797497</text:p>
          </table:table-cell>
          <table:table-cell table:formula="of:=[.G39]-[.E39]" office:value-type="float" office:value="1.13487974970201" calcext:value-type="float">
            <text:p>1.1348797497</text:p>
          </table:table-cell>
          <table:table-cell table:number-columns-repeated="10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7.36" calcext:value-type="float">
            <text:p>17.36</text:p>
          </table:table-cell>
          <table:table-cell table:formula="of:=[.E40]-[.D40]" office:value-type="float" office:value="33.77" calcext:value-type="float">
            <text:p>33.77</text:p>
          </table:table-cell>
          <table:table-cell table:formula="of:=1.0026096278*[.D40]+35.5403133697" office:value-type="float" office:value="19.087489377502" calcext:value-type="float">
            <text:p>19.0874893775</text:p>
          </table:table-cell>
          <table:table-cell table:formula="of:=[.G40]-[.E40]" office:value-type="float" office:value="1.727489377502" calcext:value-type="float">
            <text:p>1.7274893775</text:p>
          </table:table-cell>
          <table:table-cell table:number-columns-repeated="10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7.69" calcext:value-type="float">
            <text:p>17.69</text:p>
          </table:table-cell>
          <table:table-cell table:formula="of:=[.E41]-[.D41]" office:value-type="float" office:value="33.1" calcext:value-type="float">
            <text:p>33.1</text:p>
          </table:table-cell>
          <table:table-cell table:formula="of:=1.0026096278*[.D41]+35.5403133697" office:value-type="float" office:value="20.090099005302" calcext:value-type="float">
            <text:p>20.0900990053</text:p>
          </table:table-cell>
          <table:table-cell table:formula="of:=[.G41]-[.E41]" office:value-type="float" office:value="2.400099005302" calcext:value-type="float">
            <text:p>2.4000990053</text:p>
          </table:table-cell>
          <table:table-cell table:number-columns-repeated="10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7.96" calcext:value-type="float">
            <text:p>17.96</text:p>
          </table:table-cell>
          <table:table-cell table:formula="of:=[.E42]-[.D42]" office:value-type="float" office:value="32.37" calcext:value-type="float">
            <text:p>32.37</text:p>
          </table:table-cell>
          <table:table-cell table:formula="of:=1.0026096278*[.D42]+35.5403133697" office:value-type="float" office:value="21.092708633102" calcext:value-type="float">
            <text:p>21.0927086331</text:p>
          </table:table-cell>
          <table:table-cell table:formula="of:=[.G42]-[.E42]" office:value-type="float" office:value="3.132708633102" calcext:value-type="float">
            <text:p>3.1327086331</text:p>
          </table:table-cell>
          <table:table-cell table:number-columns-repeated="10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8.18" calcext:value-type="float">
            <text:p>18.18</text:p>
          </table:table-cell>
          <table:table-cell table:formula="of:=[.E43]-[.D43]" office:value-type="float" office:value="31.59" calcext:value-type="float">
            <text:p>31.59</text:p>
          </table:table-cell>
          <table:table-cell table:formula="of:=1.0026096278*[.D43]+35.5403133697" office:value-type="float" office:value="22.095318260902" calcext:value-type="float">
            <text:p>22.0953182609</text:p>
          </table:table-cell>
          <table:table-cell table:formula="of:=[.G43]-[.E43]" office:value-type="float" office:value="3.915318260902" calcext:value-type="float">
            <text:p>3.9153182609</text:p>
          </table:table-cell>
          <table:table-cell table:number-columns-repeated="10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8.37" calcext:value-type="float">
            <text:p>18.37</text:p>
          </table:table-cell>
          <table:table-cell table:formula="of:=[.E44]-[.D44]" office:value-type="float" office:value="30.78" calcext:value-type="float">
            <text:p>30.78</text:p>
          </table:table-cell>
          <table:table-cell table:formula="of:=1.0026096278*[.D44]+35.5403133697" office:value-type="float" office:value="23.097927888702" calcext:value-type="float">
            <text:p>23.0979278887</text:p>
          </table:table-cell>
          <table:table-cell table:formula="of:=[.G44]-[.E44]" office:value-type="float" office:value="4.727927888702" calcext:value-type="float">
            <text:p>4.7279278887</text:p>
          </table:table-cell>
          <table:table-cell table:number-columns-repeated="10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8.5" calcext:value-type="float">
            <text:p>18.50</text:p>
          </table:table-cell>
          <table:table-cell table:formula="of:=[.E45]-[.D45]" office:value-type="float" office:value="29.91" calcext:value-type="float">
            <text:p>29.91</text:p>
          </table:table-cell>
          <table:table-cell table:formula="of:=1.0026096278*[.D45]+35.5403133697" office:value-type="float" office:value="24.100537516502" calcext:value-type="float">
            <text:p>24.1005375165</text:p>
          </table:table-cell>
          <table:table-cell table:formula="of:=[.G45]-[.E45]" office:value-type="float" office:value="5.600537516502" calcext:value-type="float">
            <text:p>5.6005375165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8.59" calcext:value-type="float">
            <text:p>18.59</text:p>
          </table:table-cell>
          <table:table-cell table:formula="of:=[.E46]-[.D46]" office:value-type="float" office:value="29" calcext:value-type="float">
            <text:p>29</text:p>
          </table:table-cell>
          <table:table-cell table:formula="of:=1.0026096278*[.D46]+35.5403133697" office:value-type="float" office:value="25.103147144302" calcext:value-type="float">
            <text:p>25.1031471443</text:p>
          </table:table-cell>
          <table:table-cell table:formula="of:=[.G46]-[.E46]" office:value-type="float" office:value="6.513147144302" calcext:value-type="float">
            <text:p>6.513147144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8.64" calcext:value-type="float">
            <text:p>18.64</text:p>
          </table:table-cell>
          <table:table-cell table:formula="of:=[.E47]-[.D47]" office:value-type="float" office:value="28.05" calcext:value-type="float">
            <text:p>28.05</text:p>
          </table:table-cell>
          <table:table-cell table:formula="of:=1.0026096278*[.D47]+35.5403133697" office:value-type="float" office:value="26.105756772102" calcext:value-type="float">
            <text:p>26.1057567721</text:p>
          </table:table-cell>
          <table:table-cell table:formula="of:=[.G47]-[.E47]" office:value-type="float" office:value="7.465756772102" calcext:value-type="float">
            <text:p>7.465756772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8]-[.B48]+[.C48]" office:value-type="float" office:value="-8.41" calcext:value-type="float">
            <text:p>-8.41</text:p>
          </table:table-cell>
          <table:table-cell office:value-type="float" office:value="18.67" calcext:value-type="float">
            <text:p>18.67</text:p>
          </table:table-cell>
          <table:table-cell table:formula="of:=[.E48]-[.D48]" office:value-type="float" office:value="27.08" calcext:value-type="float">
            <text:p>27.08</text:p>
          </table:table-cell>
          <table:table-cell table:formula="of:=1.0026096278*[.D48]+35.5403133697" office:value-type="float" office:value="27.108366399902" calcext:value-type="float">
            <text:p>27.1083663999</text:p>
          </table:table-cell>
          <table:table-cell table:formula="of:=[.G48]-[.E48]" office:value-type="float" office:value="8.438366399902" calcext:value-type="float">
            <text:p>8.438366399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49]-[.B49]+[.C49]" office:value-type="float" office:value="-7.41" calcext:value-type="float">
            <text:p>-7.41</text:p>
          </table:table-cell>
          <table:table-cell office:value-type="float" office:value="18.68" calcext:value-type="float">
            <text:p>18.68</text:p>
          </table:table-cell>
          <table:table-cell table:formula="of:=[.E49]-[.D49]" office:value-type="float" office:value="26.09" calcext:value-type="float">
            <text:p>26.09</text:p>
          </table:table-cell>
          <table:table-cell table:formula="of:=1.0026096278*[.D49]+35.5403133697" office:value-type="float" office:value="28.110976027702" calcext:value-type="float">
            <text:p>28.1109760277</text:p>
          </table:table-cell>
          <table:table-cell table:formula="of:=[.G49]-[.E49]" office:value-type="float" office:value="9.430976027702" calcext:value-type="float">
            <text:p>9.430976027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0]-[.B50]+[.C50]" office:value-type="float" office:value="-6.41" calcext:value-type="float">
            <text:p>-6.41</text:p>
          </table:table-cell>
          <table:table-cell office:value-type="float" office:value="18.67" calcext:value-type="float">
            <text:p>18.67</text:p>
          </table:table-cell>
          <table:table-cell table:formula="of:=[.E50]-[.D50]" office:value-type="float" office:value="25.08" calcext:value-type="float">
            <text:p>25.08</text:p>
          </table:table-cell>
          <table:table-cell table:formula="of:=1.0026096278*[.D50]+35.5403133697" office:value-type="float" office:value="29.113585655502" calcext:value-type="float">
            <text:p>29.1135856555</text:p>
          </table:table-cell>
          <table:table-cell table:formula="of:=[.G50]-[.E50]" office:value-type="float" office:value="10.443585655502" calcext:value-type="float">
            <text:p>10.443585655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1]-[.B51]+[.C51]" office:value-type="float" office:value="-5.41" calcext:value-type="float">
            <text:p>-5.41</text:p>
          </table:table-cell>
          <table:table-cell office:value-type="float" office:value="18.64" calcext:value-type="float">
            <text:p>18.64</text:p>
          </table:table-cell>
          <table:table-cell table:formula="of:=[.E51]-[.D51]" office:value-type="float" office:value="24.05" calcext:value-type="float">
            <text:p>24.05</text:p>
          </table:table-cell>
          <table:table-cell table:formula="of:=1.0026096278*[.D51]+35.5403133697" office:value-type="float" office:value="30.116195283302" calcext:value-type="float">
            <text:p>30.1161952833</text:p>
          </table:table-cell>
          <table:table-cell table:formula="of:=[.G51]-[.E51]" office:value-type="float" office:value="11.476195283302" calcext:value-type="float">
            <text:p>11.47619528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1" calcext:value-type="float">
            <text:p>10.01</text:p>
          </table:table-cell>
          <table:table-cell table:style-name="ce8" office:value-type="float" office:value="0.6" calcext:value-type="float">
            <text:p>0.600</text:p>
          </table:table-cell>
          <table:table-cell table:formula="of:=[.A52]-[.B52]+[.C52]" office:value-type="float" office:value="-4.41" calcext:value-type="float">
            <text:p>-4.41</text:p>
          </table:table-cell>
          <table:table-cell office:value-type="float" office:value="18.57" calcext:value-type="float">
            <text:p>18.57</text:p>
          </table:table-cell>
          <table:table-cell table:formula="of:=[.E52]-[.D52]" office:value-type="float" office:value="22.98" calcext:value-type="float">
            <text:p>22.98</text:p>
          </table:table-cell>
          <table:table-cell table:formula="of:=1.0026096278*[.D52]+35.5403133697" office:value-type="float" office:value="31.118804911102" calcext:value-type="float">
            <text:p>31.1188049111</text:p>
          </table:table-cell>
          <table:table-cell table:formula="of:=[.G52]-[.E52]" office:value-type="float" office:value="12.548804911102" calcext:value-type="float">
            <text:p>12.5488049111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D-40MHz" table:style-name="ta1">
        <table:shapes>
          <draw:frame draw:z-index="0" draw:style-name="gr1" draw:text-style-name="P1" svg:width="457.74pt" svg:height="259.26pt" svg:x="7.8pt" svg:y="307.13pt">
            <loext:p draw:notify-on-update-of-ranges="'IMD-40MHz'.J10:'IMD-40MHz'.J16 'IMD-40MHz'.L10:'IMD-40MHz'.L16 'IMD-40MHz'.J10:'IMD-40MHz'.J21 'IMD-40MHz'.K1:'IMD-40MHz'.K1 'IMD-40MHz'.K10:'IMD-40MHz'.K21 'IMD-40MHz'.J2:'IMD-40MHz'.J21 'IMD-40MHz'.L1:'IMD-40MHz'.L1 'IMD-40MHz'.L2:'IMD-40MHz'.L2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13"/>
        <table:table-column table:style-name="co21" table:default-cell-style-name="ce8"/>
        <table:table-column table:style-name="co22" table:default-cell-style-name="Default"/>
        <table:table-column table:style-name="co23" table:default-cell-style-name="Default"/>
        <table:table-column table:style-name="co19" table:number-columns-repeated="3" table:default-cell-style-name="Default"/>
        <table:table-column table:style-name="co20" table:default-cell-style-name="ce8"/>
        <table:table-column table:style-name="co2" table:number-columns-repeated="2" table:default-cell-style-name="ce8"/>
        <table:table-column table:style-name="co2" table:number-columns-repeated="1005" table:default-cell-style-name="Default"/>
        <table:table-row table:style-name="ro2">
          <table:table-cell table:style-name="ce11" office:value-type="string" calcext:value-type="string">
            <text:p>Siggen Power [dBm]</text:p>
          </table:table-cell>
          <table:table-cell table:style-name="ce11" office:value-type="string" calcext:value-type="string">
            <text:p>Fixed Attenuator [dB]</text:p>
          </table:table-cell>
          <table:table-cell table:style-name="ce11" office:value-type="string" calcext:value-type="string">
            <text:p>Attenuator Setting [dB]</text:p>
          </table:table-cell>
          <table:table-cell table:style-name="ce14" office:value-type="string" calcext:value-type="string">
            <text:p>ZMSCJ-2-1 AVG IL [dB]</text:p>
          </table:table-cell>
          <table:table-cell table:style-name="ce14" office:value-type="string" calcext:value-type="string">
            <text:p>ZFSC-2-4-S+ AVG IL [dB]</text:p>
          </table:table-cell>
          <table:table-cell table:style-name="ce15" office:value-type="string" calcext:value-type="string">
            <text:p>M1 [dB]</text:p>
          </table:table-cell>
          <table:table-cell table:style-name="ce15" office:value-type="string" calcext:value-type="string">
            <text:p>M2 [dB]</text:p>
          </table:table-cell>
          <table:table-cell table:style-name="ce15" office:value-type="string" calcext:value-type="string">
            <text:p>M3 [dB]</text:p>
          </table:table-cell>
          <table:table-cell table:style-name="ce15" office:value-type="string" calcext:value-type="string">
            <text:p>M4 [dB]</text:p>
          </table:table-cell>
          <table:table-cell table:style-name="ce14" office:value-type="string" calcext:value-type="string">
            <text:p>Input Power [dBm]</text:p>
          </table:table-cell>
          <table:table-cell table:style-name="ce11" office:value-type="string" calcext:value-type="string">
            <text:p>Fundamental Average [dBm]</text:p>
          </table:table-cell>
          <table:table-cell table:style-name="ce11" office:value-type="string" calcext:value-type="string">
            <text:p>IM3 Average [dBm]</text:p>
          </table:table-cell>
          <table:table-cell table:style-name="ce11" office:value-type="string" calcext:value-type="string">
            <text:p>IMD [dB]</text:p>
          </table:table-cell>
          <table:table-cell table:style-name="ce11" office:value-type="string" calcext:value-type="string">
            <text:p>IP3 low</text:p>
          </table:table-cell>
          <table:table-cell table:style-name="ce11" office:value-type="string" calcext:value-type="string">
            <text:p>IP3 hi</text:p>
          </table:table-cell>
          <table:table-cell table:style-name="ce14" office:value-type="string" calcext:value-type="string">
            <text:p>IIP3</text:p>
          </table:table-cell>
          <table:table-cell table:style-name="ce14" office:value-type="string" calcext:value-type="string">
            <text:p>OIP3</text:p>
          </table:table-cell>
          <table:table-cell table:style-name="ce14" office:value-type="string" calcext:value-type="string">
            <text:p>GAIN</text:p>
          </table:table-cell>
          <table:table-cell table:style-name="ce11"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1.54" calcext:value-type="float">
            <text:p>-1.54</text:p>
          </table:table-cell>
          <table:table-cell office:value-type="float" office:value="13.76" calcext:value-type="float">
            <text:p>13.76</text:p>
          </table:table-cell>
          <table:table-cell office:value-type="float" office:value="13.78" calcext:value-type="float">
            <text:p>13.78</text:p>
          </table:table-cell>
          <table:table-cell office:value-type="float" office:value="-1.25" calcext:value-type="float">
            <text:p>-1.25</text:p>
          </table:table-cell>
          <table:table-cell table:formula="of:=[.A2]-[.B2]-[.C2]-[.D2]-[.E2]" office:value-type="float" office:value="-19.1306849139003" calcext:value-type="float">
            <text:p>-19.131</text:p>
          </table:table-cell>
          <table:table-cell table:style-name="ce8" table:formula="of:=([.G2]+[.H2])/2" office:value-type="float" office:value="13.77" calcext:value-type="float">
            <text:p>13.770</text:p>
          </table:table-cell>
          <table:table-cell table:style-name="ce8" table:formula="of:=([.F2]+[.I2])/2" office:value-type="float" office:value="-1.395" calcext:value-type="float">
            <text:p>-1.395</text:p>
          </table:table-cell>
          <table:table-cell table:formula="of:=[.K2]-[.L2]" office:value-type="float" office:value="15.165" calcext:value-type="float">
            <text:p>15.165</text:p>
          </table:table-cell>
          <table:table-cell table:formula="of:=[.G2]+([.H2]-[.F2])/2" office:value-type="float" office:value="21.42" calcext:value-type="float">
            <text:p>21.42</text:p>
          </table:table-cell>
          <table:table-cell table:formula="of:=[.H2]+([.G2]-[.I2])/2" office:value-type="float" office:value="21.285" calcext:value-type="float">
            <text:p>21.285</text:p>
          </table:table-cell>
          <table:table-cell table:formula="of:=[.J2]+[.M2]/2" office:value-type="float" office:value="-11.5481849139003" calcext:value-type="float">
            <text:p>-11.548</text:p>
          </table:table-cell>
          <table:table-cell table:formula="of:=[.K2]+[.M2]/2" office:value-type="float" office:value="21.3525" calcext:value-type="float">
            <text:p>21.353</text:p>
          </table:table-cell>
          <table:table-cell table:formula="of:=[.Q2]-[.P2]" office:value-type="float" office:value="32.9006849139003" calcext:value-type="float">
            <text:p>32.90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2.83" calcext:value-type="float">
            <text:p>-2.83</text:p>
          </table:table-cell>
          <table:table-cell office:value-type="float" office:value="13.5" calcext:value-type="float">
            <text:p>13.50</text:p>
          </table:table-cell>
          <table:table-cell office:value-type="float" office:value="13.51" calcext:value-type="float">
            <text:p>13.51</text:p>
          </table:table-cell>
          <table:table-cell office:value-type="float" office:value="-2.58" calcext:value-type="float">
            <text:p>-2.58</text:p>
          </table:table-cell>
          <table:table-cell table:formula="of:=[.A3]-[.B3]-[.C3]-[.D3]-[.E3]" office:value-type="float" office:value="-20.1306849139003" calcext:value-type="float">
            <text:p>-20.131</text:p>
          </table:table-cell>
          <table:table-cell table:style-name="ce8" table:formula="of:=([.G3]+[.H3])/2" office:value-type="float" office:value="13.505" calcext:value-type="float">
            <text:p>13.505</text:p>
          </table:table-cell>
          <table:table-cell table:style-name="ce8" table:formula="of:=([.F3]+[.I3])/2" office:value-type="float" office:value="-2.705" calcext:value-type="float">
            <text:p>-2.705</text:p>
          </table:table-cell>
          <table:table-cell table:formula="of:=[.K3]-[.L3]" office:value-type="float" office:value="16.21" calcext:value-type="float">
            <text:p>16.21</text:p>
          </table:table-cell>
          <table:table-cell table:formula="of:=[.G3]+([.H3]-[.F3])/2" office:value-type="float" office:value="21.67" calcext:value-type="float">
            <text:p>21.67</text:p>
          </table:table-cell>
          <table:table-cell table:formula="of:=[.H3]+([.G3]-[.I3])/2" office:value-type="float" office:value="21.55" calcext:value-type="float">
            <text:p>21.55</text:p>
          </table:table-cell>
          <table:table-cell table:formula="of:=[.J3]+[.M3]/2" office:value-type="float" office:value="-12.0256849139003" calcext:value-type="float">
            <text:p>-12.026</text:p>
          </table:table-cell>
          <table:table-cell table:formula="of:=[.K3]+[.M3]/2" office:value-type="float" office:value="21.61" calcext:value-type="float">
            <text:p>21.610</text:p>
          </table:table-cell>
          <table:table-cell table:formula="of:=[.Q3]-[.P3]" office:value-type="float" office:value="33.6356849139003" calcext:value-type="float">
            <text:p>33.63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4.56" calcext:value-type="float">
            <text:p>-4.56</text:p>
          </table:table-cell>
          <table:table-cell office:value-type="float" office:value="13.18" calcext:value-type="float">
            <text:p>13.18</text:p>
          </table:table-cell>
          <table:table-cell office:value-type="float" office:value="13.17" calcext:value-type="float">
            <text:p>13.17</text:p>
          </table:table-cell>
          <table:table-cell office:value-type="float" office:value="-4.33" calcext:value-type="float">
            <text:p>-4.33</text:p>
          </table:table-cell>
          <table:table-cell table:formula="of:=[.A4]-[.B4]-[.C4]-[.D4]-[.E4]" office:value-type="float" office:value="-21.1306849139003" calcext:value-type="float">
            <text:p>-21.131</text:p>
          </table:table-cell>
          <table:table-cell table:style-name="ce8" table:formula="of:=([.G4]+[.H4])/2" office:value-type="float" office:value="13.175" calcext:value-type="float">
            <text:p>13.175</text:p>
          </table:table-cell>
          <table:table-cell table:style-name="ce8" table:formula="of:=([.F4]+[.I4])/2" office:value-type="float" office:value="-4.445" calcext:value-type="float">
            <text:p>-4.445</text:p>
          </table:table-cell>
          <table:table-cell table:formula="of:=[.K4]-[.L4]" office:value-type="float" office:value="17.62" calcext:value-type="float">
            <text:p>17.62</text:p>
          </table:table-cell>
          <table:table-cell table:formula="of:=[.G4]+([.H4]-[.F4])/2" office:value-type="float" office:value="22.045" calcext:value-type="float">
            <text:p>22.045</text:p>
          </table:table-cell>
          <table:table-cell table:formula="of:=[.H4]+([.G4]-[.I4])/2" office:value-type="float" office:value="21.925" calcext:value-type="float">
            <text:p>21.925</text:p>
          </table:table-cell>
          <table:table-cell table:formula="of:=[.J4]+[.M4]/2" office:value-type="float" office:value="-12.3206849139003" calcext:value-type="float">
            <text:p>-12.321</text:p>
          </table:table-cell>
          <table:table-cell table:formula="of:=[.K4]+[.M4]/2" office:value-type="float" office:value="21.985" calcext:value-type="float">
            <text:p>21.985</text:p>
          </table:table-cell>
          <table:table-cell table:formula="of:=[.Q4]-[.P4]" office:value-type="float" office:value="34.3056849139003" calcext:value-type="float">
            <text:p>34.30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6.76" calcext:value-type="float">
            <text:p>-6.76</text:p>
          </table:table-cell>
          <table:table-cell office:value-type="float" office:value="12.81" calcext:value-type="float">
            <text:p>12.81</text:p>
          </table:table-cell>
          <table:table-cell office:value-type="float" office:value="12.79" calcext:value-type="float">
            <text:p>12.79</text:p>
          </table:table-cell>
          <table:table-cell office:value-type="float" office:value="-6.56" calcext:value-type="float">
            <text:p>-6.56</text:p>
          </table:table-cell>
          <table:table-cell table:formula="of:=[.A5]-[.B5]-[.C5]-[.D5]-[.E5]" office:value-type="float" office:value="-22.1306849139003" calcext:value-type="float">
            <text:p>-22.131</text:p>
          </table:table-cell>
          <table:table-cell table:style-name="ce8" table:formula="of:=([.G5]+[.H5])/2" office:value-type="float" office:value="12.8" calcext:value-type="float">
            <text:p>12.800</text:p>
          </table:table-cell>
          <table:table-cell table:style-name="ce8" table:formula="of:=([.F5]+[.I5])/2" office:value-type="float" office:value="-6.66" calcext:value-type="float">
            <text:p>-6.660</text:p>
          </table:table-cell>
          <table:table-cell table:formula="of:=[.K5]-[.L5]" office:value-type="float" office:value="19.46" calcext:value-type="float">
            <text:p>19.46</text:p>
          </table:table-cell>
          <table:table-cell table:formula="of:=[.G5]+([.H5]-[.F5])/2" office:value-type="float" office:value="22.585" calcext:value-type="float">
            <text:p>22.585</text:p>
          </table:table-cell>
          <table:table-cell table:formula="of:=[.H5]+([.G5]-[.I5])/2" office:value-type="float" office:value="22.475" calcext:value-type="float">
            <text:p>22.475</text:p>
          </table:table-cell>
          <table:table-cell table:formula="of:=[.J5]+[.M5]/2" office:value-type="float" office:value="-12.4006849139003" calcext:value-type="float">
            <text:p>-12.401</text:p>
          </table:table-cell>
          <table:table-cell table:formula="of:=[.K5]+[.M5]/2" office:value-type="float" office:value="22.53" calcext:value-type="float">
            <text:p>22.530</text:p>
          </table:table-cell>
          <table:table-cell table:formula="of:=[.Q5]-[.P5]" office:value-type="float" office:value="34.9306849139003" calcext:value-type="float">
            <text:p>34.93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9.67" calcext:value-type="float">
            <text:p>-9.67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3" calcext:value-type="float">
            <text:p>12.33</text:p>
          </table:table-cell>
          <table:table-cell office:value-type="float" office:value="-9.51" calcext:value-type="float">
            <text:p>-9.51</text:p>
          </table:table-cell>
          <table:table-cell table:formula="of:=[.A6]-[.B6]-[.C6]-[.D6]-[.E6]" office:value-type="float" office:value="-23.1306849139003" calcext:value-type="float">
            <text:p>-23.131</text:p>
          </table:table-cell>
          <table:table-cell table:style-name="ce8" table:formula="of:=([.G6]+[.H6])/2" office:value-type="float" office:value="12.345" calcext:value-type="float">
            <text:p>12.345</text:p>
          </table:table-cell>
          <table:table-cell table:style-name="ce8" table:formula="of:=([.F6]+[.I6])/2" office:value-type="float" office:value="-9.59" calcext:value-type="float">
            <text:p>-9.590</text:p>
          </table:table-cell>
          <table:table-cell table:formula="of:=[.K6]-[.L6]" office:value-type="float" office:value="21.935" calcext:value-type="float">
            <text:p>21.935</text:p>
          </table:table-cell>
          <table:table-cell table:formula="of:=[.G6]+([.H6]-[.F6])/2" office:value-type="float" office:value="23.36" calcext:value-type="float">
            <text:p>23.36</text:p>
          </table:table-cell>
          <table:table-cell table:formula="of:=[.H6]+([.G6]-[.I6])/2" office:value-type="float" office:value="23.265" calcext:value-type="float">
            <text:p>23.265</text:p>
          </table:table-cell>
          <table:table-cell table:formula="of:=[.J6]+[.M6]/2" office:value-type="float" office:value="-12.1631849139003" calcext:value-type="float">
            <text:p>-12.163</text:p>
          </table:table-cell>
          <table:table-cell table:formula="of:=[.K6]+[.M6]/2" office:value-type="float" office:value="23.3125" calcext:value-type="float">
            <text:p>23.313</text:p>
          </table:table-cell>
          <table:table-cell table:formula="of:=[.Q6]-[.P6]" office:value-type="float" office:value="35.4756849139003" calcext:value-type="float">
            <text:p>35.47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13.8" calcext:value-type="float">
            <text:p>-13.80</text:p>
          </table:table-cell>
          <table:table-cell office:value-type="float" office:value="11.81" calcext:value-type="float">
            <text:p>11.81</text:p>
          </table:table-cell>
          <table:table-cell office:value-type="float" office:value="11.77" calcext:value-type="float">
            <text:p>11.77</text:p>
          </table:table-cell>
          <table:table-cell office:value-type="float" office:value="-13.66" calcext:value-type="float">
            <text:p>-13.66</text:p>
          </table:table-cell>
          <table:table-cell table:formula="of:=[.A7]-[.B7]-[.C7]-[.D7]-[.E7]" office:value-type="float" office:value="-24.1306849139003" calcext:value-type="float">
            <text:p>-24.131</text:p>
          </table:table-cell>
          <table:table-cell table:style-name="ce8" table:formula="of:=([.G7]+[.H7])/2" office:value-type="float" office:value="11.79" calcext:value-type="float">
            <text:p>11.790</text:p>
          </table:table-cell>
          <table:table-cell table:style-name="ce8" table:formula="of:=([.F7]+[.I7])/2" office:value-type="float" office:value="-13.73" calcext:value-type="float">
            <text:p>-13.730</text:p>
          </table:table-cell>
          <table:table-cell table:formula="of:=[.K7]-[.L7]" office:value-type="float" office:value="25.52" calcext:value-type="float">
            <text:p>25.52</text:p>
          </table:table-cell>
          <table:table-cell table:formula="of:=[.G7]+([.H7]-[.F7])/2" office:value-type="float" office:value="24.595" calcext:value-type="float">
            <text:p>24.595</text:p>
          </table:table-cell>
          <table:table-cell table:formula="of:=[.H7]+([.G7]-[.I7])/2" office:value-type="float" office:value="24.505" calcext:value-type="float">
            <text:p>24.505</text:p>
          </table:table-cell>
          <table:table-cell table:formula="of:=[.J7]+[.M7]/2" office:value-type="float" office:value="-11.3706849139003" calcext:value-type="float">
            <text:p>-11.371</text:p>
          </table:table-cell>
          <table:table-cell table:formula="of:=[.K7]+[.M7]/2" office:value-type="float" office:value="24.55" calcext:value-type="float">
            <text:p>24.550</text:p>
          </table:table-cell>
          <table:table-cell table:formula="of:=[.Q7]-[.P7]" office:value-type="float" office:value="35.9206849139003" calcext:value-type="float">
            <text:p>35.92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19.63" calcext:value-type="float">
            <text:p>-19.63</text:p>
          </table:table-cell>
          <table:table-cell office:value-type="float" office:value="11.16" calcext:value-type="float">
            <text:p>11.16</text:p>
          </table:table-cell>
          <table:table-cell office:value-type="float" office:value="11.11" calcext:value-type="float">
            <text:p>11.11</text:p>
          </table:table-cell>
          <table:table-cell office:value-type="float" office:value="-19.52" calcext:value-type="float">
            <text:p>-19.52</text:p>
          </table:table-cell>
          <table:table-cell table:formula="of:=[.A8]-[.B8]-[.C8]-[.D8]-[.E8]" office:value-type="float" office:value="-25.1306849139003" calcext:value-type="float">
            <text:p>-25.131</text:p>
          </table:table-cell>
          <table:table-cell table:style-name="ce8" table:formula="of:=([.G8]+[.H8])/2" office:value-type="float" office:value="11.135" calcext:value-type="float">
            <text:p>11.135</text:p>
          </table:table-cell>
          <table:table-cell table:style-name="ce8" table:formula="of:=([.F8]+[.I8])/2" office:value-type="float" office:value="-19.575" calcext:value-type="float">
            <text:p>-19.575</text:p>
          </table:table-cell>
          <table:table-cell table:formula="of:=[.K8]-[.L8]" office:value-type="float" office:value="30.71" calcext:value-type="float">
            <text:p>30.71</text:p>
          </table:table-cell>
          <table:table-cell table:formula="of:=[.G8]+([.H8]-[.F8])/2" office:value-type="float" office:value="26.53" calcext:value-type="float">
            <text:p>26.53</text:p>
          </table:table-cell>
          <table:table-cell table:formula="of:=[.H8]+([.G8]-[.I8])/2" office:value-type="float" office:value="26.45" calcext:value-type="float">
            <text:p>26.45</text:p>
          </table:table-cell>
          <table:table-cell table:formula="of:=[.J8]+[.M8]/2" office:value-type="float" office:value="-9.77568491390032" calcext:value-type="float">
            <text:p>-9.776</text:p>
          </table:table-cell>
          <table:table-cell table:formula="of:=[.K8]+[.M8]/2" office:value-type="float" office:value="26.49" calcext:value-type="float">
            <text:p>26.490</text:p>
          </table:table-cell>
          <table:table-cell table:formula="of:=[.Q8]-[.P8]" office:value-type="float" office:value="36.2656849139003" calcext:value-type="float">
            <text:p>36.26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27.39" calcext:value-type="float">
            <text:p>-27.39</text:p>
          </table:table-cell>
          <table:table-cell office:value-type="float" office:value="10.41" calcext:value-type="float">
            <text:p>10.41</text:p>
          </table:table-cell>
          <table:table-cell office:value-type="float" office:value="10.36" calcext:value-type="float">
            <text:p>10.36</text:p>
          </table:table-cell>
          <table:table-cell office:value-type="float" office:value="-27.36" calcext:value-type="float">
            <text:p>-27.36</text:p>
          </table:table-cell>
          <table:table-cell table:formula="of:=[.A9]-[.B9]-[.C9]-[.D9]-[.E9]" office:value-type="float" office:value="-26.1306849139003" calcext:value-type="float">
            <text:p>-26.131</text:p>
          </table:table-cell>
          <table:table-cell table:style-name="ce8" table:formula="of:=([.G9]+[.H9])/2" office:value-type="float" office:value="10.385" calcext:value-type="float">
            <text:p>10.385</text:p>
          </table:table-cell>
          <table:table-cell table:style-name="ce8" table:formula="of:=([.F9]+[.I9])/2" office:value-type="float" office:value="-27.375" calcext:value-type="float">
            <text:p>-27.375</text:p>
          </table:table-cell>
          <table:table-cell table:formula="of:=[.K9]-[.L9]" office:value-type="float" office:value="37.76" calcext:value-type="float">
            <text:p>37.76</text:p>
          </table:table-cell>
          <table:table-cell table:formula="of:=[.G9]+([.H9]-[.F9])/2" office:value-type="float" office:value="29.285" calcext:value-type="float">
            <text:p>29.285</text:p>
          </table:table-cell>
          <table:table-cell table:formula="of:=[.H9]+([.G9]-[.I9])/2" office:value-type="float" office:value="29.245" calcext:value-type="float">
            <text:p>29.245</text:p>
          </table:table-cell>
          <table:table-cell table:formula="of:=[.J9]+[.M9]/2" office:value-type="float" office:value="-7.25068491390032" calcext:value-type="float">
            <text:p>-7.251</text:p>
          </table:table-cell>
          <table:table-cell table:formula="of:=[.K9]+[.M9]/2" office:value-type="float" office:value="29.265" calcext:value-type="float">
            <text:p>29.265</text:p>
          </table:table-cell>
          <table:table-cell table:formula="of:=[.Q9]-[.P9]" office:value-type="float" office:value="36.5156849139003" calcext:value-type="float">
            <text:p>36.51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34.83" calcext:value-type="float">
            <text:p>-34.83</text:p>
          </table:table-cell>
          <table:table-cell office:value-type="float" office:value="9.49" calcext:value-type="float">
            <text:p>9.49</text:p>
          </table:table-cell>
          <table:table-cell office:value-type="float" office:value="9.44" calcext:value-type="float">
            <text:p>9.44</text:p>
          </table:table-cell>
          <table:table-cell office:value-type="float" office:value="-34.98" calcext:value-type="float">
            <text:p>-34.98</text:p>
          </table:table-cell>
          <table:table-cell table:formula="of:=[.A10]-[.B10]-[.C10]-[.D10]-[.E10]" office:value-type="float" office:value="-27.1306849139003" calcext:value-type="float">
            <text:p>-27.131</text:p>
          </table:table-cell>
          <table:table-cell table:style-name="ce8" table:formula="of:=([.G10]+[.H10])/2" office:value-type="float" office:value="9.465" calcext:value-type="float">
            <text:p>9.465</text:p>
          </table:table-cell>
          <table:table-cell table:style-name="ce8" table:formula="of:=([.F10]+[.I10])/2" office:value-type="float" office:value="-34.905" calcext:value-type="float">
            <text:p>-34.905</text:p>
          </table:table-cell>
          <table:table-cell table:formula="of:=[.K10]-[.L10]" office:value-type="float" office:value="44.37" calcext:value-type="float">
            <text:p>44.37</text:p>
          </table:table-cell>
          <table:table-cell table:formula="of:=[.G10]+([.H10]-[.F10])/2" office:value-type="float" office:value="31.625" calcext:value-type="float">
            <text:p>31.625</text:p>
          </table:table-cell>
          <table:table-cell table:formula="of:=[.H10]+([.G10]-[.I10])/2" office:value-type="float" office:value="31.675" calcext:value-type="float">
            <text:p>31.675</text:p>
          </table:table-cell>
          <table:table-cell table:formula="of:=[.J10]+[.M10]/2" office:value-type="float" office:value="-4.94568491390032" calcext:value-type="float">
            <text:p>-4.946</text:p>
          </table:table-cell>
          <table:table-cell table:formula="of:=[.K10]+[.M10]/2" office:value-type="float" office:value="31.65" calcext:value-type="float">
            <text:p>31.650</text:p>
          </table:table-cell>
          <table:table-cell table:formula="of:=[.Q10]-[.P10]" office:value-type="float" office:value="36.5956849139003" calcext:value-type="float">
            <text:p>36.59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38.1" calcext:value-type="float">
            <text:p>-38.10</text:p>
          </table:table-cell>
          <table:table-cell office:value-type="float" office:value="8.51" calcext:value-type="float">
            <text:p>8.51</text:p>
          </table:table-cell>
          <table:table-cell office:value-type="float" office:value="8.46" calcext:value-type="float">
            <text:p>8.46</text:p>
          </table:table-cell>
          <table:table-cell office:value-type="float" office:value="-38.25" calcext:value-type="float">
            <text:p>-38.25</text:p>
          </table:table-cell>
          <table:table-cell table:formula="of:=[.A11]-[.B11]-[.C11]-[.D11]-[.E11]" office:value-type="float" office:value="-28.1306849139003" calcext:value-type="float">
            <text:p>-28.131</text:p>
          </table:table-cell>
          <table:table-cell table:style-name="ce8" table:formula="of:=([.G11]+[.H11])/2" office:value-type="float" office:value="8.485" calcext:value-type="float">
            <text:p>8.485</text:p>
          </table:table-cell>
          <table:table-cell table:style-name="ce8" table:formula="of:=([.F11]+[.I11])/2" office:value-type="float" office:value="-38.175" calcext:value-type="float">
            <text:p>-38.175</text:p>
          </table:table-cell>
          <table:table-cell table:formula="of:=[.K11]-[.L11]" office:value-type="float" office:value="46.66" calcext:value-type="float">
            <text:p>46.66</text:p>
          </table:table-cell>
          <table:table-cell table:formula="of:=[.G11]+([.H11]-[.F11])/2" office:value-type="float" office:value="31.79" calcext:value-type="float">
            <text:p>31.79</text:p>
          </table:table-cell>
          <table:table-cell table:formula="of:=[.H11]+([.G11]-[.I11])/2" office:value-type="float" office:value="31.84" calcext:value-type="float">
            <text:p>31.84</text:p>
          </table:table-cell>
          <table:table-cell table:formula="of:=[.J11]+[.M11]/2" office:value-type="float" office:value="-4.80068491390032" calcext:value-type="float">
            <text:p>-4.801</text:p>
          </table:table-cell>
          <table:table-cell table:formula="of:=[.K11]+[.M11]/2" office:value-type="float" office:value="31.815" calcext:value-type="float">
            <text:p>31.815</text:p>
          </table:table-cell>
          <table:table-cell table:formula="of:=[.Q11]-[.P11]" office:value-type="float" office:value="36.6156849139003" calcext:value-type="float">
            <text:p>36.61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40.62" calcext:value-type="float">
            <text:p>-40.62</text:p>
          </table:table-cell>
          <table:table-cell office:value-type="float" office:value="7.56" calcext:value-type="float">
            <text:p>7.56</text:p>
          </table:table-cell>
          <table:table-cell office:value-type="float" office:value="7.51" calcext:value-type="float">
            <text:p>7.51</text:p>
          </table:table-cell>
          <table:table-cell office:value-type="float" office:value="-40.96" calcext:value-type="float">
            <text:p>-40.96</text:p>
          </table:table-cell>
          <table:table-cell table:formula="of:=[.A12]-[.B12]-[.C12]-[.D12]-[.E12]" office:value-type="float" office:value="-29.1306849139003" calcext:value-type="float">
            <text:p>-29.131</text:p>
          </table:table-cell>
          <table:table-cell table:style-name="ce8" table:formula="of:=([.G12]+[.H12])/2" office:value-type="float" office:value="7.535" calcext:value-type="float">
            <text:p>7.535</text:p>
          </table:table-cell>
          <table:table-cell table:style-name="ce8" table:formula="of:=([.F12]+[.I12])/2" office:value-type="float" office:value="-40.79" calcext:value-type="float">
            <text:p>-40.790</text:p>
          </table:table-cell>
          <table:table-cell table:formula="of:=[.K12]-[.L12]" office:value-type="float" office:value="48.325" calcext:value-type="float">
            <text:p>48.325</text:p>
          </table:table-cell>
          <table:table-cell table:formula="of:=[.G12]+([.H12]-[.F12])/2" office:value-type="float" office:value="31.625" calcext:value-type="float">
            <text:p>31.625</text:p>
          </table:table-cell>
          <table:table-cell table:formula="of:=[.H12]+([.G12]-[.I12])/2" office:value-type="float" office:value="31.77" calcext:value-type="float">
            <text:p>31.77</text:p>
          </table:table-cell>
          <table:table-cell table:formula="of:=[.J12]+[.M12]/2" office:value-type="float" office:value="-4.96818491390032" calcext:value-type="float">
            <text:p>-4.968</text:p>
          </table:table-cell>
          <table:table-cell table:formula="of:=[.K12]+[.M12]/2" office:value-type="float" office:value="31.6975" calcext:value-type="float">
            <text:p>31.698</text:p>
          </table:table-cell>
          <table:table-cell table:formula="of:=[.Q12]-[.P12]" office:value-type="float" office:value="36.6656849139003" calcext:value-type="float">
            <text:p>36.66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43.16" calcext:value-type="float">
            <text:p>-43.16</text:p>
          </table:table-cell>
          <table:table-cell office:value-type="float" office:value="6.65" calcext:value-type="float">
            <text:p>6.65</text:p>
          </table:table-cell>
          <table:table-cell office:value-type="float" office:value="6.6" calcext:value-type="float">
            <text:p>6.60</text:p>
          </table:table-cell>
          <table:table-cell office:value-type="float" office:value="-43.5" calcext:value-type="float">
            <text:p>-43.50</text:p>
          </table:table-cell>
          <table:table-cell table:formula="of:=[.A13]-[.B13]-[.C13]-[.D13]-[.E13]" office:value-type="float" office:value="-30.1306849139003" calcext:value-type="float">
            <text:p>-30.131</text:p>
          </table:table-cell>
          <table:table-cell table:style-name="ce8" table:formula="of:=([.G13]+[.H13])/2" office:value-type="float" office:value="6.625" calcext:value-type="float">
            <text:p>6.625</text:p>
          </table:table-cell>
          <table:table-cell table:style-name="ce8" table:formula="of:=([.F13]+[.I13])/2" office:value-type="float" office:value="-43.33" calcext:value-type="float">
            <text:p>-43.330</text:p>
          </table:table-cell>
          <table:table-cell table:formula="of:=[.K13]-[.L13]" office:value-type="float" office:value="49.955" calcext:value-type="float">
            <text:p>49.955</text:p>
          </table:table-cell>
          <table:table-cell table:formula="of:=[.G13]+([.H13]-[.F13])/2" office:value-type="float" office:value="31.53" calcext:value-type="float">
            <text:p>31.53</text:p>
          </table:table-cell>
          <table:table-cell table:formula="of:=[.H13]+([.G13]-[.I13])/2" office:value-type="float" office:value="31.675" calcext:value-type="float">
            <text:p>31.675</text:p>
          </table:table-cell>
          <table:table-cell table:formula="of:=[.J13]+[.M13]/2" office:value-type="float" office:value="-5.15318491390032" calcext:value-type="float">
            <text:p>-5.153</text:p>
          </table:table-cell>
          <table:table-cell table:formula="of:=[.K13]+[.M13]/2" office:value-type="float" office:value="31.6025" calcext:value-type="float">
            <text:p>31.603</text:p>
          </table:table-cell>
          <table:table-cell table:formula="of:=[.Q13]-[.P13]" office:value-type="float" office:value="36.7556849139003" calcext:value-type="float">
            <text:p>36.75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46.1" calcext:value-type="float">
            <text:p>-46.10</text:p>
          </table:table-cell>
          <table:table-cell office:value-type="float" office:value="5.66" calcext:value-type="float">
            <text:p>5.66</text:p>
          </table:table-cell>
          <table:table-cell office:value-type="float" office:value="5.61" calcext:value-type="float">
            <text:p>5.61</text:p>
          </table:table-cell>
          <table:table-cell office:value-type="float" office:value="-46.53" calcext:value-type="float">
            <text:p>-46.53</text:p>
          </table:table-cell>
          <table:table-cell table:formula="of:=[.A14]-[.B14]-[.C14]-[.D14]-[.E14]" office:value-type="float" office:value="-31.1306849139003" calcext:value-type="float">
            <text:p>-31.131</text:p>
          </table:table-cell>
          <table:table-cell table:style-name="ce8" table:formula="of:=([.G14]+[.H14])/2" office:value-type="float" office:value="5.635" calcext:value-type="float">
            <text:p>5.635</text:p>
          </table:table-cell>
          <table:table-cell table:style-name="ce8" table:formula="of:=([.F14]+[.I14])/2" office:value-type="float" office:value="-46.315" calcext:value-type="float">
            <text:p>-46.315</text:p>
          </table:table-cell>
          <table:table-cell table:formula="of:=[.K14]-[.L14]" office:value-type="float" office:value="51.95" calcext:value-type="float">
            <text:p>51.95</text:p>
          </table:table-cell>
          <table:table-cell table:formula="of:=[.G14]+([.H14]-[.F14])/2" office:value-type="float" office:value="31.515" calcext:value-type="float">
            <text:p>31.515</text:p>
          </table:table-cell>
          <table:table-cell table:formula="of:=[.H14]+([.G14]-[.I14])/2" office:value-type="float" office:value="31.705" calcext:value-type="float">
            <text:p>31.705</text:p>
          </table:table-cell>
          <table:table-cell table:formula="of:=[.J14]+[.M14]/2" office:value-type="float" office:value="-5.15568491390032" calcext:value-type="float">
            <text:p>-5.156</text:p>
          </table:table-cell>
          <table:table-cell table:formula="of:=[.K14]+[.M14]/2" office:value-type="float" office:value="31.61" calcext:value-type="float">
            <text:p>31.610</text:p>
          </table:table-cell>
          <table:table-cell table:formula="of:=[.Q14]-[.P14]" office:value-type="float" office:value="36.7656849139003" calcext:value-type="float">
            <text:p>36.76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49.15" calcext:value-type="float">
            <text:p>-49.15</text:p>
          </table:table-cell>
          <table:table-cell office:value-type="float" office:value="4.69" calcext:value-type="float">
            <text:p>4.69</text:p>
          </table:table-cell>
          <table:table-cell office:value-type="float" office:value="4.63" calcext:value-type="float">
            <text:p>4.63</text:p>
          </table:table-cell>
          <table:table-cell office:value-type="float" office:value="-49.95" calcext:value-type="float">
            <text:p>-49.95</text:p>
          </table:table-cell>
          <table:table-cell table:formula="of:=[.A15]-[.B15]-[.C15]-[.D15]-[.E15]" office:value-type="float" office:value="-32.1306849139003" calcext:value-type="float">
            <text:p>-32.131</text:p>
          </table:table-cell>
          <table:table-cell table:style-name="ce8" table:formula="of:=([.G15]+[.H15])/2" office:value-type="float" office:value="4.66" calcext:value-type="float">
            <text:p>4.660</text:p>
          </table:table-cell>
          <table:table-cell table:style-name="ce8" table:formula="of:=([.F15]+[.I15])/2" office:value-type="float" office:value="-49.55" calcext:value-type="float">
            <text:p>-49.550</text:p>
          </table:table-cell>
          <table:table-cell table:formula="of:=[.K15]-[.L15]" office:value-type="float" office:value="54.21" calcext:value-type="float">
            <text:p>54.21</text:p>
          </table:table-cell>
          <table:table-cell table:formula="of:=[.G15]+([.H15]-[.F15])/2" office:value-type="float" office:value="31.58" calcext:value-type="float">
            <text:p>31.58</text:p>
          </table:table-cell>
          <table:table-cell table:formula="of:=[.H15]+([.G15]-[.I15])/2" office:value-type="float" office:value="31.95" calcext:value-type="float">
            <text:p>31.95</text:p>
          </table:table-cell>
          <table:table-cell table:formula="of:=[.J15]+[.M15]/2" office:value-type="float" office:value="-5.02568491390032" calcext:value-type="float">
            <text:p>-5.026</text:p>
          </table:table-cell>
          <table:table-cell table:formula="of:=[.K15]+[.M15]/2" office:value-type="float" office:value="31.765" calcext:value-type="float">
            <text:p>31.765</text:p>
          </table:table-cell>
          <table:table-cell table:formula="of:=[.Q15]-[.P15]" office:value-type="float" office:value="36.7906849139003" calcext:value-type="float">
            <text:p>36.791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52.63" calcext:value-type="float">
            <text:p>-52.63</text:p>
          </table:table-cell>
          <table:table-cell office:value-type="float" office:value="3.71" calcext:value-type="float">
            <text:p>3.71</text:p>
          </table:table-cell>
          <table:table-cell office:value-type="float" office:value="3.66" calcext:value-type="float">
            <text:p>3.66</text:p>
          </table:table-cell>
          <table:table-cell office:value-type="float" office:value="-53.62" calcext:value-type="float">
            <text:p>-53.62</text:p>
          </table:table-cell>
          <table:table-cell table:formula="of:=[.A16]-[.B16]-[.C16]-[.D16]-[.E16]" office:value-type="float" office:value="-33.1306849139003" calcext:value-type="float">
            <text:p>-33.131</text:p>
          </table:table-cell>
          <table:table-cell table:style-name="ce8" table:formula="of:=([.G16]+[.H16])/2" office:value-type="float" office:value="3.685" calcext:value-type="float">
            <text:p>3.685</text:p>
          </table:table-cell>
          <table:table-cell table:style-name="ce8" table:formula="of:=([.F16]+[.I16])/2" office:value-type="float" office:value="-53.125" calcext:value-type="float">
            <text:p>-53.125</text:p>
          </table:table-cell>
          <table:table-cell table:formula="of:=[.K16]-[.L16]" office:value-type="float" office:value="56.81" calcext:value-type="float">
            <text:p>56.81</text:p>
          </table:table-cell>
          <table:table-cell table:formula="of:=[.G16]+([.H16]-[.F16])/2" office:value-type="float" office:value="31.855" calcext:value-type="float">
            <text:p>31.855</text:p>
          </table:table-cell>
          <table:table-cell table:formula="of:=[.H16]+([.G16]-[.I16])/2" office:value-type="float" office:value="32.325" calcext:value-type="float">
            <text:p>32.325</text:p>
          </table:table-cell>
          <table:table-cell table:formula="of:=[.J16]+[.M16]/2" office:value-type="float" office:value="-4.72568491390032" calcext:value-type="float">
            <text:p>-4.726</text:p>
          </table:table-cell>
          <table:table-cell table:formula="of:=[.K16]+[.M16]/2" office:value-type="float" office:value="32.09" calcext:value-type="float">
            <text:p>32.090</text:p>
          </table:table-cell>
          <table:table-cell table:formula="of:=[.Q16]-[.P16]" office:value-type="float" office:value="36.8156849139003" calcext:value-type="float">
            <text:p>36.81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56.37" calcext:value-type="float">
            <text:p>-56.37</text:p>
          </table:table-cell>
          <table:table-cell office:value-type="float" office:value="2.7" calcext:value-type="float">
            <text:p>2.70</text:p>
          </table:table-cell>
          <table:table-cell office:value-type="float" office:value="2.65" calcext:value-type="float">
            <text:p>2.65</text:p>
          </table:table-cell>
          <table:table-cell office:value-type="float" office:value="-57.8" calcext:value-type="float">
            <text:p>-57.80</text:p>
          </table:table-cell>
          <table:table-cell table:formula="of:=[.A17]-[.B17]-[.C17]-[.D17]-[.E17]" office:value-type="float" office:value="-34.1306849139003" calcext:value-type="float">
            <text:p>-34.131</text:p>
          </table:table-cell>
          <table:table-cell table:style-name="ce8" table:formula="of:=([.G17]+[.H17])/2" office:value-type="float" office:value="2.675" calcext:value-type="float">
            <text:p>2.675</text:p>
          </table:table-cell>
          <table:table-cell table:style-name="ce8" table:formula="of:=([.F17]+[.I17])/2" office:value-type="float" office:value="-57.085" calcext:value-type="float">
            <text:p>-57.085</text:p>
          </table:table-cell>
          <table:table-cell table:formula="of:=[.K17]-[.L17]" office:value-type="float" office:value="59.76" calcext:value-type="float">
            <text:p>59.76</text:p>
          </table:table-cell>
          <table:table-cell table:formula="of:=[.G17]+([.H17]-[.F17])/2" office:value-type="float" office:value="32.21" calcext:value-type="float">
            <text:p>32.21</text:p>
          </table:table-cell>
          <table:table-cell table:formula="of:=[.H17]+([.G17]-[.I17])/2" office:value-type="float" office:value="32.9" calcext:value-type="float">
            <text:p>32.9</text:p>
          </table:table-cell>
          <table:table-cell table:formula="of:=[.J17]+[.M17]/2" office:value-type="float" office:value="-4.25068491390032" calcext:value-type="float">
            <text:p>-4.251</text:p>
          </table:table-cell>
          <table:table-cell table:formula="of:=[.K17]+[.M17]/2" office:value-type="float" office:value="32.555" calcext:value-type="float">
            <text:p>32.555</text:p>
          </table:table-cell>
          <table:table-cell table:formula="of:=[.Q17]-[.P17]" office:value-type="float" office:value="36.8056849139003" calcext:value-type="float">
            <text:p>36.80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60.25" calcext:value-type="float">
            <text:p>-60.25</text:p>
          </table:table-cell>
          <table:table-cell office:value-type="float" office:value="1.7" calcext:value-type="float">
            <text:p>1.70</text:p>
          </table:table-cell>
          <table:table-cell office:value-type="float" office:value="1.65" calcext:value-type="float">
            <text:p>1.65</text:p>
          </table:table-cell>
          <table:table-cell office:value-type="float" office:value="-62.1" calcext:value-type="float">
            <text:p>-62.10</text:p>
          </table:table-cell>
          <table:table-cell table:formula="of:=[.A18]-[.B18]-[.C18]-[.D18]-[.E18]" office:value-type="float" office:value="-35.1306849139003" calcext:value-type="float">
            <text:p>-35.131</text:p>
          </table:table-cell>
          <table:table-cell table:style-name="ce8" table:formula="of:=([.G18]+[.H18])/2" office:value-type="float" office:value="1.675" calcext:value-type="float">
            <text:p>1.675</text:p>
          </table:table-cell>
          <table:table-cell table:style-name="ce8" table:formula="of:=([.F18]+[.I18])/2" office:value-type="float" office:value="-61.175" calcext:value-type="float">
            <text:p>-61.175</text:p>
          </table:table-cell>
          <table:table-cell table:formula="of:=[.K18]-[.L18]" office:value-type="float" office:value="62.85" calcext:value-type="float">
            <text:p>62.85</text:p>
          </table:table-cell>
          <table:table-cell table:formula="of:=[.G18]+([.H18]-[.F18])/2" office:value-type="float" office:value="32.65" calcext:value-type="float">
            <text:p>32.65</text:p>
          </table:table-cell>
          <table:table-cell table:formula="of:=[.H18]+([.G18]-[.I18])/2" office:value-type="float" office:value="33.55" calcext:value-type="float">
            <text:p>33.55</text:p>
          </table:table-cell>
          <table:table-cell table:formula="of:=[.J18]+[.M18]/2" office:value-type="float" office:value="-3.70568491390032" calcext:value-type="float">
            <text:p>-3.706</text:p>
          </table:table-cell>
          <table:table-cell table:formula="of:=[.K18]+[.M18]/2" office:value-type="float" office:value="33.1" calcext:value-type="float">
            <text:p>33.100</text:p>
          </table:table-cell>
          <table:table-cell table:formula="of:=[.Q18]-[.P18]" office:value-type="float" office:value="36.8056849139003" calcext:value-type="float">
            <text:p>36.80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63.4" calcext:value-type="float">
            <text:p>-63.40</text:p>
          </table:table-cell>
          <table:table-cell office:value-type="float" office:value="0.74" calcext:value-type="float">
            <text:p>0.74</text:p>
          </table:table-cell>
          <table:table-cell office:value-type="float" office:value="0.69" calcext:value-type="float">
            <text:p>0.69</text:p>
          </table:table-cell>
          <table:table-cell office:value-type="float" office:value="-65.81" calcext:value-type="float">
            <text:p>-65.81</text:p>
          </table:table-cell>
          <table:table-cell table:formula="of:=[.A19]-[.B19]-[.C19]-[.D19]-[.E19]" office:value-type="float" office:value="-36.1306849139003" calcext:value-type="float">
            <text:p>-36.131</text:p>
          </table:table-cell>
          <table:table-cell table:style-name="ce8" table:formula="of:=([.G19]+[.H19])/2" office:value-type="float" office:value="0.715" calcext:value-type="float">
            <text:p>0.715</text:p>
          </table:table-cell>
          <table:table-cell table:style-name="ce8" table:formula="of:=([.F19]+[.I19])/2" office:value-type="float" office:value="-64.605" calcext:value-type="float">
            <text:p>-64.605</text:p>
          </table:table-cell>
          <table:table-cell table:formula="of:=[.K19]-[.L19]" office:value-type="float" office:value="65.32" calcext:value-type="float">
            <text:p>65.32</text:p>
          </table:table-cell>
          <table:table-cell table:formula="of:=[.G19]+([.H19]-[.F19])/2" office:value-type="float" office:value="32.785" calcext:value-type="float">
            <text:p>32.785</text:p>
          </table:table-cell>
          <table:table-cell table:formula="of:=[.H19]+([.G19]-[.I19])/2" office:value-type="float" office:value="33.965" calcext:value-type="float">
            <text:p>33.965</text:p>
          </table:table-cell>
          <table:table-cell table:formula="of:=[.J19]+[.M19]/2" office:value-type="float" office:value="-3.47068491390031" calcext:value-type="float">
            <text:p>-3.471</text:p>
          </table:table-cell>
          <table:table-cell table:formula="of:=[.K19]+[.M19]/2" office:value-type="float" office:value="33.375" calcext:value-type="float">
            <text:p>33.375</text:p>
          </table:table-cell>
          <table:table-cell table:formula="of:=[.Q19]-[.P19]" office:value-type="float" office:value="36.8456849139003" calcext:value-type="float">
            <text:p>36.84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66.4" calcext:value-type="float">
            <text:p>-66.40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2" calcext:value-type="float">
            <text:p>-0.32</text:p>
          </table:table-cell>
          <table:table-cell office:value-type="float" office:value="-67.8" calcext:value-type="float">
            <text:p>-67.80</text:p>
          </table:table-cell>
          <table:table-cell table:formula="of:=[.A20]-[.B20]-[.C20]-[.D20]-[.E20]" office:value-type="float" office:value="-37.1306849139003" calcext:value-type="float">
            <text:p>-37.131</text:p>
          </table:table-cell>
          <table:table-cell table:style-name="ce8" table:formula="of:=([.G20]+[.H20])/2" office:value-type="float" office:value="-0.295" calcext:value-type="float">
            <text:p>-0.295</text:p>
          </table:table-cell>
          <table:table-cell table:style-name="ce8" table:formula="of:=([.F20]+[.I20])/2" office:value-type="float" office:value="-67.1" calcext:value-type="float">
            <text:p>-67.100</text:p>
          </table:table-cell>
          <table:table-cell table:formula="of:=[.K20]-[.L20]" office:value-type="float" office:value="66.805" calcext:value-type="float">
            <text:p>66.805</text:p>
          </table:table-cell>
          <table:table-cell table:formula="of:=[.G20]+([.H20]-[.F20])/2" office:value-type="float" office:value="32.77" calcext:value-type="float">
            <text:p>32.77</text:p>
          </table:table-cell>
          <table:table-cell table:formula="of:=[.H20]+([.G20]-[.I20])/2" office:value-type="float" office:value="33.445" calcext:value-type="float">
            <text:p>33.445</text:p>
          </table:table-cell>
          <table:table-cell table:formula="of:=[.J20]+[.M20]/2" office:value-type="float" office:value="-3.72818491390032" calcext:value-type="float">
            <text:p>-3.728</text:p>
          </table:table-cell>
          <table:table-cell table:formula="of:=[.K20]+[.M20]/2" office:value-type="float" office:value="33.1075" calcext:value-type="float">
            <text:p>33.108</text:p>
          </table:table-cell>
          <table:table-cell table:formula="of:=[.Q20]-[.P20]" office:value-type="float" office:value="36.8356849139003" calcext:value-type="float">
            <text:p>36.836</text:p>
          </table:table-cell>
          <table:table-cell table:number-columns-repeated="100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0.6" calcext:value-type="float">
            <text:p>0.600</text:p>
          </table:table-cell>
          <table:table-cell table:style-name="ce8" office:value-type="float" office:value="3.52068491390032" calcext:value-type="float">
            <text:p>3.521</text:p>
          </table:table-cell>
          <table:table-cell office:value-type="float" office:value="-68.5" calcext:value-type="float">
            <text:p>-68.50</text:p>
          </table:table-cell>
          <table:table-cell office:value-type="float" office:value="-1.28" calcext:value-type="float">
            <text:p>-1.28</text:p>
          </table:table-cell>
          <table:table-cell office:value-type="float" office:value="-1.33" calcext:value-type="float">
            <text:p>-1.33</text:p>
          </table:table-cell>
          <table:table-cell office:value-type="float" office:value="-69.1" calcext:value-type="float">
            <text:p>-69.10</text:p>
          </table:table-cell>
          <table:table-cell table:formula="of:=[.A21]-[.B21]-[.C21]-[.D21]-[.E21]" office:value-type="float" office:value="-38.1306849139003" calcext:value-type="float">
            <text:p>-38.131</text:p>
          </table:table-cell>
          <table:table-cell table:style-name="ce8" table:formula="of:=([.G21]+[.H21])/2" office:value-type="float" office:value="-1.305" calcext:value-type="float">
            <text:p>-1.305</text:p>
          </table:table-cell>
          <table:table-cell table:style-name="ce8" table:formula="of:=([.F21]+[.I21])/2" office:value-type="float" office:value="-68.8" calcext:value-type="float">
            <text:p>-68.800</text:p>
          </table:table-cell>
          <table:table-cell table:formula="of:=[.K21]-[.L21]" office:value-type="float" office:value="67.495" calcext:value-type="float">
            <text:p>67.495</text:p>
          </table:table-cell>
          <table:table-cell table:formula="of:=[.G21]+([.H21]-[.F21])/2" office:value-type="float" office:value="32.305" calcext:value-type="float">
            <text:p>32.305</text:p>
          </table:table-cell>
          <table:table-cell table:formula="of:=[.H21]+([.G21]-[.I21])/2" office:value-type="float" office:value="32.58" calcext:value-type="float">
            <text:p>32.58</text:p>
          </table:table-cell>
          <table:table-cell table:formula="of:=[.J21]+[.M21]/2" office:value-type="float" office:value="-4.38318491390032" calcext:value-type="float">
            <text:p>-4.383</text:p>
          </table:table-cell>
          <table:table-cell table:formula="of:=[.K21]+[.M21]/2" office:value-type="float" office:value="32.4425" calcext:value-type="float">
            <text:p>32.443</text:p>
          </table:table-cell>
          <table:table-cell table:formula="of:=[.Q21]-[.P21]" office:value-type="float" office:value="36.8256849139003" calcext:value-type="float">
            <text:p>36.826</text:p>
          </table:table-cell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4"/>
          <table:table-cell table:style-name="ce16" office:value-type="string" calcext:value-type="string">
            <text:p>IIP3</text:p>
          </table:table-cell>
          <table:table-cell table:style-name="ce18" table:formula="of:=AVERAGE([.P16:.P21])" office:value-type="float" office:value="-4.04401824723365" calcext:value-type="float">
            <text:p>-4.044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ce16" office:value-type="string" calcext:value-type="string">
            <text:p>OIP3</text:p>
          </table:table-cell>
          <table:table-cell table:style-name="ce18" table:formula="of:=[.P24]+36.8743525750134" office:value-type="float" office:value="32.8303343277797" calcext:value-type="float">
            <text:p>32.830</text:p>
          </table:table-cell>
          <table:table-cell table:number-columns-repeated="1007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TIVE_BALUN_SN003_S21" table:style-name="ta1">
        <table:shapes>
          <draw:frame draw:z-index="0" draw:style-name="gr1" draw:text-style-name="P1" svg:width="813.91pt" svg:height="417.12pt" svg:x="687.4pt" svg:y="382.48pt">
            <loext:p draw:notify-on-update-of-ranges="ACTIVE_BALUN_SN003_S21.B2:ACTIVE_BALUN_SN003_S21.B602 ACTIVE_BALUN_SN003_S21.F1:ACTIVE_BALUN_SN003_S21.F1 ACTIVE_BALUN_SN003_S21.F2:ACTIVE_BALUN_SN003_S21.F6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9.96pt" svg:height="365.92pt" svg:x="684.28pt" svg:y="8.31pt">
            <loext:p draw:notify-on-update-of-ranges="ACTIVE_BALUN_SN003_S21.B2:ACTIVE_BALUN_SN003_S21.B602 ACTIVE_BALUN_SN003_S21.E1:ACTIVE_BALUN_SN003_S21.E1 ACTIVE_BALUN_SN003_S21.E2:ACTIVE_BALUN_SN003_S21.E6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4" table:default-cell-style-name="Default"/>
        <table:table-column table:style-name="co4" table:default-cell-style-name="ce13"/>
        <table:table-column table:style-name="co16" table:default-cell-style-name="ce8"/>
        <table:table-column table:style-name="co25" table:default-cell-style-name="ce8"/>
        <table:table-column table:style-name="co26" table:default-cell-style-name="Default"/>
        <table:table-column table:style-name="co27" table:default-cell-style-name="ce8"/>
        <table:table-column table:style-name="co28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ZMSCJ-2-1 AVG IL [dB]</text:p>
          </table:table-cell>
          <table:table-cell office:value-type="string" calcext:value-type="string">
            <text:p>Measured S21 [dB]</text:p>
          </table:table-cell>
          <table:table-cell office:value-type="string" calcext:value-type="string">
            <text:p>Corrected S21 [dB]</text:p>
          </table:table-cell>
          <table:table-cell office:value-type="string" calcext:value-type="string">
            <text:p>Normalized S21 [dB]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2]/1000000" office:value-type="float" office:value="0.5" calcext:value-type="float">
            <text:p>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4.8723372505005" calcext:value-type="float">
            <text:p>-24.8723372505</text:p>
          </table:table-cell>
          <table:table-cell table:formula="of:=[.D2]+[.C2]" office:value-type="float" office:value="-24.2723372505005" calcext:value-type="float">
            <text:p>-24.2723372505</text:p>
          </table:table-cell>
          <table:table-cell table:formula="of:=[.E2]-37.9457853336362" office:value-type="float" office:value="-62.2181225841367" calcext:value-type="float">
            <text:p>-62.218</text:p>
          </table:table-cell>
          <table:table-cell/>
        </table:table-row>
        <table:table-row table:style-name="ro1">
          <table:table-cell office:value-type="float" office:value="750000" calcext:value-type="float">
            <text:p>750000</text:p>
          </table:table-cell>
          <table:table-cell table:formula="of:=[.A3]/1000000" office:value-type="float" office:value="0.75" calcext:value-type="float">
            <text:p>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88774236368063" calcext:value-type="float">
            <text:p>6.8877423637</text:p>
          </table:table-cell>
          <table:table-cell table:formula="of:=[.D3]+[.C3]" office:value-type="float" office:value="7.48774236368063" calcext:value-type="float">
            <text:p>7.4877423637</text:p>
          </table:table-cell>
          <table:table-cell table:formula="of:=[.E3]-37.9457853336362" office:value-type="float" office:value="-30.4580429699556" calcext:value-type="float">
            <text:p>-30.458</text:p>
          </table:table-cell>
          <table:table-cell table:formula="of:=MAX([.E2:.E602])" office:value-type="float" office:value="37.9457853336362" calcext:value-type="float">
            <text:p>37.945785333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4]/1000000" office:value-type="float" office:value="1" calcext:value-type="float">
            <text:p>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9802635843243" calcext:value-type="float">
            <text:p>17.9802635843</text:p>
          </table:table-cell>
          <table:table-cell table:formula="of:=[.D4]+[.C4]" office:value-type="float" office:value="18.5802635843243" calcext:value-type="float">
            <text:p>18.5802635843</text:p>
          </table:table-cell>
          <table:table-cell table:formula="of:=[.E4]-37.9457853336362" office:value-type="float" office:value="-19.3655217493119" calcext:value-type="float">
            <text:p>-19.366</text:p>
          </table:table-cell>
          <table:table-cell office:value-type="float" office:value="37.9457853336362" calcext:value-type="float">
            <text:p>37.945785333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table:formula="of:=[.A5]/1000000" office:value-type="float" office:value="1.25" calcext:value-type="float">
            <text:p>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1233773112618" calcext:value-type="float">
            <text:p>24.1233773113</text:p>
          </table:table-cell>
          <table:table-cell table:formula="of:=[.D5]+[.C5]" office:value-type="float" office:value="24.7233773112618" calcext:value-type="float">
            <text:p>24.7233773113</text:p>
          </table:table-cell>
          <table:table-cell table:formula="of:=[.E5]-37.9457853336362" office:value-type="float" office:value="-13.2224080223744" calcext:value-type="float">
            <text:p>-13.222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table:formula="of:=[.A6]/1000000" office:value-type="float" office:value="1.5" calcext:value-type="float">
            <text:p>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8701623450868" calcext:value-type="float">
            <text:p>28.8701623451</text:p>
          </table:table-cell>
          <table:table-cell table:formula="of:=[.D6]+[.C6]" office:value-type="float" office:value="29.4701623450868" calcext:value-type="float">
            <text:p>29.4701623451</text:p>
          </table:table-cell>
          <table:table-cell table:formula="of:=[.E6]-37.9457853336362" office:value-type="float" office:value="-8.4756229885494" calcext:value-type="float">
            <text:p>-8.476</text:p>
          </table:table-cell>
          <table:table-cell/>
        </table:table-row>
        <table:table-row table:style-name="ro1">
          <table:table-cell office:value-type="float" office:value="1750000" calcext:value-type="float">
            <text:p>1750000</text:p>
          </table:table-cell>
          <table:table-cell table:formula="of:=[.A7]/1000000" office:value-type="float" office:value="1.75" calcext:value-type="float">
            <text:p>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7685829458297" calcext:value-type="float">
            <text:p>29.7685829458</text:p>
          </table:table-cell>
          <table:table-cell table:formula="of:=[.D7]+[.C7]" office:value-type="float" office:value="30.3685829458297" calcext:value-type="float">
            <text:p>30.3685829458</text:p>
          </table:table-cell>
          <table:table-cell table:formula="of:=[.E7]-37.9457853336362" office:value-type="float" office:value="-7.5772023878065" calcext:value-type="float">
            <text:p>-7.577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8]/1000000" office:value-type="float" office:value="2" calcext:value-type="float">
            <text:p>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3425854759575" calcext:value-type="float">
            <text:p>30.342585476</text:p>
          </table:table-cell>
          <table:table-cell table:formula="of:=[.D8]+[.C8]" office:value-type="float" office:value="30.9425854759575" calcext:value-type="float">
            <text:p>30.942585476</text:p>
          </table:table-cell>
          <table:table-cell table:formula="of:=[.E8]-37.9457853336362" office:value-type="float" office:value="-7.0031998576787" calcext:value-type="float">
            <text:p>-7.003</text:p>
          </table:table-cell>
          <table:table-cell/>
        </table:table-row>
        <table:table-row table:style-name="ro1">
          <table:table-cell office:value-type="float" office:value="2250000" calcext:value-type="float">
            <text:p>2250000</text:p>
          </table:table-cell>
          <table:table-cell table:formula="of:=[.A9]/1000000" office:value-type="float" office:value="2.25" calcext:value-type="float">
            <text:p>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5439636406728" calcext:value-type="float">
            <text:p>30.5439636407</text:p>
          </table:table-cell>
          <table:table-cell table:formula="of:=[.D9]+[.C9]" office:value-type="float" office:value="31.1439636406728" calcext:value-type="float">
            <text:p>31.1439636407</text:p>
          </table:table-cell>
          <table:table-cell table:formula="of:=[.E9]-37.9457853336362" office:value-type="float" office:value="-6.8018216929634" calcext:value-type="float">
            <text:p>-6.802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[.A10]/1000000" office:value-type="float" office:value="2.5" calcext:value-type="float">
            <text:p>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7771357280377" calcext:value-type="float">
            <text:p>30.777135728</text:p>
          </table:table-cell>
          <table:table-cell table:formula="of:=[.D10]+[.C10]" office:value-type="float" office:value="31.3771357280377" calcext:value-type="float">
            <text:p>31.377135728</text:p>
          </table:table-cell>
          <table:table-cell table:formula="of:=[.E10]-37.9457853336362" office:value-type="float" office:value="-6.5686496055985" calcext:value-type="float">
            <text:p>-6.569</text:p>
          </table:table-cell>
          <table:table-cell/>
        </table:table-row>
        <table:table-row table:style-name="ro1">
          <table:table-cell office:value-type="float" office:value="2750000" calcext:value-type="float">
            <text:p>2750000</text:p>
          </table:table-cell>
          <table:table-cell table:formula="of:=[.A11]/1000000" office:value-type="float" office:value="2.75" calcext:value-type="float">
            <text:p>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5663143184081" calcext:value-type="float">
            <text:p>31.5663143184</text:p>
          </table:table-cell>
          <table:table-cell table:formula="of:=[.D11]+[.C11]" office:value-type="float" office:value="32.1663143184081" calcext:value-type="float">
            <text:p>32.1663143184</text:p>
          </table:table-cell>
          <table:table-cell table:formula="of:=[.E11]-37.9457853336362" office:value-type="float" office:value="-5.7794710152281" calcext:value-type="float">
            <text:p>-5.779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12]/1000000" office:value-type="float" office:value="3" calcext:value-type="float">
            <text:p>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0096097982035" calcext:value-type="float">
            <text:p>33.0096097982</text:p>
          </table:table-cell>
          <table:table-cell table:formula="of:=[.D12]+[.C12]" office:value-type="float" office:value="33.6096097982035" calcext:value-type="float">
            <text:p>33.6096097982</text:p>
          </table:table-cell>
          <table:table-cell table:formula="of:=[.E12]-37.9457853336362" office:value-type="float" office:value="-4.3361755354327" calcext:value-type="float">
            <text:p>-4.336</text:p>
          </table:table-cell>
          <table:table-cell/>
        </table:table-row>
        <table:table-row table:style-name="ro1">
          <table:table-cell office:value-type="float" office:value="3250000" calcext:value-type="float">
            <text:p>3250000</text:p>
          </table:table-cell>
          <table:table-cell table:formula="of:=[.A13]/1000000" office:value-type="float" office:value="3.25" calcext:value-type="float">
            <text:p>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0839223674508" calcext:value-type="float">
            <text:p>33.0839223675</text:p>
          </table:table-cell>
          <table:table-cell table:formula="of:=[.D13]+[.C13]" office:value-type="float" office:value="33.6839223674508" calcext:value-type="float">
            <text:p>33.6839223675</text:p>
          </table:table-cell>
          <table:table-cell table:formula="of:=[.E13]-37.9457853336362" office:value-type="float" office:value="-4.2618629661854" calcext:value-type="float">
            <text:p>-4.262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table:formula="of:=[.A14]/1000000" office:value-type="float" office:value="3.5" calcext:value-type="float">
            <text:p>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3457529510593" calcext:value-type="float">
            <text:p>33.3457529511</text:p>
          </table:table-cell>
          <table:table-cell table:formula="of:=[.D14]+[.C14]" office:value-type="float" office:value="33.9457529510593" calcext:value-type="float">
            <text:p>33.9457529511</text:p>
          </table:table-cell>
          <table:table-cell table:formula="of:=[.E14]-37.9457853336362" office:value-type="float" office:value="-4.0000323825769" calcext:value-type="float">
            <text:p>-4.000</text:p>
          </table:table-cell>
          <table:table-cell/>
        </table:table-row>
        <table:table-row table:style-name="ro1">
          <table:table-cell office:value-type="float" office:value="3750000" calcext:value-type="float">
            <text:p>3750000</text:p>
          </table:table-cell>
          <table:table-cell table:formula="of:=[.A15]/1000000" office:value-type="float" office:value="3.75" calcext:value-type="float">
            <text:p>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6814120359629" calcext:value-type="float">
            <text:p>33.681412036</text:p>
          </table:table-cell>
          <table:table-cell table:formula="of:=[.D15]+[.C15]" office:value-type="float" office:value="34.2814120359629" calcext:value-type="float">
            <text:p>34.281412036</text:p>
          </table:table-cell>
          <table:table-cell table:formula="of:=[.E15]-37.9457853336362" office:value-type="float" office:value="-3.6643732976733" calcext:value-type="float">
            <text:p>-3.664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16]/1000000" office:value-type="float" office:value="4" calcext:value-type="float">
            <text:p>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700678698425" calcext:value-type="float">
            <text:p>34.7006786984</text:p>
          </table:table-cell>
          <table:table-cell table:formula="of:=[.D16]+[.C16]" office:value-type="float" office:value="35.300678698425" calcext:value-type="float">
            <text:p>35.3006786984</text:p>
          </table:table-cell>
          <table:table-cell table:formula="of:=[.E16]-37.9457853336362" office:value-type="float" office:value="-2.6451066352112" calcext:value-type="float">
            <text:p>-2.645</text:p>
          </table:table-cell>
          <table:table-cell/>
        </table:table-row>
        <table:table-row table:style-name="ro1">
          <table:table-cell office:value-type="float" office:value="4250000" calcext:value-type="float">
            <text:p>4250000</text:p>
          </table:table-cell>
          <table:table-cell table:formula="of:=[.A17]/1000000" office:value-type="float" office:value="4.25" calcext:value-type="float">
            <text:p>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412046836215" calcext:value-type="float">
            <text:p>34.4120468362</text:p>
          </table:table-cell>
          <table:table-cell table:formula="of:=[.D17]+[.C17]" office:value-type="float" office:value="35.012046836215" calcext:value-type="float">
            <text:p>35.0120468362</text:p>
          </table:table-cell>
          <table:table-cell table:formula="of:=[.E17]-37.9457853336362" office:value-type="float" office:value="-2.9337384974212" calcext:value-type="float">
            <text:p>-2.934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table:formula="of:=[.A18]/1000000" office:value-type="float" office:value="4.5" calcext:value-type="float">
            <text:p>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6045739138621" calcext:value-type="float">
            <text:p>34.6045739139</text:p>
          </table:table-cell>
          <table:table-cell table:formula="of:=[.D18]+[.C18]" office:value-type="float" office:value="35.2045739138621" calcext:value-type="float">
            <text:p>35.2045739139</text:p>
          </table:table-cell>
          <table:table-cell table:formula="of:=[.E18]-37.9457853336362" office:value-type="float" office:value="-2.7412114197741" calcext:value-type="float">
            <text:p>-2.741</text:p>
          </table:table-cell>
          <table:table-cell/>
        </table:table-row>
        <table:table-row table:style-name="ro1">
          <table:table-cell office:value-type="float" office:value="4750000" calcext:value-type="float">
            <text:p>4750000</text:p>
          </table:table-cell>
          <table:table-cell table:formula="of:=[.A19]/1000000" office:value-type="float" office:value="4.75" calcext:value-type="float">
            <text:p>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2095760053258" calcext:value-type="float">
            <text:p>35.2095760053</text:p>
          </table:table-cell>
          <table:table-cell table:formula="of:=[.D19]+[.C19]" office:value-type="float" office:value="35.8095760053258" calcext:value-type="float">
            <text:p>35.8095760053</text:p>
          </table:table-cell>
          <table:table-cell table:formula="of:=[.E19]-37.9457853336362" office:value-type="float" office:value="-2.1362093283104" calcext:value-type="float">
            <text:p>-2.136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0]/1000000" office:value-type="float" office:value="5" calcext:value-type="float">
            <text:p>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2322043793206" calcext:value-type="float">
            <text:p>35.2322043793</text:p>
          </table:table-cell>
          <table:table-cell table:formula="of:=[.D20]+[.C20]" office:value-type="float" office:value="35.8322043793206" calcext:value-type="float">
            <text:p>35.8322043793</text:p>
          </table:table-cell>
          <table:table-cell table:formula="of:=[.E20]-37.9457853336362" office:value-type="float" office:value="-2.1135809543156" calcext:value-type="float">
            <text:p>-2.114</text:p>
          </table:table-cell>
          <table:table-cell/>
        </table:table-row>
        <table:table-row table:style-name="ro1">
          <table:table-cell office:value-type="float" office:value="5250000" calcext:value-type="float">
            <text:p>5250000</text:p>
          </table:table-cell>
          <table:table-cell table:formula="of:=[.A21]/1000000" office:value-type="float" office:value="5.25" calcext:value-type="float">
            <text:p>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1730251021692" calcext:value-type="float">
            <text:p>35.1730251022</text:p>
          </table:table-cell>
          <table:table-cell table:formula="of:=[.D21]+[.C21]" office:value-type="float" office:value="35.7730251021692" calcext:value-type="float">
            <text:p>35.7730251022</text:p>
          </table:table-cell>
          <table:table-cell table:formula="of:=[.E21]-37.9457853336362" office:value-type="float" office:value="-2.172760231467" calcext:value-type="float">
            <text:p>-2.173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table:formula="of:=[.A22]/1000000" office:value-type="float" office:value="5.5" calcext:value-type="float">
            <text:p>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1375119100656" calcext:value-type="float">
            <text:p>35.1375119101</text:p>
          </table:table-cell>
          <table:table-cell table:formula="of:=[.D22]+[.C22]" office:value-type="float" office:value="35.7375119100656" calcext:value-type="float">
            <text:p>35.7375119101</text:p>
          </table:table-cell>
          <table:table-cell table:formula="of:=[.E22]-37.9457853336362" office:value-type="float" office:value="-2.2082734235706" calcext:value-type="float">
            <text:p>-2.208</text:p>
          </table:table-cell>
          <table:table-cell/>
        </table:table-row>
        <table:table-row table:style-name="ro1">
          <table:table-cell office:value-type="float" office:value="5750000" calcext:value-type="float">
            <text:p>5750000</text:p>
          </table:table-cell>
          <table:table-cell table:formula="of:=[.A23]/1000000" office:value-type="float" office:value="5.75" calcext:value-type="float">
            <text:p>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143964490986" calcext:value-type="float">
            <text:p>35.7143964491</text:p>
          </table:table-cell>
          <table:table-cell table:formula="of:=[.D23]+[.C23]" office:value-type="float" office:value="36.3143964490986" calcext:value-type="float">
            <text:p>36.3143964491</text:p>
          </table:table-cell>
          <table:table-cell table:formula="of:=[.E23]-37.9457853336362" office:value-type="float" office:value="-1.6313888845376" calcext:value-type="float">
            <text:p>-1.631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24]/1000000" office:value-type="float" office:value="6" calcext:value-type="float">
            <text:p>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891230001249" calcext:value-type="float">
            <text:p>36.1891230001</text:p>
          </table:table-cell>
          <table:table-cell table:formula="of:=[.D24]+[.C24]" office:value-type="float" office:value="36.7891230001249" calcext:value-type="float">
            <text:p>36.7891230001</text:p>
          </table:table-cell>
          <table:table-cell table:formula="of:=[.E24]-37.9457853336362" office:value-type="float" office:value="-1.1566623335113" calcext:value-type="float">
            <text:p>-1.157</text:p>
          </table:table-cell>
          <table:table-cell/>
        </table:table-row>
        <table:table-row table:style-name="ro1">
          <table:table-cell office:value-type="float" office:value="6250000" calcext:value-type="float">
            <text:p>6250000</text:p>
          </table:table-cell>
          <table:table-cell table:formula="of:=[.A25]/1000000" office:value-type="float" office:value="6.25" calcext:value-type="float">
            <text:p>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5722953375955" calcext:value-type="float">
            <text:p>35.5722953376</text:p>
          </table:table-cell>
          <table:table-cell table:formula="of:=[.D25]+[.C25]" office:value-type="float" office:value="36.1722953375955" calcext:value-type="float">
            <text:p>36.1722953376</text:p>
          </table:table-cell>
          <table:table-cell table:formula="of:=[.E25]-37.9457853336362" office:value-type="float" office:value="-1.7734899960407" calcext:value-type="float">
            <text:p>-1.773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table:formula="of:=[.A26]/1000000" office:value-type="float" office:value="6.5" calcext:value-type="float">
            <text:p>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320247643472" calcext:value-type="float">
            <text:p>36.1320247643</text:p>
          </table:table-cell>
          <table:table-cell table:formula="of:=[.D26]+[.C26]" office:value-type="float" office:value="36.7320247643472" calcext:value-type="float">
            <text:p>36.7320247643</text:p>
          </table:table-cell>
          <table:table-cell table:formula="of:=[.E26]-37.9457853336362" office:value-type="float" office:value="-1.213760569289" calcext:value-type="float">
            <text:p>-1.214</text:p>
          </table:table-cell>
          <table:table-cell/>
        </table:table-row>
        <table:table-row table:style-name="ro1">
          <table:table-cell office:value-type="float" office:value="6750000" calcext:value-type="float">
            <text:p>6750000</text:p>
          </table:table-cell>
          <table:table-cell table:formula="of:=[.A27]/1000000" office:value-type="float" office:value="6.75" calcext:value-type="float">
            <text:p>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724142339992" calcext:value-type="float">
            <text:p>36.272414234</text:p>
          </table:table-cell>
          <table:table-cell table:formula="of:=[.D27]+[.C27]" office:value-type="float" office:value="36.8724142339992" calcext:value-type="float">
            <text:p>36.872414234</text:p>
          </table:table-cell>
          <table:table-cell table:formula="of:=[.E27]-37.9457853336362" office:value-type="float" office:value="-1.073371099637" calcext:value-type="float">
            <text:p>-1.073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28]/1000000" office:value-type="float" office:value="7" calcext:value-type="float">
            <text:p>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41648562505" calcext:value-type="float">
            <text:p>36.0416485625</text:p>
          </table:table-cell>
          <table:table-cell table:formula="of:=[.D28]+[.C28]" office:value-type="float" office:value="36.641648562505" calcext:value-type="float">
            <text:p>36.6416485625</text:p>
          </table:table-cell>
          <table:table-cell table:formula="of:=[.E28]-37.9457853336362" office:value-type="float" office:value="-1.3041367711312" calcext:value-type="float">
            <text:p>-1.304</text:p>
          </table:table-cell>
          <table:table-cell/>
        </table:table-row>
        <table:table-row table:style-name="ro1">
          <table:table-cell office:value-type="float" office:value="7250000" calcext:value-type="float">
            <text:p>7250000</text:p>
          </table:table-cell>
          <table:table-cell table:formula="of:=[.A29]/1000000" office:value-type="float" office:value="7.25" calcext:value-type="float">
            <text:p>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8358510495404" calcext:value-type="float">
            <text:p>35.8358510495</text:p>
          </table:table-cell>
          <table:table-cell table:formula="of:=[.D29]+[.C29]" office:value-type="float" office:value="36.4358510495404" calcext:value-type="float">
            <text:p>36.4358510495</text:p>
          </table:table-cell>
          <table:table-cell table:formula="of:=[.E29]-37.9457853336362" office:value-type="float" office:value="-1.5099342840958" calcext:value-type="float">
            <text:p>-1.510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table:formula="of:=[.A30]/1000000" office:value-type="float" office:value="7.5" calcext:value-type="float">
            <text:p>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939201513109" calcext:value-type="float">
            <text:p>36.5939201513</text:p>
          </table:table-cell>
          <table:table-cell table:formula="of:=[.D30]+[.C30]" office:value-type="float" office:value="37.1939201513109" calcext:value-type="float">
            <text:p>37.1939201513</text:p>
          </table:table-cell>
          <table:table-cell table:formula="of:=[.E30]-37.9457853336362" office:value-type="float" office:value="-0.751865182325304" calcext:value-type="float">
            <text:p>-0.752</text:p>
          </table:table-cell>
          <table:table-cell/>
        </table:table-row>
        <table:table-row table:style-name="ro1">
          <table:table-cell office:value-type="float" office:value="7750000" calcext:value-type="float">
            <text:p>7750000</text:p>
          </table:table-cell>
          <table:table-cell table:formula="of:=[.A31]/1000000" office:value-type="float" office:value="7.75" calcext:value-type="float">
            <text:p>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940036298618" calcext:value-type="float">
            <text:p>36.2940036299</text:p>
          </table:table-cell>
          <table:table-cell table:formula="of:=[.D31]+[.C31]" office:value-type="float" office:value="36.8940036298618" calcext:value-type="float">
            <text:p>36.8940036299</text:p>
          </table:table-cell>
          <table:table-cell table:formula="of:=[.E31]-37.9457853336362" office:value-type="float" office:value="-1.0517817037744" calcext:value-type="float">
            <text:p>-1.052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32]/1000000" office:value-type="float" office:value="8" calcext:value-type="float">
            <text:p>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669590237745" calcext:value-type="float">
            <text:p>36.0669590238</text:p>
          </table:table-cell>
          <table:table-cell table:formula="of:=[.D32]+[.C32]" office:value-type="float" office:value="36.6669590237745" calcext:value-type="float">
            <text:p>36.6669590238</text:p>
          </table:table-cell>
          <table:table-cell table:formula="of:=[.E32]-37.9457853336362" office:value-type="float" office:value="-1.2788263098617" calcext:value-type="float">
            <text:p>-1.279</text:p>
          </table:table-cell>
          <table:table-cell/>
        </table:table-row>
        <table:table-row table:style-name="ro1">
          <table:table-cell office:value-type="float" office:value="8250000" calcext:value-type="float">
            <text:p>8250000</text:p>
          </table:table-cell>
          <table:table-cell table:formula="of:=[.A33]/1000000" office:value-type="float" office:value="8.25" calcext:value-type="float">
            <text:p>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041421478485" calcext:value-type="float">
            <text:p>36.7041421478</text:p>
          </table:table-cell>
          <table:table-cell table:formula="of:=[.D33]+[.C33]" office:value-type="float" office:value="37.3041421478485" calcext:value-type="float">
            <text:p>37.3041421478</text:p>
          </table:table-cell>
          <table:table-cell table:formula="of:=[.E33]-37.9457853336362" office:value-type="float" office:value="-0.6416431857877" calcext:value-type="float">
            <text:p>-0.642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table:formula="of:=[.A34]/1000000" office:value-type="float" office:value="8.5" calcext:value-type="float">
            <text:p>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597995539012" calcext:value-type="float">
            <text:p>36.4597995539</text:p>
          </table:table-cell>
          <table:table-cell table:formula="of:=[.D34]+[.C34]" office:value-type="float" office:value="37.0597995539012" calcext:value-type="float">
            <text:p>37.0597995539</text:p>
          </table:table-cell>
          <table:table-cell table:formula="of:=[.E34]-37.9457853336362" office:value-type="float" office:value="-0.885985779735002" calcext:value-type="float">
            <text:p>-0.886</text:p>
          </table:table-cell>
          <table:table-cell/>
        </table:table-row>
        <table:table-row table:style-name="ro1">
          <table:table-cell office:value-type="float" office:value="8750000" calcext:value-type="float">
            <text:p>8750000</text:p>
          </table:table-cell>
          <table:table-cell table:formula="of:=[.A35]/1000000" office:value-type="float" office:value="8.75" calcext:value-type="float">
            <text:p>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593549080163" calcext:value-type="float">
            <text:p>36.359354908</text:p>
          </table:table-cell>
          <table:table-cell table:formula="of:=[.D35]+[.C35]" office:value-type="float" office:value="36.9593549080163" calcext:value-type="float">
            <text:p>36.959354908</text:p>
          </table:table-cell>
          <table:table-cell table:formula="of:=[.E35]-37.9457853336362" office:value-type="float" office:value="-0.986430425619901" calcext:value-type="float">
            <text:p>-0.986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36]/1000000" office:value-type="float" office:value="9" calcext:value-type="float">
            <text:p>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512310830978" calcext:value-type="float">
            <text:p>36.2512310831</text:p>
          </table:table-cell>
          <table:table-cell table:formula="of:=[.D36]+[.C36]" office:value-type="float" office:value="36.8512310830978" calcext:value-type="float">
            <text:p>36.8512310831</text:p>
          </table:table-cell>
          <table:table-cell table:formula="of:=[.E36]-37.9457853336362" office:value-type="float" office:value="-1.0945542505384" calcext:value-type="float">
            <text:p>-1.095</text:p>
          </table:table-cell>
          <table:table-cell/>
        </table:table-row>
        <table:table-row table:style-name="ro1">
          <table:table-cell office:value-type="float" office:value="9250000" calcext:value-type="float">
            <text:p>9250000</text:p>
          </table:table-cell>
          <table:table-cell table:formula="of:=[.A37]/1000000" office:value-type="float" office:value="9.25" calcext:value-type="float">
            <text:p>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053852910089" calcext:value-type="float">
            <text:p>36.305385291</text:p>
          </table:table-cell>
          <table:table-cell table:formula="of:=[.D37]+[.C37]" office:value-type="float" office:value="36.9053852910089" calcext:value-type="float">
            <text:p>36.905385291</text:p>
          </table:table-cell>
          <table:table-cell table:formula="of:=[.E37]-37.9457853336362" office:value-type="float" office:value="-1.0404000426273" calcext:value-type="float">
            <text:p>-1.040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table:formula="of:=[.A38]/1000000" office:value-type="float" office:value="9.5" calcext:value-type="float">
            <text:p>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927150476122" calcext:value-type="float">
            <text:p>36.2927150476</text:p>
          </table:table-cell>
          <table:table-cell table:formula="of:=[.D38]+[.C38]" office:value-type="float" office:value="36.8927150476122" calcext:value-type="float">
            <text:p>36.8927150476</text:p>
          </table:table-cell>
          <table:table-cell table:formula="of:=[.E38]-37.9457853336362" office:value-type="float" office:value="-1.053070286024" calcext:value-type="float">
            <text:p>-1.053</text:p>
          </table:table-cell>
          <table:table-cell/>
        </table:table-row>
        <table:table-row table:style-name="ro1">
          <table:table-cell office:value-type="float" office:value="9750000" calcext:value-type="float">
            <text:p>9750000</text:p>
          </table:table-cell>
          <table:table-cell table:formula="of:=[.A39]/1000000" office:value-type="float" office:value="9.75" calcext:value-type="float">
            <text:p>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337293458405" calcext:value-type="float">
            <text:p>36.4337293458</text:p>
          </table:table-cell>
          <table:table-cell table:formula="of:=[.D39]+[.C39]" office:value-type="float" office:value="37.0337293458405" calcext:value-type="float">
            <text:p>37.0337293458</text:p>
          </table:table-cell>
          <table:table-cell table:formula="of:=[.E39]-37.9457853336362" office:value-type="float" office:value="-0.912055987795704" calcext:value-type="float">
            <text:p>-0.912</text:p>
          </table:table-cell>
          <table:table-cell/>
        </table:table-row>
        <table:table-row table:style-name="ro1">
          <table:table-cell table:style-name="ce19" office:value-type="float" office:value="10000000" calcext:value-type="float">
            <text:p>10000000</text:p>
          </table:table-cell>
          <table:table-cell table:style-name="ce21" table:formula="of:=[.A40]/1000000" office:value-type="float" office:value="10" calcext:value-type="float">
            <text:p>10.00</text:p>
          </table:table-cell>
          <table:table-cell table:style-name="ce20" office:value-type="float" office:value="0.6" calcext:value-type="float">
            <text:p>0.600</text:p>
          </table:table-cell>
          <table:table-cell table:style-name="ce19" office:value-type="float" office:value="36.5404192248564" calcext:value-type="float">
            <text:p>36.5404192249</text:p>
          </table:table-cell>
          <table:table-cell table:style-name="ce19" table:formula="of:=[.D40]+[.C40]" office:value-type="float" office:value="37.1404192248564" calcext:value-type="float">
            <text:p>37.1404192249</text:p>
          </table:table-cell>
          <table:table-cell table:style-name="ce20" table:formula="of:=[.E40]-37.9457853336362" office:value-type="float" office:value="-0.805366108779801" calcext:value-type="float">
            <text:p>-0.805</text:p>
          </table:table-cell>
          <table:table-cell/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table:formula="of:=[.A41]/1000000" office:value-type="float" office:value="10.25" calcext:value-type="float">
            <text:p>1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815764819276" calcext:value-type="float">
            <text:p>36.5815764819</text:p>
          </table:table-cell>
          <table:table-cell table:formula="of:=[.D41]+[.C41]" office:value-type="float" office:value="37.1815764819276" calcext:value-type="float">
            <text:p>37.1815764819</text:p>
          </table:table-cell>
          <table:table-cell table:formula="of:=[.E41]-37.9457853336362" office:value-type="float" office:value="-0.764208851708602" calcext:value-type="float">
            <text:p>-0.764</text:p>
          </table:table-cell>
          <table:table-cell/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table:formula="of:=[.A42]/1000000" office:value-type="float" office:value="10.5" calcext:value-type="float">
            <text:p>1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439956998577" calcext:value-type="float">
            <text:p>36.3439956999</text:p>
          </table:table-cell>
          <table:table-cell table:formula="of:=[.D42]+[.C42]" office:value-type="float" office:value="36.9439956998577" calcext:value-type="float">
            <text:p>36.9439956999</text:p>
          </table:table-cell>
          <table:table-cell table:formula="of:=[.E42]-37.9457853336362" office:value-type="float" office:value="-1.0017896337785" calcext:value-type="float">
            <text:p>-1.002</text:p>
          </table:table-cell>
          <table:table-cell/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table:formula="of:=[.A43]/1000000" office:value-type="float" office:value="10.75" calcext:value-type="float">
            <text:p>1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941489839854" calcext:value-type="float">
            <text:p>36.594148984</text:p>
          </table:table-cell>
          <table:table-cell table:formula="of:=[.D43]+[.C43]" office:value-type="float" office:value="37.1941489839854" calcext:value-type="float">
            <text:p>37.194148984</text:p>
          </table:table-cell>
          <table:table-cell table:formula="of:=[.E43]-37.9457853336362" office:value-type="float" office:value="-0.751636349650802" calcext:value-type="float">
            <text:p>-0.752</text:p>
          </table:table-cell>
          <table:table-cell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44]/1000000" office:value-type="float" office:value="11" calcext:value-type="float">
            <text:p>1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975629286616" calcext:value-type="float">
            <text:p>36.7975629287</text:p>
          </table:table-cell>
          <table:table-cell table:formula="of:=[.D44]+[.C44]" office:value-type="float" office:value="37.3975629286616" calcext:value-type="float">
            <text:p>37.3975629287</text:p>
          </table:table-cell>
          <table:table-cell table:formula="of:=[.E44]-37.9457853336362" office:value-type="float" office:value="-0.548222404974602" calcext:value-type="float">
            <text:p>-0.548</text:p>
          </table:table-cell>
          <table:table-cell/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table:formula="of:=[.A45]/1000000" office:value-type="float" office:value="11.25" calcext:value-type="float">
            <text:p>1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253258683048" calcext:value-type="float">
            <text:p>36.4253258683</text:p>
          </table:table-cell>
          <table:table-cell table:formula="of:=[.D45]+[.C45]" office:value-type="float" office:value="37.0253258683048" calcext:value-type="float">
            <text:p>37.0253258683</text:p>
          </table:table-cell>
          <table:table-cell table:formula="of:=[.E45]-37.9457853336362" office:value-type="float" office:value="-0.920459465331398" calcext:value-type="float">
            <text:p>-0.920</text:p>
          </table:table-cell>
          <table:table-cell/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table:formula="of:=[.A46]/1000000" office:value-type="float" office:value="11.5" calcext:value-type="float">
            <text:p>1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864373621119" calcext:value-type="float">
            <text:p>36.4864373621</text:p>
          </table:table-cell>
          <table:table-cell table:formula="of:=[.D46]+[.C46]" office:value-type="float" office:value="37.0864373621119" calcext:value-type="float">
            <text:p>37.0864373621</text:p>
          </table:table-cell>
          <table:table-cell table:formula="of:=[.E46]-37.9457853336362" office:value-type="float" office:value="-0.859347971524301" calcext:value-type="float">
            <text:p>-0.859</text:p>
          </table:table-cell>
          <table:table-cell/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table:formula="of:=[.A47]/1000000" office:value-type="float" office:value="11.75" calcext:value-type="float">
            <text:p>1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355888192753" calcext:value-type="float">
            <text:p>36.3355888193</text:p>
          </table:table-cell>
          <table:table-cell table:formula="of:=[.D47]+[.C47]" office:value-type="float" office:value="36.9355888192753" calcext:value-type="float">
            <text:p>36.9355888193</text:p>
          </table:table-cell>
          <table:table-cell table:formula="of:=[.E47]-37.9457853336362" office:value-type="float" office:value="-1.0101965143609" calcext:value-type="float">
            <text:p>-1.010</text:p>
          </table:table-cell>
          <table:table-cell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48]/1000000" office:value-type="float" office:value="12" calcext:value-type="float">
            <text:p>1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011325509872" calcext:value-type="float">
            <text:p>36.601132551</text:p>
          </table:table-cell>
          <table:table-cell table:formula="of:=[.D48]+[.C48]" office:value-type="float" office:value="37.2011325509872" calcext:value-type="float">
            <text:p>37.201132551</text:p>
          </table:table-cell>
          <table:table-cell table:formula="of:=[.E48]-37.9457853336362" office:value-type="float" office:value="-0.744652782648998" calcext:value-type="float">
            <text:p>-0.745</text:p>
          </table:table-cell>
          <table:table-cell/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table:formula="of:=[.A49]/1000000" office:value-type="float" office:value="12.25" calcext:value-type="float">
            <text:p>1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533297116704" calcext:value-type="float">
            <text:p>36.8533297117</text:p>
          </table:table-cell>
          <table:table-cell table:formula="of:=[.D49]+[.C49]" office:value-type="float" office:value="37.4533297116704" calcext:value-type="float">
            <text:p>37.4533297117</text:p>
          </table:table-cell>
          <table:table-cell table:formula="of:=[.E49]-37.9457853336362" office:value-type="float" office:value="-0.492455621965803" calcext:value-type="float">
            <text:p>-0.492</text:p>
          </table:table-cell>
          <table:table-cell/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table:formula="of:=[.A50]/1000000" office:value-type="float" office:value="12.5" calcext:value-type="float">
            <text:p>1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632493501759" calcext:value-type="float">
            <text:p>36.5632493502</text:p>
          </table:table-cell>
          <table:table-cell table:formula="of:=[.D50]+[.C50]" office:value-type="float" office:value="37.1632493501759" calcext:value-type="float">
            <text:p>37.1632493502</text:p>
          </table:table-cell>
          <table:table-cell table:formula="of:=[.E50]-37.9457853336362" office:value-type="float" office:value="-0.782535983460299" calcext:value-type="float">
            <text:p>-0.783</text:p>
          </table:table-cell>
          <table:table-cell/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table:formula="of:=[.A51]/1000000" office:value-type="float" office:value="12.75" calcext:value-type="float">
            <text:p>1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736539341817" calcext:value-type="float">
            <text:p>36.7736539342</text:p>
          </table:table-cell>
          <table:table-cell table:formula="of:=[.D51]+[.C51]" office:value-type="float" office:value="37.3736539341817" calcext:value-type="float">
            <text:p>37.3736539342</text:p>
          </table:table-cell>
          <table:table-cell table:formula="of:=[.E51]-37.9457853336362" office:value-type="float" office:value="-0.572131399454499" calcext:value-type="float">
            <text:p>-0.572</text:p>
          </table:table-cell>
          <table:table-cell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52]/1000000" office:value-type="float" office:value="13" calcext:value-type="float">
            <text:p>1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043606108019" calcext:value-type="float">
            <text:p>36.9043606108</text:p>
          </table:table-cell>
          <table:table-cell table:formula="of:=[.D52]+[.C52]" office:value-type="float" office:value="37.5043606108019" calcext:value-type="float">
            <text:p>37.5043606108</text:p>
          </table:table-cell>
          <table:table-cell table:formula="of:=[.E52]-37.9457853336362" office:value-type="float" office:value="-0.441424722834299" calcext:value-type="float">
            <text:p>-0.441</text:p>
          </table:table-cell>
          <table:table-cell/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table:formula="of:=[.A53]/1000000" office:value-type="float" office:value="13.25" calcext:value-type="float">
            <text:p>1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511212737071" calcext:value-type="float">
            <text:p>36.7511212737</text:p>
          </table:table-cell>
          <table:table-cell table:formula="of:=[.D53]+[.C53]" office:value-type="float" office:value="37.3511212737071" calcext:value-type="float">
            <text:p>37.3511212737</text:p>
          </table:table-cell>
          <table:table-cell table:formula="of:=[.E53]-37.9457853336362" office:value-type="float" office:value="-0.594664059929102" calcext:value-type="float">
            <text:p>-0.595</text:p>
          </table:table-cell>
          <table:table-cell/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table:formula="of:=[.A54]/1000000" office:value-type="float" office:value="13.5" calcext:value-type="float">
            <text:p>1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446231892793" calcext:value-type="float">
            <text:p>36.6446231893</text:p>
          </table:table-cell>
          <table:table-cell table:formula="of:=[.D54]+[.C54]" office:value-type="float" office:value="37.2446231892793" calcext:value-type="float">
            <text:p>37.2446231893</text:p>
          </table:table-cell>
          <table:table-cell table:formula="of:=[.E54]-37.9457853336362" office:value-type="float" office:value="-0.7011621443569" calcext:value-type="float">
            <text:p>-0.701</text:p>
          </table:table-cell>
          <table:table-cell/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table:formula="of:=[.A55]/1000000" office:value-type="float" office:value="13.75" calcext:value-type="float">
            <text:p>1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613293637464" calcext:value-type="float">
            <text:p>36.7613293637</text:p>
          </table:table-cell>
          <table:table-cell table:formula="of:=[.D55]+[.C55]" office:value-type="float" office:value="37.3613293637464" calcext:value-type="float">
            <text:p>37.3613293637</text:p>
          </table:table-cell>
          <table:table-cell table:formula="of:=[.E55]-37.9457853336362" office:value-type="float" office:value="-0.584455969889802" calcext:value-type="float">
            <text:p>-0.584</text:p>
          </table:table-cell>
          <table:table-cell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56]/1000000" office:value-type="float" office:value="14" calcext:value-type="float">
            <text:p>1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639042419507" calcext:value-type="float">
            <text:p>36.463904242</text:p>
          </table:table-cell>
          <table:table-cell table:formula="of:=[.D56]+[.C56]" office:value-type="float" office:value="37.0639042419507" calcext:value-type="float">
            <text:p>37.063904242</text:p>
          </table:table-cell>
          <table:table-cell table:formula="of:=[.E56]-37.9457853336362" office:value-type="float" office:value="-0.8818810916855" calcext:value-type="float">
            <text:p>-0.882</text:p>
          </table:table-cell>
          <table:table-cell/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table:formula="of:=[.A57]/1000000" office:value-type="float" office:value="14.25" calcext:value-type="float">
            <text:p>1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7.3457853336362" calcext:value-type="float">
            <text:p>37.3457853336</text:p>
          </table:table-cell>
          <table:table-cell table:formula="of:=[.D57]+[.C57]" office:value-type="float" office:value="37.9457853336362" calcext:value-type="float">
            <text:p>37.9457853336</text:p>
          </table:table-cell>
          <table:table-cell table:formula="of:=[.E57]-37.9457853336362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table:formula="of:=[.A58]/1000000" office:value-type="float" office:value="14.5" calcext:value-type="float">
            <text:p>1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638126034513" calcext:value-type="float">
            <text:p>36.3638126035</text:p>
          </table:table-cell>
          <table:table-cell table:formula="of:=[.D58]+[.C58]" office:value-type="float" office:value="36.9638126034513" calcext:value-type="float">
            <text:p>36.9638126035</text:p>
          </table:table-cell>
          <table:table-cell table:formula="of:=[.E58]-37.9457853336362" office:value-type="float" office:value="-0.9819727301849" calcext:value-type="float">
            <text:p>-0.982</text:p>
          </table:table-cell>
          <table:table-cell/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table:formula="of:=[.A59]/1000000" office:value-type="float" office:value="14.75" calcext:value-type="float">
            <text:p>1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0047422506" calcext:value-type="float">
            <text:p>36.8004742251</text:p>
          </table:table-cell>
          <table:table-cell table:formula="of:=[.D59]+[.C59]" office:value-type="float" office:value="37.40047422506" calcext:value-type="float">
            <text:p>37.4004742251</text:p>
          </table:table-cell>
          <table:table-cell table:formula="of:=[.E59]-37.9457853336362" office:value-type="float" office:value="-0.5453111085762" calcext:value-type="float">
            <text:p>-0.545</text:p>
          </table:table-cell>
          <table:table-cell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60]/1000000" office:value-type="float" office:value="15" calcext:value-type="float">
            <text:p>1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326551039875" calcext:value-type="float">
            <text:p>36.832655104</text:p>
          </table:table-cell>
          <table:table-cell table:formula="of:=[.D60]+[.C60]" office:value-type="float" office:value="37.4326551039875" calcext:value-type="float">
            <text:p>37.432655104</text:p>
          </table:table-cell>
          <table:table-cell table:formula="of:=[.E60]-37.9457853336362" office:value-type="float" office:value="-0.513130229648702" calcext:value-type="float">
            <text:p>-0.513</text:p>
          </table:table-cell>
          <table:table-cell/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table:formula="of:=[.A61]/1000000" office:value-type="float" office:value="15.25" calcext:value-type="float">
            <text:p>1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984809202121" calcext:value-type="float">
            <text:p>36.6984809202</text:p>
          </table:table-cell>
          <table:table-cell table:formula="of:=[.D61]+[.C61]" office:value-type="float" office:value="37.2984809202121" calcext:value-type="float">
            <text:p>37.2984809202</text:p>
          </table:table-cell>
          <table:table-cell table:formula="of:=[.E61]-37.9457853336362" office:value-type="float" office:value="-0.647304413424102" calcext:value-type="float">
            <text:p>-0.647</text:p>
          </table:table-cell>
          <table:table-cell/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table:formula="of:=[.A62]/1000000" office:value-type="float" office:value="15.5" calcext:value-type="float">
            <text:p>1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325396771025" calcext:value-type="float">
            <text:p>36.7325396771</text:p>
          </table:table-cell>
          <table:table-cell table:formula="of:=[.D62]+[.C62]" office:value-type="float" office:value="37.3325396771025" calcext:value-type="float">
            <text:p>37.3325396771</text:p>
          </table:table-cell>
          <table:table-cell table:formula="of:=[.E62]-37.9457853336362" office:value-type="float" office:value="-0.613245656533699" calcext:value-type="float">
            <text:p>-0.613</text:p>
          </table:table-cell>
          <table:table-cell/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table:formula="of:=[.A63]/1000000" office:value-type="float" office:value="15.75" calcext:value-type="float">
            <text:p>1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929781868666" calcext:value-type="float">
            <text:p>36.9929781869</text:p>
          </table:table-cell>
          <table:table-cell table:formula="of:=[.D63]+[.C63]" office:value-type="float" office:value="37.5929781868666" calcext:value-type="float">
            <text:p>37.5929781869</text:p>
          </table:table-cell>
          <table:table-cell table:formula="of:=[.E63]-37.9457853336362" office:value-type="float" office:value="-0.352807146769599" calcext:value-type="float">
            <text:p>-0.353</text:p>
          </table:table-cell>
          <table:table-cell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64]/1000000" office:value-type="float" office:value="16" calcext:value-type="float">
            <text:p>1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735601190032" calcext:value-type="float">
            <text:p>36.673560119</text:p>
          </table:table-cell>
          <table:table-cell table:formula="of:=[.D64]+[.C64]" office:value-type="float" office:value="37.2735601190032" calcext:value-type="float">
            <text:p>37.273560119</text:p>
          </table:table-cell>
          <table:table-cell table:formula="of:=[.E64]-37.9457853336362" office:value-type="float" office:value="-0.672225214633002" calcext:value-type="float">
            <text:p>-0.672</text:p>
          </table:table-cell>
          <table:table-cell/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table:formula="of:=[.A65]/1000000" office:value-type="float" office:value="16.25" calcext:value-type="float">
            <text:p>1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842634840541" calcext:value-type="float">
            <text:p>36.5842634841</text:p>
          </table:table-cell>
          <table:table-cell table:formula="of:=[.D65]+[.C65]" office:value-type="float" office:value="37.1842634840541" calcext:value-type="float">
            <text:p>37.1842634841</text:p>
          </table:table-cell>
          <table:table-cell table:formula="of:=[.E65]-37.9457853336362" office:value-type="float" office:value="-0.761521849582103" calcext:value-type="float">
            <text:p>-0.762</text:p>
          </table:table-cell>
          <table:table-cell/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table:formula="of:=[.A66]/1000000" office:value-type="float" office:value="16.5" calcext:value-type="float">
            <text:p>1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22513804243" calcext:value-type="float">
            <text:p>36.7225138042</text:p>
          </table:table-cell>
          <table:table-cell table:formula="of:=[.D66]+[.C66]" office:value-type="float" office:value="37.322513804243" calcext:value-type="float">
            <text:p>37.3225138042</text:p>
          </table:table-cell>
          <table:table-cell table:formula="of:=[.E66]-37.9457853336362" office:value-type="float" office:value="-0.6232715293932" calcext:value-type="float">
            <text:p>-0.623</text:p>
          </table:table-cell>
          <table:table-cell/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table:formula="of:=[.A67]/1000000" office:value-type="float" office:value="16.75" calcext:value-type="float">
            <text:p>1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34725987387" calcext:value-type="float">
            <text:p>36.8347259874</text:p>
          </table:table-cell>
          <table:table-cell table:formula="of:=[.D67]+[.C67]" office:value-type="float" office:value="37.434725987387" calcext:value-type="float">
            <text:p>37.4347259874</text:p>
          </table:table-cell>
          <table:table-cell table:formula="of:=[.E67]-37.9457853336362" office:value-type="float" office:value="-0.511059346249198" calcext:value-type="float">
            <text:p>-0.511</text:p>
          </table:table-cell>
          <table:table-cell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68]/1000000" office:value-type="float" office:value="17" calcext:value-type="float">
            <text:p>1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7.1304996920671" calcext:value-type="float">
            <text:p>37.1304996921</text:p>
          </table:table-cell>
          <table:table-cell table:formula="of:=[.D68]+[.C68]" office:value-type="float" office:value="37.7304996920671" calcext:value-type="float">
            <text:p>37.7304996921</text:p>
          </table:table-cell>
          <table:table-cell table:formula="of:=[.E68]-37.9457853336362" office:value-type="float" office:value="-0.215285641569103" calcext:value-type="float">
            <text:p>-0.215</text:p>
          </table:table-cell>
          <table:table-cell/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table:formula="of:=[.A69]/1000000" office:value-type="float" office:value="17.25" calcext:value-type="float">
            <text:p>1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359556908711" calcext:value-type="float">
            <text:p>36.9359556909</text:p>
          </table:table-cell>
          <table:table-cell table:formula="of:=[.D69]+[.C69]" office:value-type="float" office:value="37.5359556908711" calcext:value-type="float">
            <text:p>37.5359556909</text:p>
          </table:table-cell>
          <table:table-cell table:formula="of:=[.E69]-37.9457853336362" office:value-type="float" office:value="-0.409829642765104" calcext:value-type="float">
            <text:p>-0.410</text:p>
          </table:table-cell>
          <table:table-cell/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table:formula="of:=[.A70]/1000000" office:value-type="float" office:value="17.5" calcext:value-type="float">
            <text:p>1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387554138072" calcext:value-type="float">
            <text:p>36.6387554138</text:p>
          </table:table-cell>
          <table:table-cell table:formula="of:=[.D70]+[.C70]" office:value-type="float" office:value="37.2387554138072" calcext:value-type="float">
            <text:p>37.2387554138</text:p>
          </table:table-cell>
          <table:table-cell table:formula="of:=[.E70]-37.9457853336362" office:value-type="float" office:value="-0.707029919828997" calcext:value-type="float">
            <text:p>-0.707</text:p>
          </table:table-cell>
          <table:table-cell/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table:formula="of:=[.A71]/1000000" office:value-type="float" office:value="17.75" calcext:value-type="float">
            <text:p>1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828552311345" calcext:value-type="float">
            <text:p>36.7828552311</text:p>
          </table:table-cell>
          <table:table-cell table:formula="of:=[.D71]+[.C71]" office:value-type="float" office:value="37.3828552311345" calcext:value-type="float">
            <text:p>37.3828552311</text:p>
          </table:table-cell>
          <table:table-cell table:formula="of:=[.E71]-37.9457853336362" office:value-type="float" office:value="-0.562930102501703" calcext:value-type="float">
            <text:p>-0.563</text:p>
          </table:table-cell>
          <table:table-cell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72]/1000000" office:value-type="float" office:value="18" calcext:value-type="float">
            <text:p>1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247391016293" calcext:value-type="float">
            <text:p>36.5247391016</text:p>
          </table:table-cell>
          <table:table-cell table:formula="of:=[.D72]+[.C72]" office:value-type="float" office:value="37.1247391016293" calcext:value-type="float">
            <text:p>37.1247391016</text:p>
          </table:table-cell>
          <table:table-cell table:formula="of:=[.E72]-37.9457853336362" office:value-type="float" office:value="-0.8210462320069" calcext:value-type="float">
            <text:p>-0.821</text:p>
          </table:table-cell>
          <table:table-cell/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table:formula="of:=[.A73]/1000000" office:value-type="float" office:value="18.25" calcext:value-type="float">
            <text:p>1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416868538858" calcext:value-type="float">
            <text:p>36.3416868539</text:p>
          </table:table-cell>
          <table:table-cell table:formula="of:=[.D73]+[.C73]" office:value-type="float" office:value="36.9416868538858" calcext:value-type="float">
            <text:p>36.9416868539</text:p>
          </table:table-cell>
          <table:table-cell table:formula="of:=[.E73]-37.9457853336362" office:value-type="float" office:value="-1.0040984797504" calcext:value-type="float">
            <text:p>-1.004</text:p>
          </table:table-cell>
          <table:table-cell/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table:formula="of:=[.A74]/1000000" office:value-type="float" office:value="18.5" calcext:value-type="float">
            <text:p>1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7.0756936077735" calcext:value-type="float">
            <text:p>37.0756936078</text:p>
          </table:table-cell>
          <table:table-cell table:formula="of:=[.D74]+[.C74]" office:value-type="float" office:value="37.6756936077735" calcext:value-type="float">
            <text:p>37.6756936078</text:p>
          </table:table-cell>
          <table:table-cell table:formula="of:=[.E74]-37.9457853336362" office:value-type="float" office:value="-0.270091725862699" calcext:value-type="float">
            <text:p>-0.270</text:p>
          </table:table-cell>
          <table:table-cell/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table:formula="of:=[.A75]/1000000" office:value-type="float" office:value="18.75" calcext:value-type="float">
            <text:p>1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015902617454" calcext:value-type="float">
            <text:p>36.7015902617</text:p>
          </table:table-cell>
          <table:table-cell table:formula="of:=[.D75]+[.C75]" office:value-type="float" office:value="37.3015902617454" calcext:value-type="float">
            <text:p>37.3015902617</text:p>
          </table:table-cell>
          <table:table-cell table:formula="of:=[.E75]-37.9457853336362" office:value-type="float" office:value="-0.644195071890799" calcext:value-type="float">
            <text:p>-0.644</text:p>
          </table:table-cell>
          <table:table-cell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76]/1000000" office:value-type="float" office:value="19" calcext:value-type="float">
            <text:p>1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035297095242" calcext:value-type="float">
            <text:p>36.4035297095</text:p>
          </table:table-cell>
          <table:table-cell table:formula="of:=[.D76]+[.C76]" office:value-type="float" office:value="37.0035297095242" calcext:value-type="float">
            <text:p>37.0035297095</text:p>
          </table:table-cell>
          <table:table-cell table:formula="of:=[.E76]-37.9457853336362" office:value-type="float" office:value="-0.942255624112001" calcext:value-type="float">
            <text:p>-0.942</text:p>
          </table:table-cell>
          <table:table-cell/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table:formula="of:=[.A77]/1000000" office:value-type="float" office:value="19.25" calcext:value-type="float">
            <text:p>1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664261700558" calcext:value-type="float">
            <text:p>36.9664261701</text:p>
          </table:table-cell>
          <table:table-cell table:formula="of:=[.D77]+[.C77]" office:value-type="float" office:value="37.5664261700558" calcext:value-type="float">
            <text:p>37.5664261701</text:p>
          </table:table-cell>
          <table:table-cell table:formula="of:=[.E77]-37.9457853336362" office:value-type="float" office:value="-0.379359163580403" calcext:value-type="float">
            <text:p>-0.379</text:p>
          </table:table-cell>
          <table:table-cell/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table:formula="of:=[.A78]/1000000" office:value-type="float" office:value="19.5" calcext:value-type="float">
            <text:p>1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839264357715" calcext:value-type="float">
            <text:p>36.3839264358</text:p>
          </table:table-cell>
          <table:table-cell table:formula="of:=[.D78]+[.C78]" office:value-type="float" office:value="36.9839264357715" calcext:value-type="float">
            <text:p>36.9839264358</text:p>
          </table:table-cell>
          <table:table-cell table:formula="of:=[.E78]-37.9457853336362" office:value-type="float" office:value="-0.961858897864701" calcext:value-type="float">
            <text:p>-0.962</text:p>
          </table:table-cell>
          <table:table-cell/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table:formula="of:=[.A79]/1000000" office:value-type="float" office:value="19.75" calcext:value-type="float">
            <text:p>1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324779989781" calcext:value-type="float">
            <text:p>36.632477999</text:p>
          </table:table-cell>
          <table:table-cell table:formula="of:=[.D79]+[.C79]" office:value-type="float" office:value="37.2324779989781" calcext:value-type="float">
            <text:p>37.232477999</text:p>
          </table:table-cell>
          <table:table-cell table:formula="of:=[.E79]-37.9457853336362" office:value-type="float" office:value="-0.713307334658097" calcext:value-type="float">
            <text:p>-0.713</text:p>
          </table:table-cell>
          <table:table-cell/>
        </table:table-row>
        <table:table-row table:style-name="ro1">
          <table:table-cell table:style-name="ce19" office:value-type="float" office:value="20000000" calcext:value-type="float">
            <text:p>20000000</text:p>
          </table:table-cell>
          <table:table-cell table:style-name="ce21" table:formula="of:=[.A80]/1000000" office:value-type="float" office:value="20" calcext:value-type="float">
            <text:p>20.00</text:p>
          </table:table-cell>
          <table:table-cell table:style-name="ce20" office:value-type="float" office:value="0.6" calcext:value-type="float">
            <text:p>0.600</text:p>
          </table:table-cell>
          <table:table-cell table:style-name="ce19" office:value-type="float" office:value="36.6818597063864" calcext:value-type="float">
            <text:p>36.6818597064</text:p>
          </table:table-cell>
          <table:table-cell table:style-name="ce19" table:formula="of:=[.D80]+[.C80]" office:value-type="float" office:value="37.2818597063864" calcext:value-type="float">
            <text:p>37.2818597064</text:p>
          </table:table-cell>
          <table:table-cell table:style-name="ce20" table:formula="of:=[.E80]-37.9457853336362" office:value-type="float" office:value="-0.663925627249803" calcext:value-type="float">
            <text:p>-0.664</text:p>
          </table:table-cell>
          <table:table-cell/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table:formula="of:=[.A81]/1000000" office:value-type="float" office:value="20.25" calcext:value-type="float">
            <text:p>2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595139577527" calcext:value-type="float">
            <text:p>36.5595139578</text:p>
          </table:table-cell>
          <table:table-cell table:formula="of:=[.D81]+[.C81]" office:value-type="float" office:value="37.1595139577527" calcext:value-type="float">
            <text:p>37.1595139578</text:p>
          </table:table-cell>
          <table:table-cell table:formula="of:=[.E81]-37.9457853336362" office:value-type="float" office:value="-0.786271375883501" calcext:value-type="float">
            <text:p>-0.786</text:p>
          </table:table-cell>
          <table:table-cell/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table:formula="of:=[.A82]/1000000" office:value-type="float" office:value="20.5" calcext:value-type="float">
            <text:p>2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161646724606" calcext:value-type="float">
            <text:p>36.6161646725</text:p>
          </table:table-cell>
          <table:table-cell table:formula="of:=[.D82]+[.C82]" office:value-type="float" office:value="37.2161646724606" calcext:value-type="float">
            <text:p>37.2161646725</text:p>
          </table:table-cell>
          <table:table-cell table:formula="of:=[.E82]-37.9457853336362" office:value-type="float" office:value="-0.729620661175602" calcext:value-type="float">
            <text:p>-0.730</text:p>
          </table:table-cell>
          <table:table-cell/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table:formula="of:=[.A83]/1000000" office:value-type="float" office:value="20.75" calcext:value-type="float">
            <text:p>2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984719344114" calcext:value-type="float">
            <text:p>36.9984719344</text:p>
          </table:table-cell>
          <table:table-cell table:formula="of:=[.D83]+[.C83]" office:value-type="float" office:value="37.5984719344114" calcext:value-type="float">
            <text:p>37.5984719344</text:p>
          </table:table-cell>
          <table:table-cell table:formula="of:=[.E83]-37.9457853336362" office:value-type="float" office:value="-0.347313399224802" calcext:value-type="float">
            <text:p>-0.347</text:p>
          </table:table-cell>
          <table:table-cell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84]/1000000" office:value-type="float" office:value="21" calcext:value-type="float">
            <text:p>2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7.1154898923975" calcext:value-type="float">
            <text:p>37.1154898924</text:p>
          </table:table-cell>
          <table:table-cell table:formula="of:=[.D84]+[.C84]" office:value-type="float" office:value="37.7154898923975" calcext:value-type="float">
            <text:p>37.7154898924</text:p>
          </table:table-cell>
          <table:table-cell table:formula="of:=[.E84]-37.9457853336362" office:value-type="float" office:value="-0.230295441238702" calcext:value-type="float">
            <text:p>-0.230</text:p>
          </table:table-cell>
          <table:table-cell/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table:formula="of:=[.A85]/1000000" office:value-type="float" office:value="21.25" calcext:value-type="float">
            <text:p>2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354635447685" calcext:value-type="float">
            <text:p>36.9354635448</text:p>
          </table:table-cell>
          <table:table-cell table:formula="of:=[.D85]+[.C85]" office:value-type="float" office:value="37.5354635447685" calcext:value-type="float">
            <text:p>37.5354635448</text:p>
          </table:table-cell>
          <table:table-cell table:formula="of:=[.E85]-37.9457853336362" office:value-type="float" office:value="-0.410321788867698" calcext:value-type="float">
            <text:p>-0.410</text:p>
          </table:table-cell>
          <table:table-cell/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table:formula="of:=[.A86]/1000000" office:value-type="float" office:value="21.5" calcext:value-type="float">
            <text:p>2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58030418286" calcext:value-type="float">
            <text:p>36.8580304183</text:p>
          </table:table-cell>
          <table:table-cell table:formula="of:=[.D86]+[.C86]" office:value-type="float" office:value="37.458030418286" calcext:value-type="float">
            <text:p>37.4580304183</text:p>
          </table:table-cell>
          <table:table-cell table:formula="of:=[.E86]-37.9457853336362" office:value-type="float" office:value="-0.487754915350202" calcext:value-type="float">
            <text:p>-0.488</text:p>
          </table:table-cell>
          <table:table-cell/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table:formula="of:=[.A87]/1000000" office:value-type="float" office:value="21.75" calcext:value-type="float">
            <text:p>2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7.0214985267392" calcext:value-type="float">
            <text:p>37.0214985267</text:p>
          </table:table-cell>
          <table:table-cell table:formula="of:=[.D87]+[.C87]" office:value-type="float" office:value="37.6214985267392" calcext:value-type="float">
            <text:p>37.6214985267</text:p>
          </table:table-cell>
          <table:table-cell table:formula="of:=[.E87]-37.9457853336362" office:value-type="float" office:value="-0.324286806897" calcext:value-type="float">
            <text:p>-0.324</text:p>
          </table:table-cell>
          <table:table-cell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88]/1000000" office:value-type="float" office:value="22" calcext:value-type="float">
            <text:p>2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756954290256" calcext:value-type="float">
            <text:p>36.775695429</text:p>
          </table:table-cell>
          <table:table-cell table:formula="of:=[.D88]+[.C88]" office:value-type="float" office:value="37.3756954290256" calcext:value-type="float">
            <text:p>37.375695429</text:p>
          </table:table-cell>
          <table:table-cell table:formula="of:=[.E88]-37.9457853336362" office:value-type="float" office:value="-0.570089904610597" calcext:value-type="float">
            <text:p>-0.570</text:p>
          </table:table-cell>
          <table:table-cell/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table:formula="of:=[.A89]/1000000" office:value-type="float" office:value="22.25" calcext:value-type="float">
            <text:p>2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288338857003" calcext:value-type="float">
            <text:p>36.4288338857</text:p>
          </table:table-cell>
          <table:table-cell table:formula="of:=[.D89]+[.C89]" office:value-type="float" office:value="37.0288338857003" calcext:value-type="float">
            <text:p>37.0288338857</text:p>
          </table:table-cell>
          <table:table-cell table:formula="of:=[.E89]-37.9457853336362" office:value-type="float" office:value="-0.916951447935901" calcext:value-type="float">
            <text:p>-0.917</text:p>
          </table:table-cell>
          <table:table-cell/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table:formula="of:=[.A90]/1000000" office:value-type="float" office:value="22.5" calcext:value-type="float">
            <text:p>2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324825756293" calcext:value-type="float">
            <text:p>36.6324825756</text:p>
          </table:table-cell>
          <table:table-cell table:formula="of:=[.D90]+[.C90]" office:value-type="float" office:value="37.2324825756293" calcext:value-type="float">
            <text:p>37.2324825756</text:p>
          </table:table-cell>
          <table:table-cell table:formula="of:=[.E90]-37.9457853336362" office:value-type="float" office:value="-0.713302758006904" calcext:value-type="float">
            <text:p>-0.713</text:p>
          </table:table-cell>
          <table:table-cell/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table:formula="of:=[.A91]/1000000" office:value-type="float" office:value="22.75" calcext:value-type="float">
            <text:p>2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594954536758" calcext:value-type="float">
            <text:p>36.8594954537</text:p>
          </table:table-cell>
          <table:table-cell table:formula="of:=[.D91]+[.C91]" office:value-type="float" office:value="37.4594954536758" calcext:value-type="float">
            <text:p>37.4594954537</text:p>
          </table:table-cell>
          <table:table-cell table:formula="of:=[.E91]-37.9457853336362" office:value-type="float" office:value="-0.486289879960403" calcext:value-type="float">
            <text:p>-0.486</text:p>
          </table:table-cell>
          <table:table-cell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92]/1000000" office:value-type="float" office:value="23" calcext:value-type="float">
            <text:p>2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253671923934" calcext:value-type="float">
            <text:p>36.7253671924</text:p>
          </table:table-cell>
          <table:table-cell table:formula="of:=[.D92]+[.C92]" office:value-type="float" office:value="37.3253671923934" calcext:value-type="float">
            <text:p>37.3253671924</text:p>
          </table:table-cell>
          <table:table-cell table:formula="of:=[.E92]-37.9457853336362" office:value-type="float" office:value="-0.620418141242801" calcext:value-type="float">
            <text:p>-0.620</text:p>
          </table:table-cell>
          <table:table-cell/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table:formula="of:=[.A93]/1000000" office:value-type="float" office:value="23.25" calcext:value-type="float">
            <text:p>2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7.0554055203091" calcext:value-type="float">
            <text:p>37.0554055203</text:p>
          </table:table-cell>
          <table:table-cell table:formula="of:=[.D93]+[.C93]" office:value-type="float" office:value="37.6554055203091" calcext:value-type="float">
            <text:p>37.6554055203</text:p>
          </table:table-cell>
          <table:table-cell table:formula="of:=[.E93]-37.9457853336362" office:value-type="float" office:value="-0.2903798133271" calcext:value-type="float">
            <text:p>-0.290</text:p>
          </table:table-cell>
          <table:table-cell/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table:formula="of:=[.A94]/1000000" office:value-type="float" office:value="23.5" calcext:value-type="float">
            <text:p>2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978831276742" calcext:value-type="float">
            <text:p>36.6978831277</text:p>
          </table:table-cell>
          <table:table-cell table:formula="of:=[.D94]+[.C94]" office:value-type="float" office:value="37.2978831276742" calcext:value-type="float">
            <text:p>37.2978831277</text:p>
          </table:table-cell>
          <table:table-cell table:formula="of:=[.E94]-37.9457853336362" office:value-type="float" office:value="-0.647902205961998" calcext:value-type="float">
            <text:p>-0.648</text:p>
          </table:table-cell>
          <table:table-cell/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table:formula="of:=[.A95]/1000000" office:value-type="float" office:value="23.75" calcext:value-type="float">
            <text:p>2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7.0575833321314" calcext:value-type="float">
            <text:p>37.0575833321</text:p>
          </table:table-cell>
          <table:table-cell table:formula="of:=[.D95]+[.C95]" office:value-type="float" office:value="37.6575833321314" calcext:value-type="float">
            <text:p>37.6575833321</text:p>
          </table:table-cell>
          <table:table-cell table:formula="of:=[.E95]-37.9457853336362" office:value-type="float" office:value="-0.2882020015048" calcext:value-type="float">
            <text:p>-0.288</text:p>
          </table:table-cell>
          <table:table-cell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96]/1000000" office:value-type="float" office:value="24" calcext:value-type="float">
            <text:p>2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7.2044878832921" calcext:value-type="float">
            <text:p>37.2044878833</text:p>
          </table:table-cell>
          <table:table-cell table:formula="of:=[.D96]+[.C96]" office:value-type="float" office:value="37.8044878832921" calcext:value-type="float">
            <text:p>37.8044878833</text:p>
          </table:table-cell>
          <table:table-cell table:formula="of:=[.E96]-37.9457853336362" office:value-type="float" office:value="-0.141297450344098" calcext:value-type="float">
            <text:p>-0.141</text:p>
          </table:table-cell>
          <table:table-cell/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table:formula="of:=[.A97]/1000000" office:value-type="float" office:value="24.25" calcext:value-type="float">
            <text:p>2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252391455694" calcext:value-type="float">
            <text:p>36.5252391456</text:p>
          </table:table-cell>
          <table:table-cell table:formula="of:=[.D97]+[.C97]" office:value-type="float" office:value="37.1252391455694" calcext:value-type="float">
            <text:p>37.1252391456</text:p>
          </table:table-cell>
          <table:table-cell table:formula="of:=[.E97]-37.9457853336362" office:value-type="float" office:value="-0.8205461880668" calcext:value-type="float">
            <text:p>-0.821</text:p>
          </table:table-cell>
          <table:table-cell/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table:formula="of:=[.A98]/1000000" office:value-type="float" office:value="24.5" calcext:value-type="float">
            <text:p>2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693740730351" calcext:value-type="float">
            <text:p>36.969374073</text:p>
          </table:table-cell>
          <table:table-cell table:formula="of:=[.D98]+[.C98]" office:value-type="float" office:value="37.5693740730351" calcext:value-type="float">
            <text:p>37.569374073</text:p>
          </table:table-cell>
          <table:table-cell table:formula="of:=[.E98]-37.9457853336362" office:value-type="float" office:value="-0.376411260601103" calcext:value-type="float">
            <text:p>-0.376</text:p>
          </table:table-cell>
          <table:table-cell/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table:formula="of:=[.A99]/1000000" office:value-type="float" office:value="24.75" calcext:value-type="float">
            <text:p>2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462672058896" calcext:value-type="float">
            <text:p>36.9462672059</text:p>
          </table:table-cell>
          <table:table-cell table:formula="of:=[.D99]+[.C99]" office:value-type="float" office:value="37.5462672058896" calcext:value-type="float">
            <text:p>37.5462672059</text:p>
          </table:table-cell>
          <table:table-cell table:formula="of:=[.E99]-37.9457853336362" office:value-type="float" office:value="-0.399518127746603" calcext:value-type="float">
            <text:p>-0.400</text:p>
          </table:table-cell>
          <table:table-cell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00]/1000000" office:value-type="float" office:value="25" calcext:value-type="float">
            <text:p>2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89317958562" calcext:value-type="float">
            <text:p>36.3893179586</text:p>
          </table:table-cell>
          <table:table-cell table:formula="of:=[.D100]+[.C100]" office:value-type="float" office:value="36.989317958562" calcext:value-type="float">
            <text:p>36.9893179586</text:p>
          </table:table-cell>
          <table:table-cell table:formula="of:=[.E100]-37.9457853336362" office:value-type="float" office:value="-0.956467375074197" calcext:value-type="float">
            <text:p>-0.956</text:p>
          </table:table-cell>
          <table:table-cell/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table:formula="of:=[.A101]/1000000" office:value-type="float" office:value="25.25" calcext:value-type="float">
            <text:p>2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8303961882" calcext:value-type="float">
            <text:p>36.8830396188</text:p>
          </table:table-cell>
          <table:table-cell table:formula="of:=[.D101]+[.C101]" office:value-type="float" office:value="37.48303961882" calcext:value-type="float">
            <text:p>37.4830396188</text:p>
          </table:table-cell>
          <table:table-cell table:formula="of:=[.E101]-37.9457853336362" office:value-type="float" office:value="-0.462745714816201" calcext:value-type="float">
            <text:p>-0.463</text:p>
          </table:table-cell>
          <table:table-cell/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table:formula="of:=[.A102]/1000000" office:value-type="float" office:value="25.5" calcext:value-type="float">
            <text:p>2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187829714156" calcext:value-type="float">
            <text:p>36.9187829714</text:p>
          </table:table-cell>
          <table:table-cell table:formula="of:=[.D102]+[.C102]" office:value-type="float" office:value="37.5187829714156" calcext:value-type="float">
            <text:p>37.5187829714</text:p>
          </table:table-cell>
          <table:table-cell table:formula="of:=[.E102]-37.9457853336362" office:value-type="float" office:value="-0.427002362220598" calcext:value-type="float">
            <text:p>-0.427</text:p>
          </table:table-cell>
          <table:table-cell/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table:formula="of:=[.A103]/1000000" office:value-type="float" office:value="25.75" calcext:value-type="float">
            <text:p>2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754261187694" calcext:value-type="float">
            <text:p>36.7754261188</text:p>
          </table:table-cell>
          <table:table-cell table:formula="of:=[.D103]+[.C103]" office:value-type="float" office:value="37.3754261187694" calcext:value-type="float">
            <text:p>37.3754261188</text:p>
          </table:table-cell>
          <table:table-cell table:formula="of:=[.E103]-37.9457853336362" office:value-type="float" office:value="-0.570359214866798" calcext:value-type="float">
            <text:p>-0.570</text:p>
          </table:table-cell>
          <table:table-cell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104]/1000000" office:value-type="float" office:value="26" calcext:value-type="float">
            <text:p>2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22564978749" calcext:value-type="float">
            <text:p>36.6225649787</text:p>
          </table:table-cell>
          <table:table-cell table:formula="of:=[.D104]+[.C104]" office:value-type="float" office:value="37.222564978749" calcext:value-type="float">
            <text:p>37.2225649787</text:p>
          </table:table-cell>
          <table:table-cell table:formula="of:=[.E104]-37.9457853336362" office:value-type="float" office:value="-0.723220354887204" calcext:value-type="float">
            <text:p>-0.723</text:p>
          </table:table-cell>
          <table:table-cell/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table:formula="of:=[.A105]/1000000" office:value-type="float" office:value="26.25" calcext:value-type="float">
            <text:p>2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9054009518888" calcext:value-type="float">
            <text:p>36.9054009519</text:p>
          </table:table-cell>
          <table:table-cell table:formula="of:=[.D105]+[.C105]" office:value-type="float" office:value="37.5054009518888" calcext:value-type="float">
            <text:p>37.5054009519</text:p>
          </table:table-cell>
          <table:table-cell table:formula="of:=[.E105]-37.9457853336362" office:value-type="float" office:value="-0.4403843817474" calcext:value-type="float">
            <text:p>-0.440</text:p>
          </table:table-cell>
          <table:table-cell/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table:formula="of:=[.A106]/1000000" office:value-type="float" office:value="26.5" calcext:value-type="float">
            <text:p>2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324614857785" calcext:value-type="float">
            <text:p>36.4324614858</text:p>
          </table:table-cell>
          <table:table-cell table:formula="of:=[.D106]+[.C106]" office:value-type="float" office:value="37.0324614857785" calcext:value-type="float">
            <text:p>37.0324614858</text:p>
          </table:table-cell>
          <table:table-cell table:formula="of:=[.E106]-37.9457853336362" office:value-type="float" office:value="-0.913323847857704" calcext:value-type="float">
            <text:p>-0.913</text:p>
          </table:table-cell>
          <table:table-cell/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table:formula="of:=[.A107]/1000000" office:value-type="float" office:value="26.75" calcext:value-type="float">
            <text:p>2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933289035137" calcext:value-type="float">
            <text:p>36.7933289035</text:p>
          </table:table-cell>
          <table:table-cell table:formula="of:=[.D107]+[.C107]" office:value-type="float" office:value="37.3933289035137" calcext:value-type="float">
            <text:p>37.3933289035</text:p>
          </table:table-cell>
          <table:table-cell table:formula="of:=[.E107]-37.9457853336362" office:value-type="float" office:value="-0.552456430122504" calcext:value-type="float">
            <text:p>-0.552</text:p>
          </table:table-cell>
          <table:table-cell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108]/1000000" office:value-type="float" office:value="27" calcext:value-type="float">
            <text:p>2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746241143818" calcext:value-type="float">
            <text:p>36.6746241144</text:p>
          </table:table-cell>
          <table:table-cell table:formula="of:=[.D108]+[.C108]" office:value-type="float" office:value="37.2746241143818" calcext:value-type="float">
            <text:p>37.2746241144</text:p>
          </table:table-cell>
          <table:table-cell table:formula="of:=[.E108]-37.9457853336362" office:value-type="float" office:value="-0.671161219254401" calcext:value-type="float">
            <text:p>-0.671</text:p>
          </table:table-cell>
          <table:table-cell/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table:formula="of:=[.A109]/1000000" office:value-type="float" office:value="27.25" calcext:value-type="float">
            <text:p>2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798177598834" calcext:value-type="float">
            <text:p>36.0798177599</text:p>
          </table:table-cell>
          <table:table-cell table:formula="of:=[.D109]+[.C109]" office:value-type="float" office:value="36.6798177598834" calcext:value-type="float">
            <text:p>36.6798177599</text:p>
          </table:table-cell>
          <table:table-cell table:formula="of:=[.E109]-37.9457853336362" office:value-type="float" office:value="-1.2659675737528" calcext:value-type="float">
            <text:p>-1.266</text:p>
          </table:table-cell>
          <table:table-cell/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table:formula="of:=[.A110]/1000000" office:value-type="float" office:value="27.5" calcext:value-type="float">
            <text:p>2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657265325212" calcext:value-type="float">
            <text:p>36.2657265325</text:p>
          </table:table-cell>
          <table:table-cell table:formula="of:=[.D110]+[.C110]" office:value-type="float" office:value="36.8657265325212" calcext:value-type="float">
            <text:p>36.8657265325</text:p>
          </table:table-cell>
          <table:table-cell table:formula="of:=[.E110]-37.9457853336362" office:value-type="float" office:value="-1.080058801115" calcext:value-type="float">
            <text:p>-1.080</text:p>
          </table:table-cell>
          <table:table-cell/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table:formula="of:=[.A111]/1000000" office:value-type="float" office:value="27.75" calcext:value-type="float">
            <text:p>2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283047448458" calcext:value-type="float">
            <text:p>36.5283047448</text:p>
          </table:table-cell>
          <table:table-cell table:formula="of:=[.D111]+[.C111]" office:value-type="float" office:value="37.1283047448458" calcext:value-type="float">
            <text:p>37.1283047448</text:p>
          </table:table-cell>
          <table:table-cell table:formula="of:=[.E111]-37.9457853336362" office:value-type="float" office:value="-0.817480588790403" calcext:value-type="float">
            <text:p>-0.817</text:p>
          </table:table-cell>
          <table:table-cell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112]/1000000" office:value-type="float" office:value="28" calcext:value-type="float">
            <text:p>2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774415220061" calcext:value-type="float">
            <text:p>36.577441522</text:p>
          </table:table-cell>
          <table:table-cell table:formula="of:=[.D112]+[.C112]" office:value-type="float" office:value="37.1774415220061" calcext:value-type="float">
            <text:p>37.177441522</text:p>
          </table:table-cell>
          <table:table-cell table:formula="of:=[.E112]-37.9457853336362" office:value-type="float" office:value="-0.768343811630103" calcext:value-type="float">
            <text:p>-0.768</text:p>
          </table:table-cell>
          <table:table-cell/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table:formula="of:=[.A113]/1000000" office:value-type="float" office:value="28.25" calcext:value-type="float">
            <text:p>2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258500618944" calcext:value-type="float">
            <text:p>36.6258500619</text:p>
          </table:table-cell>
          <table:table-cell table:formula="of:=[.D113]+[.C113]" office:value-type="float" office:value="37.2258500618944" calcext:value-type="float">
            <text:p>37.2258500619</text:p>
          </table:table-cell>
          <table:table-cell table:formula="of:=[.E113]-37.9457853336362" office:value-type="float" office:value="-0.719935271741804" calcext:value-type="float">
            <text:p>-0.720</text:p>
          </table:table-cell>
          <table:table-cell/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table:formula="of:=[.A114]/1000000" office:value-type="float" office:value="28.5" calcext:value-type="float">
            <text:p>2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91057066817" calcext:value-type="float">
            <text:p>36.8910570668</text:p>
          </table:table-cell>
          <table:table-cell table:formula="of:=[.D114]+[.C114]" office:value-type="float" office:value="37.491057066817" calcext:value-type="float">
            <text:p>37.4910570668</text:p>
          </table:table-cell>
          <table:table-cell table:formula="of:=[.E114]-37.9457853336362" office:value-type="float" office:value="-0.454728266819203" calcext:value-type="float">
            <text:p>-0.455</text:p>
          </table:table-cell>
          <table:table-cell/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table:formula="of:=[.A115]/1000000" office:value-type="float" office:value="28.75" calcext:value-type="float">
            <text:p>2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021772322058" calcext:value-type="float">
            <text:p>36.5021772322</text:p>
          </table:table-cell>
          <table:table-cell table:formula="of:=[.D115]+[.C115]" office:value-type="float" office:value="37.1021772322058" calcext:value-type="float">
            <text:p>37.1021772322</text:p>
          </table:table-cell>
          <table:table-cell table:formula="of:=[.E115]-37.9457853336362" office:value-type="float" office:value="-0.843608101430398" calcext:value-type="float">
            <text:p>-0.844</text:p>
          </table:table-cell>
          <table:table-cell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116]/1000000" office:value-type="float" office:value="29" calcext:value-type="float">
            <text:p>2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545039326043" calcext:value-type="float">
            <text:p>36.1545039326</text:p>
          </table:table-cell>
          <table:table-cell table:formula="of:=[.D116]+[.C116]" office:value-type="float" office:value="36.7545039326043" calcext:value-type="float">
            <text:p>36.7545039326</text:p>
          </table:table-cell>
          <table:table-cell table:formula="of:=[.E116]-37.9457853336362" office:value-type="float" office:value="-1.1912814010319" calcext:value-type="float">
            <text:p>-1.191</text:p>
          </table:table-cell>
          <table:table-cell/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table:formula="of:=[.A117]/1000000" office:value-type="float" office:value="29.25" calcext:value-type="float">
            <text:p>2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438079934288" calcext:value-type="float">
            <text:p>36.7438079934</text:p>
          </table:table-cell>
          <table:table-cell table:formula="of:=[.D117]+[.C117]" office:value-type="float" office:value="37.3438079934288" calcext:value-type="float">
            <text:p>37.3438079934</text:p>
          </table:table-cell>
          <table:table-cell table:formula="of:=[.E117]-37.9457853336362" office:value-type="float" office:value="-0.601977340207398" calcext:value-type="float">
            <text:p>-0.602</text:p>
          </table:table-cell>
          <table:table-cell/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table:formula="of:=[.A118]/1000000" office:value-type="float" office:value="29.5" calcext:value-type="float">
            <text:p>2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22723993106" calcext:value-type="float">
            <text:p>36.7227239931</text:p>
          </table:table-cell>
          <table:table-cell table:formula="of:=[.D118]+[.C118]" office:value-type="float" office:value="37.322723993106" calcext:value-type="float">
            <text:p>37.3227239931</text:p>
          </table:table-cell>
          <table:table-cell table:formula="of:=[.E118]-37.9457853336362" office:value-type="float" office:value="-0.623061340530199" calcext:value-type="float">
            <text:p>-0.623</text:p>
          </table:table-cell>
          <table:table-cell/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table:formula="of:=[.A119]/1000000" office:value-type="float" office:value="29.75" calcext:value-type="float">
            <text:p>2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506869141092" calcext:value-type="float">
            <text:p>36.4506869141</text:p>
          </table:table-cell>
          <table:table-cell table:formula="of:=[.D119]+[.C119]" office:value-type="float" office:value="37.0506869141092" calcext:value-type="float">
            <text:p>37.0506869141</text:p>
          </table:table-cell>
          <table:table-cell table:formula="of:=[.E119]-37.9457853336362" office:value-type="float" office:value="-0.895098419527002" calcext:value-type="float">
            <text:p>-0.895</text:p>
          </table:table-cell>
          <table:table-cell/>
        </table:table-row>
        <table:table-row table:style-name="ro1">
          <table:table-cell table:style-name="ce19" office:value-type="float" office:value="30000000" calcext:value-type="float">
            <text:p>30000000</text:p>
          </table:table-cell>
          <table:table-cell table:style-name="ce21" table:formula="of:=[.A120]/1000000" office:value-type="float" office:value="30" calcext:value-type="float">
            <text:p>30.00</text:p>
          </table:table-cell>
          <table:table-cell table:style-name="ce20" office:value-type="float" office:value="0.6" calcext:value-type="float">
            <text:p>0.600</text:p>
          </table:table-cell>
          <table:table-cell table:style-name="ce19" office:value-type="float" office:value="36.2743525750134" calcext:value-type="float">
            <text:p>36.274352575</text:p>
          </table:table-cell>
          <table:table-cell table:style-name="ce19" table:formula="of:=[.D120]+[.C120]" office:value-type="float" office:value="36.8743525750134" calcext:value-type="float">
            <text:p>36.874352575</text:p>
          </table:table-cell>
          <table:table-cell table:style-name="ce20" table:formula="of:=[.E120]-37.9457853336362" office:value-type="float" office:value="-1.0714327586228" calcext:value-type="float">
            <text:p>-1.071</text:p>
          </table:table-cell>
          <table:table-cell/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table:formula="of:=[.A121]/1000000" office:value-type="float" office:value="30.25" calcext:value-type="float">
            <text:p>3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951545935818" calcext:value-type="float">
            <text:p>36.6951545936</text:p>
          </table:table-cell>
          <table:table-cell table:formula="of:=[.D121]+[.C121]" office:value-type="float" office:value="37.2951545935818" calcext:value-type="float">
            <text:p>37.2951545936</text:p>
          </table:table-cell>
          <table:table-cell table:formula="of:=[.E121]-37.9457853336362" office:value-type="float" office:value="-0.650630740054403" calcext:value-type="float">
            <text:p>-0.651</text:p>
          </table:table-cell>
          <table:table-cell/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table:formula="of:=[.A122]/1000000" office:value-type="float" office:value="30.5" calcext:value-type="float">
            <text:p>3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8732960704581" calcext:value-type="float">
            <text:p>36.8732960705</text:p>
          </table:table-cell>
          <table:table-cell table:formula="of:=[.D122]+[.C122]" office:value-type="float" office:value="37.4732960704581" calcext:value-type="float">
            <text:p>37.4732960705</text:p>
          </table:table-cell>
          <table:table-cell table:formula="of:=[.E122]-37.9457853336362" office:value-type="float" office:value="-0.472489263178098" calcext:value-type="float">
            <text:p>-0.472</text:p>
          </table:table-cell>
          <table:table-cell/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table:formula="of:=[.A123]/1000000" office:value-type="float" office:value="30.75" calcext:value-type="float">
            <text:p>3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874948160554" calcext:value-type="float">
            <text:p>36.6874948161</text:p>
          </table:table-cell>
          <table:table-cell table:formula="of:=[.D123]+[.C123]" office:value-type="float" office:value="37.2874948160554" calcext:value-type="float">
            <text:p>37.2874948161</text:p>
          </table:table-cell>
          <table:table-cell table:formula="of:=[.E123]-37.9457853336362" office:value-type="float" office:value="-0.658290517580802" calcext:value-type="float">
            <text:p>-0.658</text:p>
          </table:table-cell>
          <table:table-cell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124]/1000000" office:value-type="float" office:value="31" calcext:value-type="float">
            <text:p>3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338760933676" calcext:value-type="float">
            <text:p>36.3338760934</text:p>
          </table:table-cell>
          <table:table-cell table:formula="of:=[.D124]+[.C124]" office:value-type="float" office:value="36.9338760933676" calcext:value-type="float">
            <text:p>36.9338760934</text:p>
          </table:table-cell>
          <table:table-cell table:formula="of:=[.E124]-37.9457853336362" office:value-type="float" office:value="-1.0119092402686" calcext:value-type="float">
            <text:p>-1.012</text:p>
          </table:table-cell>
          <table:table-cell/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table:formula="of:=[.A125]/1000000" office:value-type="float" office:value="31.25" calcext:value-type="float">
            <text:p>3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755740246709" calcext:value-type="float">
            <text:p>36.7755740247</text:p>
          </table:table-cell>
          <table:table-cell table:formula="of:=[.D125]+[.C125]" office:value-type="float" office:value="37.3755740246709" calcext:value-type="float">
            <text:p>37.3755740247</text:p>
          </table:table-cell>
          <table:table-cell table:formula="of:=[.E125]-37.9457853336362" office:value-type="float" office:value="-0.570211308965298" calcext:value-type="float">
            <text:p>-0.570</text:p>
          </table:table-cell>
          <table:table-cell/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table:formula="of:=[.A126]/1000000" office:value-type="float" office:value="31.5" calcext:value-type="float">
            <text:p>3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6570862300481" calcext:value-type="float">
            <text:p>36.65708623</text:p>
          </table:table-cell>
          <table:table-cell table:formula="of:=[.D126]+[.C126]" office:value-type="float" office:value="37.2570862300481" calcext:value-type="float">
            <text:p>37.25708623</text:p>
          </table:table-cell>
          <table:table-cell table:formula="of:=[.E126]-37.9457853336362" office:value-type="float" office:value="-0.6886991035881" calcext:value-type="float">
            <text:p>-0.689</text:p>
          </table:table-cell>
          <table:table-cell/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table:formula="of:=[.A127]/1000000" office:value-type="float" office:value="31.75" calcext:value-type="float">
            <text:p>3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666398695032" calcext:value-type="float">
            <text:p>36.2666398695</text:p>
          </table:table-cell>
          <table:table-cell table:formula="of:=[.D127]+[.C127]" office:value-type="float" office:value="36.8666398695032" calcext:value-type="float">
            <text:p>36.8666398695</text:p>
          </table:table-cell>
          <table:table-cell table:formula="of:=[.E127]-37.9457853336362" office:value-type="float" office:value="-1.079145464133" calcext:value-type="float">
            <text:p>-1.079</text:p>
          </table:table-cell>
          <table:table-cell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128]/1000000" office:value-type="float" office:value="32" calcext:value-type="float">
            <text:p>3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18710657197" calcext:value-type="float">
            <text:p>36.3187106572</text:p>
          </table:table-cell>
          <table:table-cell table:formula="of:=[.D128]+[.C128]" office:value-type="float" office:value="36.918710657197" calcext:value-type="float">
            <text:p>36.9187106572</text:p>
          </table:table-cell>
          <table:table-cell table:formula="of:=[.E128]-37.9457853336362" office:value-type="float" office:value="-1.0270746764392" calcext:value-type="float">
            <text:p>-1.027</text:p>
          </table:table-cell>
          <table:table-cell/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table:formula="of:=[.A129]/1000000" office:value-type="float" office:value="32.25" calcext:value-type="float">
            <text:p>3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734268706088" calcext:value-type="float">
            <text:p>36.7734268706</text:p>
          </table:table-cell>
          <table:table-cell table:formula="of:=[.D129]+[.C129]" office:value-type="float" office:value="37.3734268706088" calcext:value-type="float">
            <text:p>37.3734268706</text:p>
          </table:table-cell>
          <table:table-cell table:formula="of:=[.E129]-37.9457853336362" office:value-type="float" office:value="-0.572358463027399" calcext:value-type="float">
            <text:p>-0.572</text:p>
          </table:table-cell>
          <table:table-cell/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table:formula="of:=[.A130]/1000000" office:value-type="float" office:value="32.5" calcext:value-type="float">
            <text:p>3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612234945389" calcext:value-type="float">
            <text:p>36.5612234945</text:p>
          </table:table-cell>
          <table:table-cell table:formula="of:=[.D130]+[.C130]" office:value-type="float" office:value="37.1612234945389" calcext:value-type="float">
            <text:p>37.1612234945</text:p>
          </table:table-cell>
          <table:table-cell table:formula="of:=[.E130]-37.9457853336362" office:value-type="float" office:value="-0.7845618390973" calcext:value-type="float">
            <text:p>-0.785</text:p>
          </table:table-cell>
          <table:table-cell/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table:formula="of:=[.A131]/1000000" office:value-type="float" office:value="32.75" calcext:value-type="float">
            <text:p>3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594889941898" calcext:value-type="float">
            <text:p>36.5594889942</text:p>
          </table:table-cell>
          <table:table-cell table:formula="of:=[.D131]+[.C131]" office:value-type="float" office:value="37.1594889941898" calcext:value-type="float">
            <text:p>37.1594889942</text:p>
          </table:table-cell>
          <table:table-cell table:formula="of:=[.E131]-37.9457853336362" office:value-type="float" office:value="-0.786296339446402" calcext:value-type="float">
            <text:p>-0.786</text:p>
          </table:table-cell>
          <table:table-cell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132]/1000000" office:value-type="float" office:value="33" calcext:value-type="float">
            <text:p>3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389317432442" calcext:value-type="float">
            <text:p>36.4389317432</text:p>
          </table:table-cell>
          <table:table-cell table:formula="of:=[.D132]+[.C132]" office:value-type="float" office:value="37.0389317432442" calcext:value-type="float">
            <text:p>37.0389317432</text:p>
          </table:table-cell>
          <table:table-cell table:formula="of:=[.E132]-37.9457853336362" office:value-type="float" office:value="-0.906853590392004" calcext:value-type="float">
            <text:p>-0.907</text:p>
          </table:table-cell>
          <table:table-cell/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table:formula="of:=[.A133]/1000000" office:value-type="float" office:value="33.25" calcext:value-type="float">
            <text:p>3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186248173192" calcext:value-type="float">
            <text:p>36.3186248173</text:p>
          </table:table-cell>
          <table:table-cell table:formula="of:=[.D133]+[.C133]" office:value-type="float" office:value="36.9186248173192" calcext:value-type="float">
            <text:p>36.9186248173</text:p>
          </table:table-cell>
          <table:table-cell table:formula="of:=[.E133]-37.9457853336362" office:value-type="float" office:value="-1.027160516317" calcext:value-type="float">
            <text:p>-1.027</text:p>
          </table:table-cell>
          <table:table-cell/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table:formula="of:=[.A134]/1000000" office:value-type="float" office:value="33.5" calcext:value-type="float">
            <text:p>3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116262725262" calcext:value-type="float">
            <text:p>36.3116262725</text:p>
          </table:table-cell>
          <table:table-cell table:formula="of:=[.D134]+[.C134]" office:value-type="float" office:value="36.9116262725262" calcext:value-type="float">
            <text:p>36.9116262725</text:p>
          </table:table-cell>
          <table:table-cell table:formula="of:=[.E134]-37.9457853336362" office:value-type="float" office:value="-1.03415906111" calcext:value-type="float">
            <text:p>-1.034</text:p>
          </table:table-cell>
          <table:table-cell/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table:formula="of:=[.A135]/1000000" office:value-type="float" office:value="33.75" calcext:value-type="float">
            <text:p>3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034418576416" calcext:value-type="float">
            <text:p>36.3034418576</text:p>
          </table:table-cell>
          <table:table-cell table:formula="of:=[.D135]+[.C135]" office:value-type="float" office:value="36.9034418576416" calcext:value-type="float">
            <text:p>36.9034418576</text:p>
          </table:table-cell>
          <table:table-cell table:formula="of:=[.E135]-37.9457853336362" office:value-type="float" office:value="-1.0423434759946" calcext:value-type="float">
            <text:p>-1.042</text:p>
          </table:table-cell>
          <table:table-cell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136]/1000000" office:value-type="float" office:value="34" calcext:value-type="float">
            <text:p>3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606291897789" calcext:value-type="float">
            <text:p>36.4606291898</text:p>
          </table:table-cell>
          <table:table-cell table:formula="of:=[.D136]+[.C136]" office:value-type="float" office:value="37.0606291897789" calcext:value-type="float">
            <text:p>37.0606291898</text:p>
          </table:table-cell>
          <table:table-cell table:formula="of:=[.E136]-37.9457853336362" office:value-type="float" office:value="-0.885156143857301" calcext:value-type="float">
            <text:p>-0.885</text:p>
          </table:table-cell>
          <table:table-cell/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table:formula="of:=[.A137]/1000000" office:value-type="float" office:value="34.25" calcext:value-type="float">
            <text:p>3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597819518227" calcext:value-type="float">
            <text:p>36.5597819518</text:p>
          </table:table-cell>
          <table:table-cell table:formula="of:=[.D137]+[.C137]" office:value-type="float" office:value="37.1597819518227" calcext:value-type="float">
            <text:p>37.1597819518</text:p>
          </table:table-cell>
          <table:table-cell table:formula="of:=[.E137]-37.9457853336362" office:value-type="float" office:value="-0.786003381813501" calcext:value-type="float">
            <text:p>-0.786</text:p>
          </table:table-cell>
          <table:table-cell/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table:formula="of:=[.A138]/1000000" office:value-type="float" office:value="34.5" calcext:value-type="float">
            <text:p>3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120687445671" calcext:value-type="float">
            <text:p>36.4120687446</text:p>
          </table:table-cell>
          <table:table-cell table:formula="of:=[.D138]+[.C138]" office:value-type="float" office:value="37.0120687445671" calcext:value-type="float">
            <text:p>37.0120687446</text:p>
          </table:table-cell>
          <table:table-cell table:formula="of:=[.E138]-37.9457853336362" office:value-type="float" office:value="-0.9337165890691" calcext:value-type="float">
            <text:p>-0.934</text:p>
          </table:table-cell>
          <table:table-cell/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table:formula="of:=[.A139]/1000000" office:value-type="float" office:value="34.75" calcext:value-type="float">
            <text:p>3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589222912231" calcext:value-type="float">
            <text:p>36.4589222912</text:p>
          </table:table-cell>
          <table:table-cell table:formula="of:=[.D139]+[.C139]" office:value-type="float" office:value="37.0589222912231" calcext:value-type="float">
            <text:p>37.0589222912</text:p>
          </table:table-cell>
          <table:table-cell table:formula="of:=[.E139]-37.9457853336362" office:value-type="float" office:value="-0.886863042413104" calcext:value-type="float">
            <text:p>-0.887</text:p>
          </table:table-cell>
          <table:table-cell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40]/1000000" office:value-type="float" office:value="35" calcext:value-type="float">
            <text:p>3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873630432219" calcext:value-type="float">
            <text:p>36.5873630432</text:p>
          </table:table-cell>
          <table:table-cell table:formula="of:=[.D140]+[.C140]" office:value-type="float" office:value="37.1873630432219" calcext:value-type="float">
            <text:p>37.1873630432</text:p>
          </table:table-cell>
          <table:table-cell table:formula="of:=[.E140]-37.9457853336362" office:value-type="float" office:value="-0.758422290414302" calcext:value-type="float">
            <text:p>-0.758</text:p>
          </table:table-cell>
          <table:table-cell/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table:formula="of:=[.A141]/1000000" office:value-type="float" office:value="35.25" calcext:value-type="float">
            <text:p>3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7911470033336" calcext:value-type="float">
            <text:p>36.7911470033</text:p>
          </table:table-cell>
          <table:table-cell table:formula="of:=[.D141]+[.C141]" office:value-type="float" office:value="37.3911470033336" calcext:value-type="float">
            <text:p>37.3911470033</text:p>
          </table:table-cell>
          <table:table-cell table:formula="of:=[.E141]-37.9457853336362" office:value-type="float" office:value="-0.554638330302602" calcext:value-type="float">
            <text:p>-0.555</text:p>
          </table:table-cell>
          <table:table-cell/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table:formula="of:=[.A142]/1000000" office:value-type="float" office:value="35.5" calcext:value-type="float">
            <text:p>3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842900968127" calcext:value-type="float">
            <text:p>36.0842900968</text:p>
          </table:table-cell>
          <table:table-cell table:formula="of:=[.D142]+[.C142]" office:value-type="float" office:value="36.6842900968127" calcext:value-type="float">
            <text:p>36.6842900968</text:p>
          </table:table-cell>
          <table:table-cell table:formula="of:=[.E142]-37.9457853336362" office:value-type="float" office:value="-1.2614952368235" calcext:value-type="float">
            <text:p>-1.261</text:p>
          </table:table-cell>
          <table:table-cell/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table:formula="of:=[.A143]/1000000" office:value-type="float" office:value="35.75" calcext:value-type="float">
            <text:p>3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8823760320905" calcext:value-type="float">
            <text:p>35.8823760321</text:p>
          </table:table-cell>
          <table:table-cell table:formula="of:=[.D143]+[.C143]" office:value-type="float" office:value="36.4823760320905" calcext:value-type="float">
            <text:p>36.4823760321</text:p>
          </table:table-cell>
          <table:table-cell table:formula="of:=[.E143]-37.9457853336362" office:value-type="float" office:value="-1.4634093015457" calcext:value-type="float">
            <text:p>-1.463</text:p>
          </table:table-cell>
          <table:table-cell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144]/1000000" office:value-type="float" office:value="36" calcext:value-type="float">
            <text:p>3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761720126983" calcext:value-type="float">
            <text:p>36.0761720127</text:p>
          </table:table-cell>
          <table:table-cell table:formula="of:=[.D144]+[.C144]" office:value-type="float" office:value="36.6761720126983" calcext:value-type="float">
            <text:p>36.6761720127</text:p>
          </table:table-cell>
          <table:table-cell table:formula="of:=[.E144]-37.9457853336362" office:value-type="float" office:value="-1.2696133209379" calcext:value-type="float">
            <text:p>-1.270</text:p>
          </table:table-cell>
          <table:table-cell/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table:formula="of:=[.A145]/1000000" office:value-type="float" office:value="36.25" calcext:value-type="float">
            <text:p>3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3880277034834" calcext:value-type="float">
            <text:p>36.3880277035</text:p>
          </table:table-cell>
          <table:table-cell table:formula="of:=[.D145]+[.C145]" office:value-type="float" office:value="36.9880277034834" calcext:value-type="float">
            <text:p>36.9880277035</text:p>
          </table:table-cell>
          <table:table-cell table:formula="of:=[.E145]-37.9457853336362" office:value-type="float" office:value="-0.957757630152798" calcext:value-type="float">
            <text:p>-0.958</text:p>
          </table:table-cell>
          <table:table-cell/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table:formula="of:=[.A146]/1000000" office:value-type="float" office:value="36.5" calcext:value-type="float">
            <text:p>3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863044646469" calcext:value-type="float">
            <text:p>35.7863044646</text:p>
          </table:table-cell>
          <table:table-cell table:formula="of:=[.D146]+[.C146]" office:value-type="float" office:value="36.3863044646469" calcext:value-type="float">
            <text:p>36.3863044646</text:p>
          </table:table-cell>
          <table:table-cell table:formula="of:=[.E146]-37.9457853336362" office:value-type="float" office:value="-1.5594808689893" calcext:value-type="float">
            <text:p>-1.559</text:p>
          </table:table-cell>
          <table:table-cell/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table:formula="of:=[.A147]/1000000" office:value-type="float" office:value="36.75" calcext:value-type="float">
            <text:p>3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404344336172" calcext:value-type="float">
            <text:p>36.4404344336</text:p>
          </table:table-cell>
          <table:table-cell table:formula="of:=[.D147]+[.C147]" office:value-type="float" office:value="37.0404344336172" calcext:value-type="float">
            <text:p>37.0404344336</text:p>
          </table:table-cell>
          <table:table-cell table:formula="of:=[.E147]-37.9457853336362" office:value-type="float" office:value="-0.905350900019002" calcext:value-type="float">
            <text:p>-0.905</text:p>
          </table:table-cell>
          <table:table-cell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148]/1000000" office:value-type="float" office:value="37" calcext:value-type="float">
            <text:p>3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679255517579" calcext:value-type="float">
            <text:p>36.1679255518</text:p>
          </table:table-cell>
          <table:table-cell table:formula="of:=[.D148]+[.C148]" office:value-type="float" office:value="36.7679255517579" calcext:value-type="float">
            <text:p>36.7679255518</text:p>
          </table:table-cell>
          <table:table-cell table:formula="of:=[.E148]-37.9457853336362" office:value-type="float" office:value="-1.1778597818783" calcext:value-type="float">
            <text:p>-1.178</text:p>
          </table:table-cell>
          <table:table-cell/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table:formula="of:=[.A149]/1000000" office:value-type="float" office:value="37.25" calcext:value-type="float">
            <text:p>3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4622284507031" calcext:value-type="float">
            <text:p>36.4622284507</text:p>
          </table:table-cell>
          <table:table-cell table:formula="of:=[.D149]+[.C149]" office:value-type="float" office:value="37.0622284507031" calcext:value-type="float">
            <text:p>37.0622284507</text:p>
          </table:table-cell>
          <table:table-cell table:formula="of:=[.E149]-37.9457853336362" office:value-type="float" office:value="-0.8835568829331" calcext:value-type="float">
            <text:p>-0.884</text:p>
          </table:table-cell>
          <table:table-cell/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table:formula="of:=[.A150]/1000000" office:value-type="float" office:value="37.5" calcext:value-type="float">
            <text:p>3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482886145847" calcext:value-type="float">
            <text:p>36.1482886146</text:p>
          </table:table-cell>
          <table:table-cell table:formula="of:=[.D150]+[.C150]" office:value-type="float" office:value="36.7482886145847" calcext:value-type="float">
            <text:p>36.7482886146</text:p>
          </table:table-cell>
          <table:table-cell table:formula="of:=[.E150]-37.9457853336362" office:value-type="float" office:value="-1.1974967190515" calcext:value-type="float">
            <text:p>-1.197</text:p>
          </table:table-cell>
          <table:table-cell/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table:formula="of:=[.A151]/1000000" office:value-type="float" office:value="37.75" calcext:value-type="float">
            <text:p>3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5897430538458" calcext:value-type="float">
            <text:p>36.5897430538</text:p>
          </table:table-cell>
          <table:table-cell table:formula="of:=[.D151]+[.C151]" office:value-type="float" office:value="37.1897430538458" calcext:value-type="float">
            <text:p>37.1897430538</text:p>
          </table:table-cell>
          <table:table-cell table:formula="of:=[.E151]-37.9457853336362" office:value-type="float" office:value="-0.7560422797904" calcext:value-type="float">
            <text:p>-0.756</text:p>
          </table:table-cell>
          <table:table-cell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152]/1000000" office:value-type="float" office:value="38" calcext:value-type="float">
            <text:p>3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70966933188" calcext:value-type="float">
            <text:p>36.0709669332</text:p>
          </table:table-cell>
          <table:table-cell table:formula="of:=[.D152]+[.C152]" office:value-type="float" office:value="36.670966933188" calcext:value-type="float">
            <text:p>36.6709669332</text:p>
          </table:table-cell>
          <table:table-cell table:formula="of:=[.E152]-37.9457853336362" office:value-type="float" office:value="-1.2748184004482" calcext:value-type="float">
            <text:p>-1.275</text:p>
          </table:table-cell>
          <table:table-cell/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table:formula="of:=[.A153]/1000000" office:value-type="float" office:value="38.25" calcext:value-type="float">
            <text:p>3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920159158711" calcext:value-type="float">
            <text:p>35.9201591587</text:p>
          </table:table-cell>
          <table:table-cell table:formula="of:=[.D153]+[.C153]" office:value-type="float" office:value="36.520159158711" calcext:value-type="float">
            <text:p>36.5201591587</text:p>
          </table:table-cell>
          <table:table-cell table:formula="of:=[.E153]-37.9457853336362" office:value-type="float" office:value="-1.4256261749252" calcext:value-type="float">
            <text:p>-1.426</text:p>
          </table:table-cell>
          <table:table-cell/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table:formula="of:=[.A154]/1000000" office:value-type="float" office:value="38.5" calcext:value-type="float">
            <text:p>3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788231805421" calcext:value-type="float">
            <text:p>36.2788231805</text:p>
          </table:table-cell>
          <table:table-cell table:formula="of:=[.D154]+[.C154]" office:value-type="float" office:value="36.8788231805421" calcext:value-type="float">
            <text:p>36.8788231805</text:p>
          </table:table-cell>
          <table:table-cell table:formula="of:=[.E154]-37.9457853336362" office:value-type="float" office:value="-1.0669621530941" calcext:value-type="float">
            <text:p>-1.067</text:p>
          </table:table-cell>
          <table:table-cell/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table:formula="of:=[.A155]/1000000" office:value-type="float" office:value="38.75" calcext:value-type="float">
            <text:p>3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304644025806" calcext:value-type="float">
            <text:p>36.2304644026</text:p>
          </table:table-cell>
          <table:table-cell table:formula="of:=[.D155]+[.C155]" office:value-type="float" office:value="36.8304644025806" calcext:value-type="float">
            <text:p>36.8304644026</text:p>
          </table:table-cell>
          <table:table-cell table:formula="of:=[.E155]-37.9457853336362" office:value-type="float" office:value="-1.1153209310556" calcext:value-type="float">
            <text:p>-1.115</text:p>
          </table:table-cell>
          <table:table-cell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156]/1000000" office:value-type="float" office:value="39" calcext:value-type="float">
            <text:p>3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759562892622" calcext:value-type="float">
            <text:p>35.7595628926</text:p>
          </table:table-cell>
          <table:table-cell table:formula="of:=[.D156]+[.C156]" office:value-type="float" office:value="36.359562892622" calcext:value-type="float">
            <text:p>36.3595628926</text:p>
          </table:table-cell>
          <table:table-cell table:formula="of:=[.E156]-37.9457853336362" office:value-type="float" office:value="-1.5862224410142" calcext:value-type="float">
            <text:p>-1.586</text:p>
          </table:table-cell>
          <table:table-cell/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table:formula="of:=[.A157]/1000000" office:value-type="float" office:value="39.25" calcext:value-type="float">
            <text:p>3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565111453605" calcext:value-type="float">
            <text:p>36.0565111454</text:p>
          </table:table-cell>
          <table:table-cell table:formula="of:=[.D157]+[.C157]" office:value-type="float" office:value="36.6565111453605" calcext:value-type="float">
            <text:p>36.6565111454</text:p>
          </table:table-cell>
          <table:table-cell table:formula="of:=[.E157]-37.9457853336362" office:value-type="float" office:value="-1.2892741882757" calcext:value-type="float">
            <text:p>-1.289</text:p>
          </table:table-cell>
          <table:table-cell/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table:formula="of:=[.A158]/1000000" office:value-type="float" office:value="39.5" calcext:value-type="float">
            <text:p>3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716420327582" calcext:value-type="float">
            <text:p>36.1716420328</text:p>
          </table:table-cell>
          <table:table-cell table:formula="of:=[.D158]+[.C158]" office:value-type="float" office:value="36.7716420327582" calcext:value-type="float">
            <text:p>36.7716420328</text:p>
          </table:table-cell>
          <table:table-cell table:formula="of:=[.E158]-37.9457853336362" office:value-type="float" office:value="-1.174143300878" calcext:value-type="float">
            <text:p>-1.174</text:p>
          </table:table-cell>
          <table:table-cell/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table:formula="of:=[.A159]/1000000" office:value-type="float" office:value="39.75" calcext:value-type="float">
            <text:p>3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920489502463" calcext:value-type="float">
            <text:p>36.1920489502</text:p>
          </table:table-cell>
          <table:table-cell table:formula="of:=[.D159]+[.C159]" office:value-type="float" office:value="36.7920489502463" calcext:value-type="float">
            <text:p>36.7920489502</text:p>
          </table:table-cell>
          <table:table-cell table:formula="of:=[.E159]-37.9457853336362" office:value-type="float" office:value="-1.1537363833899" calcext:value-type="float">
            <text:p>-1.154</text:p>
          </table:table-cell>
          <table:table-cell/>
        </table:table-row>
        <table:table-row table:style-name="ro1">
          <table:table-cell table:style-name="ce19" office:value-type="float" office:value="40000000" calcext:value-type="float">
            <text:p>40000000</text:p>
          </table:table-cell>
          <table:table-cell table:style-name="ce21" table:formula="of:=[.A160]/1000000" office:value-type="float" office:value="40" calcext:value-type="float">
            <text:p>40.00</text:p>
          </table:table-cell>
          <table:table-cell table:style-name="ce20" office:value-type="float" office:value="0.6" calcext:value-type="float">
            <text:p>0.600</text:p>
          </table:table-cell>
          <table:table-cell table:style-name="ce19" office:value-type="float" office:value="36.278475398931" calcext:value-type="float">
            <text:p>36.2784753989</text:p>
          </table:table-cell>
          <table:table-cell table:style-name="ce19" table:formula="of:=[.D160]+[.C160]" office:value-type="float" office:value="36.878475398931" calcext:value-type="float">
            <text:p>36.8784753989</text:p>
          </table:table-cell>
          <table:table-cell table:style-name="ce20" table:formula="of:=[.E160]-37.9457853336362" office:value-type="float" office:value="-1.0673099347052" calcext:value-type="float">
            <text:p>-1.067</text:p>
          </table:table-cell>
          <table:table-cell/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table:formula="of:=[.A161]/1000000" office:value-type="float" office:value="40.25" calcext:value-type="float">
            <text:p>4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592188022028" calcext:value-type="float">
            <text:p>36.0592188022</text:p>
          </table:table-cell>
          <table:table-cell table:formula="of:=[.D161]+[.C161]" office:value-type="float" office:value="36.6592188022028" calcext:value-type="float">
            <text:p>36.6592188022</text:p>
          </table:table-cell>
          <table:table-cell table:formula="of:=[.E161]-37.9457853336362" office:value-type="float" office:value="-1.2865665314334" calcext:value-type="float">
            <text:p>-1.287</text:p>
          </table:table-cell>
          <table:table-cell/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table:formula="of:=[.A162]/1000000" office:value-type="float" office:value="40.5" calcext:value-type="float">
            <text:p>4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6837045581187" calcext:value-type="float">
            <text:p>35.6837045581</text:p>
          </table:table-cell>
          <table:table-cell table:formula="of:=[.D162]+[.C162]" office:value-type="float" office:value="36.2837045581187" calcext:value-type="float">
            <text:p>36.2837045581</text:p>
          </table:table-cell>
          <table:table-cell table:formula="of:=[.E162]-37.9457853336362" office:value-type="float" office:value="-1.6620807755175" calcext:value-type="float">
            <text:p>-1.662</text:p>
          </table:table-cell>
          <table:table-cell/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table:formula="of:=[.A163]/1000000" office:value-type="float" office:value="40.75" calcext:value-type="float">
            <text:p>4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342359793389" calcext:value-type="float">
            <text:p>36.1342359793</text:p>
          </table:table-cell>
          <table:table-cell table:formula="of:=[.D163]+[.C163]" office:value-type="float" office:value="36.7342359793389" calcext:value-type="float">
            <text:p>36.7342359793</text:p>
          </table:table-cell>
          <table:table-cell table:formula="of:=[.E163]-37.9457853336362" office:value-type="float" office:value="-1.2115493542973" calcext:value-type="float">
            <text:p>-1.212</text:p>
          </table:table-cell>
          <table:table-cell/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164]/1000000" office:value-type="float" office:value="41" calcext:value-type="float">
            <text:p>4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355448821014" calcext:value-type="float">
            <text:p>36.0355448821</text:p>
          </table:table-cell>
          <table:table-cell table:formula="of:=[.D164]+[.C164]" office:value-type="float" office:value="36.6355448821014" calcext:value-type="float">
            <text:p>36.6355448821</text:p>
          </table:table-cell>
          <table:table-cell table:formula="of:=[.E164]-37.9457853336362" office:value-type="float" office:value="-1.3102404515348" calcext:value-type="float">
            <text:p>-1.310</text:p>
          </table:table-cell>
          <table:table-cell/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table:formula="of:=[.A165]/1000000" office:value-type="float" office:value="41.25" calcext:value-type="float">
            <text:p>4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6701338648852" calcext:value-type="float">
            <text:p>35.6701338649</text:p>
          </table:table-cell>
          <table:table-cell table:formula="of:=[.D165]+[.C165]" office:value-type="float" office:value="36.2701338648852" calcext:value-type="float">
            <text:p>36.2701338649</text:p>
          </table:table-cell>
          <table:table-cell table:formula="of:=[.E165]-37.9457853336362" office:value-type="float" office:value="-1.675651468751" calcext:value-type="float">
            <text:p>-1.676</text:p>
          </table:table-cell>
          <table:table-cell/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table:formula="of:=[.A166]/1000000" office:value-type="float" office:value="41.5" calcext:value-type="float">
            <text:p>4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5293918425922" calcext:value-type="float">
            <text:p>35.5293918426</text:p>
          </table:table-cell>
          <table:table-cell table:formula="of:=[.D166]+[.C166]" office:value-type="float" office:value="36.1293918425922" calcext:value-type="float">
            <text:p>36.1293918426</text:p>
          </table:table-cell>
          <table:table-cell table:formula="of:=[.E166]-37.9457853336362" office:value-type="float" office:value="-1.816393491044" calcext:value-type="float">
            <text:p>-1.816</text:p>
          </table:table-cell>
          <table:table-cell/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table:formula="of:=[.A167]/1000000" office:value-type="float" office:value="41.75" calcext:value-type="float">
            <text:p>4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8563489307462" calcext:value-type="float">
            <text:p>35.8563489307</text:p>
          </table:table-cell>
          <table:table-cell table:formula="of:=[.D167]+[.C167]" office:value-type="float" office:value="36.4563489307462" calcext:value-type="float">
            <text:p>36.4563489307</text:p>
          </table:table-cell>
          <table:table-cell table:formula="of:=[.E167]-37.9457853336362" office:value-type="float" office:value="-1.48943640289" calcext:value-type="float">
            <text:p>-1.489</text:p>
          </table:table-cell>
          <table:table-cell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168]/1000000" office:value-type="float" office:value="42" calcext:value-type="float">
            <text:p>4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906381020469" calcext:value-type="float">
            <text:p>35.9063810205</text:p>
          </table:table-cell>
          <table:table-cell table:formula="of:=[.D168]+[.C168]" office:value-type="float" office:value="36.506381020469" calcext:value-type="float">
            <text:p>36.5063810205</text:p>
          </table:table-cell>
          <table:table-cell table:formula="of:=[.E168]-37.9457853336362" office:value-type="float" office:value="-1.4394043131672" calcext:value-type="float">
            <text:p>-1.439</text:p>
          </table:table-cell>
          <table:table-cell/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table:formula="of:=[.A169]/1000000" office:value-type="float" office:value="42.25" calcext:value-type="float">
            <text:p>4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8737750854867" calcext:value-type="float">
            <text:p>35.8737750855</text:p>
          </table:table-cell>
          <table:table-cell table:formula="of:=[.D169]+[.C169]" office:value-type="float" office:value="36.4737750854867" calcext:value-type="float">
            <text:p>36.4737750855</text:p>
          </table:table-cell>
          <table:table-cell table:formula="of:=[.E169]-37.9457853336362" office:value-type="float" office:value="-1.4720102481495" calcext:value-type="float">
            <text:p>-1.472</text:p>
          </table:table-cell>
          <table:table-cell/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table:formula="of:=[.A170]/1000000" office:value-type="float" office:value="42.5" calcext:value-type="float">
            <text:p>4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8286213287303" calcext:value-type="float">
            <text:p>35.8286213287</text:p>
          </table:table-cell>
          <table:table-cell table:formula="of:=[.D170]+[.C170]" office:value-type="float" office:value="36.4286213287303" calcext:value-type="float">
            <text:p>36.4286213287</text:p>
          </table:table-cell>
          <table:table-cell table:formula="of:=[.E170]-37.9457853336362" office:value-type="float" office:value="-1.5171640049059" calcext:value-type="float">
            <text:p>-1.517</text:p>
          </table:table-cell>
          <table:table-cell/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table:formula="of:=[.A171]/1000000" office:value-type="float" office:value="42.75" calcext:value-type="float">
            <text:p>4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0881569627957" calcext:value-type="float">
            <text:p>36.0881569628</text:p>
          </table:table-cell>
          <table:table-cell table:formula="of:=[.D171]+[.C171]" office:value-type="float" office:value="36.6881569627957" calcext:value-type="float">
            <text:p>36.6881569628</text:p>
          </table:table-cell>
          <table:table-cell table:formula="of:=[.E171]-37.9457853336362" office:value-type="float" office:value="-1.2576283708405" calcext:value-type="float">
            <text:p>-1.258</text:p>
          </table:table-cell>
          <table:table-cell/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172]/1000000" office:value-type="float" office:value="43" calcext:value-type="float">
            <text:p>4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4038077542386" calcext:value-type="float">
            <text:p>35.4038077542</text:p>
          </table:table-cell>
          <table:table-cell table:formula="of:=[.D172]+[.C172]" office:value-type="float" office:value="36.0038077542386" calcext:value-type="float">
            <text:p>36.0038077542</text:p>
          </table:table-cell>
          <table:table-cell table:formula="of:=[.E172]-37.9457853336362" office:value-type="float" office:value="-1.9419775793976" calcext:value-type="float">
            <text:p>-1.942</text:p>
          </table:table-cell>
          <table:table-cell/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table:formula="of:=[.A173]/1000000" office:value-type="float" office:value="43.25" calcext:value-type="float">
            <text:p>4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1196085620695" calcext:value-type="float">
            <text:p>36.1196085621</text:p>
          </table:table-cell>
          <table:table-cell table:formula="of:=[.D173]+[.C173]" office:value-type="float" office:value="36.7196085620695" calcext:value-type="float">
            <text:p>36.7196085621</text:p>
          </table:table-cell>
          <table:table-cell table:formula="of:=[.E173]-37.9457853336362" office:value-type="float" office:value="-1.2261767715667" calcext:value-type="float">
            <text:p>-1.226</text:p>
          </table:table-cell>
          <table:table-cell/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table:formula="of:=[.A174]/1000000" office:value-type="float" office:value="43.5" calcext:value-type="float">
            <text:p>4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6.2007005176633" calcext:value-type="float">
            <text:p>36.2007005177</text:p>
          </table:table-cell>
          <table:table-cell table:formula="of:=[.D174]+[.C174]" office:value-type="float" office:value="36.8007005176633" calcext:value-type="float">
            <text:p>36.8007005177</text:p>
          </table:table-cell>
          <table:table-cell table:formula="of:=[.E174]-37.9457853336362" office:value-type="float" office:value="-1.1450848159729" calcext:value-type="float">
            <text:p>-1.145</text:p>
          </table:table-cell>
          <table:table-cell/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table:formula="of:=[.A175]/1000000" office:value-type="float" office:value="43.75" calcext:value-type="float">
            <text:p>4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3364934362285" calcext:value-type="float">
            <text:p>35.3364934362</text:p>
          </table:table-cell>
          <table:table-cell table:formula="of:=[.D175]+[.C175]" office:value-type="float" office:value="35.9364934362285" calcext:value-type="float">
            <text:p>35.9364934362</text:p>
          </table:table-cell>
          <table:table-cell table:formula="of:=[.E175]-37.9457853336362" office:value-type="float" office:value="-2.0092918974077" calcext:value-type="float">
            <text:p>-2.009</text:p>
          </table:table-cell>
          <table:table-cell/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176]/1000000" office:value-type="float" office:value="44" calcext:value-type="float">
            <text:p>4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3074731158007" calcext:value-type="float">
            <text:p>35.3074731158</text:p>
          </table:table-cell>
          <table:table-cell table:formula="of:=[.D176]+[.C176]" office:value-type="float" office:value="35.9074731158007" calcext:value-type="float">
            <text:p>35.9074731158</text:p>
          </table:table-cell>
          <table:table-cell table:formula="of:=[.E176]-37.9457853336362" office:value-type="float" office:value="-2.0383122178355" calcext:value-type="float">
            <text:p>-2.038</text:p>
          </table:table-cell>
          <table:table-cell/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table:formula="of:=[.A177]/1000000" office:value-type="float" office:value="44.25" calcext:value-type="float">
            <text:p>4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3801997514412" calcext:value-type="float">
            <text:p>35.3801997514</text:p>
          </table:table-cell>
          <table:table-cell table:formula="of:=[.D177]+[.C177]" office:value-type="float" office:value="35.9801997514412" calcext:value-type="float">
            <text:p>35.9801997514</text:p>
          </table:table-cell>
          <table:table-cell table:formula="of:=[.E177]-37.9457853336362" office:value-type="float" office:value="-1.965585582195" calcext:value-type="float">
            <text:p>-1.966</text:p>
          </table:table-cell>
          <table:table-cell/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table:formula="of:=[.A178]/1000000" office:value-type="float" office:value="44.5" calcext:value-type="float">
            <text:p>4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2032588831149" calcext:value-type="float">
            <text:p>35.2032588831</text:p>
          </table:table-cell>
          <table:table-cell table:formula="of:=[.D178]+[.C178]" office:value-type="float" office:value="35.8032588831149" calcext:value-type="float">
            <text:p>35.8032588831</text:p>
          </table:table-cell>
          <table:table-cell table:formula="of:=[.E178]-37.9457853336362" office:value-type="float" office:value="-2.1425264505213" calcext:value-type="float">
            <text:p>-2.143</text:p>
          </table:table-cell>
          <table:table-cell/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table:formula="of:=[.A179]/1000000" office:value-type="float" office:value="44.75" calcext:value-type="float">
            <text:p>4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474120416886" calcext:value-type="float">
            <text:p>35.4741204169</text:p>
          </table:table-cell>
          <table:table-cell table:formula="of:=[.D179]+[.C179]" office:value-type="float" office:value="36.074120416886" calcext:value-type="float">
            <text:p>36.0741204169</text:p>
          </table:table-cell>
          <table:table-cell table:formula="of:=[.E179]-37.9457853336362" office:value-type="float" office:value="-1.8716649167502" calcext:value-type="float">
            <text:p>-1.872</text:p>
          </table:table-cell>
          <table:table-cell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180]/1000000" office:value-type="float" office:value="45" calcext:value-type="float">
            <text:p>4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1675072930129" calcext:value-type="float">
            <text:p>35.167507293</text:p>
          </table:table-cell>
          <table:table-cell table:formula="of:=[.D180]+[.C180]" office:value-type="float" office:value="35.7675072930129" calcext:value-type="float">
            <text:p>35.767507293</text:p>
          </table:table-cell>
          <table:table-cell table:formula="of:=[.E180]-37.9457853336362" office:value-type="float" office:value="-2.1782780406233" calcext:value-type="float">
            <text:p>-2.178</text:p>
          </table:table-cell>
          <table:table-cell/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table:formula="of:=[.A181]/1000000" office:value-type="float" office:value="45.25" calcext:value-type="float">
            <text:p>4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3100041769686" calcext:value-type="float">
            <text:p>35.310004177</text:p>
          </table:table-cell>
          <table:table-cell table:formula="of:=[.D181]+[.C181]" office:value-type="float" office:value="35.9100041769686" calcext:value-type="float">
            <text:p>35.910004177</text:p>
          </table:table-cell>
          <table:table-cell table:formula="of:=[.E181]-37.9457853336362" office:value-type="float" office:value="-2.0357811566676" calcext:value-type="float">
            <text:p>-2.036</text:p>
          </table:table-cell>
          <table:table-cell/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table:formula="of:=[.A182]/1000000" office:value-type="float" office:value="45.5" calcext:value-type="float">
            <text:p>4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3264571486778" calcext:value-type="float">
            <text:p>35.3264571487</text:p>
          </table:table-cell>
          <table:table-cell table:formula="of:=[.D182]+[.C182]" office:value-type="float" office:value="35.9264571486778" calcext:value-type="float">
            <text:p>35.9264571487</text:p>
          </table:table-cell>
          <table:table-cell table:formula="of:=[.E182]-37.9457853336362" office:value-type="float" office:value="-2.0193281849584" calcext:value-type="float">
            <text:p>-2.019</text:p>
          </table:table-cell>
          <table:table-cell/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table:formula="of:=[.A183]/1000000" office:value-type="float" office:value="45.75" calcext:value-type="float">
            <text:p>4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2768944820433" calcext:value-type="float">
            <text:p>35.276894482</text:p>
          </table:table-cell>
          <table:table-cell table:formula="of:=[.D183]+[.C183]" office:value-type="float" office:value="35.8768944820433" calcext:value-type="float">
            <text:p>35.876894482</text:p>
          </table:table-cell>
          <table:table-cell table:formula="of:=[.E183]-37.9457853336362" office:value-type="float" office:value="-2.0688908515929" calcext:value-type="float">
            <text:p>-2.069</text:p>
          </table:table-cell>
          <table:table-cell/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184]/1000000" office:value-type="float" office:value="46" calcext:value-type="float">
            <text:p>4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9670620044713" calcext:value-type="float">
            <text:p>34.9670620045</text:p>
          </table:table-cell>
          <table:table-cell table:formula="of:=[.D184]+[.C184]" office:value-type="float" office:value="35.5670620044713" calcext:value-type="float">
            <text:p>35.5670620045</text:p>
          </table:table-cell>
          <table:table-cell table:formula="of:=[.E184]-37.9457853336362" office:value-type="float" office:value="-2.3787233291649" calcext:value-type="float">
            <text:p>-2.379</text:p>
          </table:table-cell>
          <table:table-cell/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table:formula="of:=[.A185]/1000000" office:value-type="float" office:value="46.25" calcext:value-type="float">
            <text:p>4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5.1923220120498" calcext:value-type="float">
            <text:p>35.192322012</text:p>
          </table:table-cell>
          <table:table-cell table:formula="of:=[.D185]+[.C185]" office:value-type="float" office:value="35.7923220120498" calcext:value-type="float">
            <text:p>35.792322012</text:p>
          </table:table-cell>
          <table:table-cell table:formula="of:=[.E185]-37.9457853336362" office:value-type="float" office:value="-2.1534633215864" calcext:value-type="float">
            <text:p>-2.153</text:p>
          </table:table-cell>
          <table:table-cell/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table:formula="of:=[.A186]/1000000" office:value-type="float" office:value="46.5" calcext:value-type="float">
            <text:p>4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9978729485238" calcext:value-type="float">
            <text:p>34.9978729485</text:p>
          </table:table-cell>
          <table:table-cell table:formula="of:=[.D186]+[.C186]" office:value-type="float" office:value="35.5978729485238" calcext:value-type="float">
            <text:p>35.5978729485</text:p>
          </table:table-cell>
          <table:table-cell table:formula="of:=[.E186]-37.9457853336362" office:value-type="float" office:value="-2.3479123851124" calcext:value-type="float">
            <text:p>-2.348</text:p>
          </table:table-cell>
          <table:table-cell/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table:formula="of:=[.A187]/1000000" office:value-type="float" office:value="46.75" calcext:value-type="float">
            <text:p>4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5494497504883" calcext:value-type="float">
            <text:p>34.5494497505</text:p>
          </table:table-cell>
          <table:table-cell table:formula="of:=[.D187]+[.C187]" office:value-type="float" office:value="35.1494497504883" calcext:value-type="float">
            <text:p>35.1494497505</text:p>
          </table:table-cell>
          <table:table-cell table:formula="of:=[.E187]-37.9457853336362" office:value-type="float" office:value="-2.7963355831479" calcext:value-type="float">
            <text:p>-2.796</text:p>
          </table:table-cell>
          <table:table-cell/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188]/1000000" office:value-type="float" office:value="47" calcext:value-type="float">
            <text:p>4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8432808894595" calcext:value-type="float">
            <text:p>34.8432808895</text:p>
          </table:table-cell>
          <table:table-cell table:formula="of:=[.D188]+[.C188]" office:value-type="float" office:value="35.4432808894595" calcext:value-type="float">
            <text:p>35.4432808895</text:p>
          </table:table-cell>
          <table:table-cell table:formula="of:=[.E188]-37.9457853336362" office:value-type="float" office:value="-2.5025044441767" calcext:value-type="float">
            <text:p>-2.503</text:p>
          </table:table-cell>
          <table:table-cell/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table:formula="of:=[.A189]/1000000" office:value-type="float" office:value="47.25" calcext:value-type="float">
            <text:p>4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1378219615028" calcext:value-type="float">
            <text:p>34.1378219615</text:p>
          </table:table-cell>
          <table:table-cell table:formula="of:=[.D189]+[.C189]" office:value-type="float" office:value="34.7378219615028" calcext:value-type="float">
            <text:p>34.7378219615</text:p>
          </table:table-cell>
          <table:table-cell table:formula="of:=[.E189]-37.9457853336362" office:value-type="float" office:value="-3.2079633721334" calcext:value-type="float">
            <text:p>-3.208</text:p>
          </table:table-cell>
          <table:table-cell/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table:formula="of:=[.A190]/1000000" office:value-type="float" office:value="47.5" calcext:value-type="float">
            <text:p>4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2818759377103" calcext:value-type="float">
            <text:p>34.2818759377</text:p>
          </table:table-cell>
          <table:table-cell table:formula="of:=[.D190]+[.C190]" office:value-type="float" office:value="34.8818759377103" calcext:value-type="float">
            <text:p>34.8818759377</text:p>
          </table:table-cell>
          <table:table-cell table:formula="of:=[.E190]-37.9457853336362" office:value-type="float" office:value="-3.0639093959259" calcext:value-type="float">
            <text:p>-3.064</text:p>
          </table:table-cell>
          <table:table-cell/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table:formula="of:=[.A191]/1000000" office:value-type="float" office:value="47.75" calcext:value-type="float">
            <text:p>4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7093221821798" calcext:value-type="float">
            <text:p>34.7093221822</text:p>
          </table:table-cell>
          <table:table-cell table:formula="of:=[.D191]+[.C191]" office:value-type="float" office:value="35.3093221821798" calcext:value-type="float">
            <text:p>35.3093221822</text:p>
          </table:table-cell>
          <table:table-cell table:formula="of:=[.E191]-37.9457853336362" office:value-type="float" office:value="-2.6364631514564" calcext:value-type="float">
            <text:p>-2.636</text:p>
          </table:table-cell>
          <table:table-cell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192]/1000000" office:value-type="float" office:value="48" calcext:value-type="float">
            <text:p>4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061603232149" calcext:value-type="float">
            <text:p>34.0616032321</text:p>
          </table:table-cell>
          <table:table-cell table:formula="of:=[.D192]+[.C192]" office:value-type="float" office:value="34.661603232149" calcext:value-type="float">
            <text:p>34.6616032321</text:p>
          </table:table-cell>
          <table:table-cell table:formula="of:=[.E192]-37.9457853336362" office:value-type="float" office:value="-3.2841821014872" calcext:value-type="float">
            <text:p>-3.284</text:p>
          </table:table-cell>
          <table:table-cell/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table:formula="of:=[.A193]/1000000" office:value-type="float" office:value="48.25" calcext:value-type="float">
            <text:p>4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9903783999639" calcext:value-type="float">
            <text:p>33.9903784</text:p>
          </table:table-cell>
          <table:table-cell table:formula="of:=[.D193]+[.C193]" office:value-type="float" office:value="34.5903783999639" calcext:value-type="float">
            <text:p>34.5903784</text:p>
          </table:table-cell>
          <table:table-cell table:formula="of:=[.E193]-37.9457853336362" office:value-type="float" office:value="-3.3554069336723" calcext:value-type="float">
            <text:p>-3.355</text:p>
          </table:table-cell>
          <table:table-cell/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table:formula="of:=[.A194]/1000000" office:value-type="float" office:value="48.5" calcext:value-type="float">
            <text:p>4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1097372140993" calcext:value-type="float">
            <text:p>34.1097372141</text:p>
          </table:table-cell>
          <table:table-cell table:formula="of:=[.D194]+[.C194]" office:value-type="float" office:value="34.7097372140993" calcext:value-type="float">
            <text:p>34.7097372141</text:p>
          </table:table-cell>
          <table:table-cell table:formula="of:=[.E194]-37.9457853336362" office:value-type="float" office:value="-3.2360481195369" calcext:value-type="float">
            <text:p>-3.236</text:p>
          </table:table-cell>
          <table:table-cell/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table:formula="of:=[.A195]/1000000" office:value-type="float" office:value="48.75" calcext:value-type="float">
            <text:p>4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1618228858101" calcext:value-type="float">
            <text:p>34.1618228858</text:p>
          </table:table-cell>
          <table:table-cell table:formula="of:=[.D195]+[.C195]" office:value-type="float" office:value="34.7618228858101" calcext:value-type="float">
            <text:p>34.7618228858</text:p>
          </table:table-cell>
          <table:table-cell table:formula="of:=[.E195]-37.9457853336362" office:value-type="float" office:value="-3.1839624478261" calcext:value-type="float">
            <text:p>-3.184</text:p>
          </table:table-cell>
          <table:table-cell/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196]/1000000" office:value-type="float" office:value="49" calcext:value-type="float">
            <text:p>4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7556910446565" calcext:value-type="float">
            <text:p>33.7556910447</text:p>
          </table:table-cell>
          <table:table-cell table:formula="of:=[.D196]+[.C196]" office:value-type="float" office:value="34.3556910446565" calcext:value-type="float">
            <text:p>34.3556910447</text:p>
          </table:table-cell>
          <table:table-cell table:formula="of:=[.E196]-37.9457853336362" office:value-type="float" office:value="-3.5900942889797" calcext:value-type="float">
            <text:p>-3.590</text:p>
          </table:table-cell>
          <table:table-cell/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table:formula="of:=[.A197]/1000000" office:value-type="float" office:value="49.25" calcext:value-type="float">
            <text:p>4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4.0924865066806" calcext:value-type="float">
            <text:p>34.0924865067</text:p>
          </table:table-cell>
          <table:table-cell table:formula="of:=[.D197]+[.C197]" office:value-type="float" office:value="34.6924865066806" calcext:value-type="float">
            <text:p>34.6924865067</text:p>
          </table:table-cell>
          <table:table-cell table:formula="of:=[.E197]-37.9457853336362" office:value-type="float" office:value="-3.2532988269556" calcext:value-type="float">
            <text:p>-3.253</text:p>
          </table:table-cell>
          <table:table-cell/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table:formula="of:=[.A198]/1000000" office:value-type="float" office:value="49.5" calcext:value-type="float">
            <text:p>4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5201868588352" calcext:value-type="float">
            <text:p>33.5201868588</text:p>
          </table:table-cell>
          <table:table-cell table:formula="of:=[.D198]+[.C198]" office:value-type="float" office:value="34.1201868588352" calcext:value-type="float">
            <text:p>34.1201868588</text:p>
          </table:table-cell>
          <table:table-cell table:formula="of:=[.E198]-37.9457853336362" office:value-type="float" office:value="-3.825598474801" calcext:value-type="float">
            <text:p>-3.826</text:p>
          </table:table-cell>
          <table:table-cell/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table:formula="of:=[.A199]/1000000" office:value-type="float" office:value="49.75" calcext:value-type="float">
            <text:p>4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4852364501755" calcext:value-type="float">
            <text:p>33.4852364502</text:p>
          </table:table-cell>
          <table:table-cell table:formula="of:=[.D199]+[.C199]" office:value-type="float" office:value="34.0852364501755" calcext:value-type="float">
            <text:p>34.0852364502</text:p>
          </table:table-cell>
          <table:table-cell table:formula="of:=[.E199]-37.9457853336362" office:value-type="float" office:value="-3.8605488834607" calcext:value-type="float">
            <text:p>-3.861</text:p>
          </table:table-cell>
          <table:table-cell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00]/1000000" office:value-type="float" office:value="50" calcext:value-type="float">
            <text:p>5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6355571905729" calcext:value-type="float">
            <text:p>33.6355571906</text:p>
          </table:table-cell>
          <table:table-cell table:formula="of:=[.D200]+[.C200]" office:value-type="float" office:value="34.2355571905729" calcext:value-type="float">
            <text:p>34.2355571906</text:p>
          </table:table-cell>
          <table:table-cell table:formula="of:=[.E200]-37.9457853336362" office:value-type="float" office:value="-3.7102281430633" calcext:value-type="float">
            <text:p>-3.710</text:p>
          </table:table-cell>
          <table:table-cell/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table:formula="of:=[.A201]/1000000" office:value-type="float" office:value="50.25" calcext:value-type="float">
            <text:p>5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7188543538841" calcext:value-type="float">
            <text:p>33.7188543539</text:p>
          </table:table-cell>
          <table:table-cell table:formula="of:=[.D201]+[.C201]" office:value-type="float" office:value="34.3188543538841" calcext:value-type="float">
            <text:p>34.3188543539</text:p>
          </table:table-cell>
          <table:table-cell table:formula="of:=[.E201]-37.9457853336362" office:value-type="float" office:value="-3.6269309797521" calcext:value-type="float">
            <text:p>-3.627</text:p>
          </table:table-cell>
          <table:table-cell/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table:formula="of:=[.A202]/1000000" office:value-type="float" office:value="50.5" calcext:value-type="float">
            <text:p>5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5167114476177" calcext:value-type="float">
            <text:p>33.5167114476</text:p>
          </table:table-cell>
          <table:table-cell table:formula="of:=[.D202]+[.C202]" office:value-type="float" office:value="34.1167114476177" calcext:value-type="float">
            <text:p>34.1167114476</text:p>
          </table:table-cell>
          <table:table-cell table:formula="of:=[.E202]-37.9457853336362" office:value-type="float" office:value="-3.8290738860185" calcext:value-type="float">
            <text:p>-3.829</text:p>
          </table:table-cell>
          <table:table-cell/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table:formula="of:=[.A203]/1000000" office:value-type="float" office:value="50.75" calcext:value-type="float">
            <text:p>5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7398338439442" calcext:value-type="float">
            <text:p>32.7398338439</text:p>
          </table:table-cell>
          <table:table-cell table:formula="of:=[.D203]+[.C203]" office:value-type="float" office:value="33.3398338439442" calcext:value-type="float">
            <text:p>33.3398338439</text:p>
          </table:table-cell>
          <table:table-cell table:formula="of:=[.E203]-37.9457853336362" office:value-type="float" office:value="-4.605951489692" calcext:value-type="float">
            <text:p>-4.606</text:p>
          </table:table-cell>
          <table:table-cell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204]/1000000" office:value-type="float" office:value="51" calcext:value-type="float">
            <text:p>5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1253309156163" calcext:value-type="float">
            <text:p>33.1253309156</text:p>
          </table:table-cell>
          <table:table-cell table:formula="of:=[.D204]+[.C204]" office:value-type="float" office:value="33.7253309156163" calcext:value-type="float">
            <text:p>33.7253309156</text:p>
          </table:table-cell>
          <table:table-cell table:formula="of:=[.E204]-37.9457853336362" office:value-type="float" office:value="-4.2204544180199" calcext:value-type="float">
            <text:p>-4.220</text:p>
          </table:table-cell>
          <table:table-cell/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table:formula="of:=[.A205]/1000000" office:value-type="float" office:value="51.25" calcext:value-type="float">
            <text:p>5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3.0008808366831" calcext:value-type="float">
            <text:p>33.0008808367</text:p>
          </table:table-cell>
          <table:table-cell table:formula="of:=[.D205]+[.C205]" office:value-type="float" office:value="33.6008808366831" calcext:value-type="float">
            <text:p>33.6008808367</text:p>
          </table:table-cell>
          <table:table-cell table:formula="of:=[.E205]-37.9457853336362" office:value-type="float" office:value="-4.3449044969531" calcext:value-type="float">
            <text:p>-4.345</text:p>
          </table:table-cell>
          <table:table-cell/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table:formula="of:=[.A206]/1000000" office:value-type="float" office:value="51.5" calcext:value-type="float">
            <text:p>5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9127397342823" calcext:value-type="float">
            <text:p>32.9127397343</text:p>
          </table:table-cell>
          <table:table-cell table:formula="of:=[.D206]+[.C206]" office:value-type="float" office:value="33.5127397342823" calcext:value-type="float">
            <text:p>33.5127397343</text:p>
          </table:table-cell>
          <table:table-cell table:formula="of:=[.E206]-37.9457853336362" office:value-type="float" office:value="-4.4330455993539" calcext:value-type="float">
            <text:p>-4.433</text:p>
          </table:table-cell>
          <table:table-cell/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table:formula="of:=[.A207]/1000000" office:value-type="float" office:value="51.75" calcext:value-type="float">
            <text:p>5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9731474166084" calcext:value-type="float">
            <text:p>32.9731474166</text:p>
          </table:table-cell>
          <table:table-cell table:formula="of:=[.D207]+[.C207]" office:value-type="float" office:value="33.5731474166084" calcext:value-type="float">
            <text:p>33.5731474166</text:p>
          </table:table-cell>
          <table:table-cell table:formula="of:=[.E207]-37.9457853336362" office:value-type="float" office:value="-4.3726379170278" calcext:value-type="float">
            <text:p>-4.373</text:p>
          </table:table-cell>
          <table:table-cell/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208]/1000000" office:value-type="float" office:value="52" calcext:value-type="float">
            <text:p>5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230196446028" calcext:value-type="float">
            <text:p>32.230196446</text:p>
          </table:table-cell>
          <table:table-cell table:formula="of:=[.D208]+[.C208]" office:value-type="float" office:value="32.830196446028" calcext:value-type="float">
            <text:p>32.830196446</text:p>
          </table:table-cell>
          <table:table-cell table:formula="of:=[.E208]-37.9457853336362" office:value-type="float" office:value="-5.1155888876082" calcext:value-type="float">
            <text:p>-5.116</text:p>
          </table:table-cell>
          <table:table-cell/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table:formula="of:=[.A209]/1000000" office:value-type="float" office:value="52.25" calcext:value-type="float">
            <text:p>5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436689102936" calcext:value-type="float">
            <text:p>32.4366891029</text:p>
          </table:table-cell>
          <table:table-cell table:formula="of:=[.D209]+[.C209]" office:value-type="float" office:value="33.036689102936" calcext:value-type="float">
            <text:p>33.0366891029</text:p>
          </table:table-cell>
          <table:table-cell table:formula="of:=[.E209]-37.9457853336362" office:value-type="float" office:value="-4.9090962307002" calcext:value-type="float">
            <text:p>-4.909</text:p>
          </table:table-cell>
          <table:table-cell/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table:formula="of:=[.A210]/1000000" office:value-type="float" office:value="52.5" calcext:value-type="float">
            <text:p>5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4496089559251" calcext:value-type="float">
            <text:p>32.4496089559</text:p>
          </table:table-cell>
          <table:table-cell table:formula="of:=[.D210]+[.C210]" office:value-type="float" office:value="33.0496089559251" calcext:value-type="float">
            <text:p>33.0496089559</text:p>
          </table:table-cell>
          <table:table-cell table:formula="of:=[.E210]-37.9457853336362" office:value-type="float" office:value="-4.8961763777111" calcext:value-type="float">
            <text:p>-4.896</text:p>
          </table:table-cell>
          <table:table-cell/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table:formula="of:=[.A211]/1000000" office:value-type="float" office:value="52.75" calcext:value-type="float">
            <text:p>5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5349004779496" calcext:value-type="float">
            <text:p>32.5349004779</text:p>
          </table:table-cell>
          <table:table-cell table:formula="of:=[.D211]+[.C211]" office:value-type="float" office:value="33.1349004779496" calcext:value-type="float">
            <text:p>33.1349004779</text:p>
          </table:table-cell>
          <table:table-cell table:formula="of:=[.E211]-37.9457853336362" office:value-type="float" office:value="-4.8108848556866" calcext:value-type="float">
            <text:p>-4.811</text:p>
          </table:table-cell>
          <table:table-cell/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212]/1000000" office:value-type="float" office:value="53" calcext:value-type="float">
            <text:p>5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7447293608198" calcext:value-type="float">
            <text:p>31.7447293608</text:p>
          </table:table-cell>
          <table:table-cell table:formula="of:=[.D212]+[.C212]" office:value-type="float" office:value="32.3447293608198" calcext:value-type="float">
            <text:p>32.3447293608</text:p>
          </table:table-cell>
          <table:table-cell table:formula="of:=[.E212]-37.9457853336362" office:value-type="float" office:value="-5.6010559728164" calcext:value-type="float">
            <text:p>-5.601</text:p>
          </table:table-cell>
          <table:table-cell/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table:formula="of:=[.A213]/1000000" office:value-type="float" office:value="53.25" calcext:value-type="float">
            <text:p>5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9129544712875" calcext:value-type="float">
            <text:p>31.9129544713</text:p>
          </table:table-cell>
          <table:table-cell table:formula="of:=[.D213]+[.C213]" office:value-type="float" office:value="32.5129544712875" calcext:value-type="float">
            <text:p>32.5129544713</text:p>
          </table:table-cell>
          <table:table-cell table:formula="of:=[.E213]-37.9457853336362" office:value-type="float" office:value="-5.4328308623487" calcext:value-type="float">
            <text:p>-5.433</text:p>
          </table:table-cell>
          <table:table-cell/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table:formula="of:=[.A214]/1000000" office:value-type="float" office:value="53.5" calcext:value-type="float">
            <text:p>5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0714080838173" calcext:value-type="float">
            <text:p>32.0714080838</text:p>
          </table:table-cell>
          <table:table-cell table:formula="of:=[.D214]+[.C214]" office:value-type="float" office:value="32.6714080838173" calcext:value-type="float">
            <text:p>32.6714080838</text:p>
          </table:table-cell>
          <table:table-cell table:formula="of:=[.E214]-37.9457853336362" office:value-type="float" office:value="-5.2743772498189" calcext:value-type="float">
            <text:p>-5.274</text:p>
          </table:table-cell>
          <table:table-cell/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table:formula="of:=[.A215]/1000000" office:value-type="float" office:value="53.75" calcext:value-type="float">
            <text:p>5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2.199432464365" calcext:value-type="float">
            <text:p>32.1994324644</text:p>
          </table:table-cell>
          <table:table-cell table:formula="of:=[.D215]+[.C215]" office:value-type="float" office:value="32.799432464365" calcext:value-type="float">
            <text:p>32.7994324644</text:p>
          </table:table-cell>
          <table:table-cell table:formula="of:=[.E215]-37.9457853336362" office:value-type="float" office:value="-5.1463528692712" calcext:value-type="float">
            <text:p>-5.146</text:p>
          </table:table-cell>
          <table:table-cell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216]/1000000" office:value-type="float" office:value="54" calcext:value-type="float">
            <text:p>5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5154450601629" calcext:value-type="float">
            <text:p>31.5154450602</text:p>
          </table:table-cell>
          <table:table-cell table:formula="of:=[.D216]+[.C216]" office:value-type="float" office:value="32.1154450601629" calcext:value-type="float">
            <text:p>32.1154450602</text:p>
          </table:table-cell>
          <table:table-cell table:formula="of:=[.E216]-37.9457853336362" office:value-type="float" office:value="-5.8303402734733" calcext:value-type="float">
            <text:p>-5.830</text:p>
          </table:table-cell>
          <table:table-cell/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table:formula="of:=[.A217]/1000000" office:value-type="float" office:value="54.25" calcext:value-type="float">
            <text:p>5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5722268286345" calcext:value-type="float">
            <text:p>31.5722268286</text:p>
          </table:table-cell>
          <table:table-cell table:formula="of:=[.D217]+[.C217]" office:value-type="float" office:value="32.1722268286345" calcext:value-type="float">
            <text:p>32.1722268286</text:p>
          </table:table-cell>
          <table:table-cell table:formula="of:=[.E217]-37.9457853336362" office:value-type="float" office:value="-5.7735585050017" calcext:value-type="float">
            <text:p>-5.774</text:p>
          </table:table-cell>
          <table:table-cell/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table:formula="of:=[.A218]/1000000" office:value-type="float" office:value="54.5" calcext:value-type="float">
            <text:p>5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356266121419" calcext:value-type="float">
            <text:p>31.3562661214</text:p>
          </table:table-cell>
          <table:table-cell table:formula="of:=[.D218]+[.C218]" office:value-type="float" office:value="31.956266121419" calcext:value-type="float">
            <text:p>31.9562661214</text:p>
          </table:table-cell>
          <table:table-cell table:formula="of:=[.E218]-37.9457853336362" office:value-type="float" office:value="-5.9895192122172" calcext:value-type="float">
            <text:p>-5.990</text:p>
          </table:table-cell>
          <table:table-cell/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table:formula="of:=[.A219]/1000000" office:value-type="float" office:value="54.75" calcext:value-type="float">
            <text:p>5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4797777072939" calcext:value-type="float">
            <text:p>31.4797777073</text:p>
          </table:table-cell>
          <table:table-cell table:formula="of:=[.D219]+[.C219]" office:value-type="float" office:value="32.0797777072939" calcext:value-type="float">
            <text:p>32.0797777073</text:p>
          </table:table-cell>
          <table:table-cell table:formula="of:=[.E219]-37.9457853336362" office:value-type="float" office:value="-5.8660076263423" calcext:value-type="float">
            <text:p>-5.866</text:p>
          </table:table-cell>
          <table:table-cell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20]/1000000" office:value-type="float" office:value="55" calcext:value-type="float">
            <text:p>5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6069721284289" calcext:value-type="float">
            <text:p>30.6069721284</text:p>
          </table:table-cell>
          <table:table-cell table:formula="of:=[.D220]+[.C220]" office:value-type="float" office:value="31.2069721284289" calcext:value-type="float">
            <text:p>31.2069721284</text:p>
          </table:table-cell>
          <table:table-cell table:formula="of:=[.E220]-37.9457853336362" office:value-type="float" office:value="-6.7388132052073" calcext:value-type="float">
            <text:p>-6.739</text:p>
          </table:table-cell>
          <table:table-cell/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table:formula="of:=[.A221]/1000000" office:value-type="float" office:value="55.25" calcext:value-type="float">
            <text:p>5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6784202066379" calcext:value-type="float">
            <text:p>30.6784202066</text:p>
          </table:table-cell>
          <table:table-cell table:formula="of:=[.D221]+[.C221]" office:value-type="float" office:value="31.2784202066379" calcext:value-type="float">
            <text:p>31.2784202066</text:p>
          </table:table-cell>
          <table:table-cell table:formula="of:=[.E221]-37.9457853336362" office:value-type="float" office:value="-6.6673651269983" calcext:value-type="float">
            <text:p>-6.667</text:p>
          </table:table-cell>
          <table:table-cell/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table:formula="of:=[.A222]/1000000" office:value-type="float" office:value="55.5" calcext:value-type="float">
            <text:p>5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1.0102401047834" calcext:value-type="float">
            <text:p>31.0102401048</text:p>
          </table:table-cell>
          <table:table-cell table:formula="of:=[.D222]+[.C222]" office:value-type="float" office:value="31.6102401047834" calcext:value-type="float">
            <text:p>31.6102401048</text:p>
          </table:table-cell>
          <table:table-cell table:formula="of:=[.E222]-37.9457853336362" office:value-type="float" office:value="-6.3355452288528" calcext:value-type="float">
            <text:p>-6.336</text:p>
          </table:table-cell>
          <table:table-cell/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table:formula="of:=[.A223]/1000000" office:value-type="float" office:value="55.75" calcext:value-type="float">
            <text:p>5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5041802075833" calcext:value-type="float">
            <text:p>30.5041802076</text:p>
          </table:table-cell>
          <table:table-cell table:formula="of:=[.D223]+[.C223]" office:value-type="float" office:value="31.1041802075833" calcext:value-type="float">
            <text:p>31.1041802076</text:p>
          </table:table-cell>
          <table:table-cell table:formula="of:=[.E223]-37.9457853336362" office:value-type="float" office:value="-6.8416051260529" calcext:value-type="float">
            <text:p>-6.842</text:p>
          </table:table-cell>
          <table:table-cell/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224]/1000000" office:value-type="float" office:value="56" calcext:value-type="float">
            <text:p>5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6560711745635" calcext:value-type="float">
            <text:p>30.6560711746</text:p>
          </table:table-cell>
          <table:table-cell table:formula="of:=[.D224]+[.C224]" office:value-type="float" office:value="31.2560711745635" calcext:value-type="float">
            <text:p>31.2560711746</text:p>
          </table:table-cell>
          <table:table-cell table:formula="of:=[.E224]-37.9457853336362" office:value-type="float" office:value="-6.6897141590727" calcext:value-type="float">
            <text:p>-6.690</text:p>
          </table:table-cell>
          <table:table-cell/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table:formula="of:=[.A225]/1000000" office:value-type="float" office:value="56.25" calcext:value-type="float">
            <text:p>5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6112834104477" calcext:value-type="float">
            <text:p>30.6112834104</text:p>
          </table:table-cell>
          <table:table-cell table:formula="of:=[.D225]+[.C225]" office:value-type="float" office:value="31.2112834104477" calcext:value-type="float">
            <text:p>31.2112834104</text:p>
          </table:table-cell>
          <table:table-cell table:formula="of:=[.E225]-37.9457853336362" office:value-type="float" office:value="-6.7345019231885" calcext:value-type="float">
            <text:p>-6.735</text:p>
          </table:table-cell>
          <table:table-cell/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table:formula="of:=[.A226]/1000000" office:value-type="float" office:value="56.5" calcext:value-type="float">
            <text:p>5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2019658554317" calcext:value-type="float">
            <text:p>30.2019658554</text:p>
          </table:table-cell>
          <table:table-cell table:formula="of:=[.D226]+[.C226]" office:value-type="float" office:value="30.8019658554317" calcext:value-type="float">
            <text:p>30.8019658554</text:p>
          </table:table-cell>
          <table:table-cell table:formula="of:=[.E226]-37.9457853336362" office:value-type="float" office:value="-7.1438194782045" calcext:value-type="float">
            <text:p>-7.144</text:p>
          </table:table-cell>
          <table:table-cell/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table:formula="of:=[.A227]/1000000" office:value-type="float" office:value="56.75" calcext:value-type="float">
            <text:p>5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2353811583936" calcext:value-type="float">
            <text:p>30.2353811584</text:p>
          </table:table-cell>
          <table:table-cell table:formula="of:=[.D227]+[.C227]" office:value-type="float" office:value="30.8353811583936" calcext:value-type="float">
            <text:p>30.8353811584</text:p>
          </table:table-cell>
          <table:table-cell table:formula="of:=[.E227]-37.9457853336362" office:value-type="float" office:value="-7.1104041752426" calcext:value-type="float">
            <text:p>-7.110</text:p>
          </table:table-cell>
          <table:table-cell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228]/1000000" office:value-type="float" office:value="57" calcext:value-type="float">
            <text:p>5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0.2321380413742" calcext:value-type="float">
            <text:p>30.2321380414</text:p>
          </table:table-cell>
          <table:table-cell table:formula="of:=[.D228]+[.C228]" office:value-type="float" office:value="30.8321380413742" calcext:value-type="float">
            <text:p>30.8321380414</text:p>
          </table:table-cell>
          <table:table-cell table:formula="of:=[.E228]-37.9457853336362" office:value-type="float" office:value="-7.113647292262" calcext:value-type="float">
            <text:p>-7.114</text:p>
          </table:table-cell>
          <table:table-cell/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table:formula="of:=[.A229]/1000000" office:value-type="float" office:value="57.25" calcext:value-type="float">
            <text:p>5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291880865117" calcext:value-type="float">
            <text:p>29.2918808651</text:p>
          </table:table-cell>
          <table:table-cell table:formula="of:=[.D229]+[.C229]" office:value-type="float" office:value="29.891880865117" calcext:value-type="float">
            <text:p>29.8918808651</text:p>
          </table:table-cell>
          <table:table-cell table:formula="of:=[.E229]-37.9457853336362" office:value-type="float" office:value="-8.0539044685192" calcext:value-type="float">
            <text:p>-8.054</text:p>
          </table:table-cell>
          <table:table-cell/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table:formula="of:=[.A230]/1000000" office:value-type="float" office:value="57.5" calcext:value-type="float">
            <text:p>5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6714857516593" calcext:value-type="float">
            <text:p>29.6714857517</text:p>
          </table:table-cell>
          <table:table-cell table:formula="of:=[.D230]+[.C230]" office:value-type="float" office:value="30.2714857516593" calcext:value-type="float">
            <text:p>30.2714857517</text:p>
          </table:table-cell>
          <table:table-cell table:formula="of:=[.E230]-37.9457853336362" office:value-type="float" office:value="-7.6742995819769" calcext:value-type="float">
            <text:p>-7.674</text:p>
          </table:table-cell>
          <table:table-cell/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table:formula="of:=[.A231]/1000000" office:value-type="float" office:value="57.75" calcext:value-type="float">
            <text:p>5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9269431236285" calcext:value-type="float">
            <text:p>29.9269431236</text:p>
          </table:table-cell>
          <table:table-cell table:formula="of:=[.D231]+[.C231]" office:value-type="float" office:value="30.5269431236285" calcext:value-type="float">
            <text:p>30.5269431236</text:p>
          </table:table-cell>
          <table:table-cell table:formula="of:=[.E231]-37.9457853336362" office:value-type="float" office:value="-7.4188422100077" calcext:value-type="float">
            <text:p>-7.419</text:p>
          </table:table-cell>
          <table:table-cell/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232]/1000000" office:value-type="float" office:value="58" calcext:value-type="float">
            <text:p>5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7913462032862" calcext:value-type="float">
            <text:p>28.7913462033</text:p>
          </table:table-cell>
          <table:table-cell table:formula="of:=[.D232]+[.C232]" office:value-type="float" office:value="29.3913462032862" calcext:value-type="float">
            <text:p>29.3913462033</text:p>
          </table:table-cell>
          <table:table-cell table:formula="of:=[.E232]-37.9457853336362" office:value-type="float" office:value="-8.55443913035" calcext:value-type="float">
            <text:p>-8.554</text:p>
          </table:table-cell>
          <table:table-cell/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table:formula="of:=[.A233]/1000000" office:value-type="float" office:value="58.25" calcext:value-type="float">
            <text:p>5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9.0098350330063" calcext:value-type="float">
            <text:p>29.009835033</text:p>
          </table:table-cell>
          <table:table-cell table:formula="of:=[.D233]+[.C233]" office:value-type="float" office:value="29.6098350330063" calcext:value-type="float">
            <text:p>29.609835033</text:p>
          </table:table-cell>
          <table:table-cell table:formula="of:=[.E233]-37.9457853336362" office:value-type="float" office:value="-8.3359503006299" calcext:value-type="float">
            <text:p>-8.336</text:p>
          </table:table-cell>
          <table:table-cell/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table:formula="of:=[.A234]/1000000" office:value-type="float" office:value="58.5" calcext:value-type="float">
            <text:p>5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599935597281" calcext:value-type="float">
            <text:p>28.5999355973</text:p>
          </table:table-cell>
          <table:table-cell table:formula="of:=[.D234]+[.C234]" office:value-type="float" office:value="29.199935597281" calcext:value-type="float">
            <text:p>29.1999355973</text:p>
          </table:table-cell>
          <table:table-cell table:formula="of:=[.E234]-37.9457853336362" office:value-type="float" office:value="-8.7458497363552" calcext:value-type="float">
            <text:p>-8.746</text:p>
          </table:table-cell>
          <table:table-cell/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table:formula="of:=[.A235]/1000000" office:value-type="float" office:value="58.75" calcext:value-type="float">
            <text:p>5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5293408078201" calcext:value-type="float">
            <text:p>28.5293408078</text:p>
          </table:table-cell>
          <table:table-cell table:formula="of:=[.D235]+[.C235]" office:value-type="float" office:value="29.1293408078201" calcext:value-type="float">
            <text:p>29.1293408078</text:p>
          </table:table-cell>
          <table:table-cell table:formula="of:=[.E235]-37.9457853336362" office:value-type="float" office:value="-8.8164445258161" calcext:value-type="float">
            <text:p>-8.816</text:p>
          </table:table-cell>
          <table:table-cell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236]/1000000" office:value-type="float" office:value="59" calcext:value-type="float">
            <text:p>5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6864168398054" calcext:value-type="float">
            <text:p>28.6864168398</text:p>
          </table:table-cell>
          <table:table-cell table:formula="of:=[.D236]+[.C236]" office:value-type="float" office:value="29.2864168398054" calcext:value-type="float">
            <text:p>29.2864168398</text:p>
          </table:table-cell>
          <table:table-cell table:formula="of:=[.E236]-37.9457853336362" office:value-type="float" office:value="-8.6593684938308" calcext:value-type="float">
            <text:p>-8.659</text:p>
          </table:table-cell>
          <table:table-cell/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table:formula="of:=[.A237]/1000000" office:value-type="float" office:value="59.25" calcext:value-type="float">
            <text:p>5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3616792015758" calcext:value-type="float">
            <text:p>28.3616792016</text:p>
          </table:table-cell>
          <table:table-cell table:formula="of:=[.D237]+[.C237]" office:value-type="float" office:value="28.9616792015758" calcext:value-type="float">
            <text:p>28.9616792016</text:p>
          </table:table-cell>
          <table:table-cell table:formula="of:=[.E237]-37.9457853336362" office:value-type="float" office:value="-8.9841061320604" calcext:value-type="float">
            <text:p>-8.984</text:p>
          </table:table-cell>
          <table:table-cell/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table:formula="of:=[.A238]/1000000" office:value-type="float" office:value="59.5" calcext:value-type="float">
            <text:p>5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1242976190061" calcext:value-type="float">
            <text:p>28.124297619</text:p>
          </table:table-cell>
          <table:table-cell table:formula="of:=[.D238]+[.C238]" office:value-type="float" office:value="28.7242976190061" calcext:value-type="float">
            <text:p>28.724297619</text:p>
          </table:table-cell>
          <table:table-cell table:formula="of:=[.E238]-37.9457853336362" office:value-type="float" office:value="-9.2214877146301" calcext:value-type="float">
            <text:p>-9.221</text:p>
          </table:table-cell>
          <table:table-cell/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table:formula="of:=[.A239]/1000000" office:value-type="float" office:value="59.75" calcext:value-type="float">
            <text:p>5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9933246819965" calcext:value-type="float">
            <text:p>27.993324682</text:p>
          </table:table-cell>
          <table:table-cell table:formula="of:=[.D239]+[.C239]" office:value-type="float" office:value="28.5933246819965" calcext:value-type="float">
            <text:p>28.593324682</text:p>
          </table:table-cell>
          <table:table-cell table:formula="of:=[.E239]-37.9457853336362" office:value-type="float" office:value="-9.3524606516397" calcext:value-type="float">
            <text:p>-9.352</text:p>
          </table:table-cell>
          <table:table-cell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40]/1000000" office:value-type="float" office:value="60" calcext:value-type="float">
            <text:p>6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8.1014518452098" calcext:value-type="float">
            <text:p>28.1014518452</text:p>
          </table:table-cell>
          <table:table-cell table:formula="of:=[.D240]+[.C240]" office:value-type="float" office:value="28.7014518452098" calcext:value-type="float">
            <text:p>28.7014518452</text:p>
          </table:table-cell>
          <table:table-cell table:formula="of:=[.E240]-37.9457853336362" office:value-type="float" office:value="-9.2443334884264" calcext:value-type="float">
            <text:p>-9.244</text:p>
          </table:table-cell>
          <table:table-cell/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table:formula="of:=[.A241]/1000000" office:value-type="float" office:value="60.25" calcext:value-type="float">
            <text:p>6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8985697358617" calcext:value-type="float">
            <text:p>27.8985697359</text:p>
          </table:table-cell>
          <table:table-cell table:formula="of:=[.D241]+[.C241]" office:value-type="float" office:value="28.4985697358617" calcext:value-type="float">
            <text:p>28.4985697359</text:p>
          </table:table-cell>
          <table:table-cell table:formula="of:=[.E241]-37.9457853336362" office:value-type="float" office:value="-9.4472155977745" calcext:value-type="float">
            <text:p>-9.447</text:p>
          </table:table-cell>
          <table:table-cell/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table:formula="of:=[.A242]/1000000" office:value-type="float" office:value="60.5" calcext:value-type="float">
            <text:p>6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487734593548" calcext:value-type="float">
            <text:p>27.4877345935</text:p>
          </table:table-cell>
          <table:table-cell table:formula="of:=[.D242]+[.C242]" office:value-type="float" office:value="28.087734593548" calcext:value-type="float">
            <text:p>28.0877345935</text:p>
          </table:table-cell>
          <table:table-cell table:formula="of:=[.E242]-37.9457853336362" office:value-type="float" office:value="-9.8580507400882" calcext:value-type="float">
            <text:p>-9.858</text:p>
          </table:table-cell>
          <table:table-cell/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table:formula="of:=[.A243]/1000000" office:value-type="float" office:value="60.75" calcext:value-type="float">
            <text:p>6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5605583075821" calcext:value-type="float">
            <text:p>27.5605583076</text:p>
          </table:table-cell>
          <table:table-cell table:formula="of:=[.D243]+[.C243]" office:value-type="float" office:value="28.1605583075821" calcext:value-type="float">
            <text:p>28.1605583076</text:p>
          </table:table-cell>
          <table:table-cell table:formula="of:=[.E243]-37.9457853336362" office:value-type="float" office:value="-9.7852270260541" calcext:value-type="float">
            <text:p>-9.785</text:p>
          </table:table-cell>
          <table:table-cell/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244]/1000000" office:value-type="float" office:value="61" calcext:value-type="float">
            <text:p>6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2630974908817" calcext:value-type="float">
            <text:p>27.2630974909</text:p>
          </table:table-cell>
          <table:table-cell table:formula="of:=[.D244]+[.C244]" office:value-type="float" office:value="27.8630974908817" calcext:value-type="float">
            <text:p>27.8630974909</text:p>
          </table:table-cell>
          <table:table-cell table:formula="of:=[.E244]-37.9457853336362" office:value-type="float" office:value="-10.0826878427545" calcext:value-type="float">
            <text:p>-10.083</text:p>
          </table:table-cell>
          <table:table-cell/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table:formula="of:=[.A245]/1000000" office:value-type="float" office:value="61.25" calcext:value-type="float">
            <text:p>6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7.3329917225631" calcext:value-type="float">
            <text:p>27.3329917226</text:p>
          </table:table-cell>
          <table:table-cell table:formula="of:=[.D245]+[.C245]" office:value-type="float" office:value="27.9329917225631" calcext:value-type="float">
            <text:p>27.9329917226</text:p>
          </table:table-cell>
          <table:table-cell table:formula="of:=[.E245]-37.9457853336362" office:value-type="float" office:value="-10.0127936110731" calcext:value-type="float">
            <text:p>-10.013</text:p>
          </table:table-cell>
          <table:table-cell/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table:formula="of:=[.A246]/1000000" office:value-type="float" office:value="61.5" calcext:value-type="float">
            <text:p>6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3554559007138" calcext:value-type="float">
            <text:p>26.3554559007</text:p>
          </table:table-cell>
          <table:table-cell table:formula="of:=[.D246]+[.C246]" office:value-type="float" office:value="26.9554559007138" calcext:value-type="float">
            <text:p>26.9554559007</text:p>
          </table:table-cell>
          <table:table-cell table:formula="of:=[.E246]-37.9457853336362" office:value-type="float" office:value="-10.9903294329224" calcext:value-type="float">
            <text:p>-10.990</text:p>
          </table:table-cell>
          <table:table-cell/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table:formula="of:=[.A247]/1000000" office:value-type="float" office:value="61.75" calcext:value-type="float">
            <text:p>6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9291747431787" calcext:value-type="float">
            <text:p>26.9291747432</text:p>
          </table:table-cell>
          <table:table-cell table:formula="of:=[.D247]+[.C247]" office:value-type="float" office:value="27.5291747431787" calcext:value-type="float">
            <text:p>27.5291747432</text:p>
          </table:table-cell>
          <table:table-cell table:formula="of:=[.E247]-37.9457853336362" office:value-type="float" office:value="-10.4166105904575" calcext:value-type="float">
            <text:p>-10.417</text:p>
          </table:table-cell>
          <table:table-cell/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248]/1000000" office:value-type="float" office:value="62" calcext:value-type="float">
            <text:p>6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2681820153382" calcext:value-type="float">
            <text:p>26.2681820153</text:p>
          </table:table-cell>
          <table:table-cell table:formula="of:=[.D248]+[.C248]" office:value-type="float" office:value="26.8681820153382" calcext:value-type="float">
            <text:p>26.8681820153</text:p>
          </table:table-cell>
          <table:table-cell table:formula="of:=[.E248]-37.9457853336362" office:value-type="float" office:value="-11.077603318298" calcext:value-type="float">
            <text:p>-11.078</text:p>
          </table:table-cell>
          <table:table-cell/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table:formula="of:=[.A249]/1000000" office:value-type="float" office:value="62.25" calcext:value-type="float">
            <text:p>6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5852697268709" calcext:value-type="float">
            <text:p>26.5852697269</text:p>
          </table:table-cell>
          <table:table-cell table:formula="of:=[.D249]+[.C249]" office:value-type="float" office:value="27.1852697268709" calcext:value-type="float">
            <text:p>27.1852697269</text:p>
          </table:table-cell>
          <table:table-cell table:formula="of:=[.E249]-37.9457853336362" office:value-type="float" office:value="-10.7605156067653" calcext:value-type="float">
            <text:p>-10.761</text:p>
          </table:table-cell>
          <table:table-cell/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table:formula="of:=[.A250]/1000000" office:value-type="float" office:value="62.5" calcext:value-type="float">
            <text:p>6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2600035183741" calcext:value-type="float">
            <text:p>26.2600035184</text:p>
          </table:table-cell>
          <table:table-cell table:formula="of:=[.D250]+[.C250]" office:value-type="float" office:value="26.8600035183741" calcext:value-type="float">
            <text:p>26.8600035184</text:p>
          </table:table-cell>
          <table:table-cell table:formula="of:=[.E250]-37.9457853336362" office:value-type="float" office:value="-11.0857818152621" calcext:value-type="float">
            <text:p>-11.086</text:p>
          </table:table-cell>
          <table:table-cell/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table:formula="of:=[.A251]/1000000" office:value-type="float" office:value="62.75" calcext:value-type="float">
            <text:p>6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6.4019891625482" calcext:value-type="float">
            <text:p>26.4019891625</text:p>
          </table:table-cell>
          <table:table-cell table:formula="of:=[.D251]+[.C251]" office:value-type="float" office:value="27.0019891625482" calcext:value-type="float">
            <text:p>27.0019891625</text:p>
          </table:table-cell>
          <table:table-cell table:formula="of:=[.E251]-37.9457853336362" office:value-type="float" office:value="-10.943796171088" calcext:value-type="float">
            <text:p>-10.944</text:p>
          </table:table-cell>
          <table:table-cell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252]/1000000" office:value-type="float" office:value="63" calcext:value-type="float">
            <text:p>6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4555918153309" calcext:value-type="float">
            <text:p>25.4555918153</text:p>
          </table:table-cell>
          <table:table-cell table:formula="of:=[.D252]+[.C252]" office:value-type="float" office:value="26.0555918153309" calcext:value-type="float">
            <text:p>26.0555918153</text:p>
          </table:table-cell>
          <table:table-cell table:formula="of:=[.E252]-37.9457853336362" office:value-type="float" office:value="-11.8901935183053" calcext:value-type="float">
            <text:p>-11.890</text:p>
          </table:table-cell>
          <table:table-cell/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table:formula="of:=[.A253]/1000000" office:value-type="float" office:value="63.25" calcext:value-type="float">
            <text:p>6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7183295079364" calcext:value-type="float">
            <text:p>25.7183295079</text:p>
          </table:table-cell>
          <table:table-cell table:formula="of:=[.D253]+[.C253]" office:value-type="float" office:value="26.3183295079364" calcext:value-type="float">
            <text:p>26.3183295079</text:p>
          </table:table-cell>
          <table:table-cell table:formula="of:=[.E253]-37.9457853336362" office:value-type="float" office:value="-11.6274558256998" calcext:value-type="float">
            <text:p>-11.627</text:p>
          </table:table-cell>
          <table:table-cell/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table:formula="of:=[.A254]/1000000" office:value-type="float" office:value="63.5" calcext:value-type="float">
            <text:p>6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6374255728825" calcext:value-type="float">
            <text:p>25.6374255729</text:p>
          </table:table-cell>
          <table:table-cell table:formula="of:=[.D254]+[.C254]" office:value-type="float" office:value="26.2374255728825" calcext:value-type="float">
            <text:p>26.2374255729</text:p>
          </table:table-cell>
          <table:table-cell table:formula="of:=[.E254]-37.9457853336362" office:value-type="float" office:value="-11.7083597607537" calcext:value-type="float">
            <text:p>-11.708</text:p>
          </table:table-cell>
          <table:table-cell/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table:formula="of:=[.A255]/1000000" office:value-type="float" office:value="63.75" calcext:value-type="float">
            <text:p>6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6688891021194" calcext:value-type="float">
            <text:p>25.6688891021</text:p>
          </table:table-cell>
          <table:table-cell table:formula="of:=[.D255]+[.C255]" office:value-type="float" office:value="26.2688891021194" calcext:value-type="float">
            <text:p>26.2688891021</text:p>
          </table:table-cell>
          <table:table-cell table:formula="of:=[.E255]-37.9457853336362" office:value-type="float" office:value="-11.6768962315168" calcext:value-type="float">
            <text:p>-11.677</text:p>
          </table:table-cell>
          <table:table-cell/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table:formula="of:=[.A256]/1000000" office:value-type="float" office:value="64" calcext:value-type="float">
            <text:p>6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4899329372317" calcext:value-type="float">
            <text:p>25.4899329372</text:p>
          </table:table-cell>
          <table:table-cell table:formula="of:=[.D256]+[.C256]" office:value-type="float" office:value="26.0899329372317" calcext:value-type="float">
            <text:p>26.0899329372</text:p>
          </table:table-cell>
          <table:table-cell table:formula="of:=[.E256]-37.9457853336362" office:value-type="float" office:value="-11.8558523964045" calcext:value-type="float">
            <text:p>-11.856</text:p>
          </table:table-cell>
          <table:table-cell/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table:formula="of:=[.A257]/1000000" office:value-type="float" office:value="64.25" calcext:value-type="float">
            <text:p>6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124699288208" calcext:value-type="float">
            <text:p>25.1246992882</text:p>
          </table:table-cell>
          <table:table-cell table:formula="of:=[.D257]+[.C257]" office:value-type="float" office:value="25.724699288208" calcext:value-type="float">
            <text:p>25.7246992882</text:p>
          </table:table-cell>
          <table:table-cell table:formula="of:=[.E257]-37.9457853336362" office:value-type="float" office:value="-12.2210860454282" calcext:value-type="float">
            <text:p>-12.221</text:p>
          </table:table-cell>
          <table:table-cell/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table:formula="of:=[.A258]/1000000" office:value-type="float" office:value="64.5" calcext:value-type="float">
            <text:p>6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5.1155505991501" calcext:value-type="float">
            <text:p>25.1155505992</text:p>
          </table:table-cell>
          <table:table-cell table:formula="of:=[.D258]+[.C258]" office:value-type="float" office:value="25.7155505991501" calcext:value-type="float">
            <text:p>25.7155505992</text:p>
          </table:table-cell>
          <table:table-cell table:formula="of:=[.E258]-37.9457853336362" office:value-type="float" office:value="-12.2302347344861" calcext:value-type="float">
            <text:p>-12.230</text:p>
          </table:table-cell>
          <table:table-cell/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table:formula="of:=[.A259]/1000000" office:value-type="float" office:value="64.75" calcext:value-type="float">
            <text:p>6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8533872992859" calcext:value-type="float">
            <text:p>24.8533872993</text:p>
          </table:table-cell>
          <table:table-cell table:formula="of:=[.D259]+[.C259]" office:value-type="float" office:value="25.4533872992859" calcext:value-type="float">
            <text:p>25.4533872993</text:p>
          </table:table-cell>
          <table:table-cell table:formula="of:=[.E259]-37.9457853336362" office:value-type="float" office:value="-12.4923980343503" calcext:value-type="float">
            <text:p>-12.492</text:p>
          </table:table-cell>
          <table:table-cell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260]/1000000" office:value-type="float" office:value="65" calcext:value-type="float">
            <text:p>6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6363103342504" calcext:value-type="float">
            <text:p>24.6363103343</text:p>
          </table:table-cell>
          <table:table-cell table:formula="of:=[.D260]+[.C260]" office:value-type="float" office:value="25.2363103342504" calcext:value-type="float">
            <text:p>25.2363103343</text:p>
          </table:table-cell>
          <table:table-cell table:formula="of:=[.E260]-37.9457853336362" office:value-type="float" office:value="-12.7094749993858" calcext:value-type="float">
            <text:p>-12.709</text:p>
          </table:table-cell>
          <table:table-cell/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table:formula="of:=[.A261]/1000000" office:value-type="float" office:value="65.25" calcext:value-type="float">
            <text:p>6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8495772432496" calcext:value-type="float">
            <text:p>24.8495772432</text:p>
          </table:table-cell>
          <table:table-cell table:formula="of:=[.D261]+[.C261]" office:value-type="float" office:value="25.4495772432496" calcext:value-type="float">
            <text:p>25.4495772432</text:p>
          </table:table-cell>
          <table:table-cell table:formula="of:=[.E261]-37.9457853336362" office:value-type="float" office:value="-12.4962080903866" calcext:value-type="float">
            <text:p>-12.496</text:p>
          </table:table-cell>
          <table:table-cell/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table:formula="of:=[.A262]/1000000" office:value-type="float" office:value="65.5" calcext:value-type="float">
            <text:p>6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2679086800664" calcext:value-type="float">
            <text:p>24.2679086801</text:p>
          </table:table-cell>
          <table:table-cell table:formula="of:=[.D262]+[.C262]" office:value-type="float" office:value="24.8679086800664" calcext:value-type="float">
            <text:p>24.8679086801</text:p>
          </table:table-cell>
          <table:table-cell table:formula="of:=[.E262]-37.9457853336362" office:value-type="float" office:value="-13.0778766535698" calcext:value-type="float">
            <text:p>-13.078</text:p>
          </table:table-cell>
          <table:table-cell/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table:formula="of:=[.A263]/1000000" office:value-type="float" office:value="65.75" calcext:value-type="float">
            <text:p>6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4433158322972" calcext:value-type="float">
            <text:p>24.4433158323</text:p>
          </table:table-cell>
          <table:table-cell table:formula="of:=[.D263]+[.C263]" office:value-type="float" office:value="25.0433158322972" calcext:value-type="float">
            <text:p>25.0433158323</text:p>
          </table:table-cell>
          <table:table-cell table:formula="of:=[.E263]-37.9457853336362" office:value-type="float" office:value="-12.902469501339" calcext:value-type="float">
            <text:p>-12.902</text:p>
          </table:table-cell>
          <table:table-cell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table:formula="of:=[.A264]/1000000" office:value-type="float" office:value="66" calcext:value-type="float">
            <text:p>6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7441050143952" calcext:value-type="float">
            <text:p>23.7441050144</text:p>
          </table:table-cell>
          <table:table-cell table:formula="of:=[.D264]+[.C264]" office:value-type="float" office:value="24.3441050143952" calcext:value-type="float">
            <text:p>24.3441050144</text:p>
          </table:table-cell>
          <table:table-cell table:formula="of:=[.E264]-37.9457853336362" office:value-type="float" office:value="-13.601680319241" calcext:value-type="float">
            <text:p>-13.602</text:p>
          </table:table-cell>
          <table:table-cell/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table:formula="of:=[.A265]/1000000" office:value-type="float" office:value="66.25" calcext:value-type="float">
            <text:p>6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4.068743623231" calcext:value-type="float">
            <text:p>24.0687436232</text:p>
          </table:table-cell>
          <table:table-cell table:formula="of:=[.D265]+[.C265]" office:value-type="float" office:value="24.668743623231" calcext:value-type="float">
            <text:p>24.6687436232</text:p>
          </table:table-cell>
          <table:table-cell table:formula="of:=[.E265]-37.9457853336362" office:value-type="float" office:value="-13.2770417104052" calcext:value-type="float">
            <text:p>-13.277</text:p>
          </table:table-cell>
          <table:table-cell/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table:formula="of:=[.A266]/1000000" office:value-type="float" office:value="66.5" calcext:value-type="float">
            <text:p>6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7228670706974" calcext:value-type="float">
            <text:p>23.7228670707</text:p>
          </table:table-cell>
          <table:table-cell table:formula="of:=[.D266]+[.C266]" office:value-type="float" office:value="24.3228670706974" calcext:value-type="float">
            <text:p>24.3228670707</text:p>
          </table:table-cell>
          <table:table-cell table:formula="of:=[.E266]-37.9457853336362" office:value-type="float" office:value="-13.6229182629388" calcext:value-type="float">
            <text:p>-13.623</text:p>
          </table:table-cell>
          <table:table-cell/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table:formula="of:=[.A267]/1000000" office:value-type="float" office:value="66.75" calcext:value-type="float">
            <text:p>6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8445761105028" calcext:value-type="float">
            <text:p>23.8445761105</text:p>
          </table:table-cell>
          <table:table-cell table:formula="of:=[.D267]+[.C267]" office:value-type="float" office:value="24.4445761105028" calcext:value-type="float">
            <text:p>24.4445761105</text:p>
          </table:table-cell>
          <table:table-cell table:formula="of:=[.E267]-37.9457853336362" office:value-type="float" office:value="-13.5012092231334" calcext:value-type="float">
            <text:p>-13.501</text:p>
          </table:table-cell>
          <table:table-cell/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table:formula="of:=[.A268]/1000000" office:value-type="float" office:value="67" calcext:value-type="float">
            <text:p>6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7116142908722" calcext:value-type="float">
            <text:p>23.7116142909</text:p>
          </table:table-cell>
          <table:table-cell table:formula="of:=[.D268]+[.C268]" office:value-type="float" office:value="24.3116142908722" calcext:value-type="float">
            <text:p>24.3116142909</text:p>
          </table:table-cell>
          <table:table-cell table:formula="of:=[.E268]-37.9457853336362" office:value-type="float" office:value="-13.634171042764" calcext:value-type="float">
            <text:p>-13.634</text:p>
          </table:table-cell>
          <table:table-cell/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table:formula="of:=[.A269]/1000000" office:value-type="float" office:value="67.25" calcext:value-type="float">
            <text:p>6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384489062927" calcext:value-type="float">
            <text:p>23.3844890629</text:p>
          </table:table-cell>
          <table:table-cell table:formula="of:=[.D269]+[.C269]" office:value-type="float" office:value="23.984489062927" calcext:value-type="float">
            <text:p>23.9844890629</text:p>
          </table:table-cell>
          <table:table-cell table:formula="of:=[.E269]-37.9457853336362" office:value-type="float" office:value="-13.9612962707092" calcext:value-type="float">
            <text:p>-13.961</text:p>
          </table:table-cell>
          <table:table-cell/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table:formula="of:=[.A270]/1000000" office:value-type="float" office:value="67.5" calcext:value-type="float">
            <text:p>6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0585053644709" calcext:value-type="float">
            <text:p>23.0585053645</text:p>
          </table:table-cell>
          <table:table-cell table:formula="of:=[.D270]+[.C270]" office:value-type="float" office:value="23.6585053644709" calcext:value-type="float">
            <text:p>23.6585053645</text:p>
          </table:table-cell>
          <table:table-cell table:formula="of:=[.E270]-37.9457853336362" office:value-type="float" office:value="-14.2872799691653" calcext:value-type="float">
            <text:p>-14.287</text:p>
          </table:table-cell>
          <table:table-cell/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table:formula="of:=[.A271]/1000000" office:value-type="float" office:value="67.75" calcext:value-type="float">
            <text:p>6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2.8547644841344" calcext:value-type="float">
            <text:p>22.8547644841</text:p>
          </table:table-cell>
          <table:table-cell table:formula="of:=[.D271]+[.C271]" office:value-type="float" office:value="23.4547644841344" calcext:value-type="float">
            <text:p>23.4547644841</text:p>
          </table:table-cell>
          <table:table-cell table:formula="of:=[.E271]-37.9457853336362" office:value-type="float" office:value="-14.4910208495018" calcext:value-type="float">
            <text:p>-14.491</text:p>
          </table:table-cell>
          <table:table-cell/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table:formula="of:=[.A272]/1000000" office:value-type="float" office:value="68" calcext:value-type="float">
            <text:p>6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3.212157340083" calcext:value-type="float">
            <text:p>23.2121573401</text:p>
          </table:table-cell>
          <table:table-cell table:formula="of:=[.D272]+[.C272]" office:value-type="float" office:value="23.812157340083" calcext:value-type="float">
            <text:p>23.8121573401</text:p>
          </table:table-cell>
          <table:table-cell table:formula="of:=[.E272]-37.9457853336362" office:value-type="float" office:value="-14.1336279935532" calcext:value-type="float">
            <text:p>-14.134</text:p>
          </table:table-cell>
          <table:table-cell/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table:formula="of:=[.A273]/1000000" office:value-type="float" office:value="68.25" calcext:value-type="float">
            <text:p>6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2.572910285703" calcext:value-type="float">
            <text:p>22.5729102857</text:p>
          </table:table-cell>
          <table:table-cell table:formula="of:=[.D273]+[.C273]" office:value-type="float" office:value="23.172910285703" calcext:value-type="float">
            <text:p>23.1729102857</text:p>
          </table:table-cell>
          <table:table-cell table:formula="of:=[.E273]-37.9457853336362" office:value-type="float" office:value="-14.7728750479332" calcext:value-type="float">
            <text:p>-14.773</text:p>
          </table:table-cell>
          <table:table-cell/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table:formula="of:=[.A274]/1000000" office:value-type="float" office:value="68.5" calcext:value-type="float">
            <text:p>6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2.1207456796776" calcext:value-type="float">
            <text:p>22.1207456797</text:p>
          </table:table-cell>
          <table:table-cell table:formula="of:=[.D274]+[.C274]" office:value-type="float" office:value="22.7207456796776" calcext:value-type="float">
            <text:p>22.7207456797</text:p>
          </table:table-cell>
          <table:table-cell table:formula="of:=[.E274]-37.9457853336362" office:value-type="float" office:value="-15.2250396539586" calcext:value-type="float">
            <text:p>-15.225</text:p>
          </table:table-cell>
          <table:table-cell/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table:formula="of:=[.A275]/1000000" office:value-type="float" office:value="68.75" calcext:value-type="float">
            <text:p>6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8645656155573" calcext:value-type="float">
            <text:p>21.8645656156</text:p>
          </table:table-cell>
          <table:table-cell table:formula="of:=[.D275]+[.C275]" office:value-type="float" office:value="22.4645656155573" calcext:value-type="float">
            <text:p>22.4645656156</text:p>
          </table:table-cell>
          <table:table-cell table:formula="of:=[.E275]-37.9457853336362" office:value-type="float" office:value="-15.4812197180789" calcext:value-type="float">
            <text:p>-15.481</text:p>
          </table:table-cell>
          <table:table-cell/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table:formula="of:=[.A276]/1000000" office:value-type="float" office:value="69" calcext:value-type="float">
            <text:p>6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2.4852505776617" calcext:value-type="float">
            <text:p>22.4852505777</text:p>
          </table:table-cell>
          <table:table-cell table:formula="of:=[.D276]+[.C276]" office:value-type="float" office:value="23.0852505776617" calcext:value-type="float">
            <text:p>23.0852505777</text:p>
          </table:table-cell>
          <table:table-cell table:formula="of:=[.E276]-37.9457853336362" office:value-type="float" office:value="-14.8605347559745" calcext:value-type="float">
            <text:p>-14.861</text:p>
          </table:table-cell>
          <table:table-cell/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table:formula="of:=[.A277]/1000000" office:value-type="float" office:value="69.25" calcext:value-type="float">
            <text:p>6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8775711955195" calcext:value-type="float">
            <text:p>21.8775711955</text:p>
          </table:table-cell>
          <table:table-cell table:formula="of:=[.D277]+[.C277]" office:value-type="float" office:value="22.4775711955195" calcext:value-type="float">
            <text:p>22.4775711955</text:p>
          </table:table-cell>
          <table:table-cell table:formula="of:=[.E277]-37.9457853336362" office:value-type="float" office:value="-15.4682141381167" calcext:value-type="float">
            <text:p>-15.468</text:p>
          </table:table-cell>
          <table:table-cell/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table:formula="of:=[.A278]/1000000" office:value-type="float" office:value="69.5" calcext:value-type="float">
            <text:p>6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4703237237396" calcext:value-type="float">
            <text:p>21.4703237237</text:p>
          </table:table-cell>
          <table:table-cell table:formula="of:=[.D278]+[.C278]" office:value-type="float" office:value="22.0703237237396" calcext:value-type="float">
            <text:p>22.0703237237</text:p>
          </table:table-cell>
          <table:table-cell table:formula="of:=[.E278]-37.9457853336362" office:value-type="float" office:value="-15.8754616098966" calcext:value-type="float">
            <text:p>-15.875</text:p>
          </table:table-cell>
          <table:table-cell/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table:formula="of:=[.A279]/1000000" office:value-type="float" office:value="69.75" calcext:value-type="float">
            <text:p>6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7110124896881" calcext:value-type="float">
            <text:p>21.7110124897</text:p>
          </table:table-cell>
          <table:table-cell table:formula="of:=[.D279]+[.C279]" office:value-type="float" office:value="22.3110124896881" calcext:value-type="float">
            <text:p>22.3110124897</text:p>
          </table:table-cell>
          <table:table-cell table:formula="of:=[.E279]-37.9457853336362" office:value-type="float" office:value="-15.6347728439481" calcext:value-type="float">
            <text:p>-15.635</text:p>
          </table:table-cell>
          <table:table-cell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280]/1000000" office:value-type="float" office:value="70" calcext:value-type="float">
            <text:p>7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0716236608741" calcext:value-type="float">
            <text:p>21.0716236609</text:p>
          </table:table-cell>
          <table:table-cell table:formula="of:=[.D280]+[.C280]" office:value-type="float" office:value="21.6716236608741" calcext:value-type="float">
            <text:p>21.6716236609</text:p>
          </table:table-cell>
          <table:table-cell table:formula="of:=[.E280]-37.9457853336362" office:value-type="float" office:value="-16.2741616727621" calcext:value-type="float">
            <text:p>-16.274</text:p>
          </table:table-cell>
          <table:table-cell/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table:formula="of:=[.A281]/1000000" office:value-type="float" office:value="70.25" calcext:value-type="float">
            <text:p>7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657693411608" calcext:value-type="float">
            <text:p>21.6576934116</text:p>
          </table:table-cell>
          <table:table-cell table:formula="of:=[.D281]+[.C281]" office:value-type="float" office:value="22.257693411608" calcext:value-type="float">
            <text:p>22.2576934116</text:p>
          </table:table-cell>
          <table:table-cell table:formula="of:=[.E281]-37.9457853336362" office:value-type="float" office:value="-15.6880919220282" calcext:value-type="float">
            <text:p>-15.688</text:p>
          </table:table-cell>
          <table:table-cell/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table:formula="of:=[.A282]/1000000" office:value-type="float" office:value="70.5" calcext:value-type="float">
            <text:p>7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5944251393359" calcext:value-type="float">
            <text:p>21.5944251393</text:p>
          </table:table-cell>
          <table:table-cell table:formula="of:=[.D282]+[.C282]" office:value-type="float" office:value="22.1944251393359" calcext:value-type="float">
            <text:p>22.1944251393</text:p>
          </table:table-cell>
          <table:table-cell table:formula="of:=[.E282]-37.9457853336362" office:value-type="float" office:value="-15.7513601943003" calcext:value-type="float">
            <text:p>-15.751</text:p>
          </table:table-cell>
          <table:table-cell/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table:formula="of:=[.A283]/1000000" office:value-type="float" office:value="70.75" calcext:value-type="float">
            <text:p>7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671968120469" calcext:value-type="float">
            <text:p>21.6719681205</text:p>
          </table:table-cell>
          <table:table-cell table:formula="of:=[.D283]+[.C283]" office:value-type="float" office:value="22.271968120469" calcext:value-type="float">
            <text:p>22.2719681205</text:p>
          </table:table-cell>
          <table:table-cell table:formula="of:=[.E283]-37.9457853336362" office:value-type="float" office:value="-15.6738172131672" calcext:value-type="float">
            <text:p>-15.674</text:p>
          </table:table-cell>
          <table:table-cell/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table:formula="of:=[.A284]/1000000" office:value-type="float" office:value="71" calcext:value-type="float">
            <text:p>7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0086737516675" calcext:value-type="float">
            <text:p>21.0086737517</text:p>
          </table:table-cell>
          <table:table-cell table:formula="of:=[.D284]+[.C284]" office:value-type="float" office:value="21.6086737516675" calcext:value-type="float">
            <text:p>21.6086737517</text:p>
          </table:table-cell>
          <table:table-cell table:formula="of:=[.E284]-37.9457853336362" office:value-type="float" office:value="-16.3371115819687" calcext:value-type="float">
            <text:p>-16.337</text:p>
          </table:table-cell>
          <table:table-cell/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table:formula="of:=[.A285]/1000000" office:value-type="float" office:value="71.25" calcext:value-type="float">
            <text:p>7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1.1842364496183" calcext:value-type="float">
            <text:p>21.1842364496</text:p>
          </table:table-cell>
          <table:table-cell table:formula="of:=[.D285]+[.C285]" office:value-type="float" office:value="21.7842364496183" calcext:value-type="float">
            <text:p>21.7842364496</text:p>
          </table:table-cell>
          <table:table-cell table:formula="of:=[.E285]-37.9457853336362" office:value-type="float" office:value="-16.1615488840179" calcext:value-type="float">
            <text:p>-16.162</text:p>
          </table:table-cell>
          <table:table-cell/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table:formula="of:=[.A286]/1000000" office:value-type="float" office:value="71.5" calcext:value-type="float">
            <text:p>7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0.2717075971188" calcext:value-type="float">
            <text:p>20.2717075971</text:p>
          </table:table-cell>
          <table:table-cell table:formula="of:=[.D286]+[.C286]" office:value-type="float" office:value="20.8717075971188" calcext:value-type="float">
            <text:p>20.8717075971</text:p>
          </table:table-cell>
          <table:table-cell table:formula="of:=[.E286]-37.9457853336362" office:value-type="float" office:value="-17.0740777365174" calcext:value-type="float">
            <text:p>-17.074</text:p>
          </table:table-cell>
          <table:table-cell/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table:formula="of:=[.A287]/1000000" office:value-type="float" office:value="71.75" calcext:value-type="float">
            <text:p>7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8639123840104" calcext:value-type="float">
            <text:p>19.863912384</text:p>
          </table:table-cell>
          <table:table-cell table:formula="of:=[.D287]+[.C287]" office:value-type="float" office:value="20.4639123840104" calcext:value-type="float">
            <text:p>20.463912384</text:p>
          </table:table-cell>
          <table:table-cell table:formula="of:=[.E287]-37.9457853336362" office:value-type="float" office:value="-17.4818729496258" calcext:value-type="float">
            <text:p>-17.482</text:p>
          </table:table-cell>
          <table:table-cell/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table:formula="of:=[.A288]/1000000" office:value-type="float" office:value="72" calcext:value-type="float">
            <text:p>7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7139177248903" calcext:value-type="float">
            <text:p>19.7139177249</text:p>
          </table:table-cell>
          <table:table-cell table:formula="of:=[.D288]+[.C288]" office:value-type="float" office:value="20.3139177248903" calcext:value-type="float">
            <text:p>20.3139177249</text:p>
          </table:table-cell>
          <table:table-cell table:formula="of:=[.E288]-37.9457853336362" office:value-type="float" office:value="-17.6318676087459" calcext:value-type="float">
            <text:p>-17.632</text:p>
          </table:table-cell>
          <table:table-cell/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table:formula="of:=[.A289]/1000000" office:value-type="float" office:value="72.25" calcext:value-type="float">
            <text:p>7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7256985430413" calcext:value-type="float">
            <text:p>19.725698543</text:p>
          </table:table-cell>
          <table:table-cell table:formula="of:=[.D289]+[.C289]" office:value-type="float" office:value="20.3256985430413" calcext:value-type="float">
            <text:p>20.325698543</text:p>
          </table:table-cell>
          <table:table-cell table:formula="of:=[.E289]-37.9457853336362" office:value-type="float" office:value="-17.6200867905949" calcext:value-type="float">
            <text:p>-17.620</text:p>
          </table:table-cell>
          <table:table-cell/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table:formula="of:=[.A290]/1000000" office:value-type="float" office:value="72.5" calcext:value-type="float">
            <text:p>7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8228271389328" calcext:value-type="float">
            <text:p>19.8228271389</text:p>
          </table:table-cell>
          <table:table-cell table:formula="of:=[.D290]+[.C290]" office:value-type="float" office:value="20.4228271389328" calcext:value-type="float">
            <text:p>20.4228271389</text:p>
          </table:table-cell>
          <table:table-cell table:formula="of:=[.E290]-37.9457853336362" office:value-type="float" office:value="-17.5229581947034" calcext:value-type="float">
            <text:p>-17.523</text:p>
          </table:table-cell>
          <table:table-cell/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table:formula="of:=[.A291]/1000000" office:value-type="float" office:value="72.75" calcext:value-type="float">
            <text:p>7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369594948546" calcext:value-type="float">
            <text:p>19.3695949485</text:p>
          </table:table-cell>
          <table:table-cell table:formula="of:=[.D291]+[.C291]" office:value-type="float" office:value="19.969594948546" calcext:value-type="float">
            <text:p>19.9695949485</text:p>
          </table:table-cell>
          <table:table-cell table:formula="of:=[.E291]-37.9457853336362" office:value-type="float" office:value="-17.9761903850902" calcext:value-type="float">
            <text:p>-17.976</text:p>
          </table:table-cell>
          <table:table-cell/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table:formula="of:=[.A292]/1000000" office:value-type="float" office:value="73" calcext:value-type="float">
            <text:p>7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540653849673" calcext:value-type="float">
            <text:p>19.5406538497</text:p>
          </table:table-cell>
          <table:table-cell table:formula="of:=[.D292]+[.C292]" office:value-type="float" office:value="20.140653849673" calcext:value-type="float">
            <text:p>20.1406538497</text:p>
          </table:table-cell>
          <table:table-cell table:formula="of:=[.E292]-37.9457853336362" office:value-type="float" office:value="-17.8051314839632" calcext:value-type="float">
            <text:p>-17.805</text:p>
          </table:table-cell>
          <table:table-cell/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table:formula="of:=[.A293]/1000000" office:value-type="float" office:value="73.25" calcext:value-type="float">
            <text:p>7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6962125722525" calcext:value-type="float">
            <text:p>19.6962125723</text:p>
          </table:table-cell>
          <table:table-cell table:formula="of:=[.D293]+[.C293]" office:value-type="float" office:value="20.2962125722525" calcext:value-type="float">
            <text:p>20.2962125723</text:p>
          </table:table-cell>
          <table:table-cell table:formula="of:=[.E293]-37.9457853336362" office:value-type="float" office:value="-17.6495727613837" calcext:value-type="float">
            <text:p>-17.650</text:p>
          </table:table-cell>
          <table:table-cell/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table:formula="of:=[.A294]/1000000" office:value-type="float" office:value="73.5" calcext:value-type="float">
            <text:p>7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2533498165193" calcext:value-type="float">
            <text:p>19.2533498165</text:p>
          </table:table-cell>
          <table:table-cell table:formula="of:=[.D294]+[.C294]" office:value-type="float" office:value="19.8533498165193" calcext:value-type="float">
            <text:p>19.8533498165</text:p>
          </table:table-cell>
          <table:table-cell table:formula="of:=[.E294]-37.9457853336362" office:value-type="float" office:value="-18.0924355171169" calcext:value-type="float">
            <text:p>-18.092</text:p>
          </table:table-cell>
          <table:table-cell/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table:formula="of:=[.A295]/1000000" office:value-type="float" office:value="73.75" calcext:value-type="float">
            <text:p>7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5253596032852" calcext:value-type="float">
            <text:p>19.5253596033</text:p>
          </table:table-cell>
          <table:table-cell table:formula="of:=[.D295]+[.C295]" office:value-type="float" office:value="20.1253596032852" calcext:value-type="float">
            <text:p>20.1253596033</text:p>
          </table:table-cell>
          <table:table-cell table:formula="of:=[.E295]-37.9457853336362" office:value-type="float" office:value="-17.820425730351" calcext:value-type="float">
            <text:p>-17.820</text:p>
          </table:table-cell>
          <table:table-cell/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table:formula="of:=[.A296]/1000000" office:value-type="float" office:value="74" calcext:value-type="float">
            <text:p>7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9.2079534003643" calcext:value-type="float">
            <text:p>19.2079534004</text:p>
          </table:table-cell>
          <table:table-cell table:formula="of:=[.D296]+[.C296]" office:value-type="float" office:value="19.8079534003643" calcext:value-type="float">
            <text:p>19.8079534004</text:p>
          </table:table-cell>
          <table:table-cell table:formula="of:=[.E296]-37.9457853336362" office:value-type="float" office:value="-18.1378319332719" calcext:value-type="float">
            <text:p>-18.138</text:p>
          </table:table-cell>
          <table:table-cell/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table:formula="of:=[.A297]/1000000" office:value-type="float" office:value="74.25" calcext:value-type="float">
            <text:p>7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8.8437274173074" calcext:value-type="float">
            <text:p>18.8437274173</text:p>
          </table:table-cell>
          <table:table-cell table:formula="of:=[.D297]+[.C297]" office:value-type="float" office:value="19.4437274173074" calcext:value-type="float">
            <text:p>19.4437274173</text:p>
          </table:table-cell>
          <table:table-cell table:formula="of:=[.E297]-37.9457853336362" office:value-type="float" office:value="-18.5020579163288" calcext:value-type="float">
            <text:p>-18.502</text:p>
          </table:table-cell>
          <table:table-cell/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table:formula="of:=[.A298]/1000000" office:value-type="float" office:value="74.5" calcext:value-type="float">
            <text:p>7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8.4164213117446" calcext:value-type="float">
            <text:p>18.4164213117</text:p>
          </table:table-cell>
          <table:table-cell table:formula="of:=[.D298]+[.C298]" office:value-type="float" office:value="19.0164213117446" calcext:value-type="float">
            <text:p>19.0164213117</text:p>
          </table:table-cell>
          <table:table-cell table:formula="of:=[.E298]-37.9457853336362" office:value-type="float" office:value="-18.9293640218916" calcext:value-type="float">
            <text:p>-18.929</text:p>
          </table:table-cell>
          <table:table-cell/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table:formula="of:=[.A299]/1000000" office:value-type="float" office:value="74.75" calcext:value-type="float">
            <text:p>7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8.5159207928404" calcext:value-type="float">
            <text:p>18.5159207928</text:p>
          </table:table-cell>
          <table:table-cell table:formula="of:=[.D299]+[.C299]" office:value-type="float" office:value="19.1159207928404" calcext:value-type="float">
            <text:p>19.1159207928</text:p>
          </table:table-cell>
          <table:table-cell table:formula="of:=[.E299]-37.9457853336362" office:value-type="float" office:value="-18.8298645407958" calcext:value-type="float">
            <text:p>-18.830</text:p>
          </table:table-cell>
          <table:table-cell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00]/1000000" office:value-type="float" office:value="75" calcext:value-type="float">
            <text:p>7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8.1353938830494" calcext:value-type="float">
            <text:p>18.135393883</text:p>
          </table:table-cell>
          <table:table-cell table:formula="of:=[.D300]+[.C300]" office:value-type="float" office:value="18.7353938830494" calcext:value-type="float">
            <text:p>18.735393883</text:p>
          </table:table-cell>
          <table:table-cell table:formula="of:=[.E300]-37.9457853336362" office:value-type="float" office:value="-19.2103914505868" calcext:value-type="float">
            <text:p>-19.210</text:p>
          </table:table-cell>
          <table:table-cell/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table:formula="of:=[.A301]/1000000" office:value-type="float" office:value="75.25" calcext:value-type="float">
            <text:p>7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8604292686056" calcext:value-type="float">
            <text:p>17.8604292686</text:p>
          </table:table-cell>
          <table:table-cell table:formula="of:=[.D301]+[.C301]" office:value-type="float" office:value="18.4604292686056" calcext:value-type="float">
            <text:p>18.4604292686</text:p>
          </table:table-cell>
          <table:table-cell table:formula="of:=[.E301]-37.9457853336362" office:value-type="float" office:value="-19.4853560650306" calcext:value-type="float">
            <text:p>-19.485</text:p>
          </table:table-cell>
          <table:table-cell/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table:formula="of:=[.A302]/1000000" office:value-type="float" office:value="75.5" calcext:value-type="float">
            <text:p>7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7681219228166" calcext:value-type="float">
            <text:p>17.7681219228</text:p>
          </table:table-cell>
          <table:table-cell table:formula="of:=[.D302]+[.C302]" office:value-type="float" office:value="18.3681219228166" calcext:value-type="float">
            <text:p>18.3681219228</text:p>
          </table:table-cell>
          <table:table-cell table:formula="of:=[.E302]-37.9457853336362" office:value-type="float" office:value="-19.5776634108196" calcext:value-type="float">
            <text:p>-19.578</text:p>
          </table:table-cell>
          <table:table-cell/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table:formula="of:=[.A303]/1000000" office:value-type="float" office:value="75.75" calcext:value-type="float">
            <text:p>7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8.0873837672395" calcext:value-type="float">
            <text:p>18.0873837672</text:p>
          </table:table-cell>
          <table:table-cell table:formula="of:=[.D303]+[.C303]" office:value-type="float" office:value="18.6873837672395" calcext:value-type="float">
            <text:p>18.6873837672</text:p>
          </table:table-cell>
          <table:table-cell table:formula="of:=[.E303]-37.9457853336362" office:value-type="float" office:value="-19.2584015663967" calcext:value-type="float">
            <text:p>-19.258</text:p>
          </table:table-cell>
          <table:table-cell/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table:formula="of:=[.A304]/1000000" office:value-type="float" office:value="76" calcext:value-type="float">
            <text:p>7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6853586564222" calcext:value-type="float">
            <text:p>17.6853586564</text:p>
          </table:table-cell>
          <table:table-cell table:formula="of:=[.D304]+[.C304]" office:value-type="float" office:value="18.2853586564222" calcext:value-type="float">
            <text:p>18.2853586564</text:p>
          </table:table-cell>
          <table:table-cell table:formula="of:=[.E304]-37.9457853336362" office:value-type="float" office:value="-19.660426677214" calcext:value-type="float">
            <text:p>-19.660</text:p>
          </table:table-cell>
          <table:table-cell/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table:formula="of:=[.A305]/1000000" office:value-type="float" office:value="76.25" calcext:value-type="float">
            <text:p>7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5609162881043" calcext:value-type="float">
            <text:p>17.5609162881</text:p>
          </table:table-cell>
          <table:table-cell table:formula="of:=[.D305]+[.C305]" office:value-type="float" office:value="18.1609162881043" calcext:value-type="float">
            <text:p>18.1609162881</text:p>
          </table:table-cell>
          <table:table-cell table:formula="of:=[.E305]-37.9457853336362" office:value-type="float" office:value="-19.7848690455319" calcext:value-type="float">
            <text:p>-19.785</text:p>
          </table:table-cell>
          <table:table-cell/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table:formula="of:=[.A306]/1000000" office:value-type="float" office:value="76.5" calcext:value-type="float">
            <text:p>7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8.0276398351894" calcext:value-type="float">
            <text:p>18.0276398352</text:p>
          </table:table-cell>
          <table:table-cell table:formula="of:=[.D306]+[.C306]" office:value-type="float" office:value="18.6276398351894" calcext:value-type="float">
            <text:p>18.6276398352</text:p>
          </table:table-cell>
          <table:table-cell table:formula="of:=[.E306]-37.9457853336362" office:value-type="float" office:value="-19.3181454984468" calcext:value-type="float">
            <text:p>-19.318</text:p>
          </table:table-cell>
          <table:table-cell/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table:formula="of:=[.A307]/1000000" office:value-type="float" office:value="76.75" calcext:value-type="float">
            <text:p>7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7390960615947" calcext:value-type="float">
            <text:p>17.7390960616</text:p>
          </table:table-cell>
          <table:table-cell table:formula="of:=[.D307]+[.C307]" office:value-type="float" office:value="18.3390960615947" calcext:value-type="float">
            <text:p>18.3390960616</text:p>
          </table:table-cell>
          <table:table-cell table:formula="of:=[.E307]-37.9457853336362" office:value-type="float" office:value="-19.6066892720415" calcext:value-type="float">
            <text:p>-19.607</text:p>
          </table:table-cell>
          <table:table-cell/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table:formula="of:=[.A308]/1000000" office:value-type="float" office:value="77" calcext:value-type="float">
            <text:p>7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0889536287203" calcext:value-type="float">
            <text:p>17.0889536287</text:p>
          </table:table-cell>
          <table:table-cell table:formula="of:=[.D308]+[.C308]" office:value-type="float" office:value="17.6889536287203" calcext:value-type="float">
            <text:p>17.6889536287</text:p>
          </table:table-cell>
          <table:table-cell table:formula="of:=[.E308]-37.9457853336362" office:value-type="float" office:value="-20.2568317049159" calcext:value-type="float">
            <text:p>-20.257</text:p>
          </table:table-cell>
          <table:table-cell/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table:formula="of:=[.A309]/1000000" office:value-type="float" office:value="77.25" calcext:value-type="float">
            <text:p>7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7.1145582136043" calcext:value-type="float">
            <text:p>17.1145582136</text:p>
          </table:table-cell>
          <table:table-cell table:formula="of:=[.D309]+[.C309]" office:value-type="float" office:value="17.7145582136043" calcext:value-type="float">
            <text:p>17.7145582136</text:p>
          </table:table-cell>
          <table:table-cell table:formula="of:=[.E309]-37.9457853336362" office:value-type="float" office:value="-20.2312271200319" calcext:value-type="float">
            <text:p>-20.231</text:p>
          </table:table-cell>
          <table:table-cell/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table:formula="of:=[.A310]/1000000" office:value-type="float" office:value="77.5" calcext:value-type="float">
            <text:p>7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781401894181" calcext:value-type="float">
            <text:p>16.7814018942</text:p>
          </table:table-cell>
          <table:table-cell table:formula="of:=[.D310]+[.C310]" office:value-type="float" office:value="17.381401894181" calcext:value-type="float">
            <text:p>17.3814018942</text:p>
          </table:table-cell>
          <table:table-cell table:formula="of:=[.E310]-37.9457853336362" office:value-type="float" office:value="-20.5643834394552" calcext:value-type="float">
            <text:p>-20.564</text:p>
          </table:table-cell>
          <table:table-cell/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table:formula="of:=[.A311]/1000000" office:value-type="float" office:value="77.75" calcext:value-type="float">
            <text:p>7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3069856063249" calcext:value-type="float">
            <text:p>16.3069856063</text:p>
          </table:table-cell>
          <table:table-cell table:formula="of:=[.D311]+[.C311]" office:value-type="float" office:value="16.9069856063249" calcext:value-type="float">
            <text:p>16.9069856063</text:p>
          </table:table-cell>
          <table:table-cell table:formula="of:=[.E311]-37.9457853336362" office:value-type="float" office:value="-21.0387997273113" calcext:value-type="float">
            <text:p>-21.039</text:p>
          </table:table-cell>
          <table:table-cell/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table:formula="of:=[.A312]/1000000" office:value-type="float" office:value="78" calcext:value-type="float">
            <text:p>7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8571153091825" calcext:value-type="float">
            <text:p>16.8571153092</text:p>
          </table:table-cell>
          <table:table-cell table:formula="of:=[.D312]+[.C312]" office:value-type="float" office:value="17.4571153091825" calcext:value-type="float">
            <text:p>17.4571153092</text:p>
          </table:table-cell>
          <table:table-cell table:formula="of:=[.E312]-37.9457853336362" office:value-type="float" office:value="-20.4886700244537" calcext:value-type="float">
            <text:p>-20.489</text:p>
          </table:table-cell>
          <table:table-cell/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table:formula="of:=[.A313]/1000000" office:value-type="float" office:value="78.25" calcext:value-type="float">
            <text:p>7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7820002168003" calcext:value-type="float">
            <text:p>16.7820002168</text:p>
          </table:table-cell>
          <table:table-cell table:formula="of:=[.D313]+[.C313]" office:value-type="float" office:value="17.3820002168003" calcext:value-type="float">
            <text:p>17.3820002168</text:p>
          </table:table-cell>
          <table:table-cell table:formula="of:=[.E313]-37.9457853336362" office:value-type="float" office:value="-20.5637851168359" calcext:value-type="float">
            <text:p>-20.564</text:p>
          </table:table-cell>
          <table:table-cell/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table:formula="of:=[.A314]/1000000" office:value-type="float" office:value="78.5" calcext:value-type="float">
            <text:p>7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1948793041694" calcext:value-type="float">
            <text:p>16.1948793042</text:p>
          </table:table-cell>
          <table:table-cell table:formula="of:=[.D314]+[.C314]" office:value-type="float" office:value="16.7948793041694" calcext:value-type="float">
            <text:p>16.7948793042</text:p>
          </table:table-cell>
          <table:table-cell table:formula="of:=[.E314]-37.9457853336362" office:value-type="float" office:value="-21.1509060294668" calcext:value-type="float">
            <text:p>-21.151</text:p>
          </table:table-cell>
          <table:table-cell/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table:formula="of:=[.A315]/1000000" office:value-type="float" office:value="78.75" calcext:value-type="float">
            <text:p>7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9359706131364" calcext:value-type="float">
            <text:p>15.9359706131</text:p>
          </table:table-cell>
          <table:table-cell table:formula="of:=[.D315]+[.C315]" office:value-type="float" office:value="16.5359706131364" calcext:value-type="float">
            <text:p>16.5359706131</text:p>
          </table:table-cell>
          <table:table-cell table:formula="of:=[.E315]-37.9457853336362" office:value-type="float" office:value="-21.4098147204998" calcext:value-type="float">
            <text:p>-21.410</text:p>
          </table:table-cell>
          <table:table-cell/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table:formula="of:=[.A316]/1000000" office:value-type="float" office:value="79" calcext:value-type="float">
            <text:p>7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6062833702006" calcext:value-type="float">
            <text:p>16.6062833702</text:p>
          </table:table-cell>
          <table:table-cell table:formula="of:=[.D316]+[.C316]" office:value-type="float" office:value="17.2062833702006" calcext:value-type="float">
            <text:p>17.2062833702</text:p>
          </table:table-cell>
          <table:table-cell table:formula="of:=[.E316]-37.9457853336362" office:value-type="float" office:value="-20.7395019634356" calcext:value-type="float">
            <text:p>-20.740</text:p>
          </table:table-cell>
          <table:table-cell/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table:formula="of:=[.A317]/1000000" office:value-type="float" office:value="79.25" calcext:value-type="float">
            <text:p>7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6.0581126186534" calcext:value-type="float">
            <text:p>16.0581126187</text:p>
          </table:table-cell>
          <table:table-cell table:formula="of:=[.D317]+[.C317]" office:value-type="float" office:value="16.6581126186534" calcext:value-type="float">
            <text:p>16.6581126187</text:p>
          </table:table-cell>
          <table:table-cell table:formula="of:=[.E317]-37.9457853336362" office:value-type="float" office:value="-21.2876727149828" calcext:value-type="float">
            <text:p>-21.288</text:p>
          </table:table-cell>
          <table:table-cell/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table:formula="of:=[.A318]/1000000" office:value-type="float" office:value="79.5" calcext:value-type="float">
            <text:p>7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4388391084107" calcext:value-type="float">
            <text:p>15.4388391084</text:p>
          </table:table-cell>
          <table:table-cell table:formula="of:=[.D318]+[.C318]" office:value-type="float" office:value="16.0388391084107" calcext:value-type="float">
            <text:p>16.0388391084</text:p>
          </table:table-cell>
          <table:table-cell table:formula="of:=[.E318]-37.9457853336362" office:value-type="float" office:value="-21.9069462252255" calcext:value-type="float">
            <text:p>-21.907</text:p>
          </table:table-cell>
          <table:table-cell/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table:formula="of:=[.A319]/1000000" office:value-type="float" office:value="79.75" calcext:value-type="float">
            <text:p>7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9147118172523" calcext:value-type="float">
            <text:p>15.9147118173</text:p>
          </table:table-cell>
          <table:table-cell table:formula="of:=[.D319]+[.C319]" office:value-type="float" office:value="16.5147118172523" calcext:value-type="float">
            <text:p>16.5147118173</text:p>
          </table:table-cell>
          <table:table-cell table:formula="of:=[.E319]-37.9457853336362" office:value-type="float" office:value="-21.4310735163839" calcext:value-type="float">
            <text:p>-21.431</text:p>
          </table:table-cell>
          <table:table-cell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20]/1000000" office:value-type="float" office:value="80" calcext:value-type="float">
            <text:p>8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9617111084108" calcext:value-type="float">
            <text:p>15.9617111084</text:p>
          </table:table-cell>
          <table:table-cell table:formula="of:=[.D320]+[.C320]" office:value-type="float" office:value="16.5617111084108" calcext:value-type="float">
            <text:p>16.5617111084</text:p>
          </table:table-cell>
          <table:table-cell table:formula="of:=[.E320]-37.9457853336362" office:value-type="float" office:value="-21.3840742252254" calcext:value-type="float">
            <text:p>-21.384</text:p>
          </table:table-cell>
          <table:table-cell/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table:formula="of:=[.A321]/1000000" office:value-type="float" office:value="80.25" calcext:value-type="float">
            <text:p>8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6095607126384" calcext:value-type="float">
            <text:p>15.6095607126</text:p>
          </table:table-cell>
          <table:table-cell table:formula="of:=[.D321]+[.C321]" office:value-type="float" office:value="16.2095607126384" calcext:value-type="float">
            <text:p>16.2095607126</text:p>
          </table:table-cell>
          <table:table-cell table:formula="of:=[.E321]-37.9457853336362" office:value-type="float" office:value="-21.7362246209978" calcext:value-type="float">
            <text:p>-21.736</text:p>
          </table:table-cell>
          <table:table-cell/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table:formula="of:=[.A322]/1000000" office:value-type="float" office:value="80.5" calcext:value-type="float">
            <text:p>8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5589011466083" calcext:value-type="float">
            <text:p>15.5589011466</text:p>
          </table:table-cell>
          <table:table-cell table:formula="of:=[.D322]+[.C322]" office:value-type="float" office:value="16.1589011466083" calcext:value-type="float">
            <text:p>16.1589011466</text:p>
          </table:table-cell>
          <table:table-cell table:formula="of:=[.E322]-37.9457853336362" office:value-type="float" office:value="-21.7868841870279" calcext:value-type="float">
            <text:p>-21.787</text:p>
          </table:table-cell>
          <table:table-cell/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table:formula="of:=[.A323]/1000000" office:value-type="float" office:value="80.75" calcext:value-type="float">
            <text:p>8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6040727934823" calcext:value-type="float">
            <text:p>15.6040727935</text:p>
          </table:table-cell>
          <table:table-cell table:formula="of:=[.D323]+[.C323]" office:value-type="float" office:value="16.2040727934823" calcext:value-type="float">
            <text:p>16.2040727935</text:p>
          </table:table-cell>
          <table:table-cell table:formula="of:=[.E323]-37.9457853336362" office:value-type="float" office:value="-21.7417125401539" calcext:value-type="float">
            <text:p>-21.742</text:p>
          </table:table-cell>
          <table:table-cell/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table:formula="of:=[.A324]/1000000" office:value-type="float" office:value="81" calcext:value-type="float">
            <text:p>8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5.6522933905652" calcext:value-type="float">
            <text:p>15.6522933906</text:p>
          </table:table-cell>
          <table:table-cell table:formula="of:=[.D324]+[.C324]" office:value-type="float" office:value="16.2522933905652" calcext:value-type="float">
            <text:p>16.2522933906</text:p>
          </table:table-cell>
          <table:table-cell table:formula="of:=[.E324]-37.9457853336362" office:value-type="float" office:value="-21.693491943071" calcext:value-type="float">
            <text:p>-21.693</text:p>
          </table:table-cell>
          <table:table-cell/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table:formula="of:=[.A325]/1000000" office:value-type="float" office:value="81.25" calcext:value-type="float">
            <text:p>8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3718373674114" calcext:value-type="float">
            <text:p>14.3718373674</text:p>
          </table:table-cell>
          <table:table-cell table:formula="of:=[.D325]+[.C325]" office:value-type="float" office:value="14.9718373674114" calcext:value-type="float">
            <text:p>14.9718373674</text:p>
          </table:table-cell>
          <table:table-cell table:formula="of:=[.E325]-37.9457853336362" office:value-type="float" office:value="-22.9739479662248" calcext:value-type="float">
            <text:p>-22.974</text:p>
          </table:table-cell>
          <table:table-cell/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table:formula="of:=[.A326]/1000000" office:value-type="float" office:value="81.5" calcext:value-type="float">
            <text:p>8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7373474725101" calcext:value-type="float">
            <text:p>14.7373474725</text:p>
          </table:table-cell>
          <table:table-cell table:formula="of:=[.D326]+[.C326]" office:value-type="float" office:value="15.3373474725101" calcext:value-type="float">
            <text:p>15.3373474725</text:p>
          </table:table-cell>
          <table:table-cell table:formula="of:=[.E326]-37.9457853336362" office:value-type="float" office:value="-22.6084378611261" calcext:value-type="float">
            <text:p>-22.608</text:p>
          </table:table-cell>
          <table:table-cell/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table:formula="of:=[.A327]/1000000" office:value-type="float" office:value="81.75" calcext:value-type="float">
            <text:p>8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7455656970019" calcext:value-type="float">
            <text:p>14.745565697</text:p>
          </table:table-cell>
          <table:table-cell table:formula="of:=[.D327]+[.C327]" office:value-type="float" office:value="15.3455656970019" calcext:value-type="float">
            <text:p>15.345565697</text:p>
          </table:table-cell>
          <table:table-cell table:formula="of:=[.E327]-37.9457853336362" office:value-type="float" office:value="-22.6002196366343" calcext:value-type="float">
            <text:p>-22.600</text:p>
          </table:table-cell>
          <table:table-cell/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table:formula="of:=[.A328]/1000000" office:value-type="float" office:value="82" calcext:value-type="float">
            <text:p>8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0880756798735" calcext:value-type="float">
            <text:p>14.0880756799</text:p>
          </table:table-cell>
          <table:table-cell table:formula="of:=[.D328]+[.C328]" office:value-type="float" office:value="14.6880756798735" calcext:value-type="float">
            <text:p>14.6880756799</text:p>
          </table:table-cell>
          <table:table-cell table:formula="of:=[.E328]-37.9457853336362" office:value-type="float" office:value="-23.2577096537627" calcext:value-type="float">
            <text:p>-23.258</text:p>
          </table:table-cell>
          <table:table-cell/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table:formula="of:=[.A329]/1000000" office:value-type="float" office:value="82.25" calcext:value-type="float">
            <text:p>8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4464996427323" calcext:value-type="float">
            <text:p>14.4464996427</text:p>
          </table:table-cell>
          <table:table-cell table:formula="of:=[.D329]+[.C329]" office:value-type="float" office:value="15.0464996427323" calcext:value-type="float">
            <text:p>15.0464996427</text:p>
          </table:table-cell>
          <table:table-cell table:formula="of:=[.E329]-37.9457853336362" office:value-type="float" office:value="-22.8992856909039" calcext:value-type="float">
            <text:p>-22.899</text:p>
          </table:table-cell>
          <table:table-cell/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table:formula="of:=[.A330]/1000000" office:value-type="float" office:value="82.5" calcext:value-type="float">
            <text:p>8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1270399618941" calcext:value-type="float">
            <text:p>14.1270399619</text:p>
          </table:table-cell>
          <table:table-cell table:formula="of:=[.D330]+[.C330]" office:value-type="float" office:value="14.7270399618941" calcext:value-type="float">
            <text:p>14.7270399619</text:p>
          </table:table-cell>
          <table:table-cell table:formula="of:=[.E330]-37.9457853336362" office:value-type="float" office:value="-23.2187453717421" calcext:value-type="float">
            <text:p>-23.219</text:p>
          </table:table-cell>
          <table:table-cell/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table:formula="of:=[.A331]/1000000" office:value-type="float" office:value="82.75" calcext:value-type="float">
            <text:p>8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1572923940324" calcext:value-type="float">
            <text:p>14.157292394</text:p>
          </table:table-cell>
          <table:table-cell table:formula="of:=[.D331]+[.C331]" office:value-type="float" office:value="14.7572923940324" calcext:value-type="float">
            <text:p>14.757292394</text:p>
          </table:table-cell>
          <table:table-cell table:formula="of:=[.E331]-37.9457853336362" office:value-type="float" office:value="-23.1884929396038" calcext:value-type="float">
            <text:p>-23.188</text:p>
          </table:table-cell>
          <table:table-cell/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table:formula="of:=[.A332]/1000000" office:value-type="float" office:value="83" calcext:value-type="float">
            <text:p>8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459997578565" calcext:value-type="float">
            <text:p>14.4599975786</text:p>
          </table:table-cell>
          <table:table-cell table:formula="of:=[.D332]+[.C332]" office:value-type="float" office:value="15.059997578565" calcext:value-type="float">
            <text:p>15.0599975786</text:p>
          </table:table-cell>
          <table:table-cell table:formula="of:=[.E332]-37.9457853336362" office:value-type="float" office:value="-22.8857877550712" calcext:value-type="float">
            <text:p>-22.886</text:p>
          </table:table-cell>
          <table:table-cell/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table:formula="of:=[.A333]/1000000" office:value-type="float" office:value="83.25" calcext:value-type="float">
            <text:p>8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9724161725711" calcext:value-type="float">
            <text:p>13.9724161726</text:p>
          </table:table-cell>
          <table:table-cell table:formula="of:=[.D333]+[.C333]" office:value-type="float" office:value="14.5724161725711" calcext:value-type="float">
            <text:p>14.5724161726</text:p>
          </table:table-cell>
          <table:table-cell table:formula="of:=[.E333]-37.9457853336362" office:value-type="float" office:value="-23.3733691610651" calcext:value-type="float">
            <text:p>-23.373</text:p>
          </table:table-cell>
          <table:table-cell/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table:formula="of:=[.A334]/1000000" office:value-type="float" office:value="83.5" calcext:value-type="float">
            <text:p>8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7482669246928" calcext:value-type="float">
            <text:p>13.7482669247</text:p>
          </table:table-cell>
          <table:table-cell table:formula="of:=[.D334]+[.C334]" office:value-type="float" office:value="14.3482669246928" calcext:value-type="float">
            <text:p>14.3482669247</text:p>
          </table:table-cell>
          <table:table-cell table:formula="of:=[.E334]-37.9457853336362" office:value-type="float" office:value="-23.5975184089434" calcext:value-type="float">
            <text:p>-23.598</text:p>
          </table:table-cell>
          <table:table-cell/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table:formula="of:=[.A335]/1000000" office:value-type="float" office:value="83.75" calcext:value-type="float">
            <text:p>8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4.1664259060156" calcext:value-type="float">
            <text:p>14.166425906</text:p>
          </table:table-cell>
          <table:table-cell table:formula="of:=[.D335]+[.C335]" office:value-type="float" office:value="14.7664259060156" calcext:value-type="float">
            <text:p>14.766425906</text:p>
          </table:table-cell>
          <table:table-cell table:formula="of:=[.E335]-37.9457853336362" office:value-type="float" office:value="-23.1793594276206" calcext:value-type="float">
            <text:p>-23.179</text:p>
          </table:table-cell>
          <table:table-cell/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table:formula="of:=[.A336]/1000000" office:value-type="float" office:value="84" calcext:value-type="float">
            <text:p>8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3.4593540839524" calcext:value-type="float">
            <text:p>13.459354084</text:p>
          </table:table-cell>
          <table:table-cell table:formula="of:=[.D336]+[.C336]" office:value-type="float" office:value="14.0593540839524" calcext:value-type="float">
            <text:p>14.059354084</text:p>
          </table:table-cell>
          <table:table-cell table:formula="of:=[.E336]-37.9457853336362" office:value-type="float" office:value="-23.8864312496838" calcext:value-type="float">
            <text:p>-23.886</text:p>
          </table:table-cell>
          <table:table-cell/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table:formula="of:=[.A337]/1000000" office:value-type="float" office:value="84.25" calcext:value-type="float">
            <text:p>8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8744359365152" calcext:value-type="float">
            <text:p>12.8744359365</text:p>
          </table:table-cell>
          <table:table-cell table:formula="of:=[.D337]+[.C337]" office:value-type="float" office:value="13.4744359365152" calcext:value-type="float">
            <text:p>13.4744359365</text:p>
          </table:table-cell>
          <table:table-cell table:formula="of:=[.E337]-37.9457853336362" office:value-type="float" office:value="-24.471349397121" calcext:value-type="float">
            <text:p>-24.471</text:p>
          </table:table-cell>
          <table:table-cell/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table:formula="of:=[.A338]/1000000" office:value-type="float" office:value="84.5" calcext:value-type="float">
            <text:p>8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944215057449" calcext:value-type="float">
            <text:p>12.9442150574</text:p>
          </table:table-cell>
          <table:table-cell table:formula="of:=[.D338]+[.C338]" office:value-type="float" office:value="13.544215057449" calcext:value-type="float">
            <text:p>13.5442150574</text:p>
          </table:table-cell>
          <table:table-cell table:formula="of:=[.E338]-37.9457853336362" office:value-type="float" office:value="-24.4015702761872" calcext:value-type="float">
            <text:p>-24.402</text:p>
          </table:table-cell>
          <table:table-cell/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table:formula="of:=[.A339]/1000000" office:value-type="float" office:value="84.75" calcext:value-type="float">
            <text:p>8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8532037379906" calcext:value-type="float">
            <text:p>12.853203738</text:p>
          </table:table-cell>
          <table:table-cell table:formula="of:=[.D339]+[.C339]" office:value-type="float" office:value="13.4532037379906" calcext:value-type="float">
            <text:p>13.453203738</text:p>
          </table:table-cell>
          <table:table-cell table:formula="of:=[.E339]-37.9457853336362" office:value-type="float" office:value="-24.4925815956456" calcext:value-type="float">
            <text:p>-24.493</text:p>
          </table:table-cell>
          <table:table-cell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40]/1000000" office:value-type="float" office:value="85" calcext:value-type="float">
            <text:p>8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1512082048854" calcext:value-type="float">
            <text:p>12.1512082049</text:p>
          </table:table-cell>
          <table:table-cell table:formula="of:=[.D340]+[.C340]" office:value-type="float" office:value="12.7512082048854" calcext:value-type="float">
            <text:p>12.7512082049</text:p>
          </table:table-cell>
          <table:table-cell table:formula="of:=[.E340]-37.9457853336362" office:value-type="float" office:value="-25.1945771287508" calcext:value-type="float">
            <text:p>-25.195</text:p>
          </table:table-cell>
          <table:table-cell/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table:formula="of:=[.A341]/1000000" office:value-type="float" office:value="85.25" calcext:value-type="float">
            <text:p>8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7432161177182" calcext:value-type="float">
            <text:p>12.7432161177</text:p>
          </table:table-cell>
          <table:table-cell table:formula="of:=[.D341]+[.C341]" office:value-type="float" office:value="13.3432161177182" calcext:value-type="float">
            <text:p>13.3432161177</text:p>
          </table:table-cell>
          <table:table-cell table:formula="of:=[.E341]-37.9457853336362" office:value-type="float" office:value="-24.602569215918" calcext:value-type="float">
            <text:p>-24.603</text:p>
          </table:table-cell>
          <table:table-cell/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table:formula="of:=[.A342]/1000000" office:value-type="float" office:value="85.5" calcext:value-type="float">
            <text:p>8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2990632976673" calcext:value-type="float">
            <text:p>12.2990632977</text:p>
          </table:table-cell>
          <table:table-cell table:formula="of:=[.D342]+[.C342]" office:value-type="float" office:value="12.8990632976673" calcext:value-type="float">
            <text:p>12.8990632977</text:p>
          </table:table-cell>
          <table:table-cell table:formula="of:=[.E342]-37.9457853336362" office:value-type="float" office:value="-25.0467220359689" calcext:value-type="float">
            <text:p>-25.047</text:p>
          </table:table-cell>
          <table:table-cell/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table:formula="of:=[.A343]/1000000" office:value-type="float" office:value="85.75" calcext:value-type="float">
            <text:p>8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6961145017867" calcext:value-type="float">
            <text:p>12.6961145018</text:p>
          </table:table-cell>
          <table:table-cell table:formula="of:=[.D343]+[.C343]" office:value-type="float" office:value="13.2961145017867" calcext:value-type="float">
            <text:p>13.2961145018</text:p>
          </table:table-cell>
          <table:table-cell table:formula="of:=[.E343]-37.9457853336362" office:value-type="float" office:value="-24.6496708318495" calcext:value-type="float">
            <text:p>-24.650</text:p>
          </table:table-cell>
          <table:table-cell/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table:formula="of:=[.A344]/1000000" office:value-type="float" office:value="86" calcext:value-type="float">
            <text:p>8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1372750058266" calcext:value-type="float">
            <text:p>12.1372750058</text:p>
          </table:table-cell>
          <table:table-cell table:formula="of:=[.D344]+[.C344]" office:value-type="float" office:value="12.7372750058266" calcext:value-type="float">
            <text:p>12.7372750058</text:p>
          </table:table-cell>
          <table:table-cell table:formula="of:=[.E344]-37.9457853336362" office:value-type="float" office:value="-25.2085103278096" calcext:value-type="float">
            <text:p>-25.209</text:p>
          </table:table-cell>
          <table:table-cell/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table:formula="of:=[.A345]/1000000" office:value-type="float" office:value="86.25" calcext:value-type="float">
            <text:p>8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4063163019901" calcext:value-type="float">
            <text:p>12.406316302</text:p>
          </table:table-cell>
          <table:table-cell table:formula="of:=[.D345]+[.C345]" office:value-type="float" office:value="13.0063163019901" calcext:value-type="float">
            <text:p>13.006316302</text:p>
          </table:table-cell>
          <table:table-cell table:formula="of:=[.E345]-37.9457853336362" office:value-type="float" office:value="-24.9394690316461" calcext:value-type="float">
            <text:p>-24.939</text:p>
          </table:table-cell>
          <table:table-cell/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table:formula="of:=[.A346]/1000000" office:value-type="float" office:value="86.5" calcext:value-type="float">
            <text:p>8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0115962313711" calcext:value-type="float">
            <text:p>12.0115962314</text:p>
          </table:table-cell>
          <table:table-cell table:formula="of:=[.D346]+[.C346]" office:value-type="float" office:value="12.6115962313711" calcext:value-type="float">
            <text:p>12.6115962314</text:p>
          </table:table-cell>
          <table:table-cell table:formula="of:=[.E346]-37.9457853336362" office:value-type="float" office:value="-25.3341891022651" calcext:value-type="float">
            <text:p>-25.334</text:p>
          </table:table-cell>
          <table:table-cell/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table:formula="of:=[.A347]/1000000" office:value-type="float" office:value="86.75" calcext:value-type="float">
            <text:p>8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2.1174261490554" calcext:value-type="float">
            <text:p>12.1174261491</text:p>
          </table:table-cell>
          <table:table-cell table:formula="of:=[.D347]+[.C347]" office:value-type="float" office:value="12.7174261490554" calcext:value-type="float">
            <text:p>12.7174261491</text:p>
          </table:table-cell>
          <table:table-cell table:formula="of:=[.E347]-37.9457853336362" office:value-type="float" office:value="-25.2283591845808" calcext:value-type="float">
            <text:p>-25.228</text:p>
          </table:table-cell>
          <table:table-cell/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table:formula="of:=[.A348]/1000000" office:value-type="float" office:value="87" calcext:value-type="float">
            <text:p>8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9666253718457" calcext:value-type="float">
            <text:p>11.9666253718</text:p>
          </table:table-cell>
          <table:table-cell table:formula="of:=[.D348]+[.C348]" office:value-type="float" office:value="12.5666253718457" calcext:value-type="float">
            <text:p>12.5666253718</text:p>
          </table:table-cell>
          <table:table-cell table:formula="of:=[.E348]-37.9457853336362" office:value-type="float" office:value="-25.3791599617905" calcext:value-type="float">
            <text:p>-25.379</text:p>
          </table:table-cell>
          <table:table-cell/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table:formula="of:=[.A349]/1000000" office:value-type="float" office:value="87.25" calcext:value-type="float">
            <text:p>8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6254609948513" calcext:value-type="float">
            <text:p>11.6254609949</text:p>
          </table:table-cell>
          <table:table-cell table:formula="of:=[.D349]+[.C349]" office:value-type="float" office:value="12.2254609948513" calcext:value-type="float">
            <text:p>12.2254609949</text:p>
          </table:table-cell>
          <table:table-cell table:formula="of:=[.E349]-37.9457853336362" office:value-type="float" office:value="-25.7203243387849" calcext:value-type="float">
            <text:p>-25.720</text:p>
          </table:table-cell>
          <table:table-cell/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table:formula="of:=[.A350]/1000000" office:value-type="float" office:value="87.5" calcext:value-type="float">
            <text:p>8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7541821134832" calcext:value-type="float">
            <text:p>11.7541821135</text:p>
          </table:table-cell>
          <table:table-cell table:formula="of:=[.D350]+[.C350]" office:value-type="float" office:value="12.3541821134832" calcext:value-type="float">
            <text:p>12.3541821135</text:p>
          </table:table-cell>
          <table:table-cell table:formula="of:=[.E350]-37.9457853336362" office:value-type="float" office:value="-25.591603220153" calcext:value-type="float">
            <text:p>-25.592</text:p>
          </table:table-cell>
          <table:table-cell/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table:formula="of:=[.A351]/1000000" office:value-type="float" office:value="87.75" calcext:value-type="float">
            <text:p>8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3381224067096" calcext:value-type="float">
            <text:p>11.3381224067</text:p>
          </table:table-cell>
          <table:table-cell table:formula="of:=[.D351]+[.C351]" office:value-type="float" office:value="11.9381224067096" calcext:value-type="float">
            <text:p>11.9381224067</text:p>
          </table:table-cell>
          <table:table-cell table:formula="of:=[.E351]-37.9457853336362" office:value-type="float" office:value="-26.0076629269266" calcext:value-type="float">
            <text:p>-26.008</text:p>
          </table:table-cell>
          <table:table-cell/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table:formula="of:=[.A352]/1000000" office:value-type="float" office:value="88" calcext:value-type="float">
            <text:p>8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2283612169687" calcext:value-type="float">
            <text:p>11.228361217</text:p>
          </table:table-cell>
          <table:table-cell table:formula="of:=[.D352]+[.C352]" office:value-type="float" office:value="11.8283612169687" calcext:value-type="float">
            <text:p>11.828361217</text:p>
          </table:table-cell>
          <table:table-cell table:formula="of:=[.E352]-37.9457853336362" office:value-type="float" office:value="-26.1174241166675" calcext:value-type="float">
            <text:p>-26.117</text:p>
          </table:table-cell>
          <table:table-cell/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table:formula="of:=[.A353]/1000000" office:value-type="float" office:value="88.25" calcext:value-type="float">
            <text:p>8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0872248290451" calcext:value-type="float">
            <text:p>11.087224829</text:p>
          </table:table-cell>
          <table:table-cell table:formula="of:=[.D353]+[.C353]" office:value-type="float" office:value="11.6872248290451" calcext:value-type="float">
            <text:p>11.687224829</text:p>
          </table:table-cell>
          <table:table-cell table:formula="of:=[.E353]-37.9457853336362" office:value-type="float" office:value="-26.2585605045911" calcext:value-type="float">
            <text:p>-26.259</text:p>
          </table:table-cell>
          <table:table-cell/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table:formula="of:=[.A354]/1000000" office:value-type="float" office:value="88.5" calcext:value-type="float">
            <text:p>8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1.165406244004" calcext:value-type="float">
            <text:p>11.165406244</text:p>
          </table:table-cell>
          <table:table-cell table:formula="of:=[.D354]+[.C354]" office:value-type="float" office:value="11.765406244004" calcext:value-type="float">
            <text:p>11.765406244</text:p>
          </table:table-cell>
          <table:table-cell table:formula="of:=[.E354]-37.9457853336362" office:value-type="float" office:value="-26.1803790896322" calcext:value-type="float">
            <text:p>-26.180</text:p>
          </table:table-cell>
          <table:table-cell/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table:formula="of:=[.A355]/1000000" office:value-type="float" office:value="88.75" calcext:value-type="float">
            <text:p>8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536281873691" calcext:value-type="float">
            <text:p>10.5362818737</text:p>
          </table:table-cell>
          <table:table-cell table:formula="of:=[.D355]+[.C355]" office:value-type="float" office:value="11.136281873691" calcext:value-type="float">
            <text:p>11.1362818737</text:p>
          </table:table-cell>
          <table:table-cell table:formula="of:=[.E355]-37.9457853336362" office:value-type="float" office:value="-26.8095034599452" calcext:value-type="float">
            <text:p>-26.810</text:p>
          </table:table-cell>
          <table:table-cell/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table:formula="of:=[.A356]/1000000" office:value-type="float" office:value="89" calcext:value-type="float">
            <text:p>8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4830523190193" calcext:value-type="float">
            <text:p>10.483052319</text:p>
          </table:table-cell>
          <table:table-cell table:formula="of:=[.D356]+[.C356]" office:value-type="float" office:value="11.0830523190193" calcext:value-type="float">
            <text:p>11.083052319</text:p>
          </table:table-cell>
          <table:table-cell table:formula="of:=[.E356]-37.9457853336362" office:value-type="float" office:value="-26.8627330146169" calcext:value-type="float">
            <text:p>-26.863</text:p>
          </table:table-cell>
          <table:table-cell/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table:formula="of:=[.A357]/1000000" office:value-type="float" office:value="89.25" calcext:value-type="float">
            <text:p>8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6393457352475" calcext:value-type="float">
            <text:p>10.6393457352</text:p>
          </table:table-cell>
          <table:table-cell table:formula="of:=[.D357]+[.C357]" office:value-type="float" office:value="11.2393457352475" calcext:value-type="float">
            <text:p>11.2393457352</text:p>
          </table:table-cell>
          <table:table-cell table:formula="of:=[.E357]-37.9457853336362" office:value-type="float" office:value="-26.7064395983887" calcext:value-type="float">
            <text:p>-26.706</text:p>
          </table:table-cell>
          <table:table-cell/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table:formula="of:=[.A358]/1000000" office:value-type="float" office:value="89.5" calcext:value-type="float">
            <text:p>8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6860295530929" calcext:value-type="float">
            <text:p>10.6860295531</text:p>
          </table:table-cell>
          <table:table-cell table:formula="of:=[.D358]+[.C358]" office:value-type="float" office:value="11.2860295530929" calcext:value-type="float">
            <text:p>11.2860295531</text:p>
          </table:table-cell>
          <table:table-cell table:formula="of:=[.E358]-37.9457853336362" office:value-type="float" office:value="-26.6597557805433" calcext:value-type="float">
            <text:p>-26.660</text:p>
          </table:table-cell>
          <table:table-cell/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table:formula="of:=[.A359]/1000000" office:value-type="float" office:value="89.75" calcext:value-type="float">
            <text:p>8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5964993794788" calcext:value-type="float">
            <text:p>10.5964993795</text:p>
          </table:table-cell>
          <table:table-cell table:formula="of:=[.D359]+[.C359]" office:value-type="float" office:value="11.1964993794788" calcext:value-type="float">
            <text:p>11.1964993795</text:p>
          </table:table-cell>
          <table:table-cell table:formula="of:=[.E359]-37.9457853336362" office:value-type="float" office:value="-26.7492859541574" calcext:value-type="float">
            <text:p>-26.749</text:p>
          </table:table-cell>
          <table:table-cell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360]/1000000" office:value-type="float" office:value="90" calcext:value-type="float">
            <text:p>9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4647185143261" calcext:value-type="float">
            <text:p>10.4647185143</text:p>
          </table:table-cell>
          <table:table-cell table:formula="of:=[.D360]+[.C360]" office:value-type="float" office:value="11.0647185143261" calcext:value-type="float">
            <text:p>11.0647185143</text:p>
          </table:table-cell>
          <table:table-cell table:formula="of:=[.E360]-37.9457853336362" office:value-type="float" office:value="-26.8810668193101" calcext:value-type="float">
            <text:p>-26.881</text:p>
          </table:table-cell>
          <table:table-cell/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table:formula="of:=[.A361]/1000000" office:value-type="float" office:value="90.25" calcext:value-type="float">
            <text:p>9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0.005379579743" calcext:value-type="float">
            <text:p>10.0053795797</text:p>
          </table:table-cell>
          <table:table-cell table:formula="of:=[.D361]+[.C361]" office:value-type="float" office:value="10.605379579743" calcext:value-type="float">
            <text:p>10.6053795797</text:p>
          </table:table-cell>
          <table:table-cell table:formula="of:=[.E361]-37.9457853336362" office:value-type="float" office:value="-27.3404057538932" calcext:value-type="float">
            <text:p>-27.340</text:p>
          </table:table-cell>
          <table:table-cell/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table:formula="of:=[.A362]/1000000" office:value-type="float" office:value="90.5" calcext:value-type="float">
            <text:p>9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95152815624139" calcext:value-type="float">
            <text:p>9.9515281562</text:p>
          </table:table-cell>
          <table:table-cell table:formula="of:=[.D362]+[.C362]" office:value-type="float" office:value="10.5515281562414" calcext:value-type="float">
            <text:p>10.5515281562</text:p>
          </table:table-cell>
          <table:table-cell table:formula="of:=[.E362]-37.9457853336362" office:value-type="float" office:value="-27.3942571773948" calcext:value-type="float">
            <text:p>-27.394</text:p>
          </table:table-cell>
          <table:table-cell/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table:formula="of:=[.A363]/1000000" office:value-type="float" office:value="90.75" calcext:value-type="float">
            <text:p>9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74538779913337" calcext:value-type="float">
            <text:p>9.7453877991</text:p>
          </table:table-cell>
          <table:table-cell table:formula="of:=[.D363]+[.C363]" office:value-type="float" office:value="10.3453877991334" calcext:value-type="float">
            <text:p>10.3453877991</text:p>
          </table:table-cell>
          <table:table-cell table:formula="of:=[.E363]-37.9457853336362" office:value-type="float" office:value="-27.6003975345028" calcext:value-type="float">
            <text:p>-27.600</text:p>
          </table:table-cell>
          <table:table-cell/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table:formula="of:=[.A364]/1000000" office:value-type="float" office:value="91" calcext:value-type="float">
            <text:p>9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84498017285445" calcext:value-type="float">
            <text:p>9.8449801729</text:p>
          </table:table-cell>
          <table:table-cell table:formula="of:=[.D364]+[.C364]" office:value-type="float" office:value="10.4449801728545" calcext:value-type="float">
            <text:p>10.4449801729</text:p>
          </table:table-cell>
          <table:table-cell table:formula="of:=[.E364]-37.9457853336362" office:value-type="float" office:value="-27.5008051607818" calcext:value-type="float">
            <text:p>-27.501</text:p>
          </table:table-cell>
          <table:table-cell/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table:formula="of:=[.A365]/1000000" office:value-type="float" office:value="91.25" calcext:value-type="float">
            <text:p>9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23194427974946" calcext:value-type="float">
            <text:p>9.2319442797</text:p>
          </table:table-cell>
          <table:table-cell table:formula="of:=[.D365]+[.C365]" office:value-type="float" office:value="9.83194427974946" calcext:value-type="float">
            <text:p>9.8319442797</text:p>
          </table:table-cell>
          <table:table-cell table:formula="of:=[.E365]-37.9457853336362" office:value-type="float" office:value="-28.1138410538867" calcext:value-type="float">
            <text:p>-28.114</text:p>
          </table:table-cell>
          <table:table-cell/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table:formula="of:=[.A366]/1000000" office:value-type="float" office:value="91.5" calcext:value-type="float">
            <text:p>9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70688342825598" calcext:value-type="float">
            <text:p>9.7068834283</text:p>
          </table:table-cell>
          <table:table-cell table:formula="of:=[.D366]+[.C366]" office:value-type="float" office:value="10.306883428256" calcext:value-type="float">
            <text:p>10.3068834283</text:p>
          </table:table-cell>
          <table:table-cell table:formula="of:=[.E366]-37.9457853336362" office:value-type="float" office:value="-27.6389019053802" calcext:value-type="float">
            <text:p>-27.639</text:p>
          </table:table-cell>
          <table:table-cell/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table:formula="of:=[.A367]/1000000" office:value-type="float" office:value="91.75" calcext:value-type="float">
            <text:p>9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40929057112731" calcext:value-type="float">
            <text:p>9.4092905711</text:p>
          </table:table-cell>
          <table:table-cell table:formula="of:=[.D367]+[.C367]" office:value-type="float" office:value="10.0092905711273" calcext:value-type="float">
            <text:p>10.0092905711</text:p>
          </table:table-cell>
          <table:table-cell table:formula="of:=[.E367]-37.9457853336362" office:value-type="float" office:value="-27.9364947625089" calcext:value-type="float">
            <text:p>-27.936</text:p>
          </table:table-cell>
          <table:table-cell/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table:formula="of:=[.A368]/1000000" office:value-type="float" office:value="92" calcext:value-type="float">
            <text:p>9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56267563710027" calcext:value-type="float">
            <text:p>9.5626756371</text:p>
          </table:table-cell>
          <table:table-cell table:formula="of:=[.D368]+[.C368]" office:value-type="float" office:value="10.1626756371003" calcext:value-type="float">
            <text:p>10.1626756371</text:p>
          </table:table-cell>
          <table:table-cell table:formula="of:=[.E368]-37.9457853336362" office:value-type="float" office:value="-27.7831096965359" calcext:value-type="float">
            <text:p>-27.783</text:p>
          </table:table-cell>
          <table:table-cell/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table:formula="of:=[.A369]/1000000" office:value-type="float" office:value="92.25" calcext:value-type="float">
            <text:p>9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07463102169885" calcext:value-type="float">
            <text:p>9.0746310217</text:p>
          </table:table-cell>
          <table:table-cell table:formula="of:=[.D369]+[.C369]" office:value-type="float" office:value="9.67463102169885" calcext:value-type="float">
            <text:p>9.6746310217</text:p>
          </table:table-cell>
          <table:table-cell table:formula="of:=[.E369]-37.9457853336362" office:value-type="float" office:value="-28.2711543119373" calcext:value-type="float">
            <text:p>-28.271</text:p>
          </table:table-cell>
          <table:table-cell/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table:formula="of:=[.A370]/1000000" office:value-type="float" office:value="92.5" calcext:value-type="float">
            <text:p>9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95040027547749" calcext:value-type="float">
            <text:p>8.9504002755</text:p>
          </table:table-cell>
          <table:table-cell table:formula="of:=[.D370]+[.C370]" office:value-type="float" office:value="9.55040027547749" calcext:value-type="float">
            <text:p>9.5504002755</text:p>
          </table:table-cell>
          <table:table-cell table:formula="of:=[.E370]-37.9457853336362" office:value-type="float" office:value="-28.3953850581587" calcext:value-type="float">
            <text:p>-28.395</text:p>
          </table:table-cell>
          <table:table-cell/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table:formula="of:=[.A371]/1000000" office:value-type="float" office:value="92.75" calcext:value-type="float">
            <text:p>9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9.13880314725901" calcext:value-type="float">
            <text:p>9.1388031473</text:p>
          </table:table-cell>
          <table:table-cell table:formula="of:=[.D371]+[.C371]" office:value-type="float" office:value="9.73880314725901" calcext:value-type="float">
            <text:p>9.7388031473</text:p>
          </table:table-cell>
          <table:table-cell table:formula="of:=[.E371]-37.9457853336362" office:value-type="float" office:value="-28.2069821863772" calcext:value-type="float">
            <text:p>-28.207</text:p>
          </table:table-cell>
          <table:table-cell/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table:formula="of:=[.A372]/1000000" office:value-type="float" office:value="93" calcext:value-type="float">
            <text:p>9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73853081200139" calcext:value-type="float">
            <text:p>8.738530812</text:p>
          </table:table-cell>
          <table:table-cell table:formula="of:=[.D372]+[.C372]" office:value-type="float" office:value="9.33853081200139" calcext:value-type="float">
            <text:p>9.338530812</text:p>
          </table:table-cell>
          <table:table-cell table:formula="of:=[.E372]-37.9457853336362" office:value-type="float" office:value="-28.6072545216348" calcext:value-type="float">
            <text:p>-28.607</text:p>
          </table:table-cell>
          <table:table-cell/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table:formula="of:=[.A373]/1000000" office:value-type="float" office:value="93.25" calcext:value-type="float">
            <text:p>9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78250093087766" calcext:value-type="float">
            <text:p>8.7825009309</text:p>
          </table:table-cell>
          <table:table-cell table:formula="of:=[.D373]+[.C373]" office:value-type="float" office:value="9.38250093087766" calcext:value-type="float">
            <text:p>9.3825009309</text:p>
          </table:table-cell>
          <table:table-cell table:formula="of:=[.E373]-37.9457853336362" office:value-type="float" office:value="-28.5632844027585" calcext:value-type="float">
            <text:p>-28.563</text:p>
          </table:table-cell>
          <table:table-cell/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table:formula="of:=[.A374]/1000000" office:value-type="float" office:value="93.5" calcext:value-type="float">
            <text:p>9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44074984467627" calcext:value-type="float">
            <text:p>8.4407498447</text:p>
          </table:table-cell>
          <table:table-cell table:formula="of:=[.D374]+[.C374]" office:value-type="float" office:value="9.04074984467627" calcext:value-type="float">
            <text:p>9.0407498447</text:p>
          </table:table-cell>
          <table:table-cell table:formula="of:=[.E374]-37.9457853336362" office:value-type="float" office:value="-28.9050354889599" calcext:value-type="float">
            <text:p>-28.905</text:p>
          </table:table-cell>
          <table:table-cell/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table:formula="of:=[.A375]/1000000" office:value-type="float" office:value="93.75" calcext:value-type="float">
            <text:p>9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44857132453545" calcext:value-type="float">
            <text:p>8.4485713245</text:p>
          </table:table-cell>
          <table:table-cell table:formula="of:=[.D375]+[.C375]" office:value-type="float" office:value="9.04857132453545" calcext:value-type="float">
            <text:p>9.0485713245</text:p>
          </table:table-cell>
          <table:table-cell table:formula="of:=[.E375]-37.9457853336362" office:value-type="float" office:value="-28.8972140091008" calcext:value-type="float">
            <text:p>-28.897</text:p>
          </table:table-cell>
          <table:table-cell/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table:formula="of:=[.A376]/1000000" office:value-type="float" office:value="94" calcext:value-type="float">
            <text:p>9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23522202076425" calcext:value-type="float">
            <text:p>8.2352220208</text:p>
          </table:table-cell>
          <table:table-cell table:formula="of:=[.D376]+[.C376]" office:value-type="float" office:value="8.83522202076425" calcext:value-type="float">
            <text:p>8.8352220208</text:p>
          </table:table-cell>
          <table:table-cell table:formula="of:=[.E376]-37.9457853336362" office:value-type="float" office:value="-29.110563312872" calcext:value-type="float">
            <text:p>-29.111</text:p>
          </table:table-cell>
          <table:table-cell/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table:formula="of:=[.A377]/1000000" office:value-type="float" office:value="94.25" calcext:value-type="float">
            <text:p>9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59580495025966" calcext:value-type="float">
            <text:p>7.5958049503</text:p>
          </table:table-cell>
          <table:table-cell table:formula="of:=[.D377]+[.C377]" office:value-type="float" office:value="8.19580495025966" calcext:value-type="float">
            <text:p>8.1958049503</text:p>
          </table:table-cell>
          <table:table-cell table:formula="of:=[.E377]-37.9457853336362" office:value-type="float" office:value="-29.7499803833765" calcext:value-type="float">
            <text:p>-29.750</text:p>
          </table:table-cell>
          <table:table-cell/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table:formula="of:=[.A378]/1000000" office:value-type="float" office:value="94.5" calcext:value-type="float">
            <text:p>9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8.22477997089349" calcext:value-type="float">
            <text:p>8.2247799709</text:p>
          </table:table-cell>
          <table:table-cell table:formula="of:=[.D378]+[.C378]" office:value-type="float" office:value="8.82477997089349" calcext:value-type="float">
            <text:p>8.8247799709</text:p>
          </table:table-cell>
          <table:table-cell table:formula="of:=[.E378]-37.9457853336362" office:value-type="float" office:value="-29.1210053627427" calcext:value-type="float">
            <text:p>-29.121</text:p>
          </table:table-cell>
          <table:table-cell/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table:formula="of:=[.A379]/1000000" office:value-type="float" office:value="94.75" calcext:value-type="float">
            <text:p>9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93186420496098" calcext:value-type="float">
            <text:p>7.931864205</text:p>
          </table:table-cell>
          <table:table-cell table:formula="of:=[.D379]+[.C379]" office:value-type="float" office:value="8.53186420496098" calcext:value-type="float">
            <text:p>8.531864205</text:p>
          </table:table-cell>
          <table:table-cell table:formula="of:=[.E379]-37.9457853336362" office:value-type="float" office:value="-29.4139211286752" calcext:value-type="float">
            <text:p>-29.414</text:p>
          </table:table-cell>
          <table:table-cell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380]/1000000" office:value-type="float" office:value="95" calcext:value-type="float">
            <text:p>9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52972909830483" calcext:value-type="float">
            <text:p>7.5297290983</text:p>
          </table:table-cell>
          <table:table-cell table:formula="of:=[.D380]+[.C380]" office:value-type="float" office:value="8.12972909830483" calcext:value-type="float">
            <text:p>8.1297290983</text:p>
          </table:table-cell>
          <table:table-cell table:formula="of:=[.E380]-37.9457853336362" office:value-type="float" office:value="-29.8160562353314" calcext:value-type="float">
            <text:p>-29.816</text:p>
          </table:table-cell>
          <table:table-cell/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table:formula="of:=[.A381]/1000000" office:value-type="float" office:value="95.25" calcext:value-type="float">
            <text:p>9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24500994170312" calcext:value-type="float">
            <text:p>7.2450099417</text:p>
          </table:table-cell>
          <table:table-cell table:formula="of:=[.D381]+[.C381]" office:value-type="float" office:value="7.84500994170312" calcext:value-type="float">
            <text:p>7.8450099417</text:p>
          </table:table-cell>
          <table:table-cell table:formula="of:=[.E381]-37.9457853336362" office:value-type="float" office:value="-30.1007753919331" calcext:value-type="float">
            <text:p>-30.101</text:p>
          </table:table-cell>
          <table:table-cell/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table:formula="of:=[.A382]/1000000" office:value-type="float" office:value="95.5" calcext:value-type="float">
            <text:p>9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84268361027255" calcext:value-type="float">
            <text:p>7.8426836103</text:p>
          </table:table-cell>
          <table:table-cell table:formula="of:=[.D382]+[.C382]" office:value-type="float" office:value="8.44268361027255" calcext:value-type="float">
            <text:p>8.4426836103</text:p>
          </table:table-cell>
          <table:table-cell table:formula="of:=[.E382]-37.9457853336362" office:value-type="float" office:value="-29.5031017233637" calcext:value-type="float">
            <text:p>-29.503</text:p>
          </table:table-cell>
          <table:table-cell/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table:formula="of:=[.A383]/1000000" office:value-type="float" office:value="95.75" calcext:value-type="float">
            <text:p>9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01442047890123" calcext:value-type="float">
            <text:p>7.0144204789</text:p>
          </table:table-cell>
          <table:table-cell table:formula="of:=[.D383]+[.C383]" office:value-type="float" office:value="7.61442047890123" calcext:value-type="float">
            <text:p>7.6144204789</text:p>
          </table:table-cell>
          <table:table-cell table:formula="of:=[.E383]-37.9457853336362" office:value-type="float" office:value="-30.331364854735" calcext:value-type="float">
            <text:p>-30.331</text:p>
          </table:table-cell>
          <table:table-cell/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table:formula="of:=[.A384]/1000000" office:value-type="float" office:value="96" calcext:value-type="float">
            <text:p>9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37927389460755" calcext:value-type="float">
            <text:p>7.3792738946</text:p>
          </table:table-cell>
          <table:table-cell table:formula="of:=[.D384]+[.C384]" office:value-type="float" office:value="7.97927389460755" calcext:value-type="float">
            <text:p>7.9792738946</text:p>
          </table:table-cell>
          <table:table-cell table:formula="of:=[.E384]-37.9457853336362" office:value-type="float" office:value="-29.9665114390287" calcext:value-type="float">
            <text:p>-29.967</text:p>
          </table:table-cell>
          <table:table-cell/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table:formula="of:=[.A385]/1000000" office:value-type="float" office:value="96.25" calcext:value-type="float">
            <text:p>9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13635903218876" calcext:value-type="float">
            <text:p>7.1363590322</text:p>
          </table:table-cell>
          <table:table-cell table:formula="of:=[.D385]+[.C385]" office:value-type="float" office:value="7.73635903218876" calcext:value-type="float">
            <text:p>7.7363590322</text:p>
          </table:table-cell>
          <table:table-cell table:formula="of:=[.E385]-37.9457853336362" office:value-type="float" office:value="-30.2094263014474" calcext:value-type="float">
            <text:p>-30.209</text:p>
          </table:table-cell>
          <table:table-cell/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table:formula="of:=[.A386]/1000000" office:value-type="float" office:value="96.5" calcext:value-type="float">
            <text:p>9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20446736558383" calcext:value-type="float">
            <text:p>7.2044673656</text:p>
          </table:table-cell>
          <table:table-cell table:formula="of:=[.D386]+[.C386]" office:value-type="float" office:value="7.80446736558383" calcext:value-type="float">
            <text:p>7.8044673656</text:p>
          </table:table-cell>
          <table:table-cell table:formula="of:=[.E386]-37.9457853336362" office:value-type="float" office:value="-30.1413179680524" calcext:value-type="float">
            <text:p>-30.141</text:p>
          </table:table-cell>
          <table:table-cell/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table:formula="of:=[.A387]/1000000" office:value-type="float" office:value="96.75" calcext:value-type="float">
            <text:p>9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42877034196125" calcext:value-type="float">
            <text:p>7.428770342</text:p>
          </table:table-cell>
          <table:table-cell table:formula="of:=[.D387]+[.C387]" office:value-type="float" office:value="8.02877034196125" calcext:value-type="float">
            <text:p>8.028770342</text:p>
          </table:table-cell>
          <table:table-cell table:formula="of:=[.E387]-37.9457853336362" office:value-type="float" office:value="-29.917014991675" calcext:value-type="float">
            <text:p>-29.917</text:p>
          </table:table-cell>
          <table:table-cell/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table:formula="of:=[.A388]/1000000" office:value-type="float" office:value="97" calcext:value-type="float">
            <text:p>9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7.26202206262832" calcext:value-type="float">
            <text:p>7.2620220626</text:p>
          </table:table-cell>
          <table:table-cell table:formula="of:=[.D388]+[.C388]" office:value-type="float" office:value="7.86202206262832" calcext:value-type="float">
            <text:p>7.8620220626</text:p>
          </table:table-cell>
          <table:table-cell table:formula="of:=[.E388]-37.9457853336362" office:value-type="float" office:value="-30.0837632710079" calcext:value-type="float">
            <text:p>-30.084</text:p>
          </table:table-cell>
          <table:table-cell/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table:formula="of:=[.A389]/1000000" office:value-type="float" office:value="97.25" calcext:value-type="float">
            <text:p>9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72743164352495" calcext:value-type="float">
            <text:p>6.7274316435</text:p>
          </table:table-cell>
          <table:table-cell table:formula="of:=[.D389]+[.C389]" office:value-type="float" office:value="7.32743164352495" calcext:value-type="float">
            <text:p>7.3274316435</text:p>
          </table:table-cell>
          <table:table-cell table:formula="of:=[.E389]-37.9457853336362" office:value-type="float" office:value="-30.6183536901112" calcext:value-type="float">
            <text:p>-30.618</text:p>
          </table:table-cell>
          <table:table-cell/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table:formula="of:=[.A390]/1000000" office:value-type="float" office:value="97.5" calcext:value-type="float">
            <text:p>9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55040328177733" calcext:value-type="float">
            <text:p>6.5504032818</text:p>
          </table:table-cell>
          <table:table-cell table:formula="of:=[.D390]+[.C390]" office:value-type="float" office:value="7.15040328177733" calcext:value-type="float">
            <text:p>7.1504032818</text:p>
          </table:table-cell>
          <table:table-cell table:formula="of:=[.E390]-37.9457853336362" office:value-type="float" office:value="-30.7953820518589" calcext:value-type="float">
            <text:p>-30.795</text:p>
          </table:table-cell>
          <table:table-cell/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table:formula="of:=[.A391]/1000000" office:value-type="float" office:value="97.75" calcext:value-type="float">
            <text:p>9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54694216018556" calcext:value-type="float">
            <text:p>6.5469421602</text:p>
          </table:table-cell>
          <table:table-cell table:formula="of:=[.D391]+[.C391]" office:value-type="float" office:value="7.14694216018556" calcext:value-type="float">
            <text:p>7.1469421602</text:p>
          </table:table-cell>
          <table:table-cell table:formula="of:=[.E391]-37.9457853336362" office:value-type="float" office:value="-30.7988431734506" calcext:value-type="float">
            <text:p>-30.799</text:p>
          </table:table-cell>
          <table:table-cell/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table:formula="of:=[.A392]/1000000" office:value-type="float" office:value="98" calcext:value-type="float">
            <text:p>9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17040754325839" calcext:value-type="float">
            <text:p>6.1704075433</text:p>
          </table:table-cell>
          <table:table-cell table:formula="of:=[.D392]+[.C392]" office:value-type="float" office:value="6.77040754325839" calcext:value-type="float">
            <text:p>6.7704075433</text:p>
          </table:table-cell>
          <table:table-cell table:formula="of:=[.E392]-37.9457853336362" office:value-type="float" office:value="-31.1753777903778" calcext:value-type="float">
            <text:p>-31.175</text:p>
          </table:table-cell>
          <table:table-cell/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table:formula="of:=[.A393]/1000000" office:value-type="float" office:value="98.25" calcext:value-type="float">
            <text:p>9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45966468024577" calcext:value-type="float">
            <text:p>6.4596646802</text:p>
          </table:table-cell>
          <table:table-cell table:formula="of:=[.D393]+[.C393]" office:value-type="float" office:value="7.05966468024577" calcext:value-type="float">
            <text:p>7.0596646802</text:p>
          </table:table-cell>
          <table:table-cell table:formula="of:=[.E393]-37.9457853336362" office:value-type="float" office:value="-30.8861206533904" calcext:value-type="float">
            <text:p>-30.886</text:p>
          </table:table-cell>
          <table:table-cell/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table:formula="of:=[.A394]/1000000" office:value-type="float" office:value="98.5" calcext:value-type="float">
            <text:p>9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33961990560316" calcext:value-type="float">
            <text:p>6.3396199056</text:p>
          </table:table-cell>
          <table:table-cell table:formula="of:=[.D394]+[.C394]" office:value-type="float" office:value="6.93961990560316" calcext:value-type="float">
            <text:p>6.9396199056</text:p>
          </table:table-cell>
          <table:table-cell table:formula="of:=[.E394]-37.9457853336362" office:value-type="float" office:value="-31.006165428033" calcext:value-type="float">
            <text:p>-31.006</text:p>
          </table:table-cell>
          <table:table-cell/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table:formula="of:=[.A395]/1000000" office:value-type="float" office:value="98.75" calcext:value-type="float">
            <text:p>9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6.21722372615221" calcext:value-type="float">
            <text:p>6.2172237262</text:p>
          </table:table-cell>
          <table:table-cell table:formula="of:=[.D395]+[.C395]" office:value-type="float" office:value="6.81722372615221" calcext:value-type="float">
            <text:p>6.8172237262</text:p>
          </table:table-cell>
          <table:table-cell table:formula="of:=[.E395]-37.9457853336362" office:value-type="float" office:value="-31.128561607484" calcext:value-type="float">
            <text:p>-31.129</text:p>
          </table:table-cell>
          <table:table-cell/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table:formula="of:=[.A396]/1000000" office:value-type="float" office:value="99" calcext:value-type="float">
            <text:p>9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99593673690236" calcext:value-type="float">
            <text:p>5.9959367369</text:p>
          </table:table-cell>
          <table:table-cell table:formula="of:=[.D396]+[.C396]" office:value-type="float" office:value="6.59593673690236" calcext:value-type="float">
            <text:p>6.5959367369</text:p>
          </table:table-cell>
          <table:table-cell table:formula="of:=[.E396]-37.9457853336362" office:value-type="float" office:value="-31.3498485967338" calcext:value-type="float">
            <text:p>-31.350</text:p>
          </table:table-cell>
          <table:table-cell/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table:formula="of:=[.A397]/1000000" office:value-type="float" office:value="99.25" calcext:value-type="float">
            <text:p>9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71399056070822" calcext:value-type="float">
            <text:p>5.7139905607</text:p>
          </table:table-cell>
          <table:table-cell table:formula="of:=[.D397]+[.C397]" office:value-type="float" office:value="6.31399056070822" calcext:value-type="float">
            <text:p>6.3139905607</text:p>
          </table:table-cell>
          <table:table-cell table:formula="of:=[.E397]-37.9457853336362" office:value-type="float" office:value="-31.631794772928" calcext:value-type="float">
            <text:p>-31.632</text:p>
          </table:table-cell>
          <table:table-cell/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table:formula="of:=[.A398]/1000000" office:value-type="float" office:value="99.5" calcext:value-type="float">
            <text:p>9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77802235055666" calcext:value-type="float">
            <text:p>5.7780223506</text:p>
          </table:table-cell>
          <table:table-cell table:formula="of:=[.D398]+[.C398]" office:value-type="float" office:value="6.37802235055666" calcext:value-type="float">
            <text:p>6.3780223506</text:p>
          </table:table-cell>
          <table:table-cell table:formula="of:=[.E398]-37.9457853336362" office:value-type="float" office:value="-31.5677629830795" calcext:value-type="float">
            <text:p>-31.568</text:p>
          </table:table-cell>
          <table:table-cell/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table:formula="of:=[.A399]/1000000" office:value-type="float" office:value="99.75" calcext:value-type="float">
            <text:p>9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6360576550809" calcext:value-type="float">
            <text:p>5.6360576551</text:p>
          </table:table-cell>
          <table:table-cell table:formula="of:=[.D399]+[.C399]" office:value-type="float" office:value="6.2360576550809" calcext:value-type="float">
            <text:p>6.2360576551</text:p>
          </table:table-cell>
          <table:table-cell table:formula="of:=[.E399]-37.9457853336362" office:value-type="float" office:value="-31.7097276785553" calcext:value-type="float">
            <text:p>-31.710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00]/1000000" office:value-type="float" office:value="100" calcext:value-type="float">
            <text:p>10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40741998365167" calcext:value-type="float">
            <text:p>5.4074199837</text:p>
          </table:table-cell>
          <table:table-cell table:formula="of:=[.D400]+[.C400]" office:value-type="float" office:value="6.00741998365167" calcext:value-type="float">
            <text:p>6.0074199837</text:p>
          </table:table-cell>
          <table:table-cell table:formula="of:=[.E400]-37.9457853336362" office:value-type="float" office:value="-31.9383653499845" calcext:value-type="float">
            <text:p>-31.938</text:p>
          </table:table-cell>
          <table:table-cell/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table:formula="of:=[.A401]/1000000" office:value-type="float" office:value="100.25" calcext:value-type="float">
            <text:p>10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21350065158754" calcext:value-type="float">
            <text:p>5.2135006516</text:p>
          </table:table-cell>
          <table:table-cell table:formula="of:=[.D401]+[.C401]" office:value-type="float" office:value="5.81350065158754" calcext:value-type="float">
            <text:p>5.8135006516</text:p>
          </table:table-cell>
          <table:table-cell table:formula="of:=[.E401]-37.9457853336362" office:value-type="float" office:value="-32.1322846820487" calcext:value-type="float">
            <text:p>-32.132</text:p>
          </table:table-cell>
          <table:table-cell/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table:formula="of:=[.A402]/1000000" office:value-type="float" office:value="100.5" calcext:value-type="float">
            <text:p>10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14808350179489" calcext:value-type="float">
            <text:p>5.1480835018</text:p>
          </table:table-cell>
          <table:table-cell table:formula="of:=[.D402]+[.C402]" office:value-type="float" office:value="5.74808350179489" calcext:value-type="float">
            <text:p>5.7480835018</text:p>
          </table:table-cell>
          <table:table-cell table:formula="of:=[.E402]-37.9457853336362" office:value-type="float" office:value="-32.1977018318413" calcext:value-type="float">
            <text:p>-32.198</text:p>
          </table:table-cell>
          <table:table-cell/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table:formula="of:=[.A403]/1000000" office:value-type="float" office:value="100.75" calcext:value-type="float">
            <text:p>10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16268175854681" calcext:value-type="float">
            <text:p>5.1626817585</text:p>
          </table:table-cell>
          <table:table-cell table:formula="of:=[.D403]+[.C403]" office:value-type="float" office:value="5.76268175854681" calcext:value-type="float">
            <text:p>5.7626817585</text:p>
          </table:table-cell>
          <table:table-cell table:formula="of:=[.E403]-37.9457853336362" office:value-type="float" office:value="-32.1831035750894" calcext:value-type="float">
            <text:p>-32.183</text:p>
          </table:table-cell>
          <table:table-cell/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table:formula="of:=[.A404]/1000000" office:value-type="float" office:value="101" calcext:value-type="float">
            <text:p>10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50676768552383" calcext:value-type="float">
            <text:p>4.5067676855</text:p>
          </table:table-cell>
          <table:table-cell table:formula="of:=[.D404]+[.C404]" office:value-type="float" office:value="5.10676768552383" calcext:value-type="float">
            <text:p>5.1067676855</text:p>
          </table:table-cell>
          <table:table-cell table:formula="of:=[.E404]-37.9457853336362" office:value-type="float" office:value="-32.8390176481124" calcext:value-type="float">
            <text:p>-32.839</text:p>
          </table:table-cell>
          <table:table-cell/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table:formula="of:=[.A405]/1000000" office:value-type="float" office:value="101.25" calcext:value-type="float">
            <text:p>10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31211298148945" calcext:value-type="float">
            <text:p>5.3121129815</text:p>
          </table:table-cell>
          <table:table-cell table:formula="of:=[.D405]+[.C405]" office:value-type="float" office:value="5.91211298148945" calcext:value-type="float">
            <text:p>5.9121129815</text:p>
          </table:table-cell>
          <table:table-cell table:formula="of:=[.E405]-37.9457853336362" office:value-type="float" office:value="-32.0336723521468" calcext:value-type="float">
            <text:p>-32.034</text:p>
          </table:table-cell>
          <table:table-cell/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table:formula="of:=[.A406]/1000000" office:value-type="float" office:value="101.5" calcext:value-type="float">
            <text:p>10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5.00092899400533" calcext:value-type="float">
            <text:p>5.000928994</text:p>
          </table:table-cell>
          <table:table-cell table:formula="of:=[.D406]+[.C406]" office:value-type="float" office:value="5.60092899400533" calcext:value-type="float">
            <text:p>5.600928994</text:p>
          </table:table-cell>
          <table:table-cell table:formula="of:=[.E406]-37.9457853336362" office:value-type="float" office:value="-32.3448563396309" calcext:value-type="float">
            <text:p>-32.345</text:p>
          </table:table-cell>
          <table:table-cell/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table:formula="of:=[.A407]/1000000" office:value-type="float" office:value="101.75" calcext:value-type="float">
            <text:p>10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37698105226146" calcext:value-type="float">
            <text:p>4.3769810523</text:p>
          </table:table-cell>
          <table:table-cell table:formula="of:=[.D407]+[.C407]" office:value-type="float" office:value="4.97698105226146" calcext:value-type="float">
            <text:p>4.9769810523</text:p>
          </table:table-cell>
          <table:table-cell table:formula="of:=[.E407]-37.9457853336362" office:value-type="float" office:value="-32.9688042813747" calcext:value-type="float">
            <text:p>-32.969</text:p>
          </table:table-cell>
          <table:table-cell/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table:formula="of:=[.A408]/1000000" office:value-type="float" office:value="102" calcext:value-type="float">
            <text:p>10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68493365359947" calcext:value-type="float">
            <text:p>4.6849336536</text:p>
          </table:table-cell>
          <table:table-cell table:formula="of:=[.D408]+[.C408]" office:value-type="float" office:value="5.28493365359947" calcext:value-type="float">
            <text:p>5.2849336536</text:p>
          </table:table-cell>
          <table:table-cell table:formula="of:=[.E408]-37.9457853336362" office:value-type="float" office:value="-32.6608516800367" calcext:value-type="float">
            <text:p>-32.661</text:p>
          </table:table-cell>
          <table:table-cell/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table:formula="of:=[.A409]/1000000" office:value-type="float" office:value="102.25" calcext:value-type="float">
            <text:p>10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72451812329848" calcext:value-type="float">
            <text:p>4.7245181233</text:p>
          </table:table-cell>
          <table:table-cell table:formula="of:=[.D409]+[.C409]" office:value-type="float" office:value="5.32451812329848" calcext:value-type="float">
            <text:p>5.3245181233</text:p>
          </table:table-cell>
          <table:table-cell table:formula="of:=[.E409]-37.9457853336362" office:value-type="float" office:value="-32.6212672103377" calcext:value-type="float">
            <text:p>-32.621</text:p>
          </table:table-cell>
          <table:table-cell/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table:formula="of:=[.A410]/1000000" office:value-type="float" office:value="102.5" calcext:value-type="float">
            <text:p>10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17282870245391" calcext:value-type="float">
            <text:p>4.1728287025</text:p>
          </table:table-cell>
          <table:table-cell table:formula="of:=[.D410]+[.C410]" office:value-type="float" office:value="4.77282870245391" calcext:value-type="float">
            <text:p>4.7728287025</text:p>
          </table:table-cell>
          <table:table-cell table:formula="of:=[.E410]-37.9457853336362" office:value-type="float" office:value="-33.1729566311823" calcext:value-type="float">
            <text:p>-33.173</text:p>
          </table:table-cell>
          <table:table-cell/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table:formula="of:=[.A411]/1000000" office:value-type="float" office:value="102.75" calcext:value-type="float">
            <text:p>10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41733749283036" calcext:value-type="float">
            <text:p>4.4173374928</text:p>
          </table:table-cell>
          <table:table-cell table:formula="of:=[.D411]+[.C411]" office:value-type="float" office:value="5.01733749283036" calcext:value-type="float">
            <text:p>5.0173374928</text:p>
          </table:table-cell>
          <table:table-cell table:formula="of:=[.E411]-37.9457853336362" office:value-type="float" office:value="-32.9284478408058" calcext:value-type="float">
            <text:p>-32.928</text:p>
          </table:table-cell>
          <table:table-cell/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table:formula="of:=[.A412]/1000000" office:value-type="float" office:value="103" calcext:value-type="float">
            <text:p>10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12542031940291" calcext:value-type="float">
            <text:p>4.1254203194</text:p>
          </table:table-cell>
          <table:table-cell table:formula="of:=[.D412]+[.C412]" office:value-type="float" office:value="4.72542031940291" calcext:value-type="float">
            <text:p>4.7254203194</text:p>
          </table:table-cell>
          <table:table-cell table:formula="of:=[.E412]-37.9457853336362" office:value-type="float" office:value="-33.2203650142333" calcext:value-type="float">
            <text:p>-33.220</text:p>
          </table:table-cell>
          <table:table-cell/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table:formula="of:=[.A413]/1000000" office:value-type="float" office:value="103.25" calcext:value-type="float">
            <text:p>10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11860744688792" calcext:value-type="float">
            <text:p>4.1186074469</text:p>
          </table:table-cell>
          <table:table-cell table:formula="of:=[.D413]+[.C413]" office:value-type="float" office:value="4.71860744688792" calcext:value-type="float">
            <text:p>4.7186074469</text:p>
          </table:table-cell>
          <table:table-cell table:formula="of:=[.E413]-37.9457853336362" office:value-type="float" office:value="-33.2271778867483" calcext:value-type="float">
            <text:p>-33.227</text:p>
          </table:table-cell>
          <table:table-cell/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table:formula="of:=[.A414]/1000000" office:value-type="float" office:value="103.5" calcext:value-type="float">
            <text:p>10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4.01964169275839" calcext:value-type="float">
            <text:p>4.0196416928</text:p>
          </table:table-cell>
          <table:table-cell table:formula="of:=[.D414]+[.C414]" office:value-type="float" office:value="4.61964169275839" calcext:value-type="float">
            <text:p>4.6196416928</text:p>
          </table:table-cell>
          <table:table-cell table:formula="of:=[.E414]-37.9457853336362" office:value-type="float" office:value="-33.3261436408778" calcext:value-type="float">
            <text:p>-33.326</text:p>
          </table:table-cell>
          <table:table-cell/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table:formula="of:=[.A415]/1000000" office:value-type="float" office:value="103.75" calcext:value-type="float">
            <text:p>10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82158905528777" calcext:value-type="float">
            <text:p>3.8215890553</text:p>
          </table:table-cell>
          <table:table-cell table:formula="of:=[.D415]+[.C415]" office:value-type="float" office:value="4.42158905528777" calcext:value-type="float">
            <text:p>4.4215890553</text:p>
          </table:table-cell>
          <table:table-cell table:formula="of:=[.E415]-37.9457853336362" office:value-type="float" office:value="-33.5241962783484" calcext:value-type="float">
            <text:p>-33.524</text:p>
          </table:table-cell>
          <table:table-cell/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table:formula="of:=[.A416]/1000000" office:value-type="float" office:value="104" calcext:value-type="float">
            <text:p>10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90508593048387" calcext:value-type="float">
            <text:p>3.9050859305</text:p>
          </table:table-cell>
          <table:table-cell table:formula="of:=[.D416]+[.C416]" office:value-type="float" office:value="4.50508593048387" calcext:value-type="float">
            <text:p>4.5050859305</text:p>
          </table:table-cell>
          <table:table-cell table:formula="of:=[.E416]-37.9457853336362" office:value-type="float" office:value="-33.4406994031523" calcext:value-type="float">
            <text:p>-33.441</text:p>
          </table:table-cell>
          <table:table-cell/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table:formula="of:=[.A417]/1000000" office:value-type="float" office:value="104.25" calcext:value-type="float">
            <text:p>10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56464458324354" calcext:value-type="float">
            <text:p>3.5646445832</text:p>
          </table:table-cell>
          <table:table-cell table:formula="of:=[.D417]+[.C417]" office:value-type="float" office:value="4.16464458324354" calcext:value-type="float">
            <text:p>4.1646445832</text:p>
          </table:table-cell>
          <table:table-cell table:formula="of:=[.E417]-37.9457853336362" office:value-type="float" office:value="-33.7811407503927" calcext:value-type="float">
            <text:p>-33.781</text:p>
          </table:table-cell>
          <table:table-cell/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table:formula="of:=[.A418]/1000000" office:value-type="float" office:value="104.5" calcext:value-type="float">
            <text:p>10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43013386561954" calcext:value-type="float">
            <text:p>3.4301338656</text:p>
          </table:table-cell>
          <table:table-cell table:formula="of:=[.D418]+[.C418]" office:value-type="float" office:value="4.03013386561954" calcext:value-type="float">
            <text:p>4.0301338656</text:p>
          </table:table-cell>
          <table:table-cell table:formula="of:=[.E418]-37.9457853336362" office:value-type="float" office:value="-33.9156514680167" calcext:value-type="float">
            <text:p>-33.916</text:p>
          </table:table-cell>
          <table:table-cell/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table:formula="of:=[.A419]/1000000" office:value-type="float" office:value="104.75" calcext:value-type="float">
            <text:p>10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63050789194745" calcext:value-type="float">
            <text:p>3.6305078919</text:p>
          </table:table-cell>
          <table:table-cell table:formula="of:=[.D419]+[.C419]" office:value-type="float" office:value="4.23050789194745" calcext:value-type="float">
            <text:p>4.2305078919</text:p>
          </table:table-cell>
          <table:table-cell table:formula="of:=[.E419]-37.9457853336362" office:value-type="float" office:value="-33.7152774416888" calcext:value-type="float">
            <text:p>-33.715</text:p>
          </table:table-cell>
          <table:table-cell/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table:formula="of:=[.A420]/1000000" office:value-type="float" office:value="105" calcext:value-type="float">
            <text:p>10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58515828875615" calcext:value-type="float">
            <text:p>3.5851582888</text:p>
          </table:table-cell>
          <table:table-cell table:formula="of:=[.D420]+[.C420]" office:value-type="float" office:value="4.18515828875615" calcext:value-type="float">
            <text:p>4.1851582888</text:p>
          </table:table-cell>
          <table:table-cell table:formula="of:=[.E420]-37.9457853336362" office:value-type="float" office:value="-33.7606270448801" calcext:value-type="float">
            <text:p>-33.761</text:p>
          </table:table-cell>
          <table:table-cell/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table:formula="of:=[.A421]/1000000" office:value-type="float" office:value="105.25" calcext:value-type="float">
            <text:p>10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62400173728134" calcext:value-type="float">
            <text:p>3.6240017373</text:p>
          </table:table-cell>
          <table:table-cell table:formula="of:=[.D421]+[.C421]" office:value-type="float" office:value="4.22400173728134" calcext:value-type="float">
            <text:p>4.2240017373</text:p>
          </table:table-cell>
          <table:table-cell table:formula="of:=[.E421]-37.9457853336362" office:value-type="float" office:value="-33.7217835963549" calcext:value-type="float">
            <text:p>-33.722</text:p>
          </table:table-cell>
          <table:table-cell/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table:formula="of:=[.A422]/1000000" office:value-type="float" office:value="105.5" calcext:value-type="float">
            <text:p>10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55463257663722" calcext:value-type="float">
            <text:p>3.5546325766</text:p>
          </table:table-cell>
          <table:table-cell table:formula="of:=[.D422]+[.C422]" office:value-type="float" office:value="4.15463257663722" calcext:value-type="float">
            <text:p>4.1546325766</text:p>
          </table:table-cell>
          <table:table-cell table:formula="of:=[.E422]-37.9457853336362" office:value-type="float" office:value="-33.791152756999" calcext:value-type="float">
            <text:p>-33.791</text:p>
          </table:table-cell>
          <table:table-cell/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table:formula="of:=[.A423]/1000000" office:value-type="float" office:value="105.75" calcext:value-type="float">
            <text:p>10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3999709122447" calcext:value-type="float">
            <text:p>3.3999709122</text:p>
          </table:table-cell>
          <table:table-cell table:formula="of:=[.D423]+[.C423]" office:value-type="float" office:value="3.9999709122447" calcext:value-type="float">
            <text:p>3.9999709122</text:p>
          </table:table-cell>
          <table:table-cell table:formula="of:=[.E423]-37.9457853336362" office:value-type="float" office:value="-33.9458144213915" calcext:value-type="float">
            <text:p>-33.946</text:p>
          </table:table-cell>
          <table:table-cell/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table:formula="of:=[.A424]/1000000" office:value-type="float" office:value="106" calcext:value-type="float">
            <text:p>10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98250755821758" calcext:value-type="float">
            <text:p>2.9825075582</text:p>
          </table:table-cell>
          <table:table-cell table:formula="of:=[.D424]+[.C424]" office:value-type="float" office:value="3.58250755821758" calcext:value-type="float">
            <text:p>3.5825075582</text:p>
          </table:table-cell>
          <table:table-cell table:formula="of:=[.E424]-37.9457853336362" office:value-type="float" office:value="-34.3632777754186" calcext:value-type="float">
            <text:p>-34.363</text:p>
          </table:table-cell>
          <table:table-cell/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table:formula="of:=[.A425]/1000000" office:value-type="float" office:value="106.25" calcext:value-type="float">
            <text:p>10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89698076448691" calcext:value-type="float">
            <text:p>2.8969807645</text:p>
          </table:table-cell>
          <table:table-cell table:formula="of:=[.D425]+[.C425]" office:value-type="float" office:value="3.49698076448691" calcext:value-type="float">
            <text:p>3.4969807645</text:p>
          </table:table-cell>
          <table:table-cell table:formula="of:=[.E425]-37.9457853336362" office:value-type="float" office:value="-34.4488045691493" calcext:value-type="float">
            <text:p>-34.449</text:p>
          </table:table-cell>
          <table:table-cell/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table:formula="of:=[.A426]/1000000" office:value-type="float" office:value="106.5" calcext:value-type="float">
            <text:p>10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3.30102391519771" calcext:value-type="float">
            <text:p>3.3010239152</text:p>
          </table:table-cell>
          <table:table-cell table:formula="of:=[.D426]+[.C426]" office:value-type="float" office:value="3.90102391519771" calcext:value-type="float">
            <text:p>3.9010239152</text:p>
          </table:table-cell>
          <table:table-cell table:formula="of:=[.E426]-37.9457853336362" office:value-type="float" office:value="-34.0447614184385" calcext:value-type="float">
            <text:p>-34.045</text:p>
          </table:table-cell>
          <table:table-cell/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table:formula="of:=[.A427]/1000000" office:value-type="float" office:value="106.75" calcext:value-type="float">
            <text:p>10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6984947001498" calcext:value-type="float">
            <text:p>2.6984947001</text:p>
          </table:table-cell>
          <table:table-cell table:formula="of:=[.D427]+[.C427]" office:value-type="float" office:value="3.2984947001498" calcext:value-type="float">
            <text:p>3.2984947001</text:p>
          </table:table-cell>
          <table:table-cell table:formula="of:=[.E427]-37.9457853336362" office:value-type="float" office:value="-34.6472906334864" calcext:value-type="float">
            <text:p>-34.647</text:p>
          </table:table-cell>
          <table:table-cell/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table:formula="of:=[.A428]/1000000" office:value-type="float" office:value="107" calcext:value-type="float">
            <text:p>10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67618792409845" calcext:value-type="float">
            <text:p>2.6761879241</text:p>
          </table:table-cell>
          <table:table-cell table:formula="of:=[.D428]+[.C428]" office:value-type="float" office:value="3.27618792409845" calcext:value-type="float">
            <text:p>3.2761879241</text:p>
          </table:table-cell>
          <table:table-cell table:formula="of:=[.E428]-37.9457853336362" office:value-type="float" office:value="-34.6695974095377" calcext:value-type="float">
            <text:p>-34.670</text:p>
          </table:table-cell>
          <table:table-cell/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table:formula="of:=[.A429]/1000000" office:value-type="float" office:value="107.25" calcext:value-type="float">
            <text:p>10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55269797347433" calcext:value-type="float">
            <text:p>2.5526979735</text:p>
          </table:table-cell>
          <table:table-cell table:formula="of:=[.D429]+[.C429]" office:value-type="float" office:value="3.15269797347433" calcext:value-type="float">
            <text:p>3.1526979735</text:p>
          </table:table-cell>
          <table:table-cell table:formula="of:=[.E429]-37.9457853336362" office:value-type="float" office:value="-34.7930873601619" calcext:value-type="float">
            <text:p>-34.793</text:p>
          </table:table-cell>
          <table:table-cell/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table:formula="of:=[.A430]/1000000" office:value-type="float" office:value="107.5" calcext:value-type="float">
            <text:p>10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69980980692445" calcext:value-type="float">
            <text:p>2.6998098069</text:p>
          </table:table-cell>
          <table:table-cell table:formula="of:=[.D430]+[.C430]" office:value-type="float" office:value="3.29980980692445" calcext:value-type="float">
            <text:p>3.2998098069</text:p>
          </table:table-cell>
          <table:table-cell table:formula="of:=[.E430]-37.9457853336362" office:value-type="float" office:value="-34.6459755267117" calcext:value-type="float">
            <text:p>-34.646</text:p>
          </table:table-cell>
          <table:table-cell/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table:formula="of:=[.A431]/1000000" office:value-type="float" office:value="107.75" calcext:value-type="float">
            <text:p>10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30689853929223" calcext:value-type="float">
            <text:p>2.3068985393</text:p>
          </table:table-cell>
          <table:table-cell table:formula="of:=[.D431]+[.C431]" office:value-type="float" office:value="2.90689853929223" calcext:value-type="float">
            <text:p>2.9068985393</text:p>
          </table:table-cell>
          <table:table-cell table:formula="of:=[.E431]-37.9457853336362" office:value-type="float" office:value="-35.038886794344" calcext:value-type="float">
            <text:p>-35.039</text:p>
          </table:table-cell>
          <table:table-cell/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table:formula="of:=[.A432]/1000000" office:value-type="float" office:value="108" calcext:value-type="float">
            <text:p>10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38891486882914" calcext:value-type="float">
            <text:p>2.3889148688</text:p>
          </table:table-cell>
          <table:table-cell table:formula="of:=[.D432]+[.C432]" office:value-type="float" office:value="2.98891486882914" calcext:value-type="float">
            <text:p>2.9889148688</text:p>
          </table:table-cell>
          <table:table-cell table:formula="of:=[.E432]-37.9457853336362" office:value-type="float" office:value="-34.9568704648071" calcext:value-type="float">
            <text:p>-34.957</text:p>
          </table:table-cell>
          <table:table-cell/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table:formula="of:=[.A433]/1000000" office:value-type="float" office:value="108.25" calcext:value-type="float">
            <text:p>10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2.0659503100742" calcext:value-type="float">
            <text:p>2.0659503101</text:p>
          </table:table-cell>
          <table:table-cell table:formula="of:=[.D433]+[.C433]" office:value-type="float" office:value="2.6659503100742" calcext:value-type="float">
            <text:p>2.6659503101</text:p>
          </table:table-cell>
          <table:table-cell table:formula="of:=[.E433]-37.9457853336362" office:value-type="float" office:value="-35.279835023562" calcext:value-type="float">
            <text:p>-35.280</text:p>
          </table:table-cell>
          <table:table-cell/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table:formula="of:=[.A434]/1000000" office:value-type="float" office:value="108.5" calcext:value-type="float">
            <text:p>10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93253182704013" calcext:value-type="float">
            <text:p>1.932531827</text:p>
          </table:table-cell>
          <table:table-cell table:formula="of:=[.D434]+[.C434]" office:value-type="float" office:value="2.53253182704013" calcext:value-type="float">
            <text:p>2.532531827</text:p>
          </table:table-cell>
          <table:table-cell table:formula="of:=[.E434]-37.9457853336362" office:value-type="float" office:value="-35.4132535065961" calcext:value-type="float">
            <text:p>-35.413</text:p>
          </table:table-cell>
          <table:table-cell/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table:formula="of:=[.A435]/1000000" office:value-type="float" office:value="108.75" calcext:value-type="float">
            <text:p>10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92781279268039" calcext:value-type="float">
            <text:p>1.9278127927</text:p>
          </table:table-cell>
          <table:table-cell table:formula="of:=[.D435]+[.C435]" office:value-type="float" office:value="2.52781279268039" calcext:value-type="float">
            <text:p>2.5278127927</text:p>
          </table:table-cell>
          <table:table-cell table:formula="of:=[.E435]-37.9457853336362" office:value-type="float" office:value="-35.4179725409558" calcext:value-type="float">
            <text:p>-35.418</text:p>
          </table:table-cell>
          <table:table-cell/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table:formula="of:=[.A436]/1000000" office:value-type="float" office:value="109" calcext:value-type="float">
            <text:p>10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48652334770101" calcext:value-type="float">
            <text:p>1.4865233477</text:p>
          </table:table-cell>
          <table:table-cell table:formula="of:=[.D436]+[.C436]" office:value-type="float" office:value="2.08652334770101" calcext:value-type="float">
            <text:p>2.0865233477</text:p>
          </table:table-cell>
          <table:table-cell table:formula="of:=[.E436]-37.9457853336362" office:value-type="float" office:value="-35.8592619859352" calcext:value-type="float">
            <text:p>-35.859</text:p>
          </table:table-cell>
          <table:table-cell/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table:formula="of:=[.A437]/1000000" office:value-type="float" office:value="109.25" calcext:value-type="float">
            <text:p>10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74866129789434" calcext:value-type="float">
            <text:p>1.7486612979</text:p>
          </table:table-cell>
          <table:table-cell table:formula="of:=[.D437]+[.C437]" office:value-type="float" office:value="2.34866129789434" calcext:value-type="float">
            <text:p>2.3486612979</text:p>
          </table:table-cell>
          <table:table-cell table:formula="of:=[.E437]-37.9457853336362" office:value-type="float" office:value="-35.5971240357419" calcext:value-type="float">
            <text:p>-35.597</text:p>
          </table:table-cell>
          <table:table-cell/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table:formula="of:=[.A438]/1000000" office:value-type="float" office:value="109.5" calcext:value-type="float">
            <text:p>10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77164111995449" calcext:value-type="float">
            <text:p>1.77164112</text:p>
          </table:table-cell>
          <table:table-cell table:formula="of:=[.D438]+[.C438]" office:value-type="float" office:value="2.37164111995449" calcext:value-type="float">
            <text:p>2.37164112</text:p>
          </table:table-cell>
          <table:table-cell table:formula="of:=[.E438]-37.9457853336362" office:value-type="float" office:value="-35.5741442136817" calcext:value-type="float">
            <text:p>-35.574</text:p>
          </table:table-cell>
          <table:table-cell/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table:formula="of:=[.A439]/1000000" office:value-type="float" office:value="109.75" calcext:value-type="float">
            <text:p>10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51240748523166" calcext:value-type="float">
            <text:p>1.5124074852</text:p>
          </table:table-cell>
          <table:table-cell table:formula="of:=[.D439]+[.C439]" office:value-type="float" office:value="2.11240748523166" calcext:value-type="float">
            <text:p>2.1124074852</text:p>
          </table:table-cell>
          <table:table-cell table:formula="of:=[.E439]-37.9457853336362" office:value-type="float" office:value="-35.8333778484045" calcext:value-type="float">
            <text:p>-35.833</text:p>
          </table:table-cell>
          <table:table-cell/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table:formula="of:=[.A440]/1000000" office:value-type="float" office:value="110" calcext:value-type="float">
            <text:p>11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56206784730758" calcext:value-type="float">
            <text:p>1.5620678473</text:p>
          </table:table-cell>
          <table:table-cell table:formula="of:=[.D440]+[.C440]" office:value-type="float" office:value="2.16206784730758" calcext:value-type="float">
            <text:p>2.1620678473</text:p>
          </table:table-cell>
          <table:table-cell table:formula="of:=[.E440]-37.9457853336362" office:value-type="float" office:value="-35.7837174863286" calcext:value-type="float">
            <text:p>-35.784</text:p>
          </table:table-cell>
          <table:table-cell/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table:formula="of:=[.A441]/1000000" office:value-type="float" office:value="110.25" calcext:value-type="float">
            <text:p>11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52480591922675" calcext:value-type="float">
            <text:p>1.5248059192</text:p>
          </table:table-cell>
          <table:table-cell table:formula="of:=[.D441]+[.C441]" office:value-type="float" office:value="2.12480591922675" calcext:value-type="float">
            <text:p>2.1248059192</text:p>
          </table:table-cell>
          <table:table-cell table:formula="of:=[.E441]-37.9457853336362" office:value-type="float" office:value="-35.8209794144094" calcext:value-type="float">
            <text:p>-35.821</text:p>
          </table:table-cell>
          <table:table-cell/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table:formula="of:=[.A442]/1000000" office:value-type="float" office:value="110.5" calcext:value-type="float">
            <text:p>11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23019531152658" calcext:value-type="float">
            <text:p>1.2301953115</text:p>
          </table:table-cell>
          <table:table-cell table:formula="of:=[.D442]+[.C442]" office:value-type="float" office:value="1.83019531152658" calcext:value-type="float">
            <text:p>1.8301953115</text:p>
          </table:table-cell>
          <table:table-cell table:formula="of:=[.E442]-37.9457853336362" office:value-type="float" office:value="-36.1155900221096" calcext:value-type="float">
            <text:p>-36.116</text:p>
          </table:table-cell>
          <table:table-cell/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table:formula="of:=[.A443]/1000000" office:value-type="float" office:value="110.75" calcext:value-type="float">
            <text:p>11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1.25025824077114" calcext:value-type="float">
            <text:p>1.2502582408</text:p>
          </table:table-cell>
          <table:table-cell table:formula="of:=[.D443]+[.C443]" office:value-type="float" office:value="1.85025824077114" calcext:value-type="float">
            <text:p>1.8502582408</text:p>
          </table:table-cell>
          <table:table-cell table:formula="of:=[.E443]-37.9457853336362" office:value-type="float" office:value="-36.0955270928651" calcext:value-type="float">
            <text:p>-36.096</text:p>
          </table:table-cell>
          <table:table-cell/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table:formula="of:=[.A444]/1000000" office:value-type="float" office:value="111" calcext:value-type="float">
            <text:p>11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830722079032484" calcext:value-type="float">
            <text:p>0.830722079</text:p>
          </table:table-cell>
          <table:table-cell table:formula="of:=[.D444]+[.C444]" office:value-type="float" office:value="1.43072207903248" calcext:value-type="float">
            <text:p>1.430722079</text:p>
          </table:table-cell>
          <table:table-cell table:formula="of:=[.E444]-37.9457853336362" office:value-type="float" office:value="-36.5150632546037" calcext:value-type="float">
            <text:p>-36.515</text:p>
          </table:table-cell>
          <table:table-cell/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table:formula="of:=[.A445]/1000000" office:value-type="float" office:value="111.25" calcext:value-type="float">
            <text:p>11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862747063170832" calcext:value-type="float">
            <text:p>0.8627470632</text:p>
          </table:table-cell>
          <table:table-cell table:formula="of:=[.D445]+[.C445]" office:value-type="float" office:value="1.46274706317083" calcext:value-type="float">
            <text:p>1.4627470632</text:p>
          </table:table-cell>
          <table:table-cell table:formula="of:=[.E445]-37.9457853336362" office:value-type="float" office:value="-36.4830382704654" calcext:value-type="float">
            <text:p>-36.483</text:p>
          </table:table-cell>
          <table:table-cell/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table:formula="of:=[.A446]/1000000" office:value-type="float" office:value="111.5" calcext:value-type="float">
            <text:p>11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615514274841221" calcext:value-type="float">
            <text:p>0.6155142748</text:p>
          </table:table-cell>
          <table:table-cell table:formula="of:=[.D446]+[.C446]" office:value-type="float" office:value="1.21551427484122" calcext:value-type="float">
            <text:p>1.2155142748</text:p>
          </table:table-cell>
          <table:table-cell table:formula="of:=[.E446]-37.9457853336362" office:value-type="float" office:value="-36.730271058795" calcext:value-type="float">
            <text:p>-36.730</text:p>
          </table:table-cell>
          <table:table-cell/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table:formula="of:=[.A447]/1000000" office:value-type="float" office:value="111.75" calcext:value-type="float">
            <text:p>11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589353798543971" calcext:value-type="float">
            <text:p>0.5893537985</text:p>
          </table:table-cell>
          <table:table-cell table:formula="of:=[.D447]+[.C447]" office:value-type="float" office:value="1.18935379854397" calcext:value-type="float">
            <text:p>1.1893537985</text:p>
          </table:table-cell>
          <table:table-cell table:formula="of:=[.E447]-37.9457853336362" office:value-type="float" office:value="-36.7564315350922" calcext:value-type="float">
            <text:p>-36.756</text:p>
          </table:table-cell>
          <table:table-cell/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table:formula="of:=[.A448]/1000000" office:value-type="float" office:value="112" calcext:value-type="float">
            <text:p>11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226845061393695" calcext:value-type="float">
            <text:p>0.2268450614</text:p>
          </table:table-cell>
          <table:table-cell table:formula="of:=[.D448]+[.C448]" office:value-type="float" office:value="0.826845061393695" calcext:value-type="float">
            <text:p>0.8268450614</text:p>
          </table:table-cell>
          <table:table-cell table:formula="of:=[.E448]-37.9457853336362" office:value-type="float" office:value="-37.1189402722425" calcext:value-type="float">
            <text:p>-37.119</text:p>
          </table:table-cell>
          <table:table-cell/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table:formula="of:=[.A449]/1000000" office:value-type="float" office:value="112.25" calcext:value-type="float">
            <text:p>11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737062209331939" calcext:value-type="float">
            <text:p>0.7370622093</text:p>
          </table:table-cell>
          <table:table-cell table:formula="of:=[.D449]+[.C449]" office:value-type="float" office:value="1.33706220933194" calcext:value-type="float">
            <text:p>1.3370622093</text:p>
          </table:table-cell>
          <table:table-cell table:formula="of:=[.E449]-37.9457853336362" office:value-type="float" office:value="-36.6087231243043" calcext:value-type="float">
            <text:p>-36.609</text:p>
          </table:table-cell>
          <table:table-cell/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table:formula="of:=[.A450]/1000000" office:value-type="float" office:value="112.5" calcext:value-type="float">
            <text:p>11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524606023420484" calcext:value-type="float">
            <text:p>0.5246060234</text:p>
          </table:table-cell>
          <table:table-cell table:formula="of:=[.D450]+[.C450]" office:value-type="float" office:value="1.12460602342048" calcext:value-type="float">
            <text:p>1.1246060234</text:p>
          </table:table-cell>
          <table:table-cell table:formula="of:=[.E450]-37.9457853336362" office:value-type="float" office:value="-36.8211793102157" calcext:value-type="float">
            <text:p>-36.821</text:p>
          </table:table-cell>
          <table:table-cell/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table:formula="of:=[.A451]/1000000" office:value-type="float" office:value="112.75" calcext:value-type="float">
            <text:p>11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285461734283536" calcext:value-type="float">
            <text:p>0.2854617343</text:p>
          </table:table-cell>
          <table:table-cell table:formula="of:=[.D451]+[.C451]" office:value-type="float" office:value="0.885461734283536" calcext:value-type="float">
            <text:p>0.8854617343</text:p>
          </table:table-cell>
          <table:table-cell table:formula="of:=[.E451]-37.9457853336362" office:value-type="float" office:value="-37.0603235993527" calcext:value-type="float">
            <text:p>-37.060</text:p>
          </table:table-cell>
          <table:table-cell/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table:formula="of:=[.A452]/1000000" office:value-type="float" office:value="113" calcext:value-type="float">
            <text:p>11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00797493878046301" calcext:value-type="float">
            <text:p>0.0079749388</text:p>
          </table:table-cell>
          <table:table-cell table:formula="of:=[.D452]+[.C452]" office:value-type="float" office:value="0.607974938780463" calcext:value-type="float">
            <text:p>0.6079749388</text:p>
          </table:table-cell>
          <table:table-cell table:formula="of:=[.E452]-37.9457853336362" office:value-type="float" office:value="-37.3378103948557" calcext:value-type="float">
            <text:p>-37.338</text:p>
          </table:table-cell>
          <table:table-cell/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table:formula="of:=[.A453]/1000000" office:value-type="float" office:value="113.25" calcext:value-type="float">
            <text:p>11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232885814878579" calcext:value-type="float">
            <text:p>-0.2328858149</text:p>
          </table:table-cell>
          <table:table-cell table:formula="of:=[.D453]+[.C453]" office:value-type="float" office:value="0.367114185121421" calcext:value-type="float">
            <text:p>0.3671141851</text:p>
          </table:table-cell>
          <table:table-cell table:formula="of:=[.E453]-37.9457853336362" office:value-type="float" office:value="-37.5786711485148" calcext:value-type="float">
            <text:p>-37.579</text:p>
          </table:table-cell>
          <table:table-cell/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table:formula="of:=[.A454]/1000000" office:value-type="float" office:value="113.5" calcext:value-type="float">
            <text:p>11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0505190732161841" calcext:value-type="float">
            <text:p>-0.0505190732</text:p>
          </table:table-cell>
          <table:table-cell table:formula="of:=[.D454]+[.C454]" office:value-type="float" office:value="0.549480926783816" calcext:value-type="float">
            <text:p>0.5494809268</text:p>
          </table:table-cell>
          <table:table-cell table:formula="of:=[.E454]-37.9457853336362" office:value-type="float" office:value="-37.3963044068524" calcext:value-type="float">
            <text:p>-37.396</text:p>
          </table:table-cell>
          <table:table-cell/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table:formula="of:=[.A455]/1000000" office:value-type="float" office:value="113.75" calcext:value-type="float">
            <text:p>11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0352240755455706" calcext:value-type="float">
            <text:p>-0.0352240755</text:p>
          </table:table-cell>
          <table:table-cell table:formula="of:=[.D455]+[.C455]" office:value-type="float" office:value="0.56477592445443" calcext:value-type="float">
            <text:p>0.5647759245</text:p>
          </table:table-cell>
          <table:table-cell table:formula="of:=[.E455]-37.9457853336362" office:value-type="float" office:value="-37.3810094091818" calcext:value-type="float">
            <text:p>-37.381</text:p>
          </table:table-cell>
          <table:table-cell/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table:formula="of:=[.A456]/1000000" office:value-type="float" office:value="114" calcext:value-type="float">
            <text:p>11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0538553496468458" calcext:value-type="float">
            <text:p>0.0538553496</text:p>
          </table:table-cell>
          <table:table-cell table:formula="of:=[.D456]+[.C456]" office:value-type="float" office:value="0.653855349646846" calcext:value-type="float">
            <text:p>0.6538553496</text:p>
          </table:table-cell>
          <table:table-cell table:formula="of:=[.E456]-37.9457853336362" office:value-type="float" office:value="-37.2919299839894" calcext:value-type="float">
            <text:p>-37.292</text:p>
          </table:table-cell>
          <table:table-cell/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table:formula="of:=[.A457]/1000000" office:value-type="float" office:value="114.25" calcext:value-type="float">
            <text:p>11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0.00299043362462646" calcext:value-type="float">
            <text:p>0.0029904336</text:p>
          </table:table-cell>
          <table:table-cell table:formula="of:=[.D457]+[.C457]" office:value-type="float" office:value="0.602990433624627" calcext:value-type="float">
            <text:p>0.6029904336</text:p>
          </table:table-cell>
          <table:table-cell table:formula="of:=[.E457]-37.9457853336362" office:value-type="float" office:value="-37.3427949000116" calcext:value-type="float">
            <text:p>-37.343</text:p>
          </table:table-cell>
          <table:table-cell/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table:formula="of:=[.A458]/1000000" office:value-type="float" office:value="114.5" calcext:value-type="float">
            <text:p>11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79019763498474" calcext:value-type="float">
            <text:p>-0.790197635</text:p>
          </table:table-cell>
          <table:table-cell table:formula="of:=[.D458]+[.C458]" office:value-type="float" office:value="-0.19019763498474" calcext:value-type="float">
            <text:p>-0.190197635</text:p>
          </table:table-cell>
          <table:table-cell table:formula="of:=[.E458]-37.9457853336362" office:value-type="float" office:value="-38.1359829686209" calcext:value-type="float">
            <text:p>-38.136</text:p>
          </table:table-cell>
          <table:table-cell/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table:formula="of:=[.A459]/1000000" office:value-type="float" office:value="114.75" calcext:value-type="float">
            <text:p>11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862133065371324" calcext:value-type="float">
            <text:p>-0.8621330654</text:p>
          </table:table-cell>
          <table:table-cell table:formula="of:=[.D459]+[.C459]" office:value-type="float" office:value="-0.262133065371324" calcext:value-type="float">
            <text:p>-0.2621330654</text:p>
          </table:table-cell>
          <table:table-cell table:formula="of:=[.E459]-37.9457853336362" office:value-type="float" office:value="-38.2079183990075" calcext:value-type="float">
            <text:p>-38.208</text:p>
          </table:table-cell>
          <table:table-cell/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table:formula="of:=[.A460]/1000000" office:value-type="float" office:value="115" calcext:value-type="float">
            <text:p>11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658401133914019" calcext:value-type="float">
            <text:p>-0.6584011339</text:p>
          </table:table-cell>
          <table:table-cell table:formula="of:=[.D460]+[.C460]" office:value-type="float" office:value="-0.0584011339140189" calcext:value-type="float">
            <text:p>-0.0584011339</text:p>
          </table:table-cell>
          <table:table-cell table:formula="of:=[.E460]-37.9457853336362" office:value-type="float" office:value="-38.0041864675502" calcext:value-type="float">
            <text:p>-38.004</text:p>
          </table:table-cell>
          <table:table-cell/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table:formula="of:=[.A461]/1000000" office:value-type="float" office:value="115.25" calcext:value-type="float">
            <text:p>11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714529334228426" calcext:value-type="float">
            <text:p>-0.7145293342</text:p>
          </table:table-cell>
          <table:table-cell table:formula="of:=[.D461]+[.C461]" office:value-type="float" office:value="-0.114529334228426" calcext:value-type="float">
            <text:p>-0.1145293342</text:p>
          </table:table-cell>
          <table:table-cell table:formula="of:=[.E461]-37.9457853336362" office:value-type="float" office:value="-38.0603146678646" calcext:value-type="float">
            <text:p>-38.060</text:p>
          </table:table-cell>
          <table:table-cell/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table:formula="of:=[.A462]/1000000" office:value-type="float" office:value="115.5" calcext:value-type="float">
            <text:p>11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837438004142503" calcext:value-type="float">
            <text:p>-0.8374380041</text:p>
          </table:table-cell>
          <table:table-cell table:formula="of:=[.D462]+[.C462]" office:value-type="float" office:value="-0.237438004142503" calcext:value-type="float">
            <text:p>-0.2374380041</text:p>
          </table:table-cell>
          <table:table-cell table:formula="of:=[.E462]-37.9457853336362" office:value-type="float" office:value="-38.1832233377787" calcext:value-type="float">
            <text:p>-38.183</text:p>
          </table:table-cell>
          <table:table-cell/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table:formula="of:=[.A463]/1000000" office:value-type="float" office:value="115.75" calcext:value-type="float">
            <text:p>11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511875807252492" calcext:value-type="float">
            <text:p>-0.5118758073</text:p>
          </table:table-cell>
          <table:table-cell table:formula="of:=[.D463]+[.C463]" office:value-type="float" office:value="0.088124192747508" calcext:value-type="float">
            <text:p>0.0881241927</text:p>
          </table:table-cell>
          <table:table-cell table:formula="of:=[.E463]-37.9457853336362" office:value-type="float" office:value="-37.8576611408887" calcext:value-type="float">
            <text:p>-37.858</text:p>
          </table:table-cell>
          <table:table-cell/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table:formula="of:=[.A464]/1000000" office:value-type="float" office:value="116" calcext:value-type="float">
            <text:p>11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0.903259114265249" calcext:value-type="float">
            <text:p>-0.9032591143</text:p>
          </table:table-cell>
          <table:table-cell table:formula="of:=[.D464]+[.C464]" office:value-type="float" office:value="-0.303259114265249" calcext:value-type="float">
            <text:p>-0.3032591143</text:p>
          </table:table-cell>
          <table:table-cell table:formula="of:=[.E464]-37.9457853336362" office:value-type="float" office:value="-38.2490444479015" calcext:value-type="float">
            <text:p>-38.249</text:p>
          </table:table-cell>
          <table:table-cell/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table:formula="of:=[.A465]/1000000" office:value-type="float" office:value="116.25" calcext:value-type="float">
            <text:p>11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49944828546281" calcext:value-type="float">
            <text:p>-1.4994482855</text:p>
          </table:table-cell>
          <table:table-cell table:formula="of:=[.D465]+[.C465]" office:value-type="float" office:value="-0.89944828546281" calcext:value-type="float">
            <text:p>-0.8994482855</text:p>
          </table:table-cell>
          <table:table-cell table:formula="of:=[.E465]-37.9457853336362" office:value-type="float" office:value="-38.845233619099" calcext:value-type="float">
            <text:p>-38.845</text:p>
          </table:table-cell>
          <table:table-cell/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table:formula="of:=[.A466]/1000000" office:value-type="float" office:value="116.5" calcext:value-type="float">
            <text:p>11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28952643981476" calcext:value-type="float">
            <text:p>-1.2895264398</text:p>
          </table:table-cell>
          <table:table-cell table:formula="of:=[.D466]+[.C466]" office:value-type="float" office:value="-0.68952643981476" calcext:value-type="float">
            <text:p>-0.6895264398</text:p>
          </table:table-cell>
          <table:table-cell table:formula="of:=[.E466]-37.9457853336362" office:value-type="float" office:value="-38.635311773451" calcext:value-type="float">
            <text:p>-38.635</text:p>
          </table:table-cell>
          <table:table-cell/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table:formula="of:=[.A467]/1000000" office:value-type="float" office:value="116.75" calcext:value-type="float">
            <text:p>11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16217615181111" calcext:value-type="float">
            <text:p>-1.1621761518</text:p>
          </table:table-cell>
          <table:table-cell table:formula="of:=[.D467]+[.C467]" office:value-type="float" office:value="-0.56217615181111" calcext:value-type="float">
            <text:p>-0.5621761518</text:p>
          </table:table-cell>
          <table:table-cell table:formula="of:=[.E467]-37.9457853336362" office:value-type="float" office:value="-38.5079614854473" calcext:value-type="float">
            <text:p>-38.508</text:p>
          </table:table-cell>
          <table:table-cell/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table:formula="of:=[.A468]/1000000" office:value-type="float" office:value="117" calcext:value-type="float">
            <text:p>11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40843651112759" calcext:value-type="float">
            <text:p>-1.4084365111</text:p>
          </table:table-cell>
          <table:table-cell table:formula="of:=[.D468]+[.C468]" office:value-type="float" office:value="-0.80843651112759" calcext:value-type="float">
            <text:p>-0.8084365111</text:p>
          </table:table-cell>
          <table:table-cell table:formula="of:=[.E468]-37.9457853336362" office:value-type="float" office:value="-38.7542218447638" calcext:value-type="float">
            <text:p>-38.754</text:p>
          </table:table-cell>
          <table:table-cell/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table:formula="of:=[.A469]/1000000" office:value-type="float" office:value="117.25" calcext:value-type="float">
            <text:p>11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79102013736945" calcext:value-type="float">
            <text:p>-1.7910201374</text:p>
          </table:table-cell>
          <table:table-cell table:formula="of:=[.D469]+[.C469]" office:value-type="float" office:value="-1.19102013736945" calcext:value-type="float">
            <text:p>-1.1910201374</text:p>
          </table:table-cell>
          <table:table-cell table:formula="of:=[.E469]-37.9457853336362" office:value-type="float" office:value="-39.1368054710057" calcext:value-type="float">
            <text:p>-39.137</text:p>
          </table:table-cell>
          <table:table-cell/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table:formula="of:=[.A470]/1000000" office:value-type="float" office:value="117.5" calcext:value-type="float">
            <text:p>11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17751691233382" calcext:value-type="float">
            <text:p>-1.1775169123</text:p>
          </table:table-cell>
          <table:table-cell table:formula="of:=[.D470]+[.C470]" office:value-type="float" office:value="-0.57751691233382" calcext:value-type="float">
            <text:p>-0.5775169123</text:p>
          </table:table-cell>
          <table:table-cell table:formula="of:=[.E470]-37.9457853336362" office:value-type="float" office:value="-38.52330224597" calcext:value-type="float">
            <text:p>-38.523</text:p>
          </table:table-cell>
          <table:table-cell/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table:formula="of:=[.A471]/1000000" office:value-type="float" office:value="117.75" calcext:value-type="float">
            <text:p>11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75737754579801" calcext:value-type="float">
            <text:p>-1.7573775458</text:p>
          </table:table-cell>
          <table:table-cell table:formula="of:=[.D471]+[.C471]" office:value-type="float" office:value="-1.15737754579801" calcext:value-type="float">
            <text:p>-1.1573775458</text:p>
          </table:table-cell>
          <table:table-cell table:formula="of:=[.E471]-37.9457853336362" office:value-type="float" office:value="-39.1031628794342" calcext:value-type="float">
            <text:p>-39.103</text:p>
          </table:table-cell>
          <table:table-cell/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table:formula="of:=[.A472]/1000000" office:value-type="float" office:value="118" calcext:value-type="float">
            <text:p>11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88942040302608" calcext:value-type="float">
            <text:p>-1.889420403</text:p>
          </table:table-cell>
          <table:table-cell table:formula="of:=[.D472]+[.C472]" office:value-type="float" office:value="-1.28942040302608" calcext:value-type="float">
            <text:p>-1.289420403</text:p>
          </table:table-cell>
          <table:table-cell table:formula="of:=[.E472]-37.9457853336362" office:value-type="float" office:value="-39.2352057366623" calcext:value-type="float">
            <text:p>-39.235</text:p>
          </table:table-cell>
          <table:table-cell/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table:formula="of:=[.A473]/1000000" office:value-type="float" office:value="118.25" calcext:value-type="float">
            <text:p>11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81799766087919" calcext:value-type="float">
            <text:p>-1.8179976609</text:p>
          </table:table-cell>
          <table:table-cell table:formula="of:=[.D473]+[.C473]" office:value-type="float" office:value="-1.21799766087919" calcext:value-type="float">
            <text:p>-1.2179976609</text:p>
          </table:table-cell>
          <table:table-cell table:formula="of:=[.E473]-37.9457853336362" office:value-type="float" office:value="-39.1637829945154" calcext:value-type="float">
            <text:p>-39.164</text:p>
          </table:table-cell>
          <table:table-cell/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table:formula="of:=[.A474]/1000000" office:value-type="float" office:value="118.5" calcext:value-type="float">
            <text:p>11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.838130175129" calcext:value-type="float">
            <text:p>-1.8381301751</text:p>
          </table:table-cell>
          <table:table-cell table:formula="of:=[.D474]+[.C474]" office:value-type="float" office:value="-1.238130175129" calcext:value-type="float">
            <text:p>-1.2381301751</text:p>
          </table:table-cell>
          <table:table-cell table:formula="of:=[.E474]-37.9457853336362" office:value-type="float" office:value="-39.1839155087652" calcext:value-type="float">
            <text:p>-39.184</text:p>
          </table:table-cell>
          <table:table-cell/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table:formula="of:=[.A475]/1000000" office:value-type="float" office:value="118.75" calcext:value-type="float">
            <text:p>11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13367875020688" calcext:value-type="float">
            <text:p>-2.1336787502</text:p>
          </table:table-cell>
          <table:table-cell table:formula="of:=[.D475]+[.C475]" office:value-type="float" office:value="-1.53367875020688" calcext:value-type="float">
            <text:p>-1.5336787502</text:p>
          </table:table-cell>
          <table:table-cell table:formula="of:=[.E475]-37.9457853336362" office:value-type="float" office:value="-39.4794640838431" calcext:value-type="float">
            <text:p>-39.479</text:p>
          </table:table-cell>
          <table:table-cell/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table:formula="of:=[.A476]/1000000" office:value-type="float" office:value="119" calcext:value-type="float">
            <text:p>11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27235826571413" calcext:value-type="float">
            <text:p>-2.2723582657</text:p>
          </table:table-cell>
          <table:table-cell table:formula="of:=[.D476]+[.C476]" office:value-type="float" office:value="-1.67235826571413" calcext:value-type="float">
            <text:p>-1.6723582657</text:p>
          </table:table-cell>
          <table:table-cell table:formula="of:=[.E476]-37.9457853336362" office:value-type="float" office:value="-39.6181435993503" calcext:value-type="float">
            <text:p>-39.618</text:p>
          </table:table-cell>
          <table:table-cell/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table:formula="of:=[.A477]/1000000" office:value-type="float" office:value="119.25" calcext:value-type="float">
            <text:p>11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22777940607613" calcext:value-type="float">
            <text:p>-2.2277794061</text:p>
          </table:table-cell>
          <table:table-cell table:formula="of:=[.D477]+[.C477]" office:value-type="float" office:value="-1.62777940607613" calcext:value-type="float">
            <text:p>-1.6277794061</text:p>
          </table:table-cell>
          <table:table-cell table:formula="of:=[.E477]-37.9457853336362" office:value-type="float" office:value="-39.5735647397123" calcext:value-type="float">
            <text:p>-39.574</text:p>
          </table:table-cell>
          <table:table-cell/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table:formula="of:=[.A478]/1000000" office:value-type="float" office:value="119.5" calcext:value-type="float">
            <text:p>11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25782342640351" calcext:value-type="float">
            <text:p>-2.2578234264</text:p>
          </table:table-cell>
          <table:table-cell table:formula="of:=[.D478]+[.C478]" office:value-type="float" office:value="-1.65782342640351" calcext:value-type="float">
            <text:p>-1.6578234264</text:p>
          </table:table-cell>
          <table:table-cell table:formula="of:=[.E478]-37.9457853336362" office:value-type="float" office:value="-39.6036087600397" calcext:value-type="float">
            <text:p>-39.604</text:p>
          </table:table-cell>
          <table:table-cell/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table:formula="of:=[.A479]/1000000" office:value-type="float" office:value="119.75" calcext:value-type="float">
            <text:p>11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36291480298926" calcext:value-type="float">
            <text:p>-2.362914803</text:p>
          </table:table-cell>
          <table:table-cell table:formula="of:=[.D479]+[.C479]" office:value-type="float" office:value="-1.76291480298926" calcext:value-type="float">
            <text:p>-1.762914803</text:p>
          </table:table-cell>
          <table:table-cell table:formula="of:=[.E479]-37.9457853336362" office:value-type="float" office:value="-39.7087001366255" calcext:value-type="float">
            <text:p>-39.709</text:p>
          </table:table-cell>
          <table:table-cell/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table:formula="of:=[.A480]/1000000" office:value-type="float" office:value="120" calcext:value-type="float">
            <text:p>12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20137912241571" calcext:value-type="float">
            <text:p>-3.2013791224</text:p>
          </table:table-cell>
          <table:table-cell table:formula="of:=[.D480]+[.C480]" office:value-type="float" office:value="-2.60137912241571" calcext:value-type="float">
            <text:p>-2.6013791224</text:p>
          </table:table-cell>
          <table:table-cell table:formula="of:=[.E480]-37.9457853336362" office:value-type="float" office:value="-40.5471644560519" calcext:value-type="float">
            <text:p>-40.547</text:p>
          </table:table-cell>
          <table:table-cell/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table:formula="of:=[.A481]/1000000" office:value-type="float" office:value="120.25" calcext:value-type="float">
            <text:p>12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62712844570123" calcext:value-type="float">
            <text:p>-2.6271284457</text:p>
          </table:table-cell>
          <table:table-cell table:formula="of:=[.D481]+[.C481]" office:value-type="float" office:value="-2.02712844570123" calcext:value-type="float">
            <text:p>-2.0271284457</text:p>
          </table:table-cell>
          <table:table-cell table:formula="of:=[.E481]-37.9457853336362" office:value-type="float" office:value="-39.9729137793374" calcext:value-type="float">
            <text:p>-39.973</text:p>
          </table:table-cell>
          <table:table-cell/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table:formula="of:=[.A482]/1000000" office:value-type="float" office:value="120.5" calcext:value-type="float">
            <text:p>12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31353132184772" calcext:value-type="float">
            <text:p>-2.3135313218</text:p>
          </table:table-cell>
          <table:table-cell table:formula="of:=[.D482]+[.C482]" office:value-type="float" office:value="-1.71353132184772" calcext:value-type="float">
            <text:p>-1.7135313218</text:p>
          </table:table-cell>
          <table:table-cell table:formula="of:=[.E482]-37.9457853336362" office:value-type="float" office:value="-39.6593166554839" calcext:value-type="float">
            <text:p>-39.659</text:p>
          </table:table-cell>
          <table:table-cell/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table:formula="of:=[.A483]/1000000" office:value-type="float" office:value="120.75" calcext:value-type="float">
            <text:p>12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4702717647299" calcext:value-type="float">
            <text:p>-2.4702717647</text:p>
          </table:table-cell>
          <table:table-cell table:formula="of:=[.D483]+[.C483]" office:value-type="float" office:value="-1.8702717647299" calcext:value-type="float">
            <text:p>-1.8702717647</text:p>
          </table:table-cell>
          <table:table-cell table:formula="of:=[.E483]-37.9457853336362" office:value-type="float" office:value="-39.8160570983661" calcext:value-type="float">
            <text:p>-39.816</text:p>
          </table:table-cell>
          <table:table-cell/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table:formula="of:=[.A484]/1000000" office:value-type="float" office:value="121" calcext:value-type="float">
            <text:p>12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04114178850964" calcext:value-type="float">
            <text:p>-3.0411417885</text:p>
          </table:table-cell>
          <table:table-cell table:formula="of:=[.D484]+[.C484]" office:value-type="float" office:value="-2.44114178850964" calcext:value-type="float">
            <text:p>-2.4411417885</text:p>
          </table:table-cell>
          <table:table-cell table:formula="of:=[.E484]-37.9457853336362" office:value-type="float" office:value="-40.3869271221458" calcext:value-type="float">
            <text:p>-40.387</text:p>
          </table:table-cell>
          <table:table-cell/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table:formula="of:=[.A485]/1000000" office:value-type="float" office:value="121.25" calcext:value-type="float">
            <text:p>12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19544682289549" calcext:value-type="float">
            <text:p>-3.1954468229</text:p>
          </table:table-cell>
          <table:table-cell table:formula="of:=[.D485]+[.C485]" office:value-type="float" office:value="-2.59544682289549" calcext:value-type="float">
            <text:p>-2.5954468229</text:p>
          </table:table-cell>
          <table:table-cell table:formula="of:=[.E485]-37.9457853336362" office:value-type="float" office:value="-40.5412321565317" calcext:value-type="float">
            <text:p>-40.541</text:p>
          </table:table-cell>
          <table:table-cell/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table:formula="of:=[.A486]/1000000" office:value-type="float" office:value="121.5" calcext:value-type="float">
            <text:p>12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02221663132153" calcext:value-type="float">
            <text:p>-3.0222166313</text:p>
          </table:table-cell>
          <table:table-cell table:formula="of:=[.D486]+[.C486]" office:value-type="float" office:value="-2.42221663132153" calcext:value-type="float">
            <text:p>-2.4222166313</text:p>
          </table:table-cell>
          <table:table-cell table:formula="of:=[.E486]-37.9457853336362" office:value-type="float" office:value="-40.3680019649577" calcext:value-type="float">
            <text:p>-40.368</text:p>
          </table:table-cell>
          <table:table-cell/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table:formula="of:=[.A487]/1000000" office:value-type="float" office:value="121.75" calcext:value-type="float">
            <text:p>12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2.78801591349251" calcext:value-type="float">
            <text:p>-2.7880159135</text:p>
          </table:table-cell>
          <table:table-cell table:formula="of:=[.D487]+[.C487]" office:value-type="float" office:value="-2.18801591349251" calcext:value-type="float">
            <text:p>-2.1880159135</text:p>
          </table:table-cell>
          <table:table-cell table:formula="of:=[.E487]-37.9457853336362" office:value-type="float" office:value="-40.1338012471287" calcext:value-type="float">
            <text:p>-40.134</text:p>
          </table:table-cell>
          <table:table-cell/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table:formula="of:=[.A488]/1000000" office:value-type="float" office:value="122" calcext:value-type="float">
            <text:p>12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50210983713238" calcext:value-type="float">
            <text:p>-3.5021098371</text:p>
          </table:table-cell>
          <table:table-cell table:formula="of:=[.D488]+[.C488]" office:value-type="float" office:value="-2.90210983713238" calcext:value-type="float">
            <text:p>-2.9021098371</text:p>
          </table:table-cell>
          <table:table-cell table:formula="of:=[.E488]-37.9457853336362" office:value-type="float" office:value="-40.8478951707686" calcext:value-type="float">
            <text:p>-40.848</text:p>
          </table:table-cell>
          <table:table-cell/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table:formula="of:=[.A489]/1000000" office:value-type="float" office:value="122.25" calcext:value-type="float">
            <text:p>12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74785164760888" calcext:value-type="float">
            <text:p>-3.7478516476</text:p>
          </table:table-cell>
          <table:table-cell table:formula="of:=[.D489]+[.C489]" office:value-type="float" office:value="-3.14785164760888" calcext:value-type="float">
            <text:p>-3.1478516476</text:p>
          </table:table-cell>
          <table:table-cell table:formula="of:=[.E489]-37.9457853336362" office:value-type="float" office:value="-41.0936369812451" calcext:value-type="float">
            <text:p>-41.094</text:p>
          </table:table-cell>
          <table:table-cell/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table:formula="of:=[.A490]/1000000" office:value-type="float" office:value="122.5" calcext:value-type="float">
            <text:p>12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54215232894949" calcext:value-type="float">
            <text:p>-3.5421523289</text:p>
          </table:table-cell>
          <table:table-cell table:formula="of:=[.D490]+[.C490]" office:value-type="float" office:value="-2.94215232894949" calcext:value-type="float">
            <text:p>-2.9421523289</text:p>
          </table:table-cell>
          <table:table-cell table:formula="of:=[.E490]-37.9457853336362" office:value-type="float" office:value="-40.8879376625857" calcext:value-type="float">
            <text:p>-40.888</text:p>
          </table:table-cell>
          <table:table-cell/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table:formula="of:=[.A491]/1000000" office:value-type="float" office:value="122.75" calcext:value-type="float">
            <text:p>12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06074322159903" calcext:value-type="float">
            <text:p>-3.0607432216</text:p>
          </table:table-cell>
          <table:table-cell table:formula="of:=[.D491]+[.C491]" office:value-type="float" office:value="-2.46074322159903" calcext:value-type="float">
            <text:p>-2.4607432216</text:p>
          </table:table-cell>
          <table:table-cell table:formula="of:=[.E491]-37.9457853336362" office:value-type="float" office:value="-40.4065285552352" calcext:value-type="float">
            <text:p>-40.407</text:p>
          </table:table-cell>
          <table:table-cell/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table:formula="of:=[.A492]/1000000" office:value-type="float" office:value="123" calcext:value-type="float">
            <text:p>12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8298454004769" calcext:value-type="float">
            <text:p>-3.8298454005</text:p>
          </table:table-cell>
          <table:table-cell table:formula="of:=[.D492]+[.C492]" office:value-type="float" office:value="-3.2298454004769" calcext:value-type="float">
            <text:p>-3.2298454005</text:p>
          </table:table-cell>
          <table:table-cell table:formula="of:=[.E492]-37.9457853336362" office:value-type="float" office:value="-41.1756307341131" calcext:value-type="float">
            <text:p>-41.176</text:p>
          </table:table-cell>
          <table:table-cell/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table:formula="of:=[.A493]/1000000" office:value-type="float" office:value="123.25" calcext:value-type="float">
            <text:p>12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9277238627077" calcext:value-type="float">
            <text:p>-3.9277238627</text:p>
          </table:table-cell>
          <table:table-cell table:formula="of:=[.D493]+[.C493]" office:value-type="float" office:value="-3.3277238627077" calcext:value-type="float">
            <text:p>-3.3277238627</text:p>
          </table:table-cell>
          <table:table-cell table:formula="of:=[.E493]-37.9457853336362" office:value-type="float" office:value="-41.2735091963439" calcext:value-type="float">
            <text:p>-41.274</text:p>
          </table:table-cell>
          <table:table-cell/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table:formula="of:=[.A494]/1000000" office:value-type="float" office:value="123.5" calcext:value-type="float">
            <text:p>12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9591104412907" calcext:value-type="float">
            <text:p>-3.9591104413</text:p>
          </table:table-cell>
          <table:table-cell table:formula="of:=[.D494]+[.C494]" office:value-type="float" office:value="-3.3591104412907" calcext:value-type="float">
            <text:p>-3.3591104413</text:p>
          </table:table-cell>
          <table:table-cell table:formula="of:=[.E494]-37.9457853336362" office:value-type="float" office:value="-41.3048957749269" calcext:value-type="float">
            <text:p>-41.305</text:p>
          </table:table-cell>
          <table:table-cell/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table:formula="of:=[.A495]/1000000" office:value-type="float" office:value="123.75" calcext:value-type="float">
            <text:p>12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86704514879753" calcext:value-type="float">
            <text:p>-3.8670451488</text:p>
          </table:table-cell>
          <table:table-cell table:formula="of:=[.D495]+[.C495]" office:value-type="float" office:value="-3.26704514879753" calcext:value-type="float">
            <text:p>-3.2670451488</text:p>
          </table:table-cell>
          <table:table-cell table:formula="of:=[.E495]-37.9457853336362" office:value-type="float" office:value="-41.2128304824337" calcext:value-type="float">
            <text:p>-41.213</text:p>
          </table:table-cell>
          <table:table-cell/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table:formula="of:=[.A496]/1000000" office:value-type="float" office:value="124" calcext:value-type="float">
            <text:p>12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3.63029672048977" calcext:value-type="float">
            <text:p>-3.6302967205</text:p>
          </table:table-cell>
          <table:table-cell table:formula="of:=[.D496]+[.C496]" office:value-type="float" office:value="-3.03029672048977" calcext:value-type="float">
            <text:p>-3.0302967205</text:p>
          </table:table-cell>
          <table:table-cell table:formula="of:=[.E496]-37.9457853336362" office:value-type="float" office:value="-40.976082054126" calcext:value-type="float">
            <text:p>-40.976</text:p>
          </table:table-cell>
          <table:table-cell/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table:formula="of:=[.A497]/1000000" office:value-type="float" office:value="124.25" calcext:value-type="float">
            <text:p>12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43634736897708" calcext:value-type="float">
            <text:p>-4.436347369</text:p>
          </table:table-cell>
          <table:table-cell table:formula="of:=[.D497]+[.C497]" office:value-type="float" office:value="-3.83634736897708" calcext:value-type="float">
            <text:p>-3.836347369</text:p>
          </table:table-cell>
          <table:table-cell table:formula="of:=[.E497]-37.9457853336362" office:value-type="float" office:value="-41.7821327026133" calcext:value-type="float">
            <text:p>-41.782</text:p>
          </table:table-cell>
          <table:table-cell/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table:formula="of:=[.A498]/1000000" office:value-type="float" office:value="124.5" calcext:value-type="float">
            <text:p>12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57153184911334" calcext:value-type="float">
            <text:p>-4.5715318491</text:p>
          </table:table-cell>
          <table:table-cell table:formula="of:=[.D498]+[.C498]" office:value-type="float" office:value="-3.97153184911334" calcext:value-type="float">
            <text:p>-3.9715318491</text:p>
          </table:table-cell>
          <table:table-cell table:formula="of:=[.E498]-37.9457853336362" office:value-type="float" office:value="-41.9173171827495" calcext:value-type="float">
            <text:p>-41.917</text:p>
          </table:table-cell>
          <table:table-cell/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table:formula="of:=[.A499]/1000000" office:value-type="float" office:value="124.75" calcext:value-type="float">
            <text:p>12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48503749041069" calcext:value-type="float">
            <text:p>-4.4850374904</text:p>
          </table:table-cell>
          <table:table-cell table:formula="of:=[.D499]+[.C499]" office:value-type="float" office:value="-3.88503749041069" calcext:value-type="float">
            <text:p>-3.8850374904</text:p>
          </table:table-cell>
          <table:table-cell table:formula="of:=[.E499]-37.9457853336362" office:value-type="float" office:value="-41.8308228240469" calcext:value-type="float">
            <text:p>-41.831</text:p>
          </table:table-cell>
          <table:table-cell/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table:formula="of:=[.A500]/1000000" office:value-type="float" office:value="125" calcext:value-type="float">
            <text:p>12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05555544942778" calcext:value-type="float">
            <text:p>-4.0555554494</text:p>
          </table:table-cell>
          <table:table-cell table:formula="of:=[.D500]+[.C500]" office:value-type="float" office:value="-3.45555544942778" calcext:value-type="float">
            <text:p>-3.4555554494</text:p>
          </table:table-cell>
          <table:table-cell table:formula="of:=[.E500]-37.9457853336362" office:value-type="float" office:value="-41.401340783064" calcext:value-type="float">
            <text:p>-41.401</text:p>
          </table:table-cell>
          <table:table-cell/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table:formula="of:=[.A501]/1000000" office:value-type="float" office:value="125.25" calcext:value-type="float">
            <text:p>12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92582564906264" calcext:value-type="float">
            <text:p>-4.9258256491</text:p>
          </table:table-cell>
          <table:table-cell table:formula="of:=[.D501]+[.C501]" office:value-type="float" office:value="-4.32582564906264" calcext:value-type="float">
            <text:p>-4.3258256491</text:p>
          </table:table-cell>
          <table:table-cell table:formula="of:=[.E501]-37.9457853336362" office:value-type="float" office:value="-42.2716109826988" calcext:value-type="float">
            <text:p>-42.272</text:p>
          </table:table-cell>
          <table:table-cell/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table:formula="of:=[.A502]/1000000" office:value-type="float" office:value="125.5" calcext:value-type="float">
            <text:p>12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04764594540348" calcext:value-type="float">
            <text:p>-5.0476459454</text:p>
          </table:table-cell>
          <table:table-cell table:formula="of:=[.D502]+[.C502]" office:value-type="float" office:value="-4.44764594540348" calcext:value-type="float">
            <text:p>-4.4476459454</text:p>
          </table:table-cell>
          <table:table-cell table:formula="of:=[.E502]-37.9457853336362" office:value-type="float" office:value="-42.3934312790397" calcext:value-type="float">
            <text:p>-42.393</text:p>
          </table:table-cell>
          <table:table-cell/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table:formula="of:=[.A503]/1000000" office:value-type="float" office:value="125.75" calcext:value-type="float">
            <text:p>12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92892574841881" calcext:value-type="float">
            <text:p>-4.9289257484</text:p>
          </table:table-cell>
          <table:table-cell table:formula="of:=[.D503]+[.C503]" office:value-type="float" office:value="-4.32892574841881" calcext:value-type="float">
            <text:p>-4.3289257484</text:p>
          </table:table-cell>
          <table:table-cell table:formula="of:=[.E503]-37.9457853336362" office:value-type="float" office:value="-42.274711082055" calcext:value-type="float">
            <text:p>-42.275</text:p>
          </table:table-cell>
          <table:table-cell/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table:formula="of:=[.A504]/1000000" office:value-type="float" office:value="126" calcext:value-type="float">
            <text:p>12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4.84815987337755" calcext:value-type="float">
            <text:p>-4.8481598734</text:p>
          </table:table-cell>
          <table:table-cell table:formula="of:=[.D504]+[.C504]" office:value-type="float" office:value="-4.24815987337755" calcext:value-type="float">
            <text:p>-4.2481598734</text:p>
          </table:table-cell>
          <table:table-cell table:formula="of:=[.E504]-37.9457853336362" office:value-type="float" office:value="-42.1939452070138" calcext:value-type="float">
            <text:p>-42.194</text:p>
          </table:table-cell>
          <table:table-cell/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table:formula="of:=[.A505]/1000000" office:value-type="float" office:value="126.25" calcext:value-type="float">
            <text:p>12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17661474232546" calcext:value-type="float">
            <text:p>-5.1766147423</text:p>
          </table:table-cell>
          <table:table-cell table:formula="of:=[.D505]+[.C505]" office:value-type="float" office:value="-4.57661474232546" calcext:value-type="float">
            <text:p>-4.5766147423</text:p>
          </table:table-cell>
          <table:table-cell table:formula="of:=[.E505]-37.9457853336362" office:value-type="float" office:value="-42.5224000759617" calcext:value-type="float">
            <text:p>-42.522</text:p>
          </table:table-cell>
          <table:table-cell/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table:formula="of:=[.A506]/1000000" office:value-type="float" office:value="126.5" calcext:value-type="float">
            <text:p>12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08626540872" calcext:value-type="float">
            <text:p>-5.0862654087</text:p>
          </table:table-cell>
          <table:table-cell table:formula="of:=[.D506]+[.C506]" office:value-type="float" office:value="-4.48626540872" calcext:value-type="float">
            <text:p>-4.4862654087</text:p>
          </table:table-cell>
          <table:table-cell table:formula="of:=[.E506]-37.9457853336362" office:value-type="float" office:value="-42.4320507423562" calcext:value-type="float">
            <text:p>-42.432</text:p>
          </table:table-cell>
          <table:table-cell/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table:formula="of:=[.A507]/1000000" office:value-type="float" office:value="126.75" calcext:value-type="float">
            <text:p>12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53357382027029" calcext:value-type="float">
            <text:p>-5.5335738203</text:p>
          </table:table-cell>
          <table:table-cell table:formula="of:=[.D507]+[.C507]" office:value-type="float" office:value="-4.93357382027029" calcext:value-type="float">
            <text:p>-4.9335738203</text:p>
          </table:table-cell>
          <table:table-cell table:formula="of:=[.E507]-37.9457853336362" office:value-type="float" office:value="-42.8793591539065" calcext:value-type="float">
            <text:p>-42.879</text:p>
          </table:table-cell>
          <table:table-cell/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table:formula="of:=[.A508]/1000000" office:value-type="float" office:value="127" calcext:value-type="float">
            <text:p>12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79414167366855" calcext:value-type="float">
            <text:p>-5.7941416737</text:p>
          </table:table-cell>
          <table:table-cell table:formula="of:=[.D508]+[.C508]" office:value-type="float" office:value="-5.19414167366855" calcext:value-type="float">
            <text:p>-5.1941416737</text:p>
          </table:table-cell>
          <table:table-cell table:formula="of:=[.E508]-37.9457853336362" office:value-type="float" office:value="-43.1399270073048" calcext:value-type="float">
            <text:p>-43.140</text:p>
          </table:table-cell>
          <table:table-cell/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table:formula="of:=[.A509]/1000000" office:value-type="float" office:value="127.25" calcext:value-type="float">
            <text:p>12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97459085982057" calcext:value-type="float">
            <text:p>-5.9745908598</text:p>
          </table:table-cell>
          <table:table-cell table:formula="of:=[.D509]+[.C509]" office:value-type="float" office:value="-5.37459085982057" calcext:value-type="float">
            <text:p>-5.3745908598</text:p>
          </table:table-cell>
          <table:table-cell table:formula="of:=[.E509]-37.9457853336362" office:value-type="float" office:value="-43.3203761934568" calcext:value-type="float">
            <text:p>-43.320</text:p>
          </table:table-cell>
          <table:table-cell/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table:formula="of:=[.A510]/1000000" office:value-type="float" office:value="127.5" calcext:value-type="float">
            <text:p>12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29012673270915" calcext:value-type="float">
            <text:p>-6.2901267327</text:p>
          </table:table-cell>
          <table:table-cell table:formula="of:=[.D510]+[.C510]" office:value-type="float" office:value="-5.69012673270915" calcext:value-type="float">
            <text:p>-5.6901267327</text:p>
          </table:table-cell>
          <table:table-cell table:formula="of:=[.E510]-37.9457853336362" office:value-type="float" office:value="-43.6359120663454" calcext:value-type="float">
            <text:p>-43.636</text:p>
          </table:table-cell>
          <table:table-cell/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table:formula="of:=[.A511]/1000000" office:value-type="float" office:value="127.75" calcext:value-type="float">
            <text:p>12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70878160028753" calcext:value-type="float">
            <text:p>-5.7087816003</text:p>
          </table:table-cell>
          <table:table-cell table:formula="of:=[.D511]+[.C511]" office:value-type="float" office:value="-5.10878160028753" calcext:value-type="float">
            <text:p>-5.1087816003</text:p>
          </table:table-cell>
          <table:table-cell table:formula="of:=[.E511]-37.9457853336362" office:value-type="float" office:value="-43.0545669339237" calcext:value-type="float">
            <text:p>-43.055</text:p>
          </table:table-cell>
          <table:table-cell/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table:formula="of:=[.A512]/1000000" office:value-type="float" office:value="128" calcext:value-type="float">
            <text:p>12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83441861444824" calcext:value-type="float">
            <text:p>-5.8344186144</text:p>
          </table:table-cell>
          <table:table-cell table:formula="of:=[.D512]+[.C512]" office:value-type="float" office:value="-5.23441861444824" calcext:value-type="float">
            <text:p>-5.2344186144</text:p>
          </table:table-cell>
          <table:table-cell table:formula="of:=[.E512]-37.9457853336362" office:value-type="float" office:value="-43.1802039480844" calcext:value-type="float">
            <text:p>-43.180</text:p>
          </table:table-cell>
          <table:table-cell/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table:formula="of:=[.A513]/1000000" office:value-type="float" office:value="128.25" calcext:value-type="float">
            <text:p>12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24590587257442" calcext:value-type="float">
            <text:p>-5.2459058726</text:p>
          </table:table-cell>
          <table:table-cell table:formula="of:=[.D513]+[.C513]" office:value-type="float" office:value="-4.64590587257442" calcext:value-type="float">
            <text:p>-4.6459058726</text:p>
          </table:table-cell>
          <table:table-cell table:formula="of:=[.E513]-37.9457853336362" office:value-type="float" office:value="-42.5916912062106" calcext:value-type="float">
            <text:p>-42.592</text:p>
          </table:table-cell>
          <table:table-cell/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table:formula="of:=[.A514]/1000000" office:value-type="float" office:value="128.5" calcext:value-type="float">
            <text:p>12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20648040515983" calcext:value-type="float">
            <text:p>-6.2064804052</text:p>
          </table:table-cell>
          <table:table-cell table:formula="of:=[.D514]+[.C514]" office:value-type="float" office:value="-5.60648040515983" calcext:value-type="float">
            <text:p>-5.6064804052</text:p>
          </table:table-cell>
          <table:table-cell table:formula="of:=[.E514]-37.9457853336362" office:value-type="float" office:value="-43.552265738796" calcext:value-type="float">
            <text:p>-43.552</text:p>
          </table:table-cell>
          <table:table-cell/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table:formula="of:=[.A515]/1000000" office:value-type="float" office:value="128.75" calcext:value-type="float">
            <text:p>12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5.81811148837146" calcext:value-type="float">
            <text:p>-5.8181114884</text:p>
          </table:table-cell>
          <table:table-cell table:formula="of:=[.D515]+[.C515]" office:value-type="float" office:value="-5.21811148837146" calcext:value-type="float">
            <text:p>-5.2181114884</text:p>
          </table:table-cell>
          <table:table-cell table:formula="of:=[.E515]-37.9457853336362" office:value-type="float" office:value="-43.1638968220077" calcext:value-type="float">
            <text:p>-43.164</text:p>
          </table:table-cell>
          <table:table-cell/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table:formula="of:=[.A516]/1000000" office:value-type="float" office:value="129" calcext:value-type="float">
            <text:p>12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21699607871637" calcext:value-type="float">
            <text:p>-6.2169960787</text:p>
          </table:table-cell>
          <table:table-cell table:formula="of:=[.D516]+[.C516]" office:value-type="float" office:value="-5.61699607871637" calcext:value-type="float">
            <text:p>-5.6169960787</text:p>
          </table:table-cell>
          <table:table-cell table:formula="of:=[.E516]-37.9457853336362" office:value-type="float" office:value="-43.5627814123526" calcext:value-type="float">
            <text:p>-43.563</text:p>
          </table:table-cell>
          <table:table-cell/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table:formula="of:=[.A517]/1000000" office:value-type="float" office:value="129.25" calcext:value-type="float">
            <text:p>12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6397108756775" calcext:value-type="float">
            <text:p>-6.6397108757</text:p>
          </table:table-cell>
          <table:table-cell table:formula="of:=[.D517]+[.C517]" office:value-type="float" office:value="-6.0397108756775" calcext:value-type="float">
            <text:p>-6.0397108757</text:p>
          </table:table-cell>
          <table:table-cell table:formula="of:=[.E517]-37.9457853336362" office:value-type="float" office:value="-43.9854962093137" calcext:value-type="float">
            <text:p>-43.985</text:p>
          </table:table-cell>
          <table:table-cell/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table:formula="of:=[.A518]/1000000" office:value-type="float" office:value="129.5" calcext:value-type="float">
            <text:p>12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18915137842352" calcext:value-type="float">
            <text:p>-6.1891513784</text:p>
          </table:table-cell>
          <table:table-cell table:formula="of:=[.D518]+[.C518]" office:value-type="float" office:value="-5.58915137842352" calcext:value-type="float">
            <text:p>-5.5891513784</text:p>
          </table:table-cell>
          <table:table-cell table:formula="of:=[.E518]-37.9457853336362" office:value-type="float" office:value="-43.5349367120597" calcext:value-type="float">
            <text:p>-43.535</text:p>
          </table:table-cell>
          <table:table-cell/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table:formula="of:=[.A519]/1000000" office:value-type="float" office:value="129.75" calcext:value-type="float">
            <text:p>12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91548694972531" calcext:value-type="float">
            <text:p>-6.9154869497</text:p>
          </table:table-cell>
          <table:table-cell table:formula="of:=[.D519]+[.C519]" office:value-type="float" office:value="-6.31548694972531" calcext:value-type="float">
            <text:p>-6.3154869497</text:p>
          </table:table-cell>
          <table:table-cell table:formula="of:=[.E519]-37.9457853336362" office:value-type="float" office:value="-44.2612722833615" calcext:value-type="float">
            <text:p>-44.261</text:p>
          </table:table-cell>
          <table:table-cell/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table:formula="of:=[.A520]/1000000" office:value-type="float" office:value="130" calcext:value-type="float">
            <text:p>13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37142667127811" calcext:value-type="float">
            <text:p>-6.3714266713</text:p>
          </table:table-cell>
          <table:table-cell table:formula="of:=[.D520]+[.C520]" office:value-type="float" office:value="-5.77142667127811" calcext:value-type="float">
            <text:p>-5.7714266713</text:p>
          </table:table-cell>
          <table:table-cell table:formula="of:=[.E520]-37.9457853336362" office:value-type="float" office:value="-43.7172120049143" calcext:value-type="float">
            <text:p>-43.717</text:p>
          </table:table-cell>
          <table:table-cell/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table:formula="of:=[.A521]/1000000" office:value-type="float" office:value="130.25" calcext:value-type="float">
            <text:p>13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10810842659666" calcext:value-type="float">
            <text:p>-7.1081084266</text:p>
          </table:table-cell>
          <table:table-cell table:formula="of:=[.D521]+[.C521]" office:value-type="float" office:value="-6.50810842659666" calcext:value-type="float">
            <text:p>-6.5081084266</text:p>
          </table:table-cell>
          <table:table-cell table:formula="of:=[.E521]-37.9457853336362" office:value-type="float" office:value="-44.4538937602329" calcext:value-type="float">
            <text:p>-44.454</text:p>
          </table:table-cell>
          <table:table-cell/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table:formula="of:=[.A522]/1000000" office:value-type="float" office:value="130.5" calcext:value-type="float">
            <text:p>13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31807978768611" calcext:value-type="float">
            <text:p>-6.3180797877</text:p>
          </table:table-cell>
          <table:table-cell table:formula="of:=[.D522]+[.C522]" office:value-type="float" office:value="-5.71807978768611" calcext:value-type="float">
            <text:p>-5.7180797877</text:p>
          </table:table-cell>
          <table:table-cell table:formula="of:=[.E522]-37.9457853336362" office:value-type="float" office:value="-43.6638651213223" calcext:value-type="float">
            <text:p>-43.664</text:p>
          </table:table-cell>
          <table:table-cell/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table:formula="of:=[.A523]/1000000" office:value-type="float" office:value="130.75" calcext:value-type="float">
            <text:p>13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17593150386739" calcext:value-type="float">
            <text:p>-7.1759315039</text:p>
          </table:table-cell>
          <table:table-cell table:formula="of:=[.D523]+[.C523]" office:value-type="float" office:value="-6.57593150386739" calcext:value-type="float">
            <text:p>-6.5759315039</text:p>
          </table:table-cell>
          <table:table-cell table:formula="of:=[.E523]-37.9457853336362" office:value-type="float" office:value="-44.5217168375036" calcext:value-type="float">
            <text:p>-44.522</text:p>
          </table:table-cell>
          <table:table-cell/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table:formula="of:=[.A524]/1000000" office:value-type="float" office:value="131" calcext:value-type="float">
            <text:p>13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81885994196706" calcext:value-type="float">
            <text:p>-6.818859942</text:p>
          </table:table-cell>
          <table:table-cell table:formula="of:=[.D524]+[.C524]" office:value-type="float" office:value="-6.21885994196706" calcext:value-type="float">
            <text:p>-6.218859942</text:p>
          </table:table-cell>
          <table:table-cell table:formula="of:=[.E524]-37.9457853336362" office:value-type="float" office:value="-44.1646452756033" calcext:value-type="float">
            <text:p>-44.165</text:p>
          </table:table-cell>
          <table:table-cell/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table:formula="of:=[.A525]/1000000" office:value-type="float" office:value="131.25" calcext:value-type="float">
            <text:p>13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6.70231391106685" calcext:value-type="float">
            <text:p>-6.7023139111</text:p>
          </table:table-cell>
          <table:table-cell table:formula="of:=[.D525]+[.C525]" office:value-type="float" office:value="-6.10231391106685" calcext:value-type="float">
            <text:p>-6.1023139111</text:p>
          </table:table-cell>
          <table:table-cell table:formula="of:=[.E525]-37.9457853336362" office:value-type="float" office:value="-44.0480992447031" calcext:value-type="float">
            <text:p>-44.048</text:p>
          </table:table-cell>
          <table:table-cell/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table:formula="of:=[.A526]/1000000" office:value-type="float" office:value="131.5" calcext:value-type="float">
            <text:p>13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06121414383989" calcext:value-type="float">
            <text:p>-8.0612141438</text:p>
          </table:table-cell>
          <table:table-cell table:formula="of:=[.D526]+[.C526]" office:value-type="float" office:value="-7.46121414383989" calcext:value-type="float">
            <text:p>-7.4612141438</text:p>
          </table:table-cell>
          <table:table-cell table:formula="of:=[.E526]-37.9457853336362" office:value-type="float" office:value="-45.4069994774761" calcext:value-type="float">
            <text:p>-45.407</text:p>
          </table:table-cell>
          <table:table-cell/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table:formula="of:=[.A527]/1000000" office:value-type="float" office:value="131.75" calcext:value-type="float">
            <text:p>13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53099183905637" calcext:value-type="float">
            <text:p>-7.5309918391</text:p>
          </table:table-cell>
          <table:table-cell table:formula="of:=[.D527]+[.C527]" office:value-type="float" office:value="-6.93099183905637" calcext:value-type="float">
            <text:p>-6.9309918391</text:p>
          </table:table-cell>
          <table:table-cell table:formula="of:=[.E527]-37.9457853336362" office:value-type="float" office:value="-44.8767771726926" calcext:value-type="float">
            <text:p>-44.877</text:p>
          </table:table-cell>
          <table:table-cell/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table:formula="of:=[.A528]/1000000" office:value-type="float" office:value="132" calcext:value-type="float">
            <text:p>13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58708402668557" calcext:value-type="float">
            <text:p>-7.5870840267</text:p>
          </table:table-cell>
          <table:table-cell table:formula="of:=[.D528]+[.C528]" office:value-type="float" office:value="-6.98708402668557" calcext:value-type="float">
            <text:p>-6.9870840267</text:p>
          </table:table-cell>
          <table:table-cell table:formula="of:=[.E528]-37.9457853336362" office:value-type="float" office:value="-44.9328693603218" calcext:value-type="float">
            <text:p>-44.933</text:p>
          </table:table-cell>
          <table:table-cell/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table:formula="of:=[.A529]/1000000" office:value-type="float" office:value="132.25" calcext:value-type="float">
            <text:p>13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98828073214723" calcext:value-type="float">
            <text:p>-7.9882807321</text:p>
          </table:table-cell>
          <table:table-cell table:formula="of:=[.D529]+[.C529]" office:value-type="float" office:value="-7.38828073214723" calcext:value-type="float">
            <text:p>-7.3882807321</text:p>
          </table:table-cell>
          <table:table-cell table:formula="of:=[.E529]-37.9457853336362" office:value-type="float" office:value="-45.3340660657834" calcext:value-type="float">
            <text:p>-45.334</text:p>
          </table:table-cell>
          <table:table-cell/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table:formula="of:=[.A530]/1000000" office:value-type="float" office:value="132.5" calcext:value-type="float">
            <text:p>13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31990740781092" calcext:value-type="float">
            <text:p>-8.3199074078</text:p>
          </table:table-cell>
          <table:table-cell table:formula="of:=[.D530]+[.C530]" office:value-type="float" office:value="-7.71990740781092" calcext:value-type="float">
            <text:p>-7.7199074078</text:p>
          </table:table-cell>
          <table:table-cell table:formula="of:=[.E530]-37.9457853336362" office:value-type="float" office:value="-45.6656927414471" calcext:value-type="float">
            <text:p>-45.666</text:p>
          </table:table-cell>
          <table:table-cell/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table:formula="of:=[.A531]/1000000" office:value-type="float" office:value="132.75" calcext:value-type="float">
            <text:p>13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75087178778642" calcext:value-type="float">
            <text:p>-7.7508717878</text:p>
          </table:table-cell>
          <table:table-cell table:formula="of:=[.D531]+[.C531]" office:value-type="float" office:value="-7.15087178778642" calcext:value-type="float">
            <text:p>-7.1508717878</text:p>
          </table:table-cell>
          <table:table-cell table:formula="of:=[.E531]-37.9457853336362" office:value-type="float" office:value="-45.0966571214226" calcext:value-type="float">
            <text:p>-45.097</text:p>
          </table:table-cell>
          <table:table-cell/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table:formula="of:=[.A532]/1000000" office:value-type="float" office:value="133" calcext:value-type="float">
            <text:p>13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43060070050391" calcext:value-type="float">
            <text:p>-8.4306007005</text:p>
          </table:table-cell>
          <table:table-cell table:formula="of:=[.D532]+[.C532]" office:value-type="float" office:value="-7.83060070050391" calcext:value-type="float">
            <text:p>-7.8306007005</text:p>
          </table:table-cell>
          <table:table-cell table:formula="of:=[.E532]-37.9457853336362" office:value-type="float" office:value="-45.7763860341401" calcext:value-type="float">
            <text:p>-45.776</text:p>
          </table:table-cell>
          <table:table-cell/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table:formula="of:=[.A533]/1000000" office:value-type="float" office:value="133.25" calcext:value-type="float">
            <text:p>13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7.91652872468749" calcext:value-type="float">
            <text:p>-7.9165287247</text:p>
          </table:table-cell>
          <table:table-cell table:formula="of:=[.D533]+[.C533]" office:value-type="float" office:value="-7.31652872468749" calcext:value-type="float">
            <text:p>-7.3165287247</text:p>
          </table:table-cell>
          <table:table-cell table:formula="of:=[.E533]-37.9457853336362" office:value-type="float" office:value="-45.2623140583237" calcext:value-type="float">
            <text:p>-45.262</text:p>
          </table:table-cell>
          <table:table-cell/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table:formula="of:=[.A534]/1000000" office:value-type="float" office:value="133.5" calcext:value-type="float">
            <text:p>13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2493657865914" calcext:value-type="float">
            <text:p>-8.2493657866</text:p>
          </table:table-cell>
          <table:table-cell table:formula="of:=[.D534]+[.C534]" office:value-type="float" office:value="-7.6493657865914" calcext:value-type="float">
            <text:p>-7.6493657866</text:p>
          </table:table-cell>
          <table:table-cell table:formula="of:=[.E534]-37.9457853336362" office:value-type="float" office:value="-45.5951511202276" calcext:value-type="float">
            <text:p>-45.595</text:p>
          </table:table-cell>
          <table:table-cell/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table:formula="of:=[.A535]/1000000" office:value-type="float" office:value="133.75" calcext:value-type="float">
            <text:p>13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57179866091088" calcext:value-type="float">
            <text:p>-8.5717986609</text:p>
          </table:table-cell>
          <table:table-cell table:formula="of:=[.D535]+[.C535]" office:value-type="float" office:value="-7.97179866091088" calcext:value-type="float">
            <text:p>-7.9717986609</text:p>
          </table:table-cell>
          <table:table-cell table:formula="of:=[.E535]-37.9457853336362" office:value-type="float" office:value="-45.9175839945471" calcext:value-type="float">
            <text:p>-45.918</text:p>
          </table:table-cell>
          <table:table-cell/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table:formula="of:=[.A536]/1000000" office:value-type="float" office:value="134" calcext:value-type="float">
            <text:p>13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73251151709867" calcext:value-type="float">
            <text:p>-8.7325115171</text:p>
          </table:table-cell>
          <table:table-cell table:formula="of:=[.D536]+[.C536]" office:value-type="float" office:value="-8.13251151709867" calcext:value-type="float">
            <text:p>-8.1325115171</text:p>
          </table:table-cell>
          <table:table-cell table:formula="of:=[.E536]-37.9457853336362" office:value-type="float" office:value="-46.0782968507349" calcext:value-type="float">
            <text:p>-46.078</text:p>
          </table:table-cell>
          <table:table-cell/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table:formula="of:=[.A537]/1000000" office:value-type="float" office:value="134.25" calcext:value-type="float">
            <text:p>13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33735070281916" calcext:value-type="float">
            <text:p>-8.3373507028</text:p>
          </table:table-cell>
          <table:table-cell table:formula="of:=[.D537]+[.C537]" office:value-type="float" office:value="-7.73735070281916" calcext:value-type="float">
            <text:p>-7.7373507028</text:p>
          </table:table-cell>
          <table:table-cell table:formula="of:=[.E537]-37.9457853336362" office:value-type="float" office:value="-45.6831360364554" calcext:value-type="float">
            <text:p>-45.683</text:p>
          </table:table-cell>
          <table:table-cell/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table:formula="of:=[.A538]/1000000" office:value-type="float" office:value="134.5" calcext:value-type="float">
            <text:p>13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52232539643126" calcext:value-type="float">
            <text:p>-8.5223253964</text:p>
          </table:table-cell>
          <table:table-cell table:formula="of:=[.D538]+[.C538]" office:value-type="float" office:value="-7.92232539643126" calcext:value-type="float">
            <text:p>-7.9223253964</text:p>
          </table:table-cell>
          <table:table-cell table:formula="of:=[.E538]-37.9457853336362" office:value-type="float" office:value="-45.8681107300675" calcext:value-type="float">
            <text:p>-45.868</text:p>
          </table:table-cell>
          <table:table-cell/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table:formula="of:=[.A539]/1000000" office:value-type="float" office:value="134.75" calcext:value-type="float">
            <text:p>13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79039901734072" calcext:value-type="float">
            <text:p>-8.7903990173</text:p>
          </table:table-cell>
          <table:table-cell table:formula="of:=[.D539]+[.C539]" office:value-type="float" office:value="-8.19039901734072" calcext:value-type="float">
            <text:p>-8.1903990173</text:p>
          </table:table-cell>
          <table:table-cell table:formula="of:=[.E539]-37.9457853336362" office:value-type="float" office:value="-46.1361843509769" calcext:value-type="float">
            <text:p>-46.136</text:p>
          </table:table-cell>
          <table:table-cell/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table:formula="of:=[.A540]/1000000" office:value-type="float" office:value="135" calcext:value-type="float">
            <text:p>13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18964734430007" calcext:value-type="float">
            <text:p>-9.1896473443</text:p>
          </table:table-cell>
          <table:table-cell table:formula="of:=[.D540]+[.C540]" office:value-type="float" office:value="-8.58964734430007" calcext:value-type="float">
            <text:p>-8.5896473443</text:p>
          </table:table-cell>
          <table:table-cell table:formula="of:=[.E540]-37.9457853336362" office:value-type="float" office:value="-46.5354326779363" calcext:value-type="float">
            <text:p>-46.535</text:p>
          </table:table-cell>
          <table:table-cell/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table:formula="of:=[.A541]/1000000" office:value-type="float" office:value="135.25" calcext:value-type="float">
            <text:p>13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44424117434871" calcext:value-type="float">
            <text:p>-9.4442411743</text:p>
          </table:table-cell>
          <table:table-cell table:formula="of:=[.D541]+[.C541]" office:value-type="float" office:value="-8.84424117434871" calcext:value-type="float">
            <text:p>-8.8442411743</text:p>
          </table:table-cell>
          <table:table-cell table:formula="of:=[.E541]-37.9457853336362" office:value-type="float" office:value="-46.7900265079849" calcext:value-type="float">
            <text:p>-46.790</text:p>
          </table:table-cell>
          <table:table-cell/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table:formula="of:=[.A542]/1000000" office:value-type="float" office:value="135.5" calcext:value-type="float">
            <text:p>13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25419303699792" calcext:value-type="float">
            <text:p>-9.254193037</text:p>
          </table:table-cell>
          <table:table-cell table:formula="of:=[.D542]+[.C542]" office:value-type="float" office:value="-8.65419303699792" calcext:value-type="float">
            <text:p>-8.654193037</text:p>
          </table:table-cell>
          <table:table-cell table:formula="of:=[.E542]-37.9457853336362" office:value-type="float" office:value="-46.5999783706341" calcext:value-type="float">
            <text:p>-46.600</text:p>
          </table:table-cell>
          <table:table-cell/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table:formula="of:=[.A543]/1000000" office:value-type="float" office:value="135.75" calcext:value-type="float">
            <text:p>13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8.93427429649198" calcext:value-type="float">
            <text:p>-8.9342742965</text:p>
          </table:table-cell>
          <table:table-cell table:formula="of:=[.D543]+[.C543]" office:value-type="float" office:value="-8.33427429649198" calcext:value-type="float">
            <text:p>-8.3342742965</text:p>
          </table:table-cell>
          <table:table-cell table:formula="of:=[.E543]-37.9457853336362" office:value-type="float" office:value="-46.2800596301282" calcext:value-type="float">
            <text:p>-46.280</text:p>
          </table:table-cell>
          <table:table-cell/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table:formula="of:=[.A544]/1000000" office:value-type="float" office:value="136" calcext:value-type="float">
            <text:p>13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61595703868557" calcext:value-type="float">
            <text:p>-9.6159570387</text:p>
          </table:table-cell>
          <table:table-cell table:formula="of:=[.D544]+[.C544]" office:value-type="float" office:value="-9.01595703868557" calcext:value-type="float">
            <text:p>-9.0159570387</text:p>
          </table:table-cell>
          <table:table-cell table:formula="of:=[.E544]-37.9457853336362" office:value-type="float" office:value="-46.9617423723218" calcext:value-type="float">
            <text:p>-46.962</text:p>
          </table:table-cell>
          <table:table-cell/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table:formula="of:=[.A545]/1000000" office:value-type="float" office:value="136.25" calcext:value-type="float">
            <text:p>13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26887106338197" calcext:value-type="float">
            <text:p>-9.2688710634</text:p>
          </table:table-cell>
          <table:table-cell table:formula="of:=[.D545]+[.C545]" office:value-type="float" office:value="-8.66887106338197" calcext:value-type="float">
            <text:p>-8.6688710634</text:p>
          </table:table-cell>
          <table:table-cell table:formula="of:=[.E545]-37.9457853336362" office:value-type="float" office:value="-46.6146563970182" calcext:value-type="float">
            <text:p>-46.615</text:p>
          </table:table-cell>
          <table:table-cell/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table:formula="of:=[.A546]/1000000" office:value-type="float" office:value="136.5" calcext:value-type="float">
            <text:p>13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74166695184715" calcext:value-type="float">
            <text:p>-9.7416669518</text:p>
          </table:table-cell>
          <table:table-cell table:formula="of:=[.D546]+[.C546]" office:value-type="float" office:value="-9.14166695184715" calcext:value-type="float">
            <text:p>-9.1416669518</text:p>
          </table:table-cell>
          <table:table-cell table:formula="of:=[.E546]-37.9457853336362" office:value-type="float" office:value="-47.0874522854834" calcext:value-type="float">
            <text:p>-47.087</text:p>
          </table:table-cell>
          <table:table-cell/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table:formula="of:=[.A547]/1000000" office:value-type="float" office:value="136.75" calcext:value-type="float">
            <text:p>13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56904471573277" calcext:value-type="float">
            <text:p>-9.5690447157</text:p>
          </table:table-cell>
          <table:table-cell table:formula="of:=[.D547]+[.C547]" office:value-type="float" office:value="-8.96904471573277" calcext:value-type="float">
            <text:p>-8.9690447157</text:p>
          </table:table-cell>
          <table:table-cell table:formula="of:=[.E547]-37.9457853336362" office:value-type="float" office:value="-46.914830049369" calcext:value-type="float">
            <text:p>-46.915</text:p>
          </table:table-cell>
          <table:table-cell/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table:formula="of:=[.A548]/1000000" office:value-type="float" office:value="137" calcext:value-type="float">
            <text:p>13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2829058706375" calcext:value-type="float">
            <text:p>-10.2829058706</text:p>
          </table:table-cell>
          <table:table-cell table:formula="of:=[.D548]+[.C548]" office:value-type="float" office:value="-9.6829058706375" calcext:value-type="float">
            <text:p>-9.6829058706</text:p>
          </table:table-cell>
          <table:table-cell table:formula="of:=[.E548]-37.9457853336362" office:value-type="float" office:value="-47.6286912042737" calcext:value-type="float">
            <text:p>-47.629</text:p>
          </table:table-cell>
          <table:table-cell/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table:formula="of:=[.A549]/1000000" office:value-type="float" office:value="137.25" calcext:value-type="float">
            <text:p>13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82335784559279" calcext:value-type="float">
            <text:p>-9.8233578456</text:p>
          </table:table-cell>
          <table:table-cell table:formula="of:=[.D549]+[.C549]" office:value-type="float" office:value="-9.22335784559279" calcext:value-type="float">
            <text:p>-9.2233578456</text:p>
          </table:table-cell>
          <table:table-cell table:formula="of:=[.E549]-37.9457853336362" office:value-type="float" office:value="-47.169143179229" calcext:value-type="float">
            <text:p>-47.169</text:p>
          </table:table-cell>
          <table:table-cell/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table:formula="of:=[.A550]/1000000" office:value-type="float" office:value="137.5" calcext:value-type="float">
            <text:p>13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1565367050125" calcext:value-type="float">
            <text:p>-10.156536705</text:p>
          </table:table-cell>
          <table:table-cell table:formula="of:=[.D550]+[.C550]" office:value-type="float" office:value="-9.5565367050125" calcext:value-type="float">
            <text:p>-9.556536705</text:p>
          </table:table-cell>
          <table:table-cell table:formula="of:=[.E550]-37.9457853336362" office:value-type="float" office:value="-47.5023220386487" calcext:value-type="float">
            <text:p>-47.502</text:p>
          </table:table-cell>
          <table:table-cell/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table:formula="of:=[.A551]/1000000" office:value-type="float" office:value="137.75" calcext:value-type="float">
            <text:p>13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9.95953908956998" calcext:value-type="float">
            <text:p>-9.9595390896</text:p>
          </table:table-cell>
          <table:table-cell table:formula="of:=[.D551]+[.C551]" office:value-type="float" office:value="-9.35953908956998" calcext:value-type="float">
            <text:p>-9.3595390896</text:p>
          </table:table-cell>
          <table:table-cell table:formula="of:=[.E551]-37.9457853336362" office:value-type="float" office:value="-47.3053244232062" calcext:value-type="float">
            <text:p>-47.305</text:p>
          </table:table-cell>
          <table:table-cell/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table:formula="of:=[.A552]/1000000" office:value-type="float" office:value="138" calcext:value-type="float">
            <text:p>13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9548840629021" calcext:value-type="float">
            <text:p>-10.9548840629</text:p>
          </table:table-cell>
          <table:table-cell table:formula="of:=[.D552]+[.C552]" office:value-type="float" office:value="-10.3548840629021" calcext:value-type="float">
            <text:p>-10.3548840629</text:p>
          </table:table-cell>
          <table:table-cell table:formula="of:=[.E552]-37.9457853336362" office:value-type="float" office:value="-48.3006693965383" calcext:value-type="float">
            <text:p>-48.301</text:p>
          </table:table-cell>
          <table:table-cell/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table:formula="of:=[.A553]/1000000" office:value-type="float" office:value="138.25" calcext:value-type="float">
            <text:p>13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4095765452325" calcext:value-type="float">
            <text:p>-10.4095765452</text:p>
          </table:table-cell>
          <table:table-cell table:formula="of:=[.D553]+[.C553]" office:value-type="float" office:value="-9.8095765452325" calcext:value-type="float">
            <text:p>-9.8095765452</text:p>
          </table:table-cell>
          <table:table-cell table:formula="of:=[.E553]-37.9457853336362" office:value-type="float" office:value="-47.7553618788687" calcext:value-type="float">
            <text:p>-47.755</text:p>
          </table:table-cell>
          <table:table-cell/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table:formula="of:=[.A554]/1000000" office:value-type="float" office:value="138.5" calcext:value-type="float">
            <text:p>13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114578941915" calcext:value-type="float">
            <text:p>-10.1145789419</text:p>
          </table:table-cell>
          <table:table-cell table:formula="of:=[.D554]+[.C554]" office:value-type="float" office:value="-9.514578941915" calcext:value-type="float">
            <text:p>-9.5145789419</text:p>
          </table:table-cell>
          <table:table-cell table:formula="of:=[.E554]-37.9457853336362" office:value-type="float" office:value="-47.4603642755512" calcext:value-type="float">
            <text:p>-47.460</text:p>
          </table:table-cell>
          <table:table-cell/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table:formula="of:=[.A555]/1000000" office:value-type="float" office:value="138.75" calcext:value-type="float">
            <text:p>13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5433604679043" calcext:value-type="float">
            <text:p>-10.5433604679</text:p>
          </table:table-cell>
          <table:table-cell table:formula="of:=[.D555]+[.C555]" office:value-type="float" office:value="-9.9433604679043" calcext:value-type="float">
            <text:p>-9.9433604679</text:p>
          </table:table-cell>
          <table:table-cell table:formula="of:=[.E555]-37.9457853336362" office:value-type="float" office:value="-47.8891458015405" calcext:value-type="float">
            <text:p>-47.889</text:p>
          </table:table-cell>
          <table:table-cell/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table:formula="of:=[.A556]/1000000" office:value-type="float" office:value="139" calcext:value-type="float">
            <text:p>13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8000440060648" calcext:value-type="float">
            <text:p>-10.8000440061</text:p>
          </table:table-cell>
          <table:table-cell table:formula="of:=[.D556]+[.C556]" office:value-type="float" office:value="-10.2000440060648" calcext:value-type="float">
            <text:p>-10.2000440061</text:p>
          </table:table-cell>
          <table:table-cell table:formula="of:=[.E556]-37.9457853336362" office:value-type="float" office:value="-48.145829339701" calcext:value-type="float">
            <text:p>-48.146</text:p>
          </table:table-cell>
          <table:table-cell/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table:formula="of:=[.A557]/1000000" office:value-type="float" office:value="139.25" calcext:value-type="float">
            <text:p>13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4376577786597" calcext:value-type="float">
            <text:p>-11.4376577787</text:p>
          </table:table-cell>
          <table:table-cell table:formula="of:=[.D557]+[.C557]" office:value-type="float" office:value="-10.8376577786597" calcext:value-type="float">
            <text:p>-10.8376577787</text:p>
          </table:table-cell>
          <table:table-cell table:formula="of:=[.E557]-37.9457853336362" office:value-type="float" office:value="-48.7834431122959" calcext:value-type="float">
            <text:p>-48.783</text:p>
          </table:table-cell>
          <table:table-cell/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table:formula="of:=[.A558]/1000000" office:value-type="float" office:value="139.5" calcext:value-type="float">
            <text:p>13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0689524217551" calcext:value-type="float">
            <text:p>-11.0689524218</text:p>
          </table:table-cell>
          <table:table-cell table:formula="of:=[.D558]+[.C558]" office:value-type="float" office:value="-10.4689524217551" calcext:value-type="float">
            <text:p>-10.4689524218</text:p>
          </table:table-cell>
          <table:table-cell table:formula="of:=[.E558]-37.9457853336362" office:value-type="float" office:value="-48.4147377553913" calcext:value-type="float">
            <text:p>-48.415</text:p>
          </table:table-cell>
          <table:table-cell/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table:formula="of:=[.A559]/1000000" office:value-type="float" office:value="139.75" calcext:value-type="float">
            <text:p>13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8978365405517" calcext:value-type="float">
            <text:p>-10.8978365406</text:p>
          </table:table-cell>
          <table:table-cell table:formula="of:=[.D559]+[.C559]" office:value-type="float" office:value="-10.2978365405517" calcext:value-type="float">
            <text:p>-10.2978365406</text:p>
          </table:table-cell>
          <table:table-cell table:formula="of:=[.E559]-37.9457853336362" office:value-type="float" office:value="-48.2436218741879" calcext:value-type="float">
            <text:p>-48.244</text:p>
          </table:table-cell>
          <table:table-cell/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table:formula="of:=[.A560]/1000000" office:value-type="float" office:value="140" calcext:value-type="float">
            <text:p>14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2682438422051" calcext:value-type="float">
            <text:p>-11.2682438422</text:p>
          </table:table-cell>
          <table:table-cell table:formula="of:=[.D560]+[.C560]" office:value-type="float" office:value="-10.6682438422051" calcext:value-type="float">
            <text:p>-10.6682438422</text:p>
          </table:table-cell>
          <table:table-cell table:formula="of:=[.E560]-37.9457853336362" office:value-type="float" office:value="-48.6140291758413" calcext:value-type="float">
            <text:p>-48.614</text:p>
          </table:table-cell>
          <table:table-cell/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table:formula="of:=[.A561]/1000000" office:value-type="float" office:value="140.25" calcext:value-type="float">
            <text:p>14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0.8950476190249" calcext:value-type="float">
            <text:p>-10.895047619</text:p>
          </table:table-cell>
          <table:table-cell table:formula="of:=[.D561]+[.C561]" office:value-type="float" office:value="-10.2950476190249" calcext:value-type="float">
            <text:p>-10.295047619</text:p>
          </table:table-cell>
          <table:table-cell table:formula="of:=[.E561]-37.9457853336362" office:value-type="float" office:value="-48.2408329526611" calcext:value-type="float">
            <text:p>-48.241</text:p>
          </table:table-cell>
          <table:table-cell/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table:formula="of:=[.A562]/1000000" office:value-type="float" office:value="140.5" calcext:value-type="float">
            <text:p>14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046523772197" calcext:value-type="float">
            <text:p>-12.0465237722</text:p>
          </table:table-cell>
          <table:table-cell table:formula="of:=[.D562]+[.C562]" office:value-type="float" office:value="-11.446523772197" calcext:value-type="float">
            <text:p>-11.4465237722</text:p>
          </table:table-cell>
          <table:table-cell table:formula="of:=[.E562]-37.9457853336362" office:value-type="float" office:value="-49.3923091058332" calcext:value-type="float">
            <text:p>-49.392</text:p>
          </table:table-cell>
          <table:table-cell/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table:formula="of:=[.A563]/1000000" office:value-type="float" office:value="140.75" calcext:value-type="float">
            <text:p>140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670077630257" calcext:value-type="float">
            <text:p>-11.6700776303</text:p>
          </table:table-cell>
          <table:table-cell table:formula="of:=[.D563]+[.C563]" office:value-type="float" office:value="-11.070077630257" calcext:value-type="float">
            <text:p>-11.0700776303</text:p>
          </table:table-cell>
          <table:table-cell table:formula="of:=[.E563]-37.9457853336362" office:value-type="float" office:value="-49.0158629638932" calcext:value-type="float">
            <text:p>-49.016</text:p>
          </table:table-cell>
          <table:table-cell/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table:formula="of:=[.A564]/1000000" office:value-type="float" office:value="141" calcext:value-type="float">
            <text:p>141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0165289853945" calcext:value-type="float">
            <text:p>-12.0165289854</text:p>
          </table:table-cell>
          <table:table-cell table:formula="of:=[.D564]+[.C564]" office:value-type="float" office:value="-11.4165289853945" calcext:value-type="float">
            <text:p>-11.4165289854</text:p>
          </table:table-cell>
          <table:table-cell table:formula="of:=[.E564]-37.9457853336362" office:value-type="float" office:value="-49.3623143190307" calcext:value-type="float">
            <text:p>-49.362</text:p>
          </table:table-cell>
          <table:table-cell/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table:formula="of:=[.A565]/1000000" office:value-type="float" office:value="141.25" calcext:value-type="float">
            <text:p>141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0346849242769" calcext:value-type="float">
            <text:p>-12.0346849243</text:p>
          </table:table-cell>
          <table:table-cell table:formula="of:=[.D565]+[.C565]" office:value-type="float" office:value="-11.4346849242769" calcext:value-type="float">
            <text:p>-11.4346849243</text:p>
          </table:table-cell>
          <table:table-cell table:formula="of:=[.E565]-37.9457853336362" office:value-type="float" office:value="-49.3804702579131" calcext:value-type="float">
            <text:p>-49.380</text:p>
          </table:table-cell>
          <table:table-cell/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table:formula="of:=[.A566]/1000000" office:value-type="float" office:value="141.5" calcext:value-type="float">
            <text:p>141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8097811904333" calcext:value-type="float">
            <text:p>-11.8097811904</text:p>
          </table:table-cell>
          <table:table-cell table:formula="of:=[.D566]+[.C566]" office:value-type="float" office:value="-11.2097811904333" calcext:value-type="float">
            <text:p>-11.2097811904</text:p>
          </table:table-cell>
          <table:table-cell table:formula="of:=[.E566]-37.9457853336362" office:value-type="float" office:value="-49.1555665240695" calcext:value-type="float">
            <text:p>-49.156</text:p>
          </table:table-cell>
          <table:table-cell/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table:formula="of:=[.A567]/1000000" office:value-type="float" office:value="141.75" calcext:value-type="float">
            <text:p>141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09377606391" calcext:value-type="float">
            <text:p>-12.0937760639</text:p>
          </table:table-cell>
          <table:table-cell table:formula="of:=[.D567]+[.C567]" office:value-type="float" office:value="-11.49377606391" calcext:value-type="float">
            <text:p>-11.4937760639</text:p>
          </table:table-cell>
          <table:table-cell table:formula="of:=[.E567]-37.9457853336362" office:value-type="float" office:value="-49.4395613975462" calcext:value-type="float">
            <text:p>-49.440</text:p>
          </table:table-cell>
          <table:table-cell/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table:formula="of:=[.A568]/1000000" office:value-type="float" office:value="142" calcext:value-type="float">
            <text:p>142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0253022638746" calcext:value-type="float">
            <text:p>-13.0253022639</text:p>
          </table:table-cell>
          <table:table-cell table:formula="of:=[.D568]+[.C568]" office:value-type="float" office:value="-12.4253022638746" calcext:value-type="float">
            <text:p>-12.4253022639</text:p>
          </table:table-cell>
          <table:table-cell table:formula="of:=[.E568]-37.9457853336362" office:value-type="float" office:value="-50.3710875975108" calcext:value-type="float">
            <text:p>-50.371</text:p>
          </table:table-cell>
          <table:table-cell/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table:formula="of:=[.A569]/1000000" office:value-type="float" office:value="142.25" calcext:value-type="float">
            <text:p>142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1.9014449866508" calcext:value-type="float">
            <text:p>-11.9014449867</text:p>
          </table:table-cell>
          <table:table-cell table:formula="of:=[.D569]+[.C569]" office:value-type="float" office:value="-11.3014449866508" calcext:value-type="float">
            <text:p>-11.3014449867</text:p>
          </table:table-cell>
          <table:table-cell table:formula="of:=[.E569]-37.9457853336362" office:value-type="float" office:value="-49.247230320287" calcext:value-type="float">
            <text:p>-49.247</text:p>
          </table:table-cell>
          <table:table-cell/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table:formula="of:=[.A570]/1000000" office:value-type="float" office:value="142.5" calcext:value-type="float">
            <text:p>142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905271557846" calcext:value-type="float">
            <text:p>-12.9052715578</text:p>
          </table:table-cell>
          <table:table-cell table:formula="of:=[.D570]+[.C570]" office:value-type="float" office:value="-12.305271557846" calcext:value-type="float">
            <text:p>-12.3052715578</text:p>
          </table:table-cell>
          <table:table-cell table:formula="of:=[.E570]-37.9457853336362" office:value-type="float" office:value="-50.2510568914822" calcext:value-type="float">
            <text:p>-50.251</text:p>
          </table:table-cell>
          <table:table-cell/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table:formula="of:=[.A571]/1000000" office:value-type="float" office:value="142.75" calcext:value-type="float">
            <text:p>142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7649071313614" calcext:value-type="float">
            <text:p>-12.7649071314</text:p>
          </table:table-cell>
          <table:table-cell table:formula="of:=[.D571]+[.C571]" office:value-type="float" office:value="-12.1649071313614" calcext:value-type="float">
            <text:p>-12.1649071314</text:p>
          </table:table-cell>
          <table:table-cell table:formula="of:=[.E571]-37.9457853336362" office:value-type="float" office:value="-50.1106924649976" calcext:value-type="float">
            <text:p>-50.111</text:p>
          </table:table-cell>
          <table:table-cell/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table:formula="of:=[.A572]/1000000" office:value-type="float" office:value="143" calcext:value-type="float">
            <text:p>143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741181002179" calcext:value-type="float">
            <text:p>-12.7411810022</text:p>
          </table:table-cell>
          <table:table-cell table:formula="of:=[.D572]+[.C572]" office:value-type="float" office:value="-12.141181002179" calcext:value-type="float">
            <text:p>-12.1411810022</text:p>
          </table:table-cell>
          <table:table-cell table:formula="of:=[.E572]-37.9457853336362" office:value-type="float" office:value="-50.0869663358152" calcext:value-type="float">
            <text:p>-50.087</text:p>
          </table:table-cell>
          <table:table-cell/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table:formula="of:=[.A573]/1000000" office:value-type="float" office:value="143.25" calcext:value-type="float">
            <text:p>143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9240271060521" calcext:value-type="float">
            <text:p>-12.9240271061</text:p>
          </table:table-cell>
          <table:table-cell table:formula="of:=[.D573]+[.C573]" office:value-type="float" office:value="-12.3240271060521" calcext:value-type="float">
            <text:p>-12.3240271061</text:p>
          </table:table-cell>
          <table:table-cell table:formula="of:=[.E573]-37.9457853336362" office:value-type="float" office:value="-50.2698124396883" calcext:value-type="float">
            <text:p>-50.270</text:p>
          </table:table-cell>
          <table:table-cell/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table:formula="of:=[.A574]/1000000" office:value-type="float" office:value="143.5" calcext:value-type="float">
            <text:p>143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0737957770668" calcext:value-type="float">
            <text:p>-13.0737957771</text:p>
          </table:table-cell>
          <table:table-cell table:formula="of:=[.D574]+[.C574]" office:value-type="float" office:value="-12.4737957770668" calcext:value-type="float">
            <text:p>-12.4737957771</text:p>
          </table:table-cell>
          <table:table-cell table:formula="of:=[.E574]-37.9457853336362" office:value-type="float" office:value="-50.419581110703" calcext:value-type="float">
            <text:p>-50.420</text:p>
          </table:table-cell>
          <table:table-cell/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table:formula="of:=[.A575]/1000000" office:value-type="float" office:value="143.75" calcext:value-type="float">
            <text:p>143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0642703173687" calcext:value-type="float">
            <text:p>-13.0642703174</text:p>
          </table:table-cell>
          <table:table-cell table:formula="of:=[.D575]+[.C575]" office:value-type="float" office:value="-12.4642703173687" calcext:value-type="float">
            <text:p>-12.4642703174</text:p>
          </table:table-cell>
          <table:table-cell table:formula="of:=[.E575]-37.9457853336362" office:value-type="float" office:value="-50.4100556510049" calcext:value-type="float">
            <text:p>-50.410</text:p>
          </table:table-cell>
          <table:table-cell/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table:formula="of:=[.A576]/1000000" office:value-type="float" office:value="144" calcext:value-type="float">
            <text:p>144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2.8923531075902" calcext:value-type="float">
            <text:p>-12.8923531076</text:p>
          </table:table-cell>
          <table:table-cell table:formula="of:=[.D576]+[.C576]" office:value-type="float" office:value="-12.2923531075902" calcext:value-type="float">
            <text:p>-12.2923531076</text:p>
          </table:table-cell>
          <table:table-cell table:formula="of:=[.E576]-37.9457853336362" office:value-type="float" office:value="-50.2381384412264" calcext:value-type="float">
            <text:p>-50.238</text:p>
          </table:table-cell>
          <table:table-cell/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table:formula="of:=[.A577]/1000000" office:value-type="float" office:value="144.25" calcext:value-type="float">
            <text:p>144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6555152699977" calcext:value-type="float">
            <text:p>-13.65551527</text:p>
          </table:table-cell>
          <table:table-cell table:formula="of:=[.D577]+[.C577]" office:value-type="float" office:value="-13.0555152699977" calcext:value-type="float">
            <text:p>-13.05551527</text:p>
          </table:table-cell>
          <table:table-cell table:formula="of:=[.E577]-37.9457853336362" office:value-type="float" office:value="-51.0013006036339" calcext:value-type="float">
            <text:p>-51.001</text:p>
          </table:table-cell>
          <table:table-cell/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table:formula="of:=[.A578]/1000000" office:value-type="float" office:value="144.5" calcext:value-type="float">
            <text:p>144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2832035278892" calcext:value-type="float">
            <text:p>-13.2832035279</text:p>
          </table:table-cell>
          <table:table-cell table:formula="of:=[.D578]+[.C578]" office:value-type="float" office:value="-12.6832035278892" calcext:value-type="float">
            <text:p>-12.6832035279</text:p>
          </table:table-cell>
          <table:table-cell table:formula="of:=[.E578]-37.9457853336362" office:value-type="float" office:value="-50.6289888615254" calcext:value-type="float">
            <text:p>-50.629</text:p>
          </table:table-cell>
          <table:table-cell/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table:formula="of:=[.A579]/1000000" office:value-type="float" office:value="144.75" calcext:value-type="float">
            <text:p>144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6370112125579" calcext:value-type="float">
            <text:p>-13.6370112126</text:p>
          </table:table-cell>
          <table:table-cell table:formula="of:=[.D579]+[.C579]" office:value-type="float" office:value="-13.0370112125579" calcext:value-type="float">
            <text:p>-13.0370112126</text:p>
          </table:table-cell>
          <table:table-cell table:formula="of:=[.E579]-37.9457853336362" office:value-type="float" office:value="-50.9827965461941" calcext:value-type="float">
            <text:p>-50.983</text:p>
          </table:table-cell>
          <table:table-cell/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table:formula="of:=[.A580]/1000000" office:value-type="float" office:value="145" calcext:value-type="float">
            <text:p>145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3.1519191384195" calcext:value-type="float">
            <text:p>-13.1519191384</text:p>
          </table:table-cell>
          <table:table-cell table:formula="of:=[.D580]+[.C580]" office:value-type="float" office:value="-12.5519191384195" calcext:value-type="float">
            <text:p>-12.5519191384</text:p>
          </table:table-cell>
          <table:table-cell table:formula="of:=[.E580]-37.9457853336362" office:value-type="float" office:value="-50.4977044720557" calcext:value-type="float">
            <text:p>-50.498</text:p>
          </table:table-cell>
          <table:table-cell/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table:formula="of:=[.A581]/1000000" office:value-type="float" office:value="145.25" calcext:value-type="float">
            <text:p>145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1002499771452" calcext:value-type="float">
            <text:p>-14.1002499771</text:p>
          </table:table-cell>
          <table:table-cell table:formula="of:=[.D581]+[.C581]" office:value-type="float" office:value="-13.5002499771452" calcext:value-type="float">
            <text:p>-13.5002499771</text:p>
          </table:table-cell>
          <table:table-cell table:formula="of:=[.E581]-37.9457853336362" office:value-type="float" office:value="-51.4460353107814" calcext:value-type="float">
            <text:p>-51.446</text:p>
          </table:table-cell>
          <table:table-cell/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table:formula="of:=[.A582]/1000000" office:value-type="float" office:value="145.5" calcext:value-type="float">
            <text:p>145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3411612658891" calcext:value-type="float">
            <text:p>-14.3411612659</text:p>
          </table:table-cell>
          <table:table-cell table:formula="of:=[.D582]+[.C582]" office:value-type="float" office:value="-13.7411612658891" calcext:value-type="float">
            <text:p>-13.7411612659</text:p>
          </table:table-cell>
          <table:table-cell table:formula="of:=[.E582]-37.9457853336362" office:value-type="float" office:value="-51.6869465995253" calcext:value-type="float">
            <text:p>-51.687</text:p>
          </table:table-cell>
          <table:table-cell/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table:formula="of:=[.A583]/1000000" office:value-type="float" office:value="145.75" calcext:value-type="float">
            <text:p>145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3507172888923" calcext:value-type="float">
            <text:p>-14.3507172889</text:p>
          </table:table-cell>
          <table:table-cell table:formula="of:=[.D583]+[.C583]" office:value-type="float" office:value="-13.7507172888923" calcext:value-type="float">
            <text:p>-13.7507172889</text:p>
          </table:table-cell>
          <table:table-cell table:formula="of:=[.E583]-37.9457853336362" office:value-type="float" office:value="-51.6965026225285" calcext:value-type="float">
            <text:p>-51.697</text:p>
          </table:table-cell>
          <table:table-cell/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table:formula="of:=[.A584]/1000000" office:value-type="float" office:value="146" calcext:value-type="float">
            <text:p>146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6214961498053" calcext:value-type="float">
            <text:p>-14.6214961498</text:p>
          </table:table-cell>
          <table:table-cell table:formula="of:=[.D584]+[.C584]" office:value-type="float" office:value="-14.0214961498053" calcext:value-type="float">
            <text:p>-14.0214961498</text:p>
          </table:table-cell>
          <table:table-cell table:formula="of:=[.E584]-37.9457853336362" office:value-type="float" office:value="-51.9672814834415" calcext:value-type="float">
            <text:p>-51.967</text:p>
          </table:table-cell>
          <table:table-cell/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table:formula="of:=[.A585]/1000000" office:value-type="float" office:value="146.25" calcext:value-type="float">
            <text:p>146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4.3887850155514" calcext:value-type="float">
            <text:p>-14.3887850156</text:p>
          </table:table-cell>
          <table:table-cell table:formula="of:=[.D585]+[.C585]" office:value-type="float" office:value="-13.7887850155514" calcext:value-type="float">
            <text:p>-13.7887850156</text:p>
          </table:table-cell>
          <table:table-cell table:formula="of:=[.E585]-37.9457853336362" office:value-type="float" office:value="-51.7345703491876" calcext:value-type="float">
            <text:p>-51.735</text:p>
          </table:table-cell>
          <table:table-cell/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table:formula="of:=[.A586]/1000000" office:value-type="float" office:value="146.5" calcext:value-type="float">
            <text:p>146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0735759388619" calcext:value-type="float">
            <text:p>-15.0735759389</text:p>
          </table:table-cell>
          <table:table-cell table:formula="of:=[.D586]+[.C586]" office:value-type="float" office:value="-14.4735759388619" calcext:value-type="float">
            <text:p>-14.4735759389</text:p>
          </table:table-cell>
          <table:table-cell table:formula="of:=[.E586]-37.9457853336362" office:value-type="float" office:value="-52.4193612724981" calcext:value-type="float">
            <text:p>-52.419</text:p>
          </table:table-cell>
          <table:table-cell/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table:formula="of:=[.A587]/1000000" office:value-type="float" office:value="146.75" calcext:value-type="float">
            <text:p>146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0145715975295" calcext:value-type="float">
            <text:p>-15.0145715975</text:p>
          </table:table-cell>
          <table:table-cell table:formula="of:=[.D587]+[.C587]" office:value-type="float" office:value="-14.4145715975295" calcext:value-type="float">
            <text:p>-14.4145715975</text:p>
          </table:table-cell>
          <table:table-cell table:formula="of:=[.E587]-37.9457853336362" office:value-type="float" office:value="-52.3603569311657" calcext:value-type="float">
            <text:p>-52.360</text:p>
          </table:table-cell>
          <table:table-cell/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table:formula="of:=[.A588]/1000000" office:value-type="float" office:value="147" calcext:value-type="float">
            <text:p>147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1370737626265" calcext:value-type="float">
            <text:p>-15.1370737626</text:p>
          </table:table-cell>
          <table:table-cell table:formula="of:=[.D588]+[.C588]" office:value-type="float" office:value="-14.5370737626265" calcext:value-type="float">
            <text:p>-14.5370737626</text:p>
          </table:table-cell>
          <table:table-cell table:formula="of:=[.E588]-37.9457853336362" office:value-type="float" office:value="-52.4828590962627" calcext:value-type="float">
            <text:p>-52.483</text:p>
          </table:table-cell>
          <table:table-cell/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table:formula="of:=[.A589]/1000000" office:value-type="float" office:value="147.25" calcext:value-type="float">
            <text:p>147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5706263029285" calcext:value-type="float">
            <text:p>-15.5706263029</text:p>
          </table:table-cell>
          <table:table-cell table:formula="of:=[.D589]+[.C589]" office:value-type="float" office:value="-14.9706263029285" calcext:value-type="float">
            <text:p>-14.9706263029</text:p>
          </table:table-cell>
          <table:table-cell table:formula="of:=[.E589]-37.9457853336362" office:value-type="float" office:value="-52.9164116365647" calcext:value-type="float">
            <text:p>-52.916</text:p>
          </table:table-cell>
          <table:table-cell/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table:formula="of:=[.A590]/1000000" office:value-type="float" office:value="147.5" calcext:value-type="float">
            <text:p>147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354332199307" calcext:value-type="float">
            <text:p>-15.3543321993</text:p>
          </table:table-cell>
          <table:table-cell table:formula="of:=[.D590]+[.C590]" office:value-type="float" office:value="-14.754332199307" calcext:value-type="float">
            <text:p>-14.7543321993</text:p>
          </table:table-cell>
          <table:table-cell table:formula="of:=[.E590]-37.9457853336362" office:value-type="float" office:value="-52.7001175329432" calcext:value-type="float">
            <text:p>-52.700</text:p>
          </table:table-cell>
          <table:table-cell/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table:formula="of:=[.A591]/1000000" office:value-type="float" office:value="147.75" calcext:value-type="float">
            <text:p>147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5.2758218207597" calcext:value-type="float">
            <text:p>-15.2758218208</text:p>
          </table:table-cell>
          <table:table-cell table:formula="of:=[.D591]+[.C591]" office:value-type="float" office:value="-14.6758218207597" calcext:value-type="float">
            <text:p>-14.6758218208</text:p>
          </table:table-cell>
          <table:table-cell table:formula="of:=[.E591]-37.9457853336362" office:value-type="float" office:value="-52.6216071543959" calcext:value-type="float">
            <text:p>-52.622</text:p>
          </table:table-cell>
          <table:table-cell/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table:formula="of:=[.A592]/1000000" office:value-type="float" office:value="148" calcext:value-type="float">
            <text:p>148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278666349832" calcext:value-type="float">
            <text:p>-16.2786663498</text:p>
          </table:table-cell>
          <table:table-cell table:formula="of:=[.D592]+[.C592]" office:value-type="float" office:value="-15.678666349832" calcext:value-type="float">
            <text:p>-15.6786663498</text:p>
          </table:table-cell>
          <table:table-cell table:formula="of:=[.E592]-37.9457853336362" office:value-type="float" office:value="-53.6244516834682" calcext:value-type="float">
            <text:p>-53.624</text:p>
          </table:table-cell>
          <table:table-cell/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table:formula="of:=[.A593]/1000000" office:value-type="float" office:value="148.25" calcext:value-type="float">
            <text:p>148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3159447240699" calcext:value-type="float">
            <text:p>-16.3159447241</text:p>
          </table:table-cell>
          <table:table-cell table:formula="of:=[.D593]+[.C593]" office:value-type="float" office:value="-15.7159447240699" calcext:value-type="float">
            <text:p>-15.7159447241</text:p>
          </table:table-cell>
          <table:table-cell table:formula="of:=[.E593]-37.9457853336362" office:value-type="float" office:value="-53.6617300577061" calcext:value-type="float">
            <text:p>-53.662</text:p>
          </table:table-cell>
          <table:table-cell/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table:formula="of:=[.A594]/1000000" office:value-type="float" office:value="148.5" calcext:value-type="float">
            <text:p>148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2320336266337" calcext:value-type="float">
            <text:p>-16.2320336266</text:p>
          </table:table-cell>
          <table:table-cell table:formula="of:=[.D594]+[.C594]" office:value-type="float" office:value="-15.6320336266337" calcext:value-type="float">
            <text:p>-15.6320336266</text:p>
          </table:table-cell>
          <table:table-cell table:formula="of:=[.E594]-37.9457853336362" office:value-type="float" office:value="-53.5778189602699" calcext:value-type="float">
            <text:p>-53.578</text:p>
          </table:table-cell>
          <table:table-cell/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table:formula="of:=[.A595]/1000000" office:value-type="float" office:value="148.75" calcext:value-type="float">
            <text:p>148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3694760127487" calcext:value-type="float">
            <text:p>-16.3694760127</text:p>
          </table:table-cell>
          <table:table-cell table:formula="of:=[.D595]+[.C595]" office:value-type="float" office:value="-15.7694760127487" calcext:value-type="float">
            <text:p>-15.7694760127</text:p>
          </table:table-cell>
          <table:table-cell table:formula="of:=[.E595]-37.9457853336362" office:value-type="float" office:value="-53.7152613463849" calcext:value-type="float">
            <text:p>-53.715</text:p>
          </table:table-cell>
          <table:table-cell/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table:formula="of:=[.A596]/1000000" office:value-type="float" office:value="149" calcext:value-type="float">
            <text:p>149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4430388024626" calcext:value-type="float">
            <text:p>-16.4430388025</text:p>
          </table:table-cell>
          <table:table-cell table:formula="of:=[.D596]+[.C596]" office:value-type="float" office:value="-15.8430388024626" calcext:value-type="float">
            <text:p>-15.8430388025</text:p>
          </table:table-cell>
          <table:table-cell table:formula="of:=[.E596]-37.9457853336362" office:value-type="float" office:value="-53.7888241360988" calcext:value-type="float">
            <text:p>-53.789</text:p>
          </table:table-cell>
          <table:table-cell/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table:formula="of:=[.A597]/1000000" office:value-type="float" office:value="149.25" calcext:value-type="float">
            <text:p>149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5252856509912" calcext:value-type="float">
            <text:p>-16.525285651</text:p>
          </table:table-cell>
          <table:table-cell table:formula="of:=[.D597]+[.C597]" office:value-type="float" office:value="-15.9252856509912" calcext:value-type="float">
            <text:p>-15.925285651</text:p>
          </table:table-cell>
          <table:table-cell table:formula="of:=[.E597]-37.9457853336362" office:value-type="float" office:value="-53.8710709846274" calcext:value-type="float">
            <text:p>-53.871</text:p>
          </table:table-cell>
          <table:table-cell/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table:formula="of:=[.A598]/1000000" office:value-type="float" office:value="149.5" calcext:value-type="float">
            <text:p>149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731364099708" calcext:value-type="float">
            <text:p>-16.7313640997</text:p>
          </table:table-cell>
          <table:table-cell table:formula="of:=[.D598]+[.C598]" office:value-type="float" office:value="-16.131364099708" calcext:value-type="float">
            <text:p>-16.1313640997</text:p>
          </table:table-cell>
          <table:table-cell table:formula="of:=[.E598]-37.9457853336362" office:value-type="float" office:value="-54.0771494333442" calcext:value-type="float">
            <text:p>-54.077</text:p>
          </table:table-cell>
          <table:table-cell/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table:formula="of:=[.A599]/1000000" office:value-type="float" office:value="149.75" calcext:value-type="float">
            <text:p>149.7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6.6562628376115" calcext:value-type="float">
            <text:p>-16.6562628376</text:p>
          </table:table-cell>
          <table:table-cell table:formula="of:=[.D599]+[.C599]" office:value-type="float" office:value="-16.0562628376115" calcext:value-type="float">
            <text:p>-16.0562628376</text:p>
          </table:table-cell>
          <table:table-cell table:formula="of:=[.E599]-37.9457853336362" office:value-type="float" office:value="-54.0020481712477" calcext:value-type="float">
            <text:p>-54.002</text:p>
          </table:table-cell>
          <table:table-cell/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table:formula="of:=[.A600]/1000000" office:value-type="float" office:value="150" calcext:value-type="float">
            <text:p>150.0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7.0788226212657" calcext:value-type="float">
            <text:p>-17.0788226213</text:p>
          </table:table-cell>
          <table:table-cell table:formula="of:=[.D600]+[.C600]" office:value-type="float" office:value="-16.4788226212657" calcext:value-type="float">
            <text:p>-16.4788226213</text:p>
          </table:table-cell>
          <table:table-cell table:formula="of:=[.E600]-37.9457853336362" office:value-type="float" office:value="-54.4246079549019" calcext:value-type="float">
            <text:p>-54.425</text:p>
          </table:table-cell>
          <table:table-cell/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table:formula="of:=[.A601]/1000000" office:value-type="float" office:value="150.25" calcext:value-type="float">
            <text:p>150.25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7.6214622735342" calcext:value-type="float">
            <text:p>-17.6214622735</text:p>
          </table:table-cell>
          <table:table-cell table:formula="of:=[.D601]+[.C601]" office:value-type="float" office:value="-17.0214622735342" calcext:value-type="float">
            <text:p>-17.0214622735</text:p>
          </table:table-cell>
          <table:table-cell table:formula="of:=[.E601]-37.9457853336362" office:value-type="float" office:value="-54.9672476071704" calcext:value-type="float">
            <text:p>-54.967</text:p>
          </table:table-cell>
          <table:table-cell/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table:formula="of:=[.A602]/1000000" office:value-type="float" office:value="150.5" calcext:value-type="float">
            <text:p>150.50</text:p>
          </table:table-cell>
          <table:table-cell office:value-type="float" office:value="0.6" calcext:value-type="float">
            <text:p>0.600</text:p>
          </table:table-cell>
          <table:table-cell table:style-name="Default" office:value-type="float" office:value="-18.081868298422" calcext:value-type="float">
            <text:p>-18.0818682984</text:p>
          </table:table-cell>
          <table:table-cell table:formula="of:=[.D602]+[.C602]" office:value-type="float" office:value="-17.481868298422" calcext:value-type="float">
            <text:p>-17.4818682984</text:p>
          </table:table-cell>
          <table:table-cell table:formula="of:=[.E602]-37.9457853336362" office:value-type="float" office:value="-55.4276536320582" calcext:value-type="float">
            <text:p>-55.428</text:p>
          </table:table-cell>
          <table:table-cell/>
        </table:table-row>
        <table:table-row table:style-name="ro1" table:number-rows-repeated="10479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ctive_Balun_SN003_S21_original" table:style-name="ta1"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5 July 2020 17:58:29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36936511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4.8723372505005" calcext:value-type="float">
            <text:p>-24.872337250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.88774236368063" calcext:value-type="float">
            <text:p>6.887742363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.9802635843243" calcext:value-type="float">
            <text:p>17.9802635843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4.1233773112618" calcext:value-type="float">
            <text:p>24.123377311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8.8701623450868" calcext:value-type="float">
            <text:p>28.870162345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9.7685829458297" calcext:value-type="float">
            <text:p>29.768582945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0.3425854759575" calcext:value-type="float">
            <text:p>30.342585476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0.5439636406728" calcext:value-type="float">
            <text:p>30.543963640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.7771357280377" calcext:value-type="float">
            <text:p>30.777135728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1.5663143184081" calcext:value-type="float">
            <text:p>31.566314318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3.0096097982035" calcext:value-type="float">
            <text:p>33.0096097982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3.0839223674508" calcext:value-type="float">
            <text:p>33.083922367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3.3457529510593" calcext:value-type="float">
            <text:p>33.3457529511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3.6814120359629" calcext:value-type="float">
            <text:p>33.68141203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4.700678698425" calcext:value-type="float">
            <text:p>34.700678698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4.412046836215" calcext:value-type="float">
            <text:p>34.412046836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4.6045739138621" calcext:value-type="float">
            <text:p>34.6045739139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5.2095760053258" calcext:value-type="float">
            <text:p>35.209576005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5.2322043793206" calcext:value-type="float">
            <text:p>35.2322043793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5.1730251021692" calcext:value-type="float">
            <text:p>35.1730251022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5.1375119100656" calcext:value-type="float">
            <text:p>35.1375119101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7143964490986" calcext:value-type="float">
            <text:p>35.714396449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6.1891230001249" calcext:value-type="float">
            <text:p>36.189123000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5.5722953375955" calcext:value-type="float">
            <text:p>35.5722953376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6.1320247643472" calcext:value-type="float">
            <text:p>36.1320247643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6.2724142339992" calcext:value-type="float">
            <text:p>36.27241423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6.041648562505" calcext:value-type="float">
            <text:p>36.0416485625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5.8358510495404" calcext:value-type="float">
            <text:p>35.835851049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6.5939201513109" calcext:value-type="float">
            <text:p>36.5939201513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6.2940036298618" calcext:value-type="float">
            <text:p>36.294003629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6.0669590237745" calcext:value-type="float">
            <text:p>36.0669590238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6.7041421478485" calcext:value-type="float">
            <text:p>36.7041421478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.4597995539012" calcext:value-type="float">
            <text:p>36.4597995539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6.3593549080163" calcext:value-type="float">
            <text:p>36.35935490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6.2512310830978" calcext:value-type="float">
            <text:p>36.251231083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6.3053852910089" calcext:value-type="float">
            <text:p>36.305385291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6.2927150476122" calcext:value-type="float">
            <text:p>36.2927150476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6.4337293458405" calcext:value-type="float">
            <text:p>36.433729345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.5404192248564" calcext:value-type="float">
            <text:p>36.5404192249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6.5815764819276" calcext:value-type="float">
            <text:p>36.581576481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6.3439956998577" calcext:value-type="float">
            <text:p>36.3439956999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6.5941489839854" calcext:value-type="float">
            <text:p>36.59414898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6.7975629286616" calcext:value-type="float">
            <text:p>36.7975629287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6.4253258683048" calcext:value-type="float">
            <text:p>36.425325868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.4864373621119" calcext:value-type="float">
            <text:p>36.486437362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6.3355888192753" calcext:value-type="float">
            <text:p>36.3355888193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6.6011325509872" calcext:value-type="float">
            <text:p>36.601132551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6.8533297116704" calcext:value-type="float">
            <text:p>36.8533297117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6.5632493501759" calcext:value-type="float">
            <text:p>36.5632493502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6.7736539341817" calcext:value-type="float">
            <text:p>36.7736539342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6.9043606108019" calcext:value-type="float">
            <text:p>36.9043606108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6.7511212737071" calcext:value-type="float">
            <text:p>36.7511212737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6.6446231892793" calcext:value-type="float">
            <text:p>36.644623189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6.7613293637464" calcext:value-type="float">
            <text:p>36.761329363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6.4639042419507" calcext:value-type="float">
            <text:p>36.46390424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7.3457853336362" calcext:value-type="float">
            <text:p>37.3457853336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.3638126034513" calcext:value-type="float">
            <text:p>36.3638126035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6.80047422506" calcext:value-type="float">
            <text:p>36.8004742251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6.8326551039875" calcext:value-type="float">
            <text:p>36.832655104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6.6984809202121" calcext:value-type="float">
            <text:p>36.6984809202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6.7325396771025" calcext:value-type="float">
            <text:p>36.7325396771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6.9929781868666" calcext:value-type="float">
            <text:p>36.992978186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6.6735601190032" calcext:value-type="float">
            <text:p>36.673560119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6.5842634840541" calcext:value-type="float">
            <text:p>36.5842634841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.722513804243" calcext:value-type="float">
            <text:p>36.7225138042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6.834725987387" calcext:value-type="float">
            <text:p>36.834725987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7.1304996920671" calcext:value-type="float">
            <text:p>37.1304996921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6.9359556908711" calcext:value-type="float">
            <text:p>36.9359556909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.6387554138072" calcext:value-type="float">
            <text:p>36.6387554138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6.7828552311345" calcext:value-type="float">
            <text:p>36.7828552311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6.5247391016293" calcext:value-type="float">
            <text:p>36.5247391016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6.3416868538858" calcext:value-type="float">
            <text:p>36.341686853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7.0756936077735" calcext:value-type="float">
            <text:p>37.0756936078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6.7015902617454" calcext:value-type="float">
            <text:p>36.701590261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6.4035297095242" calcext:value-type="float">
            <text:p>36.4035297095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6.9664261700558" calcext:value-type="float">
            <text:p>36.9664261701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6.3839264357715" calcext:value-type="float">
            <text:p>36.3839264358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6.6324779989781" calcext:value-type="float">
            <text:p>36.63247799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6818597063864" calcext:value-type="float">
            <text:p>36.6818597064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6.5595139577527" calcext:value-type="float">
            <text:p>36.559513957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6.6161646724606" calcext:value-type="float">
            <text:p>36.6161646725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6.9984719344114" calcext:value-type="float">
            <text:p>36.9984719344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7.1154898923975" calcext:value-type="float">
            <text:p>37.115489892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6.9354635447685" calcext:value-type="float">
            <text:p>36.9354635448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.858030418286" calcext:value-type="float">
            <text:p>36.858030418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7.0214985267392" calcext:value-type="float">
            <text:p>37.021498526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.7756954290256" calcext:value-type="float">
            <text:p>36.775695429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6.4288338857003" calcext:value-type="float">
            <text:p>36.4288338857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6.6324825756293" calcext:value-type="float">
            <text:p>36.6324825756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6.8594954536758" calcext:value-type="float">
            <text:p>36.859495453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6.7253671923934" calcext:value-type="float">
            <text:p>36.7253671924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7.0554055203091" calcext:value-type="float">
            <text:p>37.0554055203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6.6978831276742" calcext:value-type="float">
            <text:p>36.6978831277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7.0575833321314" calcext:value-type="float">
            <text:p>37.057583332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7.2044878832921" calcext:value-type="float">
            <text:p>37.2044878833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6.5252391455694" calcext:value-type="float">
            <text:p>36.5252391456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6.9693740730351" calcext:value-type="float">
            <text:p>36.96937407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6.9462672058896" calcext:value-type="float">
            <text:p>36.946267205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6.389317958562" calcext:value-type="float">
            <text:p>36.3893179586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6.88303961882" calcext:value-type="float">
            <text:p>36.8830396188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6.9187829714156" calcext:value-type="float">
            <text:p>36.9187829714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6.7754261187694" calcext:value-type="float">
            <text:p>36.7754261188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6.622564978749" calcext:value-type="float">
            <text:p>36.6225649787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6.9054009518888" calcext:value-type="float">
            <text:p>36.9054009519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6.4324614857785" calcext:value-type="float">
            <text:p>36.4324614858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6.7933289035137" calcext:value-type="float">
            <text:p>36.793328903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6.6746241143818" calcext:value-type="float">
            <text:p>36.6746241144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6.0798177598834" calcext:value-type="float">
            <text:p>36.0798177599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6.2657265325212" calcext:value-type="float">
            <text:p>36.2657265325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6.5283047448458" calcext:value-type="float">
            <text:p>36.528304744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.5774415220061" calcext:value-type="float">
            <text:p>36.577441522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6.6258500618944" calcext:value-type="float">
            <text:p>36.6258500619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6.891057066817" calcext:value-type="float">
            <text:p>36.8910570668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6.5021772322058" calcext:value-type="float">
            <text:p>36.502177232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6.1545039326043" calcext:value-type="float">
            <text:p>36.1545039326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6.7438079934288" calcext:value-type="float">
            <text:p>36.7438079934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6.722723993106" calcext:value-type="float">
            <text:p>36.7227239931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6.4506869141092" calcext:value-type="float">
            <text:p>36.450686914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.2743525750134" calcext:value-type="float">
            <text:p>36.274352575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6.6951545935818" calcext:value-type="float">
            <text:p>36.695154593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.8732960704581" calcext:value-type="float">
            <text:p>36.8732960705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6.6874948160554" calcext:value-type="float">
            <text:p>36.6874948161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6.3338760933676" calcext:value-type="float">
            <text:p>36.333876093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6.7755740246709" calcext:value-type="float">
            <text:p>36.7755740247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.6570862300481" calcext:value-type="float">
            <text:p>36.6570862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6.2666398695032" calcext:value-type="float">
            <text:p>36.2666398695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6.318710657197" calcext:value-type="float">
            <text:p>36.318710657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6.7734268706088" calcext:value-type="float">
            <text:p>36.7734268706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.5612234945389" calcext:value-type="float">
            <text:p>36.5612234945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6.5594889941898" calcext:value-type="float">
            <text:p>36.5594889942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6.4389317432442" calcext:value-type="float">
            <text:p>36.4389317432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6.3186248173192" calcext:value-type="float">
            <text:p>36.318624817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6.3116262725262" calcext:value-type="float">
            <text:p>36.3116262725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6.3034418576416" calcext:value-type="float">
            <text:p>36.3034418576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6.4606291897789" calcext:value-type="float">
            <text:p>36.4606291898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6.5597819518227" calcext:value-type="float">
            <text:p>36.5597819518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6.4120687445671" calcext:value-type="float">
            <text:p>36.412068744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6.4589222912231" calcext:value-type="float">
            <text:p>36.4589222912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.5873630432219" calcext:value-type="float">
            <text:p>36.587363043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6.7911470033336" calcext:value-type="float">
            <text:p>36.7911470033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6.0842900968127" calcext:value-type="float">
            <text:p>36.0842900968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5.8823760320905" calcext:value-type="float">
            <text:p>35.882376032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6.0761720126983" calcext:value-type="float">
            <text:p>36.076172012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6.3880277034834" calcext:value-type="float">
            <text:p>36.388027703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5.7863044646469" calcext:value-type="float">
            <text:p>35.7863044646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6.4404344336172" calcext:value-type="float">
            <text:p>36.4404344336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6.1679255517579" calcext:value-type="float">
            <text:p>36.167925551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6.4622284507031" calcext:value-type="float">
            <text:p>36.462228450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6.1482886145847" calcext:value-type="float">
            <text:p>36.148288614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6.5897430538458" calcext:value-type="float">
            <text:p>36.589743053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6.070966933188" calcext:value-type="float">
            <text:p>36.0709669332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5.920159158711" calcext:value-type="float">
            <text:p>35.9201591587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6.2788231805421" calcext:value-type="float">
            <text:p>36.2788231805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6.2304644025806" calcext:value-type="float">
            <text:p>36.2304644026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5.759562892622" calcext:value-type="float">
            <text:p>35.7595628926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6.0565111453605" calcext:value-type="float">
            <text:p>36.056511145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6.1716420327582" calcext:value-type="float">
            <text:p>36.1716420328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6.1920489502463" calcext:value-type="float">
            <text:p>36.192048950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6.278475398931" calcext:value-type="float">
            <text:p>36.2784753989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6.0592188022028" calcext:value-type="float">
            <text:p>36.0592188022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5.6837045581187" calcext:value-type="float">
            <text:p>35.6837045581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6.1342359793389" calcext:value-type="float">
            <text:p>36.1342359793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6.0355448821014" calcext:value-type="float">
            <text:p>36.0355448821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5.6701338648852" calcext:value-type="float">
            <text:p>35.6701338649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5.5293918425922" calcext:value-type="float">
            <text:p>35.5293918426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5.8563489307462" calcext:value-type="float">
            <text:p>35.856348930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5.906381020469" calcext:value-type="float">
            <text:p>35.906381020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5.8737750854867" calcext:value-type="float">
            <text:p>35.8737750855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5.8286213287303" calcext:value-type="float">
            <text:p>35.8286213287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6.0881569627957" calcext:value-type="float">
            <text:p>36.088156962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4038077542386" calcext:value-type="float">
            <text:p>35.403807754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6.1196085620695" calcext:value-type="float">
            <text:p>36.1196085621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6.2007005176633" calcext:value-type="float">
            <text:p>36.2007005177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5.3364934362285" calcext:value-type="float">
            <text:p>35.336493436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5.3074731158007" calcext:value-type="float">
            <text:p>35.3074731158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5.3801997514412" calcext:value-type="float">
            <text:p>35.3801997514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5.2032588831149" calcext:value-type="float">
            <text:p>35.203258883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5.474120416886" calcext:value-type="float">
            <text:p>35.4741204169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5.1675072930129" calcext:value-type="float">
            <text:p>35.167507293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5.3100041769686" calcext:value-type="float">
            <text:p>35.310004177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5.3264571486778" calcext:value-type="float">
            <text:p>35.3264571487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5.2768944820433" calcext:value-type="float">
            <text:p>35.276894482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4.9670620044713" calcext:value-type="float">
            <text:p>34.9670620045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5.1923220120498" calcext:value-type="float">
            <text:p>35.19232201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9978729485238" calcext:value-type="float">
            <text:p>34.9978729485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4.5494497504883" calcext:value-type="float">
            <text:p>34.5494497505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8432808894595" calcext:value-type="float">
            <text:p>34.843280889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4.1378219615028" calcext:value-type="float">
            <text:p>34.1378219615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4.2818759377103" calcext:value-type="float">
            <text:p>34.2818759377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7093221821798" calcext:value-type="float">
            <text:p>34.709322182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4.061603232149" calcext:value-type="float">
            <text:p>34.0616032321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3.9903783999639" calcext:value-type="float">
            <text:p>33.990378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4.1097372140993" calcext:value-type="float">
            <text:p>34.1097372141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4.1618228858101" calcext:value-type="float">
            <text:p>34.161822885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7556910446565" calcext:value-type="float">
            <text:p>33.7556910447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4.0924865066806" calcext:value-type="float">
            <text:p>34.0924865067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3.5201868588352" calcext:value-type="float">
            <text:p>33.5201868588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3.4852364501755" calcext:value-type="float">
            <text:p>33.4852364502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3.6355571905729" calcext:value-type="float">
            <text:p>33.635557190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7188543538841" calcext:value-type="float">
            <text:p>33.7188543539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3.5167114476177" calcext:value-type="float">
            <text:p>33.5167114476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2.7398338439442" calcext:value-type="float">
            <text:p>32.739833843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3.1253309156163" calcext:value-type="float">
            <text:p>33.1253309156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3.0008808366831" calcext:value-type="float">
            <text:p>33.0008808367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2.9127397342823" calcext:value-type="float">
            <text:p>32.9127397343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9731474166084" calcext:value-type="float">
            <text:p>32.9731474166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2.230196446028" calcext:value-type="float">
            <text:p>32.230196446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2.436689102936" calcext:value-type="float">
            <text:p>32.4366891029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2.4496089559251" calcext:value-type="float">
            <text:p>32.4496089559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2.5349004779496" calcext:value-type="float">
            <text:p>32.5349004779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1.7447293608198" calcext:value-type="float">
            <text:p>31.7447293608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1.9129544712875" calcext:value-type="float">
            <text:p>31.9129544713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2.0714080838173" calcext:value-type="float">
            <text:p>32.0714080838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2.199432464365" calcext:value-type="float">
            <text:p>32.1994324644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.5154450601629" calcext:value-type="float">
            <text:p>31.5154450602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1.5722268286345" calcext:value-type="float">
            <text:p>31.5722268286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1.356266121419" calcext:value-type="float">
            <text:p>31.3562661214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1.4797777072939" calcext:value-type="float">
            <text:p>31.4797777073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0.6069721284289" calcext:value-type="float">
            <text:p>30.6069721284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0.6784202066379" calcext:value-type="float">
            <text:p>30.6784202066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1.0102401047834" calcext:value-type="float">
            <text:p>31.0102401048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0.5041802075833" calcext:value-type="float">
            <text:p>30.5041802076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6560711745635" calcext:value-type="float">
            <text:p>30.6560711746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6112834104477" calcext:value-type="float">
            <text:p>30.611283410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0.2019658554317" calcext:value-type="float">
            <text:p>30.2019658554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0.2353811583936" calcext:value-type="float">
            <text:p>30.2353811584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0.2321380413742" calcext:value-type="float">
            <text:p>30.232138041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9.291880865117" calcext:value-type="float">
            <text:p>29.291880865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9.6714857516593" calcext:value-type="float">
            <text:p>29.6714857517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9269431236285" calcext:value-type="float">
            <text:p>29.926943123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8.7913462032862" calcext:value-type="float">
            <text:p>28.7913462033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9.0098350330063" calcext:value-type="float">
            <text:p>29.00983503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8.599935597281" calcext:value-type="float">
            <text:p>28.5999355973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5293408078201" calcext:value-type="float">
            <text:p>28.5293408078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8.6864168398054" calcext:value-type="float">
            <text:p>28.6864168398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8.3616792015758" calcext:value-type="float">
            <text:p>28.361679201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8.1242976190061" calcext:value-type="float">
            <text:p>28.12429761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7.9933246819965" calcext:value-type="float">
            <text:p>27.99332468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8.1014518452098" calcext:value-type="float">
            <text:p>28.1014518452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8985697358617" calcext:value-type="float">
            <text:p>27.898569735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7.487734593548" calcext:value-type="float">
            <text:p>27.487734593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7.5605583075821" calcext:value-type="float">
            <text:p>27.560558307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7.2630974908817" calcext:value-type="float">
            <text:p>27.2630974909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7.3329917225631" calcext:value-type="float">
            <text:p>27.3329917226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3554559007138" calcext:value-type="float">
            <text:p>26.355455900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6.9291747431787" calcext:value-type="float">
            <text:p>26.929174743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6.2681820153382" calcext:value-type="float">
            <text:p>26.268182015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5852697268709" calcext:value-type="float">
            <text:p>26.5852697269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6.2600035183741" calcext:value-type="float">
            <text:p>26.260003518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6.4019891625482" calcext:value-type="float">
            <text:p>26.401989162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4555918153309" calcext:value-type="float">
            <text:p>25.4555918153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7183295079364" calcext:value-type="float">
            <text:p>25.718329507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6374255728825" calcext:value-type="float">
            <text:p>25.6374255729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6688891021194" calcext:value-type="float">
            <text:p>25.668889102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4899329372317" calcext:value-type="float">
            <text:p>25.489932937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5.124699288208" calcext:value-type="float">
            <text:p>25.124699288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5.1155505991501" calcext:value-type="float">
            <text:p>25.1155505992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8533872992859" calcext:value-type="float">
            <text:p>24.8533872993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6363103342504" calcext:value-type="float">
            <text:p>24.6363103343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8495772432496" calcext:value-type="float">
            <text:p>24.8495772432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4.2679086800664" calcext:value-type="float">
            <text:p>24.2679086801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4433158322972" calcext:value-type="float">
            <text:p>24.4433158323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3.7441050143952" calcext:value-type="float">
            <text:p>23.744105014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4.068743623231" calcext:value-type="float">
            <text:p>24.0687436232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7228670706974" calcext:value-type="float">
            <text:p>23.7228670707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3.8445761105028" calcext:value-type="float">
            <text:p>23.8445761105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3.7116142908722" calcext:value-type="float">
            <text:p>23.7116142909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384489062927" calcext:value-type="float">
            <text:p>23.3844890629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3.0585053644709" calcext:value-type="float">
            <text:p>23.0585053645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2.8547644841344" calcext:value-type="float">
            <text:p>22.8547644841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3.212157340083" calcext:value-type="float">
            <text:p>23.2121573401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572910285703" calcext:value-type="float">
            <text:p>22.5729102857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2.1207456796776" calcext:value-type="float">
            <text:p>22.1207456797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1.8645656155573" calcext:value-type="float">
            <text:p>21.8645656156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2.4852505776617" calcext:value-type="float">
            <text:p>22.4852505777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1.8775711955195" calcext:value-type="float">
            <text:p>21.8775711955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4703237237396" calcext:value-type="float">
            <text:p>21.4703237237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1.7110124896881" calcext:value-type="float">
            <text:p>21.7110124897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1.0716236608741" calcext:value-type="float">
            <text:p>21.0716236609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1.657693411608" calcext:value-type="float">
            <text:p>21.6576934116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1.5944251393359" calcext:value-type="float">
            <text:p>21.5944251393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1.671968120469" calcext:value-type="float">
            <text:p>21.6719681205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1.0086737516675" calcext:value-type="float">
            <text:p>21.0086737517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1.1842364496183" calcext:value-type="float">
            <text:p>21.184236449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0.2717075971188" calcext:value-type="float">
            <text:p>20.2717075971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19.8639123840104" calcext:value-type="float">
            <text:p>19.863912384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9.7139177248903" calcext:value-type="float">
            <text:p>19.7139177249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19.7256985430413" calcext:value-type="float">
            <text:p>19.725698543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19.8228271389328" calcext:value-type="float">
            <text:p>19.8228271389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19.369594948546" calcext:value-type="float">
            <text:p>19.369594948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540653849673" calcext:value-type="float">
            <text:p>19.540653849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19.6962125722525" calcext:value-type="float">
            <text:p>19.696212572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9.2533498165193" calcext:value-type="float">
            <text:p>19.253349816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19.5253596032852" calcext:value-type="float">
            <text:p>19.525359603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9.2079534003643" calcext:value-type="float">
            <text:p>19.2079534004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8.8437274173074" calcext:value-type="float">
            <text:p>18.8437274173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8.4164213117446" calcext:value-type="float">
            <text:p>18.4164213117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8.5159207928404" calcext:value-type="float">
            <text:p>18.515920792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8.1353938830494" calcext:value-type="float">
            <text:p>18.135393883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7.8604292686056" calcext:value-type="float">
            <text:p>17.8604292686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7.7681219228166" calcext:value-type="float">
            <text:p>17.7681219228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8.0873837672395" calcext:value-type="float">
            <text:p>18.087383767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7.6853586564222" calcext:value-type="float">
            <text:p>17.6853586564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7.5609162881043" calcext:value-type="float">
            <text:p>17.5609162881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8.0276398351894" calcext:value-type="float">
            <text:p>18.0276398352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7.7390960615947" calcext:value-type="float">
            <text:p>17.7390960616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7.0889536287203" calcext:value-type="float">
            <text:p>17.0889536287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7.1145582136043" calcext:value-type="float">
            <text:p>17.1145582136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781401894181" calcext:value-type="float">
            <text:p>16.7814018942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6.3069856063249" calcext:value-type="float">
            <text:p>16.3069856063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6.8571153091825" calcext:value-type="float">
            <text:p>16.8571153092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6.7820002168003" calcext:value-type="float">
            <text:p>16.7820002168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6.1948793041694" calcext:value-type="float">
            <text:p>16.194879304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5.9359706131364" calcext:value-type="float">
            <text:p>15.9359706131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6.6062833702006" calcext:value-type="float">
            <text:p>16.6062833702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6.0581126186534" calcext:value-type="float">
            <text:p>16.0581126187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5.4388391084107" calcext:value-type="float">
            <text:p>15.4388391084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5.9147118172523" calcext:value-type="float">
            <text:p>15.914711817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5.9617111084108" calcext:value-type="float">
            <text:p>15.9617111084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6095607126384" calcext:value-type="float">
            <text:p>15.609560712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5.5589011466083" calcext:value-type="float">
            <text:p>15.558901146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5.6040727934823" calcext:value-type="float">
            <text:p>15.6040727935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5.6522933905652" calcext:value-type="float">
            <text:p>15.6522933906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4.3718373674114" calcext:value-type="float">
            <text:p>14.3718373674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4.7373474725101" calcext:value-type="float">
            <text:p>14.7373474725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4.7455656970019" calcext:value-type="float">
            <text:p>14.745565697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4.0880756798735" calcext:value-type="float">
            <text:p>14.0880756799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4.4464996427323" calcext:value-type="float">
            <text:p>14.4464996427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4.1270399618941" calcext:value-type="float">
            <text:p>14.1270399619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4.1572923940324" calcext:value-type="float">
            <text:p>14.157292394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4.459997578565" calcext:value-type="float">
            <text:p>14.459997578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3.9724161725711" calcext:value-type="float">
            <text:p>13.9724161726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3.7482669246928" calcext:value-type="float">
            <text:p>13.748266924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4.1664259060156" calcext:value-type="float">
            <text:p>14.166425906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3.4593540839524" calcext:value-type="float">
            <text:p>13.459354084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2.8744359365152" calcext:value-type="float">
            <text:p>12.874435936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2.944215057449" calcext:value-type="float">
            <text:p>12.9442150574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2.8532037379906" calcext:value-type="float">
            <text:p>12.853203738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2.1512082048854" calcext:value-type="float">
            <text:p>12.151208204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2.7432161177182" calcext:value-type="float">
            <text:p>12.7432161177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2.2990632976673" calcext:value-type="float">
            <text:p>12.299063297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2.6961145017867" calcext:value-type="float">
            <text:p>12.6961145018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2.1372750058266" calcext:value-type="float">
            <text:p>12.137275005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2.4063163019901" calcext:value-type="float">
            <text:p>12.406316302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2.0115962313711" calcext:value-type="float">
            <text:p>12.0115962314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2.1174261490554" calcext:value-type="float">
            <text:p>12.1174261491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1.9666253718457" calcext:value-type="float">
            <text:p>11.9666253718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1.6254609948513" calcext:value-type="float">
            <text:p>11.6254609949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1.7541821134832" calcext:value-type="float">
            <text:p>11.7541821135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1.3381224067096" calcext:value-type="float">
            <text:p>11.3381224067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1.2283612169687" calcext:value-type="float">
            <text:p>11.228361217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1.0872248290451" calcext:value-type="float">
            <text:p>11.08722482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1.165406244004" calcext:value-type="float">
            <text:p>11.165406244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0.536281873691" calcext:value-type="float">
            <text:p>10.536281873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0.4830523190193" calcext:value-type="float">
            <text:p>10.48305231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0.6393457352475" calcext:value-type="float">
            <text:p>10.6393457352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0.6860295530929" calcext:value-type="float">
            <text:p>10.6860295531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0.5964993794788" calcext:value-type="float">
            <text:p>10.5964993795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0.4647185143261" calcext:value-type="float">
            <text:p>10.4647185143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10.005379579743" calcext:value-type="float">
            <text:p>10.0053795797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9.95152815624139" calcext:value-type="float">
            <text:p>9.951528156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74538779913337" calcext:value-type="float">
            <text:p>9.7453877991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9.84498017285445" calcext:value-type="float">
            <text:p>9.8449801729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9.23194427974946" calcext:value-type="float">
            <text:p>9.2319442797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.70688342825598" calcext:value-type="float">
            <text:p>9.7068834283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9.40929057112731" calcext:value-type="float">
            <text:p>9.4092905711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9.56267563710027" calcext:value-type="float">
            <text:p>9.5626756371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9.07463102169885" calcext:value-type="float">
            <text:p>9.0746310217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8.95040027547749" calcext:value-type="float">
            <text:p>8.9504002755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9.13880314725901" calcext:value-type="float">
            <text:p>9.138803147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8.73853081200139" calcext:value-type="float">
            <text:p>8.738530812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8.78250093087766" calcext:value-type="float">
            <text:p>8.7825009309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8.44074984467627" calcext:value-type="float">
            <text:p>8.4407498447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8.44857132453545" calcext:value-type="float">
            <text:p>8.4485713245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8.23522202076425" calcext:value-type="float">
            <text:p>8.2352220208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7.59580495025966" calcext:value-type="float">
            <text:p>7.595804950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8.22477997089349" calcext:value-type="float">
            <text:p>8.2247799709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7.93186420496098" calcext:value-type="float">
            <text:p>7.931864205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52972909830483" calcext:value-type="float">
            <text:p>7.529729098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7.24500994170312" calcext:value-type="float">
            <text:p>7.2450099417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7.84268361027255" calcext:value-type="float">
            <text:p>7.8426836103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7.01442047890123" calcext:value-type="float">
            <text:p>7.0144204789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.37927389460755" calcext:value-type="float">
            <text:p>7.3792738946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7.13635903218876" calcext:value-type="float">
            <text:p>7.1363590322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7.20446736558383" calcext:value-type="float">
            <text:p>7.2044673656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42877034196125" calcext:value-type="float">
            <text:p>7.428770342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7.26202206262832" calcext:value-type="float">
            <text:p>7.2620220626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6.72743164352495" calcext:value-type="float">
            <text:p>6.7274316435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.55040328177733" calcext:value-type="float">
            <text:p>6.5504032818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6.54694216018556" calcext:value-type="float">
            <text:p>6.546942160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6.17040754325839" calcext:value-type="float">
            <text:p>6.170407543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6.45966468024577" calcext:value-type="float">
            <text:p>6.4596646802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33961990560316" calcext:value-type="float">
            <text:p>6.339619905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6.21722372615221" calcext:value-type="float">
            <text:p>6.2172237262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5.99593673690236" calcext:value-type="float">
            <text:p>5.9959367369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71399056070822" calcext:value-type="float">
            <text:p>5.7139905607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5.77802235055666" calcext:value-type="float">
            <text:p>5.7780223506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5.6360576550809" calcext:value-type="float">
            <text:p>5.636057655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40741998365167" calcext:value-type="float">
            <text:p>5.407419983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5.21350065158754" calcext:value-type="float">
            <text:p>5.2135006516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5.14808350179489" calcext:value-type="float">
            <text:p>5.1480835018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5.16268175854681" calcext:value-type="float">
            <text:p>5.1626817585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4.50676768552383" calcext:value-type="float">
            <text:p>4.506767685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5.31211298148945" calcext:value-type="float">
            <text:p>5.312112981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5.00092899400533" calcext:value-type="float">
            <text:p>5.000928994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4.37698105226146" calcext:value-type="float">
            <text:p>4.376981052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4.68493365359947" calcext:value-type="float">
            <text:p>4.6849336536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72451812329848" calcext:value-type="float">
            <text:p>4.7245181233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4.17282870245391" calcext:value-type="float">
            <text:p>4.1728287025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4.41733749283036" calcext:value-type="float">
            <text:p>4.4173374928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4.12542031940291" calcext:value-type="float">
            <text:p>4.1254203194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4.11860744688792" calcext:value-type="float">
            <text:p>4.1186074469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4.01964169275839" calcext:value-type="float">
            <text:p>4.0196416928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82158905528777" calcext:value-type="float">
            <text:p>3.821589055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3.90508593048387" calcext:value-type="float">
            <text:p>3.905085930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56464458324354" calcext:value-type="float">
            <text:p>3.5646445832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43013386561954" calcext:value-type="float">
            <text:p>3.4301338656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63050789194745" calcext:value-type="float">
            <text:p>3.6305078919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3.58515828875615" calcext:value-type="float">
            <text:p>3.5851582888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62400173728134" calcext:value-type="float">
            <text:p>3.624001737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55463257663722" calcext:value-type="float">
            <text:p>3.5546325766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3999709122447" calcext:value-type="float">
            <text:p>3.3999709122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98250755821758" calcext:value-type="float">
            <text:p>2.9825075582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89698076448691" calcext:value-type="float">
            <text:p>2.896980764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30102391519771" calcext:value-type="float">
            <text:p>3.301023915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6984947001498" calcext:value-type="float">
            <text:p>2.6984947001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67618792409845" calcext:value-type="float">
            <text:p>2.6761879241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55269797347433" calcext:value-type="float">
            <text:p>2.552697973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69980980692445" calcext:value-type="float">
            <text:p>2.6998098069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30689853929223" calcext:value-type="float">
            <text:p>2.3068985393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8891486882914" calcext:value-type="float">
            <text:p>2.3889148688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0659503100742" calcext:value-type="float">
            <text:p>2.0659503101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1.93253182704013" calcext:value-type="float">
            <text:p>1.932531827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1.92781279268039" calcext:value-type="float">
            <text:p>1.9278127927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48652334770101" calcext:value-type="float">
            <text:p>1.486523347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1.74866129789434" calcext:value-type="float">
            <text:p>1.7486612979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1.77164111995449" calcext:value-type="float">
            <text:p>1.77164112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1.51240748523166" calcext:value-type="float">
            <text:p>1.5124074852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56206784730758" calcext:value-type="float">
            <text:p>1.5620678473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1.52480591922675" calcext:value-type="float">
            <text:p>1.5248059192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1.23019531152658" calcext:value-type="float">
            <text:p>1.230195311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1.25025824077114" calcext:value-type="float">
            <text:p>1.250258240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830722079032484" calcext:value-type="float">
            <text:p>0.830722079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0.862747063170832" calcext:value-type="float">
            <text:p>0.8627470632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0.615514274841221" calcext:value-type="float">
            <text:p>0.615514274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0.589353798543971" calcext:value-type="float">
            <text:p>0.5893537985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0.226845061393695" calcext:value-type="float">
            <text:p>0.2268450614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0.737062209331939" calcext:value-type="float">
            <text:p>0.7370622093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0.524606023420484" calcext:value-type="float">
            <text:p>0.524606023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0.285461734283536" calcext:value-type="float">
            <text:p>0.2854617343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0.00797493878046301" calcext:value-type="float">
            <text:p>0.0079749388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0.232885814878579" calcext:value-type="float">
            <text:p>-0.2328858149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0.0505190732161841" calcext:value-type="float">
            <text:p>-0.0505190732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0.0352240755455706" calcext:value-type="float">
            <text:p>-0.0352240755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0.0538553496468458" calcext:value-type="float">
            <text:p>0.0538553496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0.00299043362462646" calcext:value-type="float">
            <text:p>0.0029904336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0.79019763498474" calcext:value-type="float">
            <text:p>-0.790197635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0.862133065371324" calcext:value-type="float">
            <text:p>-0.8621330654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0.658401133914019" calcext:value-type="float">
            <text:p>-0.6584011339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0.714529334228426" calcext:value-type="float">
            <text:p>-0.7145293342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0.837438004142503" calcext:value-type="float">
            <text:p>-0.8374380041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0.511875807252492" calcext:value-type="float">
            <text:p>-0.5118758073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0.903259114265249" calcext:value-type="float">
            <text:p>-0.9032591143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.49944828546281" calcext:value-type="float">
            <text:p>-1.499448285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.28952643981476" calcext:value-type="float">
            <text:p>-1.2895264398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.16217615181111" calcext:value-type="float">
            <text:p>-1.162176151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.40843651112759" calcext:value-type="float">
            <text:p>-1.4084365111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.79102013736945" calcext:value-type="float">
            <text:p>-1.7910201374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.17751691233382" calcext:value-type="float">
            <text:p>-1.177516912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.75737754579801" calcext:value-type="float">
            <text:p>-1.7573775458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.88942040302608" calcext:value-type="float">
            <text:p>-1.889420403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.81799766087919" calcext:value-type="float">
            <text:p>-1.8179976609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.838130175129" calcext:value-type="float">
            <text:p>-1.8381301751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2.13367875020688" calcext:value-type="float">
            <text:p>-2.1336787502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2.27235826571413" calcext:value-type="float">
            <text:p>-2.2723582657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2.22777940607613" calcext:value-type="float">
            <text:p>-2.2277794061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2.25782342640351" calcext:value-type="float">
            <text:p>-2.2578234264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2.36291480298926" calcext:value-type="float">
            <text:p>-2.36291480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20137912241571" calcext:value-type="float">
            <text:p>-3.2013791224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2.62712844570123" calcext:value-type="float">
            <text:p>-2.6271284457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2.31353132184772" calcext:value-type="float">
            <text:p>-2.313531321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2.4702717647299" calcext:value-type="float">
            <text:p>-2.4702717647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04114178850964" calcext:value-type="float">
            <text:p>-3.0411417885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19544682289549" calcext:value-type="float">
            <text:p>-3.1954468229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02221663132153" calcext:value-type="float">
            <text:p>-3.0222166313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2.78801591349251" calcext:value-type="float">
            <text:p>-2.7880159135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50210983713238" calcext:value-type="float">
            <text:p>-3.5021098371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74785164760888" calcext:value-type="float">
            <text:p>-3.7478516476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54215232894949" calcext:value-type="float">
            <text:p>-3.5421523289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06074322159903" calcext:value-type="float">
            <text:p>-3.060743221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8298454004769" calcext:value-type="float">
            <text:p>-3.8298454005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3.9277238627077" calcext:value-type="float">
            <text:p>-3.9277238627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3.9591104412907" calcext:value-type="float">
            <text:p>-3.9591104413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86704514879753" calcext:value-type="float">
            <text:p>-3.8670451488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63029672048977" calcext:value-type="float">
            <text:p>-3.6302967205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.43634736897708" calcext:value-type="float">
            <text:p>-4.43634736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.57153184911334" calcext:value-type="float">
            <text:p>-4.571531849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.48503749041069" calcext:value-type="float">
            <text:p>-4.4850374904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05555544942778" calcext:value-type="float">
            <text:p>-4.055555449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4.92582564906264" calcext:value-type="float">
            <text:p>-4.925825649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04764594540348" calcext:value-type="float">
            <text:p>-5.0476459454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.92892574841881" calcext:value-type="float">
            <text:p>-4.928925748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.84815987337755" calcext:value-type="float">
            <text:p>-4.8481598734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17661474232546" calcext:value-type="float">
            <text:p>-5.1766147423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08626540872" calcext:value-type="float">
            <text:p>-5.0862654087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53357382027029" calcext:value-type="float">
            <text:p>-5.5335738203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.79414167366855" calcext:value-type="float">
            <text:p>-5.7941416737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.97459085982057" calcext:value-type="float">
            <text:p>-5.974590859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29012673270915" calcext:value-type="float">
            <text:p>-6.2901267327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70878160028753" calcext:value-type="float">
            <text:p>-5.708781600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83441861444824" calcext:value-type="float">
            <text:p>-5.8344186144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24590587257442" calcext:value-type="float">
            <text:p>-5.245905872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20648040515983" calcext:value-type="float">
            <text:p>-6.2064804052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.81811148837146" calcext:value-type="float">
            <text:p>-5.8181114884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21699607871637" calcext:value-type="float">
            <text:p>-6.2169960787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6397108756775" calcext:value-type="float">
            <text:p>-6.6397108757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18915137842352" calcext:value-type="float">
            <text:p>-6.1891513784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91548694972531" calcext:value-type="float">
            <text:p>-6.9154869497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37142667127811" calcext:value-type="float">
            <text:p>-6.3714266713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10810842659666" calcext:value-type="float">
            <text:p>-7.1081084266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31807978768611" calcext:value-type="float">
            <text:p>-6.3180797877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17593150386739" calcext:value-type="float">
            <text:p>-7.1759315039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6.81885994196706" calcext:value-type="float">
            <text:p>-6.818859942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.70231391106685" calcext:value-type="float">
            <text:p>-6.7023139111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8.06121414383989" calcext:value-type="float">
            <text:p>-8.0612141438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7.53099183905637" calcext:value-type="float">
            <text:p>-7.5309918391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58708402668557" calcext:value-type="float">
            <text:p>-7.5870840267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98828073214723" calcext:value-type="float">
            <text:p>-7.9882807321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8.31990740781092" calcext:value-type="float">
            <text:p>-8.3199074078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7.75087178778642" calcext:value-type="float">
            <text:p>-7.7508717878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8.43060070050391" calcext:value-type="float">
            <text:p>-8.4306007005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7.91652872468749" calcext:value-type="float">
            <text:p>-7.9165287247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8.2493657865914" calcext:value-type="float">
            <text:p>-8.2493657866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8.57179866091088" calcext:value-type="float">
            <text:p>-8.5717986609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8.73251151709867" calcext:value-type="float">
            <text:p>-8.7325115171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8.33735070281916" calcext:value-type="float">
            <text:p>-8.3373507028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8.52232539643126" calcext:value-type="float">
            <text:p>-8.5223253964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8.79039901734072" calcext:value-type="float">
            <text:p>-8.7903990173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9.18964734430007" calcext:value-type="float">
            <text:p>-9.189647344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9.44424117434871" calcext:value-type="float">
            <text:p>-9.444241174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9.25419303699792" calcext:value-type="float">
            <text:p>-9.254193037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8.93427429649198" calcext:value-type="float">
            <text:p>-8.934274296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9.61595703868557" calcext:value-type="float">
            <text:p>-9.615957038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9.26887106338197" calcext:value-type="float">
            <text:p>-9.2688710634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9.74166695184715" calcext:value-type="float">
            <text:p>-9.741666951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9.56904471573277" calcext:value-type="float">
            <text:p>-9.5690447157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10.2829058706375" calcext:value-type="float">
            <text:p>-10.2829058706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9.82335784559279" calcext:value-type="float">
            <text:p>-9.823357845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0.1565367050125" calcext:value-type="float">
            <text:p>-10.156536705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9.95953908956998" calcext:value-type="float">
            <text:p>-9.9595390896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0.9548840629021" calcext:value-type="float">
            <text:p>-10.9548840629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0.4095765452325" calcext:value-type="float">
            <text:p>-10.409576545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0.114578941915" calcext:value-type="float">
            <text:p>-10.1145789419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0.5433604679043" calcext:value-type="float">
            <text:p>-10.5433604679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0.8000440060648" calcext:value-type="float">
            <text:p>-10.8000440061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1.4376577786597" calcext:value-type="float">
            <text:p>-11.4376577787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1.0689524217551" calcext:value-type="float">
            <text:p>-11.0689524218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0.8978365405517" calcext:value-type="float">
            <text:p>-10.8978365406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1.2682438422051" calcext:value-type="float">
            <text:p>-11.2682438422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0.8950476190249" calcext:value-type="float">
            <text:p>-10.89504761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2.046523772197" calcext:value-type="float">
            <text:p>-12.0465237722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1.670077630257" calcext:value-type="float">
            <text:p>-11.6700776303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2.0165289853945" calcext:value-type="float">
            <text:p>-12.016528985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2.0346849242769" calcext:value-type="float">
            <text:p>-12.034684924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1.8097811904333" calcext:value-type="float">
            <text:p>-11.8097811904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2.09377606391" calcext:value-type="float">
            <text:p>-12.0937760639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3.0253022638746" calcext:value-type="float">
            <text:p>-13.0253022639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1.9014449866508" calcext:value-type="float">
            <text:p>-11.9014449867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2.905271557846" calcext:value-type="float">
            <text:p>-12.9052715578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2.7649071313614" calcext:value-type="float">
            <text:p>-12.7649071314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2.741181002179" calcext:value-type="float">
            <text:p>-12.7411810022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2.9240271060521" calcext:value-type="float">
            <text:p>-12.9240271061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3.0737957770668" calcext:value-type="float">
            <text:p>-13.0737957771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3.0642703173687" calcext:value-type="float">
            <text:p>-13.0642703174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2.8923531075902" calcext:value-type="float">
            <text:p>-12.8923531076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3.6555152699977" calcext:value-type="float">
            <text:p>-13.65551527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3.2832035278892" calcext:value-type="float">
            <text:p>-13.2832035279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3.6370112125579" calcext:value-type="float">
            <text:p>-13.6370112126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3.1519191384195" calcext:value-type="float">
            <text:p>-13.1519191384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4.1002499771452" calcext:value-type="float">
            <text:p>-14.1002499771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4.3411612658891" calcext:value-type="float">
            <text:p>-14.3411612659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4.3507172888923" calcext:value-type="float">
            <text:p>-14.3507172889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4.6214961498053" calcext:value-type="float">
            <text:p>-14.6214961498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4.3887850155514" calcext:value-type="float">
            <text:p>-14.3887850156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5.0735759388619" calcext:value-type="float">
            <text:p>-15.0735759389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5.0145715975295" calcext:value-type="float">
            <text:p>-15.0145715975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5.1370737626265" calcext:value-type="float">
            <text:p>-15.1370737626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5.5706263029285" calcext:value-type="float">
            <text:p>-15.570626302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5.354332199307" calcext:value-type="float">
            <text:p>-15.3543321993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5.2758218207597" calcext:value-type="float">
            <text:p>-15.2758218208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6.278666349832" calcext:value-type="float">
            <text:p>-16.2786663498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6.3159447240699" calcext:value-type="float">
            <text:p>-16.3159447241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6.2320336266337" calcext:value-type="float">
            <text:p>-16.2320336266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6.3694760127487" calcext:value-type="float">
            <text:p>-16.369476012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6.4430388024626" calcext:value-type="float">
            <text:p>-16.4430388025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6.5252856509912" calcext:value-type="float">
            <text:p>-16.525285651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6.731364099708" calcext:value-type="float">
            <text:p>-16.7313640997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6.6562628376115" calcext:value-type="float">
            <text:p>-16.656262837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7.0788226212657" calcext:value-type="float">
            <text:p>-17.0788226213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7.6214622735342" calcext:value-type="float">
            <text:p>-17.6214622735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8.081868298422" calcext:value-type="float">
            <text:p>-18.0818682984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3_VSWR" table:style-name="ta1">
        <table:shapes>
          <draw:frame draw:z-index="0" draw:style-name="gr1" draw:text-style-name="P1" svg:width="756.71pt" svg:height="540.62pt" svg:x="392.77pt" svg:y="3.74pt">
            <loext:p draw:notify-on-update-of-ranges="Active_Balun_SN003_VSWR.B2:Active_Balun_SN003_VSWR.B602 Active_Balun_SN003_VSWR.C1:Active_Balun_SN003_VSWR.C1 Active_Balun_SN003_VSWR.C2:Active_Balun_SN003_VSWR.C602 Active_Balun_SN003_VSWR.B2:Active_Balun_SN003_VSWR.B602 Active_Balun_SN003_VSWR.D1:Active_Balun_SN003_VSWR.D1 Active_Balun_SN003_VSWR.D2:Active_Balun_SN003_VSWR.D60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1" table:default-cell-style-name="Default"/>
        <table:table-column table:style-name="co4" table:default-cell-style-name="ce13"/>
        <table:table-column table:style-name="co3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 [k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S11 VSWR</text:p>
          </table:table-cell>
          <table:table-cell office:value-type="string" calcext:value-type="string">
            <text:p>S22 VSWR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2]/1000000" office:value-type="float" office:value="0.5" calcext:value-type="float">
            <text:p>0.50</text:p>
          </table:table-cell>
          <table:table-cell office:value-type="float" office:value="6.10797432913714" calcext:value-type="float">
            <text:p>6.1079743291</text:p>
          </table:table-cell>
          <table:table-cell office:value-type="float" office:value="21.111758843307" calcext:value-type="float">
            <text:p>21.111758843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table:formula="of:=[.A3]/1000000" office:value-type="float" office:value="0.75" calcext:value-type="float">
            <text:p>0.75</text:p>
          </table:table-cell>
          <table:table-cell office:value-type="float" office:value="5.12658054326019" calcext:value-type="float">
            <text:p>5.1265805433</text:p>
          </table:table-cell>
          <table:table-cell office:value-type="float" office:value="18.9042001876328" calcext:value-type="float">
            <text:p>18.904200187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4]/1000000" office:value-type="float" office:value="1" calcext:value-type="float">
            <text:p>1.00</text:p>
          </table:table-cell>
          <table:table-cell office:value-type="float" office:value="5.17669894855125" calcext:value-type="float">
            <text:p>5.1766989486</text:p>
          </table:table-cell>
          <table:table-cell office:value-type="float" office:value="8.94712341985133" calcext:value-type="float">
            <text:p>8.9471234199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table:formula="of:=[.A5]/1000000" office:value-type="float" office:value="1.25" calcext:value-type="float">
            <text:p>1.25</text:p>
          </table:table-cell>
          <table:table-cell office:value-type="float" office:value="5.03774059020721" calcext:value-type="float">
            <text:p>5.0377405902</text:p>
          </table:table-cell>
          <table:table-cell office:value-type="float" office:value="4.28553888751827" calcext:value-type="float">
            <text:p>4.285538887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table:formula="of:=[.A6]/1000000" office:value-type="float" office:value="1.5" calcext:value-type="float">
            <text:p>1.50</text:p>
          </table:table-cell>
          <table:table-cell office:value-type="float" office:value="3.66460642648135" calcext:value-type="float">
            <text:p>3.6646064265</text:p>
          </table:table-cell>
          <table:table-cell office:value-type="float" office:value="2.08365702681708" calcext:value-type="float">
            <text:p>2.0836570268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table:formula="of:=[.A7]/1000000" office:value-type="float" office:value="1.75" calcext:value-type="float">
            <text:p>1.75</text:p>
          </table:table-cell>
          <table:table-cell office:value-type="float" office:value="4.12600293666585" calcext:value-type="float">
            <text:p>4.1260029367</text:p>
          </table:table-cell>
          <table:table-cell office:value-type="float" office:value="2.9222253830493" calcext:value-type="float">
            <text:p>2.92222538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8]/1000000" office:value-type="float" office:value="2" calcext:value-type="float">
            <text:p>2.00</text:p>
          </table:table-cell>
          <table:table-cell office:value-type="float" office:value="4.05768994292441" calcext:value-type="float">
            <text:p>4.0576899429</text:p>
          </table:table-cell>
          <table:table-cell office:value-type="float" office:value="3.56184491581613" calcext:value-type="float">
            <text:p>3.561844915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table:formula="of:=[.A9]/1000000" office:value-type="float" office:value="2.25" calcext:value-type="float">
            <text:p>2.25</text:p>
          </table:table-cell>
          <table:table-cell office:value-type="float" office:value="3.98941619391615" calcext:value-type="float">
            <text:p>3.9894161939</text:p>
          </table:table-cell>
          <table:table-cell office:value-type="float" office:value="3.41276625166118" calcext:value-type="float">
            <text:p>3.412766251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[.A10]/1000000" office:value-type="float" office:value="2.5" calcext:value-type="float">
            <text:p>2.50</text:p>
          </table:table-cell>
          <table:table-cell office:value-type="float" office:value="3.55423321967134" calcext:value-type="float">
            <text:p>3.5542332197</text:p>
          </table:table-cell>
          <table:table-cell office:value-type="float" office:value="3.8955433554328" calcext:value-type="float">
            <text:p>3.8955433554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table:formula="of:=[.A11]/1000000" office:value-type="float" office:value="2.75" calcext:value-type="float">
            <text:p>2.75</text:p>
          </table:table-cell>
          <table:table-cell office:value-type="float" office:value="3.16809453295755" calcext:value-type="float">
            <text:p>3.168094533</text:p>
          </table:table-cell>
          <table:table-cell office:value-type="float" office:value="3.633637669442" calcext:value-type="float">
            <text:p>3.633637669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12]/1000000" office:value-type="float" office:value="3" calcext:value-type="float">
            <text:p>3.00</text:p>
          </table:table-cell>
          <table:table-cell office:value-type="float" office:value="3.37742477494006" calcext:value-type="float">
            <text:p>3.3774247749</text:p>
          </table:table-cell>
          <table:table-cell office:value-type="float" office:value="3.36848871090665" calcext:value-type="float">
            <text:p>3.3684887109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table:formula="of:=[.A13]/1000000" office:value-type="float" office:value="3.25" calcext:value-type="float">
            <text:p>3.25</text:p>
          </table:table-cell>
          <table:table-cell office:value-type="float" office:value="3.9122179353805" calcext:value-type="float">
            <text:p>3.9122179354</text:p>
          </table:table-cell>
          <table:table-cell office:value-type="float" office:value="3.11307348200258" calcext:value-type="float">
            <text:p>3.113073482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table:formula="of:=[.A14]/1000000" office:value-type="float" office:value="3.5" calcext:value-type="float">
            <text:p>3.50</text:p>
          </table:table-cell>
          <table:table-cell office:value-type="float" office:value="2.70189649276266" calcext:value-type="float">
            <text:p>2.7018964928</text:p>
          </table:table-cell>
          <table:table-cell office:value-type="float" office:value="2.4831134504263" calcext:value-type="float">
            <text:p>2.483113450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table:formula="of:=[.A15]/1000000" office:value-type="float" office:value="3.75" calcext:value-type="float">
            <text:p>3.75</text:p>
          </table:table-cell>
          <table:table-cell office:value-type="float" office:value="3.17037617252715" calcext:value-type="float">
            <text:p>3.1703761725</text:p>
          </table:table-cell>
          <table:table-cell office:value-type="float" office:value="2.25069653770798" calcext:value-type="float">
            <text:p>2.250696537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16]/1000000" office:value-type="float" office:value="4" calcext:value-type="float">
            <text:p>4.00</text:p>
          </table:table-cell>
          <table:table-cell office:value-type="float" office:value="2.97262967638025" calcext:value-type="float">
            <text:p>2.9726296764</text:p>
          </table:table-cell>
          <table:table-cell office:value-type="float" office:value="2.15881514900293" calcext:value-type="float">
            <text:p>2.158815149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table:formula="of:=[.A17]/1000000" office:value-type="float" office:value="4.25" calcext:value-type="float">
            <text:p>4.25</text:p>
          </table:table-cell>
          <table:table-cell office:value-type="float" office:value="2.7586703056982" calcext:value-type="float">
            <text:p>2.7586703057</text:p>
          </table:table-cell>
          <table:table-cell office:value-type="float" office:value="2.13463280600626" calcext:value-type="float">
            <text:p>2.13463280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table:formula="of:=[.A18]/1000000" office:value-type="float" office:value="4.5" calcext:value-type="float">
            <text:p>4.50</text:p>
          </table:table-cell>
          <table:table-cell office:value-type="float" office:value="2.09205515041146" calcext:value-type="float">
            <text:p>2.0920551504</text:p>
          </table:table-cell>
          <table:table-cell office:value-type="float" office:value="2.12616522088743" calcext:value-type="float">
            <text:p>2.1261652209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table:formula="of:=[.A19]/1000000" office:value-type="float" office:value="4.75" calcext:value-type="float">
            <text:p>4.75</text:p>
          </table:table-cell>
          <table:table-cell office:value-type="float" office:value="2.2738653086152" calcext:value-type="float">
            <text:p>2.2738653086</text:p>
          </table:table-cell>
          <table:table-cell office:value-type="float" office:value="1.83196977516954" calcext:value-type="float">
            <text:p>1.831969775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0]/1000000" office:value-type="float" office:value="5" calcext:value-type="float">
            <text:p>5.00</text:p>
          </table:table-cell>
          <table:table-cell office:value-type="float" office:value="2.15314271440443" calcext:value-type="float">
            <text:p>2.1531427144</text:p>
          </table:table-cell>
          <table:table-cell office:value-type="float" office:value="1.65779806346747" calcext:value-type="float">
            <text:p>1.6577980635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table:formula="of:=[.A21]/1000000" office:value-type="float" office:value="5.25" calcext:value-type="float">
            <text:p>5.25</text:p>
          </table:table-cell>
          <table:table-cell office:value-type="float" office:value="2.66146193307655" calcext:value-type="float">
            <text:p>2.6614619331</text:p>
          </table:table-cell>
          <table:table-cell office:value-type="float" office:value="1.58284248675045" calcext:value-type="float">
            <text:p>1.5828424868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table:formula="of:=[.A22]/1000000" office:value-type="float" office:value="5.5" calcext:value-type="float">
            <text:p>5.50</text:p>
          </table:table-cell>
          <table:table-cell office:value-type="float" office:value="1.77416398304525" calcext:value-type="float">
            <text:p>1.774163983</text:p>
          </table:table-cell>
          <table:table-cell office:value-type="float" office:value="1.70480498156495" calcext:value-type="float">
            <text:p>1.7048049816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table:formula="of:=[.A23]/1000000" office:value-type="float" office:value="5.75" calcext:value-type="float">
            <text:p>5.75</text:p>
          </table:table-cell>
          <table:table-cell office:value-type="float" office:value="1.89130618142528" calcext:value-type="float">
            <text:p>1.8913061814</text:p>
          </table:table-cell>
          <table:table-cell office:value-type="float" office:value="1.35965005032113" calcext:value-type="float">
            <text:p>1.3596500503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24]/1000000" office:value-type="float" office:value="6" calcext:value-type="float">
            <text:p>6.00</text:p>
          </table:table-cell>
          <table:table-cell office:value-type="float" office:value="1.82343468603532" calcext:value-type="float">
            <text:p>1.823434686</text:p>
          </table:table-cell>
          <table:table-cell office:value-type="float" office:value="1.42163982030956" calcext:value-type="float">
            <text:p>1.4216398203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table:formula="of:=[.A25]/1000000" office:value-type="float" office:value="6.25" calcext:value-type="float">
            <text:p>6.25</text:p>
          </table:table-cell>
          <table:table-cell office:value-type="float" office:value="1.78256472380993" calcext:value-type="float">
            <text:p>1.7825647238</text:p>
          </table:table-cell>
          <table:table-cell office:value-type="float" office:value="1.51961683238141" calcext:value-type="float">
            <text:p>1.5196168324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table:formula="of:=[.A26]/1000000" office:value-type="float" office:value="6.5" calcext:value-type="float">
            <text:p>6.50</text:p>
          </table:table-cell>
          <table:table-cell office:value-type="float" office:value="1.67625166499484" calcext:value-type="float">
            <text:p>1.676251665</text:p>
          </table:table-cell>
          <table:table-cell office:value-type="float" office:value="1.51693520152469" calcext:value-type="float">
            <text:p>1.5169352015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table:formula="of:=[.A27]/1000000" office:value-type="float" office:value="6.75" calcext:value-type="float">
            <text:p>6.75</text:p>
          </table:table-cell>
          <table:table-cell office:value-type="float" office:value="1.84726177890231" calcext:value-type="float">
            <text:p>1.8472617789</text:p>
          </table:table-cell>
          <table:table-cell office:value-type="float" office:value="1.39917369730419" calcext:value-type="float">
            <text:p>1.399173697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28]/1000000" office:value-type="float" office:value="7" calcext:value-type="float">
            <text:p>7.00</text:p>
          </table:table-cell>
          <table:table-cell office:value-type="float" office:value="1.83036156917651" calcext:value-type="float">
            <text:p>1.8303615692</text:p>
          </table:table-cell>
          <table:table-cell office:value-type="float" office:value="1.23087537151422" calcext:value-type="float">
            <text:p>1.2308753715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table:formula="of:=[.A29]/1000000" office:value-type="float" office:value="7.25" calcext:value-type="float">
            <text:p>7.25</text:p>
          </table:table-cell>
          <table:table-cell office:value-type="float" office:value="1.79311594373852" calcext:value-type="float">
            <text:p>1.7931159437</text:p>
          </table:table-cell>
          <table:table-cell office:value-type="float" office:value="1.30741378307156" calcext:value-type="float">
            <text:p>1.3074137831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table:formula="of:=[.A30]/1000000" office:value-type="float" office:value="7.5" calcext:value-type="float">
            <text:p>7.50</text:p>
          </table:table-cell>
          <table:table-cell office:value-type="float" office:value="1.33960371689433" calcext:value-type="float">
            <text:p>1.3396037169</text:p>
          </table:table-cell>
          <table:table-cell office:value-type="float" office:value="1.12248836279952" calcext:value-type="float">
            <text:p>1.1224883628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table:formula="of:=[.A31]/1000000" office:value-type="float" office:value="7.75" calcext:value-type="float">
            <text:p>7.75</text:p>
          </table:table-cell>
          <table:table-cell office:value-type="float" office:value="1.87575912827354" calcext:value-type="float">
            <text:p>1.8757591283</text:p>
          </table:table-cell>
          <table:table-cell office:value-type="float" office:value="1.29630136950716" calcext:value-type="float">
            <text:p>1.296301369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32]/1000000" office:value-type="float" office:value="8" calcext:value-type="float">
            <text:p>8.00</text:p>
          </table:table-cell>
          <table:table-cell office:value-type="float" office:value="1.3764689219646" calcext:value-type="float">
            <text:p>1.376468922</text:p>
          </table:table-cell>
          <table:table-cell office:value-type="float" office:value="1.12804381511742" calcext:value-type="float">
            <text:p>1.128043815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table:formula="of:=[.A33]/1000000" office:value-type="float" office:value="8.25" calcext:value-type="float">
            <text:p>8.25</text:p>
          </table:table-cell>
          <table:table-cell office:value-type="float" office:value="1.82112929301277" calcext:value-type="float">
            <text:p>1.821129293</text:p>
          </table:table-cell>
          <table:table-cell office:value-type="float" office:value="1.11540525641857" calcext:value-type="float">
            <text:p>1.1154052564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table:formula="of:=[.A34]/1000000" office:value-type="float" office:value="8.5" calcext:value-type="float">
            <text:p>8.50</text:p>
          </table:table-cell>
          <table:table-cell office:value-type="float" office:value="1.5910429229445" calcext:value-type="float">
            <text:p>1.5910429229</text:p>
          </table:table-cell>
          <table:table-cell office:value-type="float" office:value="1.13948949506269" calcext:value-type="float">
            <text:p>1.1394894951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table:formula="of:=[.A35]/1000000" office:value-type="float" office:value="8.75" calcext:value-type="float">
            <text:p>8.75</text:p>
          </table:table-cell>
          <table:table-cell office:value-type="float" office:value="1.35810404285578" calcext:value-type="float">
            <text:p>1.3581040429</text:p>
          </table:table-cell>
          <table:table-cell office:value-type="float" office:value="1.0290880283392" calcext:value-type="float">
            <text:p>1.029088028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36]/1000000" office:value-type="float" office:value="9" calcext:value-type="float">
            <text:p>9.00</text:p>
          </table:table-cell>
          <table:table-cell office:value-type="float" office:value="1.39609708364264" calcext:value-type="float">
            <text:p>1.3960970836</text:p>
          </table:table-cell>
          <table:table-cell office:value-type="float" office:value="1.07974709558734" calcext:value-type="float">
            <text:p>1.079747095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table:formula="of:=[.A37]/1000000" office:value-type="float" office:value="9.25" calcext:value-type="float">
            <text:p>9.25</text:p>
          </table:table-cell>
          <table:table-cell office:value-type="float" office:value="1.29989014664221" calcext:value-type="float">
            <text:p>1.2998901466</text:p>
          </table:table-cell>
          <table:table-cell office:value-type="float" office:value="1.19905715685687" calcext:value-type="float">
            <text:p>1.1990571569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table:formula="of:=[.A38]/1000000" office:value-type="float" office:value="9.5" calcext:value-type="float">
            <text:p>9.50</text:p>
          </table:table-cell>
          <table:table-cell office:value-type="float" office:value="1.64603605369751" calcext:value-type="float">
            <text:p>1.6460360537</text:p>
          </table:table-cell>
          <table:table-cell office:value-type="float" office:value="1.0408094676725" calcext:value-type="float">
            <text:p>1.0408094677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table:formula="of:=[.A39]/1000000" office:value-type="float" office:value="9.75" calcext:value-type="float">
            <text:p>9.75</text:p>
          </table:table-cell>
          <table:table-cell office:value-type="float" office:value="1.45510577520333" calcext:value-type="float">
            <text:p>1.4551057752</text:p>
          </table:table-cell>
          <table:table-cell office:value-type="float" office:value="1.15172310223715" calcext:value-type="float">
            <text:p>1.1517231022</text:p>
          </table:table-cell>
        </table:table-row>
        <table:table-row table:style-name="ro1">
          <table:table-cell table:style-name="ce19" office:value-type="float" office:value="10000000" calcext:value-type="float">
            <text:p>10000000</text:p>
          </table:table-cell>
          <table:table-cell table:style-name="ce21" table:formula="of:=[.A40]/1000000" office:value-type="float" office:value="10" calcext:value-type="float">
            <text:p>10.00</text:p>
          </table:table-cell>
          <table:table-cell table:style-name="ce19" office:value-type="float" office:value="1.5428994228629" calcext:value-type="float">
            <text:p>1.5428994229</text:p>
          </table:table-cell>
          <table:table-cell table:style-name="ce19" office:value-type="float" office:value="1.11656916700704" calcext:value-type="float">
            <text:p>1.116569167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table:formula="of:=[.A41]/1000000" office:value-type="float" office:value="10.25" calcext:value-type="float">
            <text:p>10.25</text:p>
          </table:table-cell>
          <table:table-cell office:value-type="float" office:value="1.24339049782749" calcext:value-type="float">
            <text:p>1.2433904978</text:p>
          </table:table-cell>
          <table:table-cell office:value-type="float" office:value="1.19667206854753" calcext:value-type="float">
            <text:p>1.1966720685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table:formula="of:=[.A42]/1000000" office:value-type="float" office:value="10.5" calcext:value-type="float">
            <text:p>10.50</text:p>
          </table:table-cell>
          <table:table-cell office:value-type="float" office:value="1.47480513068105" calcext:value-type="float">
            <text:p>1.4748051307</text:p>
          </table:table-cell>
          <table:table-cell office:value-type="float" office:value="1.20646519903752" calcext:value-type="float">
            <text:p>1.206465199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table:formula="of:=[.A43]/1000000" office:value-type="float" office:value="10.75" calcext:value-type="float">
            <text:p>10.75</text:p>
          </table:table-cell>
          <table:table-cell office:value-type="float" office:value="1.42549059836984" calcext:value-type="float">
            <text:p>1.4254905984</text:p>
          </table:table-cell>
          <table:table-cell office:value-type="float" office:value="1.03628767108986" calcext:value-type="float">
            <text:p>1.0362876711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44]/1000000" office:value-type="float" office:value="11" calcext:value-type="float">
            <text:p>11.00</text:p>
          </table:table-cell>
          <table:table-cell office:value-type="float" office:value="1.40302634755531" calcext:value-type="float">
            <text:p>1.4030263476</text:p>
          </table:table-cell>
          <table:table-cell office:value-type="float" office:value="1.03282011047239" calcext:value-type="float">
            <text:p>1.0328201105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table:formula="of:=[.A45]/1000000" office:value-type="float" office:value="11.25" calcext:value-type="float">
            <text:p>11.25</text:p>
          </table:table-cell>
          <table:table-cell office:value-type="float" office:value="1.41822451673538" calcext:value-type="float">
            <text:p>1.4182245167</text:p>
          </table:table-cell>
          <table:table-cell office:value-type="float" office:value="1.20510052128419" calcext:value-type="float">
            <text:p>1.205100521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table:formula="of:=[.A46]/1000000" office:value-type="float" office:value="11.5" calcext:value-type="float">
            <text:p>11.50</text:p>
          </table:table-cell>
          <table:table-cell office:value-type="float" office:value="1.38109701266259" calcext:value-type="float">
            <text:p>1.3810970127</text:p>
          </table:table-cell>
          <table:table-cell office:value-type="float" office:value="1.18185103930183" calcext:value-type="float">
            <text:p>1.1818510393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table:formula="of:=[.A47]/1000000" office:value-type="float" office:value="11.75" calcext:value-type="float">
            <text:p>11.75</text:p>
          </table:table-cell>
          <table:table-cell office:value-type="float" office:value="1.25698677373569" calcext:value-type="float">
            <text:p>1.2569867737</text:p>
          </table:table-cell>
          <table:table-cell office:value-type="float" office:value="1.20196160072879" calcext:value-type="float">
            <text:p>1.2019616007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48]/1000000" office:value-type="float" office:value="12" calcext:value-type="float">
            <text:p>12.00</text:p>
          </table:table-cell>
          <table:table-cell office:value-type="float" office:value="1.37511627569287" calcext:value-type="float">
            <text:p>1.3751162757</text:p>
          </table:table-cell>
          <table:table-cell office:value-type="float" office:value="1.10567266768315" calcext:value-type="float">
            <text:p>1.1056726677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table:formula="of:=[.A49]/1000000" office:value-type="float" office:value="12.25" calcext:value-type="float">
            <text:p>12.25</text:p>
          </table:table-cell>
          <table:table-cell office:value-type="float" office:value="1.40410585794479" calcext:value-type="float">
            <text:p>1.4041058579</text:p>
          </table:table-cell>
          <table:table-cell office:value-type="float" office:value="1.05724073592577" calcext:value-type="float">
            <text:p>1.0572407359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table:formula="of:=[.A50]/1000000" office:value-type="float" office:value="12.5" calcext:value-type="float">
            <text:p>12.50</text:p>
          </table:table-cell>
          <table:table-cell office:value-type="float" office:value="1.38608726380641" calcext:value-type="float">
            <text:p>1.3860872638</text:p>
          </table:table-cell>
          <table:table-cell office:value-type="float" office:value="1.19016862368591" calcext:value-type="float">
            <text:p>1.1901686237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table:formula="of:=[.A51]/1000000" office:value-type="float" office:value="12.75" calcext:value-type="float">
            <text:p>12.75</text:p>
          </table:table-cell>
          <table:table-cell office:value-type="float" office:value="1.35791867189944" calcext:value-type="float">
            <text:p>1.3579186719</text:p>
          </table:table-cell>
          <table:table-cell office:value-type="float" office:value="1.16563062722343" calcext:value-type="float">
            <text:p>1.1656306272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52]/1000000" office:value-type="float" office:value="13" calcext:value-type="float">
            <text:p>13.00</text:p>
          </table:table-cell>
          <table:table-cell office:value-type="float" office:value="1.32362845666216" calcext:value-type="float">
            <text:p>1.3236284567</text:p>
          </table:table-cell>
          <table:table-cell office:value-type="float" office:value="1.20456240452597" calcext:value-type="float">
            <text:p>1.2045624045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table:formula="of:=[.A53]/1000000" office:value-type="float" office:value="13.25" calcext:value-type="float">
            <text:p>13.25</text:p>
          </table:table-cell>
          <table:table-cell office:value-type="float" office:value="1.29766071845401" calcext:value-type="float">
            <text:p>1.2976607185</text:p>
          </table:table-cell>
          <table:table-cell office:value-type="float" office:value="1.33438159080425" calcext:value-type="float">
            <text:p>1.3343815908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table:formula="of:=[.A54]/1000000" office:value-type="float" office:value="13.5" calcext:value-type="float">
            <text:p>13.50</text:p>
          </table:table-cell>
          <table:table-cell office:value-type="float" office:value="1.25260971599344" calcext:value-type="float">
            <text:p>1.252609716</text:p>
          </table:table-cell>
          <table:table-cell office:value-type="float" office:value="1.40778112995568" calcext:value-type="float">
            <text:p>1.4077811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table:formula="of:=[.A55]/1000000" office:value-type="float" office:value="13.75" calcext:value-type="float">
            <text:p>13.75</text:p>
          </table:table-cell>
          <table:table-cell office:value-type="float" office:value="1.47099352958561" calcext:value-type="float">
            <text:p>1.4709935296</text:p>
          </table:table-cell>
          <table:table-cell office:value-type="float" office:value="1.21237843908252" calcext:value-type="float">
            <text:p>1.212378439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56]/1000000" office:value-type="float" office:value="14" calcext:value-type="float">
            <text:p>14.00</text:p>
          </table:table-cell>
          <table:table-cell office:value-type="float" office:value="1.25377239285501" calcext:value-type="float">
            <text:p>1.2537723929</text:p>
          </table:table-cell>
          <table:table-cell office:value-type="float" office:value="1.19364433385421" calcext:value-type="float">
            <text:p>1.1936443339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table:formula="of:=[.A57]/1000000" office:value-type="float" office:value="14.25" calcext:value-type="float">
            <text:p>14.25</text:p>
          </table:table-cell>
          <table:table-cell office:value-type="float" office:value="1.24561458661838" calcext:value-type="float">
            <text:p>1.2456145866</text:p>
          </table:table-cell>
          <table:table-cell office:value-type="float" office:value="1.19038031627908" calcext:value-type="float">
            <text:p>1.1903803163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table:formula="of:=[.A58]/1000000" office:value-type="float" office:value="14.5" calcext:value-type="float">
            <text:p>14.50</text:p>
          </table:table-cell>
          <table:table-cell office:value-type="float" office:value="1.4138240614828" calcext:value-type="float">
            <text:p>1.4138240615</text:p>
          </table:table-cell>
          <table:table-cell office:value-type="float" office:value="1.18056198441584" calcext:value-type="float">
            <text:p>1.1805619844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table:formula="of:=[.A59]/1000000" office:value-type="float" office:value="14.75" calcext:value-type="float">
            <text:p>14.75</text:p>
          </table:table-cell>
          <table:table-cell office:value-type="float" office:value="1.27350148556704" calcext:value-type="float">
            <text:p>1.2735014856</text:p>
          </table:table-cell>
          <table:table-cell office:value-type="float" office:value="1.22956151388844" calcext:value-type="float">
            <text:p>1.2295615139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60]/1000000" office:value-type="float" office:value="15" calcext:value-type="float">
            <text:p>15.00</text:p>
          </table:table-cell>
          <table:table-cell office:value-type="float" office:value="1.11920829197554" calcext:value-type="float">
            <text:p>1.119208292</text:p>
          </table:table-cell>
          <table:table-cell office:value-type="float" office:value="1.26207080857834" calcext:value-type="float">
            <text:p>1.2620708086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table:formula="of:=[.A61]/1000000" office:value-type="float" office:value="15.25" calcext:value-type="float">
            <text:p>15.25</text:p>
          </table:table-cell>
          <table:table-cell office:value-type="float" office:value="1.32900610206937" calcext:value-type="float">
            <text:p>1.3290061021</text:p>
          </table:table-cell>
          <table:table-cell office:value-type="float" office:value="1.29245605071923" calcext:value-type="float">
            <text:p>1.2924560507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table:formula="of:=[.A62]/1000000" office:value-type="float" office:value="15.5" calcext:value-type="float">
            <text:p>15.50</text:p>
          </table:table-cell>
          <table:table-cell office:value-type="float" office:value="1.73156862779245" calcext:value-type="float">
            <text:p>1.7315686278</text:p>
          </table:table-cell>
          <table:table-cell office:value-type="float" office:value="1.23747087266595" calcext:value-type="float">
            <text:p>1.2374708727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table:formula="of:=[.A63]/1000000" office:value-type="float" office:value="15.75" calcext:value-type="float">
            <text:p>15.75</text:p>
          </table:table-cell>
          <table:table-cell office:value-type="float" office:value="1.12833094111857" calcext:value-type="float">
            <text:p>1.1283309411</text:p>
          </table:table-cell>
          <table:table-cell office:value-type="float" office:value="1.5115613771327" calcext:value-type="float">
            <text:p>1.5115613771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64]/1000000" office:value-type="float" office:value="16" calcext:value-type="float">
            <text:p>16.00</text:p>
          </table:table-cell>
          <table:table-cell office:value-type="float" office:value="1.11450472980552" calcext:value-type="float">
            <text:p>1.1145047298</text:p>
          </table:table-cell>
          <table:table-cell office:value-type="float" office:value="1.27403397470662" calcext:value-type="float">
            <text:p>1.274033974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table:formula="of:=[.A65]/1000000" office:value-type="float" office:value="16.25" calcext:value-type="float">
            <text:p>16.25</text:p>
          </table:table-cell>
          <table:table-cell office:value-type="float" office:value="1.32097565927419" calcext:value-type="float">
            <text:p>1.3209756593</text:p>
          </table:table-cell>
          <table:table-cell office:value-type="float" office:value="1.19828034402475" calcext:value-type="float">
            <text:p>1.198280344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table:formula="of:=[.A66]/1000000" office:value-type="float" office:value="16.5" calcext:value-type="float">
            <text:p>16.50</text:p>
          </table:table-cell>
          <table:table-cell office:value-type="float" office:value="1.07592815539978" calcext:value-type="float">
            <text:p>1.0759281554</text:p>
          </table:table-cell>
          <table:table-cell office:value-type="float" office:value="1.18545256092997" calcext:value-type="float">
            <text:p>1.185452560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table:formula="of:=[.A67]/1000000" office:value-type="float" office:value="16.75" calcext:value-type="float">
            <text:p>16.75</text:p>
          </table:table-cell>
          <table:table-cell office:value-type="float" office:value="1.35081796094828" calcext:value-type="float">
            <text:p>1.3508179609</text:p>
          </table:table-cell>
          <table:table-cell office:value-type="float" office:value="1.28198828500748" calcext:value-type="float">
            <text:p>1.281988285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68]/1000000" office:value-type="float" office:value="17" calcext:value-type="float">
            <text:p>17.00</text:p>
          </table:table-cell>
          <table:table-cell office:value-type="float" office:value="1.4034348381372" calcext:value-type="float">
            <text:p>1.4034348381</text:p>
          </table:table-cell>
          <table:table-cell office:value-type="float" office:value="1.26972123801289" calcext:value-type="float">
            <text:p>1.269721238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table:formula="of:=[.A69]/1000000" office:value-type="float" office:value="17.25" calcext:value-type="float">
            <text:p>17.25</text:p>
          </table:table-cell>
          <table:table-cell office:value-type="float" office:value="1.4327324122125" calcext:value-type="float">
            <text:p>1.4327324122</text:p>
          </table:table-cell>
          <table:table-cell office:value-type="float" office:value="1.1701684908795" calcext:value-type="float">
            <text:p>1.1701684909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table:formula="of:=[.A70]/1000000" office:value-type="float" office:value="17.5" calcext:value-type="float">
            <text:p>17.50</text:p>
          </table:table-cell>
          <table:table-cell office:value-type="float" office:value="1.35838148205435" calcext:value-type="float">
            <text:p>1.3583814821</text:p>
          </table:table-cell>
          <table:table-cell office:value-type="float" office:value="1.27868074784957" calcext:value-type="float">
            <text:p>1.2786807478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table:formula="of:=[.A71]/1000000" office:value-type="float" office:value="17.75" calcext:value-type="float">
            <text:p>17.75</text:p>
          </table:table-cell>
          <table:table-cell office:value-type="float" office:value="1.30256562593771" calcext:value-type="float">
            <text:p>1.3025656259</text:p>
          </table:table-cell>
          <table:table-cell office:value-type="float" office:value="1.18304942581847" calcext:value-type="float">
            <text:p>1.183049425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72]/1000000" office:value-type="float" office:value="18" calcext:value-type="float">
            <text:p>18.00</text:p>
          </table:table-cell>
          <table:table-cell office:value-type="float" office:value="1.47383594156942" calcext:value-type="float">
            <text:p>1.4738359416</text:p>
          </table:table-cell>
          <table:table-cell office:value-type="float" office:value="1.24346594705806" calcext:value-type="float">
            <text:p>1.2434659471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table:formula="of:=[.A73]/1000000" office:value-type="float" office:value="18.25" calcext:value-type="float">
            <text:p>18.25</text:p>
          </table:table-cell>
          <table:table-cell office:value-type="float" office:value="1.13250447843299" calcext:value-type="float">
            <text:p>1.1325044784</text:p>
          </table:table-cell>
          <table:table-cell office:value-type="float" office:value="1.26437269063862" calcext:value-type="float">
            <text:p>1.264372690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table:formula="of:=[.A74]/1000000" office:value-type="float" office:value="18.5" calcext:value-type="float">
            <text:p>18.50</text:p>
          </table:table-cell>
          <table:table-cell office:value-type="float" office:value="1.44423391221683" calcext:value-type="float">
            <text:p>1.4442339122</text:p>
          </table:table-cell>
          <table:table-cell office:value-type="float" office:value="1.20935278533445" calcext:value-type="float">
            <text:p>1.209352785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table:formula="of:=[.A75]/1000000" office:value-type="float" office:value="18.75" calcext:value-type="float">
            <text:p>18.75</text:p>
          </table:table-cell>
          <table:table-cell office:value-type="float" office:value="1.49480662923647" calcext:value-type="float">
            <text:p>1.4948066292</text:p>
          </table:table-cell>
          <table:table-cell office:value-type="float" office:value="1.20441059921178" calcext:value-type="float">
            <text:p>1.204410599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76]/1000000" office:value-type="float" office:value="19" calcext:value-type="float">
            <text:p>19.00</text:p>
          </table:table-cell>
          <table:table-cell office:value-type="float" office:value="1.26343734274447" calcext:value-type="float">
            <text:p>1.2634373427</text:p>
          </table:table-cell>
          <table:table-cell office:value-type="float" office:value="1.40834390231531" calcext:value-type="float">
            <text:p>1.408343902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table:formula="of:=[.A77]/1000000" office:value-type="float" office:value="19.25" calcext:value-type="float">
            <text:p>19.25</text:p>
          </table:table-cell>
          <table:table-cell office:value-type="float" office:value="1.26555134689854" calcext:value-type="float">
            <text:p>1.2655513469</text:p>
          </table:table-cell>
          <table:table-cell office:value-type="float" office:value="1.36725251264385" calcext:value-type="float">
            <text:p>1.3672525126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table:formula="of:=[.A78]/1000000" office:value-type="float" office:value="19.5" calcext:value-type="float">
            <text:p>19.50</text:p>
          </table:table-cell>
          <table:table-cell office:value-type="float" office:value="1.24944747623665" calcext:value-type="float">
            <text:p>1.2494474762</text:p>
          </table:table-cell>
          <table:table-cell office:value-type="float" office:value="1.22787886927186" calcext:value-type="float">
            <text:p>1.2278788693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table:formula="of:=[.A79]/1000000" office:value-type="float" office:value="19.75" calcext:value-type="float">
            <text:p>19.75</text:p>
          </table:table-cell>
          <table:table-cell office:value-type="float" office:value="1.07202696523631" calcext:value-type="float">
            <text:p>1.0720269652</text:p>
          </table:table-cell>
          <table:table-cell office:value-type="float" office:value="1.27407212835832" calcext:value-type="float">
            <text:p>1.2740721284</text:p>
          </table:table-cell>
        </table:table-row>
        <table:table-row table:style-name="ro1">
          <table:table-cell table:style-name="ce19" office:value-type="float" office:value="20000000" calcext:value-type="float">
            <text:p>20000000</text:p>
          </table:table-cell>
          <table:table-cell table:style-name="ce21" table:formula="of:=[.A80]/1000000" office:value-type="float" office:value="20" calcext:value-type="float">
            <text:p>20.00</text:p>
          </table:table-cell>
          <table:table-cell table:style-name="ce19" office:value-type="float" office:value="1.34655107411611" calcext:value-type="float">
            <text:p>1.3465510741</text:p>
          </table:table-cell>
          <table:table-cell table:style-name="ce19" office:value-type="float" office:value="1.44731421937133" calcext:value-type="float">
            <text:p>1.4473142194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table:formula="of:=[.A81]/1000000" office:value-type="float" office:value="20.25" calcext:value-type="float">
            <text:p>20.25</text:p>
          </table:table-cell>
          <table:table-cell office:value-type="float" office:value="1.38449123506852" calcext:value-type="float">
            <text:p>1.3844912351</text:p>
          </table:table-cell>
          <table:table-cell office:value-type="float" office:value="1.30882791054707" calcext:value-type="float">
            <text:p>1.3088279105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table:formula="of:=[.A82]/1000000" office:value-type="float" office:value="20.5" calcext:value-type="float">
            <text:p>20.50</text:p>
          </table:table-cell>
          <table:table-cell office:value-type="float" office:value="1.14671964519602" calcext:value-type="float">
            <text:p>1.1467196452</text:p>
          </table:table-cell>
          <table:table-cell office:value-type="float" office:value="1.24640372957269" calcext:value-type="float">
            <text:p>1.246403729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table:formula="of:=[.A83]/1000000" office:value-type="float" office:value="20.75" calcext:value-type="float">
            <text:p>20.75</text:p>
          </table:table-cell>
          <table:table-cell office:value-type="float" office:value="1.29832239197877" calcext:value-type="float">
            <text:p>1.298322392</text:p>
          </table:table-cell>
          <table:table-cell office:value-type="float" office:value="1.45263733158044" calcext:value-type="float">
            <text:p>1.4526373316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84]/1000000" office:value-type="float" office:value="21" calcext:value-type="float">
            <text:p>21.00</text:p>
          </table:table-cell>
          <table:table-cell office:value-type="float" office:value="1.1857410458857" calcext:value-type="float">
            <text:p>1.1857410459</text:p>
          </table:table-cell>
          <table:table-cell office:value-type="float" office:value="1.21658708437414" calcext:value-type="float">
            <text:p>1.216587084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table:formula="of:=[.A85]/1000000" office:value-type="float" office:value="21.25" calcext:value-type="float">
            <text:p>21.25</text:p>
          </table:table-cell>
          <table:table-cell office:value-type="float" office:value="1.29332202773755" calcext:value-type="float">
            <text:p>1.2933220277</text:p>
          </table:table-cell>
          <table:table-cell office:value-type="float" office:value="1.36291085942777" calcext:value-type="float">
            <text:p>1.3629108594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table:formula="of:=[.A86]/1000000" office:value-type="float" office:value="21.5" calcext:value-type="float">
            <text:p>21.50</text:p>
          </table:table-cell>
          <table:table-cell office:value-type="float" office:value="1.15744300873626" calcext:value-type="float">
            <text:p>1.1574430087</text:p>
          </table:table-cell>
          <table:table-cell office:value-type="float" office:value="1.54390816433188" calcext:value-type="float">
            <text:p>1.543908164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table:formula="of:=[.A87]/1000000" office:value-type="float" office:value="21.75" calcext:value-type="float">
            <text:p>21.75</text:p>
          </table:table-cell>
          <table:table-cell office:value-type="float" office:value="1.29062076540946" calcext:value-type="float">
            <text:p>1.2906207654</text:p>
          </table:table-cell>
          <table:table-cell office:value-type="float" office:value="1.2709535916218" calcext:value-type="float">
            <text:p>1.2709535916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88]/1000000" office:value-type="float" office:value="22" calcext:value-type="float">
            <text:p>22.00</text:p>
          </table:table-cell>
          <table:table-cell office:value-type="float" office:value="1.2389730042479" calcext:value-type="float">
            <text:p>1.2389730042</text:p>
          </table:table-cell>
          <table:table-cell office:value-type="float" office:value="1.39428045118553" calcext:value-type="float">
            <text:p>1.3942804512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table:formula="of:=[.A89]/1000000" office:value-type="float" office:value="22.25" calcext:value-type="float">
            <text:p>22.25</text:p>
          </table:table-cell>
          <table:table-cell office:value-type="float" office:value="1.24541403755966" calcext:value-type="float">
            <text:p>1.2454140376</text:p>
          </table:table-cell>
          <table:table-cell office:value-type="float" office:value="1.43354593563555" calcext:value-type="float">
            <text:p>1.4335459356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table:formula="of:=[.A90]/1000000" office:value-type="float" office:value="22.5" calcext:value-type="float">
            <text:p>22.50</text:p>
          </table:table-cell>
          <table:table-cell office:value-type="float" office:value="1.02870201232654" calcext:value-type="float">
            <text:p>1.0287020123</text:p>
          </table:table-cell>
          <table:table-cell office:value-type="float" office:value="1.36334640488606" calcext:value-type="float">
            <text:p>1.3633464049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table:formula="of:=[.A91]/1000000" office:value-type="float" office:value="22.75" calcext:value-type="float">
            <text:p>22.75</text:p>
          </table:table-cell>
          <table:table-cell office:value-type="float" office:value="1.39423256644149" calcext:value-type="float">
            <text:p>1.3942325664</text:p>
          </table:table-cell>
          <table:table-cell office:value-type="float" office:value="1.32906237557843" calcext:value-type="float">
            <text:p>1.3290623756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92]/1000000" office:value-type="float" office:value="23" calcext:value-type="float">
            <text:p>23.00</text:p>
          </table:table-cell>
          <table:table-cell office:value-type="float" office:value="1.29731911323327" calcext:value-type="float">
            <text:p>1.2973191132</text:p>
          </table:table-cell>
          <table:table-cell office:value-type="float" office:value="1.32380672538924" calcext:value-type="float">
            <text:p>1.3238067254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table:formula="of:=[.A93]/1000000" office:value-type="float" office:value="23.25" calcext:value-type="float">
            <text:p>23.25</text:p>
          </table:table-cell>
          <table:table-cell office:value-type="float" office:value="1.28656226060573" calcext:value-type="float">
            <text:p>1.2865622606</text:p>
          </table:table-cell>
          <table:table-cell office:value-type="float" office:value="1.10805820931764" calcext:value-type="float">
            <text:p>1.1080582093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table:formula="of:=[.A94]/1000000" office:value-type="float" office:value="23.5" calcext:value-type="float">
            <text:p>23.50</text:p>
          </table:table-cell>
          <table:table-cell office:value-type="float" office:value="1.11993049962762" calcext:value-type="float">
            <text:p>1.1199304996</text:p>
          </table:table-cell>
          <table:table-cell office:value-type="float" office:value="1.35351134161995" calcext:value-type="float">
            <text:p>1.3535113416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table:formula="of:=[.A95]/1000000" office:value-type="float" office:value="23.75" calcext:value-type="float">
            <text:p>23.75</text:p>
          </table:table-cell>
          <table:table-cell office:value-type="float" office:value="1.08447240911821" calcext:value-type="float">
            <text:p>1.0844724091</text:p>
          </table:table-cell>
          <table:table-cell office:value-type="float" office:value="1.30795570754048" calcext:value-type="float">
            <text:p>1.307955707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96]/1000000" office:value-type="float" office:value="24" calcext:value-type="float">
            <text:p>24.00</text:p>
          </table:table-cell>
          <table:table-cell office:value-type="float" office:value="1.44097114983551" calcext:value-type="float">
            <text:p>1.4409711498</text:p>
          </table:table-cell>
          <table:table-cell office:value-type="float" office:value="1.25951206785288" calcext:value-type="float">
            <text:p>1.259512067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table:formula="of:=[.A97]/1000000" office:value-type="float" office:value="24.25" calcext:value-type="float">
            <text:p>24.25</text:p>
          </table:table-cell>
          <table:table-cell office:value-type="float" office:value="1.18550146620378" calcext:value-type="float">
            <text:p>1.1855014662</text:p>
          </table:table-cell>
          <table:table-cell office:value-type="float" office:value="1.58431104343185" calcext:value-type="float">
            <text:p>1.5843110434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table:formula="of:=[.A98]/1000000" office:value-type="float" office:value="24.5" calcext:value-type="float">
            <text:p>24.50</text:p>
          </table:table-cell>
          <table:table-cell office:value-type="float" office:value="1.20834950324443" calcext:value-type="float">
            <text:p>1.2083495032</text:p>
          </table:table-cell>
          <table:table-cell office:value-type="float" office:value="1.27791531949476" calcext:value-type="float">
            <text:p>1.2779153195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table:formula="of:=[.A99]/1000000" office:value-type="float" office:value="24.75" calcext:value-type="float">
            <text:p>24.75</text:p>
          </table:table-cell>
          <table:table-cell office:value-type="float" office:value="1.36990122422002" calcext:value-type="float">
            <text:p>1.3699012242</text:p>
          </table:table-cell>
          <table:table-cell office:value-type="float" office:value="1.37372540689139" calcext:value-type="float">
            <text:p>1.373725406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00]/1000000" office:value-type="float" office:value="25" calcext:value-type="float">
            <text:p>25.00</text:p>
          </table:table-cell>
          <table:table-cell office:value-type="float" office:value="1.11639071043498" calcext:value-type="float">
            <text:p>1.1163907104</text:p>
          </table:table-cell>
          <table:table-cell office:value-type="float" office:value="1.34436621451102" calcext:value-type="float">
            <text:p>1.3443662145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table:formula="of:=[.A101]/1000000" office:value-type="float" office:value="25.25" calcext:value-type="float">
            <text:p>25.25</text:p>
          </table:table-cell>
          <table:table-cell office:value-type="float" office:value="1.14866870728084" calcext:value-type="float">
            <text:p>1.1486687073</text:p>
          </table:table-cell>
          <table:table-cell office:value-type="float" office:value="1.26872204759752" calcext:value-type="float">
            <text:p>1.2687220476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table:formula="of:=[.A102]/1000000" office:value-type="float" office:value="25.5" calcext:value-type="float">
            <text:p>25.50</text:p>
          </table:table-cell>
          <table:table-cell office:value-type="float" office:value="1.08952176259255" calcext:value-type="float">
            <text:p>1.0895217626</text:p>
          </table:table-cell>
          <table:table-cell office:value-type="float" office:value="1.44672032194396" calcext:value-type="float">
            <text:p>1.4467203219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table:formula="of:=[.A103]/1000000" office:value-type="float" office:value="25.75" calcext:value-type="float">
            <text:p>25.75</text:p>
          </table:table-cell>
          <table:table-cell office:value-type="float" office:value="1.17528451954528" calcext:value-type="float">
            <text:p>1.1752845195</text:p>
          </table:table-cell>
          <table:table-cell office:value-type="float" office:value="1.35029121247478" calcext:value-type="float">
            <text:p>1.3502912125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104]/1000000" office:value-type="float" office:value="26" calcext:value-type="float">
            <text:p>26.00</text:p>
          </table:table-cell>
          <table:table-cell office:value-type="float" office:value="1.19627802009336" calcext:value-type="float">
            <text:p>1.1962780201</text:p>
          </table:table-cell>
          <table:table-cell office:value-type="float" office:value="1.3880133963255" calcext:value-type="float">
            <text:p>1.3880133963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table:formula="of:=[.A105]/1000000" office:value-type="float" office:value="26.25" calcext:value-type="float">
            <text:p>26.25</text:p>
          </table:table-cell>
          <table:table-cell office:value-type="float" office:value="1.14901542913478" calcext:value-type="float">
            <text:p>1.1490154291</text:p>
          </table:table-cell>
          <table:table-cell office:value-type="float" office:value="1.34512682688732" calcext:value-type="float">
            <text:p>1.3451268269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table:formula="of:=[.A106]/1000000" office:value-type="float" office:value="26.5" calcext:value-type="float">
            <text:p>26.50</text:p>
          </table:table-cell>
          <table:table-cell office:value-type="float" office:value="1.31713956251101" calcext:value-type="float">
            <text:p>1.3171395625</text:p>
          </table:table-cell>
          <table:table-cell office:value-type="float" office:value="1.54813491551113" calcext:value-type="float">
            <text:p>1.5481349155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table:formula="of:=[.A107]/1000000" office:value-type="float" office:value="26.75" calcext:value-type="float">
            <text:p>26.75</text:p>
          </table:table-cell>
          <table:table-cell office:value-type="float" office:value="1.07853794844481" calcext:value-type="float">
            <text:p>1.0785379484</text:p>
          </table:table-cell>
          <table:table-cell office:value-type="float" office:value="1.37027139545396" calcext:value-type="float">
            <text:p>1.370271395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108]/1000000" office:value-type="float" office:value="27" calcext:value-type="float">
            <text:p>27.00</text:p>
          </table:table-cell>
          <table:table-cell office:value-type="float" office:value="1.09273124781158" calcext:value-type="float">
            <text:p>1.0927312478</text:p>
          </table:table-cell>
          <table:table-cell office:value-type="float" office:value="1.40825180675001" calcext:value-type="float">
            <text:p>1.4082518068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table:formula="of:=[.A109]/1000000" office:value-type="float" office:value="27.25" calcext:value-type="float">
            <text:p>27.25</text:p>
          </table:table-cell>
          <table:table-cell office:value-type="float" office:value="1.17083097895024" calcext:value-type="float">
            <text:p>1.170830979</text:p>
          </table:table-cell>
          <table:table-cell office:value-type="float" office:value="1.50469794757187" calcext:value-type="float">
            <text:p>1.5046979476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table:formula="of:=[.A110]/1000000" office:value-type="float" office:value="27.5" calcext:value-type="float">
            <text:p>27.50</text:p>
          </table:table-cell>
          <table:table-cell office:value-type="float" office:value="1.11956355457171" calcext:value-type="float">
            <text:p>1.1195635546</text:p>
          </table:table-cell>
          <table:table-cell office:value-type="float" office:value="1.56296865211121" calcext:value-type="float">
            <text:p>1.5629686521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table:formula="of:=[.A111]/1000000" office:value-type="float" office:value="27.75" calcext:value-type="float">
            <text:p>27.75</text:p>
          </table:table-cell>
          <table:table-cell office:value-type="float" office:value="1.0382707637155" calcext:value-type="float">
            <text:p>1.0382707637</text:p>
          </table:table-cell>
          <table:table-cell office:value-type="float" office:value="1.26883131908201" calcext:value-type="float">
            <text:p>1.2688313191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112]/1000000" office:value-type="float" office:value="28" calcext:value-type="float">
            <text:p>28.00</text:p>
          </table:table-cell>
          <table:table-cell office:value-type="float" office:value="1.16015796003848" calcext:value-type="float">
            <text:p>1.16015796</text:p>
          </table:table-cell>
          <table:table-cell office:value-type="float" office:value="1.33594701304096" calcext:value-type="float">
            <text:p>1.33594701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table:formula="of:=[.A113]/1000000" office:value-type="float" office:value="28.25" calcext:value-type="float">
            <text:p>28.25</text:p>
          </table:table-cell>
          <table:table-cell office:value-type="float" office:value="1.17192715493898" calcext:value-type="float">
            <text:p>1.1719271549</text:p>
          </table:table-cell>
          <table:table-cell office:value-type="float" office:value="1.47037845075017" calcext:value-type="float">
            <text:p>1.4703784508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table:formula="of:=[.A114]/1000000" office:value-type="float" office:value="28.5" calcext:value-type="float">
            <text:p>28.50</text:p>
          </table:table-cell>
          <table:table-cell office:value-type="float" office:value="1.42681617225441" calcext:value-type="float">
            <text:p>1.4268161723</text:p>
          </table:table-cell>
          <table:table-cell office:value-type="float" office:value="1.23004905040633" calcext:value-type="float">
            <text:p>1.2300490504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table:formula="of:=[.A115]/1000000" office:value-type="float" office:value="28.75" calcext:value-type="float">
            <text:p>28.75</text:p>
          </table:table-cell>
          <table:table-cell office:value-type="float" office:value="1.22768665716102" calcext:value-type="float">
            <text:p>1.2276866572</text:p>
          </table:table-cell>
          <table:table-cell office:value-type="float" office:value="1.48510292383165" calcext:value-type="float">
            <text:p>1.4851029238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116]/1000000" office:value-type="float" office:value="29" calcext:value-type="float">
            <text:p>29.00</text:p>
          </table:table-cell>
          <table:table-cell office:value-type="float" office:value="1.27769070163356" calcext:value-type="float">
            <text:p>1.2776907016</text:p>
          </table:table-cell>
          <table:table-cell office:value-type="float" office:value="1.50206374093696" calcext:value-type="float">
            <text:p>1.502063740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table:formula="of:=[.A117]/1000000" office:value-type="float" office:value="29.25" calcext:value-type="float">
            <text:p>29.25</text:p>
          </table:table-cell>
          <table:table-cell office:value-type="float" office:value="1.20579937038483" calcext:value-type="float">
            <text:p>1.2057993704</text:p>
          </table:table-cell>
          <table:table-cell office:value-type="float" office:value="1.11349525734457" calcext:value-type="float">
            <text:p>1.1134952573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table:formula="of:=[.A118]/1000000" office:value-type="float" office:value="29.5" calcext:value-type="float">
            <text:p>29.50</text:p>
          </table:table-cell>
          <table:table-cell office:value-type="float" office:value="1.22312331545977" calcext:value-type="float">
            <text:p>1.2231233155</text:p>
          </table:table-cell>
          <table:table-cell office:value-type="float" office:value="1.46266234334191" calcext:value-type="float">
            <text:p>1.4626623433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table:formula="of:=[.A119]/1000000" office:value-type="float" office:value="29.75" calcext:value-type="float">
            <text:p>29.75</text:p>
          </table:table-cell>
          <table:table-cell office:value-type="float" office:value="1.04731449806953" calcext:value-type="float">
            <text:p>1.0473144981</text:p>
          </table:table-cell>
          <table:table-cell office:value-type="float" office:value="1.40068925898373" calcext:value-type="float">
            <text:p>1.400689259</text:p>
          </table:table-cell>
        </table:table-row>
        <table:table-row table:style-name="ro1">
          <table:table-cell table:style-name="ce19" office:value-type="float" office:value="30000000" calcext:value-type="float">
            <text:p>30000000</text:p>
          </table:table-cell>
          <table:table-cell table:style-name="ce21" table:formula="of:=[.A120]/1000000" office:value-type="float" office:value="30" calcext:value-type="float">
            <text:p>30.00</text:p>
          </table:table-cell>
          <table:table-cell table:style-name="ce19" office:value-type="float" office:value="1.36328335632365" calcext:value-type="float">
            <text:p>1.3632833563</text:p>
          </table:table-cell>
          <table:table-cell table:style-name="ce19" office:value-type="float" office:value="1.32282667024157" calcext:value-type="float">
            <text:p>1.3228266702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table:formula="of:=[.A121]/1000000" office:value-type="float" office:value="30.25" calcext:value-type="float">
            <text:p>30.25</text:p>
          </table:table-cell>
          <table:table-cell office:value-type="float" office:value="1.20324656007687" calcext:value-type="float">
            <text:p>1.2032465601</text:p>
          </table:table-cell>
          <table:table-cell office:value-type="float" office:value="1.30951032621508" calcext:value-type="float">
            <text:p>1.3095103262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table:formula="of:=[.A122]/1000000" office:value-type="float" office:value="30.5" calcext:value-type="float">
            <text:p>30.50</text:p>
          </table:table-cell>
          <table:table-cell office:value-type="float" office:value="1.16281145696258" calcext:value-type="float">
            <text:p>1.162811457</text:p>
          </table:table-cell>
          <table:table-cell office:value-type="float" office:value="1.48686292931241" calcext:value-type="float">
            <text:p>1.4868629293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table:formula="of:=[.A123]/1000000" office:value-type="float" office:value="30.75" calcext:value-type="float">
            <text:p>30.75</text:p>
          </table:table-cell>
          <table:table-cell office:value-type="float" office:value="1.20577466345667" calcext:value-type="float">
            <text:p>1.2057746635</text:p>
          </table:table-cell>
          <table:table-cell office:value-type="float" office:value="1.45134400284201" calcext:value-type="float">
            <text:p>1.4513440028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124]/1000000" office:value-type="float" office:value="31" calcext:value-type="float">
            <text:p>31.00</text:p>
          </table:table-cell>
          <table:table-cell office:value-type="float" office:value="1.29988599775855" calcext:value-type="float">
            <text:p>1.2998859978</text:p>
          </table:table-cell>
          <table:table-cell office:value-type="float" office:value="1.45667666677584" calcext:value-type="float">
            <text:p>1.4566766668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table:formula="of:=[.A125]/1000000" office:value-type="float" office:value="31.25" calcext:value-type="float">
            <text:p>31.25</text:p>
          </table:table-cell>
          <table:table-cell office:value-type="float" office:value="1.26091006960092" calcext:value-type="float">
            <text:p>1.2609100696</text:p>
          </table:table-cell>
          <table:table-cell office:value-type="float" office:value="1.36711195247553" calcext:value-type="float">
            <text:p>1.3671119525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table:formula="of:=[.A126]/1000000" office:value-type="float" office:value="31.5" calcext:value-type="float">
            <text:p>31.50</text:p>
          </table:table-cell>
          <table:table-cell office:value-type="float" office:value="1.07240722653439" calcext:value-type="float">
            <text:p>1.0724072265</text:p>
          </table:table-cell>
          <table:table-cell office:value-type="float" office:value="1.29779209473564" calcext:value-type="float">
            <text:p>1.2977920947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table:formula="of:=[.A127]/1000000" office:value-type="float" office:value="31.75" calcext:value-type="float">
            <text:p>31.75</text:p>
          </table:table-cell>
          <table:table-cell office:value-type="float" office:value="1.18822446135045" calcext:value-type="float">
            <text:p>1.1882244614</text:p>
          </table:table-cell>
          <table:table-cell office:value-type="float" office:value="1.325376684973" calcext:value-type="float">
            <text:p>1.325376685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128]/1000000" office:value-type="float" office:value="32" calcext:value-type="float">
            <text:p>32.00</text:p>
          </table:table-cell>
          <table:table-cell office:value-type="float" office:value="1.20254208851081" calcext:value-type="float">
            <text:p>1.2025420885</text:p>
          </table:table-cell>
          <table:table-cell office:value-type="float" office:value="1.52574791279974" calcext:value-type="float">
            <text:p>1.525747912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table:formula="of:=[.A129]/1000000" office:value-type="float" office:value="32.25" calcext:value-type="float">
            <text:p>32.25</text:p>
          </table:table-cell>
          <table:table-cell office:value-type="float" office:value="1.17074892347894" calcext:value-type="float">
            <text:p>1.1707489235</text:p>
          </table:table-cell>
          <table:table-cell office:value-type="float" office:value="1.37184982407076" calcext:value-type="float">
            <text:p>1.3718498241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table:formula="of:=[.A130]/1000000" office:value-type="float" office:value="32.5" calcext:value-type="float">
            <text:p>32.50</text:p>
          </table:table-cell>
          <table:table-cell office:value-type="float" office:value="1.06356465534619" calcext:value-type="float">
            <text:p>1.0635646553</text:p>
          </table:table-cell>
          <table:table-cell office:value-type="float" office:value="1.49802263710225" calcext:value-type="float">
            <text:p>1.4980226371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table:formula="of:=[.A131]/1000000" office:value-type="float" office:value="32.75" calcext:value-type="float">
            <text:p>32.75</text:p>
          </table:table-cell>
          <table:table-cell office:value-type="float" office:value="1.09992793523459" calcext:value-type="float">
            <text:p>1.0999279352</text:p>
          </table:table-cell>
          <table:table-cell office:value-type="float" office:value="1.2106474965758" calcext:value-type="float">
            <text:p>1.2106474966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132]/1000000" office:value-type="float" office:value="33" calcext:value-type="float">
            <text:p>33.00</text:p>
          </table:table-cell>
          <table:table-cell office:value-type="float" office:value="1.05077500276001" calcext:value-type="float">
            <text:p>1.0507750028</text:p>
          </table:table-cell>
          <table:table-cell office:value-type="float" office:value="1.51007257325121" calcext:value-type="float">
            <text:p>1.5100725733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table:formula="of:=[.A133]/1000000" office:value-type="float" office:value="33.25" calcext:value-type="float">
            <text:p>33.25</text:p>
          </table:table-cell>
          <table:table-cell office:value-type="float" office:value="1.19250244356426" calcext:value-type="float">
            <text:p>1.1925024436</text:p>
          </table:table-cell>
          <table:table-cell office:value-type="float" office:value="1.26863515006264" calcext:value-type="float">
            <text:p>1.2686351501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table:formula="of:=[.A134]/1000000" office:value-type="float" office:value="33.5" calcext:value-type="float">
            <text:p>33.50</text:p>
          </table:table-cell>
          <table:table-cell office:value-type="float" office:value="1.12574843154471" calcext:value-type="float">
            <text:p>1.1257484315</text:p>
          </table:table-cell>
          <table:table-cell office:value-type="float" office:value="1.37091612719632" calcext:value-type="float">
            <text:p>1.3709161272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table:formula="of:=[.A135]/1000000" office:value-type="float" office:value="33.75" calcext:value-type="float">
            <text:p>33.75</text:p>
          </table:table-cell>
          <table:table-cell office:value-type="float" office:value="1.04914793439399" calcext:value-type="float">
            <text:p>1.0491479344</text:p>
          </table:table-cell>
          <table:table-cell office:value-type="float" office:value="1.34143317896592" calcext:value-type="float">
            <text:p>1.341433179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136]/1000000" office:value-type="float" office:value="34" calcext:value-type="float">
            <text:p>34.00</text:p>
          </table:table-cell>
          <table:table-cell office:value-type="float" office:value="1.05217772624195" calcext:value-type="float">
            <text:p>1.0521777262</text:p>
          </table:table-cell>
          <table:table-cell office:value-type="float" office:value="1.25160329668654" calcext:value-type="float">
            <text:p>1.2516032967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table:formula="of:=[.A137]/1000000" office:value-type="float" office:value="34.25" calcext:value-type="float">
            <text:p>34.25</text:p>
          </table:table-cell>
          <table:table-cell office:value-type="float" office:value="1.04106538862936" calcext:value-type="float">
            <text:p>1.0410653886</text:p>
          </table:table-cell>
          <table:table-cell office:value-type="float" office:value="1.3455947348056" calcext:value-type="float">
            <text:p>1.3455947348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table:formula="of:=[.A138]/1000000" office:value-type="float" office:value="34.5" calcext:value-type="float">
            <text:p>34.50</text:p>
          </table:table-cell>
          <table:table-cell office:value-type="float" office:value="1.05634750058414" calcext:value-type="float">
            <text:p>1.0563475006</text:p>
          </table:table-cell>
          <table:table-cell office:value-type="float" office:value="1.32188728648856" calcext:value-type="float">
            <text:p>1.321887286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table:formula="of:=[.A139]/1000000" office:value-type="float" office:value="34.75" calcext:value-type="float">
            <text:p>34.75</text:p>
          </table:table-cell>
          <table:table-cell office:value-type="float" office:value="1.01202046244536" calcext:value-type="float">
            <text:p>1.0120204624</text:p>
          </table:table-cell>
          <table:table-cell office:value-type="float" office:value="1.56083880000665" calcext:value-type="float">
            <text:p>1.5608388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40]/1000000" office:value-type="float" office:value="35" calcext:value-type="float">
            <text:p>35.00</text:p>
          </table:table-cell>
          <table:table-cell office:value-type="float" office:value="1.1205398588205" calcext:value-type="float">
            <text:p>1.1205398588</text:p>
          </table:table-cell>
          <table:table-cell office:value-type="float" office:value="1.4151785418724" calcext:value-type="float">
            <text:p>1.4151785419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table:formula="of:=[.A141]/1000000" office:value-type="float" office:value="35.25" calcext:value-type="float">
            <text:p>35.25</text:p>
          </table:table-cell>
          <table:table-cell office:value-type="float" office:value="1.09446166025595" calcext:value-type="float">
            <text:p>1.0944616603</text:p>
          </table:table-cell>
          <table:table-cell office:value-type="float" office:value="1.48992688939734" calcext:value-type="float">
            <text:p>1.489926889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table:formula="of:=[.A142]/1000000" office:value-type="float" office:value="35.5" calcext:value-type="float">
            <text:p>35.50</text:p>
          </table:table-cell>
          <table:table-cell office:value-type="float" office:value="1.03850025726508" calcext:value-type="float">
            <text:p>1.0385002573</text:p>
          </table:table-cell>
          <table:table-cell office:value-type="float" office:value="1.36026616436657" calcext:value-type="float">
            <text:p>1.3602661644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table:formula="of:=[.A143]/1000000" office:value-type="float" office:value="35.75" calcext:value-type="float">
            <text:p>35.75</text:p>
          </table:table-cell>
          <table:table-cell office:value-type="float" office:value="1.18997624050727" calcext:value-type="float">
            <text:p>1.1899762405</text:p>
          </table:table-cell>
          <table:table-cell office:value-type="float" office:value="1.76662099816351" calcext:value-type="float">
            <text:p>1.7666209982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144]/1000000" office:value-type="float" office:value="36" calcext:value-type="float">
            <text:p>36.00</text:p>
          </table:table-cell>
          <table:table-cell office:value-type="float" office:value="1.10090579545408" calcext:value-type="float">
            <text:p>1.1009057955</text:p>
          </table:table-cell>
          <table:table-cell office:value-type="float" office:value="1.44807015764377" calcext:value-type="float">
            <text:p>1.448070157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table:formula="of:=[.A145]/1000000" office:value-type="float" office:value="36.25" calcext:value-type="float">
            <text:p>36.25</text:p>
          </table:table-cell>
          <table:table-cell office:value-type="float" office:value="1.15848597605378" calcext:value-type="float">
            <text:p>1.1584859761</text:p>
          </table:table-cell>
          <table:table-cell office:value-type="float" office:value="1.44899670251678" calcext:value-type="float">
            <text:p>1.448996702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table:formula="of:=[.A146]/1000000" office:value-type="float" office:value="36.5" calcext:value-type="float">
            <text:p>36.50</text:p>
          </table:table-cell>
          <table:table-cell office:value-type="float" office:value="1.08097297767798" calcext:value-type="float">
            <text:p>1.0809729777</text:p>
          </table:table-cell>
          <table:table-cell office:value-type="float" office:value="1.26728886030204" calcext:value-type="float">
            <text:p>1.267288860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table:formula="of:=[.A147]/1000000" office:value-type="float" office:value="36.75" calcext:value-type="float">
            <text:p>36.75</text:p>
          </table:table-cell>
          <table:table-cell office:value-type="float" office:value="1.04949690527089" calcext:value-type="float">
            <text:p>1.0494969053</text:p>
          </table:table-cell>
          <table:table-cell office:value-type="float" office:value="1.39611864803605" calcext:value-type="float">
            <text:p>1.396118648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148]/1000000" office:value-type="float" office:value="37" calcext:value-type="float">
            <text:p>37.00</text:p>
          </table:table-cell>
          <table:table-cell office:value-type="float" office:value="1.06210570395891" calcext:value-type="float">
            <text:p>1.062105704</text:p>
          </table:table-cell>
          <table:table-cell office:value-type="float" office:value="1.53389809831343" calcext:value-type="float">
            <text:p>1.5338980983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table:formula="of:=[.A149]/1000000" office:value-type="float" office:value="37.25" calcext:value-type="float">
            <text:p>37.25</text:p>
          </table:table-cell>
          <table:table-cell office:value-type="float" office:value="1.1416420883814" calcext:value-type="float">
            <text:p>1.1416420884</text:p>
          </table:table-cell>
          <table:table-cell office:value-type="float" office:value="1.39223849468941" calcext:value-type="float">
            <text:p>1.392238494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table:formula="of:=[.A150]/1000000" office:value-type="float" office:value="37.5" calcext:value-type="float">
            <text:p>37.50</text:p>
          </table:table-cell>
          <table:table-cell office:value-type="float" office:value="1.07455574578226" calcext:value-type="float">
            <text:p>1.0745557458</text:p>
          </table:table-cell>
          <table:table-cell office:value-type="float" office:value="1.50622329857097" calcext:value-type="float">
            <text:p>1.5062232986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table:formula="of:=[.A151]/1000000" office:value-type="float" office:value="37.75" calcext:value-type="float">
            <text:p>37.75</text:p>
          </table:table-cell>
          <table:table-cell office:value-type="float" office:value="1.0796363053337" calcext:value-type="float">
            <text:p>1.0796363053</text:p>
          </table:table-cell>
          <table:table-cell office:value-type="float" office:value="1.4884868196256" calcext:value-type="float">
            <text:p>1.4884868196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152]/1000000" office:value-type="float" office:value="38" calcext:value-type="float">
            <text:p>38.00</text:p>
          </table:table-cell>
          <table:table-cell office:value-type="float" office:value="1.11694737372137" calcext:value-type="float">
            <text:p>1.1169473737</text:p>
          </table:table-cell>
          <table:table-cell office:value-type="float" office:value="1.25449471612958" calcext:value-type="float">
            <text:p>1.254494716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table:formula="of:=[.A153]/1000000" office:value-type="float" office:value="38.25" calcext:value-type="float">
            <text:p>38.25</text:p>
          </table:table-cell>
          <table:table-cell office:value-type="float" office:value="1.19467618010718" calcext:value-type="float">
            <text:p>1.1946761801</text:p>
          </table:table-cell>
          <table:table-cell office:value-type="float" office:value="1.3527785485087" calcext:value-type="float">
            <text:p>1.3527785485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table:formula="of:=[.A154]/1000000" office:value-type="float" office:value="38.5" calcext:value-type="float">
            <text:p>38.50</text:p>
          </table:table-cell>
          <table:table-cell office:value-type="float" office:value="1.10162324954624" calcext:value-type="float">
            <text:p>1.1016232495</text:p>
          </table:table-cell>
          <table:table-cell office:value-type="float" office:value="1.35358296580817" calcext:value-type="float">
            <text:p>1.353582965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table:formula="of:=[.A155]/1000000" office:value-type="float" office:value="38.75" calcext:value-type="float">
            <text:p>38.75</text:p>
          </table:table-cell>
          <table:table-cell office:value-type="float" office:value="1.30929542882275" calcext:value-type="float">
            <text:p>1.3092954288</text:p>
          </table:table-cell>
          <table:table-cell office:value-type="float" office:value="1.33416115742574" calcext:value-type="float">
            <text:p>1.3341611574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156]/1000000" office:value-type="float" office:value="39" calcext:value-type="float">
            <text:p>39.00</text:p>
          </table:table-cell>
          <table:table-cell office:value-type="float" office:value="1.30933119403059" calcext:value-type="float">
            <text:p>1.309331194</text:p>
          </table:table-cell>
          <table:table-cell office:value-type="float" office:value="1.48068716373924" calcext:value-type="float">
            <text:p>1.4806871637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table:formula="of:=[.A157]/1000000" office:value-type="float" office:value="39.25" calcext:value-type="float">
            <text:p>39.25</text:p>
          </table:table-cell>
          <table:table-cell office:value-type="float" office:value="1.25237813602279" calcext:value-type="float">
            <text:p>1.252378136</text:p>
          </table:table-cell>
          <table:table-cell office:value-type="float" office:value="1.38195300136604" calcext:value-type="float">
            <text:p>1.381953001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table:formula="of:=[.A158]/1000000" office:value-type="float" office:value="39.5" calcext:value-type="float">
            <text:p>39.50</text:p>
          </table:table-cell>
          <table:table-cell office:value-type="float" office:value="1.15601619937643" calcext:value-type="float">
            <text:p>1.1560161994</text:p>
          </table:table-cell>
          <table:table-cell office:value-type="float" office:value="1.50248506844876" calcext:value-type="float">
            <text:p>1.5024850684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table:formula="of:=[.A159]/1000000" office:value-type="float" office:value="39.75" calcext:value-type="float">
            <text:p>39.75</text:p>
          </table:table-cell>
          <table:table-cell office:value-type="float" office:value="1.27852262517879" calcext:value-type="float">
            <text:p>1.2785226252</text:p>
          </table:table-cell>
          <table:table-cell office:value-type="float" office:value="1.36101943504297" calcext:value-type="float">
            <text:p>1.361019435</text:p>
          </table:table-cell>
        </table:table-row>
        <table:table-row table:style-name="ro1">
          <table:table-cell table:style-name="ce19" office:value-type="float" office:value="40000000" calcext:value-type="float">
            <text:p>40000000</text:p>
          </table:table-cell>
          <table:table-cell table:style-name="ce21" table:formula="of:=[.A160]/1000000" office:value-type="float" office:value="40" calcext:value-type="float">
            <text:p>40.00</text:p>
          </table:table-cell>
          <table:table-cell table:style-name="ce19" office:value-type="float" office:value="1.36567139795501" calcext:value-type="float">
            <text:p>1.365671398</text:p>
          </table:table-cell>
          <table:table-cell table:style-name="ce19" office:value-type="float" office:value="1.46824060128255" calcext:value-type="float">
            <text:p>1.4682406013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table:formula="of:=[.A161]/1000000" office:value-type="float" office:value="40.25" calcext:value-type="float">
            <text:p>40.25</text:p>
          </table:table-cell>
          <table:table-cell office:value-type="float" office:value="1.29219464449116" calcext:value-type="float">
            <text:p>1.2921946445</text:p>
          </table:table-cell>
          <table:table-cell office:value-type="float" office:value="1.41435430871972" calcext:value-type="float">
            <text:p>1.4143543087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table:formula="of:=[.A162]/1000000" office:value-type="float" office:value="40.5" calcext:value-type="float">
            <text:p>40.50</text:p>
          </table:table-cell>
          <table:table-cell office:value-type="float" office:value="1.11864038623965" calcext:value-type="float">
            <text:p>1.1186403862</text:p>
          </table:table-cell>
          <table:table-cell office:value-type="float" office:value="1.36252530974311" calcext:value-type="float">
            <text:p>1.3625253097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table:formula="of:=[.A163]/1000000" office:value-type="float" office:value="40.75" calcext:value-type="float">
            <text:p>40.75</text:p>
          </table:table-cell>
          <table:table-cell office:value-type="float" office:value="1.30868541839691" calcext:value-type="float">
            <text:p>1.3086854184</text:p>
          </table:table-cell>
          <table:table-cell office:value-type="float" office:value="1.36473613461142" calcext:value-type="float">
            <text:p>1.3647361346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164]/1000000" office:value-type="float" office:value="41" calcext:value-type="float">
            <text:p>41.00</text:p>
          </table:table-cell>
          <table:table-cell office:value-type="float" office:value="1.33128115059231" calcext:value-type="float">
            <text:p>1.3312811506</text:p>
          </table:table-cell>
          <table:table-cell office:value-type="float" office:value="1.46019685153796" calcext:value-type="float">
            <text:p>1.4601968515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table:formula="of:=[.A165]/1000000" office:value-type="float" office:value="41.25" calcext:value-type="float">
            <text:p>41.25</text:p>
          </table:table-cell>
          <table:table-cell office:value-type="float" office:value="1.37688134081749" calcext:value-type="float">
            <text:p>1.3768813408</text:p>
          </table:table-cell>
          <table:table-cell office:value-type="float" office:value="1.51202457189403" calcext:value-type="float">
            <text:p>1.5120245719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table:formula="of:=[.A166]/1000000" office:value-type="float" office:value="41.5" calcext:value-type="float">
            <text:p>41.50</text:p>
          </table:table-cell>
          <table:table-cell office:value-type="float" office:value="1.28228547296851" calcext:value-type="float">
            <text:p>1.282285473</text:p>
          </table:table-cell>
          <table:table-cell office:value-type="float" office:value="1.34649872949761" calcext:value-type="float">
            <text:p>1.3464987295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table:formula="of:=[.A167]/1000000" office:value-type="float" office:value="41.75" calcext:value-type="float">
            <text:p>41.75</text:p>
          </table:table-cell>
          <table:table-cell office:value-type="float" office:value="1.22362614123443" calcext:value-type="float">
            <text:p>1.2236261412</text:p>
          </table:table-cell>
          <table:table-cell office:value-type="float" office:value="1.40249574070057" calcext:value-type="float">
            <text:p>1.402495740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168]/1000000" office:value-type="float" office:value="42" calcext:value-type="float">
            <text:p>42.00</text:p>
          </table:table-cell>
          <table:table-cell office:value-type="float" office:value="1.3223049119398" calcext:value-type="float">
            <text:p>1.3223049119</text:p>
          </table:table-cell>
          <table:table-cell office:value-type="float" office:value="1.47567824757789" calcext:value-type="float">
            <text:p>1.4756782476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table:formula="of:=[.A169]/1000000" office:value-type="float" office:value="42.25" calcext:value-type="float">
            <text:p>42.25</text:p>
          </table:table-cell>
          <table:table-cell office:value-type="float" office:value="1.38122716134748" calcext:value-type="float">
            <text:p>1.3812271613</text:p>
          </table:table-cell>
          <table:table-cell office:value-type="float" office:value="1.52301948255147" calcext:value-type="float">
            <text:p>1.523019482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table:formula="of:=[.A170]/1000000" office:value-type="float" office:value="42.5" calcext:value-type="float">
            <text:p>42.50</text:p>
          </table:table-cell>
          <table:table-cell office:value-type="float" office:value="1.50728664281511" calcext:value-type="float">
            <text:p>1.5072866428</text:p>
          </table:table-cell>
          <table:table-cell office:value-type="float" office:value="1.39366221230156" calcext:value-type="float">
            <text:p>1.3936622123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table:formula="of:=[.A171]/1000000" office:value-type="float" office:value="42.75" calcext:value-type="float">
            <text:p>42.75</text:p>
          </table:table-cell>
          <table:table-cell office:value-type="float" office:value="1.49177079272643" calcext:value-type="float">
            <text:p>1.4917707927</text:p>
          </table:table-cell>
          <table:table-cell office:value-type="float" office:value="1.43190238080913" calcext:value-type="float">
            <text:p>1.431902380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172]/1000000" office:value-type="float" office:value="43" calcext:value-type="float">
            <text:p>43.00</text:p>
          </table:table-cell>
          <table:table-cell office:value-type="float" office:value="1.33699532563807" calcext:value-type="float">
            <text:p>1.3369953256</text:p>
          </table:table-cell>
          <table:table-cell office:value-type="float" office:value="1.50497745400422" calcext:value-type="float">
            <text:p>1.504977454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table:formula="of:=[.A173]/1000000" office:value-type="float" office:value="43.25" calcext:value-type="float">
            <text:p>43.25</text:p>
          </table:table-cell>
          <table:table-cell office:value-type="float" office:value="1.36902123734906" calcext:value-type="float">
            <text:p>1.3690212373</text:p>
          </table:table-cell>
          <table:table-cell office:value-type="float" office:value="1.43602326797398" calcext:value-type="float">
            <text:p>1.43602326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table:formula="of:=[.A174]/1000000" office:value-type="float" office:value="43.5" calcext:value-type="float">
            <text:p>43.50</text:p>
          </table:table-cell>
          <table:table-cell office:value-type="float" office:value="1.90478804297568" calcext:value-type="float">
            <text:p>1.904788043</text:p>
          </table:table-cell>
          <table:table-cell office:value-type="float" office:value="1.34990474316109" calcext:value-type="float">
            <text:p>1.3499047432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table:formula="of:=[.A175]/1000000" office:value-type="float" office:value="43.75" calcext:value-type="float">
            <text:p>43.75</text:p>
          </table:table-cell>
          <table:table-cell office:value-type="float" office:value="1.39543507173426" calcext:value-type="float">
            <text:p>1.3954350717</text:p>
          </table:table-cell>
          <table:table-cell office:value-type="float" office:value="1.24875518164601" calcext:value-type="float">
            <text:p>1.2487551816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176]/1000000" office:value-type="float" office:value="44" calcext:value-type="float">
            <text:p>44.00</text:p>
          </table:table-cell>
          <table:table-cell office:value-type="float" office:value="1.96134863375102" calcext:value-type="float">
            <text:p>1.9613486338</text:p>
          </table:table-cell>
          <table:table-cell office:value-type="float" office:value="1.51162146551489" calcext:value-type="float">
            <text:p>1.511621465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table:formula="of:=[.A177]/1000000" office:value-type="float" office:value="44.25" calcext:value-type="float">
            <text:p>44.25</text:p>
          </table:table-cell>
          <table:table-cell office:value-type="float" office:value="1.87690309202755" calcext:value-type="float">
            <text:p>1.876903092</text:p>
          </table:table-cell>
          <table:table-cell office:value-type="float" office:value="1.49472760256477" calcext:value-type="float">
            <text:p>1.4947276026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table:formula="of:=[.A178]/1000000" office:value-type="float" office:value="44.5" calcext:value-type="float">
            <text:p>44.50</text:p>
          </table:table-cell>
          <table:table-cell office:value-type="float" office:value="1.37980161678433" calcext:value-type="float">
            <text:p>1.3798016168</text:p>
          </table:table-cell>
          <table:table-cell office:value-type="float" office:value="1.31081642604455" calcext:value-type="float">
            <text:p>1.310816426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table:formula="of:=[.A179]/1000000" office:value-type="float" office:value="44.75" calcext:value-type="float">
            <text:p>44.75</text:p>
          </table:table-cell>
          <table:table-cell office:value-type="float" office:value="1.71378104583364" calcext:value-type="float">
            <text:p>1.7137810458</text:p>
          </table:table-cell>
          <table:table-cell office:value-type="float" office:value="1.42774941442891" calcext:value-type="float">
            <text:p>1.427749414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180]/1000000" office:value-type="float" office:value="45" calcext:value-type="float">
            <text:p>45.00</text:p>
          </table:table-cell>
          <table:table-cell office:value-type="float" office:value="1.91929240719194" calcext:value-type="float">
            <text:p>1.9192924072</text:p>
          </table:table-cell>
          <table:table-cell office:value-type="float" office:value="1.46718991149468" calcext:value-type="float">
            <text:p>1.4671899115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table:formula="of:=[.A181]/1000000" office:value-type="float" office:value="45.25" calcext:value-type="float">
            <text:p>45.25</text:p>
          </table:table-cell>
          <table:table-cell office:value-type="float" office:value="1.59872809821548" calcext:value-type="float">
            <text:p>1.5987280982</text:p>
          </table:table-cell>
          <table:table-cell office:value-type="float" office:value="1.44694868460955" calcext:value-type="float">
            <text:p>1.4469486846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table:formula="of:=[.A182]/1000000" office:value-type="float" office:value="45.5" calcext:value-type="float">
            <text:p>45.50</text:p>
          </table:table-cell>
          <table:table-cell office:value-type="float" office:value="1.99853185796353" calcext:value-type="float">
            <text:p>1.998531858</text:p>
          </table:table-cell>
          <table:table-cell office:value-type="float" office:value="1.57389533172923" calcext:value-type="float">
            <text:p>1.5738953317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table:formula="of:=[.A183]/1000000" office:value-type="float" office:value="45.75" calcext:value-type="float">
            <text:p>45.75</text:p>
          </table:table-cell>
          <table:table-cell office:value-type="float" office:value="1.76763715827182" calcext:value-type="float">
            <text:p>1.7676371583</text:p>
          </table:table-cell>
          <table:table-cell office:value-type="float" office:value="1.48882809264326" calcext:value-type="float">
            <text:p>1.488828092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184]/1000000" office:value-type="float" office:value="46" calcext:value-type="float">
            <text:p>46.00</text:p>
          </table:table-cell>
          <table:table-cell office:value-type="float" office:value="1.61469054618818" calcext:value-type="float">
            <text:p>1.6146905462</text:p>
          </table:table-cell>
          <table:table-cell office:value-type="float" office:value="1.53378554887584" calcext:value-type="float">
            <text:p>1.5337855489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table:formula="of:=[.A185]/1000000" office:value-type="float" office:value="46.25" calcext:value-type="float">
            <text:p>46.25</text:p>
          </table:table-cell>
          <table:table-cell office:value-type="float" office:value="1.66467243690291" calcext:value-type="float">
            <text:p>1.6646724369</text:p>
          </table:table-cell>
          <table:table-cell office:value-type="float" office:value="1.60273338431028" calcext:value-type="float">
            <text:p>1.602733384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table:formula="of:=[.A186]/1000000" office:value-type="float" office:value="46.5" calcext:value-type="float">
            <text:p>46.50</text:p>
          </table:table-cell>
          <table:table-cell office:value-type="float" office:value="1.6406164867167" calcext:value-type="float">
            <text:p>1.6406164867</text:p>
          </table:table-cell>
          <table:table-cell office:value-type="float" office:value="1.72938041659751" calcext:value-type="float">
            <text:p>1.7293804166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table:formula="of:=[.A187]/1000000" office:value-type="float" office:value="46.75" calcext:value-type="float">
            <text:p>46.75</text:p>
          </table:table-cell>
          <table:table-cell office:value-type="float" office:value="1.87533282247637" calcext:value-type="float">
            <text:p>1.8753328225</text:p>
          </table:table-cell>
          <table:table-cell office:value-type="float" office:value="1.43747860968845" calcext:value-type="float">
            <text:p>1.4374786097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188]/1000000" office:value-type="float" office:value="47" calcext:value-type="float">
            <text:p>47.00</text:p>
          </table:table-cell>
          <table:table-cell office:value-type="float" office:value="1.8772193874271" calcext:value-type="float">
            <text:p>1.8772193874</text:p>
          </table:table-cell>
          <table:table-cell office:value-type="float" office:value="1.62351655652361" calcext:value-type="float">
            <text:p>1.623516556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table:formula="of:=[.A189]/1000000" office:value-type="float" office:value="47.25" calcext:value-type="float">
            <text:p>47.25</text:p>
          </table:table-cell>
          <table:table-cell office:value-type="float" office:value="1.78078905569644" calcext:value-type="float">
            <text:p>1.7807890557</text:p>
          </table:table-cell>
          <table:table-cell office:value-type="float" office:value="1.55508339125512" calcext:value-type="float">
            <text:p>1.555083391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table:formula="of:=[.A190]/1000000" office:value-type="float" office:value="47.5" calcext:value-type="float">
            <text:p>47.50</text:p>
          </table:table-cell>
          <table:table-cell office:value-type="float" office:value="1.78303077937624" calcext:value-type="float">
            <text:p>1.7830307794</text:p>
          </table:table-cell>
          <table:table-cell office:value-type="float" office:value="1.37698252494721" calcext:value-type="float">
            <text:p>1.3769825249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table:formula="of:=[.A191]/1000000" office:value-type="float" office:value="47.75" calcext:value-type="float">
            <text:p>47.75</text:p>
          </table:table-cell>
          <table:table-cell office:value-type="float" office:value="1.94241066771161" calcext:value-type="float">
            <text:p>1.9424106677</text:p>
          </table:table-cell>
          <table:table-cell office:value-type="float" office:value="1.57209080395755" calcext:value-type="float">
            <text:p>1.572090804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192]/1000000" office:value-type="float" office:value="48" calcext:value-type="float">
            <text:p>48.00</text:p>
          </table:table-cell>
          <table:table-cell office:value-type="float" office:value="1.78413742417242" calcext:value-type="float">
            <text:p>1.7841374242</text:p>
          </table:table-cell>
          <table:table-cell office:value-type="float" office:value="1.74382768879529" calcext:value-type="float">
            <text:p>1.743827688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table:formula="of:=[.A193]/1000000" office:value-type="float" office:value="48.25" calcext:value-type="float">
            <text:p>48.25</text:p>
          </table:table-cell>
          <table:table-cell office:value-type="float" office:value="2.10710768409334" calcext:value-type="float">
            <text:p>2.1071076841</text:p>
          </table:table-cell>
          <table:table-cell office:value-type="float" office:value="1.5356088973189" calcext:value-type="float">
            <text:p>1.5356088973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table:formula="of:=[.A194]/1000000" office:value-type="float" office:value="48.5" calcext:value-type="float">
            <text:p>48.50</text:p>
          </table:table-cell>
          <table:table-cell office:value-type="float" office:value="1.93662732005802" calcext:value-type="float">
            <text:p>1.9366273201</text:p>
          </table:table-cell>
          <table:table-cell office:value-type="float" office:value="1.6199331955676" calcext:value-type="float">
            <text:p>1.619933195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table:formula="of:=[.A195]/1000000" office:value-type="float" office:value="48.75" calcext:value-type="float">
            <text:p>48.75</text:p>
          </table:table-cell>
          <table:table-cell office:value-type="float" office:value="2.25566977687826" calcext:value-type="float">
            <text:p>2.2556697769</text:p>
          </table:table-cell>
          <table:table-cell office:value-type="float" office:value="1.70198361667778" calcext:value-type="float">
            <text:p>1.7019836167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196]/1000000" office:value-type="float" office:value="49" calcext:value-type="float">
            <text:p>49.00</text:p>
          </table:table-cell>
          <table:table-cell office:value-type="float" office:value="2.12935558301506" calcext:value-type="float">
            <text:p>2.129355583</text:p>
          </table:table-cell>
          <table:table-cell office:value-type="float" office:value="1.5181887536898" calcext:value-type="float">
            <text:p>1.5181887537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table:formula="of:=[.A197]/1000000" office:value-type="float" office:value="49.25" calcext:value-type="float">
            <text:p>49.25</text:p>
          </table:table-cell>
          <table:table-cell office:value-type="float" office:value="2.4861985655761" calcext:value-type="float">
            <text:p>2.4861985656</text:p>
          </table:table-cell>
          <table:table-cell office:value-type="float" office:value="1.79836312640247" calcext:value-type="float">
            <text:p>1.7983631264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table:formula="of:=[.A198]/1000000" office:value-type="float" office:value="49.5" calcext:value-type="float">
            <text:p>49.50</text:p>
          </table:table-cell>
          <table:table-cell office:value-type="float" office:value="2.33144552766554" calcext:value-type="float">
            <text:p>2.3314455277</text:p>
          </table:table-cell>
          <table:table-cell office:value-type="float" office:value="1.62129244738963" calcext:value-type="float">
            <text:p>1.6212924474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table:formula="of:=[.A199]/1000000" office:value-type="float" office:value="49.75" calcext:value-type="float">
            <text:p>49.75</text:p>
          </table:table-cell>
          <table:table-cell office:value-type="float" office:value="1.99758246736297" calcext:value-type="float">
            <text:p>1.9975824674</text:p>
          </table:table-cell>
          <table:table-cell office:value-type="float" office:value="1.95564418817439" calcext:value-type="float">
            <text:p>1.9556441882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00]/1000000" office:value-type="float" office:value="50" calcext:value-type="float">
            <text:p>50.00</text:p>
          </table:table-cell>
          <table:table-cell office:value-type="float" office:value="2.46386812717786" calcext:value-type="float">
            <text:p>2.4638681272</text:p>
          </table:table-cell>
          <table:table-cell office:value-type="float" office:value="1.62188274077671" calcext:value-type="float">
            <text:p>1.621882740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table:formula="of:=[.A201]/1000000" office:value-type="float" office:value="50.25" calcext:value-type="float">
            <text:p>50.25</text:p>
          </table:table-cell>
          <table:table-cell office:value-type="float" office:value="2.88767356871699" calcext:value-type="float">
            <text:p>2.8876735687</text:p>
          </table:table-cell>
          <table:table-cell office:value-type="float" office:value="1.67902739729124" calcext:value-type="float">
            <text:p>1.679027397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table:formula="of:=[.A202]/1000000" office:value-type="float" office:value="50.5" calcext:value-type="float">
            <text:p>50.50</text:p>
          </table:table-cell>
          <table:table-cell office:value-type="float" office:value="2.41131565535793" calcext:value-type="float">
            <text:p>2.4113156554</text:p>
          </table:table-cell>
          <table:table-cell office:value-type="float" office:value="1.75925992709401" calcext:value-type="float">
            <text:p>1.7592599271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table:formula="of:=[.A203]/1000000" office:value-type="float" office:value="50.75" calcext:value-type="float">
            <text:p>50.75</text:p>
          </table:table-cell>
          <table:table-cell office:value-type="float" office:value="2.3204534036821" calcext:value-type="float">
            <text:p>2.3204534037</text:p>
          </table:table-cell>
          <table:table-cell office:value-type="float" office:value="1.69163601592288" calcext:value-type="float">
            <text:p>1.691636015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204]/1000000" office:value-type="float" office:value="51" calcext:value-type="float">
            <text:p>51.00</text:p>
          </table:table-cell>
          <table:table-cell office:value-type="float" office:value="2.60478231919285" calcext:value-type="float">
            <text:p>2.6047823192</text:p>
          </table:table-cell>
          <table:table-cell office:value-type="float" office:value="1.78659506264033" calcext:value-type="float">
            <text:p>1.7865950626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table:formula="of:=[.A205]/1000000" office:value-type="float" office:value="51.25" calcext:value-type="float">
            <text:p>51.25</text:p>
          </table:table-cell>
          <table:table-cell office:value-type="float" office:value="2.59447249213552" calcext:value-type="float">
            <text:p>2.5944724921</text:p>
          </table:table-cell>
          <table:table-cell office:value-type="float" office:value="1.68332906003562" calcext:value-type="float">
            <text:p>1.6833290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table:formula="of:=[.A206]/1000000" office:value-type="float" office:value="51.5" calcext:value-type="float">
            <text:p>51.50</text:p>
          </table:table-cell>
          <table:table-cell office:value-type="float" office:value="2.6997746707817" calcext:value-type="float">
            <text:p>2.6997746708</text:p>
          </table:table-cell>
          <table:table-cell office:value-type="float" office:value="1.80099141573295" calcext:value-type="float">
            <text:p>1.8009914157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table:formula="of:=[.A207]/1000000" office:value-type="float" office:value="51.75" calcext:value-type="float">
            <text:p>51.75</text:p>
          </table:table-cell>
          <table:table-cell office:value-type="float" office:value="3.0617742395645" calcext:value-type="float">
            <text:p>3.0617742396</text:p>
          </table:table-cell>
          <table:table-cell office:value-type="float" office:value="1.7254191951142" calcext:value-type="float">
            <text:p>1.725419195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208]/1000000" office:value-type="float" office:value="52" calcext:value-type="float">
            <text:p>52.00</text:p>
          </table:table-cell>
          <table:table-cell office:value-type="float" office:value="2.87460096409536" calcext:value-type="float">
            <text:p>2.8746009641</text:p>
          </table:table-cell>
          <table:table-cell office:value-type="float" office:value="1.7792043801459" calcext:value-type="float">
            <text:p>1.7792043801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table:formula="of:=[.A209]/1000000" office:value-type="float" office:value="52.25" calcext:value-type="float">
            <text:p>52.25</text:p>
          </table:table-cell>
          <table:table-cell office:value-type="float" office:value="2.60908458839335" calcext:value-type="float">
            <text:p>2.6090845884</text:p>
          </table:table-cell>
          <table:table-cell office:value-type="float" office:value="1.79058657756946" calcext:value-type="float">
            <text:p>1.7905865776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table:formula="of:=[.A210]/1000000" office:value-type="float" office:value="52.5" calcext:value-type="float">
            <text:p>52.50</text:p>
          </table:table-cell>
          <table:table-cell office:value-type="float" office:value="2.79739391289118" calcext:value-type="float">
            <text:p>2.7973939129</text:p>
          </table:table-cell>
          <table:table-cell office:value-type="float" office:value="1.78536338764807" calcext:value-type="float">
            <text:p>1.7853633876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table:formula="of:=[.A211]/1000000" office:value-type="float" office:value="52.75" calcext:value-type="float">
            <text:p>52.75</text:p>
          </table:table-cell>
          <table:table-cell office:value-type="float" office:value="3.03781781984009" calcext:value-type="float">
            <text:p>3.0378178198</text:p>
          </table:table-cell>
          <table:table-cell office:value-type="float" office:value="1.95149802560354" calcext:value-type="float">
            <text:p>1.9514980256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212]/1000000" office:value-type="float" office:value="53" calcext:value-type="float">
            <text:p>53.00</text:p>
          </table:table-cell>
          <table:table-cell office:value-type="float" office:value="2.93276557714879" calcext:value-type="float">
            <text:p>2.9327655771</text:p>
          </table:table-cell>
          <table:table-cell office:value-type="float" office:value="1.74012072890795" calcext:value-type="float">
            <text:p>1.7401207289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table:formula="of:=[.A213]/1000000" office:value-type="float" office:value="53.25" calcext:value-type="float">
            <text:p>53.25</text:p>
          </table:table-cell>
          <table:table-cell office:value-type="float" office:value="3.21965495439285" calcext:value-type="float">
            <text:p>3.2196549544</text:p>
          </table:table-cell>
          <table:table-cell office:value-type="float" office:value="1.91913855148258" calcext:value-type="float">
            <text:p>1.919138551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table:formula="of:=[.A214]/1000000" office:value-type="float" office:value="53.5" calcext:value-type="float">
            <text:p>53.50</text:p>
          </table:table-cell>
          <table:table-cell office:value-type="float" office:value="3.31952156197636" calcext:value-type="float">
            <text:p>3.319521562</text:p>
          </table:table-cell>
          <table:table-cell office:value-type="float" office:value="1.9264855443406" calcext:value-type="float">
            <text:p>1.9264855443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table:formula="of:=[.A215]/1000000" office:value-type="float" office:value="53.75" calcext:value-type="float">
            <text:p>53.75</text:p>
          </table:table-cell>
          <table:table-cell office:value-type="float" office:value="3.23788731164541" calcext:value-type="float">
            <text:p>3.2378873116</text:p>
          </table:table-cell>
          <table:table-cell office:value-type="float" office:value="1.7957615388998" calcext:value-type="float">
            <text:p>1.7957615389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216]/1000000" office:value-type="float" office:value="54" calcext:value-type="float">
            <text:p>54.00</text:p>
          </table:table-cell>
          <table:table-cell office:value-type="float" office:value="3.16360894079966" calcext:value-type="float">
            <text:p>3.1636089408</text:p>
          </table:table-cell>
          <table:table-cell office:value-type="float" office:value="1.93834950984316" calcext:value-type="float">
            <text:p>1.9383495098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table:formula="of:=[.A217]/1000000" office:value-type="float" office:value="54.25" calcext:value-type="float">
            <text:p>54.25</text:p>
          </table:table-cell>
          <table:table-cell office:value-type="float" office:value="3.83161014749693" calcext:value-type="float">
            <text:p>3.8316101475</text:p>
          </table:table-cell>
          <table:table-cell office:value-type="float" office:value="1.91632994332128" calcext:value-type="float">
            <text:p>1.9163299433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table:formula="of:=[.A218]/1000000" office:value-type="float" office:value="54.5" calcext:value-type="float">
            <text:p>54.50</text:p>
          </table:table-cell>
          <table:table-cell office:value-type="float" office:value="4.58551399513425" calcext:value-type="float">
            <text:p>4.5855139951</text:p>
          </table:table-cell>
          <table:table-cell office:value-type="float" office:value="1.79622025814263" calcext:value-type="float">
            <text:p>1.7962202581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table:formula="of:=[.A219]/1000000" office:value-type="float" office:value="54.75" calcext:value-type="float">
            <text:p>54.75</text:p>
          </table:table-cell>
          <table:table-cell office:value-type="float" office:value="3.82278411863635" calcext:value-type="float">
            <text:p>3.8227841186</text:p>
          </table:table-cell>
          <table:table-cell office:value-type="float" office:value="1.93329630735262" calcext:value-type="float">
            <text:p>1.9332963074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20]/1000000" office:value-type="float" office:value="55" calcext:value-type="float">
            <text:p>55.00</text:p>
          </table:table-cell>
          <table:table-cell office:value-type="float" office:value="3.24981957510845" calcext:value-type="float">
            <text:p>3.2498195751</text:p>
          </table:table-cell>
          <table:table-cell office:value-type="float" office:value="1.83908648636479" calcext:value-type="float">
            <text:p>1.8390864864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table:formula="of:=[.A221]/1000000" office:value-type="float" office:value="55.25" calcext:value-type="float">
            <text:p>55.25</text:p>
          </table:table-cell>
          <table:table-cell office:value-type="float" office:value="3.67049330328721" calcext:value-type="float">
            <text:p>3.6704933033</text:p>
          </table:table-cell>
          <table:table-cell office:value-type="float" office:value="1.71740898266639" calcext:value-type="float">
            <text:p>1.7174089827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table:formula="of:=[.A222]/1000000" office:value-type="float" office:value="55.5" calcext:value-type="float">
            <text:p>55.50</text:p>
          </table:table-cell>
          <table:table-cell office:value-type="float" office:value="3.49093958578122" calcext:value-type="float">
            <text:p>3.4909395858</text:p>
          </table:table-cell>
          <table:table-cell office:value-type="float" office:value="1.91386724797889" calcext:value-type="float">
            <text:p>1.913867248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table:formula="of:=[.A223]/1000000" office:value-type="float" office:value="55.75" calcext:value-type="float">
            <text:p>55.75</text:p>
          </table:table-cell>
          <table:table-cell office:value-type="float" office:value="3.23127855439851" calcext:value-type="float">
            <text:p>3.2312785544</text:p>
          </table:table-cell>
          <table:table-cell office:value-type="float" office:value="1.91459999521263" calcext:value-type="float">
            <text:p>1.9145999952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224]/1000000" office:value-type="float" office:value="56" calcext:value-type="float">
            <text:p>56.00</text:p>
          </table:table-cell>
          <table:table-cell office:value-type="float" office:value="3.81148597788424" calcext:value-type="float">
            <text:p>3.8114859779</text:p>
          </table:table-cell>
          <table:table-cell office:value-type="float" office:value="2.04368771093635" calcext:value-type="float">
            <text:p>2.0436877109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table:formula="of:=[.A225]/1000000" office:value-type="float" office:value="56.25" calcext:value-type="float">
            <text:p>56.25</text:p>
          </table:table-cell>
          <table:table-cell office:value-type="float" office:value="4.52877243786339" calcext:value-type="float">
            <text:p>4.5287724379</text:p>
          </table:table-cell>
          <table:table-cell office:value-type="float" office:value="1.9951398635173" calcext:value-type="float">
            <text:p>1.9951398635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table:formula="of:=[.A226]/1000000" office:value-type="float" office:value="56.5" calcext:value-type="float">
            <text:p>56.50</text:p>
          </table:table-cell>
          <table:table-cell office:value-type="float" office:value="3.08181433683945" calcext:value-type="float">
            <text:p>3.0818143368</text:p>
          </table:table-cell>
          <table:table-cell office:value-type="float" office:value="1.90901047203958" calcext:value-type="float">
            <text:p>1.90901047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table:formula="of:=[.A227]/1000000" office:value-type="float" office:value="56.75" calcext:value-type="float">
            <text:p>56.75</text:p>
          </table:table-cell>
          <table:table-cell office:value-type="float" office:value="3.7543458104436" calcext:value-type="float">
            <text:p>3.7543458104</text:p>
          </table:table-cell>
          <table:table-cell office:value-type="float" office:value="2.31659347597747" calcext:value-type="float">
            <text:p>2.316593476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228]/1000000" office:value-type="float" office:value="57" calcext:value-type="float">
            <text:p>57.00</text:p>
          </table:table-cell>
          <table:table-cell office:value-type="float" office:value="3.78131540311072" calcext:value-type="float">
            <text:p>3.7813154031</text:p>
          </table:table-cell>
          <table:table-cell office:value-type="float" office:value="1.98146564034434" calcext:value-type="float">
            <text:p>1.9814656403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table:formula="of:=[.A229]/1000000" office:value-type="float" office:value="57.25" calcext:value-type="float">
            <text:p>57.25</text:p>
          </table:table-cell>
          <table:table-cell office:value-type="float" office:value="3.58278259438728" calcext:value-type="float">
            <text:p>3.5827825944</text:p>
          </table:table-cell>
          <table:table-cell office:value-type="float" office:value="2.11317965372862" calcext:value-type="float">
            <text:p>2.113179653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table:formula="of:=[.A230]/1000000" office:value-type="float" office:value="57.5" calcext:value-type="float">
            <text:p>57.50</text:p>
          </table:table-cell>
          <table:table-cell office:value-type="float" office:value="3.87159243930976" calcext:value-type="float">
            <text:p>3.8715924393</text:p>
          </table:table-cell>
          <table:table-cell office:value-type="float" office:value="2.10174677063189" calcext:value-type="float">
            <text:p>2.101746770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table:formula="of:=[.A231]/1000000" office:value-type="float" office:value="57.75" calcext:value-type="float">
            <text:p>57.75</text:p>
          </table:table-cell>
          <table:table-cell office:value-type="float" office:value="4.83234126728261" calcext:value-type="float">
            <text:p>4.8323412673</text:p>
          </table:table-cell>
          <table:table-cell office:value-type="float" office:value="2.25548215892736" calcext:value-type="float">
            <text:p>2.2554821589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232]/1000000" office:value-type="float" office:value="58" calcext:value-type="float">
            <text:p>58.00</text:p>
          </table:table-cell>
          <table:table-cell office:value-type="float" office:value="3.62649359091126" calcext:value-type="float">
            <text:p>3.6264935909</text:p>
          </table:table-cell>
          <table:table-cell office:value-type="float" office:value="2.34933475811022" calcext:value-type="float">
            <text:p>2.3493347581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table:formula="of:=[.A233]/1000000" office:value-type="float" office:value="58.25" calcext:value-type="float">
            <text:p>58.25</text:p>
          </table:table-cell>
          <table:table-cell office:value-type="float" office:value="3.94723412456007" calcext:value-type="float">
            <text:p>3.9472341246</text:p>
          </table:table-cell>
          <table:table-cell office:value-type="float" office:value="2.23473649529849" calcext:value-type="float">
            <text:p>2.234736495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table:formula="of:=[.A234]/1000000" office:value-type="float" office:value="58.5" calcext:value-type="float">
            <text:p>58.50</text:p>
          </table:table-cell>
          <table:table-cell office:value-type="float" office:value="4.86061387488861" calcext:value-type="float">
            <text:p>4.8606138749</text:p>
          </table:table-cell>
          <table:table-cell office:value-type="float" office:value="2.28630010318325" calcext:value-type="float">
            <text:p>2.2863001032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table:formula="of:=[.A235]/1000000" office:value-type="float" office:value="58.75" calcext:value-type="float">
            <text:p>58.75</text:p>
          </table:table-cell>
          <table:table-cell office:value-type="float" office:value="4.14024290649659" calcext:value-type="float">
            <text:p>4.1402429065</text:p>
          </table:table-cell>
          <table:table-cell office:value-type="float" office:value="2.08579908939671" calcext:value-type="float">
            <text:p>2.0857990894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236]/1000000" office:value-type="float" office:value="59" calcext:value-type="float">
            <text:p>59.00</text:p>
          </table:table-cell>
          <table:table-cell office:value-type="float" office:value="4.03816725769073" calcext:value-type="float">
            <text:p>4.0381672577</text:p>
          </table:table-cell>
          <table:table-cell office:value-type="float" office:value="2.06280749718304" calcext:value-type="float">
            <text:p>2.0628074972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table:formula="of:=[.A237]/1000000" office:value-type="float" office:value="59.25" calcext:value-type="float">
            <text:p>59.25</text:p>
          </table:table-cell>
          <table:table-cell office:value-type="float" office:value="3.92529735682991" calcext:value-type="float">
            <text:p>3.9252973568</text:p>
          </table:table-cell>
          <table:table-cell office:value-type="float" office:value="2.18543403821781" calcext:value-type="float">
            <text:p>2.185434038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table:formula="of:=[.A238]/1000000" office:value-type="float" office:value="59.5" calcext:value-type="float">
            <text:p>59.50</text:p>
          </table:table-cell>
          <table:table-cell office:value-type="float" office:value="3.34238534198983" calcext:value-type="float">
            <text:p>3.342385342</text:p>
          </table:table-cell>
          <table:table-cell office:value-type="float" office:value="1.97280288791187" calcext:value-type="float">
            <text:p>1.972802887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table:formula="of:=[.A239]/1000000" office:value-type="float" office:value="59.75" calcext:value-type="float">
            <text:p>59.75</text:p>
          </table:table-cell>
          <table:table-cell office:value-type="float" office:value="3.54232537655546" calcext:value-type="float">
            <text:p>3.5423253766</text:p>
          </table:table-cell>
          <table:table-cell office:value-type="float" office:value="2.16394525955243" calcext:value-type="float">
            <text:p>2.1639452596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40]/1000000" office:value-type="float" office:value="60" calcext:value-type="float">
            <text:p>60.00</text:p>
          </table:table-cell>
          <table:table-cell office:value-type="float" office:value="3.48271912167377" calcext:value-type="float">
            <text:p>3.4827191217</text:p>
          </table:table-cell>
          <table:table-cell office:value-type="float" office:value="2.18123593355033" calcext:value-type="float">
            <text:p>2.181235933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table:formula="of:=[.A241]/1000000" office:value-type="float" office:value="60.25" calcext:value-type="float">
            <text:p>60.25</text:p>
          </table:table-cell>
          <table:table-cell office:value-type="float" office:value="4.04037874235951" calcext:value-type="float">
            <text:p>4.0403787424</text:p>
          </table:table-cell>
          <table:table-cell office:value-type="float" office:value="2.03393936431051" calcext:value-type="float">
            <text:p>2.0339393643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table:formula="of:=[.A242]/1000000" office:value-type="float" office:value="60.5" calcext:value-type="float">
            <text:p>60.50</text:p>
          </table:table-cell>
          <table:table-cell office:value-type="float" office:value="4.13351123362338" calcext:value-type="float">
            <text:p>4.1335112336</text:p>
          </table:table-cell>
          <table:table-cell office:value-type="float" office:value="2.18105317600777" calcext:value-type="float">
            <text:p>2.181053176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table:formula="of:=[.A243]/1000000" office:value-type="float" office:value="60.75" calcext:value-type="float">
            <text:p>60.75</text:p>
          </table:table-cell>
          <table:table-cell office:value-type="float" office:value="3.9279440246827" calcext:value-type="float">
            <text:p>3.9279440247</text:p>
          </table:table-cell>
          <table:table-cell office:value-type="float" office:value="2.37539406161679" calcext:value-type="float">
            <text:p>2.375394061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244]/1000000" office:value-type="float" office:value="61" calcext:value-type="float">
            <text:p>61.00</text:p>
          </table:table-cell>
          <table:table-cell office:value-type="float" office:value="3.8210817654966" calcext:value-type="float">
            <text:p>3.8210817655</text:p>
          </table:table-cell>
          <table:table-cell office:value-type="float" office:value="2.30244136080563" calcext:value-type="float">
            <text:p>2.3024413608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table:formula="of:=[.A245]/1000000" office:value-type="float" office:value="61.25" calcext:value-type="float">
            <text:p>61.25</text:p>
          </table:table-cell>
          <table:table-cell office:value-type="float" office:value="4.09297407711577" calcext:value-type="float">
            <text:p>4.0929740771</text:p>
          </table:table-cell>
          <table:table-cell office:value-type="float" office:value="2.07938139798787" calcext:value-type="float">
            <text:p>2.079381398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table:formula="of:=[.A246]/1000000" office:value-type="float" office:value="61.5" calcext:value-type="float">
            <text:p>61.50</text:p>
          </table:table-cell>
          <table:table-cell office:value-type="float" office:value="4.28418131325525" calcext:value-type="float">
            <text:p>4.2841813133</text:p>
          </table:table-cell>
          <table:table-cell office:value-type="float" office:value="2.17612544091163" calcext:value-type="float">
            <text:p>2.1761254409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table:formula="of:=[.A247]/1000000" office:value-type="float" office:value="61.75" calcext:value-type="float">
            <text:p>61.75</text:p>
          </table:table-cell>
          <table:table-cell office:value-type="float" office:value="4.78856087125942" calcext:value-type="float">
            <text:p>4.7885608713</text:p>
          </table:table-cell>
          <table:table-cell office:value-type="float" office:value="2.33355516400571" calcext:value-type="float">
            <text:p>2.333555164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248]/1000000" office:value-type="float" office:value="62" calcext:value-type="float">
            <text:p>62.00</text:p>
          </table:table-cell>
          <table:table-cell office:value-type="float" office:value="4.04722496627656" calcext:value-type="float">
            <text:p>4.0472249663</text:p>
          </table:table-cell>
          <table:table-cell office:value-type="float" office:value="2.54643732998121" calcext:value-type="float">
            <text:p>2.5464373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table:formula="of:=[.A249]/1000000" office:value-type="float" office:value="62.25" calcext:value-type="float">
            <text:p>62.25</text:p>
          </table:table-cell>
          <table:table-cell office:value-type="float" office:value="4.18894941505009" calcext:value-type="float">
            <text:p>4.1889494151</text:p>
          </table:table-cell>
          <table:table-cell office:value-type="float" office:value="2.46020753472736" calcext:value-type="float">
            <text:p>2.4602075347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table:formula="of:=[.A250]/1000000" office:value-type="float" office:value="62.5" calcext:value-type="float">
            <text:p>62.50</text:p>
          </table:table-cell>
          <table:table-cell office:value-type="float" office:value="4.24131541604144" calcext:value-type="float">
            <text:p>4.241315416</text:p>
          </table:table-cell>
          <table:table-cell office:value-type="float" office:value="2.53050258570112" calcext:value-type="float">
            <text:p>2.5305025857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table:formula="of:=[.A251]/1000000" office:value-type="float" office:value="62.75" calcext:value-type="float">
            <text:p>62.75</text:p>
          </table:table-cell>
          <table:table-cell office:value-type="float" office:value="4.03924996377617" calcext:value-type="float">
            <text:p>4.0392499638</text:p>
          </table:table-cell>
          <table:table-cell office:value-type="float" office:value="2.31954097555443" calcext:value-type="float">
            <text:p>2.3195409756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252]/1000000" office:value-type="float" office:value="63" calcext:value-type="float">
            <text:p>63.00</text:p>
          </table:table-cell>
          <table:table-cell office:value-type="float" office:value="3.72798241656266" calcext:value-type="float">
            <text:p>3.7279824166</text:p>
          </table:table-cell>
          <table:table-cell office:value-type="float" office:value="2.26147252153217" calcext:value-type="float">
            <text:p>2.2614725215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table:formula="of:=[.A253]/1000000" office:value-type="float" office:value="63.25" calcext:value-type="float">
            <text:p>63.25</text:p>
          </table:table-cell>
          <table:table-cell office:value-type="float" office:value="4.35332534264383" calcext:value-type="float">
            <text:p>4.3533253426</text:p>
          </table:table-cell>
          <table:table-cell office:value-type="float" office:value="2.38440763622281" calcext:value-type="float">
            <text:p>2.3844076362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table:formula="of:=[.A254]/1000000" office:value-type="float" office:value="63.5" calcext:value-type="float">
            <text:p>63.50</text:p>
          </table:table-cell>
          <table:table-cell office:value-type="float" office:value="4.8695149750266" calcext:value-type="float">
            <text:p>4.869514975</text:p>
          </table:table-cell>
          <table:table-cell office:value-type="float" office:value="2.25396503566031" calcext:value-type="float">
            <text:p>2.253965035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table:formula="of:=[.A255]/1000000" office:value-type="float" office:value="63.75" calcext:value-type="float">
            <text:p>63.75</text:p>
          </table:table-cell>
          <table:table-cell office:value-type="float" office:value="3.79541005165439" calcext:value-type="float">
            <text:p>3.7954100517</text:p>
          </table:table-cell>
          <table:table-cell office:value-type="float" office:value="2.35358376110498" calcext:value-type="float">
            <text:p>2.353583761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table:formula="of:=[.A256]/1000000" office:value-type="float" office:value="64" calcext:value-type="float">
            <text:p>64.00</text:p>
          </table:table-cell>
          <table:table-cell office:value-type="float" office:value="4.37270263367457" calcext:value-type="float">
            <text:p>4.3727026337</text:p>
          </table:table-cell>
          <table:table-cell office:value-type="float" office:value="2.41253515062076" calcext:value-type="float">
            <text:p>2.4125351506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table:formula="of:=[.A257]/1000000" office:value-type="float" office:value="64.25" calcext:value-type="float">
            <text:p>64.25</text:p>
          </table:table-cell>
          <table:table-cell office:value-type="float" office:value="4.65729228948053" calcext:value-type="float">
            <text:p>4.6572922895</text:p>
          </table:table-cell>
          <table:table-cell office:value-type="float" office:value="2.3747294217373" calcext:value-type="float">
            <text:p>2.3747294217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table:formula="of:=[.A258]/1000000" office:value-type="float" office:value="64.5" calcext:value-type="float">
            <text:p>64.50</text:p>
          </table:table-cell>
          <table:table-cell office:value-type="float" office:value="4.12672930802661" calcext:value-type="float">
            <text:p>4.126729308</text:p>
          </table:table-cell>
          <table:table-cell office:value-type="float" office:value="2.5319248075912" calcext:value-type="float">
            <text:p>2.5319248076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table:formula="of:=[.A259]/1000000" office:value-type="float" office:value="64.75" calcext:value-type="float">
            <text:p>64.75</text:p>
          </table:table-cell>
          <table:table-cell office:value-type="float" office:value="3.89991766428937" calcext:value-type="float">
            <text:p>3.8999176643</text:p>
          </table:table-cell>
          <table:table-cell office:value-type="float" office:value="2.72348864838642" calcext:value-type="float">
            <text:p>2.7234886484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260]/1000000" office:value-type="float" office:value="65" calcext:value-type="float">
            <text:p>65.00</text:p>
          </table:table-cell>
          <table:table-cell office:value-type="float" office:value="4.27072856228875" calcext:value-type="float">
            <text:p>4.2707285623</text:p>
          </table:table-cell>
          <table:table-cell office:value-type="float" office:value="2.38092603220422" calcext:value-type="float">
            <text:p>2.380926032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table:formula="of:=[.A261]/1000000" office:value-type="float" office:value="65.25" calcext:value-type="float">
            <text:p>65.25</text:p>
          </table:table-cell>
          <table:table-cell office:value-type="float" office:value="3.78699312279514" calcext:value-type="float">
            <text:p>3.7869931228</text:p>
          </table:table-cell>
          <table:table-cell office:value-type="float" office:value="2.52756437832182" calcext:value-type="float">
            <text:p>2.5275643783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table:formula="of:=[.A262]/1000000" office:value-type="float" office:value="65.5" calcext:value-type="float">
            <text:p>65.50</text:p>
          </table:table-cell>
          <table:table-cell office:value-type="float" office:value="3.80498963760576" calcext:value-type="float">
            <text:p>3.8049896376</text:p>
          </table:table-cell>
          <table:table-cell office:value-type="float" office:value="2.35141488334582" calcext:value-type="float">
            <text:p>2.351414883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table:formula="of:=[.A263]/1000000" office:value-type="float" office:value="65.75" calcext:value-type="float">
            <text:p>65.75</text:p>
          </table:table-cell>
          <table:table-cell office:value-type="float" office:value="4.46825296164295" calcext:value-type="float">
            <text:p>4.4682529616</text:p>
          </table:table-cell>
          <table:table-cell office:value-type="float" office:value="2.70398793439988" calcext:value-type="float">
            <text:p>2.703987934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table:formula="of:=[.A264]/1000000" office:value-type="float" office:value="66" calcext:value-type="float">
            <text:p>66.00</text:p>
          </table:table-cell>
          <table:table-cell office:value-type="float" office:value="3.97402716992064" calcext:value-type="float">
            <text:p>3.9740271699</text:p>
          </table:table-cell>
          <table:table-cell office:value-type="float" office:value="2.48838081837627" calcext:value-type="float">
            <text:p>2.488380818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table:formula="of:=[.A265]/1000000" office:value-type="float" office:value="66.25" calcext:value-type="float">
            <text:p>66.25</text:p>
          </table:table-cell>
          <table:table-cell office:value-type="float" office:value="4.19768420762697" calcext:value-type="float">
            <text:p>4.1976842076</text:p>
          </table:table-cell>
          <table:table-cell office:value-type="float" office:value="2.63481371390443" calcext:value-type="float">
            <text:p>2.634813713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table:formula="of:=[.A266]/1000000" office:value-type="float" office:value="66.5" calcext:value-type="float">
            <text:p>66.50</text:p>
          </table:table-cell>
          <table:table-cell office:value-type="float" office:value="3.8648770913144" calcext:value-type="float">
            <text:p>3.8648770913</text:p>
          </table:table-cell>
          <table:table-cell office:value-type="float" office:value="2.75227619895596" calcext:value-type="float">
            <text:p>2.752276199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table:formula="of:=[.A267]/1000000" office:value-type="float" office:value="66.75" calcext:value-type="float">
            <text:p>66.75</text:p>
          </table:table-cell>
          <table:table-cell office:value-type="float" office:value="4.00618200709338" calcext:value-type="float">
            <text:p>4.0061820071</text:p>
          </table:table-cell>
          <table:table-cell office:value-type="float" office:value="2.51273266614872" calcext:value-type="float">
            <text:p>2.5127326661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table:formula="of:=[.A268]/1000000" office:value-type="float" office:value="67" calcext:value-type="float">
            <text:p>67.00</text:p>
          </table:table-cell>
          <table:table-cell office:value-type="float" office:value="3.8425160847914" calcext:value-type="float">
            <text:p>3.8425160848</text:p>
          </table:table-cell>
          <table:table-cell office:value-type="float" office:value="2.83150340431001" calcext:value-type="float">
            <text:p>2.8315034043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table:formula="of:=[.A269]/1000000" office:value-type="float" office:value="67.25" calcext:value-type="float">
            <text:p>67.25</text:p>
          </table:table-cell>
          <table:table-cell office:value-type="float" office:value="3.62524591954354" calcext:value-type="float">
            <text:p>3.6252459195</text:p>
          </table:table-cell>
          <table:table-cell office:value-type="float" office:value="2.36762264501348" calcext:value-type="float">
            <text:p>2.367622645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table:formula="of:=[.A270]/1000000" office:value-type="float" office:value="67.5" calcext:value-type="float">
            <text:p>67.50</text:p>
          </table:table-cell>
          <table:table-cell office:value-type="float" office:value="4.17816070378573" calcext:value-type="float">
            <text:p>4.1781607038</text:p>
          </table:table-cell>
          <table:table-cell office:value-type="float" office:value="2.56807148567178" calcext:value-type="float">
            <text:p>2.5680714857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table:formula="of:=[.A271]/1000000" office:value-type="float" office:value="67.75" calcext:value-type="float">
            <text:p>67.75</text:p>
          </table:table-cell>
          <table:table-cell office:value-type="float" office:value="3.77715059183383" calcext:value-type="float">
            <text:p>3.7771505918</text:p>
          </table:table-cell>
          <table:table-cell office:value-type="float" office:value="2.54855603566482" calcext:value-type="float">
            <text:p>2.5485560357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table:formula="of:=[.A272]/1000000" office:value-type="float" office:value="68" calcext:value-type="float">
            <text:p>68.00</text:p>
          </table:table-cell>
          <table:table-cell office:value-type="float" office:value="4.19163253458779" calcext:value-type="float">
            <text:p>4.1916325346</text:p>
          </table:table-cell>
          <table:table-cell office:value-type="float" office:value="2.44622566892658" calcext:value-type="float">
            <text:p>2.4462256689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table:formula="of:=[.A273]/1000000" office:value-type="float" office:value="68.25" calcext:value-type="float">
            <text:p>68.25</text:p>
          </table:table-cell>
          <table:table-cell office:value-type="float" office:value="3.64005877122742" calcext:value-type="float">
            <text:p>3.6400587712</text:p>
          </table:table-cell>
          <table:table-cell office:value-type="float" office:value="2.50417655894752" calcext:value-type="float">
            <text:p>2.5041765589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table:formula="of:=[.A274]/1000000" office:value-type="float" office:value="68.5" calcext:value-type="float">
            <text:p>68.50</text:p>
          </table:table-cell>
          <table:table-cell office:value-type="float" office:value="3.77019616357214" calcext:value-type="float">
            <text:p>3.7701961636</text:p>
          </table:table-cell>
          <table:table-cell office:value-type="float" office:value="2.72581114442369" calcext:value-type="float">
            <text:p>2.7258111444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table:formula="of:=[.A275]/1000000" office:value-type="float" office:value="68.75" calcext:value-type="float">
            <text:p>68.75</text:p>
          </table:table-cell>
          <table:table-cell office:value-type="float" office:value="3.88245354204551" calcext:value-type="float">
            <text:p>3.882453542</text:p>
          </table:table-cell>
          <table:table-cell office:value-type="float" office:value="2.50217902111914" calcext:value-type="float">
            <text:p>2.5021790211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table:formula="of:=[.A276]/1000000" office:value-type="float" office:value="69" calcext:value-type="float">
            <text:p>69.00</text:p>
          </table:table-cell>
          <table:table-cell office:value-type="float" office:value="4.15995930569273" calcext:value-type="float">
            <text:p>4.1599593057</text:p>
          </table:table-cell>
          <table:table-cell office:value-type="float" office:value="2.76161127188141" calcext:value-type="float">
            <text:p>2.7616112719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table:formula="of:=[.A277]/1000000" office:value-type="float" office:value="69.25" calcext:value-type="float">
            <text:p>69.25</text:p>
          </table:table-cell>
          <table:table-cell office:value-type="float" office:value="3.75483683477005" calcext:value-type="float">
            <text:p>3.7548368348</text:p>
          </table:table-cell>
          <table:table-cell office:value-type="float" office:value="2.52024023907032" calcext:value-type="float">
            <text:p>2.5202402391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table:formula="of:=[.A278]/1000000" office:value-type="float" office:value="69.5" calcext:value-type="float">
            <text:p>69.50</text:p>
          </table:table-cell>
          <table:table-cell office:value-type="float" office:value="3.73949024968399" calcext:value-type="float">
            <text:p>3.7394902497</text:p>
          </table:table-cell>
          <table:table-cell office:value-type="float" office:value="2.75455060613629" calcext:value-type="float">
            <text:p>2.7545506061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table:formula="of:=[.A279]/1000000" office:value-type="float" office:value="69.75" calcext:value-type="float">
            <text:p>69.75</text:p>
          </table:table-cell>
          <table:table-cell office:value-type="float" office:value="3.90966351458664" calcext:value-type="float">
            <text:p>3.9096635146</text:p>
          </table:table-cell>
          <table:table-cell office:value-type="float" office:value="2.81899259720818" calcext:value-type="float">
            <text:p>2.8189925972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280]/1000000" office:value-type="float" office:value="70" calcext:value-type="float">
            <text:p>70.00</text:p>
          </table:table-cell>
          <table:table-cell office:value-type="float" office:value="3.92545624753179" calcext:value-type="float">
            <text:p>3.9254562475</text:p>
          </table:table-cell>
          <table:table-cell office:value-type="float" office:value="2.85164253269689" calcext:value-type="float">
            <text:p>2.8516425327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table:formula="of:=[.A281]/1000000" office:value-type="float" office:value="70.25" calcext:value-type="float">
            <text:p>70.25</text:p>
          </table:table-cell>
          <table:table-cell office:value-type="float" office:value="3.83092486591204" calcext:value-type="float">
            <text:p>3.8309248659</text:p>
          </table:table-cell>
          <table:table-cell office:value-type="float" office:value="2.49420905780108" calcext:value-type="float">
            <text:p>2.4942090578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table:formula="of:=[.A282]/1000000" office:value-type="float" office:value="70.5" calcext:value-type="float">
            <text:p>70.50</text:p>
          </table:table-cell>
          <table:table-cell office:value-type="float" office:value="3.74432149498194" calcext:value-type="float">
            <text:p>3.744321495</text:p>
          </table:table-cell>
          <table:table-cell office:value-type="float" office:value="2.90693456604839" calcext:value-type="float">
            <text:p>2.906934566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table:formula="of:=[.A283]/1000000" office:value-type="float" office:value="70.75" calcext:value-type="float">
            <text:p>70.75</text:p>
          </table:table-cell>
          <table:table-cell office:value-type="float" office:value="3.39057568297577" calcext:value-type="float">
            <text:p>3.390575683</text:p>
          </table:table-cell>
          <table:table-cell office:value-type="float" office:value="2.91598246822157" calcext:value-type="float">
            <text:p>2.915982468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table:formula="of:=[.A284]/1000000" office:value-type="float" office:value="71" calcext:value-type="float">
            <text:p>71.00</text:p>
          </table:table-cell>
          <table:table-cell office:value-type="float" office:value="2.97856109616552" calcext:value-type="float">
            <text:p>2.9785610962</text:p>
          </table:table-cell>
          <table:table-cell office:value-type="float" office:value="2.60330677317419" calcext:value-type="float">
            <text:p>2.6033067732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table:formula="of:=[.A285]/1000000" office:value-type="float" office:value="71.25" calcext:value-type="float">
            <text:p>71.25</text:p>
          </table:table-cell>
          <table:table-cell office:value-type="float" office:value="3.49385982863974" calcext:value-type="float">
            <text:p>3.4938598286</text:p>
          </table:table-cell>
          <table:table-cell office:value-type="float" office:value="2.69717268546492" calcext:value-type="float">
            <text:p>2.6971726855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table:formula="of:=[.A286]/1000000" office:value-type="float" office:value="71.5" calcext:value-type="float">
            <text:p>71.50</text:p>
          </table:table-cell>
          <table:table-cell office:value-type="float" office:value="3.1363335715193" calcext:value-type="float">
            <text:p>3.1363335715</text:p>
          </table:table-cell>
          <table:table-cell office:value-type="float" office:value="2.80838285693564" calcext:value-type="float">
            <text:p>2.8083828569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table:formula="of:=[.A287]/1000000" office:value-type="float" office:value="71.75" calcext:value-type="float">
            <text:p>71.75</text:p>
          </table:table-cell>
          <table:table-cell office:value-type="float" office:value="3.38183107428355" calcext:value-type="float">
            <text:p>3.3818310743</text:p>
          </table:table-cell>
          <table:table-cell office:value-type="float" office:value="2.7848064459168" calcext:value-type="float">
            <text:p>2.7848064459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table:formula="of:=[.A288]/1000000" office:value-type="float" office:value="72" calcext:value-type="float">
            <text:p>72.00</text:p>
          </table:table-cell>
          <table:table-cell office:value-type="float" office:value="3.66697376652465" calcext:value-type="float">
            <text:p>3.6669737665</text:p>
          </table:table-cell>
          <table:table-cell office:value-type="float" office:value="2.71111246717193" calcext:value-type="float">
            <text:p>2.7111124672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table:formula="of:=[.A289]/1000000" office:value-type="float" office:value="72.25" calcext:value-type="float">
            <text:p>72.25</text:p>
          </table:table-cell>
          <table:table-cell office:value-type="float" office:value="3.26920605568644" calcext:value-type="float">
            <text:p>3.2692060557</text:p>
          </table:table-cell>
          <table:table-cell office:value-type="float" office:value="2.70875060390605" calcext:value-type="float">
            <text:p>2.7087506039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table:formula="of:=[.A290]/1000000" office:value-type="float" office:value="72.5" calcext:value-type="float">
            <text:p>72.50</text:p>
          </table:table-cell>
          <table:table-cell office:value-type="float" office:value="3.76142949022878" calcext:value-type="float">
            <text:p>3.7614294902</text:p>
          </table:table-cell>
          <table:table-cell office:value-type="float" office:value="2.7992962995797" calcext:value-type="float">
            <text:p>2.799296299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table:formula="of:=[.A291]/1000000" office:value-type="float" office:value="72.75" calcext:value-type="float">
            <text:p>72.75</text:p>
          </table:table-cell>
          <table:table-cell office:value-type="float" office:value="3.48657281305381" calcext:value-type="float">
            <text:p>3.4865728131</text:p>
          </table:table-cell>
          <table:table-cell office:value-type="float" office:value="2.91380044888785" calcext:value-type="float">
            <text:p>2.9138004489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table:formula="of:=[.A292]/1000000" office:value-type="float" office:value="73" calcext:value-type="float">
            <text:p>73.00</text:p>
          </table:table-cell>
          <table:table-cell office:value-type="float" office:value="3.45694424731081" calcext:value-type="float">
            <text:p>3.4569442473</text:p>
          </table:table-cell>
          <table:table-cell office:value-type="float" office:value="2.71575965355327" calcext:value-type="float">
            <text:p>2.715759653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table:formula="of:=[.A293]/1000000" office:value-type="float" office:value="73.25" calcext:value-type="float">
            <text:p>73.25</text:p>
          </table:table-cell>
          <table:table-cell office:value-type="float" office:value="3.42391842603143" calcext:value-type="float">
            <text:p>3.423918426</text:p>
          </table:table-cell>
          <table:table-cell office:value-type="float" office:value="2.95740985228865" calcext:value-type="float">
            <text:p>2.957409852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table:formula="of:=[.A294]/1000000" office:value-type="float" office:value="73.5" calcext:value-type="float">
            <text:p>73.50</text:p>
          </table:table-cell>
          <table:table-cell office:value-type="float" office:value="3.30850218290166" calcext:value-type="float">
            <text:p>3.3085021829</text:p>
          </table:table-cell>
          <table:table-cell office:value-type="float" office:value="2.53191100697593" calcext:value-type="float">
            <text:p>2.531911007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table:formula="of:=[.A295]/1000000" office:value-type="float" office:value="73.75" calcext:value-type="float">
            <text:p>73.75</text:p>
          </table:table-cell>
          <table:table-cell office:value-type="float" office:value="3.24990007428747" calcext:value-type="float">
            <text:p>3.2499000743</text:p>
          </table:table-cell>
          <table:table-cell office:value-type="float" office:value="3.20312534045932" calcext:value-type="float">
            <text:p>3.2031253405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table:formula="of:=[.A296]/1000000" office:value-type="float" office:value="74" calcext:value-type="float">
            <text:p>74.00</text:p>
          </table:table-cell>
          <table:table-cell office:value-type="float" office:value="3.37645439232722" calcext:value-type="float">
            <text:p>3.3764543923</text:p>
          </table:table-cell>
          <table:table-cell office:value-type="float" office:value="2.97015824807558" calcext:value-type="float">
            <text:p>2.9701582481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table:formula="of:=[.A297]/1000000" office:value-type="float" office:value="74.25" calcext:value-type="float">
            <text:p>74.25</text:p>
          </table:table-cell>
          <table:table-cell office:value-type="float" office:value="3.41370109508709" calcext:value-type="float">
            <text:p>3.4137010951</text:p>
          </table:table-cell>
          <table:table-cell office:value-type="float" office:value="2.64809673310922" calcext:value-type="float">
            <text:p>2.648096733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table:formula="of:=[.A298]/1000000" office:value-type="float" office:value="74.5" calcext:value-type="float">
            <text:p>74.50</text:p>
          </table:table-cell>
          <table:table-cell office:value-type="float" office:value="3.18414497237547" calcext:value-type="float">
            <text:p>3.1841449724</text:p>
          </table:table-cell>
          <table:table-cell office:value-type="float" office:value="2.56770274885433" calcext:value-type="float">
            <text:p>2.5677027489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table:formula="of:=[.A299]/1000000" office:value-type="float" office:value="74.75" calcext:value-type="float">
            <text:p>74.75</text:p>
          </table:table-cell>
          <table:table-cell office:value-type="float" office:value="3.15644828988902" calcext:value-type="float">
            <text:p>3.1564482899</text:p>
          </table:table-cell>
          <table:table-cell office:value-type="float" office:value="2.85323656353335" calcext:value-type="float">
            <text:p>2.853236563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00]/1000000" office:value-type="float" office:value="75" calcext:value-type="float">
            <text:p>75.00</text:p>
          </table:table-cell>
          <table:table-cell office:value-type="float" office:value="2.98278099753604" calcext:value-type="float">
            <text:p>2.9827809975</text:p>
          </table:table-cell>
          <table:table-cell office:value-type="float" office:value="2.71860483967031" calcext:value-type="float">
            <text:p>2.718604839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table:formula="of:=[.A301]/1000000" office:value-type="float" office:value="75.25" calcext:value-type="float">
            <text:p>75.25</text:p>
          </table:table-cell>
          <table:table-cell office:value-type="float" office:value="3.06564128498111" calcext:value-type="float">
            <text:p>3.065641285</text:p>
          </table:table-cell>
          <table:table-cell office:value-type="float" office:value="2.79319886416921" calcext:value-type="float">
            <text:p>2.7931988642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table:formula="of:=[.A302]/1000000" office:value-type="float" office:value="75.5" calcext:value-type="float">
            <text:p>75.50</text:p>
          </table:table-cell>
          <table:table-cell office:value-type="float" office:value="3.274041923513" calcext:value-type="float">
            <text:p>3.2740419235</text:p>
          </table:table-cell>
          <table:table-cell office:value-type="float" office:value="2.6105003446959" calcext:value-type="float">
            <text:p>2.610500344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table:formula="of:=[.A303]/1000000" office:value-type="float" office:value="75.75" calcext:value-type="float">
            <text:p>75.75</text:p>
          </table:table-cell>
          <table:table-cell office:value-type="float" office:value="2.93290568713745" calcext:value-type="float">
            <text:p>2.9329056871</text:p>
          </table:table-cell>
          <table:table-cell office:value-type="float" office:value="2.9916270820994" calcext:value-type="float">
            <text:p>2.9916270821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table:formula="of:=[.A304]/1000000" office:value-type="float" office:value="76" calcext:value-type="float">
            <text:p>76.00</text:p>
          </table:table-cell>
          <table:table-cell office:value-type="float" office:value="3.40138243311924" calcext:value-type="float">
            <text:p>3.4013824331</text:p>
          </table:table-cell>
          <table:table-cell office:value-type="float" office:value="2.69515231381265" calcext:value-type="float">
            <text:p>2.695152313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table:formula="of:=[.A305]/1000000" office:value-type="float" office:value="76.25" calcext:value-type="float">
            <text:p>76.25</text:p>
          </table:table-cell>
          <table:table-cell office:value-type="float" office:value="3.21890816078509" calcext:value-type="float">
            <text:p>3.2189081608</text:p>
          </table:table-cell>
          <table:table-cell office:value-type="float" office:value="2.72255963973542" calcext:value-type="float">
            <text:p>2.7225596397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table:formula="of:=[.A306]/1000000" office:value-type="float" office:value="76.5" calcext:value-type="float">
            <text:p>76.50</text:p>
          </table:table-cell>
          <table:table-cell office:value-type="float" office:value="3.36699078838212" calcext:value-type="float">
            <text:p>3.3669907884</text:p>
          </table:table-cell>
          <table:table-cell office:value-type="float" office:value="3.11330683299169" calcext:value-type="float">
            <text:p>3.113306833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table:formula="of:=[.A307]/1000000" office:value-type="float" office:value="76.75" calcext:value-type="float">
            <text:p>76.75</text:p>
          </table:table-cell>
          <table:table-cell office:value-type="float" office:value="3.08204052031258" calcext:value-type="float">
            <text:p>3.0820405203</text:p>
          </table:table-cell>
          <table:table-cell office:value-type="float" office:value="3.37620699397629" calcext:value-type="float">
            <text:p>3.376206994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table:formula="of:=[.A308]/1000000" office:value-type="float" office:value="77" calcext:value-type="float">
            <text:p>77.00</text:p>
          </table:table-cell>
          <table:table-cell office:value-type="float" office:value="2.96090198963433" calcext:value-type="float">
            <text:p>2.9609019896</text:p>
          </table:table-cell>
          <table:table-cell office:value-type="float" office:value="2.63398022575961" calcext:value-type="float">
            <text:p>2.633980225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table:formula="of:=[.A309]/1000000" office:value-type="float" office:value="77.25" calcext:value-type="float">
            <text:p>77.25</text:p>
          </table:table-cell>
          <table:table-cell office:value-type="float" office:value="3.13114353494881" calcext:value-type="float">
            <text:p>3.1311435349</text:p>
          </table:table-cell>
          <table:table-cell office:value-type="float" office:value="2.99959027024787" calcext:value-type="float">
            <text:p>2.9995902702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table:formula="of:=[.A310]/1000000" office:value-type="float" office:value="77.5" calcext:value-type="float">
            <text:p>77.50</text:p>
          </table:table-cell>
          <table:table-cell office:value-type="float" office:value="2.86252820392881" calcext:value-type="float">
            <text:p>2.8625282039</text:p>
          </table:table-cell>
          <table:table-cell office:value-type="float" office:value="2.88117164459041" calcext:value-type="float">
            <text:p>2.8811716446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table:formula="of:=[.A311]/1000000" office:value-type="float" office:value="77.75" calcext:value-type="float">
            <text:p>77.75</text:p>
          </table:table-cell>
          <table:table-cell office:value-type="float" office:value="2.96638469540163" calcext:value-type="float">
            <text:p>2.9663846954</text:p>
          </table:table-cell>
          <table:table-cell office:value-type="float" office:value="2.65815659097059" calcext:value-type="float">
            <text:p>2.658156591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table:formula="of:=[.A312]/1000000" office:value-type="float" office:value="78" calcext:value-type="float">
            <text:p>78.00</text:p>
          </table:table-cell>
          <table:table-cell office:value-type="float" office:value="3.06489341693102" calcext:value-type="float">
            <text:p>3.0648934169</text:p>
          </table:table-cell>
          <table:table-cell office:value-type="float" office:value="2.92448929949157" calcext:value-type="float">
            <text:p>2.9244892995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table:formula="of:=[.A313]/1000000" office:value-type="float" office:value="78.25" calcext:value-type="float">
            <text:p>78.25</text:p>
          </table:table-cell>
          <table:table-cell office:value-type="float" office:value="3.08757612565021" calcext:value-type="float">
            <text:p>3.0875761257</text:p>
          </table:table-cell>
          <table:table-cell office:value-type="float" office:value="3.00918278675571" calcext:value-type="float">
            <text:p>3.0091827868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table:formula="of:=[.A314]/1000000" office:value-type="float" office:value="78.5" calcext:value-type="float">
            <text:p>78.50</text:p>
          </table:table-cell>
          <table:table-cell office:value-type="float" office:value="3.05351199568539" calcext:value-type="float">
            <text:p>3.0535119957</text:p>
          </table:table-cell>
          <table:table-cell office:value-type="float" office:value="2.79416607339467" calcext:value-type="float">
            <text:p>2.794166073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table:formula="of:=[.A315]/1000000" office:value-type="float" office:value="78.75" calcext:value-type="float">
            <text:p>78.75</text:p>
          </table:table-cell>
          <table:table-cell office:value-type="float" office:value="3.12492011962771" calcext:value-type="float">
            <text:p>3.1249201196</text:p>
          </table:table-cell>
          <table:table-cell office:value-type="float" office:value="2.74755529533218" calcext:value-type="float">
            <text:p>2.747555295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table:formula="of:=[.A316]/1000000" office:value-type="float" office:value="79" calcext:value-type="float">
            <text:p>79.00</text:p>
          </table:table-cell>
          <table:table-cell office:value-type="float" office:value="3.49105609082483" calcext:value-type="float">
            <text:p>3.4910560908</text:p>
          </table:table-cell>
          <table:table-cell office:value-type="float" office:value="2.79072935335119" calcext:value-type="float">
            <text:p>2.7907293534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table:formula="of:=[.A317]/1000000" office:value-type="float" office:value="79.25" calcext:value-type="float">
            <text:p>79.25</text:p>
          </table:table-cell>
          <table:table-cell office:value-type="float" office:value="3.05233626414361" calcext:value-type="float">
            <text:p>3.0523362641</text:p>
          </table:table-cell>
          <table:table-cell office:value-type="float" office:value="3.01282732391903" calcext:value-type="float">
            <text:p>3.0128273239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table:formula="of:=[.A318]/1000000" office:value-type="float" office:value="79.5" calcext:value-type="float">
            <text:p>79.50</text:p>
          </table:table-cell>
          <table:table-cell office:value-type="float" office:value="2.72208139927359" calcext:value-type="float">
            <text:p>2.7220813993</text:p>
          </table:table-cell>
          <table:table-cell office:value-type="float" office:value="2.79305805765819" calcext:value-type="float">
            <text:p>2.793058057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table:formula="of:=[.A319]/1000000" office:value-type="float" office:value="79.75" calcext:value-type="float">
            <text:p>79.75</text:p>
          </table:table-cell>
          <table:table-cell office:value-type="float" office:value="3.06713088132114" calcext:value-type="float">
            <text:p>3.0671308813</text:p>
          </table:table-cell>
          <table:table-cell office:value-type="float" office:value="3.08821645206801" calcext:value-type="float">
            <text:p>3.0882164521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20]/1000000" office:value-type="float" office:value="80" calcext:value-type="float">
            <text:p>80.00</text:p>
          </table:table-cell>
          <table:table-cell office:value-type="float" office:value="2.92068187847177" calcext:value-type="float">
            <text:p>2.9206818785</text:p>
          </table:table-cell>
          <table:table-cell office:value-type="float" office:value="2.8468166193498" calcext:value-type="float">
            <text:p>2.8468166193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table:formula="of:=[.A321]/1000000" office:value-type="float" office:value="80.25" calcext:value-type="float">
            <text:p>80.25</text:p>
          </table:table-cell>
          <table:table-cell office:value-type="float" office:value="2.9100366758002" calcext:value-type="float">
            <text:p>2.9100366758</text:p>
          </table:table-cell>
          <table:table-cell office:value-type="float" office:value="3.12326071557773" calcext:value-type="float">
            <text:p>3.123260715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table:formula="of:=[.A322]/1000000" office:value-type="float" office:value="80.5" calcext:value-type="float">
            <text:p>80.50</text:p>
          </table:table-cell>
          <table:table-cell office:value-type="float" office:value="3.09860572678041" calcext:value-type="float">
            <text:p>3.0986057268</text:p>
          </table:table-cell>
          <table:table-cell office:value-type="float" office:value="3.16998727130657" calcext:value-type="float">
            <text:p>3.1699872713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table:formula="of:=[.A323]/1000000" office:value-type="float" office:value="80.75" calcext:value-type="float">
            <text:p>80.75</text:p>
          </table:table-cell>
          <table:table-cell office:value-type="float" office:value="2.913829622316" calcext:value-type="float">
            <text:p>2.9138296223</text:p>
          </table:table-cell>
          <table:table-cell office:value-type="float" office:value="3.41013324348252" calcext:value-type="float">
            <text:p>3.4101332435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table:formula="of:=[.A324]/1000000" office:value-type="float" office:value="81" calcext:value-type="float">
            <text:p>81.00</text:p>
          </table:table-cell>
          <table:table-cell office:value-type="float" office:value="2.8508989102255" calcext:value-type="float">
            <text:p>2.8508989102</text:p>
          </table:table-cell>
          <table:table-cell office:value-type="float" office:value="3.31945502771268" calcext:value-type="float">
            <text:p>3.3194550277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table:formula="of:=[.A325]/1000000" office:value-type="float" office:value="81.25" calcext:value-type="float">
            <text:p>81.25</text:p>
          </table:table-cell>
          <table:table-cell office:value-type="float" office:value="2.75116701496442" calcext:value-type="float">
            <text:p>2.751167015</text:p>
          </table:table-cell>
          <table:table-cell office:value-type="float" office:value="2.79820303328531" calcext:value-type="float">
            <text:p>2.7982030333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table:formula="of:=[.A326]/1000000" office:value-type="float" office:value="81.5" calcext:value-type="float">
            <text:p>81.50</text:p>
          </table:table-cell>
          <table:table-cell office:value-type="float" office:value="2.8457988808469" calcext:value-type="float">
            <text:p>2.8457988808</text:p>
          </table:table-cell>
          <table:table-cell office:value-type="float" office:value="2.68799353884076" calcext:value-type="float">
            <text:p>2.6879935388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table:formula="of:=[.A327]/1000000" office:value-type="float" office:value="81.75" calcext:value-type="float">
            <text:p>81.75</text:p>
          </table:table-cell>
          <table:table-cell office:value-type="float" office:value="2.81518615498602" calcext:value-type="float">
            <text:p>2.815186155</text:p>
          </table:table-cell>
          <table:table-cell office:value-type="float" office:value="3.21225940153436" calcext:value-type="float">
            <text:p>3.2122594015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table:formula="of:=[.A328]/1000000" office:value-type="float" office:value="82" calcext:value-type="float">
            <text:p>82.00</text:p>
          </table:table-cell>
          <table:table-cell office:value-type="float" office:value="2.54760252342328" calcext:value-type="float">
            <text:p>2.5476025234</text:p>
          </table:table-cell>
          <table:table-cell office:value-type="float" office:value="3.07756820454798" calcext:value-type="float">
            <text:p>3.0775682045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table:formula="of:=[.A329]/1000000" office:value-type="float" office:value="82.25" calcext:value-type="float">
            <text:p>82.25</text:p>
          </table:table-cell>
          <table:table-cell office:value-type="float" office:value="2.72132885832079" calcext:value-type="float">
            <text:p>2.7213288583</text:p>
          </table:table-cell>
          <table:table-cell office:value-type="float" office:value="3.11726572060894" calcext:value-type="float">
            <text:p>3.1172657206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table:formula="of:=[.A330]/1000000" office:value-type="float" office:value="82.5" calcext:value-type="float">
            <text:p>82.50</text:p>
          </table:table-cell>
          <table:table-cell office:value-type="float" office:value="2.75266020428383" calcext:value-type="float">
            <text:p>2.7526602043</text:p>
          </table:table-cell>
          <table:table-cell office:value-type="float" office:value="3.00468859532783" calcext:value-type="float">
            <text:p>3.0046885953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table:formula="of:=[.A331]/1000000" office:value-type="float" office:value="82.75" calcext:value-type="float">
            <text:p>82.75</text:p>
          </table:table-cell>
          <table:table-cell office:value-type="float" office:value="2.79692011691485" calcext:value-type="float">
            <text:p>2.7969201169</text:p>
          </table:table-cell>
          <table:table-cell office:value-type="float" office:value="3.27061022656886" calcext:value-type="float">
            <text:p>3.270610226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table:formula="of:=[.A332]/1000000" office:value-type="float" office:value="83" calcext:value-type="float">
            <text:p>83.00</text:p>
          </table:table-cell>
          <table:table-cell office:value-type="float" office:value="2.93484102665" calcext:value-type="float">
            <text:p>2.9348410267</text:p>
          </table:table-cell>
          <table:table-cell office:value-type="float" office:value="3.30892890439902" calcext:value-type="float">
            <text:p>3.3089289044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table:formula="of:=[.A333]/1000000" office:value-type="float" office:value="83.25" calcext:value-type="float">
            <text:p>83.25</text:p>
          </table:table-cell>
          <table:table-cell office:value-type="float" office:value="2.75651223359818" calcext:value-type="float">
            <text:p>2.7565122336</text:p>
          </table:table-cell>
          <table:table-cell office:value-type="float" office:value="3.02882596222496" calcext:value-type="float">
            <text:p>3.0288259622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table:formula="of:=[.A334]/1000000" office:value-type="float" office:value="83.5" calcext:value-type="float">
            <text:p>83.50</text:p>
          </table:table-cell>
          <table:table-cell office:value-type="float" office:value="2.74095383147381" calcext:value-type="float">
            <text:p>2.7409538315</text:p>
          </table:table-cell>
          <table:table-cell office:value-type="float" office:value="3.1866369275946" calcext:value-type="float">
            <text:p>3.1866369276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table:formula="of:=[.A335]/1000000" office:value-type="float" office:value="83.75" calcext:value-type="float">
            <text:p>83.75</text:p>
          </table:table-cell>
          <table:table-cell office:value-type="float" office:value="2.81780562845592" calcext:value-type="float">
            <text:p>2.8178056285</text:p>
          </table:table-cell>
          <table:table-cell office:value-type="float" office:value="3.43459480932902" calcext:value-type="float">
            <text:p>3.4345948093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table:formula="of:=[.A336]/1000000" office:value-type="float" office:value="84" calcext:value-type="float">
            <text:p>84.00</text:p>
          </table:table-cell>
          <table:table-cell office:value-type="float" office:value="2.84039235425002" calcext:value-type="float">
            <text:p>2.8403923543</text:p>
          </table:table-cell>
          <table:table-cell office:value-type="float" office:value="2.6073374613144" calcext:value-type="float">
            <text:p>2.6073374613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table:formula="of:=[.A337]/1000000" office:value-type="float" office:value="84.25" calcext:value-type="float">
            <text:p>84.25</text:p>
          </table:table-cell>
          <table:table-cell office:value-type="float" office:value="2.52810943718068" calcext:value-type="float">
            <text:p>2.5281094372</text:p>
          </table:table-cell>
          <table:table-cell office:value-type="float" office:value="3.00276005754411" calcext:value-type="float">
            <text:p>3.002760057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table:formula="of:=[.A338]/1000000" office:value-type="float" office:value="84.5" calcext:value-type="float">
            <text:p>84.50</text:p>
          </table:table-cell>
          <table:table-cell office:value-type="float" office:value="2.77940172414638" calcext:value-type="float">
            <text:p>2.7794017241</text:p>
          </table:table-cell>
          <table:table-cell office:value-type="float" office:value="3.16268758660247" calcext:value-type="float">
            <text:p>3.1626875866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table:formula="of:=[.A339]/1000000" office:value-type="float" office:value="84.75" calcext:value-type="float">
            <text:p>84.75</text:p>
          </table:table-cell>
          <table:table-cell office:value-type="float" office:value="2.46703547715501" calcext:value-type="float">
            <text:p>2.4670354772</text:p>
          </table:table-cell>
          <table:table-cell office:value-type="float" office:value="2.91666612190141" calcext:value-type="float">
            <text:p>2.9166661219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40]/1000000" office:value-type="float" office:value="85" calcext:value-type="float">
            <text:p>85.00</text:p>
          </table:table-cell>
          <table:table-cell office:value-type="float" office:value="2.45531825073234" calcext:value-type="float">
            <text:p>2.4553182507</text:p>
          </table:table-cell>
          <table:table-cell office:value-type="float" office:value="2.84083239197766" calcext:value-type="float">
            <text:p>2.840832392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table:formula="of:=[.A341]/1000000" office:value-type="float" office:value="85.25" calcext:value-type="float">
            <text:p>85.25</text:p>
          </table:table-cell>
          <table:table-cell office:value-type="float" office:value="2.72569967197493" calcext:value-type="float">
            <text:p>2.725699672</text:p>
          </table:table-cell>
          <table:table-cell office:value-type="float" office:value="2.91201581846957" calcext:value-type="float">
            <text:p>2.912015818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table:formula="of:=[.A342]/1000000" office:value-type="float" office:value="85.5" calcext:value-type="float">
            <text:p>85.50</text:p>
          </table:table-cell>
          <table:table-cell office:value-type="float" office:value="2.42743461155422" calcext:value-type="float">
            <text:p>2.4274346116</text:p>
          </table:table-cell>
          <table:table-cell office:value-type="float" office:value="2.61350984700032" calcext:value-type="float">
            <text:p>2.61350984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table:formula="of:=[.A343]/1000000" office:value-type="float" office:value="85.75" calcext:value-type="float">
            <text:p>85.75</text:p>
          </table:table-cell>
          <table:table-cell office:value-type="float" office:value="2.90739315055524" calcext:value-type="float">
            <text:p>2.9073931506</text:p>
          </table:table-cell>
          <table:table-cell office:value-type="float" office:value="3.60805239001547" calcext:value-type="float">
            <text:p>3.6080523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table:formula="of:=[.A344]/1000000" office:value-type="float" office:value="86" calcext:value-type="float">
            <text:p>86.00</text:p>
          </table:table-cell>
          <table:table-cell office:value-type="float" office:value="2.78693362694437" calcext:value-type="float">
            <text:p>2.7869336269</text:p>
          </table:table-cell>
          <table:table-cell office:value-type="float" office:value="2.6888830046282" calcext:value-type="float">
            <text:p>2.6888830046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table:formula="of:=[.A345]/1000000" office:value-type="float" office:value="86.25" calcext:value-type="float">
            <text:p>86.25</text:p>
          </table:table-cell>
          <table:table-cell office:value-type="float" office:value="2.4648469896864" calcext:value-type="float">
            <text:p>2.4648469897</text:p>
          </table:table-cell>
          <table:table-cell office:value-type="float" office:value="3.09297753629937" calcext:value-type="float">
            <text:p>3.0929775363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table:formula="of:=[.A346]/1000000" office:value-type="float" office:value="86.5" calcext:value-type="float">
            <text:p>86.50</text:p>
          </table:table-cell>
          <table:table-cell office:value-type="float" office:value="2.65255256907334" calcext:value-type="float">
            <text:p>2.6525525691</text:p>
          </table:table-cell>
          <table:table-cell office:value-type="float" office:value="2.66368450341885" calcext:value-type="float">
            <text:p>2.6636845034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table:formula="of:=[.A347]/1000000" office:value-type="float" office:value="86.75" calcext:value-type="float">
            <text:p>86.75</text:p>
          </table:table-cell>
          <table:table-cell office:value-type="float" office:value="2.73720040685609" calcext:value-type="float">
            <text:p>2.7372004069</text:p>
          </table:table-cell>
          <table:table-cell office:value-type="float" office:value="2.87135853130019" calcext:value-type="float">
            <text:p>2.8713585313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table:formula="of:=[.A348]/1000000" office:value-type="float" office:value="87" calcext:value-type="float">
            <text:p>87.00</text:p>
          </table:table-cell>
          <table:table-cell office:value-type="float" office:value="2.80716873158987" calcext:value-type="float">
            <text:p>2.8071687316</text:p>
          </table:table-cell>
          <table:table-cell office:value-type="float" office:value="3.50275626257512" calcext:value-type="float">
            <text:p>3.5027562626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table:formula="of:=[.A349]/1000000" office:value-type="float" office:value="87.25" calcext:value-type="float">
            <text:p>87.25</text:p>
          </table:table-cell>
          <table:table-cell office:value-type="float" office:value="2.63070081689631" calcext:value-type="float">
            <text:p>2.6307008169</text:p>
          </table:table-cell>
          <table:table-cell office:value-type="float" office:value="2.97549885616246" calcext:value-type="float">
            <text:p>2.9754988562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table:formula="of:=[.A350]/1000000" office:value-type="float" office:value="87.5" calcext:value-type="float">
            <text:p>87.50</text:p>
          </table:table-cell>
          <table:table-cell office:value-type="float" office:value="2.77064411936844" calcext:value-type="float">
            <text:p>2.7706441194</text:p>
          </table:table-cell>
          <table:table-cell office:value-type="float" office:value="3.05424189140958" calcext:value-type="float">
            <text:p>3.054241891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table:formula="of:=[.A351]/1000000" office:value-type="float" office:value="87.75" calcext:value-type="float">
            <text:p>87.75</text:p>
          </table:table-cell>
          <table:table-cell office:value-type="float" office:value="2.59505281882446" calcext:value-type="float">
            <text:p>2.5950528188</text:p>
          </table:table-cell>
          <table:table-cell office:value-type="float" office:value="2.75305049092478" calcext:value-type="float">
            <text:p>2.7530504909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table:formula="of:=[.A352]/1000000" office:value-type="float" office:value="88" calcext:value-type="float">
            <text:p>88.00</text:p>
          </table:table-cell>
          <table:table-cell office:value-type="float" office:value="2.70309800058929" calcext:value-type="float">
            <text:p>2.7030980006</text:p>
          </table:table-cell>
          <table:table-cell office:value-type="float" office:value="3.39937143806654" calcext:value-type="float">
            <text:p>3.399371438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table:formula="of:=[.A353]/1000000" office:value-type="float" office:value="88.25" calcext:value-type="float">
            <text:p>88.25</text:p>
          </table:table-cell>
          <table:table-cell office:value-type="float" office:value="2.56909915880744" calcext:value-type="float">
            <text:p>2.5690991588</text:p>
          </table:table-cell>
          <table:table-cell office:value-type="float" office:value="2.797763324626" calcext:value-type="float">
            <text:p>2.7977633246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table:formula="of:=[.A354]/1000000" office:value-type="float" office:value="88.5" calcext:value-type="float">
            <text:p>88.50</text:p>
          </table:table-cell>
          <table:table-cell office:value-type="float" office:value="2.71340946524131" calcext:value-type="float">
            <text:p>2.7134094652</text:p>
          </table:table-cell>
          <table:table-cell office:value-type="float" office:value="3.09255425498175" calcext:value-type="float">
            <text:p>3.09255425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table:formula="of:=[.A355]/1000000" office:value-type="float" office:value="88.75" calcext:value-type="float">
            <text:p>88.75</text:p>
          </table:table-cell>
          <table:table-cell office:value-type="float" office:value="2.60301237551209" calcext:value-type="float">
            <text:p>2.6030123755</text:p>
          </table:table-cell>
          <table:table-cell office:value-type="float" office:value="3.07018331410017" calcext:value-type="float">
            <text:p>3.0701833141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table:formula="of:=[.A356]/1000000" office:value-type="float" office:value="89" calcext:value-type="float">
            <text:p>89.00</text:p>
          </table:table-cell>
          <table:table-cell office:value-type="float" office:value="2.63451959237847" calcext:value-type="float">
            <text:p>2.6345195924</text:p>
          </table:table-cell>
          <table:table-cell office:value-type="float" office:value="2.96237953141001" calcext:value-type="float">
            <text:p>2.9623795314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table:formula="of:=[.A357]/1000000" office:value-type="float" office:value="89.25" calcext:value-type="float">
            <text:p>89.25</text:p>
          </table:table-cell>
          <table:table-cell office:value-type="float" office:value="2.6569227477618" calcext:value-type="float">
            <text:p>2.6569227478</text:p>
          </table:table-cell>
          <table:table-cell office:value-type="float" office:value="3.16412976086216" calcext:value-type="float">
            <text:p>3.164129760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table:formula="of:=[.A358]/1000000" office:value-type="float" office:value="89.5" calcext:value-type="float">
            <text:p>89.50</text:p>
          </table:table-cell>
          <table:table-cell office:value-type="float" office:value="2.9214784974963" calcext:value-type="float">
            <text:p>2.9214784975</text:p>
          </table:table-cell>
          <table:table-cell office:value-type="float" office:value="3.23634915589576" calcext:value-type="float">
            <text:p>3.236349155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table:formula="of:=[.A359]/1000000" office:value-type="float" office:value="89.75" calcext:value-type="float">
            <text:p>89.75</text:p>
          </table:table-cell>
          <table:table-cell office:value-type="float" office:value="2.9500193860147" calcext:value-type="float">
            <text:p>2.950019386</text:p>
          </table:table-cell>
          <table:table-cell office:value-type="float" office:value="3.02828366390413" calcext:value-type="float">
            <text:p>3.028283663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360]/1000000" office:value-type="float" office:value="90" calcext:value-type="float">
            <text:p>90.00</text:p>
          </table:table-cell>
          <table:table-cell office:value-type="float" office:value="2.67619635974475" calcext:value-type="float">
            <text:p>2.6761963597</text:p>
          </table:table-cell>
          <table:table-cell office:value-type="float" office:value="3.26107929600752" calcext:value-type="float">
            <text:p>3.261079296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table:formula="of:=[.A361]/1000000" office:value-type="float" office:value="90.25" calcext:value-type="float">
            <text:p>90.25</text:p>
          </table:table-cell>
          <table:table-cell office:value-type="float" office:value="2.64785242953501" calcext:value-type="float">
            <text:p>2.6478524295</text:p>
          </table:table-cell>
          <table:table-cell office:value-type="float" office:value="2.91157297731383" calcext:value-type="float">
            <text:p>2.9115729773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table:formula="of:=[.A362]/1000000" office:value-type="float" office:value="90.5" calcext:value-type="float">
            <text:p>90.50</text:p>
          </table:table-cell>
          <table:table-cell office:value-type="float" office:value="2.48925923147229" calcext:value-type="float">
            <text:p>2.4892592315</text:p>
          </table:table-cell>
          <table:table-cell office:value-type="float" office:value="2.86897055015212" calcext:value-type="float">
            <text:p>2.868970550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table:formula="of:=[.A363]/1000000" office:value-type="float" office:value="90.75" calcext:value-type="float">
            <text:p>90.75</text:p>
          </table:table-cell>
          <table:table-cell office:value-type="float" office:value="2.64934275970436" calcext:value-type="float">
            <text:p>2.6493427597</text:p>
          </table:table-cell>
          <table:table-cell office:value-type="float" office:value="3.03502277898664" calcext:value-type="float">
            <text:p>3.035022779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table:formula="of:=[.A364]/1000000" office:value-type="float" office:value="91" calcext:value-type="float">
            <text:p>91.00</text:p>
          </table:table-cell>
          <table:table-cell office:value-type="float" office:value="2.36527025084529" calcext:value-type="float">
            <text:p>2.3652702508</text:p>
          </table:table-cell>
          <table:table-cell office:value-type="float" office:value="3.03534526654849" calcext:value-type="float">
            <text:p>3.0353452665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table:formula="of:=[.A365]/1000000" office:value-type="float" office:value="91.25" calcext:value-type="float">
            <text:p>91.25</text:p>
          </table:table-cell>
          <table:table-cell office:value-type="float" office:value="2.62476192421022" calcext:value-type="float">
            <text:p>2.6247619242</text:p>
          </table:table-cell>
          <table:table-cell office:value-type="float" office:value="2.68270108479519" calcext:value-type="float">
            <text:p>2.6827010848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table:formula="of:=[.A366]/1000000" office:value-type="float" office:value="91.5" calcext:value-type="float">
            <text:p>91.50</text:p>
          </table:table-cell>
          <table:table-cell office:value-type="float" office:value="2.54224960324583" calcext:value-type="float">
            <text:p>2.5422496032</text:p>
          </table:table-cell>
          <table:table-cell office:value-type="float" office:value="3.43265651962776" calcext:value-type="float">
            <text:p>3.4326565196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table:formula="of:=[.A367]/1000000" office:value-type="float" office:value="91.75" calcext:value-type="float">
            <text:p>91.75</text:p>
          </table:table-cell>
          <table:table-cell office:value-type="float" office:value="2.53085432363057" calcext:value-type="float">
            <text:p>2.5308543236</text:p>
          </table:table-cell>
          <table:table-cell office:value-type="float" office:value="3.28875082086059" calcext:value-type="float">
            <text:p>3.288750820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table:formula="of:=[.A368]/1000000" office:value-type="float" office:value="92" calcext:value-type="float">
            <text:p>92.00</text:p>
          </table:table-cell>
          <table:table-cell office:value-type="float" office:value="2.65900360407013" calcext:value-type="float">
            <text:p>2.6590036041</text:p>
          </table:table-cell>
          <table:table-cell office:value-type="float" office:value="3.25010678845523" calcext:value-type="float">
            <text:p>3.2501067885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table:formula="of:=[.A369]/1000000" office:value-type="float" office:value="92.25" calcext:value-type="float">
            <text:p>92.25</text:p>
          </table:table-cell>
          <table:table-cell office:value-type="float" office:value="2.8657290586902" calcext:value-type="float">
            <text:p>2.8657290587</text:p>
          </table:table-cell>
          <table:table-cell office:value-type="float" office:value="2.83131943536304" calcext:value-type="float">
            <text:p>2.8313194354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table:formula="of:=[.A370]/1000000" office:value-type="float" office:value="92.5" calcext:value-type="float">
            <text:p>92.50</text:p>
          </table:table-cell>
          <table:table-cell office:value-type="float" office:value="2.71498133613759" calcext:value-type="float">
            <text:p>2.7149813361</text:p>
          </table:table-cell>
          <table:table-cell office:value-type="float" office:value="2.75070196893026" calcext:value-type="float">
            <text:p>2.7507019689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table:formula="of:=[.A371]/1000000" office:value-type="float" office:value="92.75" calcext:value-type="float">
            <text:p>92.75</text:p>
          </table:table-cell>
          <table:table-cell office:value-type="float" office:value="2.45088974136428" calcext:value-type="float">
            <text:p>2.4508897414</text:p>
          </table:table-cell>
          <table:table-cell office:value-type="float" office:value="3.29117721575565" calcext:value-type="float">
            <text:p>3.291177215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table:formula="of:=[.A372]/1000000" office:value-type="float" office:value="93" calcext:value-type="float">
            <text:p>93.00</text:p>
          </table:table-cell>
          <table:table-cell office:value-type="float" office:value="2.71618639382566" calcext:value-type="float">
            <text:p>2.7161863938</text:p>
          </table:table-cell>
          <table:table-cell office:value-type="float" office:value="2.91528294039341" calcext:value-type="float">
            <text:p>2.9152829404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table:formula="of:=[.A373]/1000000" office:value-type="float" office:value="93.25" calcext:value-type="float">
            <text:p>93.25</text:p>
          </table:table-cell>
          <table:table-cell office:value-type="float" office:value="2.89638556217335" calcext:value-type="float">
            <text:p>2.8963855622</text:p>
          </table:table-cell>
          <table:table-cell office:value-type="float" office:value="2.93840705205549" calcext:value-type="float">
            <text:p>2.9384070521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table:formula="of:=[.A374]/1000000" office:value-type="float" office:value="93.5" calcext:value-type="float">
            <text:p>93.50</text:p>
          </table:table-cell>
          <table:table-cell office:value-type="float" office:value="3.11437120156485" calcext:value-type="float">
            <text:p>3.1143712016</text:p>
          </table:table-cell>
          <table:table-cell office:value-type="float" office:value="2.86559177132924" calcext:value-type="float">
            <text:p>2.8655917713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table:formula="of:=[.A375]/1000000" office:value-type="float" office:value="93.75" calcext:value-type="float">
            <text:p>93.75</text:p>
          </table:table-cell>
          <table:table-cell office:value-type="float" office:value="2.73608299980637" calcext:value-type="float">
            <text:p>2.7360829998</text:p>
          </table:table-cell>
          <table:table-cell office:value-type="float" office:value="2.99358178331607" calcext:value-type="float">
            <text:p>2.993581783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table:formula="of:=[.A376]/1000000" office:value-type="float" office:value="94" calcext:value-type="float">
            <text:p>94.00</text:p>
          </table:table-cell>
          <table:table-cell office:value-type="float" office:value="2.62526004248318" calcext:value-type="float">
            <text:p>2.6252600425</text:p>
          </table:table-cell>
          <table:table-cell office:value-type="float" office:value="2.61076762743366" calcext:value-type="float">
            <text:p>2.6107676274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table:formula="of:=[.A377]/1000000" office:value-type="float" office:value="94.25" calcext:value-type="float">
            <text:p>94.25</text:p>
          </table:table-cell>
          <table:table-cell office:value-type="float" office:value="2.34423669970097" calcext:value-type="float">
            <text:p>2.3442366997</text:p>
          </table:table-cell>
          <table:table-cell office:value-type="float" office:value="2.6191661091765" calcext:value-type="float">
            <text:p>2.6191661092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table:formula="of:=[.A378]/1000000" office:value-type="float" office:value="94.5" calcext:value-type="float">
            <text:p>94.50</text:p>
          </table:table-cell>
          <table:table-cell office:value-type="float" office:value="2.64847485068162" calcext:value-type="float">
            <text:p>2.6484748507</text:p>
          </table:table-cell>
          <table:table-cell office:value-type="float" office:value="2.85787704533911" calcext:value-type="float">
            <text:p>2.857877045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table:formula="of:=[.A379]/1000000" office:value-type="float" office:value="94.75" calcext:value-type="float">
            <text:p>94.75</text:p>
          </table:table-cell>
          <table:table-cell office:value-type="float" office:value="2.31659020489091" calcext:value-type="float">
            <text:p>2.3165902049</text:p>
          </table:table-cell>
          <table:table-cell office:value-type="float" office:value="2.99581203447469" calcext:value-type="float">
            <text:p>2.9958120345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380]/1000000" office:value-type="float" office:value="95" calcext:value-type="float">
            <text:p>95.00</text:p>
          </table:table-cell>
          <table:table-cell office:value-type="float" office:value="2.71109198121806" calcext:value-type="float">
            <text:p>2.7110919812</text:p>
          </table:table-cell>
          <table:table-cell office:value-type="float" office:value="2.62632215430369" calcext:value-type="float">
            <text:p>2.626322154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table:formula="of:=[.A381]/1000000" office:value-type="float" office:value="95.25" calcext:value-type="float">
            <text:p>95.25</text:p>
          </table:table-cell>
          <table:table-cell office:value-type="float" office:value="2.26632102725694" calcext:value-type="float">
            <text:p>2.2663210273</text:p>
          </table:table-cell>
          <table:table-cell office:value-type="float" office:value="2.74236684878835" calcext:value-type="float">
            <text:p>2.7423668488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table:formula="of:=[.A382]/1000000" office:value-type="float" office:value="95.5" calcext:value-type="float">
            <text:p>95.50</text:p>
          </table:table-cell>
          <table:table-cell office:value-type="float" office:value="2.5487181237909" calcext:value-type="float">
            <text:p>2.5487181238</text:p>
          </table:table-cell>
          <table:table-cell office:value-type="float" office:value="2.90978272971795" calcext:value-type="float">
            <text:p>2.9097827297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table:formula="of:=[.A383]/1000000" office:value-type="float" office:value="95.75" calcext:value-type="float">
            <text:p>95.75</text:p>
          </table:table-cell>
          <table:table-cell office:value-type="float" office:value="2.74113410624438" calcext:value-type="float">
            <text:p>2.7411341062</text:p>
          </table:table-cell>
          <table:table-cell office:value-type="float" office:value="3.05721185221884" calcext:value-type="float">
            <text:p>3.057211852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table:formula="of:=[.A384]/1000000" office:value-type="float" office:value="96" calcext:value-type="float">
            <text:p>96.00</text:p>
          </table:table-cell>
          <table:table-cell office:value-type="float" office:value="2.87191017087892" calcext:value-type="float">
            <text:p>2.8719101709</text:p>
          </table:table-cell>
          <table:table-cell office:value-type="float" office:value="2.7368026037323" calcext:value-type="float">
            <text:p>2.7368026037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table:formula="of:=[.A385]/1000000" office:value-type="float" office:value="96.25" calcext:value-type="float">
            <text:p>96.25</text:p>
          </table:table-cell>
          <table:table-cell office:value-type="float" office:value="2.69853260209305" calcext:value-type="float">
            <text:p>2.6985326021</text:p>
          </table:table-cell>
          <table:table-cell office:value-type="float" office:value="3.07178155318027" calcext:value-type="float">
            <text:p>3.0717815532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table:formula="of:=[.A386]/1000000" office:value-type="float" office:value="96.5" calcext:value-type="float">
            <text:p>96.50</text:p>
          </table:table-cell>
          <table:table-cell office:value-type="float" office:value="2.64906213946441" calcext:value-type="float">
            <text:p>2.6490621395</text:p>
          </table:table-cell>
          <table:table-cell office:value-type="float" office:value="2.91025921407277" calcext:value-type="float">
            <text:p>2.9102592141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table:formula="of:=[.A387]/1000000" office:value-type="float" office:value="96.75" calcext:value-type="float">
            <text:p>96.75</text:p>
          </table:table-cell>
          <table:table-cell office:value-type="float" office:value="3.02042864904758" calcext:value-type="float">
            <text:p>3.020428649</text:p>
          </table:table-cell>
          <table:table-cell office:value-type="float" office:value="3.02681246405542" calcext:value-type="float">
            <text:p>3.026812464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table:formula="of:=[.A388]/1000000" office:value-type="float" office:value="97" calcext:value-type="float">
            <text:p>97.00</text:p>
          </table:table-cell>
          <table:table-cell office:value-type="float" office:value="2.73655250763147" calcext:value-type="float">
            <text:p>2.7365525076</text:p>
          </table:table-cell>
          <table:table-cell office:value-type="float" office:value="2.92735354172869" calcext:value-type="float">
            <text:p>2.9273535417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table:formula="of:=[.A389]/1000000" office:value-type="float" office:value="97.25" calcext:value-type="float">
            <text:p>97.25</text:p>
          </table:table-cell>
          <table:table-cell office:value-type="float" office:value="2.47151656488385" calcext:value-type="float">
            <text:p>2.4715165649</text:p>
          </table:table-cell>
          <table:table-cell office:value-type="float" office:value="3.28037221495451" calcext:value-type="float">
            <text:p>3.280372215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table:formula="of:=[.A390]/1000000" office:value-type="float" office:value="97.5" calcext:value-type="float">
            <text:p>97.50</text:p>
          </table:table-cell>
          <table:table-cell office:value-type="float" office:value="2.4068803292221" calcext:value-type="float">
            <text:p>2.4068803292</text:p>
          </table:table-cell>
          <table:table-cell office:value-type="float" office:value="2.82219748084743" calcext:value-type="float">
            <text:p>2.8221974808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table:formula="of:=[.A391]/1000000" office:value-type="float" office:value="97.75" calcext:value-type="float">
            <text:p>97.75</text:p>
          </table:table-cell>
          <table:table-cell office:value-type="float" office:value="2.58565967377212" calcext:value-type="float">
            <text:p>2.5856596738</text:p>
          </table:table-cell>
          <table:table-cell office:value-type="float" office:value="2.96831932610433" calcext:value-type="float">
            <text:p>2.9683193261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table:formula="of:=[.A392]/1000000" office:value-type="float" office:value="98" calcext:value-type="float">
            <text:p>98.00</text:p>
          </table:table-cell>
          <table:table-cell office:value-type="float" office:value="2.31478321149465" calcext:value-type="float">
            <text:p>2.3147832115</text:p>
          </table:table-cell>
          <table:table-cell office:value-type="float" office:value="3.19266572991468" calcext:value-type="float">
            <text:p>3.1926657299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table:formula="of:=[.A393]/1000000" office:value-type="float" office:value="98.25" calcext:value-type="float">
            <text:p>98.25</text:p>
          </table:table-cell>
          <table:table-cell office:value-type="float" office:value="2.53485082888388" calcext:value-type="float">
            <text:p>2.5348508289</text:p>
          </table:table-cell>
          <table:table-cell office:value-type="float" office:value="3.15360181286185" calcext:value-type="float">
            <text:p>3.1536018129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table:formula="of:=[.A394]/1000000" office:value-type="float" office:value="98.5" calcext:value-type="float">
            <text:p>98.50</text:p>
          </table:table-cell>
          <table:table-cell office:value-type="float" office:value="2.66439581020526" calcext:value-type="float">
            <text:p>2.6643958102</text:p>
          </table:table-cell>
          <table:table-cell office:value-type="float" office:value="2.865797893365" calcext:value-type="float">
            <text:p>2.8657978934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table:formula="of:=[.A395]/1000000" office:value-type="float" office:value="98.75" calcext:value-type="float">
            <text:p>98.75</text:p>
          </table:table-cell>
          <table:table-cell office:value-type="float" office:value="2.69790524265349" calcext:value-type="float">
            <text:p>2.6979052427</text:p>
          </table:table-cell>
          <table:table-cell office:value-type="float" office:value="2.88203432479269" calcext:value-type="float">
            <text:p>2.8820343248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table:formula="of:=[.A396]/1000000" office:value-type="float" office:value="99" calcext:value-type="float">
            <text:p>99.00</text:p>
          </table:table-cell>
          <table:table-cell office:value-type="float" office:value="2.43246904885594" calcext:value-type="float">
            <text:p>2.4324690489</text:p>
          </table:table-cell>
          <table:table-cell office:value-type="float" office:value="2.81198074568185" calcext:value-type="float">
            <text:p>2.8119807457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table:formula="of:=[.A397]/1000000" office:value-type="float" office:value="99.25" calcext:value-type="float">
            <text:p>99.25</text:p>
          </table:table-cell>
          <table:table-cell office:value-type="float" office:value="2.46738076013382" calcext:value-type="float">
            <text:p>2.4673807601</text:p>
          </table:table-cell>
          <table:table-cell office:value-type="float" office:value="2.83587595304571" calcext:value-type="float">
            <text:p>2.835875953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table:formula="of:=[.A398]/1000000" office:value-type="float" office:value="99.5" calcext:value-type="float">
            <text:p>99.50</text:p>
          </table:table-cell>
          <table:table-cell office:value-type="float" office:value="2.48580124642466" calcext:value-type="float">
            <text:p>2.4858012464</text:p>
          </table:table-cell>
          <table:table-cell office:value-type="float" office:value="2.85913920536133" calcext:value-type="float">
            <text:p>2.8591392054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table:formula="of:=[.A399]/1000000" office:value-type="float" office:value="99.75" calcext:value-type="float">
            <text:p>99.75</text:p>
          </table:table-cell>
          <table:table-cell office:value-type="float" office:value="2.8426569694321" calcext:value-type="float">
            <text:p>2.8426569694</text:p>
          </table:table-cell>
          <table:table-cell office:value-type="float" office:value="3.10302195857433" calcext:value-type="float">
            <text:p>3.103021958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00]/1000000" office:value-type="float" office:value="100" calcext:value-type="float">
            <text:p>100.00</text:p>
          </table:table-cell>
          <table:table-cell office:value-type="float" office:value="2.6497577212912" calcext:value-type="float">
            <text:p>2.6497577213</text:p>
          </table:table-cell>
          <table:table-cell office:value-type="float" office:value="2.74255944513803" calcext:value-type="float">
            <text:p>2.7425594451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table:formula="of:=[.A401]/1000000" office:value-type="float" office:value="100.25" calcext:value-type="float">
            <text:p>100.25</text:p>
          </table:table-cell>
          <table:table-cell office:value-type="float" office:value="2.70447777745065" calcext:value-type="float">
            <text:p>2.7044777775</text:p>
          </table:table-cell>
          <table:table-cell office:value-type="float" office:value="3.01705093211119" calcext:value-type="float">
            <text:p>3.017050932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table:formula="of:=[.A402]/1000000" office:value-type="float" office:value="100.5" calcext:value-type="float">
            <text:p>100.50</text:p>
          </table:table-cell>
          <table:table-cell office:value-type="float" office:value="2.83233496507737" calcext:value-type="float">
            <text:p>2.8323349651</text:p>
          </table:table-cell>
          <table:table-cell office:value-type="float" office:value="2.68562855980711" calcext:value-type="float">
            <text:p>2.6856285598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table:formula="of:=[.A403]/1000000" office:value-type="float" office:value="100.75" calcext:value-type="float">
            <text:p>100.75</text:p>
          </table:table-cell>
          <table:table-cell office:value-type="float" office:value="2.69323492494877" calcext:value-type="float">
            <text:p>2.6932349249</text:p>
          </table:table-cell>
          <table:table-cell office:value-type="float" office:value="3.06019235710465" calcext:value-type="float">
            <text:p>3.060192357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table:formula="of:=[.A404]/1000000" office:value-type="float" office:value="101" calcext:value-type="float">
            <text:p>101.00</text:p>
          </table:table-cell>
          <table:table-cell office:value-type="float" office:value="2.65868284785188" calcext:value-type="float">
            <text:p>2.6586828479</text:p>
          </table:table-cell>
          <table:table-cell office:value-type="float" office:value="3.10751280047885" calcext:value-type="float">
            <text:p>3.107512800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table:formula="of:=[.A405]/1000000" office:value-type="float" office:value="101.25" calcext:value-type="float">
            <text:p>101.25</text:p>
          </table:table-cell>
          <table:table-cell office:value-type="float" office:value="2.51811892773484" calcext:value-type="float">
            <text:p>2.5181189277</text:p>
          </table:table-cell>
          <table:table-cell office:value-type="float" office:value="2.85660208129052" calcext:value-type="float">
            <text:p>2.8566020813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table:formula="of:=[.A406]/1000000" office:value-type="float" office:value="101.5" calcext:value-type="float">
            <text:p>101.50</text:p>
          </table:table-cell>
          <table:table-cell office:value-type="float" office:value="2.79306001931709" calcext:value-type="float">
            <text:p>2.7930600193</text:p>
          </table:table-cell>
          <table:table-cell office:value-type="float" office:value="3.14521680588916" calcext:value-type="float">
            <text:p>3.1452168059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table:formula="of:=[.A407]/1000000" office:value-type="float" office:value="101.75" calcext:value-type="float">
            <text:p>101.75</text:p>
          </table:table-cell>
          <table:table-cell office:value-type="float" office:value="2.48913633130176" calcext:value-type="float">
            <text:p>2.4891363313</text:p>
          </table:table-cell>
          <table:table-cell office:value-type="float" office:value="2.63833621641108" calcext:value-type="float">
            <text:p>2.6383362164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table:formula="of:=[.A408]/1000000" office:value-type="float" office:value="102" calcext:value-type="float">
            <text:p>102.00</text:p>
          </table:table-cell>
          <table:table-cell office:value-type="float" office:value="2.59981523541047" calcext:value-type="float">
            <text:p>2.5998152354</text:p>
          </table:table-cell>
          <table:table-cell office:value-type="float" office:value="2.74692346036646" calcext:value-type="float">
            <text:p>2.746923460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table:formula="of:=[.A409]/1000000" office:value-type="float" office:value="102.25" calcext:value-type="float">
            <text:p>102.25</text:p>
          </table:table-cell>
          <table:table-cell office:value-type="float" office:value="2.62382941671843" calcext:value-type="float">
            <text:p>2.6238294167</text:p>
          </table:table-cell>
          <table:table-cell office:value-type="float" office:value="2.78737933467892" calcext:value-type="float">
            <text:p>2.7873793347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table:formula="of:=[.A410]/1000000" office:value-type="float" office:value="102.5" calcext:value-type="float">
            <text:p>102.50</text:p>
          </table:table-cell>
          <table:table-cell office:value-type="float" office:value="2.45523966075221" calcext:value-type="float">
            <text:p>2.4552396608</text:p>
          </table:table-cell>
          <table:table-cell office:value-type="float" office:value="2.7081766279457" calcext:value-type="float">
            <text:p>2.7081766279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table:formula="of:=[.A411]/1000000" office:value-type="float" office:value="102.75" calcext:value-type="float">
            <text:p>102.75</text:p>
          </table:table-cell>
          <table:table-cell office:value-type="float" office:value="2.82478292138102" calcext:value-type="float">
            <text:p>2.8247829214</text:p>
          </table:table-cell>
          <table:table-cell office:value-type="float" office:value="2.68158919467866" calcext:value-type="float">
            <text:p>2.6815891947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table:formula="of:=[.A412]/1000000" office:value-type="float" office:value="103" calcext:value-type="float">
            <text:p>103.00</text:p>
          </table:table-cell>
          <table:table-cell office:value-type="float" office:value="2.59826090485593" calcext:value-type="float">
            <text:p>2.5982609049</text:p>
          </table:table-cell>
          <table:table-cell office:value-type="float" office:value="3.08179443367552" calcext:value-type="float">
            <text:p>3.0817944337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table:formula="of:=[.A413]/1000000" office:value-type="float" office:value="103.25" calcext:value-type="float">
            <text:p>103.25</text:p>
          </table:table-cell>
          <table:table-cell office:value-type="float" office:value="2.45482023369688" calcext:value-type="float">
            <text:p>2.4548202337</text:p>
          </table:table-cell>
          <table:table-cell office:value-type="float" office:value="2.70003968382424" calcext:value-type="float">
            <text:p>2.700039683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table:formula="of:=[.A414]/1000000" office:value-type="float" office:value="103.5" calcext:value-type="float">
            <text:p>103.50</text:p>
          </table:table-cell>
          <table:table-cell office:value-type="float" office:value="2.71592986287989" calcext:value-type="float">
            <text:p>2.7159298629</text:p>
          </table:table-cell>
          <table:table-cell office:value-type="float" office:value="3.07795063153739" calcext:value-type="float">
            <text:p>3.0779506315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table:formula="of:=[.A415]/1000000" office:value-type="float" office:value="103.75" calcext:value-type="float">
            <text:p>103.75</text:p>
          </table:table-cell>
          <table:table-cell office:value-type="float" office:value="2.78075449898172" calcext:value-type="float">
            <text:p>2.780754499</text:p>
          </table:table-cell>
          <table:table-cell office:value-type="float" office:value="3.29489667875639" calcext:value-type="float">
            <text:p>3.2948966788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table:formula="of:=[.A416]/1000000" office:value-type="float" office:value="104" calcext:value-type="float">
            <text:p>104.00</text:p>
          </table:table-cell>
          <table:table-cell office:value-type="float" office:value="2.54719369612752" calcext:value-type="float">
            <text:p>2.5471936961</text:p>
          </table:table-cell>
          <table:table-cell office:value-type="float" office:value="2.6990897955391" calcext:value-type="float">
            <text:p>2.699089795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table:formula="of:=[.A417]/1000000" office:value-type="float" office:value="104.25" calcext:value-type="float">
            <text:p>104.25</text:p>
          </table:table-cell>
          <table:table-cell office:value-type="float" office:value="2.56798051124115" calcext:value-type="float">
            <text:p>2.5679805112</text:p>
          </table:table-cell>
          <table:table-cell office:value-type="float" office:value="2.85225081283538" calcext:value-type="float">
            <text:p>2.8522508128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table:formula="of:=[.A418]/1000000" office:value-type="float" office:value="104.5" calcext:value-type="float">
            <text:p>104.50</text:p>
          </table:table-cell>
          <table:table-cell office:value-type="float" office:value="2.5761054667538" calcext:value-type="float">
            <text:p>2.5761054668</text:p>
          </table:table-cell>
          <table:table-cell office:value-type="float" office:value="2.9614836462503" calcext:value-type="float">
            <text:p>2.9614836463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table:formula="of:=[.A419]/1000000" office:value-type="float" office:value="104.75" calcext:value-type="float">
            <text:p>104.75</text:p>
          </table:table-cell>
          <table:table-cell office:value-type="float" office:value="2.54877754390591" calcext:value-type="float">
            <text:p>2.5487775439</text:p>
          </table:table-cell>
          <table:table-cell office:value-type="float" office:value="2.85003195858377" calcext:value-type="float">
            <text:p>2.8500319586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table:formula="of:=[.A420]/1000000" office:value-type="float" office:value="105" calcext:value-type="float">
            <text:p>105.00</text:p>
          </table:table-cell>
          <table:table-cell office:value-type="float" office:value="2.5141946834805" calcext:value-type="float">
            <text:p>2.5141946835</text:p>
          </table:table-cell>
          <table:table-cell office:value-type="float" office:value="2.71284434219152" calcext:value-type="float">
            <text:p>2.7128443422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table:formula="of:=[.A421]/1000000" office:value-type="float" office:value="105.25" calcext:value-type="float">
            <text:p>105.25</text:p>
          </table:table-cell>
          <table:table-cell office:value-type="float" office:value="2.40015926545897" calcext:value-type="float">
            <text:p>2.4001592655</text:p>
          </table:table-cell>
          <table:table-cell office:value-type="float" office:value="2.85305878624151" calcext:value-type="float">
            <text:p>2.853058786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table:formula="of:=[.A422]/1000000" office:value-type="float" office:value="105.5" calcext:value-type="float">
            <text:p>105.50</text:p>
          </table:table-cell>
          <table:table-cell office:value-type="float" office:value="2.6431485664047" calcext:value-type="float">
            <text:p>2.6431485664</text:p>
          </table:table-cell>
          <table:table-cell office:value-type="float" office:value="3.17495627150403" calcext:value-type="float">
            <text:p>3.1749562715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table:formula="of:=[.A423]/1000000" office:value-type="float" office:value="105.75" calcext:value-type="float">
            <text:p>105.75</text:p>
          </table:table-cell>
          <table:table-cell office:value-type="float" office:value="2.56096684593634" calcext:value-type="float">
            <text:p>2.5609668459</text:p>
          </table:table-cell>
          <table:table-cell office:value-type="float" office:value="3.46176785821507" calcext:value-type="float">
            <text:p>3.4617678582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table:formula="of:=[.A424]/1000000" office:value-type="float" office:value="106" calcext:value-type="float">
            <text:p>106.00</text:p>
          </table:table-cell>
          <table:table-cell office:value-type="float" office:value="2.43393273600955" calcext:value-type="float">
            <text:p>2.433932736</text:p>
          </table:table-cell>
          <table:table-cell office:value-type="float" office:value="2.64923680402854" calcext:value-type="float">
            <text:p>2.649236804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table:formula="of:=[.A425]/1000000" office:value-type="float" office:value="106.25" calcext:value-type="float">
            <text:p>106.25</text:p>
          </table:table-cell>
          <table:table-cell office:value-type="float" office:value="2.54729932755901" calcext:value-type="float">
            <text:p>2.5472993276</text:p>
          </table:table-cell>
          <table:table-cell office:value-type="float" office:value="3.0534476025068" calcext:value-type="float">
            <text:p>3.053447602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table:formula="of:=[.A426]/1000000" office:value-type="float" office:value="106.5" calcext:value-type="float">
            <text:p>106.50</text:p>
          </table:table-cell>
          <table:table-cell office:value-type="float" office:value="2.53806586285512" calcext:value-type="float">
            <text:p>2.5380658629</text:p>
          </table:table-cell>
          <table:table-cell office:value-type="float" office:value="2.88299075333852" calcext:value-type="float">
            <text:p>2.8829907533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table:formula="of:=[.A427]/1000000" office:value-type="float" office:value="106.75" calcext:value-type="float">
            <text:p>106.75</text:p>
          </table:table-cell>
          <table:table-cell office:value-type="float" office:value="2.6332967626249" calcext:value-type="float">
            <text:p>2.6332967626</text:p>
          </table:table-cell>
          <table:table-cell office:value-type="float" office:value="2.83712245766505" calcext:value-type="float">
            <text:p>2.8371224577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table:formula="of:=[.A428]/1000000" office:value-type="float" office:value="107" calcext:value-type="float">
            <text:p>107.00</text:p>
          </table:table-cell>
          <table:table-cell office:value-type="float" office:value="2.43312553978693" calcext:value-type="float">
            <text:p>2.4331255398</text:p>
          </table:table-cell>
          <table:table-cell office:value-type="float" office:value="2.59860275960565" calcext:value-type="float">
            <text:p>2.5986027596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table:formula="of:=[.A429]/1000000" office:value-type="float" office:value="107.25" calcext:value-type="float">
            <text:p>107.25</text:p>
          </table:table-cell>
          <table:table-cell office:value-type="float" office:value="2.61268911923085" calcext:value-type="float">
            <text:p>2.6126891192</text:p>
          </table:table-cell>
          <table:table-cell office:value-type="float" office:value="2.8993246589882" calcext:value-type="float">
            <text:p>2.899324659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table:formula="of:=[.A430]/1000000" office:value-type="float" office:value="107.5" calcext:value-type="float">
            <text:p>107.50</text:p>
          </table:table-cell>
          <table:table-cell office:value-type="float" office:value="2.52501964224544" calcext:value-type="float">
            <text:p>2.5250196422</text:p>
          </table:table-cell>
          <table:table-cell office:value-type="float" office:value="2.69898092654725" calcext:value-type="float">
            <text:p>2.6989809265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table:formula="of:=[.A431]/1000000" office:value-type="float" office:value="107.75" calcext:value-type="float">
            <text:p>107.75</text:p>
          </table:table-cell>
          <table:table-cell office:value-type="float" office:value="2.68772036962726" calcext:value-type="float">
            <text:p>2.6877203696</text:p>
          </table:table-cell>
          <table:table-cell office:value-type="float" office:value="2.7360645830828" calcext:value-type="float">
            <text:p>2.7360645831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table:formula="of:=[.A432]/1000000" office:value-type="float" office:value="108" calcext:value-type="float">
            <text:p>108.00</text:p>
          </table:table-cell>
          <table:table-cell office:value-type="float" office:value="2.37498099916564" calcext:value-type="float">
            <text:p>2.3749809992</text:p>
          </table:table-cell>
          <table:table-cell office:value-type="float" office:value="2.84534690415854" calcext:value-type="float">
            <text:p>2.8453469042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table:formula="of:=[.A433]/1000000" office:value-type="float" office:value="108.25" calcext:value-type="float">
            <text:p>108.25</text:p>
          </table:table-cell>
          <table:table-cell office:value-type="float" office:value="2.41526382506437" calcext:value-type="float">
            <text:p>2.4152638251</text:p>
          </table:table-cell>
          <table:table-cell office:value-type="float" office:value="2.91305269882774" calcext:value-type="float">
            <text:p>2.9130526988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table:formula="of:=[.A434]/1000000" office:value-type="float" office:value="108.5" calcext:value-type="float">
            <text:p>108.50</text:p>
          </table:table-cell>
          <table:table-cell office:value-type="float" office:value="2.58128623128749" calcext:value-type="float">
            <text:p>2.5812862313</text:p>
          </table:table-cell>
          <table:table-cell office:value-type="float" office:value="2.88309912830459" calcext:value-type="float">
            <text:p>2.8830991283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table:formula="of:=[.A435]/1000000" office:value-type="float" office:value="108.75" calcext:value-type="float">
            <text:p>108.75</text:p>
          </table:table-cell>
          <table:table-cell office:value-type="float" office:value="2.67997828616923" calcext:value-type="float">
            <text:p>2.6799782862</text:p>
          </table:table-cell>
          <table:table-cell office:value-type="float" office:value="2.9193414071085" calcext:value-type="float">
            <text:p>2.919341407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table:formula="of:=[.A436]/1000000" office:value-type="float" office:value="109" calcext:value-type="float">
            <text:p>109.00</text:p>
          </table:table-cell>
          <table:table-cell office:value-type="float" office:value="2.67334996990137" calcext:value-type="float">
            <text:p>2.6733499699</text:p>
          </table:table-cell>
          <table:table-cell office:value-type="float" office:value="3.01100592013185" calcext:value-type="float">
            <text:p>3.0110059201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table:formula="of:=[.A437]/1000000" office:value-type="float" office:value="109.25" calcext:value-type="float">
            <text:p>109.25</text:p>
          </table:table-cell>
          <table:table-cell office:value-type="float" office:value="2.47369837060037" calcext:value-type="float">
            <text:p>2.4736983706</text:p>
          </table:table-cell>
          <table:table-cell office:value-type="float" office:value="3.0397764991347" calcext:value-type="float">
            <text:p>3.0397764991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table:formula="of:=[.A438]/1000000" office:value-type="float" office:value="109.5" calcext:value-type="float">
            <text:p>109.50</text:p>
          </table:table-cell>
          <table:table-cell office:value-type="float" office:value="2.51163651418364" calcext:value-type="float">
            <text:p>2.5116365142</text:p>
          </table:table-cell>
          <table:table-cell office:value-type="float" office:value="3.1495760631458" calcext:value-type="float">
            <text:p>3.149576063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table:formula="of:=[.A439]/1000000" office:value-type="float" office:value="109.75" calcext:value-type="float">
            <text:p>109.75</text:p>
          </table:table-cell>
          <table:table-cell office:value-type="float" office:value="2.4936834976109" calcext:value-type="float">
            <text:p>2.4936834976</text:p>
          </table:table-cell>
          <table:table-cell office:value-type="float" office:value="3.24401758701744" calcext:value-type="float">
            <text:p>3.244017587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table:formula="of:=[.A440]/1000000" office:value-type="float" office:value="110" calcext:value-type="float">
            <text:p>110.00</text:p>
          </table:table-cell>
          <table:table-cell office:value-type="float" office:value="2.67647795669736" calcext:value-type="float">
            <text:p>2.6764779567</text:p>
          </table:table-cell>
          <table:table-cell office:value-type="float" office:value="3.09917596059456" calcext:value-type="float">
            <text:p>3.0991759606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table:formula="of:=[.A441]/1000000" office:value-type="float" office:value="110.25" calcext:value-type="float">
            <text:p>110.25</text:p>
          </table:table-cell>
          <table:table-cell office:value-type="float" office:value="2.58085420182305" calcext:value-type="float">
            <text:p>2.5808542018</text:p>
          </table:table-cell>
          <table:table-cell office:value-type="float" office:value="3.40945245259841" calcext:value-type="float">
            <text:p>3.409452452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table:formula="of:=[.A442]/1000000" office:value-type="float" office:value="110.5" calcext:value-type="float">
            <text:p>110.50</text:p>
          </table:table-cell>
          <table:table-cell office:value-type="float" office:value="2.5442753333547" calcext:value-type="float">
            <text:p>2.5442753334</text:p>
          </table:table-cell>
          <table:table-cell office:value-type="float" office:value="2.80543803692901" calcext:value-type="float">
            <text:p>2.8054380369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table:formula="of:=[.A443]/1000000" office:value-type="float" office:value="110.75" calcext:value-type="float">
            <text:p>110.75</text:p>
          </table:table-cell>
          <table:table-cell office:value-type="float" office:value="2.48929553154714" calcext:value-type="float">
            <text:p>2.4892955315</text:p>
          </table:table-cell>
          <table:table-cell office:value-type="float" office:value="2.9380786011233" calcext:value-type="float">
            <text:p>2.938078601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table:formula="of:=[.A444]/1000000" office:value-type="float" office:value="111" calcext:value-type="float">
            <text:p>111.00</text:p>
          </table:table-cell>
          <table:table-cell office:value-type="float" office:value="2.6193971058949" calcext:value-type="float">
            <text:p>2.6193971059</text:p>
          </table:table-cell>
          <table:table-cell office:value-type="float" office:value="2.95090234097973" calcext:value-type="float">
            <text:p>2.950902341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table:formula="of:=[.A445]/1000000" office:value-type="float" office:value="111.25" calcext:value-type="float">
            <text:p>111.25</text:p>
          </table:table-cell>
          <table:table-cell office:value-type="float" office:value="2.59326905175416" calcext:value-type="float">
            <text:p>2.5932690518</text:p>
          </table:table-cell>
          <table:table-cell office:value-type="float" office:value="3.18981796423065" calcext:value-type="float">
            <text:p>3.1898179642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table:formula="of:=[.A446]/1000000" office:value-type="float" office:value="111.5" calcext:value-type="float">
            <text:p>111.50</text:p>
          </table:table-cell>
          <table:table-cell office:value-type="float" office:value="2.69915169859641" calcext:value-type="float">
            <text:p>2.6991516986</text:p>
          </table:table-cell>
          <table:table-cell office:value-type="float" office:value="2.79585751876254" calcext:value-type="float">
            <text:p>2.795857518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table:formula="of:=[.A447]/1000000" office:value-type="float" office:value="111.75" calcext:value-type="float">
            <text:p>111.75</text:p>
          </table:table-cell>
          <table:table-cell office:value-type="float" office:value="2.57899048386587" calcext:value-type="float">
            <text:p>2.5789904839</text:p>
          </table:table-cell>
          <table:table-cell office:value-type="float" office:value="3.21519006035215" calcext:value-type="float">
            <text:p>3.215190060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table:formula="of:=[.A448]/1000000" office:value-type="float" office:value="112" calcext:value-type="float">
            <text:p>112.00</text:p>
          </table:table-cell>
          <table:table-cell office:value-type="float" office:value="2.89205768947778" calcext:value-type="float">
            <text:p>2.8920576895</text:p>
          </table:table-cell>
          <table:table-cell office:value-type="float" office:value="2.90393318778328" calcext:value-type="float">
            <text:p>2.9039331878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table:formula="of:=[.A449]/1000000" office:value-type="float" office:value="112.25" calcext:value-type="float">
            <text:p>112.25</text:p>
          </table:table-cell>
          <table:table-cell office:value-type="float" office:value="2.60108865219512" calcext:value-type="float">
            <text:p>2.6010886522</text:p>
          </table:table-cell>
          <table:table-cell office:value-type="float" office:value="2.78785843638569" calcext:value-type="float">
            <text:p>2.7878584364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table:formula="of:=[.A450]/1000000" office:value-type="float" office:value="112.5" calcext:value-type="float">
            <text:p>112.50</text:p>
          </table:table-cell>
          <table:table-cell office:value-type="float" office:value="2.71744882172781" calcext:value-type="float">
            <text:p>2.7174488217</text:p>
          </table:table-cell>
          <table:table-cell office:value-type="float" office:value="2.96925082574021" calcext:value-type="float">
            <text:p>2.9692508257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table:formula="of:=[.A451]/1000000" office:value-type="float" office:value="112.75" calcext:value-type="float">
            <text:p>112.75</text:p>
          </table:table-cell>
          <table:table-cell office:value-type="float" office:value="2.88063676709274" calcext:value-type="float">
            <text:p>2.8806367671</text:p>
          </table:table-cell>
          <table:table-cell office:value-type="float" office:value="3.3529962738814" calcext:value-type="float">
            <text:p>3.3529962739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table:formula="of:=[.A452]/1000000" office:value-type="float" office:value="113" calcext:value-type="float">
            <text:p>113.00</text:p>
          </table:table-cell>
          <table:table-cell office:value-type="float" office:value="2.40459178421953" calcext:value-type="float">
            <text:p>2.4045917842</text:p>
          </table:table-cell>
          <table:table-cell office:value-type="float" office:value="3.53396615311384" calcext:value-type="float">
            <text:p>3.5339661531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table:formula="of:=[.A453]/1000000" office:value-type="float" office:value="113.25" calcext:value-type="float">
            <text:p>113.25</text:p>
          </table:table-cell>
          <table:table-cell office:value-type="float" office:value="2.75273186890887" calcext:value-type="float">
            <text:p>2.7527318689</text:p>
          </table:table-cell>
          <table:table-cell office:value-type="float" office:value="2.92819267933973" calcext:value-type="float">
            <text:p>2.9281926793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table:formula="of:=[.A454]/1000000" office:value-type="float" office:value="113.5" calcext:value-type="float">
            <text:p>113.50</text:p>
          </table:table-cell>
          <table:table-cell office:value-type="float" office:value="2.38631498415882" calcext:value-type="float">
            <text:p>2.3863149842</text:p>
          </table:table-cell>
          <table:table-cell office:value-type="float" office:value="3.10062249155983" calcext:value-type="float">
            <text:p>3.1006224916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table:formula="of:=[.A455]/1000000" office:value-type="float" office:value="113.75" calcext:value-type="float">
            <text:p>113.75</text:p>
          </table:table-cell>
          <table:table-cell office:value-type="float" office:value="2.46922165210422" calcext:value-type="float">
            <text:p>2.4692216521</text:p>
          </table:table-cell>
          <table:table-cell office:value-type="float" office:value="2.80134217021657" calcext:value-type="float">
            <text:p>2.8013421702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table:formula="of:=[.A456]/1000000" office:value-type="float" office:value="114" calcext:value-type="float">
            <text:p>114.00</text:p>
          </table:table-cell>
          <table:table-cell office:value-type="float" office:value="2.31492578233195" calcext:value-type="float">
            <text:p>2.3149257823</text:p>
          </table:table-cell>
          <table:table-cell office:value-type="float" office:value="2.64813470346092" calcext:value-type="float">
            <text:p>2.6481347035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table:formula="of:=[.A457]/1000000" office:value-type="float" office:value="114.25" calcext:value-type="float">
            <text:p>114.25</text:p>
          </table:table-cell>
          <table:table-cell office:value-type="float" office:value="2.54269403286814" calcext:value-type="float">
            <text:p>2.5426940329</text:p>
          </table:table-cell>
          <table:table-cell office:value-type="float" office:value="2.96349414174566" calcext:value-type="float">
            <text:p>2.9634941417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table:formula="of:=[.A458]/1000000" office:value-type="float" office:value="114.5" calcext:value-type="float">
            <text:p>114.50</text:p>
          </table:table-cell>
          <table:table-cell office:value-type="float" office:value="2.43940097869314" calcext:value-type="float">
            <text:p>2.4394009787</text:p>
          </table:table-cell>
          <table:table-cell office:value-type="float" office:value="3.03885635088259" calcext:value-type="float">
            <text:p>3.038856350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table:formula="of:=[.A459]/1000000" office:value-type="float" office:value="114.75" calcext:value-type="float">
            <text:p>114.75</text:p>
          </table:table-cell>
          <table:table-cell office:value-type="float" office:value="2.62399247575607" calcext:value-type="float">
            <text:p>2.6239924758</text:p>
          </table:table-cell>
          <table:table-cell office:value-type="float" office:value="2.96388778074374" calcext:value-type="float">
            <text:p>2.9638877807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table:formula="of:=[.A460]/1000000" office:value-type="float" office:value="115" calcext:value-type="float">
            <text:p>115.00</text:p>
          </table:table-cell>
          <table:table-cell office:value-type="float" office:value="2.41956848707296" calcext:value-type="float">
            <text:p>2.4195684871</text:p>
          </table:table-cell>
          <table:table-cell office:value-type="float" office:value="3.14248843787104" calcext:value-type="float">
            <text:p>3.1424884379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table:formula="of:=[.A461]/1000000" office:value-type="float" office:value="115.25" calcext:value-type="float">
            <text:p>115.25</text:p>
          </table:table-cell>
          <table:table-cell office:value-type="float" office:value="2.46317731325033" calcext:value-type="float">
            <text:p>2.4631773133</text:p>
          </table:table-cell>
          <table:table-cell office:value-type="float" office:value="3.08724041743367" calcext:value-type="float">
            <text:p>3.0872404174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table:formula="of:=[.A462]/1000000" office:value-type="float" office:value="115.5" calcext:value-type="float">
            <text:p>115.50</text:p>
          </table:table-cell>
          <table:table-cell office:value-type="float" office:value="2.57774518091791" calcext:value-type="float">
            <text:p>2.5777451809</text:p>
          </table:table-cell>
          <table:table-cell office:value-type="float" office:value="3.42609001649473" calcext:value-type="float">
            <text:p>3.426090016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table:formula="of:=[.A463]/1000000" office:value-type="float" office:value="115.75" calcext:value-type="float">
            <text:p>115.75</text:p>
          </table:table-cell>
          <table:table-cell office:value-type="float" office:value="2.60979684416365" calcext:value-type="float">
            <text:p>2.6097968442</text:p>
          </table:table-cell>
          <table:table-cell office:value-type="float" office:value="2.98837277633098" calcext:value-type="float">
            <text:p>2.9883727763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table:formula="of:=[.A464]/1000000" office:value-type="float" office:value="116" calcext:value-type="float">
            <text:p>116.00</text:p>
          </table:table-cell>
          <table:table-cell office:value-type="float" office:value="2.53153202914642" calcext:value-type="float">
            <text:p>2.5315320291</text:p>
          </table:table-cell>
          <table:table-cell office:value-type="float" office:value="2.9590189413912" calcext:value-type="float">
            <text:p>2.9590189414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table:formula="of:=[.A465]/1000000" office:value-type="float" office:value="116.25" calcext:value-type="float">
            <text:p>116.25</text:p>
          </table:table-cell>
          <table:table-cell office:value-type="float" office:value="2.56447121135666" calcext:value-type="float">
            <text:p>2.5644712114</text:p>
          </table:table-cell>
          <table:table-cell office:value-type="float" office:value="2.77326473523495" calcext:value-type="float">
            <text:p>2.7732647352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table:formula="of:=[.A466]/1000000" office:value-type="float" office:value="116.5" calcext:value-type="float">
            <text:p>116.50</text:p>
          </table:table-cell>
          <table:table-cell office:value-type="float" office:value="2.55968696526256" calcext:value-type="float">
            <text:p>2.5596869653</text:p>
          </table:table-cell>
          <table:table-cell office:value-type="float" office:value="3.04856313952905" calcext:value-type="float">
            <text:p>3.0485631395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table:formula="of:=[.A467]/1000000" office:value-type="float" office:value="116.75" calcext:value-type="float">
            <text:p>116.75</text:p>
          </table:table-cell>
          <table:table-cell office:value-type="float" office:value="2.34600995336048" calcext:value-type="float">
            <text:p>2.3460099534</text:p>
          </table:table-cell>
          <table:table-cell office:value-type="float" office:value="2.78173162586029" calcext:value-type="float">
            <text:p>2.7817316259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table:formula="of:=[.A468]/1000000" office:value-type="float" office:value="117" calcext:value-type="float">
            <text:p>117.00</text:p>
          </table:table-cell>
          <table:table-cell office:value-type="float" office:value="2.45354245883568" calcext:value-type="float">
            <text:p>2.4535424588</text:p>
          </table:table-cell>
          <table:table-cell office:value-type="float" office:value="2.7590442126579" calcext:value-type="float">
            <text:p>2.7590442127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table:formula="of:=[.A469]/1000000" office:value-type="float" office:value="117.25" calcext:value-type="float">
            <text:p>117.25</text:p>
          </table:table-cell>
          <table:table-cell office:value-type="float" office:value="2.76964598697723" calcext:value-type="float">
            <text:p>2.769645987</text:p>
          </table:table-cell>
          <table:table-cell office:value-type="float" office:value="3.00526481744442" calcext:value-type="float">
            <text:p>3.0052648174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table:formula="of:=[.A470]/1000000" office:value-type="float" office:value="117.5" calcext:value-type="float">
            <text:p>117.50</text:p>
          </table:table-cell>
          <table:table-cell office:value-type="float" office:value="2.51269269807571" calcext:value-type="float">
            <text:p>2.5126926981</text:p>
          </table:table-cell>
          <table:table-cell office:value-type="float" office:value="3.18678461408218" calcext:value-type="float">
            <text:p>3.1867846141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table:formula="of:=[.A471]/1000000" office:value-type="float" office:value="117.75" calcext:value-type="float">
            <text:p>117.75</text:p>
          </table:table-cell>
          <table:table-cell office:value-type="float" office:value="2.53727352857248" calcext:value-type="float">
            <text:p>2.5372735286</text:p>
          </table:table-cell>
          <table:table-cell office:value-type="float" office:value="3.10424629507073" calcext:value-type="float">
            <text:p>3.104246295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table:formula="of:=[.A472]/1000000" office:value-type="float" office:value="118" calcext:value-type="float">
            <text:p>118.00</text:p>
          </table:table-cell>
          <table:table-cell office:value-type="float" office:value="2.40069463417039" calcext:value-type="float">
            <text:p>2.4006946342</text:p>
          </table:table-cell>
          <table:table-cell office:value-type="float" office:value="2.70912235360473" calcext:value-type="float">
            <text:p>2.709122353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table:formula="of:=[.A473]/1000000" office:value-type="float" office:value="118.25" calcext:value-type="float">
            <text:p>118.25</text:p>
          </table:table-cell>
          <table:table-cell office:value-type="float" office:value="2.33039033843211" calcext:value-type="float">
            <text:p>2.3303903384</text:p>
          </table:table-cell>
          <table:table-cell office:value-type="float" office:value="2.88008351182124" calcext:value-type="float">
            <text:p>2.8800835118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table:formula="of:=[.A474]/1000000" office:value-type="float" office:value="118.5" calcext:value-type="float">
            <text:p>118.50</text:p>
          </table:table-cell>
          <table:table-cell office:value-type="float" office:value="2.53676713163553" calcext:value-type="float">
            <text:p>2.5367671316</text:p>
          </table:table-cell>
          <table:table-cell office:value-type="float" office:value="3.67901655371214" calcext:value-type="float">
            <text:p>3.6790165537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table:formula="of:=[.A475]/1000000" office:value-type="float" office:value="118.75" calcext:value-type="float">
            <text:p>118.75</text:p>
          </table:table-cell>
          <table:table-cell office:value-type="float" office:value="2.62815143989471" calcext:value-type="float">
            <text:p>2.6281514399</text:p>
          </table:table-cell>
          <table:table-cell office:value-type="float" office:value="3.23392518037895" calcext:value-type="float">
            <text:p>3.2339251804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table:formula="of:=[.A476]/1000000" office:value-type="float" office:value="119" calcext:value-type="float">
            <text:p>119.00</text:p>
          </table:table-cell>
          <table:table-cell office:value-type="float" office:value="2.6248645539889" calcext:value-type="float">
            <text:p>2.624864554</text:p>
          </table:table-cell>
          <table:table-cell office:value-type="float" office:value="2.87129559926475" calcext:value-type="float">
            <text:p>2.8712955993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table:formula="of:=[.A477]/1000000" office:value-type="float" office:value="119.25" calcext:value-type="float">
            <text:p>119.25</text:p>
          </table:table-cell>
          <table:table-cell office:value-type="float" office:value="2.52391395890487" calcext:value-type="float">
            <text:p>2.5239139589</text:p>
          </table:table-cell>
          <table:table-cell office:value-type="float" office:value="2.855403764205" calcext:value-type="float">
            <text:p>2.8554037642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table:formula="of:=[.A478]/1000000" office:value-type="float" office:value="119.5" calcext:value-type="float">
            <text:p>119.50</text:p>
          </table:table-cell>
          <table:table-cell office:value-type="float" office:value="2.57008481687022" calcext:value-type="float">
            <text:p>2.5700848169</text:p>
          </table:table-cell>
          <table:table-cell office:value-type="float" office:value="2.94353960597612" calcext:value-type="float">
            <text:p>2.943539606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table:formula="of:=[.A479]/1000000" office:value-type="float" office:value="119.75" calcext:value-type="float">
            <text:p>119.75</text:p>
          </table:table-cell>
          <table:table-cell office:value-type="float" office:value="2.43876930842039" calcext:value-type="float">
            <text:p>2.4387693084</text:p>
          </table:table-cell>
          <table:table-cell office:value-type="float" office:value="3.20446588731345" calcext:value-type="float">
            <text:p>3.204465887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table:formula="of:=[.A480]/1000000" office:value-type="float" office:value="120" calcext:value-type="float">
            <text:p>120.00</text:p>
          </table:table-cell>
          <table:table-cell office:value-type="float" office:value="2.82701046652322" calcext:value-type="float">
            <text:p>2.8270104665</text:p>
          </table:table-cell>
          <table:table-cell office:value-type="float" office:value="3.44772166881363" calcext:value-type="float">
            <text:p>3.447721668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table:formula="of:=[.A481]/1000000" office:value-type="float" office:value="120.25" calcext:value-type="float">
            <text:p>120.25</text:p>
          </table:table-cell>
          <table:table-cell office:value-type="float" office:value="2.46980791926369" calcext:value-type="float">
            <text:p>2.4698079193</text:p>
          </table:table-cell>
          <table:table-cell office:value-type="float" office:value="3.34736405895515" calcext:value-type="float">
            <text:p>3.347364059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table:formula="of:=[.A482]/1000000" office:value-type="float" office:value="120.5" calcext:value-type="float">
            <text:p>120.50</text:p>
          </table:table-cell>
          <table:table-cell office:value-type="float" office:value="2.46740930138923" calcext:value-type="float">
            <text:p>2.4674093014</text:p>
          </table:table-cell>
          <table:table-cell office:value-type="float" office:value="3.15923725581329" calcext:value-type="float">
            <text:p>3.159237255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table:formula="of:=[.A483]/1000000" office:value-type="float" office:value="120.75" calcext:value-type="float">
            <text:p>120.75</text:p>
          </table:table-cell>
          <table:table-cell office:value-type="float" office:value="2.35195060475633" calcext:value-type="float">
            <text:p>2.3519506048</text:p>
          </table:table-cell>
          <table:table-cell office:value-type="float" office:value="3.44538462451711" calcext:value-type="float">
            <text:p>3.4453846245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table:formula="of:=[.A484]/1000000" office:value-type="float" office:value="121" calcext:value-type="float">
            <text:p>121.00</text:p>
          </table:table-cell>
          <table:table-cell office:value-type="float" office:value="2.51723863188638" calcext:value-type="float">
            <text:p>2.5172386319</text:p>
          </table:table-cell>
          <table:table-cell office:value-type="float" office:value="3.09557695793105" calcext:value-type="float">
            <text:p>3.0955769579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table:formula="of:=[.A485]/1000000" office:value-type="float" office:value="121.25" calcext:value-type="float">
            <text:p>121.25</text:p>
          </table:table-cell>
          <table:table-cell office:value-type="float" office:value="2.32252460104363" calcext:value-type="float">
            <text:p>2.322524601</text:p>
          </table:table-cell>
          <table:table-cell office:value-type="float" office:value="3.22425054945156" calcext:value-type="float">
            <text:p>3.2242505495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table:formula="of:=[.A486]/1000000" office:value-type="float" office:value="121.5" calcext:value-type="float">
            <text:p>121.50</text:p>
          </table:table-cell>
          <table:table-cell office:value-type="float" office:value="2.43844169068191" calcext:value-type="float">
            <text:p>2.4384416907</text:p>
          </table:table-cell>
          <table:table-cell office:value-type="float" office:value="3.27055042149217" calcext:value-type="float">
            <text:p>3.2705504215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table:formula="of:=[.A487]/1000000" office:value-type="float" office:value="121.75" calcext:value-type="float">
            <text:p>121.75</text:p>
          </table:table-cell>
          <table:table-cell office:value-type="float" office:value="2.72125893019444" calcext:value-type="float">
            <text:p>2.7212589302</text:p>
          </table:table-cell>
          <table:table-cell office:value-type="float" office:value="3.13837398194547" calcext:value-type="float">
            <text:p>3.1383739819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table:formula="of:=[.A488]/1000000" office:value-type="float" office:value="122" calcext:value-type="float">
            <text:p>122.00</text:p>
          </table:table-cell>
          <table:table-cell office:value-type="float" office:value="2.37968145662403" calcext:value-type="float">
            <text:p>2.3796814566</text:p>
          </table:table-cell>
          <table:table-cell office:value-type="float" office:value="3.35810467697311" calcext:value-type="float">
            <text:p>3.358104677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table:formula="of:=[.A489]/1000000" office:value-type="float" office:value="122.25" calcext:value-type="float">
            <text:p>122.25</text:p>
          </table:table-cell>
          <table:table-cell office:value-type="float" office:value="2.34922050974257" calcext:value-type="float">
            <text:p>2.3492205097</text:p>
          </table:table-cell>
          <table:table-cell office:value-type="float" office:value="2.88552710697068" calcext:value-type="float">
            <text:p>2.885527107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table:formula="of:=[.A490]/1000000" office:value-type="float" office:value="122.5" calcext:value-type="float">
            <text:p>122.50</text:p>
          </table:table-cell>
          <table:table-cell office:value-type="float" office:value="2.82055684679201" calcext:value-type="float">
            <text:p>2.8205568468</text:p>
          </table:table-cell>
          <table:table-cell office:value-type="float" office:value="2.93019186924977" calcext:value-type="float">
            <text:p>2.930191869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table:formula="of:=[.A491]/1000000" office:value-type="float" office:value="122.75" calcext:value-type="float">
            <text:p>122.75</text:p>
          </table:table-cell>
          <table:table-cell office:value-type="float" office:value="2.375796266501" calcext:value-type="float">
            <text:p>2.3757962665</text:p>
          </table:table-cell>
          <table:table-cell office:value-type="float" office:value="3.26396037304806" calcext:value-type="float">
            <text:p>3.263960373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table:formula="of:=[.A492]/1000000" office:value-type="float" office:value="123" calcext:value-type="float">
            <text:p>123.00</text:p>
          </table:table-cell>
          <table:table-cell office:value-type="float" office:value="2.44361435849812" calcext:value-type="float">
            <text:p>2.4436143585</text:p>
          </table:table-cell>
          <table:table-cell office:value-type="float" office:value="3.03636096948103" calcext:value-type="float">
            <text:p>3.0363609695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table:formula="of:=[.A493]/1000000" office:value-type="float" office:value="123.25" calcext:value-type="float">
            <text:p>123.25</text:p>
          </table:table-cell>
          <table:table-cell office:value-type="float" office:value="2.53982176878866" calcext:value-type="float">
            <text:p>2.5398217688</text:p>
          </table:table-cell>
          <table:table-cell office:value-type="float" office:value="3.06671787953455" calcext:value-type="float">
            <text:p>3.0667178795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table:formula="of:=[.A494]/1000000" office:value-type="float" office:value="123.5" calcext:value-type="float">
            <text:p>123.50</text:p>
          </table:table-cell>
          <table:table-cell office:value-type="float" office:value="2.68294856176503" calcext:value-type="float">
            <text:p>2.6829485618</text:p>
          </table:table-cell>
          <table:table-cell office:value-type="float" office:value="3.40952174738645" calcext:value-type="float">
            <text:p>3.4095217474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table:formula="of:=[.A495]/1000000" office:value-type="float" office:value="123.75" calcext:value-type="float">
            <text:p>123.75</text:p>
          </table:table-cell>
          <table:table-cell office:value-type="float" office:value="2.48361543789033" calcext:value-type="float">
            <text:p>2.4836154379</text:p>
          </table:table-cell>
          <table:table-cell office:value-type="float" office:value="3.41158275950588" calcext:value-type="float">
            <text:p>3.4115827595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table:formula="of:=[.A496]/1000000" office:value-type="float" office:value="124" calcext:value-type="float">
            <text:p>124.00</text:p>
          </table:table-cell>
          <table:table-cell office:value-type="float" office:value="2.63405280438048" calcext:value-type="float">
            <text:p>2.6340528044</text:p>
          </table:table-cell>
          <table:table-cell office:value-type="float" office:value="3.05672377142237" calcext:value-type="float">
            <text:p>3.056723771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table:formula="of:=[.A497]/1000000" office:value-type="float" office:value="124.25" calcext:value-type="float">
            <text:p>124.25</text:p>
          </table:table-cell>
          <table:table-cell office:value-type="float" office:value="2.52941171915881" calcext:value-type="float">
            <text:p>2.5294117192</text:p>
          </table:table-cell>
          <table:table-cell office:value-type="float" office:value="3.26709736799739" calcext:value-type="float">
            <text:p>3.267097368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table:formula="of:=[.A498]/1000000" office:value-type="float" office:value="124.5" calcext:value-type="float">
            <text:p>124.50</text:p>
          </table:table-cell>
          <table:table-cell office:value-type="float" office:value="2.56336593134806" calcext:value-type="float">
            <text:p>2.5633659313</text:p>
          </table:table-cell>
          <table:table-cell office:value-type="float" office:value="3.12421314711642" calcext:value-type="float">
            <text:p>3.124213147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table:formula="of:=[.A499]/1000000" office:value-type="float" office:value="124.75" calcext:value-type="float">
            <text:p>124.75</text:p>
          </table:table-cell>
          <table:table-cell office:value-type="float" office:value="2.82538650364814" calcext:value-type="float">
            <text:p>2.8253865036</text:p>
          </table:table-cell>
          <table:table-cell office:value-type="float" office:value="3.29556130727714" calcext:value-type="float">
            <text:p>3.2955613073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table:formula="of:=[.A500]/1000000" office:value-type="float" office:value="125" calcext:value-type="float">
            <text:p>125.00</text:p>
          </table:table-cell>
          <table:table-cell office:value-type="float" office:value="2.62684920700982" calcext:value-type="float">
            <text:p>2.626849207</text:p>
          </table:table-cell>
          <table:table-cell office:value-type="float" office:value="3.41964190229556" calcext:value-type="float">
            <text:p>3.419641902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table:formula="of:=[.A501]/1000000" office:value-type="float" office:value="125.25" calcext:value-type="float">
            <text:p>125.25</text:p>
          </table:table-cell>
          <table:table-cell office:value-type="float" office:value="2.43178873677059" calcext:value-type="float">
            <text:p>2.4317887368</text:p>
          </table:table-cell>
          <table:table-cell office:value-type="float" office:value="3.32213559123006" calcext:value-type="float">
            <text:p>3.3221355912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table:formula="of:=[.A502]/1000000" office:value-type="float" office:value="125.5" calcext:value-type="float">
            <text:p>125.50</text:p>
          </table:table-cell>
          <table:table-cell office:value-type="float" office:value="2.65523453944248" calcext:value-type="float">
            <text:p>2.6552345394</text:p>
          </table:table-cell>
          <table:table-cell office:value-type="float" office:value="3.04134026179327" calcext:value-type="float">
            <text:p>3.0413402618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table:formula="of:=[.A503]/1000000" office:value-type="float" office:value="125.75" calcext:value-type="float">
            <text:p>125.75</text:p>
          </table:table-cell>
          <table:table-cell office:value-type="float" office:value="2.60020953308944" calcext:value-type="float">
            <text:p>2.6002095331</text:p>
          </table:table-cell>
          <table:table-cell office:value-type="float" office:value="3.44238752089486" calcext:value-type="float">
            <text:p>3.442387520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table:formula="of:=[.A504]/1000000" office:value-type="float" office:value="126" calcext:value-type="float">
            <text:p>126.00</text:p>
          </table:table-cell>
          <table:table-cell office:value-type="float" office:value="2.34410851073059" calcext:value-type="float">
            <text:p>2.3441085107</text:p>
          </table:table-cell>
          <table:table-cell office:value-type="float" office:value="3.39861467426599" calcext:value-type="float">
            <text:p>3.398614674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table:formula="of:=[.A505]/1000000" office:value-type="float" office:value="126.25" calcext:value-type="float">
            <text:p>126.25</text:p>
          </table:table-cell>
          <table:table-cell office:value-type="float" office:value="2.51256762725687" calcext:value-type="float">
            <text:p>2.5125676273</text:p>
          </table:table-cell>
          <table:table-cell office:value-type="float" office:value="3.24805307911873" calcext:value-type="float">
            <text:p>3.2480530791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table:formula="of:=[.A506]/1000000" office:value-type="float" office:value="126.5" calcext:value-type="float">
            <text:p>126.50</text:p>
          </table:table-cell>
          <table:table-cell office:value-type="float" office:value="2.72599151997971" calcext:value-type="float">
            <text:p>2.72599152</text:p>
          </table:table-cell>
          <table:table-cell office:value-type="float" office:value="3.22402027995219" calcext:value-type="float">
            <text:p>3.22402028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table:formula="of:=[.A507]/1000000" office:value-type="float" office:value="126.75" calcext:value-type="float">
            <text:p>126.75</text:p>
          </table:table-cell>
          <table:table-cell office:value-type="float" office:value="2.45744110296558" calcext:value-type="float">
            <text:p>2.457441103</text:p>
          </table:table-cell>
          <table:table-cell office:value-type="float" office:value="3.33766352917702" calcext:value-type="float">
            <text:p>3.3376635292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table:formula="of:=[.A508]/1000000" office:value-type="float" office:value="127" calcext:value-type="float">
            <text:p>127.00</text:p>
          </table:table-cell>
          <table:table-cell office:value-type="float" office:value="2.65679463936843" calcext:value-type="float">
            <text:p>2.6567946394</text:p>
          </table:table-cell>
          <table:table-cell office:value-type="float" office:value="2.80856457046286" calcext:value-type="float">
            <text:p>2.808564570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table:formula="of:=[.A509]/1000000" office:value-type="float" office:value="127.25" calcext:value-type="float">
            <text:p>127.25</text:p>
          </table:table-cell>
          <table:table-cell office:value-type="float" office:value="2.36188280417736" calcext:value-type="float">
            <text:p>2.3618828042</text:p>
          </table:table-cell>
          <table:table-cell office:value-type="float" office:value="2.85539379894242" calcext:value-type="float">
            <text:p>2.855393798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table:formula="of:=[.A510]/1000000" office:value-type="float" office:value="127.5" calcext:value-type="float">
            <text:p>127.50</text:p>
          </table:table-cell>
          <table:table-cell office:value-type="float" office:value="2.61913611956346" calcext:value-type="float">
            <text:p>2.6191361196</text:p>
          </table:table-cell>
          <table:table-cell office:value-type="float" office:value="3.25116522421515" calcext:value-type="float">
            <text:p>3.2511652242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table:formula="of:=[.A511]/1000000" office:value-type="float" office:value="127.75" calcext:value-type="float">
            <text:p>127.75</text:p>
          </table:table-cell>
          <table:table-cell office:value-type="float" office:value="2.78202339088204" calcext:value-type="float">
            <text:p>2.7820233909</text:p>
          </table:table-cell>
          <table:table-cell office:value-type="float" office:value="3.3103599313121" calcext:value-type="float">
            <text:p>3.310359931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table:formula="of:=[.A512]/1000000" office:value-type="float" office:value="128" calcext:value-type="float">
            <text:p>128.00</text:p>
          </table:table-cell>
          <table:table-cell office:value-type="float" office:value="2.58747035233061" calcext:value-type="float">
            <text:p>2.5874703523</text:p>
          </table:table-cell>
          <table:table-cell office:value-type="float" office:value="3.21414935070861" calcext:value-type="float">
            <text:p>3.2141493507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table:formula="of:=[.A513]/1000000" office:value-type="float" office:value="128.25" calcext:value-type="float">
            <text:p>128.25</text:p>
          </table:table-cell>
          <table:table-cell office:value-type="float" office:value="2.8196697752631" calcext:value-type="float">
            <text:p>2.8196697753</text:p>
          </table:table-cell>
          <table:table-cell office:value-type="float" office:value="3.22956100152003" calcext:value-type="float">
            <text:p>3.2295610015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table:formula="of:=[.A514]/1000000" office:value-type="float" office:value="128.5" calcext:value-type="float">
            <text:p>128.50</text:p>
          </table:table-cell>
          <table:table-cell office:value-type="float" office:value="2.77734410286724" calcext:value-type="float">
            <text:p>2.7773441029</text:p>
          </table:table-cell>
          <table:table-cell office:value-type="float" office:value="3.13896750810291" calcext:value-type="float">
            <text:p>3.1389675081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table:formula="of:=[.A515]/1000000" office:value-type="float" office:value="128.75" calcext:value-type="float">
            <text:p>128.75</text:p>
          </table:table-cell>
          <table:table-cell office:value-type="float" office:value="2.26440344247713" calcext:value-type="float">
            <text:p>2.2644034425</text:p>
          </table:table-cell>
          <table:table-cell office:value-type="float" office:value="3.31889164724477" calcext:value-type="float">
            <text:p>3.3188916472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table:formula="of:=[.A516]/1000000" office:value-type="float" office:value="129" calcext:value-type="float">
            <text:p>129.00</text:p>
          </table:table-cell>
          <table:table-cell office:value-type="float" office:value="2.46365919802277" calcext:value-type="float">
            <text:p>2.463659198</text:p>
          </table:table-cell>
          <table:table-cell office:value-type="float" office:value="2.84846118494208" calcext:value-type="float">
            <text:p>2.848461184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table:formula="of:=[.A517]/1000000" office:value-type="float" office:value="129.25" calcext:value-type="float">
            <text:p>129.25</text:p>
          </table:table-cell>
          <table:table-cell office:value-type="float" office:value="2.62996445335099" calcext:value-type="float">
            <text:p>2.6299644534</text:p>
          </table:table-cell>
          <table:table-cell office:value-type="float" office:value="3.26784467422814" calcext:value-type="float">
            <text:p>3.2678446742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table:formula="of:=[.A518]/1000000" office:value-type="float" office:value="129.5" calcext:value-type="float">
            <text:p>129.50</text:p>
          </table:table-cell>
          <table:table-cell office:value-type="float" office:value="2.64305677099237" calcext:value-type="float">
            <text:p>2.643056771</text:p>
          </table:table-cell>
          <table:table-cell office:value-type="float" office:value="3.24136971450542" calcext:value-type="float">
            <text:p>3.2413697145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table:formula="of:=[.A519]/1000000" office:value-type="float" office:value="129.75" calcext:value-type="float">
            <text:p>129.75</text:p>
          </table:table-cell>
          <table:table-cell office:value-type="float" office:value="2.81347503890271" calcext:value-type="float">
            <text:p>2.8134750389</text:p>
          </table:table-cell>
          <table:table-cell office:value-type="float" office:value="3.28405383910927" calcext:value-type="float">
            <text:p>3.2840538391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table:formula="of:=[.A520]/1000000" office:value-type="float" office:value="130" calcext:value-type="float">
            <text:p>130.00</text:p>
          </table:table-cell>
          <table:table-cell office:value-type="float" office:value="2.60821941963165" calcext:value-type="float">
            <text:p>2.6082194196</text:p>
          </table:table-cell>
          <table:table-cell office:value-type="float" office:value="3.64417306162076" calcext:value-type="float">
            <text:p>3.6441730616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table:formula="of:=[.A521]/1000000" office:value-type="float" office:value="130.25" calcext:value-type="float">
            <text:p>130.25</text:p>
          </table:table-cell>
          <table:table-cell office:value-type="float" office:value="2.53319082605626" calcext:value-type="float">
            <text:p>2.5331908261</text:p>
          </table:table-cell>
          <table:table-cell office:value-type="float" office:value="3.48580462868798" calcext:value-type="float">
            <text:p>3.4858046287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table:formula="of:=[.A522]/1000000" office:value-type="float" office:value="130.5" calcext:value-type="float">
            <text:p>130.50</text:p>
          </table:table-cell>
          <table:table-cell office:value-type="float" office:value="2.77281681790461" calcext:value-type="float">
            <text:p>2.7728168179</text:p>
          </table:table-cell>
          <table:table-cell office:value-type="float" office:value="3.43144846584977" calcext:value-type="float">
            <text:p>3.4314484658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table:formula="of:=[.A523]/1000000" office:value-type="float" office:value="130.75" calcext:value-type="float">
            <text:p>130.75</text:p>
          </table:table-cell>
          <table:table-cell office:value-type="float" office:value="2.82256812288009" calcext:value-type="float">
            <text:p>2.8225681229</text:p>
          </table:table-cell>
          <table:table-cell office:value-type="float" office:value="3.28314216150367" calcext:value-type="float">
            <text:p>3.2831421615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table:formula="of:=[.A524]/1000000" office:value-type="float" office:value="131" calcext:value-type="float">
            <text:p>131.00</text:p>
          </table:table-cell>
          <table:table-cell office:value-type="float" office:value="2.6142365608824" calcext:value-type="float">
            <text:p>2.6142365609</text:p>
          </table:table-cell>
          <table:table-cell office:value-type="float" office:value="3.85252890610543" calcext:value-type="float">
            <text:p>3.8525289061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table:formula="of:=[.A525]/1000000" office:value-type="float" office:value="131.25" calcext:value-type="float">
            <text:p>131.25</text:p>
          </table:table-cell>
          <table:table-cell office:value-type="float" office:value="2.62773220425117" calcext:value-type="float">
            <text:p>2.6277322043</text:p>
          </table:table-cell>
          <table:table-cell office:value-type="float" office:value="3.80783035692429" calcext:value-type="float">
            <text:p>3.8078303569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table:formula="of:=[.A526]/1000000" office:value-type="float" office:value="131.5" calcext:value-type="float">
            <text:p>131.50</text:p>
          </table:table-cell>
          <table:table-cell office:value-type="float" office:value="2.4827240865302" calcext:value-type="float">
            <text:p>2.4827240865</text:p>
          </table:table-cell>
          <table:table-cell office:value-type="float" office:value="3.55627351601875" calcext:value-type="float">
            <text:p>3.55627351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table:formula="of:=[.A527]/1000000" office:value-type="float" office:value="131.75" calcext:value-type="float">
            <text:p>131.75</text:p>
          </table:table-cell>
          <table:table-cell office:value-type="float" office:value="2.79473291530139" calcext:value-type="float">
            <text:p>2.7947329153</text:p>
          </table:table-cell>
          <table:table-cell office:value-type="float" office:value="2.95204889075582" calcext:value-type="float">
            <text:p>2.9520488908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table:formula="of:=[.A528]/1000000" office:value-type="float" office:value="132" calcext:value-type="float">
            <text:p>132.00</text:p>
          </table:table-cell>
          <table:table-cell office:value-type="float" office:value="2.43678258694973" calcext:value-type="float">
            <text:p>2.4367825869</text:p>
          </table:table-cell>
          <table:table-cell office:value-type="float" office:value="3.94437976242885" calcext:value-type="float">
            <text:p>3.9443797624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table:formula="of:=[.A529]/1000000" office:value-type="float" office:value="132.25" calcext:value-type="float">
            <text:p>132.25</text:p>
          </table:table-cell>
          <table:table-cell office:value-type="float" office:value="2.45300677823468" calcext:value-type="float">
            <text:p>2.4530067782</text:p>
          </table:table-cell>
          <table:table-cell office:value-type="float" office:value="3.34749218502781" calcext:value-type="float">
            <text:p>3.347492185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table:formula="of:=[.A530]/1000000" office:value-type="float" office:value="132.5" calcext:value-type="float">
            <text:p>132.50</text:p>
          </table:table-cell>
          <table:table-cell office:value-type="float" office:value="2.67398849245264" calcext:value-type="float">
            <text:p>2.6739884925</text:p>
          </table:table-cell>
          <table:table-cell office:value-type="float" office:value="3.51383448418924" calcext:value-type="float">
            <text:p>3.5138344842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table:formula="of:=[.A531]/1000000" office:value-type="float" office:value="132.75" calcext:value-type="float">
            <text:p>132.75</text:p>
          </table:table-cell>
          <table:table-cell office:value-type="float" office:value="2.66441375767411" calcext:value-type="float">
            <text:p>2.6644137577</text:p>
          </table:table-cell>
          <table:table-cell office:value-type="float" office:value="3.12875623836376" calcext:value-type="float">
            <text:p>3.128756238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table:formula="of:=[.A532]/1000000" office:value-type="float" office:value="133" calcext:value-type="float">
            <text:p>133.00</text:p>
          </table:table-cell>
          <table:table-cell office:value-type="float" office:value="2.49990072721689" calcext:value-type="float">
            <text:p>2.4999007272</text:p>
          </table:table-cell>
          <table:table-cell office:value-type="float" office:value="3.13724110489141" calcext:value-type="float">
            <text:p>3.137241104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table:formula="of:=[.A533]/1000000" office:value-type="float" office:value="133.25" calcext:value-type="float">
            <text:p>133.25</text:p>
          </table:table-cell>
          <table:table-cell office:value-type="float" office:value="2.5589282894397" calcext:value-type="float">
            <text:p>2.5589282894</text:p>
          </table:table-cell>
          <table:table-cell office:value-type="float" office:value="3.02956181526873" calcext:value-type="float">
            <text:p>3.0295618153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table:formula="of:=[.A534]/1000000" office:value-type="float" office:value="133.5" calcext:value-type="float">
            <text:p>133.50</text:p>
          </table:table-cell>
          <table:table-cell office:value-type="float" office:value="2.91999159630065" calcext:value-type="float">
            <text:p>2.9199915963</text:p>
          </table:table-cell>
          <table:table-cell office:value-type="float" office:value="3.35041540946856" calcext:value-type="float">
            <text:p>3.3504154095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table:formula="of:=[.A535]/1000000" office:value-type="float" office:value="133.75" calcext:value-type="float">
            <text:p>133.75</text:p>
          </table:table-cell>
          <table:table-cell office:value-type="float" office:value="2.49032696004215" calcext:value-type="float">
            <text:p>2.49032696</text:p>
          </table:table-cell>
          <table:table-cell office:value-type="float" office:value="3.40413133904616" calcext:value-type="float">
            <text:p>3.404131339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table:formula="of:=[.A536]/1000000" office:value-type="float" office:value="134" calcext:value-type="float">
            <text:p>134.00</text:p>
          </table:table-cell>
          <table:table-cell office:value-type="float" office:value="2.30269223933634" calcext:value-type="float">
            <text:p>2.3026922393</text:p>
          </table:table-cell>
          <table:table-cell office:value-type="float" office:value="3.1168163473265" calcext:value-type="float">
            <text:p>3.1168163473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table:formula="of:=[.A537]/1000000" office:value-type="float" office:value="134.25" calcext:value-type="float">
            <text:p>134.25</text:p>
          </table:table-cell>
          <table:table-cell office:value-type="float" office:value="2.94546015679468" calcext:value-type="float">
            <text:p>2.9454601568</text:p>
          </table:table-cell>
          <table:table-cell office:value-type="float" office:value="3.75471788082879" calcext:value-type="float">
            <text:p>3.7547178808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table:formula="of:=[.A538]/1000000" office:value-type="float" office:value="134.5" calcext:value-type="float">
            <text:p>134.50</text:p>
          </table:table-cell>
          <table:table-cell office:value-type="float" office:value="2.84170624196349" calcext:value-type="float">
            <text:p>2.841706242</text:p>
          </table:table-cell>
          <table:table-cell office:value-type="float" office:value="3.7560377611132" calcext:value-type="float">
            <text:p>3.7560377611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table:formula="of:=[.A539]/1000000" office:value-type="float" office:value="134.75" calcext:value-type="float">
            <text:p>134.75</text:p>
          </table:table-cell>
          <table:table-cell office:value-type="float" office:value="2.60928943065839" calcext:value-type="float">
            <text:p>2.6092894307</text:p>
          </table:table-cell>
          <table:table-cell office:value-type="float" office:value="3.51350906611495" calcext:value-type="float">
            <text:p>3.5135090661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table:formula="of:=[.A540]/1000000" office:value-type="float" office:value="135" calcext:value-type="float">
            <text:p>135.00</text:p>
          </table:table-cell>
          <table:table-cell office:value-type="float" office:value="2.58488420338156" calcext:value-type="float">
            <text:p>2.5848842034</text:p>
          </table:table-cell>
          <table:table-cell office:value-type="float" office:value="3.38026125270499" calcext:value-type="float">
            <text:p>3.3802612527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table:formula="of:=[.A541]/1000000" office:value-type="float" office:value="135.25" calcext:value-type="float">
            <text:p>135.25</text:p>
          </table:table-cell>
          <table:table-cell office:value-type="float" office:value="2.31028613826404" calcext:value-type="float">
            <text:p>2.3102861383</text:p>
          </table:table-cell>
          <table:table-cell office:value-type="float" office:value="3.48723241923362" calcext:value-type="float">
            <text:p>3.4872324192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table:formula="of:=[.A542]/1000000" office:value-type="float" office:value="135.5" calcext:value-type="float">
            <text:p>135.50</text:p>
          </table:table-cell>
          <table:table-cell office:value-type="float" office:value="2.30769246554321" calcext:value-type="float">
            <text:p>2.3076924655</text:p>
          </table:table-cell>
          <table:table-cell office:value-type="float" office:value="3.46970339869877" calcext:value-type="float">
            <text:p>3.4697033987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table:formula="of:=[.A543]/1000000" office:value-type="float" office:value="135.75" calcext:value-type="float">
            <text:p>135.75</text:p>
          </table:table-cell>
          <table:table-cell office:value-type="float" office:value="2.49172789393082" calcext:value-type="float">
            <text:p>2.4917278939</text:p>
          </table:table-cell>
          <table:table-cell office:value-type="float" office:value="3.06542202604708" calcext:value-type="float">
            <text:p>3.065422026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table:formula="of:=[.A544]/1000000" office:value-type="float" office:value="136" calcext:value-type="float">
            <text:p>136.00</text:p>
          </table:table-cell>
          <table:table-cell office:value-type="float" office:value="2.81166318491564" calcext:value-type="float">
            <text:p>2.8116631849</text:p>
          </table:table-cell>
          <table:table-cell office:value-type="float" office:value="3.22218764882039" calcext:value-type="float">
            <text:p>3.2221876488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table:formula="of:=[.A545]/1000000" office:value-type="float" office:value="136.25" calcext:value-type="float">
            <text:p>136.25</text:p>
          </table:table-cell>
          <table:table-cell office:value-type="float" office:value="2.84425639387274" calcext:value-type="float">
            <text:p>2.8442563939</text:p>
          </table:table-cell>
          <table:table-cell office:value-type="float" office:value="3.50767157530469" calcext:value-type="float">
            <text:p>3.507671575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table:formula="of:=[.A546]/1000000" office:value-type="float" office:value="136.5" calcext:value-type="float">
            <text:p>136.50</text:p>
          </table:table-cell>
          <table:table-cell office:value-type="float" office:value="2.74924594395782" calcext:value-type="float">
            <text:p>2.749245944</text:p>
          </table:table-cell>
          <table:table-cell office:value-type="float" office:value="3.58509644563879" calcext:value-type="float">
            <text:p>3.5850964456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table:formula="of:=[.A547]/1000000" office:value-type="float" office:value="136.75" calcext:value-type="float">
            <text:p>136.75</text:p>
          </table:table-cell>
          <table:table-cell office:value-type="float" office:value="2.68299418602875" calcext:value-type="float">
            <text:p>2.682994186</text:p>
          </table:table-cell>
          <table:table-cell office:value-type="float" office:value="3.27591924769075" calcext:value-type="float">
            <text:p>3.2759192477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table:formula="of:=[.A548]/1000000" office:value-type="float" office:value="137" calcext:value-type="float">
            <text:p>137.00</text:p>
          </table:table-cell>
          <table:table-cell office:value-type="float" office:value="2.66463900315761" calcext:value-type="float">
            <text:p>2.6646390032</text:p>
          </table:table-cell>
          <table:table-cell office:value-type="float" office:value="3.2946239788627" calcext:value-type="float">
            <text:p>3.2946239789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table:formula="of:=[.A549]/1000000" office:value-type="float" office:value="137.25" calcext:value-type="float">
            <text:p>137.25</text:p>
          </table:table-cell>
          <table:table-cell office:value-type="float" office:value="2.8583706417411" calcext:value-type="float">
            <text:p>2.8583706417</text:p>
          </table:table-cell>
          <table:table-cell office:value-type="float" office:value="3.39601988110328" calcext:value-type="float">
            <text:p>3.3960198811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table:formula="of:=[.A550]/1000000" office:value-type="float" office:value="137.5" calcext:value-type="float">
            <text:p>137.50</text:p>
          </table:table-cell>
          <table:table-cell office:value-type="float" office:value="2.78793794433366" calcext:value-type="float">
            <text:p>2.7879379443</text:p>
          </table:table-cell>
          <table:table-cell office:value-type="float" office:value="3.5078139273264" calcext:value-type="float">
            <text:p>3.5078139273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table:formula="of:=[.A551]/1000000" office:value-type="float" office:value="137.75" calcext:value-type="float">
            <text:p>137.75</text:p>
          </table:table-cell>
          <table:table-cell office:value-type="float" office:value="2.7169826274792" calcext:value-type="float">
            <text:p>2.7169826275</text:p>
          </table:table-cell>
          <table:table-cell office:value-type="float" office:value="3.59453516011599" calcext:value-type="float">
            <text:p>3.5945351601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table:formula="of:=[.A552]/1000000" office:value-type="float" office:value="138" calcext:value-type="float">
            <text:p>138.00</text:p>
          </table:table-cell>
          <table:table-cell office:value-type="float" office:value="2.6067490425765" calcext:value-type="float">
            <text:p>2.6067490426</text:p>
          </table:table-cell>
          <table:table-cell office:value-type="float" office:value="3.36462146680872" calcext:value-type="float">
            <text:p>3.3646214668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table:formula="of:=[.A553]/1000000" office:value-type="float" office:value="138.25" calcext:value-type="float">
            <text:p>138.25</text:p>
          </table:table-cell>
          <table:table-cell office:value-type="float" office:value="2.70664800267501" calcext:value-type="float">
            <text:p>2.7066480027</text:p>
          </table:table-cell>
          <table:table-cell office:value-type="float" office:value="3.06953822197816" calcext:value-type="float">
            <text:p>3.06953822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table:formula="of:=[.A554]/1000000" office:value-type="float" office:value="138.5" calcext:value-type="float">
            <text:p>138.50</text:p>
          </table:table-cell>
          <table:table-cell office:value-type="float" office:value="2.68722897094673" calcext:value-type="float">
            <text:p>2.6872289709</text:p>
          </table:table-cell>
          <table:table-cell office:value-type="float" office:value="3.57599402704364" calcext:value-type="float">
            <text:p>3.57599402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table:formula="of:=[.A555]/1000000" office:value-type="float" office:value="138.75" calcext:value-type="float">
            <text:p>138.75</text:p>
          </table:table-cell>
          <table:table-cell office:value-type="float" office:value="2.7828022811526" calcext:value-type="float">
            <text:p>2.7828022812</text:p>
          </table:table-cell>
          <table:table-cell office:value-type="float" office:value="3.40980392175428" calcext:value-type="float">
            <text:p>3.4098039218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table:formula="of:=[.A556]/1000000" office:value-type="float" office:value="139" calcext:value-type="float">
            <text:p>139.00</text:p>
          </table:table-cell>
          <table:table-cell office:value-type="float" office:value="2.62810345172311" calcext:value-type="float">
            <text:p>2.6281034517</text:p>
          </table:table-cell>
          <table:table-cell office:value-type="float" office:value="3.50868201239328" calcext:value-type="float">
            <text:p>3.508682012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table:formula="of:=[.A557]/1000000" office:value-type="float" office:value="139.25" calcext:value-type="float">
            <text:p>139.25</text:p>
          </table:table-cell>
          <table:table-cell office:value-type="float" office:value="2.43324194972341" calcext:value-type="float">
            <text:p>2.4332419497</text:p>
          </table:table-cell>
          <table:table-cell office:value-type="float" office:value="3.07372737769734" calcext:value-type="float">
            <text:p>3.0737273777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table:formula="of:=[.A558]/1000000" office:value-type="float" office:value="139.5" calcext:value-type="float">
            <text:p>139.50</text:p>
          </table:table-cell>
          <table:table-cell office:value-type="float" office:value="2.81147514575418" calcext:value-type="float">
            <text:p>2.8114751458</text:p>
          </table:table-cell>
          <table:table-cell office:value-type="float" office:value="3.41948895062202" calcext:value-type="float">
            <text:p>3.419488950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table:formula="of:=[.A559]/1000000" office:value-type="float" office:value="139.75" calcext:value-type="float">
            <text:p>139.75</text:p>
          </table:table-cell>
          <table:table-cell office:value-type="float" office:value="2.79640530131395" calcext:value-type="float">
            <text:p>2.7964053013</text:p>
          </table:table-cell>
          <table:table-cell office:value-type="float" office:value="3.63302795753051" calcext:value-type="float">
            <text:p>3.6330279575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table:formula="of:=[.A560]/1000000" office:value-type="float" office:value="140" calcext:value-type="float">
            <text:p>140.00</text:p>
          </table:table-cell>
          <table:table-cell office:value-type="float" office:value="2.81483153365839" calcext:value-type="float">
            <text:p>2.8148315337</text:p>
          </table:table-cell>
          <table:table-cell office:value-type="float" office:value="3.45112071035867" calcext:value-type="float">
            <text:p>3.4511207104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table:formula="of:=[.A561]/1000000" office:value-type="float" office:value="140.25" calcext:value-type="float">
            <text:p>140.25</text:p>
          </table:table-cell>
          <table:table-cell office:value-type="float" office:value="2.76271457182195" calcext:value-type="float">
            <text:p>2.7627145718</text:p>
          </table:table-cell>
          <table:table-cell office:value-type="float" office:value="3.40578220637473" calcext:value-type="float">
            <text:p>3.4057822064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table:formula="of:=[.A562]/1000000" office:value-type="float" office:value="140.5" calcext:value-type="float">
            <text:p>140.50</text:p>
          </table:table-cell>
          <table:table-cell office:value-type="float" office:value="2.88205067115704" calcext:value-type="float">
            <text:p>2.8820506712</text:p>
          </table:table-cell>
          <table:table-cell office:value-type="float" office:value="3.32994345919913" calcext:value-type="float">
            <text:p>3.3299434592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table:formula="of:=[.A563]/1000000" office:value-type="float" office:value="140.75" calcext:value-type="float">
            <text:p>140.75</text:p>
          </table:table-cell>
          <table:table-cell office:value-type="float" office:value="2.97584556256824" calcext:value-type="float">
            <text:p>2.9758455626</text:p>
          </table:table-cell>
          <table:table-cell office:value-type="float" office:value="3.33681256630771" calcext:value-type="float">
            <text:p>3.3368125663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table:formula="of:=[.A564]/1000000" office:value-type="float" office:value="141" calcext:value-type="float">
            <text:p>141.00</text:p>
          </table:table-cell>
          <table:table-cell office:value-type="float" office:value="2.80745062095108" calcext:value-type="float">
            <text:p>2.807450621</text:p>
          </table:table-cell>
          <table:table-cell office:value-type="float" office:value="3.35601428746607" calcext:value-type="float">
            <text:p>3.3560142875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table:formula="of:=[.A565]/1000000" office:value-type="float" office:value="141.25" calcext:value-type="float">
            <text:p>141.25</text:p>
          </table:table-cell>
          <table:table-cell office:value-type="float" office:value="2.7270335594419" calcext:value-type="float">
            <text:p>2.7270335594</text:p>
          </table:table-cell>
          <table:table-cell office:value-type="float" office:value="3.65394603824856" calcext:value-type="float">
            <text:p>3.6539460382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table:formula="of:=[.A566]/1000000" office:value-type="float" office:value="141.5" calcext:value-type="float">
            <text:p>141.50</text:p>
          </table:table-cell>
          <table:table-cell office:value-type="float" office:value="2.96449643143776" calcext:value-type="float">
            <text:p>2.9644964314</text:p>
          </table:table-cell>
          <table:table-cell office:value-type="float" office:value="3.52558238654353" calcext:value-type="float">
            <text:p>3.525582386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table:formula="of:=[.A567]/1000000" office:value-type="float" office:value="141.75" calcext:value-type="float">
            <text:p>141.75</text:p>
          </table:table-cell>
          <table:table-cell office:value-type="float" office:value="3.14030018007181" calcext:value-type="float">
            <text:p>3.1403001801</text:p>
          </table:table-cell>
          <table:table-cell office:value-type="float" office:value="3.65613234651173" calcext:value-type="float">
            <text:p>3.6561323465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table:formula="of:=[.A568]/1000000" office:value-type="float" office:value="142" calcext:value-type="float">
            <text:p>142.00</text:p>
          </table:table-cell>
          <table:table-cell office:value-type="float" office:value="2.57817639622826" calcext:value-type="float">
            <text:p>2.5781763962</text:p>
          </table:table-cell>
          <table:table-cell office:value-type="float" office:value="3.14564029189625" calcext:value-type="float">
            <text:p>3.1456402919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table:formula="of:=[.A569]/1000000" office:value-type="float" office:value="142.25" calcext:value-type="float">
            <text:p>142.25</text:p>
          </table:table-cell>
          <table:table-cell office:value-type="float" office:value="2.68758016983626" calcext:value-type="float">
            <text:p>2.6875801698</text:p>
          </table:table-cell>
          <table:table-cell office:value-type="float" office:value="3.38051396129706" calcext:value-type="float">
            <text:p>3.3805139613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table:formula="of:=[.A570]/1000000" office:value-type="float" office:value="142.5" calcext:value-type="float">
            <text:p>142.50</text:p>
          </table:table-cell>
          <table:table-cell office:value-type="float" office:value="2.97013824836831" calcext:value-type="float">
            <text:p>2.9701382484</text:p>
          </table:table-cell>
          <table:table-cell office:value-type="float" office:value="4.00510293559789" calcext:value-type="float">
            <text:p>4.0051029356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table:formula="of:=[.A571]/1000000" office:value-type="float" office:value="142.75" calcext:value-type="float">
            <text:p>142.75</text:p>
          </table:table-cell>
          <table:table-cell office:value-type="float" office:value="2.91370828459438" calcext:value-type="float">
            <text:p>2.9137082846</text:p>
          </table:table-cell>
          <table:table-cell office:value-type="float" office:value="4.03522616679913" calcext:value-type="float">
            <text:p>4.0352261668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table:formula="of:=[.A572]/1000000" office:value-type="float" office:value="143" calcext:value-type="float">
            <text:p>143.00</text:p>
          </table:table-cell>
          <table:table-cell office:value-type="float" office:value="2.90829821296284" calcext:value-type="float">
            <text:p>2.908298213</text:p>
          </table:table-cell>
          <table:table-cell office:value-type="float" office:value="3.16008114675448" calcext:value-type="float">
            <text:p>3.160081146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table:formula="of:=[.A573]/1000000" office:value-type="float" office:value="143.25" calcext:value-type="float">
            <text:p>143.25</text:p>
          </table:table-cell>
          <table:table-cell office:value-type="float" office:value="3.2220710644459" calcext:value-type="float">
            <text:p>3.2220710644</text:p>
          </table:table-cell>
          <table:table-cell office:value-type="float" office:value="3.81621625475327" calcext:value-type="float">
            <text:p>3.8162162548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table:formula="of:=[.A574]/1000000" office:value-type="float" office:value="143.5" calcext:value-type="float">
            <text:p>143.50</text:p>
          </table:table-cell>
          <table:table-cell office:value-type="float" office:value="2.86368592478823" calcext:value-type="float">
            <text:p>2.8636859248</text:p>
          </table:table-cell>
          <table:table-cell office:value-type="float" office:value="3.4096016913265" calcext:value-type="float">
            <text:p>3.4096016913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table:formula="of:=[.A575]/1000000" office:value-type="float" office:value="143.75" calcext:value-type="float">
            <text:p>143.75</text:p>
          </table:table-cell>
          <table:table-cell office:value-type="float" office:value="3.09265721851078" calcext:value-type="float">
            <text:p>3.0926572185</text:p>
          </table:table-cell>
          <table:table-cell office:value-type="float" office:value="3.33136043233914" calcext:value-type="float">
            <text:p>3.3313604323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table:formula="of:=[.A576]/1000000" office:value-type="float" office:value="144" calcext:value-type="float">
            <text:p>144.00</text:p>
          </table:table-cell>
          <table:table-cell office:value-type="float" office:value="2.79344736911227" calcext:value-type="float">
            <text:p>2.7934473691</text:p>
          </table:table-cell>
          <table:table-cell office:value-type="float" office:value="3.30569909758794" calcext:value-type="float">
            <text:p>3.3056990976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table:formula="of:=[.A577]/1000000" office:value-type="float" office:value="144.25" calcext:value-type="float">
            <text:p>144.25</text:p>
          </table:table-cell>
          <table:table-cell office:value-type="float" office:value="3.10261833270953" calcext:value-type="float">
            <text:p>3.1026183327</text:p>
          </table:table-cell>
          <table:table-cell office:value-type="float" office:value="3.13905961060844" calcext:value-type="float">
            <text:p>3.139059610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table:formula="of:=[.A578]/1000000" office:value-type="float" office:value="144.5" calcext:value-type="float">
            <text:p>144.50</text:p>
          </table:table-cell>
          <table:table-cell office:value-type="float" office:value="2.95083410200545" calcext:value-type="float">
            <text:p>2.950834102</text:p>
          </table:table-cell>
          <table:table-cell office:value-type="float" office:value="3.41693049816248" calcext:value-type="float">
            <text:p>3.416930498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table:formula="of:=[.A579]/1000000" office:value-type="float" office:value="144.75" calcext:value-type="float">
            <text:p>144.75</text:p>
          </table:table-cell>
          <table:table-cell office:value-type="float" office:value="2.64298566560837" calcext:value-type="float">
            <text:p>2.6429856656</text:p>
          </table:table-cell>
          <table:table-cell office:value-type="float" office:value="3.59348798112677" calcext:value-type="float">
            <text:p>3.5934879811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table:formula="of:=[.A580]/1000000" office:value-type="float" office:value="145" calcext:value-type="float">
            <text:p>145.00</text:p>
          </table:table-cell>
          <table:table-cell office:value-type="float" office:value="3.43822162439228" calcext:value-type="float">
            <text:p>3.4382216244</text:p>
          </table:table-cell>
          <table:table-cell office:value-type="float" office:value="3.74937884086188" calcext:value-type="float">
            <text:p>3.7493788409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table:formula="of:=[.A581]/1000000" office:value-type="float" office:value="145.25" calcext:value-type="float">
            <text:p>145.25</text:p>
          </table:table-cell>
          <table:table-cell office:value-type="float" office:value="3.17995665462031" calcext:value-type="float">
            <text:p>3.1799566546</text:p>
          </table:table-cell>
          <table:table-cell office:value-type="float" office:value="3.27525166647838" calcext:value-type="float">
            <text:p>3.2752516665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table:formula="of:=[.A582]/1000000" office:value-type="float" office:value="145.5" calcext:value-type="float">
            <text:p>145.50</text:p>
          </table:table-cell>
          <table:table-cell office:value-type="float" office:value="3.07976070535585" calcext:value-type="float">
            <text:p>3.0797607054</text:p>
          </table:table-cell>
          <table:table-cell office:value-type="float" office:value="3.33699918286946" calcext:value-type="float">
            <text:p>3.3369991829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table:formula="of:=[.A583]/1000000" office:value-type="float" office:value="145.75" calcext:value-type="float">
            <text:p>145.75</text:p>
          </table:table-cell>
          <table:table-cell office:value-type="float" office:value="2.99705774196794" calcext:value-type="float">
            <text:p>2.997057742</text:p>
          </table:table-cell>
          <table:table-cell office:value-type="float" office:value="3.36947602151558" calcext:value-type="float">
            <text:p>3.3694760215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table:formula="of:=[.A584]/1000000" office:value-type="float" office:value="146" calcext:value-type="float">
            <text:p>146.00</text:p>
          </table:table-cell>
          <table:table-cell office:value-type="float" office:value="2.876780469529" calcext:value-type="float">
            <text:p>2.8767804695</text:p>
          </table:table-cell>
          <table:table-cell office:value-type="float" office:value="3.64680294738389" calcext:value-type="float">
            <text:p>3.6468029474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table:formula="of:=[.A585]/1000000" office:value-type="float" office:value="146.25" calcext:value-type="float">
            <text:p>146.25</text:p>
          </table:table-cell>
          <table:table-cell office:value-type="float" office:value="3.58152679632023" calcext:value-type="float">
            <text:p>3.5815267963</text:p>
          </table:table-cell>
          <table:table-cell office:value-type="float" office:value="3.85711986041028" calcext:value-type="float">
            <text:p>3.8571198604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table:formula="of:=[.A586]/1000000" office:value-type="float" office:value="146.5" calcext:value-type="float">
            <text:p>146.50</text:p>
          </table:table-cell>
          <table:table-cell office:value-type="float" office:value="3.02698950830366" calcext:value-type="float">
            <text:p>3.0269895083</text:p>
          </table:table-cell>
          <table:table-cell office:value-type="float" office:value="3.50628215324441" calcext:value-type="float">
            <text:p>3.5062821532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table:formula="of:=[.A587]/1000000" office:value-type="float" office:value="146.75" calcext:value-type="float">
            <text:p>146.75</text:p>
          </table:table-cell>
          <table:table-cell office:value-type="float" office:value="3.05976622354208" calcext:value-type="float">
            <text:p>3.0597662235</text:p>
          </table:table-cell>
          <table:table-cell office:value-type="float" office:value="3.7819925912201" calcext:value-type="float">
            <text:p>3.7819925912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table:formula="of:=[.A588]/1000000" office:value-type="float" office:value="147" calcext:value-type="float">
            <text:p>147.00</text:p>
          </table:table-cell>
          <table:table-cell office:value-type="float" office:value="3.06296787834145" calcext:value-type="float">
            <text:p>3.0629678783</text:p>
          </table:table-cell>
          <table:table-cell office:value-type="float" office:value="3.48159491100604" calcext:value-type="float">
            <text:p>3.481594911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table:formula="of:=[.A589]/1000000" office:value-type="float" office:value="147.25" calcext:value-type="float">
            <text:p>147.25</text:p>
          </table:table-cell>
          <table:table-cell office:value-type="float" office:value="3.24016514133093" calcext:value-type="float">
            <text:p>3.2401651413</text:p>
          </table:table-cell>
          <table:table-cell office:value-type="float" office:value="3.37054136185751" calcext:value-type="float">
            <text:p>3.370541361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table:formula="of:=[.A590]/1000000" office:value-type="float" office:value="147.5" calcext:value-type="float">
            <text:p>147.50</text:p>
          </table:table-cell>
          <table:table-cell office:value-type="float" office:value="2.99688541022554" calcext:value-type="float">
            <text:p>2.9968854102</text:p>
          </table:table-cell>
          <table:table-cell office:value-type="float" office:value="3.44315201481956" calcext:value-type="float">
            <text:p>3.4431520148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table:formula="of:=[.A591]/1000000" office:value-type="float" office:value="147.75" calcext:value-type="float">
            <text:p>147.75</text:p>
          </table:table-cell>
          <table:table-cell office:value-type="float" office:value="3.11425696907522" calcext:value-type="float">
            <text:p>3.1142569691</text:p>
          </table:table-cell>
          <table:table-cell office:value-type="float" office:value="3.35525569489013" calcext:value-type="float">
            <text:p>3.3552556949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table:formula="of:=[.A592]/1000000" office:value-type="float" office:value="148" calcext:value-type="float">
            <text:p>148.00</text:p>
          </table:table-cell>
          <table:table-cell office:value-type="float" office:value="3.02116377317152" calcext:value-type="float">
            <text:p>3.0211637732</text:p>
          </table:table-cell>
          <table:table-cell office:value-type="float" office:value="3.88634090974118" calcext:value-type="float">
            <text:p>3.8863409097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table:formula="of:=[.A593]/1000000" office:value-type="float" office:value="148.25" calcext:value-type="float">
            <text:p>148.25</text:p>
          </table:table-cell>
          <table:table-cell office:value-type="float" office:value="3.50212684783694" calcext:value-type="float">
            <text:p>3.5021268478</text:p>
          </table:table-cell>
          <table:table-cell office:value-type="float" office:value="3.48982665874489" calcext:value-type="float">
            <text:p>3.489826658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table:formula="of:=[.A594]/1000000" office:value-type="float" office:value="148.5" calcext:value-type="float">
            <text:p>148.50</text:p>
          </table:table-cell>
          <table:table-cell office:value-type="float" office:value="3.20911492539098" calcext:value-type="float">
            <text:p>3.2091149254</text:p>
          </table:table-cell>
          <table:table-cell office:value-type="float" office:value="3.4438349558008" calcext:value-type="float">
            <text:p>3.4438349558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table:formula="of:=[.A595]/1000000" office:value-type="float" office:value="148.75" calcext:value-type="float">
            <text:p>148.75</text:p>
          </table:table-cell>
          <table:table-cell office:value-type="float" office:value="3.2775936575749" calcext:value-type="float">
            <text:p>3.2775936576</text:p>
          </table:table-cell>
          <table:table-cell office:value-type="float" office:value="3.60023930154474" calcext:value-type="float">
            <text:p>3.600239301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table:formula="of:=[.A596]/1000000" office:value-type="float" office:value="149" calcext:value-type="float">
            <text:p>149.00</text:p>
          </table:table-cell>
          <table:table-cell office:value-type="float" office:value="3.11858803892303" calcext:value-type="float">
            <text:p>3.1185880389</text:p>
          </table:table-cell>
          <table:table-cell office:value-type="float" office:value="3.6619763472335" calcext:value-type="float">
            <text:p>3.6619763472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table:formula="of:=[.A597]/1000000" office:value-type="float" office:value="149.25" calcext:value-type="float">
            <text:p>149.25</text:p>
          </table:table-cell>
          <table:table-cell office:value-type="float" office:value="3.11108824852653" calcext:value-type="float">
            <text:p>3.1110882485</text:p>
          </table:table-cell>
          <table:table-cell office:value-type="float" office:value="3.70773452687419" calcext:value-type="float">
            <text:p>3.707734526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table:formula="of:=[.A598]/1000000" office:value-type="float" office:value="149.5" calcext:value-type="float">
            <text:p>149.50</text:p>
          </table:table-cell>
          <table:table-cell office:value-type="float" office:value="2.92239856104682" calcext:value-type="float">
            <text:p>2.922398561</text:p>
          </table:table-cell>
          <table:table-cell office:value-type="float" office:value="3.63934259407005" calcext:value-type="float">
            <text:p>3.6393425941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table:formula="of:=[.A599]/1000000" office:value-type="float" office:value="149.75" calcext:value-type="float">
            <text:p>149.75</text:p>
          </table:table-cell>
          <table:table-cell office:value-type="float" office:value="3.39341904741259" calcext:value-type="float">
            <text:p>3.3934190474</text:p>
          </table:table-cell>
          <table:table-cell office:value-type="float" office:value="3.51496279088519" calcext:value-type="float">
            <text:p>3.5149627909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table:formula="of:=[.A600]/1000000" office:value-type="float" office:value="150" calcext:value-type="float">
            <text:p>150.00</text:p>
          </table:table-cell>
          <table:table-cell office:value-type="float" office:value="3.56695156567057" calcext:value-type="float">
            <text:p>3.5669515657</text:p>
          </table:table-cell>
          <table:table-cell office:value-type="float" office:value="3.66931940055599" calcext:value-type="float">
            <text:p>3.6693194006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table:formula="of:=[.A601]/1000000" office:value-type="float" office:value="150.25" calcext:value-type="float">
            <text:p>150.25</text:p>
          </table:table-cell>
          <table:table-cell office:value-type="float" office:value="2.99325571380533" calcext:value-type="float">
            <text:p>2.9932557138</text:p>
          </table:table-cell>
          <table:table-cell office:value-type="float" office:value="3.68762537323226" calcext:value-type="float">
            <text:p>3.6876253732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table:formula="of:=[.A602]/1000000" office:value-type="float" office:value="150.5" calcext:value-type="float">
            <text:p>150.50</text:p>
          </table:table-cell>
          <table:table-cell office:value-type="float" office:value="3.78278052156354" calcext:value-type="float">
            <text:p>3.7827805216</text:p>
          </table:table-cell>
          <table:table-cell office:value-type="float" office:value="3.2796806039473" calcext:value-type="float">
            <text:p>3.2796806039</text:p>
          </table:table-cell>
        </table:table-row>
        <table:table-row table:style-name="ro1" table:number-rows-repeated="10479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7">00/00/0000</text:date>, <text:time style:data-style-name="N2" text:time-value="03:00:29.888521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7T03:01:09.334489855</dc:date>
    <meta:editing-duration>PT3H10M48S</meta:editing-duration>
    <meta:editing-cycles>34</meta:editing-cycles>
    <meta:generator>LibreOffice/5.1.6.2$Linux_X86_64 LibreOffice_project/10m0$Build-2</meta:generator>
    <meta:document-statistic meta:table-count="13" meta:cell-count="1059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-3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30" chart:origin="-3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08cm" svg:height="12.91cm" xlink:href=".." xlink:type="simple" chart:class="chart:scatter" chart:style-name="ch1">
        <chart:title svg:x="6.631cm" svg:y="0.393cm" chart:style-name="ch2">
          <text:p>Active HF Dipole Balun S21</text:p>
        </chart:title>
        <chart:subtitle svg:x="8.701cm" svg:y="0.948cm" chart:style-name="ch3">
          <text:p>Balun Gain</text:p>
        </chart:subtitle>
        <chart:plot-area chart:style-name="ch4" table:cell-range-address="ACTIVE_BALUN_SN003_S21.B2:ACTIVE_BALUN_SN003_S21.B602 ACTIVE_BALUN_SN003_S21.E1:ACTIVE_BALUN_SN003_S21.E602" chart:data-source-has-labels="row" svg:x="1.094cm" svg:y="1.562cm" svg:width="18.888cm" svg:height="10.635cm">
          <chartooo:coordinate-region svg:x="2.139cm" svg:y="1.801cm" svg:width="17.047cm" svg:height="9.67cm"/>
          <chart:axis chart:dimension="x" chart:name="primary-x" chart:style-name="ch5">
            <chart:title svg:x="8.861cm" svg:y="12.206cm" chart:style-name="ch6">
              <text:p>Frequency [MHz]</text:p>
            </chart:title>
          </chart:axis>
          <chart:axis chart:dimension="y" chart:name="primary-y" chart:style-name="ch7">
            <chart:title svg:x="0cm" svg:y="7.762cm" chart:style-name="ch8">
              <text:p>S21 [dB]</text:p>
            </chart:title>
            <chart:grid chart:style-name="ch9" chart:class="major"/>
          </chart:axis>
          <chart:series chart:style-name="ch10" chart:values-cell-range-address="ACTIVE_BALUN_SN003_S21.E2:ACTIVE_BALUN_SN003_S21.E602" chart:label-cell-address="ACTIVE_BALUN_SN003_S21.E1:ACTIVE_BALUN_SN003_S21.E1" chart:class="chart:scatter">
            <chart:domain table:cell-range-address="ACTIVE_BALUN_SN003_S21.B2:ACTIVE_BALUN_SN003_S21.B602"/>
            <chart:data-point chart:repeated="6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rrected S21 [dB]</text:p>
                <draw:g>
                  <svg:desc>ACTIVE_BALUN_SN003_S21.E1:ACTIVE_BALUN_SN003_S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S21.B2:ACTIVE_BALUN_SN003_S21.B602</svg:desc>
                </draw:g>
              </table:table-cell>
              <table:table-cell office:value-type="float" office:value="-24.2723372505005">
                <text:p>-24.2723372505005</text:p>
                <draw:g>
                  <svg:desc>ACTIVE_BALUN_SN003_S21.E2:ACTIVE_BALUN_SN003_S21.E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7.48774236368063">
                <text:p>7.48774236368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8.5802635843243">
                <text:p>18.5802635843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24.7233773112618">
                <text:p>24.7233773112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29.4701623450868">
                <text:p>29.4701623450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30.3685829458297">
                <text:p>30.3685829458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9425854759575">
                <text:p>30.9425854759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31.1439636406728">
                <text:p>31.1439636406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1.3771357280377">
                <text:p>31.3771357280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32.1663143184081">
                <text:p>32.1663143184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3.6096097982035">
                <text:p>33.6096097982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33.6839223674508">
                <text:p>33.6839223674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33.9457529510593">
                <text:p>33.9457529510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34.2814120359629">
                <text:p>34.2814120359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5.300678698425">
                <text:p>35.300678698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35.012046836215">
                <text:p>35.012046836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35.2045739138621">
                <text:p>35.2045739138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35.8095760053258">
                <text:p>35.8095760053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.8322043793206">
                <text:p>35.8322043793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35.7730251021692">
                <text:p>35.7730251021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35.7375119100656">
                <text:p>35.7375119100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36.3143964490986">
                <text:p>36.3143964490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6.7891230001249">
                <text:p>36.7891230001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36.1722953375955">
                <text:p>36.1722953375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36.7320247643472">
                <text:p>36.7320247643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36.8724142339992">
                <text:p>36.8724142339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6.641648562505">
                <text:p>36.641648562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36.4358510495404">
                <text:p>36.4358510495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37.1939201513109">
                <text:p>37.1939201513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36.8940036298618">
                <text:p>36.8940036298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6.6669590237745">
                <text:p>36.6669590237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37.3041421478485">
                <text:p>37.3041421478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37.0597995539012">
                <text:p>37.0597995539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36.9593549080163">
                <text:p>36.9593549080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36.8512310830978">
                <text:p>36.8512310830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36.9053852910089">
                <text:p>36.9053852910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36.8927150476122">
                <text:p>36.8927150476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37.0337293458405">
                <text:p>37.03372934584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37.1404192248564">
                <text:p>37.140419224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37.1815764819276">
                <text:p>37.1815764819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36.9439956998577">
                <text:p>36.94399569985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37.1941489839854">
                <text:p>37.1941489839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7.3975629286616">
                <text:p>37.3975629286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37.0253258683048">
                <text:p>37.0253258683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37.0864373621119">
                <text:p>37.0864373621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36.9355888192753">
                <text:p>36.9355888192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37.2011325509872">
                <text:p>37.2011325509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37.4533297116704">
                <text:p>37.45332971167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37.1632493501759">
                <text:p>37.16324935017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37.3736539341817">
                <text:p>37.3736539341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37.5043606108019">
                <text:p>37.5043606108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37.3511212737071">
                <text:p>37.3511212737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37.2446231892793">
                <text:p>37.24462318927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37.3613293637464">
                <text:p>37.3613293637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37.0639042419507">
                <text:p>37.0639042419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37.9457853336362">
                <text:p>37.9457853336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36.9638126034513">
                <text:p>36.9638126034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37.40047422506">
                <text:p>37.40047422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37.4326551039875">
                <text:p>37.4326551039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37.2984809202121">
                <text:p>37.2984809202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37.3325396771025">
                <text:p>37.3325396771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37.5929781868666">
                <text:p>37.59297818686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37.2735601190032">
                <text:p>37.2735601190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37.1842634840541">
                <text:p>37.18426348405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37.322513804243">
                <text:p>37.322513804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37.434725987387">
                <text:p>37.434725987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37.7304996920671">
                <text:p>37.73049969206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37.5359556908711">
                <text:p>37.53595569087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37.2387554138072">
                <text:p>37.2387554138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37.3828552311345">
                <text:p>37.3828552311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37.1247391016293">
                <text:p>37.12473910162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36.9416868538858">
                <text:p>36.94168685388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37.6756936077735">
                <text:p>37.6756936077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37.3015902617454">
                <text:p>37.30159026174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37.0035297095242">
                <text:p>37.0035297095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37.5664261700558">
                <text:p>37.56642617005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36.9839264357715">
                <text:p>36.9839264357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37.2324779989781">
                <text:p>37.2324779989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37.2818597063864">
                <text:p>37.2818597063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37.1595139577527">
                <text:p>37.15951395775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37.2161646724606">
                <text:p>37.21616467246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37.5984719344114">
                <text:p>37.5984719344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37.7154898923975">
                <text:p>37.71548989239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37.5354635447685">
                <text:p>37.5354635447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37.458030418286">
                <text:p>37.458030418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37.6214985267392">
                <text:p>37.62149852673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37.3756954290256">
                <text:p>37.3756954290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37.0288338857003">
                <text:p>37.0288338857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37.2324825756293">
                <text:p>37.23248257562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37.4594954536758">
                <text:p>37.45949545367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37.3253671923934">
                <text:p>37.3253671923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37.6554055203091">
                <text:p>37.65540552030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37.2978831276742">
                <text:p>37.297883127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37.6575833321314">
                <text:p>37.6575833321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37.8044878832921">
                <text:p>37.8044878832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37.1252391455694">
                <text:p>37.1252391455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37.5693740730351">
                <text:p>37.56937407303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37.5462672058896">
                <text:p>37.5462672058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36.989317958562">
                <text:p>36.989317958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37.48303961882">
                <text:p>37.48303961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37.5187829714156">
                <text:p>37.51878297141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37.3754261187694">
                <text:p>37.37542611876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37.222564978749">
                <text:p>37.2225649787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37.5054009518888">
                <text:p>37.5054009518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37.0324614857785">
                <text:p>37.03246148577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37.3933289035137">
                <text:p>37.39332890351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37.2746241143818">
                <text:p>37.27462411438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36.6798177598834">
                <text:p>36.679817759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36.8657265325212">
                <text:p>36.86572653252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37.1283047448458">
                <text:p>37.12830474484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37.1774415220061">
                <text:p>37.17744152200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37.2258500618944">
                <text:p>37.2258500618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37.491057066817">
                <text:p>37.4910570668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37.1021772322058">
                <text:p>37.1021772322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36.7545039326043">
                <text:p>36.75450393260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37.3438079934288">
                <text:p>37.3438079934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37.322723993106">
                <text:p>37.322723993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37.0506869141092">
                <text:p>37.0506869141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36.8743525750134">
                <text:p>36.87435257501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37.2951545935818">
                <text:p>37.29515459358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37.4732960704581">
                <text:p>37.47329607045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37.2874948160554">
                <text:p>37.28749481605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36.9338760933676">
                <text:p>36.93387609336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37.3755740246709">
                <text:p>37.37557402467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37.2570862300481">
                <text:p>37.25708623004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36.8666398695032">
                <text:p>36.86663986950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36.918710657197">
                <text:p>36.9187106571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37.3734268706088">
                <text:p>37.37342687060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37.1612234945389">
                <text:p>37.16122349453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37.1594889941898">
                <text:p>37.15948899418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37.0389317432442">
                <text:p>37.0389317432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36.9186248173192">
                <text:p>36.9186248173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36.9116262725262">
                <text:p>36.91162627252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36.9034418576416">
                <text:p>36.90344185764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37.0606291897789">
                <text:p>37.06062918977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37.1597819518227">
                <text:p>37.15978195182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37.0120687445671">
                <text:p>37.01206874456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37.0589222912231">
                <text:p>37.05892229122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37.1873630432219">
                <text:p>37.18736304322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37.3911470033336">
                <text:p>37.39114700333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36.6842900968127">
                <text:p>36.68429009681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36.4823760320905">
                <text:p>36.48237603209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36.6761720126983">
                <text:p>36.67617201269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36.9880277034834">
                <text:p>36.98802770348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36.3863044646469">
                <text:p>36.3863044646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37.0404344336172">
                <text:p>37.04043443361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36.7679255517579">
                <text:p>36.7679255517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37.0622284507031">
                <text:p>37.06222845070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36.7482886145847">
                <text:p>36.74828861458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37.1897430538458">
                <text:p>37.18974305384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36.670966933188">
                <text:p>36.6709669331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36.520159158711">
                <text:p>36.5201591587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36.8788231805421">
                <text:p>36.87882318054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36.8304644025806">
                <text:p>36.8304644025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36.359562892622">
                <text:p>36.3595628926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36.6565111453605">
                <text:p>36.65651114536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36.7716420327582">
                <text:p>36.77164203275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36.7920489502463">
                <text:p>36.79204895024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36.878475398931">
                <text:p>36.8784753989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36.6592188022028">
                <text:p>36.6592188022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36.2837045581187">
                <text:p>36.28370455811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36.7342359793389">
                <text:p>36.73423597933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36.6355448821014">
                <text:p>36.6355448821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36.2701338648852">
                <text:p>36.27013386488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36.1293918425922">
                <text:p>36.129391842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36.4563489307462">
                <text:p>36.45634893074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36.506381020469">
                <text:p>36.5063810204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36.4737750854867">
                <text:p>36.47377508548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36.4286213287303">
                <text:p>36.42862132873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36.6881569627957">
                <text:p>36.68815696279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36.0038077542386">
                <text:p>36.00380775423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36.7196085620695">
                <text:p>36.71960856206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36.8007005176633">
                <text:p>36.80070051766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35.9364934362285">
                <text:p>35.93649343622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35.9074731158007">
                <text:p>35.9074731158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35.9801997514412">
                <text:p>35.98019975144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35.8032588831149">
                <text:p>35.80325888311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36.074120416886">
                <text:p>36.0741204168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35.7675072930129">
                <text:p>35.7675072930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35.9100041769686">
                <text:p>35.91000417696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35.9264571486778">
                <text:p>35.92645714867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35.8768944820433">
                <text:p>35.87689448204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35.5670620044713">
                <text:p>35.56706200447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35.7923220120498">
                <text:p>35.79232201204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35.5978729485238">
                <text:p>35.59787294852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35.1494497504883">
                <text:p>35.14944975048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35.4432808894595">
                <text:p>35.44328088945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34.7378219615028">
                <text:p>34.73782196150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34.8818759377103">
                <text:p>34.88187593771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35.3093221821798">
                <text:p>35.30932218217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34.661603232149">
                <text:p>34.6616032321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34.5903783999639">
                <text:p>34.59037839996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34.7097372140993">
                <text:p>34.70973721409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34.7618228858101">
                <text:p>34.76182288581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34.3556910446565">
                <text:p>34.35569104465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34.6924865066806">
                <text:p>34.69248650668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34.1201868588352">
                <text:p>34.12018685883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34.0852364501755">
                <text:p>34.08523645017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34.2355571905729">
                <text:p>34.2355571905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34.3188543538841">
                <text:p>34.3188543538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34.1167114476177">
                <text:p>34.1167114476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33.3398338439442">
                <text:p>33.33983384394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33.7253309156163">
                <text:p>33.72533091561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33.6008808366831">
                <text:p>33.60088083668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33.5127397342823">
                <text:p>33.51273973428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33.5731474166084">
                <text:p>33.57314741660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32.830196446028">
                <text:p>32.8301964460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33.036689102936">
                <text:p>33.0366891029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33.0496089559251">
                <text:p>33.04960895592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33.1349004779496">
                <text:p>33.13490047794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32.3447293608198">
                <text:p>32.3447293608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32.5129544712875">
                <text:p>32.5129544712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32.6714080838173">
                <text:p>32.67140808381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32.799432464365">
                <text:p>32.7994324643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32.1154450601629">
                <text:p>32.11544506016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32.1722268286345">
                <text:p>32.17222682863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31.956266121419">
                <text:p>31.9562661214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32.0797777072939">
                <text:p>32.07977770729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31.2069721284289">
                <text:p>31.20697212842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31.2784202066379">
                <text:p>31.27842020663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31.6102401047834">
                <text:p>31.61024010478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31.1041802075833">
                <text:p>31.10418020758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31.2560711745635">
                <text:p>31.25607117456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31.2112834104477">
                <text:p>31.21128341044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30.8019658554317">
                <text:p>30.80196585543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30.8353811583936">
                <text:p>30.83538115839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30.8321380413742">
                <text:p>30.83213804137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29.891880865117">
                <text:p>29.891880865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30.2714857516593">
                <text:p>30.27148575165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30.5269431236285">
                <text:p>30.52694312362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29.3913462032862">
                <text:p>29.39134620328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29.6098350330063">
                <text:p>29.60983503300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29.199935597281">
                <text:p>29.1999355972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29.1293408078201">
                <text:p>29.1293408078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29.2864168398054">
                <text:p>29.28641683980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28.9616792015758">
                <text:p>28.96167920157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28.7242976190061">
                <text:p>28.72429761900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28.5933246819965">
                <text:p>28.59332468199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28.7014518452098">
                <text:p>28.70145184520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28.4985697358617">
                <text:p>28.49856973586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28.087734593548">
                <text:p>28.0877345935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28.1605583075821">
                <text:p>28.16055830758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27.8630974908817">
                <text:p>27.86309749088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27.9329917225631">
                <text:p>27.93299172256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26.9554559007138">
                <text:p>26.95545590071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27.5291747431787">
                <text:p>27.52917474317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26.8681820153382">
                <text:p>26.86818201533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27.1852697268709">
                <text:p>27.18526972687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26.8600035183741">
                <text:p>26.86000351837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27.0019891625482">
                <text:p>27.00198916254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26.0555918153309">
                <text:p>26.05559181533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26.3183295079364">
                <text:p>26.3183295079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26.2374255728825">
                <text:p>26.23742557288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26.2688891021194">
                <text:p>26.2688891021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26.0899329372317">
                <text:p>26.08993293723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25.724699288208">
                <text:p>25.7246992882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25.7155505991501">
                <text:p>25.71555059915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25.4533872992859">
                <text:p>25.45338729928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25.2363103342504">
                <text:p>25.23631033425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25.4495772432496">
                <text:p>25.4495772432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24.8679086800664">
                <text:p>24.86790868006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25.0433158322972">
                <text:p>25.04331583229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24.3441050143952">
                <text:p>24.34410501439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24.668743623231">
                <text:p>24.6687436232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24.3228670706974">
                <text:p>24.32286707069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24.4445761105028">
                <text:p>24.44457611050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24.3116142908722">
                <text:p>24.31161429087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23.984489062927">
                <text:p>23.9844890629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23.6585053644709">
                <text:p>23.65850536447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23.4547644841344">
                <text:p>23.45476448413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23.812157340083">
                <text:p>23.8121573400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23.172910285703">
                <text:p>23.1729102857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22.7207456796776">
                <text:p>22.72074567967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22.4645656155573">
                <text:p>22.46456561555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23.0852505776617">
                <text:p>23.08525057766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22.4775711955195">
                <text:p>22.47757119551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22.0703237237396">
                <text:p>22.07032372373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22.3110124896881">
                <text:p>22.31101248968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21.6716236608741">
                <text:p>21.67162366087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22.257693411608">
                <text:p>22.2576934116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22.1944251393359">
                <text:p>22.19442513933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22.271968120469">
                <text:p>22.2719681204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21.6086737516675">
                <text:p>21.60867375166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21.7842364496183">
                <text:p>21.78423644961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20.8717075971188">
                <text:p>20.87170759711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20.4639123840104">
                <text:p>20.46391238401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20.3139177248903">
                <text:p>20.31391772489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20.3256985430413">
                <text:p>20.32569854304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20.4228271389328">
                <text:p>20.42282713893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19.969594948546">
                <text:p>19.9695949485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20.140653849673">
                <text:p>20.1406538496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20.2962125722525">
                <text:p>20.29621257225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19.8533498165193">
                <text:p>19.85334981651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20.1253596032852">
                <text:p>20.12535960328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19.8079534003643">
                <text:p>19.80795340036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19.4437274173074">
                <text:p>19.44372741730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19.0164213117446">
                <text:p>19.01642131174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19.1159207928404">
                <text:p>19.11592079284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18.7353938830494">
                <text:p>18.73539388304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18.4604292686056">
                <text:p>18.46042926860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18.3681219228166">
                <text:p>18.36812192281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18.6873837672395">
                <text:p>18.68738376723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18.2853586564222">
                <text:p>18.28535865642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18.1609162881043">
                <text:p>18.16091628810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18.6276398351894">
                <text:p>18.62763983518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18.3390960615947">
                <text:p>18.33909606159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17.6889536287203">
                <text:p>17.68895362872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17.7145582136043">
                <text:p>17.71455821360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17.381401894181">
                <text:p>17.3814018941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16.9069856063249">
                <text:p>16.90698560632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17.4571153091825">
                <text:p>17.45711530918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17.3820002168003">
                <text:p>17.38200021680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16.7948793041694">
                <text:p>16.79487930416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16.5359706131364">
                <text:p>16.53597061313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17.2062833702006">
                <text:p>17.20628337020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16.6581126186534">
                <text:p>16.65811261865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16.0388391084107">
                <text:p>16.03883910841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16.5147118172523">
                <text:p>16.51471181725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16.5617111084108">
                <text:p>16.56171110841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16.2095607126384">
                <text:p>16.20956071263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16.1589011466083">
                <text:p>16.15890114660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16.2040727934823">
                <text:p>16.20407279348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16.2522933905652">
                <text:p>16.25229339056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14.9718373674114">
                <text:p>14.97183736741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15.3373474725101">
                <text:p>15.33734747251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15.3455656970019">
                <text:p>15.3455656970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14.6880756798735">
                <text:p>14.68807567987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15.0464996427323">
                <text:p>15.04649964273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14.7270399618941">
                <text:p>14.72703996189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14.7572923940324">
                <text:p>14.75729239403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15.059997578565">
                <text:p>15.0599975785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14.5724161725711">
                <text:p>14.57241617257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14.3482669246928">
                <text:p>14.34826692469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14.7664259060156">
                <text:p>14.76642590601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14.0593540839524">
                <text:p>14.05935408395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13.4744359365152">
                <text:p>13.47443593651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13.544215057449">
                <text:p>13.5442150574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13.4532037379906">
                <text:p>13.45320373799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12.7512082048854">
                <text:p>12.75120820488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13.3432161177182">
                <text:p>13.34321611771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12.8990632976673">
                <text:p>12.89906329766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13.2961145017867">
                <text:p>13.29611450178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12.7372750058266">
                <text:p>12.73727500582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13.0063163019901">
                <text:p>13.00631630199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12.6115962313711">
                <text:p>12.61159623137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12.7174261490554">
                <text:p>12.71742614905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12.5666253718457">
                <text:p>12.56662537184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12.2254609948513">
                <text:p>12.22546099485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12.3541821134832">
                <text:p>12.35418211348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11.9381224067096">
                <text:p>11.93812240670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11.8283612169687">
                <text:p>11.82836121696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11.6872248290451">
                <text:p>11.68722482904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11.765406244004">
                <text:p>11.7654062440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11.136281873691">
                <text:p>11.1362818736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11.0830523190193">
                <text:p>11.08305231901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11.2393457352475">
                <text:p>11.23934573524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11.2860295530929">
                <text:p>11.28602955309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11.1964993794788">
                <text:p>11.19649937947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11.0647185143261">
                <text:p>11.06471851432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10.605379579743">
                <text:p>10.6053795797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10.5515281562414">
                <text:p>10.55152815624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10.3453877991334">
                <text:p>10.34538779913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10.4449801728545">
                <text:p>10.44498017285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9.83194427974946">
                <text:p>9.831944279749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10.306883428256">
                <text:p>10.3068834282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10.0092905711273">
                <text:p>10.00929057112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10.1626756371003">
                <text:p>10.16267563710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9.67463102169885">
                <text:p>9.674631021698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9.55040027547749">
                <text:p>9.550400275477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9.73880314725901">
                <text:p>9.738803147259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9.33853081200139">
                <text:p>9.338530812001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9.38250093087766">
                <text:p>9.382500930877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9.04074984467627">
                <text:p>9.040749844676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9.04857132453545">
                <text:p>9.048571324535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8.83522202076425">
                <text:p>8.835222020764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8.19580495025966">
                <text:p>8.195804950259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8.82477997089349">
                <text:p>8.824779970893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8.53186420496098">
                <text:p>8.531864204960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8.12972909830483">
                <text:p>8.129729098304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7.84500994170312">
                <text:p>7.845009941703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8.44268361027255">
                <text:p>8.442683610272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7.61442047890123">
                <text:p>7.614420478901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7.97927389460755">
                <text:p>7.979273894607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7.73635903218876">
                <text:p>7.736359032188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7.80446736558383">
                <text:p>7.804467365583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8.02877034196125">
                <text:p>8.028770341961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7.86202206262832">
                <text:p>7.862022062628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7.32743164352495">
                <text:p>7.327431643524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7.15040328177733">
                <text:p>7.150403281777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7.14694216018556">
                <text:p>7.146942160185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6.77040754325839">
                <text:p>6.770407543258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7.05966468024577">
                <text:p>7.059664680245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6.93961990560316">
                <text:p>6.939619905603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6.81722372615221">
                <text:p>6.817223726152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6.59593673690236">
                <text:p>6.595936736902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6.31399056070822">
                <text:p>6.313990560708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6.37802235055666">
                <text:p>6.378022350556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6.2360576550809">
                <text:p>6.23605765508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6.00741998365167">
                <text:p>6.007419983651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5.81350065158754">
                <text:p>5.813500651587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5.74808350179489">
                <text:p>5.748083501794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5.76268175854681">
                <text:p>5.762681758546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5.10676768552383">
                <text:p>5.106767685523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5.91211298148945">
                <text:p>5.912112981489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5.60092899400533">
                <text:p>5.600928994005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4.97698105226146">
                <text:p>4.976981052261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5.28493365359947">
                <text:p>5.284933653599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5.32451812329848">
                <text:p>5.324518123298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4.77282870245391">
                <text:p>4.772828702453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5.01733749283036">
                <text:p>5.017337492830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4.72542031940291">
                <text:p>4.725420319402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4.71860744688792">
                <text:p>4.718607446887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4.61964169275839">
                <text:p>4.619641692758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4.42158905528777">
                <text:p>4.421589055287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4.50508593048387">
                <text:p>4.505085930483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4.16464458324354">
                <text:p>4.164644583243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4.03013386561954">
                <text:p>4.030133865619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4.23050789194745">
                <text:p>4.230507891947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4.18515828875615">
                <text:p>4.185158288756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4.22400173728134">
                <text:p>4.224001737281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4.15463257663722">
                <text:p>4.15463257663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3.9999709122447">
                <text:p>3.99997091224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3.58250755821758">
                <text:p>3.582507558217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3.49698076448691">
                <text:p>3.496980764486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3.90102391519771">
                <text:p>3.901023915197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3.2984947001498">
                <text:p>3.29849470014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3.27618792409845">
                <text:p>3.276187924098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3.15269797347433">
                <text:p>3.152697973474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3.29980980692445">
                <text:p>3.299809806924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2.90689853929223">
                <text:p>2.906898539292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2.98891486882914">
                <text:p>2.988914868829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2.6659503100742">
                <text:p>2.66595031007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2.53253182704013">
                <text:p>2.532531827040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2.52781279268039">
                <text:p>2.527812792680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2.08652334770101">
                <text:p>2.086523347701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2.34866129789434">
                <text:p>2.348661297894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2.37164111995449">
                <text:p>2.371641119954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2.11240748523166">
                <text:p>2.112407485231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2.16206784730758">
                <text:p>2.162067847307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2.12480591922675">
                <text:p>2.124805919226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1.83019531152658">
                <text:p>1.830195311526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1.85025824077114">
                <text:p>1.850258240771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1.43072207903248">
                <text:p>1.430722079032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1.46274706317083">
                <text:p>1.462747063170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1.21551427484122">
                <text:p>1.215514274841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1.18935379854397">
                <text:p>1.189353798543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0.826845061393695">
                <text:p>0.8268450613936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1.33706220933194">
                <text:p>1.337062209331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1.12460602342048">
                <text:p>1.124606023420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0.885461734283536">
                <text:p>0.8854617342835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0.607974938780463">
                <text:p>0.6079749387804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0.367114185121421">
                <text:p>0.3671141851214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0.549480926783816">
                <text:p>0.5494809267838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0.56477592445443">
                <text:p>0.564775924454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0.653855349646846">
                <text:p>0.6538553496468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0.602990433624627">
                <text:p>0.6029904336246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-0.19019763498474">
                <text:p>-0.190197634984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-0.262133065371324">
                <text:p>-0.2621330653713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-0.0584011339140189">
                <text:p>-0.05840113391401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-0.114529334228426">
                <text:p>-0.1145293342284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-0.237438004142503">
                <text:p>-0.2374380041425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0.088124192747508">
                <text:p>0.0881241927475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-0.303259114265249">
                <text:p>-0.3032591142652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-0.89944828546281">
                <text:p>-0.899448285462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-0.68952643981476">
                <text:p>-0.689526439814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-0.56217615181111">
                <text:p>-0.562176151811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-0.80843651112759">
                <text:p>-0.808436511127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-1.19102013736945">
                <text:p>-1.191020137369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-0.57751691233382">
                <text:p>-0.577516912333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-1.15737754579801">
                <text:p>-1.157377545798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-1.28942040302608">
                <text:p>-1.289420403026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-1.21799766087919">
                <text:p>-1.217997660879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-1.238130175129">
                <text:p>-1.2381301751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-1.53367875020688">
                <text:p>-1.533678750206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-1.67235826571413">
                <text:p>-1.672358265714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-1.62777940607613">
                <text:p>-1.627779406076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-1.65782342640351">
                <text:p>-1.657823426403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-1.76291480298926">
                <text:p>-1.762914802989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-2.60137912241571">
                <text:p>-2.601379122415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-2.02712844570123">
                <text:p>-2.027128445701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-1.71353132184772">
                <text:p>-1.713531321847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-1.8702717647299">
                <text:p>-1.87027176472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-2.44114178850964">
                <text:p>-2.441141788509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-2.59544682289549">
                <text:p>-2.595446822895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-2.42221663132153">
                <text:p>-2.422216631321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-2.18801591349251">
                <text:p>-2.188015913492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-2.90210983713238">
                <text:p>-2.902109837132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-3.14785164760888">
                <text:p>-3.147851647608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-2.94215232894949">
                <text:p>-2.942152328949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-2.46074322159903">
                <text:p>-2.460743221599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-3.2298454004769">
                <text:p>-3.22984540047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-3.3277238627077">
                <text:p>-3.32772386270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-3.3591104412907">
                <text:p>-3.35911044129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-3.26704514879753">
                <text:p>-3.267045148797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-3.03029672048977">
                <text:p>-3.030296720489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-3.83634736897708">
                <text:p>-3.836347368977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-3.97153184911334">
                <text:p>-3.971531849113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-3.88503749041069">
                <text:p>-3.885037490410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-3.45555544942778">
                <text:p>-3.455555449427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-4.32582564906264">
                <text:p>-4.325825649062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-4.44764594540348">
                <text:p>-4.447645945403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-4.32892574841881">
                <text:p>-4.328925748418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-4.24815987337755">
                <text:p>-4.248159873377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-4.57661474232546">
                <text:p>-4.576614742325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-4.48626540872">
                <text:p>-4.486265408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-4.93357382027029">
                <text:p>-4.933573820270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-5.19414167366855">
                <text:p>-5.194141673668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-5.37459085982057">
                <text:p>-5.374590859820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-5.69012673270915">
                <text:p>-5.690126732709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-5.10878160028753">
                <text:p>-5.108781600287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-5.23441861444824">
                <text:p>-5.234418614448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-4.64590587257442">
                <text:p>-4.645905872574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-5.60648040515983">
                <text:p>-5.606480405159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-5.21811148837146">
                <text:p>-5.218111488371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-5.61699607871637">
                <text:p>-5.616996078716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-6.0397108756775">
                <text:p>-6.03971087567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-5.58915137842352">
                <text:p>-5.589151378423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-6.31548694972531">
                <text:p>-6.315486949725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-5.77142667127811">
                <text:p>-5.771426671278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-6.50810842659666">
                <text:p>-6.508108426596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-5.71807978768611">
                <text:p>-5.718079787686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-6.57593150386739">
                <text:p>-6.575931503867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-6.21885994196706">
                <text:p>-6.218859941967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-6.10231391106685">
                <text:p>-6.102313911066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-7.46121414383989">
                <text:p>-7.461214143839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-6.93099183905637">
                <text:p>-6.930991839056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-6.98708402668557">
                <text:p>-6.987084026685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-7.38828073214723">
                <text:p>-7.388280732147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-7.71990740781092">
                <text:p>-7.719907407810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-7.15087178778642">
                <text:p>-7.1508717877864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-7.83060070050391">
                <text:p>-7.830600700503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-7.31652872468749">
                <text:p>-7.316528724687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-7.6493657865914">
                <text:p>-7.64936578659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-7.97179866091088">
                <text:p>-7.971798660910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-8.13251151709867">
                <text:p>-8.132511517098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-7.73735070281916">
                <text:p>-7.737350702819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-7.92232539643126">
                <text:p>-7.922325396431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-8.19039901734072">
                <text:p>-8.190399017340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-8.58964734430007">
                <text:p>-8.589647344300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-8.84424117434871">
                <text:p>-8.844241174348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-8.65419303699792">
                <text:p>-8.654193036997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-8.33427429649198">
                <text:p>-8.334274296491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-9.01595703868557">
                <text:p>-9.015957038685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-8.66887106338197">
                <text:p>-8.668871063381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-9.14166695184715">
                <text:p>-9.141666951847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-8.96904471573277">
                <text:p>-8.969044715732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-9.6829058706375">
                <text:p>-9.6829058706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-9.22335784559279">
                <text:p>-9.223357845592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-9.5565367050125">
                <text:p>-9.55653670501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-9.35953908956998">
                <text:p>-9.359539089569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-10.3548840629021">
                <text:p>-10.35488406290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-9.8095765452325">
                <text:p>-9.80957654523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-9.514578941915">
                <text:p>-9.5145789419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-9.9433604679043">
                <text:p>-9.94336046790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-10.2000440060648">
                <text:p>-10.20004400606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-10.8376577786597">
                <text:p>-10.83765777865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-10.4689524217551">
                <text:p>-10.468952421755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-10.2978365405517">
                <text:p>-10.29783654055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-10.6682438422051">
                <text:p>-10.66824384220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-10.2950476190249">
                <text:p>-10.29504761902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-11.446523772197">
                <text:p>-11.4465237721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-11.070077630257">
                <text:p>-11.0700776302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-11.4165289853945">
                <text:p>-11.41652898539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-11.4346849242769">
                <text:p>-11.43468492427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-11.2097811904333">
                <text:p>-11.2097811904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-11.49377606391">
                <text:p>-11.493776063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-12.4253022638746">
                <text:p>-12.42530226387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-11.3014449866508">
                <text:p>-11.30144498665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-12.305271557846">
                <text:p>-12.3052715578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-12.1649071313614">
                <text:p>-12.16490713136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-12.141181002179">
                <text:p>-12.1411810021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-12.3240271060521">
                <text:p>-12.32402710605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-12.4737957770668">
                <text:p>-12.473795777066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-12.4642703173687">
                <text:p>-12.46427031736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-12.2923531075902">
                <text:p>-12.29235310759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-13.0555152699977">
                <text:p>-13.05551526999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-12.6832035278892">
                <text:p>-12.68320352788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-13.0370112125579">
                <text:p>-13.03701121255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-12.5519191384195">
                <text:p>-12.55191913841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-13.5002499771452">
                <text:p>-13.50024997714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-13.7411612658891">
                <text:p>-13.74116126588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-13.7507172888923">
                <text:p>-13.75071728889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-14.0214961498053">
                <text:p>-14.02149614980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-13.7887850155514">
                <text:p>-13.78878501555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-14.4735759388619">
                <text:p>-14.47357593886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-14.4145715975295">
                <text:p>-14.41457159752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-14.5370737626265">
                <text:p>-14.53707376262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-14.9706263029285">
                <text:p>-14.97062630292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-14.754332199307">
                <text:p>-14.7543321993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-14.6758218207597">
                <text:p>-14.67582182075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-15.678666349832">
                <text:p>-15.6786663498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-15.7159447240699">
                <text:p>-15.71594472406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-15.6320336266337">
                <text:p>-15.63203362663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-15.7694760127487">
                <text:p>-15.76947601274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-15.8430388024626">
                <text:p>-15.84303880246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-15.9252856509912">
                <text:p>-15.92528565099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-16.131364099708">
                <text:p>-16.1313640997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-16.0562628376115">
                <text:p>-16.05626283761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-16.4788226212657">
                <text:p>-16.47882262126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-17.0214622735342">
                <text:p>-17.02146227353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-17.481868298422">
                <text:p>-17.481868298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0" chart:maximum="5" chart:origin="-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aximum="40" chart:origin="0" chart:interval-major="10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25" loext:regression-extrapolate-backward="5" loext:regression-force-intercept="false" loext:regression-intercept-value="0" chart:regression-type="linear"/>
      <style:graphic-properties svg:stroke-color="#ffd320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49cm" svg:height="9.147cm" xlink:href=".." xlink:type="simple" chart:class="chart:scatter" chart:style-name="ch1">
        <chart:plot-area chart:style-name="ch2" table:cell-range-address="'IMD-30MHz'.J11:'IMD-30MHz'.J17 'IMD-30MHz'.L2:'IMD-30MHz'.L21 'IMD-30MHz'.K1:'IMD-30MHz'.L1 'IMD-30MHz'.K11:'IMD-30MHz'.K21" chart:data-source-has-labels="row" svg:x="0.322cm" svg:y="0.182cm" svg:width="15.505cm" svg:height="8.783cm">
          <chartooo:coordinate-region svg:x="1.712cm" svg:y="0.381cm" svg:width="14.021cm" svg:height="8.3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30MHz'.L11:'IMD-30MHz'.L17" chart:class="chart:scatter">
            <chart:domain table:cell-range-address="'IMD-30MHz'.J11:'IMD-30MHz'.J17"/>
            <chart:regression-curve chart:style-name="ch7">
              <chart:equation chart:display-equation="true" chart:display-r-square="true" svg:x="5.818cm" svg:y="5.597cm"/>
            </chart:regression-curve>
            <chart:data-point chart:style-name="ch8" chart:repeated="5"/>
            <chart:data-point chart:repeated="2"/>
          </chart:series>
          <chart:series chart:style-name="ch6" chart:values-cell-range-address="'IMD-30MHz'.K11:'IMD-30MHz'.K21" chart:label-cell-address="'IMD-30MHz'.K1:'IMD-30MHz'.K1" chart:class="chart:scatter">
            <chart:domain table:cell-range-address="'IMD-30MHz'.J11:'IMD-30MHz'.J21"/>
            <chart:regression-curve chart:style-name="ch9">
              <chart:equation chart:display-equation="true" chart:display-r-square="false"/>
            </chart:regression-curve>
            <chart:data-point chart:repeated="11"/>
          </chart:series>
          <chart:series chart:style-name="ch10" chart:values-cell-range-address="'IMD-30MHz'.L2:'IMD-30MHz'.L21" chart:label-cell-address="'IMD-30MHz'.L1:'IMD-30MHz'.L1" chart:class="chart:scatter">
            <chart:domain table:cell-range-address="'IMD-30MHz'.J2:'IMD-30MHz'.J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undamental Average [dBm]</text:p>
                <draw:g>
                  <svg:desc>'IMD-30MHz'.K1:'IMD-30MHz'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M3 Average [dBm]</text:p>
                <draw:g>
                  <svg:desc>'IMD-30MHz'.L1:'IMD-30MHz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.0549010722877">
                <text:p>-28.0549010722877</text:p>
                <draw:g>
                  <svg:desc>'IMD-30MHz'.J11:'IMD-30MHz'.J17</svg:desc>
                </draw:g>
              </table:table-cell>
              <table:table-cell office:value-type="float" office:value="-36.505">
                <text:p>-36.505</text:p>
                <draw:g>
                  <svg:desc>'IMD-30MHz'.L11:'IMD-30MHz'.L17</svg:desc>
                </draw:g>
              </table:table-cell>
              <table:table-cell office:value-type="float" office:value="-28.0549010722877">
                <text:p>-28.0549010722877</text:p>
                <draw:g>
                  <svg:desc>'IMD-30MHz'.J11:'IMD-30MHz'.J21</svg:desc>
                </draw:g>
              </table:table-cell>
              <table:table-cell office:value-type="float" office:value="9.015">
                <text:p>9.015</text:p>
                <draw:g>
                  <svg:desc>'IMD-30MHz'.K11:'IMD-30MHz'.K21</svg:desc>
                </draw:g>
              </table:table-cell>
              <table:table-cell office:value-type="float" office:value="-19.0549010722877">
                <text:p>-19.0549010722877</text:p>
                <draw:g>
                  <svg:desc>'IMD-30MHz'.J2:'IMD-30MHz'.J21</svg:desc>
                </draw:g>
              </table:table-cell>
              <table:table-cell office:value-type="float" office:value="-0.93">
                <text:p>-0.93</text:p>
                <draw:g>
                  <svg:desc>'IMD-30MHz'.L2:'IMD-30MHz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.0549010722877">
                <text:p>-29.0549010722877</text:p>
              </table:table-cell>
              <table:table-cell office:value-type="float" office:value="-39.28">
                <text:p>-39.28</text:p>
              </table:table-cell>
              <table:table-cell office:value-type="float" office:value="-29.0549010722877">
                <text:p>-29.0549010722877</text:p>
              </table:table-cell>
              <table:table-cell office:value-type="float" office:value="8.055">
                <text:p>8.055</text:p>
              </table:table-cell>
              <table:table-cell office:value-type="float" office:value="-20.0549010722877">
                <text:p>-20.0549010722877</text:p>
              </table:table-cell>
              <table:table-cell office:value-type="float" office:value="-1.955">
                <text:p>-1.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.0549010722877">
                <text:p>-30.0549010722877</text:p>
              </table:table-cell>
              <table:table-cell office:value-type="float" office:value="-41.79">
                <text:p>-41.79</text:p>
              </table:table-cell>
              <table:table-cell office:value-type="float" office:value="-30.0549010722877">
                <text:p>-30.0549010722877</text:p>
              </table:table-cell>
              <table:table-cell office:value-type="float" office:value="7.145">
                <text:p>7.145</text:p>
              </table:table-cell>
              <table:table-cell office:value-type="float" office:value="-21.0549010722877">
                <text:p>-21.0549010722877</text:p>
              </table:table-cell>
              <table:table-cell office:value-type="float" office:value="-3.315">
                <text:p>-3.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.0549010722877">
                <text:p>-31.0549010722877</text:p>
              </table:table-cell>
              <table:table-cell office:value-type="float" office:value="-44.55">
                <text:p>-44.55</text:p>
              </table:table-cell>
              <table:table-cell office:value-type="float" office:value="-31.0549010722877">
                <text:p>-31.0549010722877</text:p>
              </table:table-cell>
              <table:table-cell office:value-type="float" office:value="6.165">
                <text:p>6.165</text:p>
              </table:table-cell>
              <table:table-cell office:value-type="float" office:value="-22.0549010722877">
                <text:p>-22.0549010722877</text:p>
              </table:table-cell>
              <table:table-cell office:value-type="float" office:value="-5.015">
                <text:p>-5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.0549010722877">
                <text:p>-32.0549010722877</text:p>
              </table:table-cell>
              <table:table-cell office:value-type="float" office:value="-47.415">
                <text:p>-47.415</text:p>
              </table:table-cell>
              <table:table-cell office:value-type="float" office:value="-32.0549010722877">
                <text:p>-32.0549010722877</text:p>
              </table:table-cell>
              <table:table-cell office:value-type="float" office:value="5.19">
                <text:p>5.19</text:p>
              </table:table-cell>
              <table:table-cell office:value-type="float" office:value="-23.0549010722877">
                <text:p>-23.0549010722877</text:p>
              </table:table-cell>
              <table:table-cell office:value-type="float" office:value="-7.23">
                <text:p>-7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.0549010722877">
                <text:p>-33.0549010722877</text:p>
              </table:table-cell>
              <table:table-cell office:value-type="float" office:value="-50.695">
                <text:p>-50.695</text:p>
              </table:table-cell>
              <table:table-cell office:value-type="float" office:value="-33.0549010722877">
                <text:p>-33.0549010722877</text:p>
              </table:table-cell>
              <table:table-cell office:value-type="float" office:value="4.22">
                <text:p>4.22</text:p>
              </table:table-cell>
              <table:table-cell office:value-type="float" office:value="-24.0549010722877">
                <text:p>-24.0549010722877</text:p>
              </table:table-cell>
              <table:table-cell office:value-type="float" office:value="-10.29">
                <text:p>-1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4.0549010722877">
                <text:p>-34.0549010722877</text:p>
              </table:table-cell>
              <table:table-cell office:value-type="float" office:value="-54.565">
                <text:p>-54.565</text:p>
              </table:table-cell>
              <table:table-cell office:value-type="float" office:value="-34.0549010722877">
                <text:p>-34.0549010722877</text:p>
              </table:table-cell>
              <table:table-cell office:value-type="float" office:value="3.21">
                <text:p>3.21</text:p>
              </table:table-cell>
              <table:table-cell office:value-type="float" office:value="-25.0549010722877">
                <text:p>-25.0549010722877</text:p>
              </table:table-cell>
              <table:table-cell office:value-type="float" office:value="-14.525">
                <text:p>-14.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0549010722877">
                <text:p>-35.0549010722877</text:p>
              </table:table-cell>
              <table:table-cell office:value-type="float" office:value="2.21">
                <text:p>2.21</text:p>
              </table:table-cell>
              <table:table-cell office:value-type="float" office:value="-26.0549010722877">
                <text:p>-26.0549010722877</text:p>
              </table:table-cell>
              <table:table-cell office:value-type="float" office:value="-20.45">
                <text:p>-20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0549010722877">
                <text:p>-36.0549010722877</text:p>
              </table:table-cell>
              <table:table-cell office:value-type="float" office:value="1.25">
                <text:p>1.25</text:p>
              </table:table-cell>
              <table:table-cell office:value-type="float" office:value="-27.0549010722877">
                <text:p>-27.0549010722877</text:p>
              </table:table-cell>
              <table:table-cell office:value-type="float" office:value="-29.435">
                <text:p>-29.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0549010722877">
                <text:p>-37.0549010722877</text:p>
              </table:table-cell>
              <table:table-cell office:value-type="float" office:value="0.24">
                <text:p>0.24</text:p>
              </table:table-cell>
              <table:table-cell office:value-type="float" office:value="-28.0549010722877">
                <text:p>-28.0549010722877</text:p>
              </table:table-cell>
              <table:table-cell office:value-type="float" office:value="-36.505">
                <text:p>-36.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0549010722877">
                <text:p>-38.0549010722877</text:p>
              </table:table-cell>
              <table:table-cell office:value-type="float" office:value="-0.77">
                <text:p>-0.77</text:p>
              </table:table-cell>
              <table:table-cell office:value-type="float" office:value="-29.0549010722877">
                <text:p>-29.0549010722877</text:p>
              </table:table-cell>
              <table:table-cell office:value-type="float" office:value="-39.28">
                <text:p>-3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.0549010722877">
                <text:p>-30.0549010722877</text:p>
              </table:table-cell>
              <table:table-cell office:value-type="float" office:value="-41.79">
                <text:p>-41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.0549010722877">
                <text:p>-31.0549010722877</text:p>
              </table:table-cell>
              <table:table-cell office:value-type="float" office:value="-44.55">
                <text:p>-44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0549010722877">
                <text:p>-32.0549010722877</text:p>
              </table:table-cell>
              <table:table-cell office:value-type="float" office:value="-47.415">
                <text:p>-47.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.0549010722877">
                <text:p>-33.0549010722877</text:p>
              </table:table-cell>
              <table:table-cell office:value-type="float" office:value="-50.695">
                <text:p>-50.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0549010722877">
                <text:p>-34.0549010722877</text:p>
              </table:table-cell>
              <table:table-cell office:value-type="float" office:value="-54.565">
                <text:p>-54.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0549010722877">
                <text:p>-35.0549010722877</text:p>
              </table:table-cell>
              <table:table-cell office:value-type="float" office:value="-58.795">
                <text:p>-58.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0549010722877">
                <text:p>-36.0549010722877</text:p>
              </table:table-cell>
              <table:table-cell office:value-type="float" office:value="-62.875">
                <text:p>-62.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0549010722877">
                <text:p>-37.0549010722877</text:p>
              </table:table-cell>
              <table:table-cell office:value-type="float" office:value="-66.02">
                <text:p>-66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0549010722877">
                <text:p>-38.0549010722877</text:p>
              </table:table-cell>
              <table:table-cell office:value-type="float" office:value="-68.09">
                <text:p>-68.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minimum="-40" chart:maximum="5" chart:origin="-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aximum="40" chart:origin="0" chart:interval-major="10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25" loext:regression-extrapolate-backward="5" loext:regression-force-intercept="false" loext:regression-intercept-value="0" chart:regression-type="linear"/>
      <style:graphic-properties svg:stroke-color="#ffd320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49cm" svg:height="9.147cm" xlink:href=".." xlink:type="simple" chart:class="chart:scatter" chart:style-name="ch1">
        <chart:plot-area chart:style-name="ch2" table:cell-range-address="'IMD-40MHz'.J10:'IMD-40MHz'.J16 'IMD-40MHz'.L2:'IMD-40MHz'.L21 'IMD-40MHz'.K1:'IMD-40MHz'.L1 'IMD-40MHz'.K10:'IMD-40MHz'.K21" chart:data-source-has-labels="row" svg:x="0.322cm" svg:y="0.182cm" svg:width="15.505cm" svg:height="8.783cm">
          <chartooo:coordinate-region svg:x="1.712cm" svg:y="0.381cm" svg:width="13.69cm" svg:height="8.3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40MHz'.L10:'IMD-40MHz'.L16" chart:class="chart:scatter">
            <chart:domain table:cell-range-address="'IMD-40MHz'.J10:'IMD-40MHz'.J16"/>
            <chart:regression-curve chart:style-name="ch7">
              <chart:equation chart:display-equation="true" chart:display-r-square="true" svg:x="5.818cm" svg:y="5.597cm"/>
            </chart:regression-curve>
            <chart:data-point chart:style-name="ch8" chart:repeated="5"/>
            <chart:data-point chart:repeated="2"/>
          </chart:series>
          <chart:series chart:style-name="ch6" chart:values-cell-range-address="'IMD-40MHz'.K10:'IMD-40MHz'.K21" chart:label-cell-address="'IMD-40MHz'.K1:'IMD-40MHz'.K1" chart:class="chart:scatter">
            <chart:domain table:cell-range-address="'IMD-40MHz'.J10:'IMD-40MHz'.J21"/>
            <chart:regression-curve chart:style-name="ch9">
              <chart:equation chart:display-equation="true" chart:display-r-square="false"/>
            </chart:regression-curve>
            <chart:data-point chart:repeated="12"/>
          </chart:series>
          <chart:series chart:style-name="ch10" chart:values-cell-range-address="'IMD-40MHz'.L2:'IMD-40MHz'.L21" chart:label-cell-address="'IMD-40MHz'.L1:'IMD-40MHz'.L1" chart:class="chart:scatter">
            <chart:domain table:cell-range-address="'IMD-40MHz'.J2:'IMD-40MHz'.J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undamental Average [dBm]</text:p>
                <draw:g>
                  <svg:desc>'IMD-40MHz'.K1:'IMD-40MHz'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M3 Average [dBm]</text:p>
                <draw:g>
                  <svg:desc>'IMD-40MHz'.L1:'IMD-40MHz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.1306849139003">
                <text:p>-27.1306849139003</text:p>
                <draw:g>
                  <svg:desc>'IMD-40MHz'.J10:'IMD-40MHz'.J16</svg:desc>
                </draw:g>
              </table:table-cell>
              <table:table-cell office:value-type="float" office:value="-34.905">
                <text:p>-34.905</text:p>
                <draw:g>
                  <svg:desc>'IMD-40MHz'.L10:'IMD-40MHz'.L16</svg:desc>
                </draw:g>
              </table:table-cell>
              <table:table-cell office:value-type="float" office:value="-27.1306849139003">
                <text:p>-27.1306849139003</text:p>
                <draw:g>
                  <svg:desc>'IMD-40MHz'.J10:'IMD-40MHz'.J21</svg:desc>
                </draw:g>
              </table:table-cell>
              <table:table-cell office:value-type="float" office:value="9.465">
                <text:p>9.465</text:p>
                <draw:g>
                  <svg:desc>'IMD-40MHz'.K10:'IMD-40MHz'.K21</svg:desc>
                </draw:g>
              </table:table-cell>
              <table:table-cell office:value-type="float" office:value="-19.1306849139003">
                <text:p>-19.1306849139003</text:p>
                <draw:g>
                  <svg:desc>'IMD-40MHz'.J2:'IMD-40MHz'.J21</svg:desc>
                </draw:g>
              </table:table-cell>
              <table:table-cell office:value-type="float" office:value="-1.395">
                <text:p>-1.395</text:p>
                <draw:g>
                  <svg:desc>'IMD-40MHz'.L2:'IMD-40MHz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8.1306849139003">
                <text:p>-28.1306849139003</text:p>
              </table:table-cell>
              <table:table-cell office:value-type="float" office:value="-38.175">
                <text:p>-38.175</text:p>
              </table:table-cell>
              <table:table-cell office:value-type="float" office:value="-28.1306849139003">
                <text:p>-28.1306849139003</text:p>
              </table:table-cell>
              <table:table-cell office:value-type="float" office:value="8.485">
                <text:p>8.485</text:p>
              </table:table-cell>
              <table:table-cell office:value-type="float" office:value="-20.1306849139003">
                <text:p>-20.1306849139003</text:p>
              </table:table-cell>
              <table:table-cell office:value-type="float" office:value="-2.705">
                <text:p>-2.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.1306849139003">
                <text:p>-29.1306849139003</text:p>
              </table:table-cell>
              <table:table-cell office:value-type="float" office:value="-40.79">
                <text:p>-40.79</text:p>
              </table:table-cell>
              <table:table-cell office:value-type="float" office:value="-29.1306849139003">
                <text:p>-29.1306849139003</text:p>
              </table:table-cell>
              <table:table-cell office:value-type="float" office:value="7.535">
                <text:p>7.535</text:p>
              </table:table-cell>
              <table:table-cell office:value-type="float" office:value="-21.1306849139003">
                <text:p>-21.1306849139003</text:p>
              </table:table-cell>
              <table:table-cell office:value-type="float" office:value="-4.445">
                <text:p>-4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1306849139003">
                <text:p>-30.1306849139003</text:p>
              </table:table-cell>
              <table:table-cell office:value-type="float" office:value="-43.33">
                <text:p>-43.33</text:p>
              </table:table-cell>
              <table:table-cell office:value-type="float" office:value="-30.1306849139003">
                <text:p>-30.1306849139003</text:p>
              </table:table-cell>
              <table:table-cell office:value-type="float" office:value="6.625">
                <text:p>6.625</text:p>
              </table:table-cell>
              <table:table-cell office:value-type="float" office:value="-22.1306849139003">
                <text:p>-22.1306849139003</text:p>
              </table:table-cell>
              <table:table-cell office:value-type="float" office:value="-6.66">
                <text:p>-6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.1306849139003">
                <text:p>-31.1306849139003</text:p>
              </table:table-cell>
              <table:table-cell office:value-type="float" office:value="-46.315">
                <text:p>-46.315</text:p>
              </table:table-cell>
              <table:table-cell office:value-type="float" office:value="-31.1306849139003">
                <text:p>-31.1306849139003</text:p>
              </table:table-cell>
              <table:table-cell office:value-type="float" office:value="5.635">
                <text:p>5.635</text:p>
              </table:table-cell>
              <table:table-cell office:value-type="float" office:value="-23.1306849139003">
                <text:p>-23.1306849139003</text:p>
              </table:table-cell>
              <table:table-cell office:value-type="float" office:value="-9.59">
                <text:p>-9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1306849139003">
                <text:p>-32.1306849139003</text:p>
              </table:table-cell>
              <table:table-cell office:value-type="float" office:value="-49.55">
                <text:p>-49.55</text:p>
              </table:table-cell>
              <table:table-cell office:value-type="float" office:value="-32.1306849139003">
                <text:p>-32.1306849139003</text:p>
              </table:table-cell>
              <table:table-cell office:value-type="float" office:value="4.66">
                <text:p>4.66</text:p>
              </table:table-cell>
              <table:table-cell office:value-type="float" office:value="-24.1306849139003">
                <text:p>-24.1306849139003</text:p>
              </table:table-cell>
              <table:table-cell office:value-type="float" office:value="-13.73">
                <text:p>-13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.1306849139003">
                <text:p>-33.1306849139003</text:p>
              </table:table-cell>
              <table:table-cell office:value-type="float" office:value="-53.125">
                <text:p>-53.125</text:p>
              </table:table-cell>
              <table:table-cell office:value-type="float" office:value="-33.1306849139003">
                <text:p>-33.1306849139003</text:p>
              </table:table-cell>
              <table:table-cell office:value-type="float" office:value="3.685">
                <text:p>3.685</text:p>
              </table:table-cell>
              <table:table-cell office:value-type="float" office:value="-25.1306849139003">
                <text:p>-25.1306849139003</text:p>
              </table:table-cell>
              <table:table-cell office:value-type="float" office:value="-19.575">
                <text:p>-19.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1306849139003">
                <text:p>-34.1306849139003</text:p>
              </table:table-cell>
              <table:table-cell office:value-type="float" office:value="2.675">
                <text:p>2.675</text:p>
              </table:table-cell>
              <table:table-cell office:value-type="float" office:value="-26.1306849139003">
                <text:p>-26.1306849139003</text:p>
              </table:table-cell>
              <table:table-cell office:value-type="float" office:value="-27.375">
                <text:p>-27.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1306849139003">
                <text:p>-35.1306849139003</text:p>
              </table:table-cell>
              <table:table-cell office:value-type="float" office:value="1.675">
                <text:p>1.675</text:p>
              </table:table-cell>
              <table:table-cell office:value-type="float" office:value="-27.1306849139003">
                <text:p>-27.1306849139003</text:p>
              </table:table-cell>
              <table:table-cell office:value-type="float" office:value="-34.905">
                <text:p>-34.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1306849139003">
                <text:p>-36.1306849139003</text:p>
              </table:table-cell>
              <table:table-cell office:value-type="float" office:value="0.715">
                <text:p>0.715</text:p>
              </table:table-cell>
              <table:table-cell office:value-type="float" office:value="-28.1306849139003">
                <text:p>-28.1306849139003</text:p>
              </table:table-cell>
              <table:table-cell office:value-type="float" office:value="-38.175">
                <text:p>-38.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1306849139003">
                <text:p>-37.1306849139003</text:p>
              </table:table-cell>
              <table:table-cell office:value-type="float" office:value="-0.295">
                <text:p>-0.295</text:p>
              </table:table-cell>
              <table:table-cell office:value-type="float" office:value="-29.1306849139003">
                <text:p>-29.1306849139003</text:p>
              </table:table-cell>
              <table:table-cell office:value-type="float" office:value="-40.79">
                <text:p>-40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1306849139003">
                <text:p>-38.1306849139003</text:p>
              </table:table-cell>
              <table:table-cell office:value-type="float" office:value="-1.305">
                <text:p>-1.305</text:p>
              </table:table-cell>
              <table:table-cell office:value-type="float" office:value="-30.1306849139003">
                <text:p>-30.1306849139003</text:p>
              </table:table-cell>
              <table:table-cell office:value-type="float" office:value="-43.33">
                <text:p>-43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.1306849139003">
                <text:p>-31.1306849139003</text:p>
              </table:table-cell>
              <table:table-cell office:value-type="float" office:value="-46.315">
                <text:p>-46.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1306849139003">
                <text:p>-32.1306849139003</text:p>
              </table:table-cell>
              <table:table-cell office:value-type="float" office:value="-49.55">
                <text:p>-49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.1306849139003">
                <text:p>-33.1306849139003</text:p>
              </table:table-cell>
              <table:table-cell office:value-type="float" office:value="-53.125">
                <text:p>-53.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1306849139003">
                <text:p>-34.1306849139003</text:p>
              </table:table-cell>
              <table:table-cell office:value-type="float" office:value="-57.085">
                <text:p>-57.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1306849139003">
                <text:p>-35.1306849139003</text:p>
              </table:table-cell>
              <table:table-cell office:value-type="float" office:value="-61.175">
                <text:p>-61.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1306849139003">
                <text:p>-36.1306849139003</text:p>
              </table:table-cell>
              <table:table-cell office:value-type="float" office:value="-64.605">
                <text:p>-64.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1306849139003">
                <text:p>-37.1306849139003</text:p>
              </table:table-cell>
              <table:table-cell office:value-type="float" office:value="-67.1">
                <text:p>-67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1306849139003">
                <text:p>-38.1306849139003</text:p>
              </table:table-cell>
              <table:table-cell office:value-type="float" office:value="-68.8">
                <text:p>-68.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legend chart:legend-position="end" svg:x="11.882cm" svg:y="4.203cm" style:legend-expansion="high" chart:style-name="ch2"/>
        <chart:plot-area chart:style-name="ch3" table:cell-range-address="Noise.A3:Noise.A11 Noise.F2:Noise.F11" chart:data-source-has-labels="row" svg:x="0.32cm" svg:y="0.18cm" svg:width="11.242cm" svg:height="8.645cm">
          <chartooo:coordinate-region svg:x="0.756cm" svg:y="0.379cm" svg:width="10.47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ise.F3:Noise.F11" chart:label-cell-address="Noise.F2:Noise.F2" chart:class="chart:scatter">
            <chart:domain table:cell-range-address="Noise.A3:Noise.A11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F Corrected [dB]</text:p>
                <draw:g>
                  <svg:desc>Noise.F2:Nois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oise.A3:Noise.A11</svg:desc>
                </draw:g>
              </table:table-cell>
              <table:table-cell office:value-type="float" office:value="5.81950264224443">
                <text:p>5.81950264224443</text:p>
                <draw:g>
                  <svg:desc>Noise.F3:Noise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81122359704085">
                <text:p>4.8112235970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38151851327733">
                <text:p>4.38151851327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.42541262196266">
                <text:p>4.42541262196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.91095912090332">
                <text:p>4.91095912090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.3047977513569">
                <text:p>4.3047977513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.16262662858898">
                <text:p>4.16262662858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.82229431722726">
                <text:p>4.82229431722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.92205471778308">
                <text:p>4.9220547177830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-7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122">
      <style:chart-properties chart:display-label="true" chart:tick-marks-major-inner="true" chart:tick-marks-major-outer="true" chart:tick-marks-minor-inner="true" chart:tick-marks-minor-outer="true" chart:logarithmic="false" chart:minimum="-70" chart:maximum="10" chart:origin="-7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="solid" draw:fill-color="#ffffff" draw:textarea-horizontal-align="left" draw:textarea-vertical-align="middle" fo:min-height="1.633cm"/>
    </style:style>
    <style:style style:name="gr2" style:family="graphic">
      <style:graphic-properties draw:fill="none" draw:fill-color="#ffffff" fo:min-height="0.82cm"/>
    </style:style>
    <style:style style:name="gr3" style:family="graphic">
      <style:graphic-properties draw:fill="none" draw:fill-color="#ffffff" fo:min-height="0.795cm"/>
    </style:style>
    <style:style style:name="P1" style:family="paragraph">
      <loext:graphic-properties draw:fill="solid" draw:fill-color="#ffffff"/>
      <style:text-properties fo:font-family="'Liberation Sans'" style:font-style-name="Regular" style:font-family-generic="swiss" style:font-pitch="variable" fo:font-size="10pt" style:font-size-asian="24pt" style:font-size-complex="24pt"/>
    </style:style>
    <style:style style:name="P2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8.714cm" svg:height="14.716cm" xlink:href=".." xlink:type="simple" chart:class="chart:scatter" chart:style-name="ch1">
        <chart:title svg:x="9.492cm" svg:y="0.429cm" chart:style-name="ch2">
          <text:p>Active HF Dipole Balun Normalized S21</text:p>
        </chart:title>
        <chart:subtitle svg:x="11.076cm" svg:y="0.998cm" chart:style-name="ch3">
          <text:p>Bandpass Filter Response</text:p>
        </chart:subtitle>
        <chart:plot-area chart:style-name="ch4" table:cell-range-address="ACTIVE_BALUN_SN003_S21.B2:ACTIVE_BALUN_SN003_S21.B602 ACTIVE_BALUN_SN003_S21.F1:ACTIVE_BALUN_SN003_S21.F602" chart:data-source-has-labels="row" svg:x="2.386cm" svg:y="1.771cm" svg:width="25.808cm" svg:height="11.9cm">
          <chartooo:coordinate-region svg:x="4.066cm" svg:y="1.997cm" svg:width="23.332cm" svg:height="10.948cm"/>
          <chart:axis chart:dimension="x" chart:name="primary-x" chart:style-name="ch5">
            <chart:title svg:x="12.427cm" svg:y="13.766cm" chart:style-name="ch6">
              <text:p>Frequency [MHz]</text:p>
            </chart:title>
          </chart:axis>
          <chart:axis chart:dimension="y" chart:name="primary-y" chart:style-name="ch7">
            <chart:title svg:x="0cm" svg:y="9.941cm" chart:style-name="ch8">
              <text:p>Normalized S21 [dB]</text:p>
            </chart:title>
            <chart:grid chart:style-name="ch9" chart:class="major"/>
          </chart:axis>
          <chart:series chart:style-name="ch10" chart:values-cell-range-address="ACTIVE_BALUN_SN003_S21.F2:ACTIVE_BALUN_SN003_S21.F602" chart:label-cell-address="ACTIVE_BALUN_SN003_S21.F1:ACTIVE_BALUN_SN003_S21.F1" chart:class="chart:scatter">
            <chart:domain table:cell-range-address="ACTIVE_BALUN_SN003_S21.B2:ACTIVE_BALUN_SN003_S21.B602"/>
            <chart:data-point chart:repeated="14"/>
            <chart:data-point chart:style-name="ch11"/>
            <chart:data-point chart:repeated="586"/>
          </chart:series>
          <chart:wall chart:style-name="ch12"/>
          <chart:floor chart:style-name="ch13"/>
        </chart:plot-area>
        <draw:caption draw:style-name="gr1" draw:text-style-name="P1" svg:width="3.369cm" svg:height="1.633cm" svg:x="18.055cm" svg:y="5.962cm" draw:caption-point-x="-0.439cm" draw:caption-point-y="1.214cm">
          <text:p><text:span text:style-name="T1">98 [MHz],</text:span></text:p>
          <text:p><text:span text:style-name="T1">-30.49 [dB]</text:span></text:p>
        </draw:caption>
        <draw:caption draw:style-name="gr2" draw:text-style-name="P2" svg:width="2.439cm" svg:height="0.82cm" svg:x="5.261cm" svg:y="4.006cm" draw:caption-point-x="-0.664cm" draw:caption-point-y="-0.087cm">
          <text:p><text:span text:style-name="T1">4.00 [MHz],</text:span></text:p>
          <text:p><text:span text:style-name="T1">-3.145 [dB]</text:span></text:p>
        </draw:caption>
        <draw:caption draw:style-name="gr3" draw:text-style-name="P2" svg:width="2.395cm" svg:height="0.795cm" svg:x="11.852cm" svg:y="2.485cm" draw:caption-point-x="-0.839cm" draw:caption-point-y="1.217cm">
          <text:p><text:span text:style-name="T1">48.50 [MHz]</text:span></text:p>
          <text:p><text:span text:style-name="T1">-3.072 [dB]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rmalized S21 [dB]</text:p>
                <draw:g>
                  <svg:desc>ACTIVE_BALUN_SN003_S21.F1:ACTIVE_BALUN_SN003_S2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S21.B2:ACTIVE_BALUN_SN003_S21.B602</svg:desc>
                </draw:g>
              </table:table-cell>
              <table:table-cell office:value-type="float" office:value="-62.2181225841367">
                <text:p>-62.2181225841367</text:p>
                <draw:g>
                  <svg:desc>ACTIVE_BALUN_SN003_S21.F2:ACTIVE_BALUN_SN003_S21.F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-30.4580429699556">
                <text:p>-30.4580429699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19.3655217493119">
                <text:p>-19.3655217493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-13.2224080223744">
                <text:p>-13.2224080223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8.4756229885494">
                <text:p>-8.4756229885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7.5772023878065">
                <text:p>-7.5772023878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7.0031998576787">
                <text:p>-7.0031998576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-6.8018216929634">
                <text:p>-6.8018216929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-6.5686496055985">
                <text:p>-6.5686496055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-5.7794710152281">
                <text:p>-5.7794710152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-4.3361755354327">
                <text:p>-4.3361755354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-4.2618629661854">
                <text:p>-4.2618629661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-4.0000323825769">
                <text:p>-4.0000323825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-3.6643732976733">
                <text:p>-3.6643732976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2.6451066352112">
                <text:p>-2.6451066352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-2.9337384974212">
                <text:p>-2.9337384974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-2.7412114197741">
                <text:p>-2.7412114197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-2.1362093283104">
                <text:p>-2.1362093283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2.1135809543156">
                <text:p>-2.1135809543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-2.172760231467">
                <text:p>-2.172760231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-2.2082734235706">
                <text:p>-2.2082734235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-1.6313888845376">
                <text:p>-1.6313888845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-1.1566623335113">
                <text:p>-1.1566623335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-1.7734899960407">
                <text:p>-1.7734899960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-1.213760569289">
                <text:p>-1.213760569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-1.073371099637">
                <text:p>-1.0733710996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-1.3041367711312">
                <text:p>-1.3041367711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-1.5099342840958">
                <text:p>-1.5099342840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-0.751865182325304">
                <text:p>-0.751865182325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-1.0517817037744">
                <text:p>-1.0517817037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-1.2788263098617">
                <text:p>-1.2788263098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-0.6416431857877">
                <text:p>-0.64164318578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-0.885985779735002">
                <text:p>-0.885985779735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-0.986430425619901">
                <text:p>-0.986430425619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-1.0945542505384">
                <text:p>-1.0945542505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-1.0404000426273">
                <text:p>-1.0404000426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-1.053070286024">
                <text:p>-1.0530702860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-0.912055987795704">
                <text:p>-0.912055987795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0.805366108779801">
                <text:p>-0.805366108779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-0.764208851708602">
                <text:p>-0.76420885170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-1.0017896337785">
                <text:p>-1.00178963377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-0.751636349650802">
                <text:p>-0.751636349650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-0.548222404974602">
                <text:p>-0.548222404974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-0.920459465331398">
                <text:p>-0.9204594653313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-0.859347971524301">
                <text:p>-0.859347971524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-1.0101965143609">
                <text:p>-1.0101965143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-0.744652782648998">
                <text:p>-0.744652782648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-0.492455621965803">
                <text:p>-0.4924556219658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-0.782535983460299">
                <text:p>-0.782535983460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-0.572131399454499">
                <text:p>-0.572131399454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-0.441424722834299">
                <text:p>-0.441424722834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-0.594664059929102">
                <text:p>-0.594664059929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-0.7011621443569">
                <text:p>-0.7011621443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-0.584455969889802">
                <text:p>-0.584455969889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-0.8818810916855">
                <text:p>-0.8818810916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-0.9819727301849">
                <text:p>-0.98197273018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-0.5453111085762">
                <text:p>-0.54531110857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-0.513130229648702">
                <text:p>-0.5131302296487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-0.647304413424102">
                <text:p>-0.647304413424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-0.613245656533699">
                <text:p>-0.613245656533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-0.352807146769599">
                <text:p>-0.3528071467695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-0.672225214633002">
                <text:p>-0.672225214633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-0.761521849582103">
                <text:p>-0.761521849582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-0.6232715293932">
                <text:p>-0.6232715293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-0.511059346249198">
                <text:p>-0.511059346249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-0.215285641569103">
                <text:p>-0.215285641569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-0.409829642765104">
                <text:p>-0.409829642765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-0.707029919828997">
                <text:p>-0.707029919828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-0.562930102501703">
                <text:p>-0.562930102501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-0.8210462320069">
                <text:p>-0.8210462320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-1.0040984797504">
                <text:p>-1.00409847975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-0.270091725862699">
                <text:p>-0.270091725862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-0.644195071890799">
                <text:p>-0.644195071890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-0.942255624112001">
                <text:p>-0.942255624112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-0.379359163580403">
                <text:p>-0.3793591635804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-0.961858897864701">
                <text:p>-0.961858897864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-0.713307334658097">
                <text:p>-0.713307334658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-0.663925627249803">
                <text:p>-0.663925627249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-0.786271375883501">
                <text:p>-0.7862713758835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-0.729620661175602">
                <text:p>-0.7296206611756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-0.347313399224802">
                <text:p>-0.3473133992248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-0.230295441238702">
                <text:p>-0.2302954412387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-0.410321788867698">
                <text:p>-0.410321788867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-0.487754915350202">
                <text:p>-0.487754915350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-0.324286806897">
                <text:p>-0.3242868068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-0.570089904610597">
                <text:p>-0.570089904610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-0.916951447935901">
                <text:p>-0.916951447935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-0.713302758006904">
                <text:p>-0.7133027580069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-0.486289879960403">
                <text:p>-0.4862898799604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-0.620418141242801">
                <text:p>-0.6204181412428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-0.2903798133271">
                <text:p>-0.2903798133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-0.647902205961998">
                <text:p>-0.647902205961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-0.2882020015048">
                <text:p>-0.2882020015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-0.141297450344098">
                <text:p>-0.141297450344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-0.8205461880668">
                <text:p>-0.82054618806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-0.376411260601103">
                <text:p>-0.376411260601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-0.399518127746603">
                <text:p>-0.3995181277466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-0.956467375074197">
                <text:p>-0.956467375074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-0.462745714816201">
                <text:p>-0.462745714816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-0.427002362220598">
                <text:p>-0.4270023622205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-0.570359214866798">
                <text:p>-0.5703592148667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-0.723220354887204">
                <text:p>-0.723220354887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-0.4403843817474">
                <text:p>-0.4403843817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-0.913323847857704">
                <text:p>-0.913323847857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-0.552456430122504">
                <text:p>-0.5524564301225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-0.671161219254401">
                <text:p>-0.6711612192544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-1.2659675737528">
                <text:p>-1.2659675737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-1.080058801115">
                <text:p>-1.080058801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-0.817480588790403">
                <text:p>-0.817480588790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-0.768343811630103">
                <text:p>-0.7683438116301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-0.719935271741804">
                <text:p>-0.7199352717418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-0.454728266819203">
                <text:p>-0.4547282668192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-0.843608101430398">
                <text:p>-0.8436081014303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-1.1912814010319">
                <text:p>-1.1912814010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-0.601977340207398">
                <text:p>-0.6019773402073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-0.623061340530199">
                <text:p>-0.6230613405301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-0.895098419527002">
                <text:p>-0.895098419527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-1.0714327586228">
                <text:p>-1.0714327586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-0.650630740054403">
                <text:p>-0.6506307400544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-0.472489263178098">
                <text:p>-0.4724892631780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-0.658290517580802">
                <text:p>-0.6582905175808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-1.0119092402686">
                <text:p>-1.01190924026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-0.570211308965298">
                <text:p>-0.5702113089652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-0.6886991035881">
                <text:p>-0.68869910358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-1.079145464133">
                <text:p>-1.0791454641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-1.0270746764392">
                <text:p>-1.02707467643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-0.572358463027399">
                <text:p>-0.572358463027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-0.7845618390973">
                <text:p>-0.78456183909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-0.786296339446402">
                <text:p>-0.7862963394464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-0.906853590392004">
                <text:p>-0.9068535903920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-1.027160516317">
                <text:p>-1.0271605163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-1.03415906111">
                <text:p>-1.03415906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-1.0423434759946">
                <text:p>-1.04234347599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-0.885156143857301">
                <text:p>-0.885156143857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-0.786003381813501">
                <text:p>-0.7860033818135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-0.9337165890691">
                <text:p>-0.93371658906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-0.886863042413104">
                <text:p>-0.8868630424131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-0.758422290414302">
                <text:p>-0.758422290414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-0.554638330302602">
                <text:p>-0.5546383303026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-1.2614952368235">
                <text:p>-1.26149523682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-1.4634093015457">
                <text:p>-1.46340930154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-1.2696133209379">
                <text:p>-1.26961332093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-0.957757630152798">
                <text:p>-0.9577576301527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-1.5594808689893">
                <text:p>-1.55948086898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-0.905350900019002">
                <text:p>-0.905350900019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-1.1778597818783">
                <text:p>-1.17785978187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-0.8835568829331">
                <text:p>-0.88355688293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-1.1974967190515">
                <text:p>-1.19749671905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-0.7560422797904">
                <text:p>-0.75604227979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-1.2748184004482">
                <text:p>-1.27481840044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-1.4256261749252">
                <text:p>-1.42562617492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-1.0669621530941">
                <text:p>-1.06696215309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-1.1153209310556">
                <text:p>-1.1153209310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-1.5862224410142">
                <text:p>-1.58622244101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-1.2892741882757">
                <text:p>-1.28927418827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-1.174143300878">
                <text:p>-1.1741433008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-1.1537363833899">
                <text:p>-1.1537363833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-1.0673099347052">
                <text:p>-1.0673099347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-1.2865665314334">
                <text:p>-1.28656653143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-1.6620807755175">
                <text:p>-1.66208077551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-1.2115493542973">
                <text:p>-1.21154935429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-1.3102404515348">
                <text:p>-1.31024045153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-1.675651468751">
                <text:p>-1.6756514687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-1.816393491044">
                <text:p>-1.8163934910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-1.48943640289">
                <text:p>-1.489436402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-1.4394043131672">
                <text:p>-1.43940431316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-1.4720102481495">
                <text:p>-1.4720102481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-1.5171640049059">
                <text:p>-1.51716400490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-1.2576283708405">
                <text:p>-1.25762837084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-1.9419775793976">
                <text:p>-1.94197757939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-1.2261767715667">
                <text:p>-1.2261767715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-1.1450848159729">
                <text:p>-1.14508481597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-2.0092918974077">
                <text:p>-2.00929189740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-2.0383122178355">
                <text:p>-2.03831221783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-1.965585582195">
                <text:p>-1.9655855821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-2.1425264505213">
                <text:p>-2.14252645052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-1.8716649167502">
                <text:p>-1.87166491675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-2.1782780406233">
                <text:p>-2.17827804062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-2.0357811566676">
                <text:p>-2.03578115666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-2.0193281849584">
                <text:p>-2.0193281849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-2.0688908515929">
                <text:p>-2.06889085159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-2.3787233291649">
                <text:p>-2.37872332916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-2.1534633215864">
                <text:p>-2.15346332158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-2.3479123851124">
                <text:p>-2.34791238511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-2.7963355831479">
                <text:p>-2.79633558314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-2.5025044441767">
                <text:p>-2.50250444417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-3.2079633721334">
                <text:p>-3.2079633721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-3.0639093959259">
                <text:p>-3.06390939592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-2.6364631514564">
                <text:p>-2.63646315145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-3.2841821014872">
                <text:p>-3.28418210148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-3.3554069336723">
                <text:p>-3.35540693367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-3.2360481195369">
                <text:p>-3.23604811953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-3.1839624478261">
                <text:p>-3.18396244782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-3.5900942889797">
                <text:p>-3.59009428897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-3.2532988269556">
                <text:p>-3.25329882695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-3.825598474801">
                <text:p>-3.8255984748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-3.8605488834607">
                <text:p>-3.86054888346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-3.7102281430633">
                <text:p>-3.71022814306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-3.6269309797521">
                <text:p>-3.62693097975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-3.8290738860185">
                <text:p>-3.82907388601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-4.605951489692">
                <text:p>-4.6059514896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-4.2204544180199">
                <text:p>-4.22045441801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-4.3449044969531">
                <text:p>-4.34490449695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-4.4330455993539">
                <text:p>-4.43304559935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-4.3726379170278">
                <text:p>-4.37263791702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-5.1155888876082">
                <text:p>-5.11558888760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-4.9090962307002">
                <text:p>-4.90909623070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-4.8961763777111">
                <text:p>-4.89617637771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-4.8108848556866">
                <text:p>-4.81088485568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-5.6010559728164">
                <text:p>-5.60105597281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-5.4328308623487">
                <text:p>-5.43283086234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-5.2743772498189">
                <text:p>-5.27437724981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-5.1463528692712">
                <text:p>-5.14635286927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-5.8303402734733">
                <text:p>-5.83034027347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-5.7735585050017">
                <text:p>-5.7735585050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-5.9895192122172">
                <text:p>-5.98951921221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-5.8660076263423">
                <text:p>-5.86600762634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-6.7388132052073">
                <text:p>-6.73881320520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-6.6673651269983">
                <text:p>-6.66736512699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-6.3355452288528">
                <text:p>-6.33554522885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-6.8416051260529">
                <text:p>-6.84160512605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-6.6897141590727">
                <text:p>-6.68971415907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-6.7345019231885">
                <text:p>-6.73450192318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-7.1438194782045">
                <text:p>-7.14381947820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-7.1104041752426">
                <text:p>-7.11040417524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-7.113647292262">
                <text:p>-7.1136472922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-8.0539044685192">
                <text:p>-8.05390446851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-7.6742995819769">
                <text:p>-7.67429958197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-7.4188422100077">
                <text:p>-7.41884221000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-8.55443913035">
                <text:p>-8.55443913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-8.3359503006299">
                <text:p>-8.33595030062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-8.7458497363552">
                <text:p>-8.74584973635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-8.8164445258161">
                <text:p>-8.81644452581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-8.6593684938308">
                <text:p>-8.65936849383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-8.9841061320604">
                <text:p>-8.98410613206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-9.2214877146301">
                <text:p>-9.22148771463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-9.3524606516397">
                <text:p>-9.35246065163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-9.2443334884264">
                <text:p>-9.24433348842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-9.4472155977745">
                <text:p>-9.44721559777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-9.8580507400882">
                <text:p>-9.85805074008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-9.7852270260541">
                <text:p>-9.78522702605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-10.0826878427545">
                <text:p>-10.08268784275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-10.0127936110731">
                <text:p>-10.01279361107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-10.9903294329224">
                <text:p>-10.99032943292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-10.4166105904575">
                <text:p>-10.41661059045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-11.077603318298">
                <text:p>-11.0776033182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-10.7605156067653">
                <text:p>-10.76051560676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-11.0857818152621">
                <text:p>-11.08578181526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-10.943796171088">
                <text:p>-10.9437961710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-11.8901935183053">
                <text:p>-11.89019351830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-11.6274558256998">
                <text:p>-11.62745582569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-11.7083597607537">
                <text:p>-11.70835976075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-11.6768962315168">
                <text:p>-11.6768962315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-11.8558523964045">
                <text:p>-11.85585239640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-12.2210860454282">
                <text:p>-12.22108604542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-12.2302347344861">
                <text:p>-12.23023473448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-12.4923980343503">
                <text:p>-12.49239803435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-12.7094749993858">
                <text:p>-12.70947499938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-12.4962080903866">
                <text:p>-12.49620809038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-13.0778766535698">
                <text:p>-13.07787665356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-12.902469501339">
                <text:p>-12.9024695013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-13.601680319241">
                <text:p>-13.6016803192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-13.2770417104052">
                <text:p>-13.27704171040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-13.6229182629388">
                <text:p>-13.62291826293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-13.5012092231334">
                <text:p>-13.5012092231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-13.634171042764">
                <text:p>-13.6341710427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-13.9612962707092">
                <text:p>-13.96129627070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-14.2872799691653">
                <text:p>-14.28727996916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-14.4910208495018">
                <text:p>-14.49102084950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-14.1336279935532">
                <text:p>-14.13362799355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-14.7728750479332">
                <text:p>-14.77287504793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-15.2250396539586">
                <text:p>-15.22503965395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-15.4812197180789">
                <text:p>-15.48121971807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-14.8605347559745">
                <text:p>-14.86053475597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-15.4682141381167">
                <text:p>-15.46821413811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-15.8754616098966">
                <text:p>-15.87546160989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-15.6347728439481">
                <text:p>-15.63477284394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-16.2741616727621">
                <text:p>-16.27416167276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-15.6880919220282">
                <text:p>-15.68809192202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-15.7513601943003">
                <text:p>-15.75136019430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-15.6738172131672">
                <text:p>-15.67381721316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-16.3371115819687">
                <text:p>-16.33711158196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-16.1615488840179">
                <text:p>-16.16154888401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-17.0740777365174">
                <text:p>-17.07407773651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-17.4818729496258">
                <text:p>-17.48187294962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-17.6318676087459">
                <text:p>-17.63186760874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-17.6200867905949">
                <text:p>-17.62008679059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-17.5229581947034">
                <text:p>-17.52295819470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-17.9761903850902">
                <text:p>-17.97619038509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-17.8051314839632">
                <text:p>-17.80513148396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-17.6495727613837">
                <text:p>-17.64957276138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-18.0924355171169">
                <text:p>-18.09243551711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-17.820425730351">
                <text:p>-17.8204257303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-18.1378319332719">
                <text:p>-18.13783193327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-18.5020579163288">
                <text:p>-18.50205791632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-18.9293640218916">
                <text:p>-18.92936402189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-18.8298645407958">
                <text:p>-18.82986454079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-19.2103914505868">
                <text:p>-19.21039145058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-19.4853560650306">
                <text:p>-19.48535606503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-19.5776634108196">
                <text:p>-19.57766341081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-19.2584015663967">
                <text:p>-19.25840156639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-19.660426677214">
                <text:p>-19.6604266772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-19.7848690455319">
                <text:p>-19.78486904553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-19.3181454984468">
                <text:p>-19.31814549844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-19.6066892720415">
                <text:p>-19.60668927204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-20.2568317049159">
                <text:p>-20.25683170491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-20.2312271200319">
                <text:p>-20.23122712003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-20.5643834394552">
                <text:p>-20.56438343945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-21.0387997273113">
                <text:p>-21.03879972731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-20.4886700244537">
                <text:p>-20.48867002445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-20.5637851168359">
                <text:p>-20.56378511683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-21.1509060294668">
                <text:p>-21.15090602946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-21.4098147204998">
                <text:p>-21.40981472049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-20.7395019634356">
                <text:p>-20.73950196343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-21.2876727149828">
                <text:p>-21.28767271498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-21.9069462252255">
                <text:p>-21.90694622522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-21.4310735163839">
                <text:p>-21.43107351638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-21.3840742252254">
                <text:p>-21.38407422522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-21.7362246209978">
                <text:p>-21.73622462099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-21.7868841870279">
                <text:p>-21.78688418702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-21.7417125401539">
                <text:p>-21.74171254015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-21.693491943071">
                <text:p>-21.6934919430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-22.9739479662248">
                <text:p>-22.97394796622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-22.6084378611261">
                <text:p>-22.60843786112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-22.6002196366343">
                <text:p>-22.60021963663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-23.2577096537627">
                <text:p>-23.25770965376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-22.8992856909039">
                <text:p>-22.89928569090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-23.2187453717421">
                <text:p>-23.21874537174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-23.1884929396038">
                <text:p>-23.18849293960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-22.8857877550712">
                <text:p>-22.88578775507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-23.3733691610651">
                <text:p>-23.37336916106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-23.5975184089434">
                <text:p>-23.5975184089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-23.1793594276206">
                <text:p>-23.17935942762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-23.8864312496838">
                <text:p>-23.88643124968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-24.471349397121">
                <text:p>-24.4713493971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-24.4015702761872">
                <text:p>-24.40157027618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-24.4925815956456">
                <text:p>-24.49258159564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-25.1945771287508">
                <text:p>-25.19457712875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-24.602569215918">
                <text:p>-24.6025692159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-25.0467220359689">
                <text:p>-25.04672203596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-24.6496708318495">
                <text:p>-24.64967083184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-25.2085103278096">
                <text:p>-25.20851032780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-24.9394690316461">
                <text:p>-24.93946903164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-25.3341891022651">
                <text:p>-25.33418910226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-25.2283591845808">
                <text:p>-25.22835918458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-25.3791599617905">
                <text:p>-25.37915996179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-25.7203243387849">
                <text:p>-25.72032433878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-25.591603220153">
                <text:p>-25.5916032201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-26.0076629269266">
                <text:p>-26.00766292692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-26.1174241166675">
                <text:p>-26.11742411666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-26.2585605045911">
                <text:p>-26.25856050459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-26.1803790896322">
                <text:p>-26.18037908963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-26.8095034599452">
                <text:p>-26.80950345994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-26.8627330146169">
                <text:p>-26.86273301461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-26.7064395983887">
                <text:p>-26.70643959838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-26.6597557805433">
                <text:p>-26.65975578054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-26.7492859541574">
                <text:p>-26.74928595415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-26.8810668193101">
                <text:p>-26.88106681931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-27.3404057538932">
                <text:p>-27.34040575389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-27.3942571773948">
                <text:p>-27.39425717739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-27.6003975345028">
                <text:p>-27.60039753450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-27.5008051607818">
                <text:p>-27.50080516078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-28.1138410538867">
                <text:p>-28.11384105388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-27.6389019053802">
                <text:p>-27.63890190538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-27.9364947625089">
                <text:p>-27.93649476250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-27.7831096965359">
                <text:p>-27.78310969653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-28.2711543119373">
                <text:p>-28.27115431193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-28.3953850581587">
                <text:p>-28.39538505815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-28.2069821863772">
                <text:p>-28.20698218637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-28.6072545216348">
                <text:p>-28.60725452163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-28.5632844027585">
                <text:p>-28.56328440275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-28.9050354889599">
                <text:p>-28.90503548895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-28.8972140091008">
                <text:p>-28.89721400910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-29.110563312872">
                <text:p>-29.1105633128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-29.7499803833765">
                <text:p>-29.74998038337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-29.1210053627427">
                <text:p>-29.12100536274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-29.4139211286752">
                <text:p>-29.41392112867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-29.8160562353314">
                <text:p>-29.81605623533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-30.1007753919331">
                <text:p>-30.10077539193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-29.5031017233637">
                <text:p>-29.50310172336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-30.331364854735">
                <text:p>-30.3313648547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-29.9665114390287">
                <text:p>-29.96651143902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-30.2094263014474">
                <text:p>-30.20942630144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-30.1413179680524">
                <text:p>-30.14131796805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-29.917014991675">
                <text:p>-29.9170149916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-30.0837632710079">
                <text:p>-30.08376327100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-30.6183536901112">
                <text:p>-30.6183536901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-30.7953820518589">
                <text:p>-30.79538205185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-30.7988431734506">
                <text:p>-30.79884317345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-31.1753777903778">
                <text:p>-31.17537779037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-30.8861206533904">
                <text:p>-30.88612065339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-31.006165428033">
                <text:p>-31.0061654280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-31.128561607484">
                <text:p>-31.1285616074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-31.3498485967338">
                <text:p>-31.3498485967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-31.631794772928">
                <text:p>-31.6317947729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-31.5677629830795">
                <text:p>-31.56776298307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-31.7097276785553">
                <text:p>-31.70972767855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-31.9383653499845">
                <text:p>-31.93836534998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-32.1322846820487">
                <text:p>-32.13228468204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-32.1977018318413">
                <text:p>-32.1977018318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-32.1831035750894">
                <text:p>-32.18310357508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-32.8390176481124">
                <text:p>-32.83901764811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-32.0336723521468">
                <text:p>-32.03367235214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-32.3448563396309">
                <text:p>-32.34485633963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-32.9688042813747">
                <text:p>-32.96880428137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-32.6608516800367">
                <text:p>-32.66085168003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-32.6212672103377">
                <text:p>-32.62126721033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-33.1729566311823">
                <text:p>-33.17295663118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-32.9284478408058">
                <text:p>-32.92844784080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-33.2203650142333">
                <text:p>-33.2203650142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-33.2271778867483">
                <text:p>-33.22717788674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-33.3261436408778">
                <text:p>-33.32614364087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-33.5241962783484">
                <text:p>-33.52419627834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-33.4406994031523">
                <text:p>-33.44069940315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-33.7811407503927">
                <text:p>-33.78114075039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-33.9156514680167">
                <text:p>-33.91565146801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-33.7152774416888">
                <text:p>-33.71527744168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-33.7606270448801">
                <text:p>-33.76062704488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-33.7217835963549">
                <text:p>-33.72178359635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-33.791152756999">
                <text:p>-33.7911527569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-33.9458144213915">
                <text:p>-33.94581442139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-34.3632777754186">
                <text:p>-34.36327777541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-34.4488045691493">
                <text:p>-34.44880456914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-34.0447614184385">
                <text:p>-34.04476141843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-34.6472906334864">
                <text:p>-34.64729063348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-34.6695974095377">
                <text:p>-34.66959740953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-34.7930873601619">
                <text:p>-34.79308736016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-34.6459755267117">
                <text:p>-34.64597552671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-35.038886794344">
                <text:p>-35.0388867943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-34.9568704648071">
                <text:p>-34.95687046480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-35.279835023562">
                <text:p>-35.2798350235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-35.4132535065961">
                <text:p>-35.41325350659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-35.4179725409558">
                <text:p>-35.41797254095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-35.8592619859352">
                <text:p>-35.85926198593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-35.5971240357419">
                <text:p>-35.59712403574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-35.5741442136817">
                <text:p>-35.57414421368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-35.8333778484045">
                <text:p>-35.83337784840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-35.7837174863286">
                <text:p>-35.78371748632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-35.8209794144094">
                <text:p>-35.82097941440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-36.1155900221096">
                <text:p>-36.11559002210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-36.0955270928651">
                <text:p>-36.09552709286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-36.5150632546037">
                <text:p>-36.51506325460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-36.4830382704654">
                <text:p>-36.48303827046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-36.730271058795">
                <text:p>-36.7302710587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-36.7564315350922">
                <text:p>-36.75643153509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-37.1189402722425">
                <text:p>-37.11894027224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-36.6087231243043">
                <text:p>-36.60872312430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-36.8211793102157">
                <text:p>-36.82117931021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-37.0603235993527">
                <text:p>-37.06032359935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-37.3378103948557">
                <text:p>-37.33781039485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-37.5786711485148">
                <text:p>-37.57867114851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-37.3963044068524">
                <text:p>-37.39630440685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-37.3810094091818">
                <text:p>-37.38100940918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-37.2919299839894">
                <text:p>-37.29192998398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-37.3427949000116">
                <text:p>-37.34279490001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-38.1359829686209">
                <text:p>-38.13598296862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-38.2079183990075">
                <text:p>-38.20791839900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-38.0041864675502">
                <text:p>-38.00418646755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-38.0603146678646">
                <text:p>-38.06031466786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-38.1832233377787">
                <text:p>-38.18322333777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-37.8576611408887">
                <text:p>-37.85766114088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-38.2490444479015">
                <text:p>-38.24904444790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-38.845233619099">
                <text:p>-38.8452336190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-38.635311773451">
                <text:p>-38.6353117734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-38.5079614854473">
                <text:p>-38.50796148544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-38.7542218447638">
                <text:p>-38.75422184476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-39.1368054710057">
                <text:p>-39.13680547100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-38.52330224597">
                <text:p>-38.523302245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-39.1031628794342">
                <text:p>-39.10316287943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-39.2352057366623">
                <text:p>-39.23520573666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-39.1637829945154">
                <text:p>-39.16378299451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-39.1839155087652">
                <text:p>-39.18391550876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-39.4794640838431">
                <text:p>-39.47946408384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-39.6181435993503">
                <text:p>-39.61814359935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-39.5735647397123">
                <text:p>-39.57356473971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-39.6036087600397">
                <text:p>-39.60360876003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-39.7087001366255">
                <text:p>-39.7087001366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-40.5471644560519">
                <text:p>-40.54716445605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-39.9729137793374">
                <text:p>-39.97291377933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-39.6593166554839">
                <text:p>-39.65931665548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-39.8160570983661">
                <text:p>-39.81605709836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-40.3869271221458">
                <text:p>-40.38692712214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-40.5412321565317">
                <text:p>-40.54123215653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-40.3680019649577">
                <text:p>-40.36800196495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-40.1338012471287">
                <text:p>-40.13380124712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-40.8478951707686">
                <text:p>-40.84789517076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-41.0936369812451">
                <text:p>-41.09363698124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-40.8879376625857">
                <text:p>-40.88793766258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-40.4065285552352">
                <text:p>-40.40652855523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-41.1756307341131">
                <text:p>-41.17563073411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-41.2735091963439">
                <text:p>-41.27350919634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-41.3048957749269">
                <text:p>-41.30489577492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-41.2128304824337">
                <text:p>-41.21283048243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-40.976082054126">
                <text:p>-40.9760820541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-41.7821327026133">
                <text:p>-41.78213270261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-41.9173171827495">
                <text:p>-41.91731718274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-41.8308228240469">
                <text:p>-41.83082282404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-41.401340783064">
                <text:p>-41.401340783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-42.2716109826988">
                <text:p>-42.27161098269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-42.3934312790397">
                <text:p>-42.39343127903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-42.274711082055">
                <text:p>-42.2747110820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-42.1939452070138">
                <text:p>-42.193945207013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-42.5224000759617">
                <text:p>-42.52240007596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-42.4320507423562">
                <text:p>-42.43205074235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-42.8793591539065">
                <text:p>-42.87935915390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-43.1399270073048">
                <text:p>-43.13992700730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-43.3203761934568">
                <text:p>-43.32037619345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-43.6359120663454">
                <text:p>-43.63591206634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-43.0545669339237">
                <text:p>-43.05456693392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-43.1802039480844">
                <text:p>-43.18020394808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-42.5916912062106">
                <text:p>-42.59169120621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-43.552265738796">
                <text:p>-43.5522657387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-43.1638968220077">
                <text:p>-43.16389682200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-43.5627814123526">
                <text:p>-43.56278141235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-43.9854962093137">
                <text:p>-43.98549620931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-43.5349367120597">
                <text:p>-43.53493671205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-44.2612722833615">
                <text:p>-44.26127228336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-43.7172120049143">
                <text:p>-43.71721200491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-44.4538937602329">
                <text:p>-44.45389376023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-43.6638651213223">
                <text:p>-43.66386512132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-44.5217168375036">
                <text:p>-44.52171683750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-44.1646452756033">
                <text:p>-44.16464527560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-44.0480992447031">
                <text:p>-44.048099244703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-45.4069994774761">
                <text:p>-45.40699947747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-44.8767771726926">
                <text:p>-44.87677717269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-44.9328693603218">
                <text:p>-44.93286936032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-45.3340660657834">
                <text:p>-45.33406606578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-45.6656927414471">
                <text:p>-45.66569274144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-45.0966571214226">
                <text:p>-45.09665712142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-45.7763860341401">
                <text:p>-45.77638603414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-45.2623140583237">
                <text:p>-45.26231405832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-45.5951511202276">
                <text:p>-45.59515112022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-45.9175839945471">
                <text:p>-45.91758399454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-46.0782968507349">
                <text:p>-46.07829685073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-45.6831360364554">
                <text:p>-45.68313603645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-45.8681107300675">
                <text:p>-45.86811073006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-46.1361843509769">
                <text:p>-46.13618435097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-46.5354326779363">
                <text:p>-46.53543267793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-46.7900265079849">
                <text:p>-46.79002650798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-46.5999783706341">
                <text:p>-46.59997837063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-46.2800596301282">
                <text:p>-46.28005963012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-46.9617423723218">
                <text:p>-46.96174237232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-46.6146563970182">
                <text:p>-46.614656397018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-47.0874522854834">
                <text:p>-47.08745228548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-46.914830049369">
                <text:p>-46.9148300493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-47.6286912042737">
                <text:p>-47.62869120427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-47.169143179229">
                <text:p>-47.1691431792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-47.5023220386487">
                <text:p>-47.50232203864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-47.3053244232062">
                <text:p>-47.30532442320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-48.3006693965383">
                <text:p>-48.30066939653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-47.7553618788687">
                <text:p>-47.75536187886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-47.4603642755512">
                <text:p>-47.46036427555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-47.8891458015405">
                <text:p>-47.88914580154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-48.145829339701">
                <text:p>-48.1458293397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-48.7834431122959">
                <text:p>-48.78344311229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-48.4147377553913">
                <text:p>-48.41473775539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-48.2436218741879">
                <text:p>-48.24362187418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-48.6140291758413">
                <text:p>-48.61402917584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-48.2408329526611">
                <text:p>-48.24083295266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-49.3923091058332">
                <text:p>-49.39230910583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-49.0158629638932">
                <text:p>-49.01586296389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-49.3623143190307">
                <text:p>-49.36231431903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-49.3804702579131">
                <text:p>-49.380470257913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-49.1555665240695">
                <text:p>-49.15556652406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-49.4395613975462">
                <text:p>-49.43956139754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-50.3710875975108">
                <text:p>-50.37108759751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-49.247230320287">
                <text:p>-49.2472303202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-50.2510568914822">
                <text:p>-50.25105689148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-50.1106924649976">
                <text:p>-50.11069246499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-50.0869663358152">
                <text:p>-50.08696633581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-50.2698124396883">
                <text:p>-50.26981243968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-50.419581110703">
                <text:p>-50.4195811107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-50.4100556510049">
                <text:p>-50.41005565100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-50.2381384412264">
                <text:p>-50.23813844122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-51.0013006036339">
                <text:p>-51.00130060363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-50.6289888615254">
                <text:p>-50.62898886152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-50.9827965461941">
                <text:p>-50.98279654619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-50.4977044720557">
                <text:p>-50.49770447205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-51.4460353107814">
                <text:p>-51.44603531078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-51.6869465995253">
                <text:p>-51.68694659952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-51.6965026225285">
                <text:p>-51.69650262252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-51.9672814834415">
                <text:p>-51.96728148344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-51.7345703491876">
                <text:p>-51.73457034918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-52.4193612724981">
                <text:p>-52.41936127249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-52.3603569311657">
                <text:p>-52.36035693116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-52.4828590962627">
                <text:p>-52.48285909626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-52.9164116365647">
                <text:p>-52.91641163656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-52.7001175329432">
                <text:p>-52.70011753294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-52.6216071543959">
                <text:p>-52.62160715439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-53.6244516834682">
                <text:p>-53.62445168346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-53.6617300577061">
                <text:p>-53.66173005770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-53.5778189602699">
                <text:p>-53.57781896026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-53.7152613463849">
                <text:p>-53.71526134638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-53.7888241360988">
                <text:p>-53.78882413609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-53.8710709846274">
                <text:p>-53.87107098462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-54.0771494333442">
                <text:p>-54.07714943334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-54.0020481712477">
                <text:p>-54.00204817124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-54.4246079549019">
                <text:p>-54.42460795490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-54.9672476071704">
                <text:p>-54.96724760717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-55.4276536320582">
                <text:p>-55.427653632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minimum="-40" chart:maximum="5" chart:origin="-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aximum="40" chart:origin="0" chart:interval-major="10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25" loext:regression-extrapolate-backward="5" loext:regression-force-intercept="false" loext:regression-intercept-value="0" chart:regression-type="linear"/>
      <style:graphic-properties svg:stroke-color="#ffd320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49cm" svg:height="9.147cm" xlink:href=".." xlink:type="simple" chart:class="chart:scatter" chart:style-name="ch1">
        <chart:plot-area chart:style-name="ch2" table:cell-range-address="'IMD-10MHz'.J11:'IMD-10MHz'.J17 P1dB_10MHz.A1:P1dB_10MHz.A1 'IMD-10MHz'.L2:'IMD-10MHz'.L21 'IMD-10MHz'.K1:'IMD-10MHz'.L1 'IMD-10MHz'.K11:'IMD-10MHz'.K21" chart:data-source-has-labels="row" svg:x="0.322cm" svg:y="0.182cm" svg:width="15.505cm" svg:height="8.783cm">
          <chartooo:coordinate-region svg:x="1.712cm" svg:y="0.381cm" svg:width="13.69cm" svg:height="8.3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10MHz'.L11:'IMD-10MHz'.L17" chart:label-cell-address="P1dB_10MHz.A1:P1dB_10MHz.A1" chart:class="chart:scatter">
            <chart:domain table:cell-range-address="'IMD-10MHz'.J11:'IMD-10MHz'.J17"/>
            <chart:regression-curve chart:style-name="ch7">
              <chart:equation chart:display-equation="true" chart:display-r-square="true" svg:x="5.818cm" svg:y="5.597cm"/>
            </chart:regression-curve>
            <chart:data-point chart:style-name="ch8" chart:repeated="5"/>
            <chart:data-point chart:repeated="2"/>
          </chart:series>
          <chart:series chart:style-name="ch6" chart:values-cell-range-address="'IMD-10MHz'.K11:'IMD-10MHz'.K21" chart:label-cell-address="'IMD-10MHz'.K1:'IMD-10MHz'.K1" chart:class="chart:scatter">
            <chart:domain table:cell-range-address="'IMD-10MHz'.J11:'IMD-10MHz'.J21"/>
            <chart:regression-curve chart:style-name="ch9">
              <chart:equation chart:display-equation="true" chart:display-r-square="false"/>
            </chart:regression-curve>
            <chart:data-point chart:repeated="11"/>
          </chart:series>
          <chart:series chart:style-name="ch10" chart:values-cell-range-address="'IMD-10MHz'.L2:'IMD-10MHz'.L21" chart:label-cell-address="'IMD-10MHz'.L1:'IMD-10MHz'.L1" chart:class="chart:scatter">
            <chart:domain table:cell-range-address="'IMD-10MHz'.J2:'IMD-10MHz'.J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Generator Power [dBm]</text:p>
                <draw:g>
                  <svg:desc>P1dB_10MHz.A1:P1dB_10MHz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undamental Average [dBm]</text:p>
                <draw:g>
                  <svg:desc>'IMD-10MHz'.K1:'IMD-10MHz'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M3 Average [dBm]</text:p>
                <draw:g>
                  <svg:desc>'IMD-10MHz'.L1:'IMD-10MHz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.9544215054126">
                <text:p>-27.9544215054126</text:p>
                <draw:g>
                  <svg:desc>'IMD-10MHz'.J11:'IMD-10MHz'.J17</svg:desc>
                </draw:g>
              </table:table-cell>
              <table:table-cell office:value-type="float" office:value="-34.905">
                <text:p>-34.905</text:p>
                <draw:g>
                  <svg:desc>'IMD-10MHz'.L11:'IMD-10MHz'.L17</svg:desc>
                </draw:g>
              </table:table-cell>
              <table:table-cell office:value-type="float" office:value="-27.9544215054126">
                <text:p>-27.9544215054126</text:p>
                <draw:g>
                  <svg:desc>'IMD-10MHz'.J11:'IMD-10MHz'.J21</svg:desc>
                </draw:g>
              </table:table-cell>
              <table:table-cell office:value-type="float" office:value="8.99">
                <text:p>8.99</text:p>
                <draw:g>
                  <svg:desc>'IMD-10MHz'.K11:'IMD-10MHz'.K21</svg:desc>
                </draw:g>
              </table:table-cell>
              <table:table-cell office:value-type="float" office:value="-18.9544215054126">
                <text:p>-18.9544215054126</text:p>
                <draw:g>
                  <svg:desc>'IMD-10MHz'.J2:'IMD-10MHz'.J21</svg:desc>
                </draw:g>
              </table:table-cell>
              <table:table-cell office:value-type="float" office:value="-0.83">
                <text:p>-0.83</text:p>
                <draw:g>
                  <svg:desc>'IMD-10MHz'.L2:'IMD-10MHz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8.9544215054126">
                <text:p>-28.9544215054126</text:p>
              </table:table-cell>
              <table:table-cell office:value-type="float" office:value="-38.69">
                <text:p>-38.69</text:p>
              </table:table-cell>
              <table:table-cell office:value-type="float" office:value="-28.9544215054126">
                <text:p>-28.9544215054126</text:p>
              </table:table-cell>
              <table:table-cell office:value-type="float" office:value="8.05">
                <text:p>8.05</text:p>
              </table:table-cell>
              <table:table-cell office:value-type="float" office:value="-19.9544215054126">
                <text:p>-19.9544215054126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.9544215054126">
                <text:p>-29.9544215054126</text:p>
              </table:table-cell>
              <table:table-cell office:value-type="float" office:value="-41.15">
                <text:p>-41.15</text:p>
              </table:table-cell>
              <table:table-cell office:value-type="float" office:value="-29.9544215054126">
                <text:p>-29.9544215054126</text:p>
              </table:table-cell>
              <table:table-cell office:value-type="float" office:value="7.15">
                <text:p>7.15</text:p>
              </table:table-cell>
              <table:table-cell office:value-type="float" office:value="-20.9544215054126">
                <text:p>-20.95442150541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9544215054126">
                <text:p>-30.9544215054126</text:p>
              </table:table-cell>
              <table:table-cell office:value-type="float" office:value="-43.875">
                <text:p>-43.875</text:p>
              </table:table-cell>
              <table:table-cell office:value-type="float" office:value="-30.9544215054126">
                <text:p>-30.9544215054126</text:p>
              </table:table-cell>
              <table:table-cell office:value-type="float" office:value="6.17">
                <text:p>6.17</text:p>
              </table:table-cell>
              <table:table-cell office:value-type="float" office:value="-21.9544215054126">
                <text:p>-21.9544215054126</text:p>
              </table:table-cell>
              <table:table-cell office:value-type="float" office:value="-4.545">
                <text:p>-4.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.9544215054126">
                <text:p>-31.9544215054126</text:p>
              </table:table-cell>
              <table:table-cell office:value-type="float" office:value="-46.675">
                <text:p>-46.675</text:p>
              </table:table-cell>
              <table:table-cell office:value-type="float" office:value="-31.9544215054126">
                <text:p>-31.9544215054126</text:p>
              </table:table-cell>
              <table:table-cell office:value-type="float" office:value="5.195">
                <text:p>5.195</text:p>
              </table:table-cell>
              <table:table-cell office:value-type="float" office:value="-22.9544215054126">
                <text:p>-22.9544215054126</text:p>
              </table:table-cell>
              <table:table-cell office:value-type="float" office:value="-6.535">
                <text:p>-6.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9544215054126">
                <text:p>-32.9544215054126</text:p>
              </table:table-cell>
              <table:table-cell office:value-type="float" office:value="-49.91">
                <text:p>-49.91</text:p>
              </table:table-cell>
              <table:table-cell office:value-type="float" office:value="-32.9544215054126">
                <text:p>-32.9544215054126</text:p>
              </table:table-cell>
              <table:table-cell office:value-type="float" office:value="4.225">
                <text:p>4.225</text:p>
              </table:table-cell>
              <table:table-cell office:value-type="float" office:value="-23.9544215054126">
                <text:p>-23.9544215054126</text:p>
              </table:table-cell>
              <table:table-cell office:value-type="float" office:value="-9.255">
                <text:p>-9.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.9544215054126">
                <text:p>-33.9544215054126</text:p>
              </table:table-cell>
              <table:table-cell office:value-type="float" office:value="-53.565">
                <text:p>-53.565</text:p>
              </table:table-cell>
              <table:table-cell office:value-type="float" office:value="-33.9544215054126">
                <text:p>-33.9544215054126</text:p>
              </table:table-cell>
              <table:table-cell office:value-type="float" office:value="3.225">
                <text:p>3.225</text:p>
              </table:table-cell>
              <table:table-cell office:value-type="float" office:value="-24.9544215054126">
                <text:p>-24.9544215054126</text:p>
              </table:table-cell>
              <table:table-cell office:value-type="float" office:value="-12.95">
                <text:p>-12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9544215054126">
                <text:p>-34.9544215054126</text:p>
              </table:table-cell>
              <table:table-cell office:value-type="float" office:value="2.225">
                <text:p>2.225</text:p>
              </table:table-cell>
              <table:table-cell office:value-type="float" office:value="-25.9544215054126">
                <text:p>-25.9544215054126</text:p>
              </table:table-cell>
              <table:table-cell office:value-type="float" office:value="-17.945">
                <text:p>-17.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9544215054126">
                <text:p>-35.9544215054126</text:p>
              </table:table-cell>
              <table:table-cell office:value-type="float" office:value="1.265">
                <text:p>1.265</text:p>
              </table:table-cell>
              <table:table-cell office:value-type="float" office:value="-26.9544215054126">
                <text:p>-26.9544215054126</text:p>
              </table:table-cell>
              <table:table-cell office:value-type="float" office:value="-25.62">
                <text:p>-25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9544215054126">
                <text:p>-36.9544215054126</text:p>
              </table:table-cell>
              <table:table-cell office:value-type="float" office:value="0.26">
                <text:p>0.26</text:p>
              </table:table-cell>
              <table:table-cell office:value-type="float" office:value="-27.9544215054126">
                <text:p>-27.9544215054126</text:p>
              </table:table-cell>
              <table:table-cell office:value-type="float" office:value="-34.905">
                <text:p>-34.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9544215054126">
                <text:p>-37.9544215054126</text:p>
              </table:table-cell>
              <table:table-cell office:value-type="float" office:value="-0.745">
                <text:p>-0.745</text:p>
              </table:table-cell>
              <table:table-cell office:value-type="float" office:value="-28.9544215054126">
                <text:p>-28.9544215054126</text:p>
              </table:table-cell>
              <table:table-cell office:value-type="float" office:value="-38.69">
                <text:p>-38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9.9544215054126">
                <text:p>-29.9544215054126</text:p>
              </table:table-cell>
              <table:table-cell office:value-type="float" office:value="-41.15">
                <text:p>-41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.9544215054126">
                <text:p>-30.9544215054126</text:p>
              </table:table-cell>
              <table:table-cell office:value-type="float" office:value="-43.875">
                <text:p>-43.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.9544215054126">
                <text:p>-31.9544215054126</text:p>
              </table:table-cell>
              <table:table-cell office:value-type="float" office:value="-46.675">
                <text:p>-46.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9544215054126">
                <text:p>-32.9544215054126</text:p>
              </table:table-cell>
              <table:table-cell office:value-type="float" office:value="-49.91">
                <text:p>-49.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.9544215054126">
                <text:p>-33.9544215054126</text:p>
              </table:table-cell>
              <table:table-cell office:value-type="float" office:value="-53.565">
                <text:p>-53.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9544215054126">
                <text:p>-34.9544215054126</text:p>
              </table:table-cell>
              <table:table-cell office:value-type="float" office:value="-57.64">
                <text:p>-5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9544215054126">
                <text:p>-35.9544215054126</text:p>
              </table:table-cell>
              <table:table-cell office:value-type="float" office:value="-62.15">
                <text:p>-62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9544215054126">
                <text:p>-36.9544215054126</text:p>
              </table:table-cell>
              <table:table-cell office:value-type="float" office:value="-65.7">
                <text:p>-65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9544215054126">
                <text:p>-37.9544215054126</text:p>
              </table:table-cell>
              <table:table-cell office:value-type="float" office:value="-68.5">
                <text:p>-68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maximum="3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1.522cm" svg:y="8.692cm" style:legend-expansion="high" chart:style-name="ch2"/>
        <chart:plot-area chart:style-name="ch3" table:cell-range-address="P1dB_10MHz.D2:P1dB_10MHz.E52 P1dB_10MHz.E1:P1dB_10MHz.E21 P1dB_10MHz.A1:P1dB_10MHz.A1" chart:data-source-has-labels="row" svg:x="0.554cm" svg:y="0.379cm" svg:width="20.414cm" svg:height="18.221cm">
          <chartooo:coordinate-region svg:x="1.758cm" svg:y="0.578cm" svg:width="19.116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10MHz.E2:P1dB_10MHz.E52" chart:label-cell-address="P1dB_10MHz.E1:P1dB_10MHz.E1" chart:class="chart:scatter">
            <chart:domain table:cell-range-address="P1dB_10MHz.D2:P1dB_10MHz.D52"/>
            <chart:data-point chart:repeated="51"/>
          </chart:series>
          <chart:series chart:style-name="ch8" chart:values-cell-range-address="P1dB_10MHz.E1:P1dB_10MHz.E21" chart:label-cell-address="P1dB_10MHz.A1:P1dB_10MHz.A1" chart:class="chart:scatter">
            <chart:domain table:cell-range-address="P1dB_10MHz.D1:P1dB_1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15.903cm" svg:y="7.884cm" draw:caption-point-x="-3.203cm" draw:caption-point-y="-1.248cm">
          <text:p><text:span text:style-name="T1">P1dB</text:span></text:p>
          <text:p><text:span text:style-name="T1">16.12 dBm</text:span></text:p>
          <text:p><text:span text:style-name="T1">-18.9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10MHz.E1:P1dB_1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Generator Power [dBm]</text:p>
                <draw:g>
                  <svg:desc>P1dB_10MHz.A1:P1dB_10MHz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10MHz.D2:P1dB_10MHz.D52</svg:desc>
                </draw:g>
              </table:table-cell>
              <table:table-cell office:value-type="float" office:value="-63.6">
                <text:p>-63.6</text:p>
                <draw:g>
                  <svg:desc>P1dB_10MHz.E2:P1dB_10MHz.E52</svg:desc>
                </draw:g>
              </table:table-cell>
              <table:table-cell office:value-type="float" office:value="NaN">
                <text:p>NaN</text:p>
                <draw:g>
                  <svg:desc>P1dB_10MHz.D1:P1dB_10MHz.D21</svg:desc>
                </draw:g>
              </table:table-cell>
              <table:table-cell office:value-type="float" office:value="NaN">
                <text:p>NaN</text:p>
                <draw:g>
                  <svg:desc>P1dB_10MHz.E1:P1dB_1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3.45">
                <text:p>-53.45</text:p>
              </table:table-cell>
              <table:table-cell office:value-type="float" office:value="-99.41">
                <text:p>-99.41</text:p>
              </table:table-cell>
              <table:table-cell office:value-type="float" office:value="-63.6">
                <text:p>-6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3.48">
                <text:p>-43.48</text:p>
              </table:table-cell>
              <table:table-cell office:value-type="float" office:value="-89.41">
                <text:p>-89.41</text:p>
              </table:table-cell>
              <table:table-cell office:value-type="float" office:value="-53.45">
                <text:p>-53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3.49">
                <text:p>-33.49</text:p>
              </table:table-cell>
              <table:table-cell office:value-type="float" office:value="-79.41">
                <text:p>-79.41</text:p>
              </table:table-cell>
              <table:table-cell office:value-type="float" office:value="-43.48">
                <text:p>-43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3.51">
                <text:p>-23.51</text:p>
              </table:table-cell>
              <table:table-cell office:value-type="float" office:value="-69.41">
                <text:p>-69.41</text:p>
              </table:table-cell>
              <table:table-cell office:value-type="float" office:value="-33.49">
                <text:p>-33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45">
                <text:p>-13.45</text:p>
              </table:table-cell>
              <table:table-cell office:value-type="float" office:value="-59.41">
                <text:p>-59.41</text:p>
              </table:table-cell>
              <table:table-cell office:value-type="float" office:value="-23.51">
                <text:p>-23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39">
                <text:p>-12.39</text:p>
              </table:table-cell>
              <table:table-cell office:value-type="float" office:value="-49.41">
                <text:p>-49.41</text:p>
              </table:table-cell>
              <table:table-cell office:value-type="float" office:value="-13.45">
                <text:p>-13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38">
                <text:p>-11.38</text:p>
              </table:table-cell>
              <table:table-cell office:value-type="float" office:value="-48.41">
                <text:p>-48.41</text:p>
              </table:table-cell>
              <table:table-cell office:value-type="float" office:value="-12.39">
                <text:p>-1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37">
                <text:p>-10.37</text:p>
              </table:table-cell>
              <table:table-cell office:value-type="float" office:value="-47.41">
                <text:p>-47.41</text:p>
              </table:table-cell>
              <table:table-cell office:value-type="float" office:value="-11.38">
                <text:p>-11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38">
                <text:p>-9.38</text:p>
              </table:table-cell>
              <table:table-cell office:value-type="float" office:value="-46.41">
                <text:p>-46.41</text:p>
              </table:table-cell>
              <table:table-cell office:value-type="float" office:value="-10.37">
                <text:p>-10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37">
                <text:p>-8.37</text:p>
              </table:table-cell>
              <table:table-cell office:value-type="float" office:value="-45.41">
                <text:p>-45.41</text:p>
              </table:table-cell>
              <table:table-cell office:value-type="float" office:value="-9.38">
                <text:p>-9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42">
                <text:p>-7.42</text:p>
              </table:table-cell>
              <table:table-cell office:value-type="float" office:value="-44.41">
                <text:p>-44.41</text:p>
              </table:table-cell>
              <table:table-cell office:value-type="float" office:value="-8.37">
                <text:p>-8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41">
                <text:p>-6.41</text:p>
              </table:table-cell>
              <table:table-cell office:value-type="float" office:value="-43.41">
                <text:p>-43.41</text:p>
              </table:table-cell>
              <table:table-cell office:value-type="float" office:value="-7.42">
                <text:p>-7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41">
                <text:p>-5.41</text:p>
              </table:table-cell>
              <table:table-cell office:value-type="float" office:value="-42.41">
                <text:p>-42.41</text:p>
              </table:table-cell>
              <table:table-cell office:value-type="float" office:value="-6.41">
                <text:p>-6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4">
                <text:p>-4.4</text:p>
              </table:table-cell>
              <table:table-cell office:value-type="float" office:value="-41.41">
                <text:p>-41.41</text:p>
              </table:table-cell>
              <table:table-cell office:value-type="float" office:value="-5.41">
                <text:p>-5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4">
                <text:p>-3.4</text:p>
              </table:table-cell>
              <table:table-cell office:value-type="float" office:value="-40.41">
                <text:p>-40.41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47">
                <text:p>-2.47</text:p>
              </table:table-cell>
              <table:table-cell office:value-type="float" office:value="-39.41">
                <text:p>-39.41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45">
                <text:p>-1.45</text:p>
              </table:table-cell>
              <table:table-cell office:value-type="float" office:value="-38.41">
                <text:p>-38.41</text:p>
              </table:table-cell>
              <table:table-cell office:value-type="float" office:value="-2.47">
                <text:p>-2.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44">
                <text:p>-0.44</text:p>
              </table:table-cell>
              <table:table-cell office:value-type="float" office:value="-37.41">
                <text:p>-37.41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56">
                <text:p>0.56</text:p>
              </table:table-cell>
              <table:table-cell office:value-type="float" office:value="-36.41">
                <text:p>-36.4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56">
                <text:p>1.56</text:p>
              </table:table-cell>
              <table:table-cell office:value-type="float" office:value="-35.41">
                <text:p>-35.4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51">
                <text:p>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4.52">
                <text:p>4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5.51">
                <text:p>5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6.51">
                <text:p>6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7.45">
                <text:p>7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9.45">
                <text:p>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10.44">
                <text:p>1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12.36">
                <text:p>12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13.35">
                <text:p>1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14.31">
                <text:p>14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15.22">
                <text:p>15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15.88">
                <text:p>1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6.35">
                <text:p>16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6.74">
                <text:p>16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7.04">
                <text:p>1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7.29">
                <text:p>1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7.51">
                <text:p>1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7.71">
                <text:p>17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7.89">
                <text:p>17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8.07">
                <text:p>18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8.22">
                <text:p>18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8.33">
                <text:p>18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41">
                <text:p>-8.41</text:p>
              </table:table-cell>
              <table:table-cell office:value-type="float" office:value="18.38">
                <text:p>18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41">
                <text:p>-7.41</text:p>
              </table:table-cell>
              <table:table-cell office:value-type="float" office:value="18.4">
                <text:p>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41">
                <text:p>-6.41</text:p>
              </table:table-cell>
              <table:table-cell office:value-type="float" office:value="18.37">
                <text:p>18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41">
                <text:p>-5.41</text:p>
              </table:table-cell>
              <table:table-cell office:value-type="float" office:value="18.32">
                <text:p>18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41">
                <text:p>-4.41</text:p>
              </table:table-cell>
              <table:table-cell office:value-type="float" office:value="18.22">
                <text:p>18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maximum="3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242cm" svg:y="8.692cm" style:legend-expansion="high" chart:style-name="ch2"/>
        <chart:plot-area chart:style-name="ch3" table:cell-range-address="P1dB_20MHz.D2:P1dB_20MHz.E52 P1dB_20MHz.E1:P1dB_20MHz.E21" chart:data-source-has-labels="row" svg:x="0.554cm" svg:y="0.379cm" svg:width="22.134cm" svg:height="18.221cm">
          <chartooo:coordinate-region svg:x="1.758cm" svg:y="0.578cm" svg:width="20.836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20MHz.E2:P1dB_20MHz.E52" chart:label-cell-address="P1dB_20MHz.E1:P1dB_20MHz.E1" chart:class="chart:scatter">
            <chart:domain table:cell-range-address="P1dB_20MHz.D2:P1dB_20MHz.D52"/>
            <chart:data-point chart:repeated="51"/>
          </chart:series>
          <chart:series chart:style-name="ch8" chart:values-cell-range-address="P1dB_20MHz.E1:P1dB_20MHz.E21" chart:class="chart:scatter">
            <chart:domain table:cell-range-address="P1dB_20MHz.D1:P1dB_2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13.924cm" svg:y="7.219cm" draw:caption-point-x="-1.197cm" draw:caption-point-y="-0.557cm">
          <text:p><text:span text:style-name="T1">P1dB</text:span></text:p>
          <text:p><text:span text:style-name="T1">16.00 dBm</text:span></text:p>
          <text:p><text:span text:style-name="T1">-18.9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20MHz.E1:P1dB_2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20MHz.D2:P1dB_20MHz.D52</svg:desc>
                </draw:g>
              </table:table-cell>
              <table:table-cell office:value-type="float" office:value="-63.6">
                <text:p>-63.6</text:p>
                <draw:g>
                  <svg:desc>P1dB_20MHz.E2:P1dB_20MHz.E52</svg:desc>
                </draw:g>
              </table:table-cell>
              <table:table-cell office:value-type="float" office:value="NaN">
                <text:p>NaN</text:p>
                <draw:g>
                  <svg:desc>P1dB_20MHz.D1:P1dB_20MHz.D21</svg:desc>
                </draw:g>
              </table:table-cell>
              <table:table-cell office:value-type="float" office:value="NaN">
                <text:p>NaN</text:p>
                <draw:g>
                  <svg:desc>P1dB_20MHz.E1:P1dB_2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3.55">
                <text:p>-53.55</text:p>
              </table:table-cell>
              <table:table-cell office:value-type="float" office:value="-99.41">
                <text:p>-99.41</text:p>
              </table:table-cell>
              <table:table-cell office:value-type="float" office:value="-63.6">
                <text:p>-6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3.61">
                <text:p>-43.61</text:p>
              </table:table-cell>
              <table:table-cell office:value-type="float" office:value="-89.41">
                <text:p>-89.41</text:p>
              </table:table-cell>
              <table:table-cell office:value-type="float" office:value="-53.55">
                <text:p>-53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3.62">
                <text:p>-33.62</text:p>
              </table:table-cell>
              <table:table-cell office:value-type="float" office:value="-79.41">
                <text:p>-79.41</text:p>
              </table:table-cell>
              <table:table-cell office:value-type="float" office:value="-43.61">
                <text:p>-43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3.64">
                <text:p>-23.64</text:p>
              </table:table-cell>
              <table:table-cell office:value-type="float" office:value="-69.41">
                <text:p>-69.41</text:p>
              </table:table-cell>
              <table:table-cell office:value-type="float" office:value="-33.62">
                <text:p>-33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56">
                <text:p>-13.56</text:p>
              </table:table-cell>
              <table:table-cell office:value-type="float" office:value="-59.41">
                <text:p>-59.41</text:p>
              </table:table-cell>
              <table:table-cell office:value-type="float" office:value="-23.64">
                <text:p>-23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49">
                <text:p>-12.49</text:p>
              </table:table-cell>
              <table:table-cell office:value-type="float" office:value="-49.41">
                <text:p>-49.41</text:p>
              </table:table-cell>
              <table:table-cell office:value-type="float" office:value="-13.56">
                <text:p>-13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48">
                <text:p>-11.48</text:p>
              </table:table-cell>
              <table:table-cell office:value-type="float" office:value="-48.41">
                <text:p>-48.41</text:p>
              </table:table-cell>
              <table:table-cell office:value-type="float" office:value="-12.49">
                <text:p>-12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47">
                <text:p>-10.47</text:p>
              </table:table-cell>
              <table:table-cell office:value-type="float" office:value="-47.41">
                <text:p>-47.41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46">
                <text:p>-9.46</text:p>
              </table:table-cell>
              <table:table-cell office:value-type="float" office:value="-46.41">
                <text:p>-46.41</text:p>
              </table:table-cell>
              <table:table-cell office:value-type="float" office:value="-10.47">
                <text:p>-10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45">
                <text:p>-8.45</text:p>
              </table:table-cell>
              <table:table-cell office:value-type="float" office:value="-45.41">
                <text:p>-45.41</text:p>
              </table:table-cell>
              <table:table-cell office:value-type="float" office:value="-9.46">
                <text:p>-9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5">
                <text:p>-7.5</text:p>
              </table:table-cell>
              <table:table-cell office:value-type="float" office:value="-44.41">
                <text:p>-44.41</text:p>
              </table:table-cell>
              <table:table-cell office:value-type="float" office:value="-8.45">
                <text:p>-8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5">
                <text:p>-6.5</text:p>
              </table:table-cell>
              <table:table-cell office:value-type="float" office:value="-43.41">
                <text:p>-43.41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49">
                <text:p>-5.49</text:p>
              </table:table-cell>
              <table:table-cell office:value-type="float" office:value="-42.41">
                <text:p>-42.41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49">
                <text:p>-4.49</text:p>
              </table:table-cell>
              <table:table-cell office:value-type="float" office:value="-41.41">
                <text:p>-41.41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48">
                <text:p>-3.48</text:p>
              </table:table-cell>
              <table:table-cell office:value-type="float" office:value="-40.41">
                <text:p>-40.41</text:p>
              </table:table-cell>
              <table:table-cell office:value-type="float" office:value="-4.49">
                <text:p>-4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53">
                <text:p>-2.53</text:p>
              </table:table-cell>
              <table:table-cell office:value-type="float" office:value="-39.41">
                <text:p>-39.41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52">
                <text:p>-1.52</text:p>
              </table:table-cell>
              <table:table-cell office:value-type="float" office:value="-38.41">
                <text:p>-38.41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52">
                <text:p>-0.52</text:p>
              </table:table-cell>
              <table:table-cell office:value-type="float" office:value="-37.41">
                <text:p>-37.41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49">
                <text:p>0.49</text:p>
              </table:table-cell>
              <table:table-cell office:value-type="float" office:value="-36.41">
                <text:p>-36.4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49">
                <text:p>1.49</text:p>
              </table:table-cell>
              <table:table-cell office:value-type="float" office:value="-35.41">
                <text:p>-35.4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43">
                <text:p>2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4.45">
                <text:p>4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5.43">
                <text:p>5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6.44">
                <text:p>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9.39">
                <text:p>9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10.38">
                <text:p>1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11.37">
                <text:p>1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12.33">
                <text:p>12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14.28">
                <text:p>14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15.17">
                <text:p>15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6.54">
                <text:p>16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6.82">
                <text:p>16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7.07">
                <text:p>17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7.31">
                <text:p>1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7.53">
                <text:p>17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7.74">
                <text:p>17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7.94">
                <text:p>17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8.12">
                <text:p>1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8.26">
                <text:p>18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41">
                <text:p>-8.41</text:p>
              </table:table-cell>
              <table:table-cell office:value-type="float" office:value="18.35">
                <text:p>18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41">
                <text:p>-7.41</text:p>
              </table:table-cell>
              <table:table-cell office:value-type="float" office:value="18.38">
                <text:p>18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41">
                <text:p>-6.41</text:p>
              </table:table-cell>
              <table:table-cell office:value-type="float" office:value="18.38">
                <text:p>18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41">
                <text:p>-5.41</text:p>
              </table:table-cell>
              <table:table-cell office:value-type="float" office:value="18.35">
                <text:p>18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41">
                <text:p>-4.41</text:p>
              </table:table-cell>
              <table:table-cell office:value-type="float" office:value="18.28">
                <text:p>18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maximum="3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242cm" svg:y="8.692cm" style:legend-expansion="high" chart:style-name="ch2"/>
        <chart:plot-area chart:style-name="ch3" table:cell-range-address="P1dB_30MHz.D2:P1dB_30MHz.E52 P1dB_30MHz.E1:P1dB_30MHz.E21" chart:data-source-has-labels="row" svg:x="0.554cm" svg:y="0.379cm" svg:width="22.134cm" svg:height="18.221cm">
          <chartooo:coordinate-region svg:x="1.758cm" svg:y="0.578cm" svg:width="20.836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30MHz.E2:P1dB_30MHz.E52" chart:label-cell-address="P1dB_30MHz.E1:P1dB_30MHz.E1" chart:class="chart:scatter">
            <chart:domain table:cell-range-address="P1dB_30MHz.D2:P1dB_30MHz.D52"/>
            <chart:data-point chart:repeated="51"/>
          </chart:series>
          <chart:series chart:style-name="ch8" chart:values-cell-range-address="P1dB_30MHz.E1:P1dB_30MHz.E21" chart:class="chart:scatter">
            <chart:domain table:cell-range-address="P1dB_30MHz.D1:P1dB_3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13.979cm" svg:y="7.219cm" draw:caption-point-x="-0.85cm" draw:caption-point-y="-0.64cm">
          <text:p><text:span text:style-name="T1">P1dB</text:span></text:p>
          <text:p><text:span text:style-name="T1">16.47 dBm</text:span></text:p>
          <text:p><text:span text:style-name="T1">-18.4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30MHz.E1:P1dB_3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30MHz.D2:P1dB_30MHz.D52</svg:desc>
                </draw:g>
              </table:table-cell>
              <table:table-cell office:value-type="float" office:value="-63.5">
                <text:p>-63.5</text:p>
                <draw:g>
                  <svg:desc>P1dB_30MHz.E2:P1dB_30MHz.E52</svg:desc>
                </draw:g>
              </table:table-cell>
              <table:table-cell office:value-type="float" office:value="NaN">
                <text:p>NaN</text:p>
                <draw:g>
                  <svg:desc>P1dB_30MHz.D1:P1dB_30MHz.D21</svg:desc>
                </draw:g>
              </table:table-cell>
              <table:table-cell office:value-type="float" office:value="NaN">
                <text:p>NaN</text:p>
                <draw:g>
                  <svg:desc>P1dB_30MHz.E1:P1dB_3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3.7">
                <text:p>-53.7</text:p>
              </table:table-cell>
              <table:table-cell office:value-type="float" office:value="-99.41">
                <text:p>-99.41</text:p>
              </table:table-cell>
              <table:table-cell office:value-type="float" office:value="-63.5">
                <text:p>-6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3.65">
                <text:p>-43.65</text:p>
              </table:table-cell>
              <table:table-cell office:value-type="float" office:value="-89.41">
                <text:p>-89.41</text:p>
              </table:table-cell>
              <table:table-cell office:value-type="float" office:value="-53.7">
                <text:p>-5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3.68">
                <text:p>-33.68</text:p>
              </table:table-cell>
              <table:table-cell office:value-type="float" office:value="-79.41">
                <text:p>-79.41</text:p>
              </table:table-cell>
              <table:table-cell office:value-type="float" office:value="-43.65">
                <text:p>-43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3.68">
                <text:p>-23.68</text:p>
              </table:table-cell>
              <table:table-cell office:value-type="float" office:value="-69.41">
                <text:p>-69.41</text:p>
              </table:table-cell>
              <table:table-cell office:value-type="float" office:value="-33.68">
                <text:p>-33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6">
                <text:p>-13.6</text:p>
              </table:table-cell>
              <table:table-cell office:value-type="float" office:value="-59.41">
                <text:p>-59.41</text:p>
              </table:table-cell>
              <table:table-cell office:value-type="float" office:value="-23.68">
                <text:p>-23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52">
                <text:p>-12.52</text:p>
              </table:table-cell>
              <table:table-cell office:value-type="float" office:value="-49.41">
                <text:p>-49.41</text:p>
              </table:table-cell>
              <table:table-cell office:value-type="float" office:value="-13.6">
                <text:p>-1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51">
                <text:p>-11.51</text:p>
              </table:table-cell>
              <table:table-cell office:value-type="float" office:value="-48.41">
                <text:p>-48.41</text:p>
              </table:table-cell>
              <table:table-cell office:value-type="float" office:value="-12.52">
                <text:p>-12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51">
                <text:p>-10.51</text:p>
              </table:table-cell>
              <table:table-cell office:value-type="float" office:value="-47.41">
                <text:p>-47.41</text:p>
              </table:table-cell>
              <table:table-cell office:value-type="float" office:value="-11.51">
                <text:p>-11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51">
                <text:p>-9.51</text:p>
              </table:table-cell>
              <table:table-cell office:value-type="float" office:value="-46.41">
                <text:p>-46.41</text:p>
              </table:table-cell>
              <table:table-cell office:value-type="float" office:value="-10.51">
                <text:p>-10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49">
                <text:p>-8.49</text:p>
              </table:table-cell>
              <table:table-cell office:value-type="float" office:value="-45.41">
                <text:p>-45.41</text:p>
              </table:table-cell>
              <table:table-cell office:value-type="float" office:value="-9.51">
                <text:p>-9.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54">
                <text:p>-7.54</text:p>
              </table:table-cell>
              <table:table-cell office:value-type="float" office:value="-44.41">
                <text:p>-44.41</text:p>
              </table:table-cell>
              <table:table-cell office:value-type="float" office:value="-8.49">
                <text:p>-8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54">
                <text:p>-6.54</text:p>
              </table:table-cell>
              <table:table-cell office:value-type="float" office:value="-43.41">
                <text:p>-43.41</text:p>
              </table:table-cell>
              <table:table-cell office:value-type="float" office:value="-7.54">
                <text:p>-7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54">
                <text:p>-5.54</text:p>
              </table:table-cell>
              <table:table-cell office:value-type="float" office:value="-42.41">
                <text:p>-42.41</text:p>
              </table:table-cell>
              <table:table-cell office:value-type="float" office:value="-6.54">
                <text:p>-6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53">
                <text:p>-4.53</text:p>
              </table:table-cell>
              <table:table-cell office:value-type="float" office:value="-41.41">
                <text:p>-41.41</text:p>
              </table:table-cell>
              <table:table-cell office:value-type="float" office:value="-5.54">
                <text:p>-5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52">
                <text:p>-3.52</text:p>
              </table:table-cell>
              <table:table-cell office:value-type="float" office:value="-40.41">
                <text:p>-40.41</text:p>
              </table:table-cell>
              <table:table-cell office:value-type="float" office:value="-4.53">
                <text:p>-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57">
                <text:p>-2.57</text:p>
              </table:table-cell>
              <table:table-cell office:value-type="float" office:value="-39.41">
                <text:p>-39.41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55">
                <text:p>-1.55</text:p>
              </table:table-cell>
              <table:table-cell office:value-type="float" office:value="-38.41">
                <text:p>-38.41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55">
                <text:p>-0.55</text:p>
              </table:table-cell>
              <table:table-cell office:value-type="float" office:value="-37.41">
                <text:p>-37.41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46">
                <text:p>0.46</text:p>
              </table:table-cell>
              <table:table-cell office:value-type="float" office:value="-36.41">
                <text:p>-36.4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46">
                <text:p>1.46</text:p>
              </table:table-cell>
              <table:table-cell office:value-type="float" office:value="-35.41">
                <text:p>-35.4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4.41">
                <text:p>4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5.42">
                <text:p>5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6.41">
                <text:p>6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7.38">
                <text:p>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8.38">
                <text:p>8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9.37">
                <text:p>9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10.36">
                <text:p>1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11.34">
                <text:p>11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13.28">
                <text:p>13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14.26">
                <text:p>1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15.95">
                <text:p>1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6.47">
                <text:p>16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6.88">
                <text:p>1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7.22">
                <text:p>17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7.95">
                <text:p>17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8.16">
                <text:p>18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8.33">
                <text:p>18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8.46">
                <text:p>18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8.55">
                <text:p>18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41">
                <text:p>-8.41</text:p>
              </table:table-cell>
              <table:table-cell office:value-type="float" office:value="18.61">
                <text:p>18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41">
                <text:p>-7.41</text:p>
              </table:table-cell>
              <table:table-cell office:value-type="float" office:value="18.63">
                <text:p>18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41">
                <text:p>-6.41</text:p>
              </table:table-cell>
              <table:table-cell office:value-type="float" office:value="18.61">
                <text:p>18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41">
                <text:p>-5.41</text:p>
              </table:table-cell>
              <table:table-cell office:value-type="float" office:value="18.57">
                <text:p>1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41">
                <text:p>-4.41</text:p>
              </table:table-cell>
              <table:table-cell office:value-type="float" office:value="18.49">
                <text:p>1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5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242cm" svg:y="8.692cm" style:legend-expansion="high" chart:style-name="ch2"/>
        <chart:plot-area chart:style-name="ch3" table:cell-range-address="P1dB_40MHz.D2:P1dB_40MHz.E52 P1dB_40MHz.E1:P1dB_40MHz.E21" chart:data-source-has-labels="row" svg:x="0.554cm" svg:y="0.379cm" svg:width="22.134cm" svg:height="18.221cm">
          <chartooo:coordinate-region svg:x="1.758cm" svg:y="0.578cm" svg:width="20.836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40MHz.E2:P1dB_40MHz.E52" chart:label-cell-address="P1dB_40MHz.E1:P1dB_40MHz.E1" chart:class="chart:scatter">
            <chart:domain table:cell-range-address="P1dB_40MHz.D2:P1dB_40MHz.D52"/>
            <chart:data-point chart:repeated="51"/>
          </chart:series>
          <chart:series chart:style-name="ch8" chart:values-cell-range-address="P1dB_40MHz.E1:P1dB_40MHz.E21" chart:class="chart:scatter">
            <chart:domain table:cell-range-address="P1dB_40MHz.D1:P1dB_4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478cm" svg:height="1.195cm" svg:x="14.639cm" svg:y="5.786cm" draw:caption-point-x="-1.362cm" draw:caption-point-y="-1.088cm">
          <text:p><text:span text:style-name="T1">P1dB</text:span></text:p>
          <text:p><text:span text:style-name="T1">16.80 dBm</text:span></text:p>
          <text:p><text:span text:style-name="T1">-17.695 </text:span><text:span text:style-name="T1">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40MHz.E1:P1dB_4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40MHz.D2:P1dB_40MHz.D52</svg:desc>
                </draw:g>
              </table:table-cell>
              <table:table-cell office:value-type="float" office:value="-64.1">
                <text:p>-64.1</text:p>
                <draw:g>
                  <svg:desc>P1dB_40MHz.E2:P1dB_40MHz.E52</svg:desc>
                </draw:g>
              </table:table-cell>
              <table:table-cell office:value-type="float" office:value="NaN">
                <text:p>NaN</text:p>
                <draw:g>
                  <svg:desc>P1dB_40MHz.D1:P1dB_40MHz.D21</svg:desc>
                </draw:g>
              </table:table-cell>
              <table:table-cell office:value-type="float" office:value="NaN">
                <text:p>NaN</text:p>
                <draw:g>
                  <svg:desc>P1dB_40MHz.E1:P1dB_4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4.1">
                <text:p>-54.1</text:p>
              </table:table-cell>
              <table:table-cell office:value-type="float" office:value="-99.41">
                <text:p>-99.41</text:p>
              </table:table-cell>
              <table:table-cell office:value-type="float" office:value="-64.1">
                <text:p>-6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4.05">
                <text:p>-44.05</text:p>
              </table:table-cell>
              <table:table-cell office:value-type="float" office:value="-89.41">
                <text:p>-89.41</text:p>
              </table:table-cell>
              <table:table-cell office:value-type="float" office:value="-54.1">
                <text:p>-5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4.12">
                <text:p>-34.12</text:p>
              </table:table-cell>
              <table:table-cell office:value-type="float" office:value="-79.41">
                <text:p>-79.41</text:p>
              </table:table-cell>
              <table:table-cell office:value-type="float" office:value="-44.05">
                <text:p>-4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4.13">
                <text:p>-24.13</text:p>
              </table:table-cell>
              <table:table-cell office:value-type="float" office:value="-69.41">
                <text:p>-69.41</text:p>
              </table:table-cell>
              <table:table-cell office:value-type="float" office:value="-34.12">
                <text:p>-34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4.03">
                <text:p>-14.03</text:p>
              </table:table-cell>
              <table:table-cell office:value-type="float" office:value="-59.41">
                <text:p>-59.41</text:p>
              </table:table-cell>
              <table:table-cell office:value-type="float" office:value="-24.13">
                <text:p>-2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96">
                <text:p>-12.96</text:p>
              </table:table-cell>
              <table:table-cell office:value-type="float" office:value="-49.41">
                <text:p>-49.41</text:p>
              </table:table-cell>
              <table:table-cell office:value-type="float" office:value="-14.03">
                <text:p>-14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96">
                <text:p>-11.96</text:p>
              </table:table-cell>
              <table:table-cell office:value-type="float" office:value="-48.41">
                <text:p>-48.41</text:p>
              </table:table-cell>
              <table:table-cell office:value-type="float" office:value="-12.96">
                <text:p>-12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95">
                <text:p>-10.95</text:p>
              </table:table-cell>
              <table:table-cell office:value-type="float" office:value="-47.41">
                <text:p>-47.41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94">
                <text:p>-9.94</text:p>
              </table:table-cell>
              <table:table-cell office:value-type="float" office:value="-46.41">
                <text:p>-46.41</text:p>
              </table:table-cell>
              <table:table-cell office:value-type="float" office:value="-10.95">
                <text:p>-10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94">
                <text:p>-8.94</text:p>
              </table:table-cell>
              <table:table-cell office:value-type="float" office:value="-45.41">
                <text:p>-45.41</text:p>
              </table:table-cell>
              <table:table-cell office:value-type="float" office:value="-9.94">
                <text:p>-9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99">
                <text:p>-7.99</text:p>
              </table:table-cell>
              <table:table-cell office:value-type="float" office:value="-44.41">
                <text:p>-44.41</text:p>
              </table:table-cell>
              <table:table-cell office:value-type="float" office:value="-8.94">
                <text:p>-8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98">
                <text:p>-6.98</text:p>
              </table:table-cell>
              <table:table-cell office:value-type="float" office:value="-43.41">
                <text:p>-43.41</text:p>
              </table:table-cell>
              <table:table-cell office:value-type="float" office:value="-7.99">
                <text:p>-7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98">
                <text:p>-5.98</text:p>
              </table:table-cell>
              <table:table-cell office:value-type="float" office:value="-42.41">
                <text:p>-42.41</text:p>
              </table:table-cell>
              <table:table-cell office:value-type="float" office:value="-6.98">
                <text:p>-6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97">
                <text:p>-4.97</text:p>
              </table:table-cell>
              <table:table-cell office:value-type="float" office:value="-41.41">
                <text:p>-41.41</text:p>
              </table:table-cell>
              <table:table-cell office:value-type="float" office:value="-5.98">
                <text:p>-5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97">
                <text:p>-3.97</text:p>
              </table:table-cell>
              <table:table-cell office:value-type="float" office:value="-40.41">
                <text:p>-40.41</text:p>
              </table:table-cell>
              <table:table-cell office:value-type="float" office:value="-4.97">
                <text:p>-4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98">
                <text:p>-2.98</text:p>
              </table:table-cell>
              <table:table-cell office:value-type="float" office:value="-39.41">
                <text:p>-39.41</text:p>
              </table:table-cell>
              <table:table-cell office:value-type="float" office:value="-3.97">
                <text:p>-3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98">
                <text:p>-1.98</text:p>
              </table:table-cell>
              <table:table-cell office:value-type="float" office:value="-38.41">
                <text:p>-38.41</text:p>
              </table:table-cell>
              <table:table-cell office:value-type="float" office:value="-2.98">
                <text:p>-2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98">
                <text:p>-0.98</text:p>
              </table:table-cell>
              <table:table-cell office:value-type="float" office:value="-37.41">
                <text:p>-37.41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02">
                <text:p>0.02</text:p>
              </table:table-cell>
              <table:table-cell office:value-type="float" office:value="-36.41">
                <text:p>-36.4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03">
                <text:p>1.03</text:p>
              </table:table-cell>
              <table:table-cell office:value-type="float" office:value="-35.41">
                <text:p>-35.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6.96">
                <text:p>6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7.96">
                <text:p>7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8.95">
                <text:p>8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9.93">
                <text:p>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10.92">
                <text:p>1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11.89">
                <text:p>1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13.83">
                <text:p>1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15.72">
                <text:p>15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6.42">
                <text:p>16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6.95">
                <text:p>16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7.36">
                <text:p>17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7.69">
                <text:p>1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7.96">
                <text:p>17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8.18">
                <text:p>18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8.37">
                <text:p>18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8.59">
                <text:p>18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8.64">
                <text:p>18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41">
                <text:p>-8.41</text:p>
              </table:table-cell>
              <table:table-cell office:value-type="float" office:value="18.67">
                <text:p>18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41">
                <text:p>-7.41</text:p>
              </table:table-cell>
              <table:table-cell office:value-type="float" office:value="18.68">
                <text:p>18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41">
                <text:p>-6.41</text:p>
              </table:table-cell>
              <table:table-cell office:value-type="float" office:value="18.67">
                <text:p>18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41">
                <text:p>-5.41</text:p>
              </table:table-cell>
              <table:table-cell office:value-type="float" office:value="18.64">
                <text:p>18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41">
                <text:p>-4.41</text:p>
              </table:table-cell>
              <table:table-cell office:value-type="float" office:value="18.57">
                <text:p>1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96cm" svg:height="19.073cm" xlink:href=".." xlink:type="simple" chart:class="chart:scatter" chart:style-name="ch1">
        <chart:title svg:x="10.897cm" svg:y="0.517cm" chart:style-name="ch2">
          <text:p>Input and Output VSWR</text:p>
        </chart:title>
        <chart:legend svg:x="21.354cm" svg:y="3.55cm" style:legend-expansion="custom" chartooo:width="2.88cm" chartooo:height="1.096cm" style:legend-expansion-aspect-ratio="2.62773722627737" chart:style-name="ch3"/>
        <chart:plot-area chart:style-name="ch4" table:cell-range-address="Active_Balun_SN003_VSWR.B1:Active_Balun_SN003_VSWR.D602" chart:data-source-has-labels="row" svg:x="1.544cm" svg:y="1.677cm" svg:width="24.619cm" svg:height="16.034cm">
          <chartooo:coordinate-region svg:x="1.98cm" svg:y="1.876cm" svg:width="23.481cm" svg:height="15.188cm"/>
          <chart:axis chart:dimension="x" chart:name="primary-x" chart:style-name="ch5">
            <chart:title svg:x="12.579cm" svg:y="18.092cm" chart:style-name="ch6">
              <text:p>Frequency [MHz]</text:p>
            </chart:title>
          </chart:axis>
          <chart:axis chart:dimension="y" chart:name="primary-y" chart:style-name="ch7">
            <chart:title svg:x="0.451cm" svg:y="10.228cm" chart:style-name="ch8">
              <text:p>VSWR</text:p>
            </chart:title>
            <chart:grid chart:style-name="ch9" chart:class="major"/>
          </chart:axis>
          <chart:series chart:style-name="ch10" chart:values-cell-range-address="Active_Balun_SN003_VSWR.C2:Active_Balun_SN003_VSWR.C602" chart:label-cell-address="Active_Balun_SN003_VSWR.C1:Active_Balun_SN003_VSWR.C1" chart:class="chart:scatter">
            <chart:domain table:cell-range-address="Active_Balun_SN003_VSWR.B2:Active_Balun_SN003_VSWR.B602"/>
            <chart:data-point chart:repeated="601"/>
          </chart:series>
          <chart:series chart:style-name="ch11" chart:values-cell-range-address="Active_Balun_SN003_VSWR.D2:Active_Balun_SN003_VSWR.D602" chart:label-cell-address="Active_Balun_SN003_VSWR.D1:Active_Balun_SN003_VSWR.D1" chart:class="chart:scatter">
            <chart:data-point chart:repeated="6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11 VSWR</text:p>
                <draw:g>
                  <svg:desc>Active_Balun_SN003_VSWR.C1:Active_Balun_SN003_VSWR.C1</svg:desc>
                </draw:g>
              </table:table-cell>
              <table:table-cell office:value-type="string">
                <text:p>S22 VSWR</text:p>
                <draw:g>
                  <svg:desc>Active_Balun_SN003_VSWR.D1:Active_Balun_SN003_VSW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VSWR.B2:Active_Balun_SN003_VSWR.B602</svg:desc>
                </draw:g>
              </table:table-cell>
              <table:table-cell office:value-type="float" office:value="6.10797432913714">
                <text:p>6.10797432913714</text:p>
                <draw:g>
                  <svg:desc>Active_Balun_SN003_VSWR.C2:Active_Balun_SN003_VSWR.C602</svg:desc>
                </draw:g>
              </table:table-cell>
              <table:table-cell office:value-type="float" office:value="21.111758843307">
                <text:p>21.111758843307</text:p>
                <draw:g>
                  <svg:desc>Active_Balun_SN003_VSWR.D2:Active_Balun_SN003_VSWR.D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5.12658054326019">
                <text:p>5.12658054326019</text:p>
              </table:table-cell>
              <table:table-cell office:value-type="float" office:value="18.9042001876328">
                <text:p>18.9042001876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17669894855125">
                <text:p>5.17669894855125</text:p>
              </table:table-cell>
              <table:table-cell office:value-type="float" office:value="8.94712341985133">
                <text:p>8.94712341985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5.03774059020721">
                <text:p>5.03774059020721</text:p>
              </table:table-cell>
              <table:table-cell office:value-type="float" office:value="4.28553888751827">
                <text:p>4.28553888751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3.66460642648135">
                <text:p>3.66460642648135</text:p>
              </table:table-cell>
              <table:table-cell office:value-type="float" office:value="2.08365702681708">
                <text:p>2.08365702681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4.12600293666585">
                <text:p>4.12600293666585</text:p>
              </table:table-cell>
              <table:table-cell office:value-type="float" office:value="2.9222253830493">
                <text:p>2.9222253830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.05768994292441">
                <text:p>4.05768994292441</text:p>
              </table:table-cell>
              <table:table-cell office:value-type="float" office:value="3.56184491581613">
                <text:p>3.56184491581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3.98941619391615">
                <text:p>3.98941619391615</text:p>
              </table:table-cell>
              <table:table-cell office:value-type="float" office:value="3.41276625166118">
                <text:p>3.41276625166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.55423321967134">
                <text:p>3.55423321967134</text:p>
              </table:table-cell>
              <table:table-cell office:value-type="float" office:value="3.8955433554328">
                <text:p>3.8955433554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3.16809453295755">
                <text:p>3.16809453295755</text:p>
              </table:table-cell>
              <table:table-cell office:value-type="float" office:value="3.633637669442">
                <text:p>3.633637669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.37742477494006">
                <text:p>3.37742477494006</text:p>
              </table:table-cell>
              <table:table-cell office:value-type="float" office:value="3.36848871090665">
                <text:p>3.36848871090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3.9122179353805">
                <text:p>3.9122179353805</text:p>
              </table:table-cell>
              <table:table-cell office:value-type="float" office:value="3.11307348200258">
                <text:p>3.11307348200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2.70189649276266">
                <text:p>2.70189649276266</text:p>
              </table:table-cell>
              <table:table-cell office:value-type="float" office:value="2.4831134504263">
                <text:p>2.4831134504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3.17037617252715">
                <text:p>3.17037617252715</text:p>
              </table:table-cell>
              <table:table-cell office:value-type="float" office:value="2.25069653770798">
                <text:p>2.25069653770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.97262967638025">
                <text:p>2.97262967638025</text:p>
              </table:table-cell>
              <table:table-cell office:value-type="float" office:value="2.15881514900293">
                <text:p>2.15881514900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2.7586703056982">
                <text:p>2.7586703056982</text:p>
              </table:table-cell>
              <table:table-cell office:value-type="float" office:value="2.13463280600626">
                <text:p>2.13463280600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2.09205515041146">
                <text:p>2.09205515041146</text:p>
              </table:table-cell>
              <table:table-cell office:value-type="float" office:value="2.12616522088743">
                <text:p>2.12616522088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2.2738653086152">
                <text:p>2.2738653086152</text:p>
              </table:table-cell>
              <table:table-cell office:value-type="float" office:value="1.83196977516954">
                <text:p>1.83196977516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.15314271440443">
                <text:p>2.15314271440443</text:p>
              </table:table-cell>
              <table:table-cell office:value-type="float" office:value="1.65779806346747">
                <text:p>1.65779806346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2.66146193307655">
                <text:p>2.66146193307655</text:p>
              </table:table-cell>
              <table:table-cell office:value-type="float" office:value="1.58284248675045">
                <text:p>1.58284248675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1.77416398304525">
                <text:p>1.77416398304525</text:p>
              </table:table-cell>
              <table:table-cell office:value-type="float" office:value="1.70480498156495">
                <text:p>1.70480498156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1.89130618142528">
                <text:p>1.89130618142528</text:p>
              </table:table-cell>
              <table:table-cell office:value-type="float" office:value="1.35965005032113">
                <text:p>1.35965005032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.82343468603532">
                <text:p>1.82343468603532</text:p>
              </table:table-cell>
              <table:table-cell office:value-type="float" office:value="1.42163982030956">
                <text:p>1.42163982030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1.78256472380993">
                <text:p>1.78256472380993</text:p>
              </table:table-cell>
              <table:table-cell office:value-type="float" office:value="1.51961683238141">
                <text:p>1.51961683238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1.67625166499484">
                <text:p>1.67625166499484</text:p>
              </table:table-cell>
              <table:table-cell office:value-type="float" office:value="1.51693520152469">
                <text:p>1.51693520152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1.84726177890231">
                <text:p>1.84726177890231</text:p>
              </table:table-cell>
              <table:table-cell office:value-type="float" office:value="1.39917369730419">
                <text:p>1.39917369730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1.83036156917651">
                <text:p>1.83036156917651</text:p>
              </table:table-cell>
              <table:table-cell office:value-type="float" office:value="1.23087537151422">
                <text:p>1.23087537151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1.79311594373852">
                <text:p>1.79311594373852</text:p>
              </table:table-cell>
              <table:table-cell office:value-type="float" office:value="1.30741378307156">
                <text:p>1.30741378307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1.33960371689433">
                <text:p>1.33960371689433</text:p>
              </table:table-cell>
              <table:table-cell office:value-type="float" office:value="1.12248836279952">
                <text:p>1.12248836279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1.87575912827354">
                <text:p>1.87575912827354</text:p>
              </table:table-cell>
              <table:table-cell office:value-type="float" office:value="1.29630136950716">
                <text:p>1.29630136950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.3764689219646">
                <text:p>1.3764689219646</text:p>
              </table:table-cell>
              <table:table-cell office:value-type="float" office:value="1.12804381511742">
                <text:p>1.12804381511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1.82112929301277">
                <text:p>1.82112929301277</text:p>
              </table:table-cell>
              <table:table-cell office:value-type="float" office:value="1.11540525641857">
                <text:p>1.11540525641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1.5910429229445">
                <text:p>1.5910429229445</text:p>
              </table:table-cell>
              <table:table-cell office:value-type="float" office:value="1.13948949506269">
                <text:p>1.13948949506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1.35810404285578">
                <text:p>1.35810404285578</text:p>
              </table:table-cell>
              <table:table-cell office:value-type="float" office:value="1.0290880283392">
                <text:p>1.0290880283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.39609708364264">
                <text:p>1.39609708364264</text:p>
              </table:table-cell>
              <table:table-cell office:value-type="float" office:value="1.07974709558734">
                <text:p>1.07974709558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1.29989014664221">
                <text:p>1.29989014664221</text:p>
              </table:table-cell>
              <table:table-cell office:value-type="float" office:value="1.19905715685687">
                <text:p>1.19905715685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1.64603605369751">
                <text:p>1.64603605369751</text:p>
              </table:table-cell>
              <table:table-cell office:value-type="float" office:value="1.0408094676725">
                <text:p>1.0408094676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1.45510577520333">
                <text:p>1.45510577520333</text:p>
              </table:table-cell>
              <table:table-cell office:value-type="float" office:value="1.15172310223715">
                <text:p>1.151723102237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.5428994228629">
                <text:p>1.5428994228629</text:p>
              </table:table-cell>
              <table:table-cell office:value-type="float" office:value="1.11656916700704">
                <text:p>1.11656916700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1.24339049782749">
                <text:p>1.24339049782749</text:p>
              </table:table-cell>
              <table:table-cell office:value-type="float" office:value="1.19667206854753">
                <text:p>1.196672068547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1.47480513068105">
                <text:p>1.47480513068105</text:p>
              </table:table-cell>
              <table:table-cell office:value-type="float" office:value="1.20646519903752">
                <text:p>1.20646519903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1.42549059836984">
                <text:p>1.42549059836984</text:p>
              </table:table-cell>
              <table:table-cell office:value-type="float" office:value="1.03628767108986">
                <text:p>1.036287671089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1.40302634755531">
                <text:p>1.40302634755531</text:p>
              </table:table-cell>
              <table:table-cell office:value-type="float" office:value="1.03282011047239">
                <text:p>1.03282011047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1.41822451673538">
                <text:p>1.41822451673538</text:p>
              </table:table-cell>
              <table:table-cell office:value-type="float" office:value="1.20510052128419">
                <text:p>1.205100521284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1.38109701266259">
                <text:p>1.38109701266259</text:p>
              </table:table-cell>
              <table:table-cell office:value-type="float" office:value="1.18185103930183">
                <text:p>1.18185103930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1.25698677373569">
                <text:p>1.25698677373569</text:p>
              </table:table-cell>
              <table:table-cell office:value-type="float" office:value="1.20196160072879">
                <text:p>1.20196160072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1.37511627569287">
                <text:p>1.37511627569287</text:p>
              </table:table-cell>
              <table:table-cell office:value-type="float" office:value="1.10567266768315">
                <text:p>1.10567266768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1.40410585794479">
                <text:p>1.40410585794479</text:p>
              </table:table-cell>
              <table:table-cell office:value-type="float" office:value="1.05724073592577">
                <text:p>1.05724073592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1.38608726380641">
                <text:p>1.38608726380641</text:p>
              </table:table-cell>
              <table:table-cell office:value-type="float" office:value="1.19016862368591">
                <text:p>1.19016862368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1.35791867189944">
                <text:p>1.35791867189944</text:p>
              </table:table-cell>
              <table:table-cell office:value-type="float" office:value="1.16563062722343">
                <text:p>1.16563062722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.32362845666216">
                <text:p>1.32362845666216</text:p>
              </table:table-cell>
              <table:table-cell office:value-type="float" office:value="1.20456240452597">
                <text:p>1.20456240452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1.29766071845401">
                <text:p>1.29766071845401</text:p>
              </table:table-cell>
              <table:table-cell office:value-type="float" office:value="1.33438159080425">
                <text:p>1.33438159080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1.25260971599344">
                <text:p>1.25260971599344</text:p>
              </table:table-cell>
              <table:table-cell office:value-type="float" office:value="1.40778112995568">
                <text:p>1.40778112995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1.47099352958561">
                <text:p>1.47099352958561</text:p>
              </table:table-cell>
              <table:table-cell office:value-type="float" office:value="1.21237843908252">
                <text:p>1.21237843908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1.25377239285501">
                <text:p>1.25377239285501</text:p>
              </table:table-cell>
              <table:table-cell office:value-type="float" office:value="1.19364433385421">
                <text:p>1.19364433385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1.24561458661838">
                <text:p>1.24561458661838</text:p>
              </table:table-cell>
              <table:table-cell office:value-type="float" office:value="1.19038031627908">
                <text:p>1.190380316279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1.4138240614828">
                <text:p>1.4138240614828</text:p>
              </table:table-cell>
              <table:table-cell office:value-type="float" office:value="1.18056198441584">
                <text:p>1.18056198441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1.27350148556704">
                <text:p>1.27350148556704</text:p>
              </table:table-cell>
              <table:table-cell office:value-type="float" office:value="1.22956151388844">
                <text:p>1.22956151388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1.11920829197554">
                <text:p>1.11920829197554</text:p>
              </table:table-cell>
              <table:table-cell office:value-type="float" office:value="1.26207080857834">
                <text:p>1.262070808578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1.32900610206937">
                <text:p>1.32900610206937</text:p>
              </table:table-cell>
              <table:table-cell office:value-type="float" office:value="1.29245605071923">
                <text:p>1.29245605071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1.73156862779245">
                <text:p>1.73156862779245</text:p>
              </table:table-cell>
              <table:table-cell office:value-type="float" office:value="1.23747087266595">
                <text:p>1.23747087266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1.12833094111857">
                <text:p>1.12833094111857</text:p>
              </table:table-cell>
              <table:table-cell office:value-type="float" office:value="1.5115613771327">
                <text:p>1.51156137713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1.11450472980552">
                <text:p>1.11450472980552</text:p>
              </table:table-cell>
              <table:table-cell office:value-type="float" office:value="1.27403397470662">
                <text:p>1.274033974706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1.32097565927419">
                <text:p>1.32097565927419</text:p>
              </table:table-cell>
              <table:table-cell office:value-type="float" office:value="1.19828034402475">
                <text:p>1.19828034402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1.07592815539978">
                <text:p>1.07592815539978</text:p>
              </table:table-cell>
              <table:table-cell office:value-type="float" office:value="1.18545256092997">
                <text:p>1.18545256092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1.35081796094828">
                <text:p>1.35081796094828</text:p>
              </table:table-cell>
              <table:table-cell office:value-type="float" office:value="1.28198828500748">
                <text:p>1.281988285007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1.4034348381372">
                <text:p>1.4034348381372</text:p>
              </table:table-cell>
              <table:table-cell office:value-type="float" office:value="1.26972123801289">
                <text:p>1.269721238012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1.4327324122125">
                <text:p>1.4327324122125</text:p>
              </table:table-cell>
              <table:table-cell office:value-type="float" office:value="1.1701684908795">
                <text:p>1.17016849087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1.35838148205435">
                <text:p>1.35838148205435</text:p>
              </table:table-cell>
              <table:table-cell office:value-type="float" office:value="1.27868074784957">
                <text:p>1.27868074784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1.30256562593771">
                <text:p>1.30256562593771</text:p>
              </table:table-cell>
              <table:table-cell office:value-type="float" office:value="1.18304942581847">
                <text:p>1.183049425818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1.47383594156942">
                <text:p>1.47383594156942</text:p>
              </table:table-cell>
              <table:table-cell office:value-type="float" office:value="1.24346594705806">
                <text:p>1.243465947058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1.13250447843299">
                <text:p>1.13250447843299</text:p>
              </table:table-cell>
              <table:table-cell office:value-type="float" office:value="1.26437269063862">
                <text:p>1.264372690638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1.44423391221683">
                <text:p>1.44423391221683</text:p>
              </table:table-cell>
              <table:table-cell office:value-type="float" office:value="1.20935278533445">
                <text:p>1.209352785334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1.49480662923647">
                <text:p>1.49480662923647</text:p>
              </table:table-cell>
              <table:table-cell office:value-type="float" office:value="1.20441059921178">
                <text:p>1.20441059921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1.26343734274447">
                <text:p>1.26343734274447</text:p>
              </table:table-cell>
              <table:table-cell office:value-type="float" office:value="1.40834390231531">
                <text:p>1.408343902315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1.26555134689854">
                <text:p>1.26555134689854</text:p>
              </table:table-cell>
              <table:table-cell office:value-type="float" office:value="1.36725251264385">
                <text:p>1.36725251264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1.24944747623665">
                <text:p>1.24944747623665</text:p>
              </table:table-cell>
              <table:table-cell office:value-type="float" office:value="1.22787886927186">
                <text:p>1.22787886927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1.07202696523631">
                <text:p>1.07202696523631</text:p>
              </table:table-cell>
              <table:table-cell office:value-type="float" office:value="1.27407212835832">
                <text:p>1.274072128358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1.34655107411611">
                <text:p>1.34655107411611</text:p>
              </table:table-cell>
              <table:table-cell office:value-type="float" office:value="1.44731421937133">
                <text:p>1.44731421937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1.38449123506852">
                <text:p>1.38449123506852</text:p>
              </table:table-cell>
              <table:table-cell office:value-type="float" office:value="1.30882791054707">
                <text:p>1.308827910547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1.14671964519602">
                <text:p>1.14671964519602</text:p>
              </table:table-cell>
              <table:table-cell office:value-type="float" office:value="1.24640372957269">
                <text:p>1.24640372957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1.29832239197877">
                <text:p>1.29832239197877</text:p>
              </table:table-cell>
              <table:table-cell office:value-type="float" office:value="1.45263733158044">
                <text:p>1.45263733158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1.1857410458857">
                <text:p>1.1857410458857</text:p>
              </table:table-cell>
              <table:table-cell office:value-type="float" office:value="1.21658708437414">
                <text:p>1.21658708437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1.29332202773755">
                <text:p>1.29332202773755</text:p>
              </table:table-cell>
              <table:table-cell office:value-type="float" office:value="1.36291085942777">
                <text:p>1.362910859427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1.15744300873626">
                <text:p>1.15744300873626</text:p>
              </table:table-cell>
              <table:table-cell office:value-type="float" office:value="1.54390816433188">
                <text:p>1.543908164331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1.29062076540946">
                <text:p>1.29062076540946</text:p>
              </table:table-cell>
              <table:table-cell office:value-type="float" office:value="1.2709535916218">
                <text:p>1.27095359162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1.2389730042479">
                <text:p>1.2389730042479</text:p>
              </table:table-cell>
              <table:table-cell office:value-type="float" office:value="1.39428045118553">
                <text:p>1.394280451185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1.24541403755966">
                <text:p>1.24541403755966</text:p>
              </table:table-cell>
              <table:table-cell office:value-type="float" office:value="1.43354593563555">
                <text:p>1.4335459356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1.02870201232654">
                <text:p>1.02870201232654</text:p>
              </table:table-cell>
              <table:table-cell office:value-type="float" office:value="1.36334640488606">
                <text:p>1.36334640488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1.39423256644149">
                <text:p>1.39423256644149</text:p>
              </table:table-cell>
              <table:table-cell office:value-type="float" office:value="1.32906237557843">
                <text:p>1.329062375578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1.29731911323327">
                <text:p>1.29731911323327</text:p>
              </table:table-cell>
              <table:table-cell office:value-type="float" office:value="1.32380672538924">
                <text:p>1.32380672538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1.28656226060573">
                <text:p>1.28656226060573</text:p>
              </table:table-cell>
              <table:table-cell office:value-type="float" office:value="1.10805820931764">
                <text:p>1.108058209317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1.11993049962762">
                <text:p>1.11993049962762</text:p>
              </table:table-cell>
              <table:table-cell office:value-type="float" office:value="1.35351134161995">
                <text:p>1.35351134161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1.08447240911821">
                <text:p>1.08447240911821</text:p>
              </table:table-cell>
              <table:table-cell office:value-type="float" office:value="1.30795570754048">
                <text:p>1.30795570754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.44097114983551">
                <text:p>1.44097114983551</text:p>
              </table:table-cell>
              <table:table-cell office:value-type="float" office:value="1.25951206785288">
                <text:p>1.25951206785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1.18550146620378">
                <text:p>1.18550146620378</text:p>
              </table:table-cell>
              <table:table-cell office:value-type="float" office:value="1.58431104343185">
                <text:p>1.584311043431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1.20834950324443">
                <text:p>1.20834950324443</text:p>
              </table:table-cell>
              <table:table-cell office:value-type="float" office:value="1.27791531949476">
                <text:p>1.27791531949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1.36990122422002">
                <text:p>1.36990122422002</text:p>
              </table:table-cell>
              <table:table-cell office:value-type="float" office:value="1.37372540689139">
                <text:p>1.37372540689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1.11639071043498">
                <text:p>1.11639071043498</text:p>
              </table:table-cell>
              <table:table-cell office:value-type="float" office:value="1.34436621451102">
                <text:p>1.344366214511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1.14866870728084">
                <text:p>1.14866870728084</text:p>
              </table:table-cell>
              <table:table-cell office:value-type="float" office:value="1.26872204759752">
                <text:p>1.268722047597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1.08952176259255">
                <text:p>1.08952176259255</text:p>
              </table:table-cell>
              <table:table-cell office:value-type="float" office:value="1.44672032194396">
                <text:p>1.446720321943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1.17528451954528">
                <text:p>1.17528451954528</text:p>
              </table:table-cell>
              <table:table-cell office:value-type="float" office:value="1.35029121247478">
                <text:p>1.35029121247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1.19627802009336">
                <text:p>1.19627802009336</text:p>
              </table:table-cell>
              <table:table-cell office:value-type="float" office:value="1.3880133963255">
                <text:p>1.3880133963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1.14901542913478">
                <text:p>1.14901542913478</text:p>
              </table:table-cell>
              <table:table-cell office:value-type="float" office:value="1.34512682688732">
                <text:p>1.345126826887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1.31713956251101">
                <text:p>1.31713956251101</text:p>
              </table:table-cell>
              <table:table-cell office:value-type="float" office:value="1.54813491551113">
                <text:p>1.54813491551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1.07853794844481">
                <text:p>1.07853794844481</text:p>
              </table:table-cell>
              <table:table-cell office:value-type="float" office:value="1.37027139545396">
                <text:p>1.370271395453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1.09273124781158">
                <text:p>1.09273124781158</text:p>
              </table:table-cell>
              <table:table-cell office:value-type="float" office:value="1.40825180675001">
                <text:p>1.40825180675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1.17083097895024">
                <text:p>1.17083097895024</text:p>
              </table:table-cell>
              <table:table-cell office:value-type="float" office:value="1.50469794757187">
                <text:p>1.504697947571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1.11956355457171">
                <text:p>1.11956355457171</text:p>
              </table:table-cell>
              <table:table-cell office:value-type="float" office:value="1.56296865211121">
                <text:p>1.562968652111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1.0382707637155">
                <text:p>1.0382707637155</text:p>
              </table:table-cell>
              <table:table-cell office:value-type="float" office:value="1.26883131908201">
                <text:p>1.268831319082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1.16015796003848">
                <text:p>1.16015796003848</text:p>
              </table:table-cell>
              <table:table-cell office:value-type="float" office:value="1.33594701304096">
                <text:p>1.335947013040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1.17192715493898">
                <text:p>1.17192715493898</text:p>
              </table:table-cell>
              <table:table-cell office:value-type="float" office:value="1.47037845075017">
                <text:p>1.470378450750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1.42681617225441">
                <text:p>1.42681617225441</text:p>
              </table:table-cell>
              <table:table-cell office:value-type="float" office:value="1.23004905040633">
                <text:p>1.230049050406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1.22768665716102">
                <text:p>1.22768665716102</text:p>
              </table:table-cell>
              <table:table-cell office:value-type="float" office:value="1.48510292383165">
                <text:p>1.48510292383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1.27769070163356">
                <text:p>1.27769070163356</text:p>
              </table:table-cell>
              <table:table-cell office:value-type="float" office:value="1.50206374093696">
                <text:p>1.50206374093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1.20579937038483">
                <text:p>1.20579937038483</text:p>
              </table:table-cell>
              <table:table-cell office:value-type="float" office:value="1.11349525734457">
                <text:p>1.113495257344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1.22312331545977">
                <text:p>1.22312331545977</text:p>
              </table:table-cell>
              <table:table-cell office:value-type="float" office:value="1.46266234334191">
                <text:p>1.46266234334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1.04731449806953">
                <text:p>1.04731449806953</text:p>
              </table:table-cell>
              <table:table-cell office:value-type="float" office:value="1.40068925898373">
                <text:p>1.400689258983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1.36328335632365">
                <text:p>1.36328335632365</text:p>
              </table:table-cell>
              <table:table-cell office:value-type="float" office:value="1.32282667024157">
                <text:p>1.322826670241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1.20324656007687">
                <text:p>1.20324656007687</text:p>
              </table:table-cell>
              <table:table-cell office:value-type="float" office:value="1.30951032621508">
                <text:p>1.30951032621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1.16281145696258">
                <text:p>1.16281145696258</text:p>
              </table:table-cell>
              <table:table-cell office:value-type="float" office:value="1.48686292931241">
                <text:p>1.48686292931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1.20577466345667">
                <text:p>1.20577466345667</text:p>
              </table:table-cell>
              <table:table-cell office:value-type="float" office:value="1.45134400284201">
                <text:p>1.45134400284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1.29988599775855">
                <text:p>1.29988599775855</text:p>
              </table:table-cell>
              <table:table-cell office:value-type="float" office:value="1.45667666677584">
                <text:p>1.456676666775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1.26091006960092">
                <text:p>1.26091006960092</text:p>
              </table:table-cell>
              <table:table-cell office:value-type="float" office:value="1.36711195247553">
                <text:p>1.367111952475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1.07240722653439">
                <text:p>1.07240722653439</text:p>
              </table:table-cell>
              <table:table-cell office:value-type="float" office:value="1.29779209473564">
                <text:p>1.297792094735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1.18822446135045">
                <text:p>1.18822446135045</text:p>
              </table:table-cell>
              <table:table-cell office:value-type="float" office:value="1.325376684973">
                <text:p>1.3253766849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1.20254208851081">
                <text:p>1.20254208851081</text:p>
              </table:table-cell>
              <table:table-cell office:value-type="float" office:value="1.52574791279974">
                <text:p>1.525747912799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1.17074892347894">
                <text:p>1.17074892347894</text:p>
              </table:table-cell>
              <table:table-cell office:value-type="float" office:value="1.37184982407076">
                <text:p>1.371849824070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1.06356465534619">
                <text:p>1.06356465534619</text:p>
              </table:table-cell>
              <table:table-cell office:value-type="float" office:value="1.49802263710225">
                <text:p>1.49802263710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1.09992793523459">
                <text:p>1.09992793523459</text:p>
              </table:table-cell>
              <table:table-cell office:value-type="float" office:value="1.2106474965758">
                <text:p>1.21064749657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1.05077500276001">
                <text:p>1.05077500276001</text:p>
              </table:table-cell>
              <table:table-cell office:value-type="float" office:value="1.51007257325121">
                <text:p>1.510072573251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1.19250244356426">
                <text:p>1.19250244356426</text:p>
              </table:table-cell>
              <table:table-cell office:value-type="float" office:value="1.26863515006264">
                <text:p>1.26863515006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1.12574843154471">
                <text:p>1.12574843154471</text:p>
              </table:table-cell>
              <table:table-cell office:value-type="float" office:value="1.37091612719632">
                <text:p>1.37091612719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1.04914793439399">
                <text:p>1.04914793439399</text:p>
              </table:table-cell>
              <table:table-cell office:value-type="float" office:value="1.34143317896592">
                <text:p>1.341433178965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5217772624195">
                <text:p>1.05217772624195</text:p>
              </table:table-cell>
              <table:table-cell office:value-type="float" office:value="1.25160329668654">
                <text:p>1.251603296686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1.04106538862936">
                <text:p>1.04106538862936</text:p>
              </table:table-cell>
              <table:table-cell office:value-type="float" office:value="1.3455947348056">
                <text:p>1.34559473480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1.05634750058414">
                <text:p>1.05634750058414</text:p>
              </table:table-cell>
              <table:table-cell office:value-type="float" office:value="1.32188728648856">
                <text:p>1.32188728648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1.01202046244536">
                <text:p>1.01202046244536</text:p>
              </table:table-cell>
              <table:table-cell office:value-type="float" office:value="1.56083880000665">
                <text:p>1.560838800006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1.1205398588205">
                <text:p>1.1205398588205</text:p>
              </table:table-cell>
              <table:table-cell office:value-type="float" office:value="1.4151785418724">
                <text:p>1.41517854187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1.09446166025595">
                <text:p>1.09446166025595</text:p>
              </table:table-cell>
              <table:table-cell office:value-type="float" office:value="1.48992688939734">
                <text:p>1.489926889397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1.03850025726508">
                <text:p>1.03850025726508</text:p>
              </table:table-cell>
              <table:table-cell office:value-type="float" office:value="1.36026616436657">
                <text:p>1.36026616436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1.18997624050727">
                <text:p>1.18997624050727</text:p>
              </table:table-cell>
              <table:table-cell office:value-type="float" office:value="1.76662099816351">
                <text:p>1.766620998163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1.10090579545408">
                <text:p>1.10090579545408</text:p>
              </table:table-cell>
              <table:table-cell office:value-type="float" office:value="1.44807015764377">
                <text:p>1.448070157643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1.15848597605378">
                <text:p>1.15848597605378</text:p>
              </table:table-cell>
              <table:table-cell office:value-type="float" office:value="1.44899670251678">
                <text:p>1.448996702516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1.08097297767798">
                <text:p>1.08097297767798</text:p>
              </table:table-cell>
              <table:table-cell office:value-type="float" office:value="1.26728886030204">
                <text:p>1.26728886030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1.04949690527089">
                <text:p>1.04949690527089</text:p>
              </table:table-cell>
              <table:table-cell office:value-type="float" office:value="1.39611864803605">
                <text:p>1.39611864803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1.06210570395891">
                <text:p>1.06210570395891</text:p>
              </table:table-cell>
              <table:table-cell office:value-type="float" office:value="1.53389809831343">
                <text:p>1.533898098313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1.1416420883814">
                <text:p>1.1416420883814</text:p>
              </table:table-cell>
              <table:table-cell office:value-type="float" office:value="1.39223849468941">
                <text:p>1.392238494689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1.07455574578226">
                <text:p>1.07455574578226</text:p>
              </table:table-cell>
              <table:table-cell office:value-type="float" office:value="1.50622329857097">
                <text:p>1.506223298570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1.0796363053337">
                <text:p>1.0796363053337</text:p>
              </table:table-cell>
              <table:table-cell office:value-type="float" office:value="1.4884868196256">
                <text:p>1.48848681962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1.11694737372137">
                <text:p>1.11694737372137</text:p>
              </table:table-cell>
              <table:table-cell office:value-type="float" office:value="1.25449471612958">
                <text:p>1.254494716129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1.19467618010718">
                <text:p>1.19467618010718</text:p>
              </table:table-cell>
              <table:table-cell office:value-type="float" office:value="1.3527785485087">
                <text:p>1.35277854850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1.10162324954624">
                <text:p>1.10162324954624</text:p>
              </table:table-cell>
              <table:table-cell office:value-type="float" office:value="1.35358296580817">
                <text:p>1.353582965808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1.30929542882275">
                <text:p>1.30929542882275</text:p>
              </table:table-cell>
              <table:table-cell office:value-type="float" office:value="1.33416115742574">
                <text:p>1.334161157425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1.30933119403059">
                <text:p>1.30933119403059</text:p>
              </table:table-cell>
              <table:table-cell office:value-type="float" office:value="1.48068716373924">
                <text:p>1.480687163739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1.25237813602279">
                <text:p>1.25237813602279</text:p>
              </table:table-cell>
              <table:table-cell office:value-type="float" office:value="1.38195300136604">
                <text:p>1.381953001366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1.15601619937643">
                <text:p>1.15601619937643</text:p>
              </table:table-cell>
              <table:table-cell office:value-type="float" office:value="1.50248506844876">
                <text:p>1.50248506844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1.27852262517879">
                <text:p>1.27852262517879</text:p>
              </table:table-cell>
              <table:table-cell office:value-type="float" office:value="1.36101943504297">
                <text:p>1.36101943504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1.36567139795501">
                <text:p>1.36567139795501</text:p>
              </table:table-cell>
              <table:table-cell office:value-type="float" office:value="1.46824060128255">
                <text:p>1.468240601282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1.29219464449116">
                <text:p>1.29219464449116</text:p>
              </table:table-cell>
              <table:table-cell office:value-type="float" office:value="1.41435430871972">
                <text:p>1.414354308719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1.11864038623965">
                <text:p>1.11864038623965</text:p>
              </table:table-cell>
              <table:table-cell office:value-type="float" office:value="1.36252530974311">
                <text:p>1.362525309743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1.30868541839691">
                <text:p>1.30868541839691</text:p>
              </table:table-cell>
              <table:table-cell office:value-type="float" office:value="1.36473613461142">
                <text:p>1.364736134611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1.33128115059231">
                <text:p>1.33128115059231</text:p>
              </table:table-cell>
              <table:table-cell office:value-type="float" office:value="1.46019685153796">
                <text:p>1.460196851537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1.37688134081749">
                <text:p>1.37688134081749</text:p>
              </table:table-cell>
              <table:table-cell office:value-type="float" office:value="1.51202457189403">
                <text:p>1.51202457189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1.28228547296851">
                <text:p>1.28228547296851</text:p>
              </table:table-cell>
              <table:table-cell office:value-type="float" office:value="1.34649872949761">
                <text:p>1.346498729497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1.22362614123443">
                <text:p>1.22362614123443</text:p>
              </table:table-cell>
              <table:table-cell office:value-type="float" office:value="1.40249574070057">
                <text:p>1.402495740700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1.3223049119398">
                <text:p>1.3223049119398</text:p>
              </table:table-cell>
              <table:table-cell office:value-type="float" office:value="1.47567824757789">
                <text:p>1.475678247577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1.38122716134748">
                <text:p>1.38122716134748</text:p>
              </table:table-cell>
              <table:table-cell office:value-type="float" office:value="1.52301948255147">
                <text:p>1.523019482551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1.50728664281511">
                <text:p>1.50728664281511</text:p>
              </table:table-cell>
              <table:table-cell office:value-type="float" office:value="1.39366221230156">
                <text:p>1.393662212301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1.49177079272643">
                <text:p>1.49177079272643</text:p>
              </table:table-cell>
              <table:table-cell office:value-type="float" office:value="1.43190238080913">
                <text:p>1.431902380809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1.33699532563807">
                <text:p>1.33699532563807</text:p>
              </table:table-cell>
              <table:table-cell office:value-type="float" office:value="1.50497745400422">
                <text:p>1.504977454004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1.36902123734906">
                <text:p>1.36902123734906</text:p>
              </table:table-cell>
              <table:table-cell office:value-type="float" office:value="1.43602326797398">
                <text:p>1.436023267973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1.90478804297568">
                <text:p>1.90478804297568</text:p>
              </table:table-cell>
              <table:table-cell office:value-type="float" office:value="1.34990474316109">
                <text:p>1.34990474316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1.39543507173426">
                <text:p>1.39543507173426</text:p>
              </table:table-cell>
              <table:table-cell office:value-type="float" office:value="1.24875518164601">
                <text:p>1.248755181646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1.96134863375102">
                <text:p>1.96134863375102</text:p>
              </table:table-cell>
              <table:table-cell office:value-type="float" office:value="1.51162146551489">
                <text:p>1.511621465514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1.87690309202755">
                <text:p>1.87690309202755</text:p>
              </table:table-cell>
              <table:table-cell office:value-type="float" office:value="1.49472760256477">
                <text:p>1.494727602564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1.37980161678433">
                <text:p>1.37980161678433</text:p>
              </table:table-cell>
              <table:table-cell office:value-type="float" office:value="1.31081642604455">
                <text:p>1.31081642604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1.71378104583364">
                <text:p>1.71378104583364</text:p>
              </table:table-cell>
              <table:table-cell office:value-type="float" office:value="1.42774941442891">
                <text:p>1.427749414428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1.91929240719194">
                <text:p>1.91929240719194</text:p>
              </table:table-cell>
              <table:table-cell office:value-type="float" office:value="1.46718991149468">
                <text:p>1.467189911494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1.59872809821548">
                <text:p>1.59872809821548</text:p>
              </table:table-cell>
              <table:table-cell office:value-type="float" office:value="1.44694868460955">
                <text:p>1.446948684609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1.99853185796353">
                <text:p>1.99853185796353</text:p>
              </table:table-cell>
              <table:table-cell office:value-type="float" office:value="1.57389533172923">
                <text:p>1.573895331729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1.76763715827182">
                <text:p>1.76763715827182</text:p>
              </table:table-cell>
              <table:table-cell office:value-type="float" office:value="1.48882809264326">
                <text:p>1.488828092643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1.61469054618818">
                <text:p>1.61469054618818</text:p>
              </table:table-cell>
              <table:table-cell office:value-type="float" office:value="1.53378554887584">
                <text:p>1.533785548875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1.66467243690291">
                <text:p>1.66467243690291</text:p>
              </table:table-cell>
              <table:table-cell office:value-type="float" office:value="1.60273338431028">
                <text:p>1.602733384310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1.6406164867167">
                <text:p>1.6406164867167</text:p>
              </table:table-cell>
              <table:table-cell office:value-type="float" office:value="1.72938041659751">
                <text:p>1.729380416597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1.87533282247637">
                <text:p>1.87533282247637</text:p>
              </table:table-cell>
              <table:table-cell office:value-type="float" office:value="1.43747860968845">
                <text:p>1.437478609688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1.8772193874271">
                <text:p>1.8772193874271</text:p>
              </table:table-cell>
              <table:table-cell office:value-type="float" office:value="1.62351655652361">
                <text:p>1.623516556523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1.78078905569644">
                <text:p>1.78078905569644</text:p>
              </table:table-cell>
              <table:table-cell office:value-type="float" office:value="1.55508339125512">
                <text:p>1.555083391255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1.78303077937624">
                <text:p>1.78303077937624</text:p>
              </table:table-cell>
              <table:table-cell office:value-type="float" office:value="1.37698252494721">
                <text:p>1.376982524947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1.94241066771161">
                <text:p>1.94241066771161</text:p>
              </table:table-cell>
              <table:table-cell office:value-type="float" office:value="1.57209080395755">
                <text:p>1.572090803957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1.78413742417242">
                <text:p>1.78413742417242</text:p>
              </table:table-cell>
              <table:table-cell office:value-type="float" office:value="1.74382768879529">
                <text:p>1.743827688795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2.10710768409334">
                <text:p>2.10710768409334</text:p>
              </table:table-cell>
              <table:table-cell office:value-type="float" office:value="1.5356088973189">
                <text:p>1.53560889731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1.93662732005802">
                <text:p>1.93662732005802</text:p>
              </table:table-cell>
              <table:table-cell office:value-type="float" office:value="1.6199331955676">
                <text:p>1.61993319556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2.25566977687826">
                <text:p>2.25566977687826</text:p>
              </table:table-cell>
              <table:table-cell office:value-type="float" office:value="1.70198361667778">
                <text:p>1.70198361667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2.12935558301506">
                <text:p>2.12935558301506</text:p>
              </table:table-cell>
              <table:table-cell office:value-type="float" office:value="1.5181887536898">
                <text:p>1.51818875368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2.4861985655761">
                <text:p>2.4861985655761</text:p>
              </table:table-cell>
              <table:table-cell office:value-type="float" office:value="1.79836312640247">
                <text:p>1.798363126402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2.33144552766554">
                <text:p>2.33144552766554</text:p>
              </table:table-cell>
              <table:table-cell office:value-type="float" office:value="1.62129244738963">
                <text:p>1.62129244738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1.99758246736297">
                <text:p>1.99758246736297</text:p>
              </table:table-cell>
              <table:table-cell office:value-type="float" office:value="1.95564418817439">
                <text:p>1.955644188174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2.46386812717786">
                <text:p>2.46386812717786</text:p>
              </table:table-cell>
              <table:table-cell office:value-type="float" office:value="1.62188274077671">
                <text:p>1.621882740776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2.88767356871699">
                <text:p>2.88767356871699</text:p>
              </table:table-cell>
              <table:table-cell office:value-type="float" office:value="1.67902739729124">
                <text:p>1.679027397291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2.41131565535793">
                <text:p>2.41131565535793</text:p>
              </table:table-cell>
              <table:table-cell office:value-type="float" office:value="1.75925992709401">
                <text:p>1.759259927094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2.3204534036821">
                <text:p>2.3204534036821</text:p>
              </table:table-cell>
              <table:table-cell office:value-type="float" office:value="1.69163601592288">
                <text:p>1.691636015922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2.60478231919285">
                <text:p>2.60478231919285</text:p>
              </table:table-cell>
              <table:table-cell office:value-type="float" office:value="1.78659506264033">
                <text:p>1.786595062640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2.59447249213552">
                <text:p>2.59447249213552</text:p>
              </table:table-cell>
              <table:table-cell office:value-type="float" office:value="1.68332906003562">
                <text:p>1.683329060035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2.6997746707817">
                <text:p>2.6997746707817</text:p>
              </table:table-cell>
              <table:table-cell office:value-type="float" office:value="1.80099141573295">
                <text:p>1.800991415732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3.0617742395645">
                <text:p>3.0617742395645</text:p>
              </table:table-cell>
              <table:table-cell office:value-type="float" office:value="1.7254191951142">
                <text:p>1.72541919511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2.87460096409536">
                <text:p>2.87460096409536</text:p>
              </table:table-cell>
              <table:table-cell office:value-type="float" office:value="1.7792043801459">
                <text:p>1.77920438014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2.60908458839335">
                <text:p>2.60908458839335</text:p>
              </table:table-cell>
              <table:table-cell office:value-type="float" office:value="1.79058657756946">
                <text:p>1.790586577569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2.79739391289118">
                <text:p>2.79739391289118</text:p>
              </table:table-cell>
              <table:table-cell office:value-type="float" office:value="1.78536338764807">
                <text:p>1.785363387648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3.03781781984009">
                <text:p>3.03781781984009</text:p>
              </table:table-cell>
              <table:table-cell office:value-type="float" office:value="1.95149802560354">
                <text:p>1.951498025603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2.93276557714879">
                <text:p>2.93276557714879</text:p>
              </table:table-cell>
              <table:table-cell office:value-type="float" office:value="1.74012072890795">
                <text:p>1.740120728907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3.21965495439285">
                <text:p>3.21965495439285</text:p>
              </table:table-cell>
              <table:table-cell office:value-type="float" office:value="1.91913855148258">
                <text:p>1.919138551482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3.31952156197636">
                <text:p>3.31952156197636</text:p>
              </table:table-cell>
              <table:table-cell office:value-type="float" office:value="1.9264855443406">
                <text:p>1.92648554434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3.23788731164541">
                <text:p>3.23788731164541</text:p>
              </table:table-cell>
              <table:table-cell office:value-type="float" office:value="1.7957615388998">
                <text:p>1.79576153889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3.16360894079966">
                <text:p>3.16360894079966</text:p>
              </table:table-cell>
              <table:table-cell office:value-type="float" office:value="1.93834950984316">
                <text:p>1.93834950984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3.83161014749693">
                <text:p>3.83161014749693</text:p>
              </table:table-cell>
              <table:table-cell office:value-type="float" office:value="1.91632994332128">
                <text:p>1.91632994332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4.58551399513425">
                <text:p>4.58551399513425</text:p>
              </table:table-cell>
              <table:table-cell office:value-type="float" office:value="1.79622025814263">
                <text:p>1.796220258142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3.82278411863635">
                <text:p>3.82278411863635</text:p>
              </table:table-cell>
              <table:table-cell office:value-type="float" office:value="1.93329630735262">
                <text:p>1.933296307352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3.24981957510845">
                <text:p>3.24981957510845</text:p>
              </table:table-cell>
              <table:table-cell office:value-type="float" office:value="1.83908648636479">
                <text:p>1.839086486364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3.67049330328721">
                <text:p>3.67049330328721</text:p>
              </table:table-cell>
              <table:table-cell office:value-type="float" office:value="1.71740898266639">
                <text:p>1.717408982666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3.49093958578122">
                <text:p>3.49093958578122</text:p>
              </table:table-cell>
              <table:table-cell office:value-type="float" office:value="1.91386724797889">
                <text:p>1.913867247978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3.23127855439851">
                <text:p>3.23127855439851</text:p>
              </table:table-cell>
              <table:table-cell office:value-type="float" office:value="1.91459999521263">
                <text:p>1.914599995212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3.81148597788424">
                <text:p>3.81148597788424</text:p>
              </table:table-cell>
              <table:table-cell office:value-type="float" office:value="2.04368771093635">
                <text:p>2.043687710936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4.52877243786339">
                <text:p>4.52877243786339</text:p>
              </table:table-cell>
              <table:table-cell office:value-type="float" office:value="1.9951398635173">
                <text:p>1.99513986351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3.08181433683945">
                <text:p>3.08181433683945</text:p>
              </table:table-cell>
              <table:table-cell office:value-type="float" office:value="1.90901047203958">
                <text:p>1.90901047203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3.7543458104436">
                <text:p>3.7543458104436</text:p>
              </table:table-cell>
              <table:table-cell office:value-type="float" office:value="2.31659347597747">
                <text:p>2.316593475977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3.78131540311072">
                <text:p>3.78131540311072</text:p>
              </table:table-cell>
              <table:table-cell office:value-type="float" office:value="1.98146564034434">
                <text:p>1.981465640344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3.58278259438728">
                <text:p>3.58278259438728</text:p>
              </table:table-cell>
              <table:table-cell office:value-type="float" office:value="2.11317965372862">
                <text:p>2.113179653728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3.87159243930976">
                <text:p>3.87159243930976</text:p>
              </table:table-cell>
              <table:table-cell office:value-type="float" office:value="2.10174677063189">
                <text:p>2.101746770631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4.83234126728261">
                <text:p>4.83234126728261</text:p>
              </table:table-cell>
              <table:table-cell office:value-type="float" office:value="2.25548215892736">
                <text:p>2.255482158927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3.62649359091126">
                <text:p>3.62649359091126</text:p>
              </table:table-cell>
              <table:table-cell office:value-type="float" office:value="2.34933475811022">
                <text:p>2.349334758110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3.94723412456007">
                <text:p>3.94723412456007</text:p>
              </table:table-cell>
              <table:table-cell office:value-type="float" office:value="2.23473649529849">
                <text:p>2.234736495298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4.86061387488861">
                <text:p>4.86061387488861</text:p>
              </table:table-cell>
              <table:table-cell office:value-type="float" office:value="2.28630010318325">
                <text:p>2.286300103183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4.14024290649659">
                <text:p>4.14024290649659</text:p>
              </table:table-cell>
              <table:table-cell office:value-type="float" office:value="2.08579908939671">
                <text:p>2.085799089396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4.03816725769073">
                <text:p>4.03816725769073</text:p>
              </table:table-cell>
              <table:table-cell office:value-type="float" office:value="2.06280749718304">
                <text:p>2.062807497183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3.92529735682991">
                <text:p>3.92529735682991</text:p>
              </table:table-cell>
              <table:table-cell office:value-type="float" office:value="2.18543403821781">
                <text:p>2.185434038217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3.34238534198983">
                <text:p>3.34238534198983</text:p>
              </table:table-cell>
              <table:table-cell office:value-type="float" office:value="1.97280288791187">
                <text:p>1.972802887911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3.54232537655546">
                <text:p>3.54232537655546</text:p>
              </table:table-cell>
              <table:table-cell office:value-type="float" office:value="2.16394525955243">
                <text:p>2.163945259552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3.48271912167377">
                <text:p>3.48271912167377</text:p>
              </table:table-cell>
              <table:table-cell office:value-type="float" office:value="2.18123593355033">
                <text:p>2.181235933550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4.04037874235951">
                <text:p>4.04037874235951</text:p>
              </table:table-cell>
              <table:table-cell office:value-type="float" office:value="2.03393936431051">
                <text:p>2.033939364310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4.13351123362338">
                <text:p>4.13351123362338</text:p>
              </table:table-cell>
              <table:table-cell office:value-type="float" office:value="2.18105317600777">
                <text:p>2.181053176007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3.9279440246827">
                <text:p>3.9279440246827</text:p>
              </table:table-cell>
              <table:table-cell office:value-type="float" office:value="2.37539406161679">
                <text:p>2.375394061616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3.8210817654966">
                <text:p>3.8210817654966</text:p>
              </table:table-cell>
              <table:table-cell office:value-type="float" office:value="2.30244136080563">
                <text:p>2.302441360805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4.09297407711577">
                <text:p>4.09297407711577</text:p>
              </table:table-cell>
              <table:table-cell office:value-type="float" office:value="2.07938139798787">
                <text:p>2.079381397987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4.28418131325525">
                <text:p>4.28418131325525</text:p>
              </table:table-cell>
              <table:table-cell office:value-type="float" office:value="2.17612544091163">
                <text:p>2.176125440911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4.78856087125942">
                <text:p>4.78856087125942</text:p>
              </table:table-cell>
              <table:table-cell office:value-type="float" office:value="2.33355516400571">
                <text:p>2.333555164005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4.04722496627656">
                <text:p>4.04722496627656</text:p>
              </table:table-cell>
              <table:table-cell office:value-type="float" office:value="2.54643732998121">
                <text:p>2.546437329981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4.18894941505009">
                <text:p>4.18894941505009</text:p>
              </table:table-cell>
              <table:table-cell office:value-type="float" office:value="2.46020753472736">
                <text:p>2.460207534727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4.24131541604144">
                <text:p>4.24131541604144</text:p>
              </table:table-cell>
              <table:table-cell office:value-type="float" office:value="2.53050258570112">
                <text:p>2.530502585701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4.03924996377617">
                <text:p>4.03924996377617</text:p>
              </table:table-cell>
              <table:table-cell office:value-type="float" office:value="2.31954097555443">
                <text:p>2.319540975554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3.72798241656266">
                <text:p>3.72798241656266</text:p>
              </table:table-cell>
              <table:table-cell office:value-type="float" office:value="2.26147252153217">
                <text:p>2.261472521532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4.35332534264383">
                <text:p>4.35332534264383</text:p>
              </table:table-cell>
              <table:table-cell office:value-type="float" office:value="2.38440763622281">
                <text:p>2.384407636222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4.8695149750266">
                <text:p>4.8695149750266</text:p>
              </table:table-cell>
              <table:table-cell office:value-type="float" office:value="2.25396503566031">
                <text:p>2.253965035660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3.79541005165439">
                <text:p>3.79541005165439</text:p>
              </table:table-cell>
              <table:table-cell office:value-type="float" office:value="2.35358376110498">
                <text:p>2.353583761104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4.37270263367457">
                <text:p>4.37270263367457</text:p>
              </table:table-cell>
              <table:table-cell office:value-type="float" office:value="2.41253515062076">
                <text:p>2.412535150620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4.65729228948053">
                <text:p>4.65729228948053</text:p>
              </table:table-cell>
              <table:table-cell office:value-type="float" office:value="2.3747294217373">
                <text:p>2.37472942173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4.12672930802661">
                <text:p>4.12672930802661</text:p>
              </table:table-cell>
              <table:table-cell office:value-type="float" office:value="2.5319248075912">
                <text:p>2.53192480759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3.89991766428937">
                <text:p>3.89991766428937</text:p>
              </table:table-cell>
              <table:table-cell office:value-type="float" office:value="2.72348864838642">
                <text:p>2.723488648386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4.27072856228875">
                <text:p>4.27072856228875</text:p>
              </table:table-cell>
              <table:table-cell office:value-type="float" office:value="2.38092603220422">
                <text:p>2.380926032204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3.78699312279514">
                <text:p>3.78699312279514</text:p>
              </table:table-cell>
              <table:table-cell office:value-type="float" office:value="2.52756437832182">
                <text:p>2.527564378321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3.80498963760576">
                <text:p>3.80498963760576</text:p>
              </table:table-cell>
              <table:table-cell office:value-type="float" office:value="2.35141488334582">
                <text:p>2.351414883345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4.46825296164295">
                <text:p>4.46825296164295</text:p>
              </table:table-cell>
              <table:table-cell office:value-type="float" office:value="2.70398793439988">
                <text:p>2.703987934399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3.97402716992064">
                <text:p>3.97402716992064</text:p>
              </table:table-cell>
              <table:table-cell office:value-type="float" office:value="2.48838081837627">
                <text:p>2.488380818376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4.19768420762697">
                <text:p>4.19768420762697</text:p>
              </table:table-cell>
              <table:table-cell office:value-type="float" office:value="2.63481371390443">
                <text:p>2.634813713904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3.8648770913144">
                <text:p>3.8648770913144</text:p>
              </table:table-cell>
              <table:table-cell office:value-type="float" office:value="2.75227619895596">
                <text:p>2.752276198955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4.00618200709338">
                <text:p>4.00618200709338</text:p>
              </table:table-cell>
              <table:table-cell office:value-type="float" office:value="2.51273266614872">
                <text:p>2.512732666148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3.8425160847914">
                <text:p>3.8425160847914</text:p>
              </table:table-cell>
              <table:table-cell office:value-type="float" office:value="2.83150340431001">
                <text:p>2.831503404310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3.62524591954354">
                <text:p>3.62524591954354</text:p>
              </table:table-cell>
              <table:table-cell office:value-type="float" office:value="2.36762264501348">
                <text:p>2.367622645013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4.17816070378573">
                <text:p>4.17816070378573</text:p>
              </table:table-cell>
              <table:table-cell office:value-type="float" office:value="2.56807148567178">
                <text:p>2.568071485671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3.77715059183383">
                <text:p>3.77715059183383</text:p>
              </table:table-cell>
              <table:table-cell office:value-type="float" office:value="2.54855603566482">
                <text:p>2.548556035664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4.19163253458779">
                <text:p>4.19163253458779</text:p>
              </table:table-cell>
              <table:table-cell office:value-type="float" office:value="2.44622566892658">
                <text:p>2.446225668926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3.64005877122742">
                <text:p>3.64005877122742</text:p>
              </table:table-cell>
              <table:table-cell office:value-type="float" office:value="2.50417655894752">
                <text:p>2.504176558947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3.77019616357214">
                <text:p>3.77019616357214</text:p>
              </table:table-cell>
              <table:table-cell office:value-type="float" office:value="2.72581114442369">
                <text:p>2.725811144423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3.88245354204551">
                <text:p>3.88245354204551</text:p>
              </table:table-cell>
              <table:table-cell office:value-type="float" office:value="2.50217902111914">
                <text:p>2.502179021119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4.15995930569273">
                <text:p>4.15995930569273</text:p>
              </table:table-cell>
              <table:table-cell office:value-type="float" office:value="2.76161127188141">
                <text:p>2.761611271881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3.75483683477005">
                <text:p>3.75483683477005</text:p>
              </table:table-cell>
              <table:table-cell office:value-type="float" office:value="2.52024023907032">
                <text:p>2.520240239070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3.73949024968399">
                <text:p>3.73949024968399</text:p>
              </table:table-cell>
              <table:table-cell office:value-type="float" office:value="2.75455060613629">
                <text:p>2.754550606136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3.90966351458664">
                <text:p>3.90966351458664</text:p>
              </table:table-cell>
              <table:table-cell office:value-type="float" office:value="2.81899259720818">
                <text:p>2.818992597208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3.92545624753179">
                <text:p>3.92545624753179</text:p>
              </table:table-cell>
              <table:table-cell office:value-type="float" office:value="2.85164253269689">
                <text:p>2.851642532696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3.83092486591204">
                <text:p>3.83092486591204</text:p>
              </table:table-cell>
              <table:table-cell office:value-type="float" office:value="2.49420905780108">
                <text:p>2.494209057801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3.74432149498194">
                <text:p>3.74432149498194</text:p>
              </table:table-cell>
              <table:table-cell office:value-type="float" office:value="2.90693456604839">
                <text:p>2.906934566048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3.39057568297577">
                <text:p>3.39057568297577</text:p>
              </table:table-cell>
              <table:table-cell office:value-type="float" office:value="2.91598246822157">
                <text:p>2.915982468221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2.97856109616552">
                <text:p>2.97856109616552</text:p>
              </table:table-cell>
              <table:table-cell office:value-type="float" office:value="2.60330677317419">
                <text:p>2.603306773174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3.49385982863974">
                <text:p>3.49385982863974</text:p>
              </table:table-cell>
              <table:table-cell office:value-type="float" office:value="2.69717268546492">
                <text:p>2.697172685464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3.1363335715193">
                <text:p>3.1363335715193</text:p>
              </table:table-cell>
              <table:table-cell office:value-type="float" office:value="2.80838285693564">
                <text:p>2.808382856935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3.38183107428355">
                <text:p>3.38183107428355</text:p>
              </table:table-cell>
              <table:table-cell office:value-type="float" office:value="2.7848064459168">
                <text:p>2.78480644591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3.66697376652465">
                <text:p>3.66697376652465</text:p>
              </table:table-cell>
              <table:table-cell office:value-type="float" office:value="2.71111246717193">
                <text:p>2.711112467171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3.26920605568644">
                <text:p>3.26920605568644</text:p>
              </table:table-cell>
              <table:table-cell office:value-type="float" office:value="2.70875060390605">
                <text:p>2.708750603906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3.76142949022878">
                <text:p>3.76142949022878</text:p>
              </table:table-cell>
              <table:table-cell office:value-type="float" office:value="2.7992962995797">
                <text:p>2.79929629957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3.48657281305381">
                <text:p>3.48657281305381</text:p>
              </table:table-cell>
              <table:table-cell office:value-type="float" office:value="2.91380044888785">
                <text:p>2.913800448887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3.45694424731081">
                <text:p>3.45694424731081</text:p>
              </table:table-cell>
              <table:table-cell office:value-type="float" office:value="2.71575965355327">
                <text:p>2.715759653553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3.42391842603143">
                <text:p>3.42391842603143</text:p>
              </table:table-cell>
              <table:table-cell office:value-type="float" office:value="2.95740985228865">
                <text:p>2.957409852288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3.30850218290166">
                <text:p>3.30850218290166</text:p>
              </table:table-cell>
              <table:table-cell office:value-type="float" office:value="2.53191100697593">
                <text:p>2.531911006975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3.24990007428747">
                <text:p>3.24990007428747</text:p>
              </table:table-cell>
              <table:table-cell office:value-type="float" office:value="3.20312534045932">
                <text:p>3.203125340459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3.37645439232722">
                <text:p>3.37645439232722</text:p>
              </table:table-cell>
              <table:table-cell office:value-type="float" office:value="2.97015824807558">
                <text:p>2.970158248075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3.41370109508709">
                <text:p>3.41370109508709</text:p>
              </table:table-cell>
              <table:table-cell office:value-type="float" office:value="2.64809673310922">
                <text:p>2.648096733109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3.18414497237547">
                <text:p>3.18414497237547</text:p>
              </table:table-cell>
              <table:table-cell office:value-type="float" office:value="2.56770274885433">
                <text:p>2.567702748854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3.15644828988902">
                <text:p>3.15644828988902</text:p>
              </table:table-cell>
              <table:table-cell office:value-type="float" office:value="2.85323656353335">
                <text:p>2.853236563533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2.98278099753604">
                <text:p>2.98278099753604</text:p>
              </table:table-cell>
              <table:table-cell office:value-type="float" office:value="2.71860483967031">
                <text:p>2.718604839670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3.06564128498111">
                <text:p>3.06564128498111</text:p>
              </table:table-cell>
              <table:table-cell office:value-type="float" office:value="2.79319886416921">
                <text:p>2.793198864169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3.274041923513">
                <text:p>3.274041923513</text:p>
              </table:table-cell>
              <table:table-cell office:value-type="float" office:value="2.6105003446959">
                <text:p>2.61050034469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2.93290568713745">
                <text:p>2.93290568713745</text:p>
              </table:table-cell>
              <table:table-cell office:value-type="float" office:value="2.9916270820994">
                <text:p>2.99162708209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3.40138243311924">
                <text:p>3.40138243311924</text:p>
              </table:table-cell>
              <table:table-cell office:value-type="float" office:value="2.69515231381265">
                <text:p>2.695152313812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3.21890816078509">
                <text:p>3.21890816078509</text:p>
              </table:table-cell>
              <table:table-cell office:value-type="float" office:value="2.72255963973542">
                <text:p>2.722559639735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3.36699078838212">
                <text:p>3.36699078838212</text:p>
              </table:table-cell>
              <table:table-cell office:value-type="float" office:value="3.11330683299169">
                <text:p>3.113306832991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3.08204052031258">
                <text:p>3.08204052031258</text:p>
              </table:table-cell>
              <table:table-cell office:value-type="float" office:value="3.37620699397629">
                <text:p>3.376206993976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2.96090198963433">
                <text:p>2.96090198963433</text:p>
              </table:table-cell>
              <table:table-cell office:value-type="float" office:value="2.63398022575961">
                <text:p>2.633980225759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3.13114353494881">
                <text:p>3.13114353494881</text:p>
              </table:table-cell>
              <table:table-cell office:value-type="float" office:value="2.99959027024787">
                <text:p>2.999590270247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2.86252820392881">
                <text:p>2.86252820392881</text:p>
              </table:table-cell>
              <table:table-cell office:value-type="float" office:value="2.88117164459041">
                <text:p>2.881171644590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2.96638469540163">
                <text:p>2.96638469540163</text:p>
              </table:table-cell>
              <table:table-cell office:value-type="float" office:value="2.65815659097059">
                <text:p>2.658156590970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3.06489341693102">
                <text:p>3.06489341693102</text:p>
              </table:table-cell>
              <table:table-cell office:value-type="float" office:value="2.92448929949157">
                <text:p>2.924489299491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3.08757612565021">
                <text:p>3.08757612565021</text:p>
              </table:table-cell>
              <table:table-cell office:value-type="float" office:value="3.00918278675571">
                <text:p>3.009182786755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3.05351199568539">
                <text:p>3.05351199568539</text:p>
              </table:table-cell>
              <table:table-cell office:value-type="float" office:value="2.79416607339467">
                <text:p>2.794166073394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3.12492011962771">
                <text:p>3.12492011962771</text:p>
              </table:table-cell>
              <table:table-cell office:value-type="float" office:value="2.74755529533218">
                <text:p>2.747555295332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3.49105609082483">
                <text:p>3.49105609082483</text:p>
              </table:table-cell>
              <table:table-cell office:value-type="float" office:value="2.79072935335119">
                <text:p>2.790729353351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3.05233626414361">
                <text:p>3.05233626414361</text:p>
              </table:table-cell>
              <table:table-cell office:value-type="float" office:value="3.01282732391903">
                <text:p>3.012827323919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2.72208139927359">
                <text:p>2.72208139927359</text:p>
              </table:table-cell>
              <table:table-cell office:value-type="float" office:value="2.79305805765819">
                <text:p>2.793058057658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3.06713088132114">
                <text:p>3.06713088132114</text:p>
              </table:table-cell>
              <table:table-cell office:value-type="float" office:value="3.08821645206801">
                <text:p>3.088216452068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2.92068187847177">
                <text:p>2.92068187847177</text:p>
              </table:table-cell>
              <table:table-cell office:value-type="float" office:value="2.8468166193498">
                <text:p>2.84681661934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2.9100366758002">
                <text:p>2.9100366758002</text:p>
              </table:table-cell>
              <table:table-cell office:value-type="float" office:value="3.12326071557773">
                <text:p>3.123260715577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3.09860572678041">
                <text:p>3.09860572678041</text:p>
              </table:table-cell>
              <table:table-cell office:value-type="float" office:value="3.16998727130657">
                <text:p>3.169987271306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2.913829622316">
                <text:p>2.913829622316</text:p>
              </table:table-cell>
              <table:table-cell office:value-type="float" office:value="3.41013324348252">
                <text:p>3.410133243482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2.8508989102255">
                <text:p>2.8508989102255</text:p>
              </table:table-cell>
              <table:table-cell office:value-type="float" office:value="3.31945502771268">
                <text:p>3.319455027712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2.75116701496442">
                <text:p>2.75116701496442</text:p>
              </table:table-cell>
              <table:table-cell office:value-type="float" office:value="2.79820303328531">
                <text:p>2.798203033285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2.8457988808469">
                <text:p>2.8457988808469</text:p>
              </table:table-cell>
              <table:table-cell office:value-type="float" office:value="2.68799353884076">
                <text:p>2.687993538840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2.81518615498602">
                <text:p>2.81518615498602</text:p>
              </table:table-cell>
              <table:table-cell office:value-type="float" office:value="3.21225940153436">
                <text:p>3.212259401534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2.54760252342328">
                <text:p>2.54760252342328</text:p>
              </table:table-cell>
              <table:table-cell office:value-type="float" office:value="3.07756820454798">
                <text:p>3.077568204547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2.72132885832079">
                <text:p>2.72132885832079</text:p>
              </table:table-cell>
              <table:table-cell office:value-type="float" office:value="3.11726572060894">
                <text:p>3.117265720608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2.75266020428383">
                <text:p>2.75266020428383</text:p>
              </table:table-cell>
              <table:table-cell office:value-type="float" office:value="3.00468859532783">
                <text:p>3.004688595327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2.79692011691485">
                <text:p>2.79692011691485</text:p>
              </table:table-cell>
              <table:table-cell office:value-type="float" office:value="3.27061022656886">
                <text:p>3.270610226568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2.93484102665">
                <text:p>2.93484102665</text:p>
              </table:table-cell>
              <table:table-cell office:value-type="float" office:value="3.30892890439902">
                <text:p>3.308928904399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2.75651223359818">
                <text:p>2.75651223359818</text:p>
              </table:table-cell>
              <table:table-cell office:value-type="float" office:value="3.02882596222496">
                <text:p>3.028825962224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2.74095383147381">
                <text:p>2.74095383147381</text:p>
              </table:table-cell>
              <table:table-cell office:value-type="float" office:value="3.1866369275946">
                <text:p>3.18663692759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2.81780562845592">
                <text:p>2.81780562845592</text:p>
              </table:table-cell>
              <table:table-cell office:value-type="float" office:value="3.43459480932902">
                <text:p>3.434594809329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2.84039235425002">
                <text:p>2.84039235425002</text:p>
              </table:table-cell>
              <table:table-cell office:value-type="float" office:value="2.6073374613144">
                <text:p>2.60733746131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2.52810943718068">
                <text:p>2.52810943718068</text:p>
              </table:table-cell>
              <table:table-cell office:value-type="float" office:value="3.00276005754411">
                <text:p>3.002760057544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2.77940172414638">
                <text:p>2.77940172414638</text:p>
              </table:table-cell>
              <table:table-cell office:value-type="float" office:value="3.16268758660247">
                <text:p>3.16268758660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2.46703547715501">
                <text:p>2.46703547715501</text:p>
              </table:table-cell>
              <table:table-cell office:value-type="float" office:value="2.91666612190141">
                <text:p>2.916666121901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2.45531825073234">
                <text:p>2.45531825073234</text:p>
              </table:table-cell>
              <table:table-cell office:value-type="float" office:value="2.84083239197766">
                <text:p>2.840832391977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2.72569967197493">
                <text:p>2.72569967197493</text:p>
              </table:table-cell>
              <table:table-cell office:value-type="float" office:value="2.91201581846957">
                <text:p>2.912015818469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2.42743461155422">
                <text:p>2.42743461155422</text:p>
              </table:table-cell>
              <table:table-cell office:value-type="float" office:value="2.61350984700032">
                <text:p>2.613509847000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2.90739315055524">
                <text:p>2.90739315055524</text:p>
              </table:table-cell>
              <table:table-cell office:value-type="float" office:value="3.60805239001547">
                <text:p>3.608052390015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2.78693362694437">
                <text:p>2.78693362694437</text:p>
              </table:table-cell>
              <table:table-cell office:value-type="float" office:value="2.6888830046282">
                <text:p>2.68888300462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2.4648469896864">
                <text:p>2.4648469896864</text:p>
              </table:table-cell>
              <table:table-cell office:value-type="float" office:value="3.09297753629937">
                <text:p>3.092977536299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2.65255256907334">
                <text:p>2.65255256907334</text:p>
              </table:table-cell>
              <table:table-cell office:value-type="float" office:value="2.66368450341885">
                <text:p>2.663684503418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2.73720040685609">
                <text:p>2.73720040685609</text:p>
              </table:table-cell>
              <table:table-cell office:value-type="float" office:value="2.87135853130019">
                <text:p>2.871358531300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2.80716873158987">
                <text:p>2.80716873158987</text:p>
              </table:table-cell>
              <table:table-cell office:value-type="float" office:value="3.50275626257512">
                <text:p>3.502756262575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2.63070081689631">
                <text:p>2.63070081689631</text:p>
              </table:table-cell>
              <table:table-cell office:value-type="float" office:value="2.97549885616246">
                <text:p>2.975498856162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2.77064411936844">
                <text:p>2.77064411936844</text:p>
              </table:table-cell>
              <table:table-cell office:value-type="float" office:value="3.05424189140958">
                <text:p>3.054241891409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2.59505281882446">
                <text:p>2.59505281882446</text:p>
              </table:table-cell>
              <table:table-cell office:value-type="float" office:value="2.75305049092478">
                <text:p>2.753050490924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2.70309800058929">
                <text:p>2.70309800058929</text:p>
              </table:table-cell>
              <table:table-cell office:value-type="float" office:value="3.39937143806654">
                <text:p>3.399371438066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2.56909915880744">
                <text:p>2.56909915880744</text:p>
              </table:table-cell>
              <table:table-cell office:value-type="float" office:value="2.797763324626">
                <text:p>2.7977633246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2.71340946524131">
                <text:p>2.71340946524131</text:p>
              </table:table-cell>
              <table:table-cell office:value-type="float" office:value="3.09255425498175">
                <text:p>3.092554254981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2.60301237551209">
                <text:p>2.60301237551209</text:p>
              </table:table-cell>
              <table:table-cell office:value-type="float" office:value="3.07018331410017">
                <text:p>3.070183314100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2.63451959237847">
                <text:p>2.63451959237847</text:p>
              </table:table-cell>
              <table:table-cell office:value-type="float" office:value="2.96237953141001">
                <text:p>2.96237953141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2.6569227477618">
                <text:p>2.6569227477618</text:p>
              </table:table-cell>
              <table:table-cell office:value-type="float" office:value="3.16412976086216">
                <text:p>3.164129760862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2.9214784974963">
                <text:p>2.9214784974963</text:p>
              </table:table-cell>
              <table:table-cell office:value-type="float" office:value="3.23634915589576">
                <text:p>3.236349155895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2.9500193860147">
                <text:p>2.9500193860147</text:p>
              </table:table-cell>
              <table:table-cell office:value-type="float" office:value="3.02828366390413">
                <text:p>3.028283663904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2.67619635974475">
                <text:p>2.67619635974475</text:p>
              </table:table-cell>
              <table:table-cell office:value-type="float" office:value="3.26107929600752">
                <text:p>3.261079296007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2.64785242953501">
                <text:p>2.64785242953501</text:p>
              </table:table-cell>
              <table:table-cell office:value-type="float" office:value="2.91157297731383">
                <text:p>2.911572977313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2.48925923147229">
                <text:p>2.48925923147229</text:p>
              </table:table-cell>
              <table:table-cell office:value-type="float" office:value="2.86897055015212">
                <text:p>2.868970550152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2.64934275970436">
                <text:p>2.64934275970436</text:p>
              </table:table-cell>
              <table:table-cell office:value-type="float" office:value="3.03502277898664">
                <text:p>3.035022778986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2.36527025084529">
                <text:p>2.36527025084529</text:p>
              </table:table-cell>
              <table:table-cell office:value-type="float" office:value="3.03534526654849">
                <text:p>3.035345266548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2.62476192421022">
                <text:p>2.62476192421022</text:p>
              </table:table-cell>
              <table:table-cell office:value-type="float" office:value="2.68270108479519">
                <text:p>2.682701084795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2.54224960324583">
                <text:p>2.54224960324583</text:p>
              </table:table-cell>
              <table:table-cell office:value-type="float" office:value="3.43265651962776">
                <text:p>3.432656519627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2.53085432363057">
                <text:p>2.53085432363057</text:p>
              </table:table-cell>
              <table:table-cell office:value-type="float" office:value="3.28875082086059">
                <text:p>3.288750820860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2.65900360407013">
                <text:p>2.65900360407013</text:p>
              </table:table-cell>
              <table:table-cell office:value-type="float" office:value="3.25010678845523">
                <text:p>3.250106788455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2.8657290586902">
                <text:p>2.8657290586902</text:p>
              </table:table-cell>
              <table:table-cell office:value-type="float" office:value="2.83131943536304">
                <text:p>2.831319435363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2.71498133613759">
                <text:p>2.71498133613759</text:p>
              </table:table-cell>
              <table:table-cell office:value-type="float" office:value="2.75070196893026">
                <text:p>2.750701968930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2.45088974136428">
                <text:p>2.45088974136428</text:p>
              </table:table-cell>
              <table:table-cell office:value-type="float" office:value="3.29117721575565">
                <text:p>3.291177215755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2.71618639382566">
                <text:p>2.71618639382566</text:p>
              </table:table-cell>
              <table:table-cell office:value-type="float" office:value="2.91528294039341">
                <text:p>2.915282940393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2.89638556217335">
                <text:p>2.89638556217335</text:p>
              </table:table-cell>
              <table:table-cell office:value-type="float" office:value="2.93840705205549">
                <text:p>2.938407052055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3.11437120156485">
                <text:p>3.11437120156485</text:p>
              </table:table-cell>
              <table:table-cell office:value-type="float" office:value="2.86559177132924">
                <text:p>2.865591771329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2.73608299980637">
                <text:p>2.73608299980637</text:p>
              </table:table-cell>
              <table:table-cell office:value-type="float" office:value="2.99358178331607">
                <text:p>2.993581783316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2.62526004248318">
                <text:p>2.62526004248318</text:p>
              </table:table-cell>
              <table:table-cell office:value-type="float" office:value="2.61076762743366">
                <text:p>2.61076762743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2.34423669970097">
                <text:p>2.34423669970097</text:p>
              </table:table-cell>
              <table:table-cell office:value-type="float" office:value="2.6191661091765">
                <text:p>2.61916610917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2.64847485068162">
                <text:p>2.64847485068162</text:p>
              </table:table-cell>
              <table:table-cell office:value-type="float" office:value="2.85787704533911">
                <text:p>2.857877045339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2.31659020489091">
                <text:p>2.31659020489091</text:p>
              </table:table-cell>
              <table:table-cell office:value-type="float" office:value="2.99581203447469">
                <text:p>2.995812034474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2.71109198121806">
                <text:p>2.71109198121806</text:p>
              </table:table-cell>
              <table:table-cell office:value-type="float" office:value="2.62632215430369">
                <text:p>2.626322154303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2.26632102725694">
                <text:p>2.26632102725694</text:p>
              </table:table-cell>
              <table:table-cell office:value-type="float" office:value="2.74236684878835">
                <text:p>2.742366848788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2.5487181237909">
                <text:p>2.5487181237909</text:p>
              </table:table-cell>
              <table:table-cell office:value-type="float" office:value="2.90978272971795">
                <text:p>2.909782729717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2.74113410624438">
                <text:p>2.74113410624438</text:p>
              </table:table-cell>
              <table:table-cell office:value-type="float" office:value="3.05721185221884">
                <text:p>3.057211852218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2.87191017087892">
                <text:p>2.87191017087892</text:p>
              </table:table-cell>
              <table:table-cell office:value-type="float" office:value="2.7368026037323">
                <text:p>2.73680260373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2.69853260209305">
                <text:p>2.69853260209305</text:p>
              </table:table-cell>
              <table:table-cell office:value-type="float" office:value="3.07178155318027">
                <text:p>3.071781553180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2.64906213946441">
                <text:p>2.64906213946441</text:p>
              </table:table-cell>
              <table:table-cell office:value-type="float" office:value="2.91025921407277">
                <text:p>2.910259214072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3.02042864904758">
                <text:p>3.02042864904758</text:p>
              </table:table-cell>
              <table:table-cell office:value-type="float" office:value="3.02681246405542">
                <text:p>3.026812464055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2.73655250763147">
                <text:p>2.73655250763147</text:p>
              </table:table-cell>
              <table:table-cell office:value-type="float" office:value="2.92735354172869">
                <text:p>2.927353541728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2.47151656488385">
                <text:p>2.47151656488385</text:p>
              </table:table-cell>
              <table:table-cell office:value-type="float" office:value="3.28037221495451">
                <text:p>3.280372214954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2.4068803292221">
                <text:p>2.4068803292221</text:p>
              </table:table-cell>
              <table:table-cell office:value-type="float" office:value="2.82219748084743">
                <text:p>2.822197480847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2.58565967377212">
                <text:p>2.58565967377212</text:p>
              </table:table-cell>
              <table:table-cell office:value-type="float" office:value="2.96831932610433">
                <text:p>2.968319326104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2.31478321149465">
                <text:p>2.31478321149465</text:p>
              </table:table-cell>
              <table:table-cell office:value-type="float" office:value="3.19266572991468">
                <text:p>3.192665729914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2.53485082888388">
                <text:p>2.53485082888388</text:p>
              </table:table-cell>
              <table:table-cell office:value-type="float" office:value="3.15360181286185">
                <text:p>3.153601812861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2.66439581020526">
                <text:p>2.66439581020526</text:p>
              </table:table-cell>
              <table:table-cell office:value-type="float" office:value="2.865797893365">
                <text:p>2.8657978933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2.69790524265349">
                <text:p>2.69790524265349</text:p>
              </table:table-cell>
              <table:table-cell office:value-type="float" office:value="2.88203432479269">
                <text:p>2.882034324792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2.43246904885594">
                <text:p>2.43246904885594</text:p>
              </table:table-cell>
              <table:table-cell office:value-type="float" office:value="2.81198074568185">
                <text:p>2.811980745681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2.46738076013382">
                <text:p>2.46738076013382</text:p>
              </table:table-cell>
              <table:table-cell office:value-type="float" office:value="2.83587595304571">
                <text:p>2.835875953045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2.48580124642466">
                <text:p>2.48580124642466</text:p>
              </table:table-cell>
              <table:table-cell office:value-type="float" office:value="2.85913920536133">
                <text:p>2.859139205361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2.8426569694321">
                <text:p>2.8426569694321</text:p>
              </table:table-cell>
              <table:table-cell office:value-type="float" office:value="3.10302195857433">
                <text:p>3.103021958574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2.6497577212912">
                <text:p>2.6497577212912</text:p>
              </table:table-cell>
              <table:table-cell office:value-type="float" office:value="2.74255944513803">
                <text:p>2.742559445138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2.70447777745065">
                <text:p>2.70447777745065</text:p>
              </table:table-cell>
              <table:table-cell office:value-type="float" office:value="3.01705093211119">
                <text:p>3.017050932111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2.83233496507737">
                <text:p>2.83233496507737</text:p>
              </table:table-cell>
              <table:table-cell office:value-type="float" office:value="2.68562855980711">
                <text:p>2.685628559807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2.69323492494877">
                <text:p>2.69323492494877</text:p>
              </table:table-cell>
              <table:table-cell office:value-type="float" office:value="3.06019235710465">
                <text:p>3.060192357104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2.65868284785188">
                <text:p>2.65868284785188</text:p>
              </table:table-cell>
              <table:table-cell office:value-type="float" office:value="3.10751280047885">
                <text:p>3.107512800478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2.51811892773484">
                <text:p>2.51811892773484</text:p>
              </table:table-cell>
              <table:table-cell office:value-type="float" office:value="2.85660208129052">
                <text:p>2.85660208129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2.79306001931709">
                <text:p>2.79306001931709</text:p>
              </table:table-cell>
              <table:table-cell office:value-type="float" office:value="3.14521680588916">
                <text:p>3.145216805889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2.48913633130176">
                <text:p>2.48913633130176</text:p>
              </table:table-cell>
              <table:table-cell office:value-type="float" office:value="2.63833621641108">
                <text:p>2.638336216411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2.59981523541047">
                <text:p>2.59981523541047</text:p>
              </table:table-cell>
              <table:table-cell office:value-type="float" office:value="2.74692346036646">
                <text:p>2.746923460366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2.62382941671843">
                <text:p>2.62382941671843</text:p>
              </table:table-cell>
              <table:table-cell office:value-type="float" office:value="2.78737933467892">
                <text:p>2.787379334678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2.45523966075221">
                <text:p>2.45523966075221</text:p>
              </table:table-cell>
              <table:table-cell office:value-type="float" office:value="2.7081766279457">
                <text:p>2.70817662794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2.82478292138102">
                <text:p>2.82478292138102</text:p>
              </table:table-cell>
              <table:table-cell office:value-type="float" office:value="2.68158919467866">
                <text:p>2.681589194678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2.59826090485593">
                <text:p>2.59826090485593</text:p>
              </table:table-cell>
              <table:table-cell office:value-type="float" office:value="3.08179443367552">
                <text:p>3.081794433675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2.45482023369688">
                <text:p>2.45482023369688</text:p>
              </table:table-cell>
              <table:table-cell office:value-type="float" office:value="2.70003968382424">
                <text:p>2.700039683824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2.71592986287989">
                <text:p>2.71592986287989</text:p>
              </table:table-cell>
              <table:table-cell office:value-type="float" office:value="3.07795063153739">
                <text:p>3.077950631537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2.78075449898172">
                <text:p>2.78075449898172</text:p>
              </table:table-cell>
              <table:table-cell office:value-type="float" office:value="3.29489667875639">
                <text:p>3.294896678756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2.54719369612752">
                <text:p>2.54719369612752</text:p>
              </table:table-cell>
              <table:table-cell office:value-type="float" office:value="2.6990897955391">
                <text:p>2.69908979553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2.56798051124115">
                <text:p>2.56798051124115</text:p>
              </table:table-cell>
              <table:table-cell office:value-type="float" office:value="2.85225081283538">
                <text:p>2.852250812835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2.5761054667538">
                <text:p>2.5761054667538</text:p>
              </table:table-cell>
              <table:table-cell office:value-type="float" office:value="2.9614836462503">
                <text:p>2.96148364625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2.54877754390591">
                <text:p>2.54877754390591</text:p>
              </table:table-cell>
              <table:table-cell office:value-type="float" office:value="2.85003195858377">
                <text:p>2.850031958583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2.5141946834805">
                <text:p>2.5141946834805</text:p>
              </table:table-cell>
              <table:table-cell office:value-type="float" office:value="2.71284434219152">
                <text:p>2.712844342191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2.40015926545897">
                <text:p>2.40015926545897</text:p>
              </table:table-cell>
              <table:table-cell office:value-type="float" office:value="2.85305878624151">
                <text:p>2.853058786241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2.6431485664047">
                <text:p>2.6431485664047</text:p>
              </table:table-cell>
              <table:table-cell office:value-type="float" office:value="3.17495627150403">
                <text:p>3.174956271504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2.56096684593634">
                <text:p>2.56096684593634</text:p>
              </table:table-cell>
              <table:table-cell office:value-type="float" office:value="3.46176785821507">
                <text:p>3.461767858215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2.43393273600955">
                <text:p>2.43393273600955</text:p>
              </table:table-cell>
              <table:table-cell office:value-type="float" office:value="2.64923680402854">
                <text:p>2.649236804028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2.54729932755901">
                <text:p>2.54729932755901</text:p>
              </table:table-cell>
              <table:table-cell office:value-type="float" office:value="3.0534476025068">
                <text:p>3.05344760250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2.53806586285512">
                <text:p>2.53806586285512</text:p>
              </table:table-cell>
              <table:table-cell office:value-type="float" office:value="2.88299075333852">
                <text:p>2.882990753338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2.6332967626249">
                <text:p>2.6332967626249</text:p>
              </table:table-cell>
              <table:table-cell office:value-type="float" office:value="2.83712245766505">
                <text:p>2.837122457665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2.43312553978693">
                <text:p>2.43312553978693</text:p>
              </table:table-cell>
              <table:table-cell office:value-type="float" office:value="2.59860275960565">
                <text:p>2.598602759605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2.61268911923085">
                <text:p>2.61268911923085</text:p>
              </table:table-cell>
              <table:table-cell office:value-type="float" office:value="2.8993246589882">
                <text:p>2.89932465898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2.52501964224544">
                <text:p>2.52501964224544</text:p>
              </table:table-cell>
              <table:table-cell office:value-type="float" office:value="2.69898092654725">
                <text:p>2.698980926547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2.68772036962726">
                <text:p>2.68772036962726</text:p>
              </table:table-cell>
              <table:table-cell office:value-type="float" office:value="2.7360645830828">
                <text:p>2.73606458308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2.37498099916564">
                <text:p>2.37498099916564</text:p>
              </table:table-cell>
              <table:table-cell office:value-type="float" office:value="2.84534690415854">
                <text:p>2.845346904158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2.41526382506437">
                <text:p>2.41526382506437</text:p>
              </table:table-cell>
              <table:table-cell office:value-type="float" office:value="2.91305269882774">
                <text:p>2.913052698827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2.58128623128749">
                <text:p>2.58128623128749</text:p>
              </table:table-cell>
              <table:table-cell office:value-type="float" office:value="2.88309912830459">
                <text:p>2.883099128304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2.67997828616923">
                <text:p>2.67997828616923</text:p>
              </table:table-cell>
              <table:table-cell office:value-type="float" office:value="2.9193414071085">
                <text:p>2.91934140710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2.67334996990137">
                <text:p>2.67334996990137</text:p>
              </table:table-cell>
              <table:table-cell office:value-type="float" office:value="3.01100592013185">
                <text:p>3.011005920131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2.47369837060037">
                <text:p>2.47369837060037</text:p>
              </table:table-cell>
              <table:table-cell office:value-type="float" office:value="3.0397764991347">
                <text:p>3.03977649913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2.51163651418364">
                <text:p>2.51163651418364</text:p>
              </table:table-cell>
              <table:table-cell office:value-type="float" office:value="3.1495760631458">
                <text:p>3.14957606314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2.4936834976109">
                <text:p>2.4936834976109</text:p>
              </table:table-cell>
              <table:table-cell office:value-type="float" office:value="3.24401758701744">
                <text:p>3.244017587017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2.67647795669736">
                <text:p>2.67647795669736</text:p>
              </table:table-cell>
              <table:table-cell office:value-type="float" office:value="3.09917596059456">
                <text:p>3.099175960594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2.58085420182305">
                <text:p>2.58085420182305</text:p>
              </table:table-cell>
              <table:table-cell office:value-type="float" office:value="3.40945245259841">
                <text:p>3.409452452598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2.5442753333547">
                <text:p>2.5442753333547</text:p>
              </table:table-cell>
              <table:table-cell office:value-type="float" office:value="2.80543803692901">
                <text:p>2.805438036929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2.48929553154714">
                <text:p>2.48929553154714</text:p>
              </table:table-cell>
              <table:table-cell office:value-type="float" office:value="2.9380786011233">
                <text:p>2.93807860112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2.6193971058949">
                <text:p>2.6193971058949</text:p>
              </table:table-cell>
              <table:table-cell office:value-type="float" office:value="2.95090234097973">
                <text:p>2.950902340979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2.59326905175416">
                <text:p>2.59326905175416</text:p>
              </table:table-cell>
              <table:table-cell office:value-type="float" office:value="3.18981796423065">
                <text:p>3.189817964230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2.69915169859641">
                <text:p>2.69915169859641</text:p>
              </table:table-cell>
              <table:table-cell office:value-type="float" office:value="2.79585751876254">
                <text:p>2.795857518762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2.57899048386587">
                <text:p>2.57899048386587</text:p>
              </table:table-cell>
              <table:table-cell office:value-type="float" office:value="3.21519006035215">
                <text:p>3.215190060352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2.89205768947778">
                <text:p>2.89205768947778</text:p>
              </table:table-cell>
              <table:table-cell office:value-type="float" office:value="2.90393318778328">
                <text:p>2.9039331877832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2.60108865219512">
                <text:p>2.60108865219512</text:p>
              </table:table-cell>
              <table:table-cell office:value-type="float" office:value="2.78785843638569">
                <text:p>2.787858436385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2.71744882172781">
                <text:p>2.71744882172781</text:p>
              </table:table-cell>
              <table:table-cell office:value-type="float" office:value="2.96925082574021">
                <text:p>2.969250825740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2.88063676709274">
                <text:p>2.88063676709274</text:p>
              </table:table-cell>
              <table:table-cell office:value-type="float" office:value="3.3529962738814">
                <text:p>3.35299627388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2.40459178421953">
                <text:p>2.40459178421953</text:p>
              </table:table-cell>
              <table:table-cell office:value-type="float" office:value="3.53396615311384">
                <text:p>3.533966153113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2.75273186890887">
                <text:p>2.75273186890887</text:p>
              </table:table-cell>
              <table:table-cell office:value-type="float" office:value="2.92819267933973">
                <text:p>2.928192679339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2.38631498415882">
                <text:p>2.38631498415882</text:p>
              </table:table-cell>
              <table:table-cell office:value-type="float" office:value="3.10062249155983">
                <text:p>3.100622491559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2.46922165210422">
                <text:p>2.46922165210422</text:p>
              </table:table-cell>
              <table:table-cell office:value-type="float" office:value="2.80134217021657">
                <text:p>2.801342170216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2.31492578233195">
                <text:p>2.31492578233195</text:p>
              </table:table-cell>
              <table:table-cell office:value-type="float" office:value="2.64813470346092">
                <text:p>2.648134703460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2.54269403286814">
                <text:p>2.54269403286814</text:p>
              </table:table-cell>
              <table:table-cell office:value-type="float" office:value="2.96349414174566">
                <text:p>2.963494141745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2.43940097869314">
                <text:p>2.43940097869314</text:p>
              </table:table-cell>
              <table:table-cell office:value-type="float" office:value="3.03885635088259">
                <text:p>3.038856350882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2.62399247575607">
                <text:p>2.62399247575607</text:p>
              </table:table-cell>
              <table:table-cell office:value-type="float" office:value="2.96388778074374">
                <text:p>2.963887780743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2.41956848707296">
                <text:p>2.41956848707296</text:p>
              </table:table-cell>
              <table:table-cell office:value-type="float" office:value="3.14248843787104">
                <text:p>3.142488437871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2.46317731325033">
                <text:p>2.46317731325033</text:p>
              </table:table-cell>
              <table:table-cell office:value-type="float" office:value="3.08724041743367">
                <text:p>3.087240417433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2.57774518091791">
                <text:p>2.57774518091791</text:p>
              </table:table-cell>
              <table:table-cell office:value-type="float" office:value="3.42609001649473">
                <text:p>3.426090016494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2.60979684416365">
                <text:p>2.60979684416365</text:p>
              </table:table-cell>
              <table:table-cell office:value-type="float" office:value="2.98837277633098">
                <text:p>2.988372776330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2.53153202914642">
                <text:p>2.53153202914642</text:p>
              </table:table-cell>
              <table:table-cell office:value-type="float" office:value="2.9590189413912">
                <text:p>2.95901894139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2.56447121135666">
                <text:p>2.56447121135666</text:p>
              </table:table-cell>
              <table:table-cell office:value-type="float" office:value="2.77326473523495">
                <text:p>2.773264735234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2.55968696526256">
                <text:p>2.55968696526256</text:p>
              </table:table-cell>
              <table:table-cell office:value-type="float" office:value="3.04856313952905">
                <text:p>3.048563139529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2.34600995336048">
                <text:p>2.34600995336048</text:p>
              </table:table-cell>
              <table:table-cell office:value-type="float" office:value="2.78173162586029">
                <text:p>2.781731625860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2.45354245883568">
                <text:p>2.45354245883568</text:p>
              </table:table-cell>
              <table:table-cell office:value-type="float" office:value="2.7590442126579">
                <text:p>2.75904421265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2.76964598697723">
                <text:p>2.76964598697723</text:p>
              </table:table-cell>
              <table:table-cell office:value-type="float" office:value="3.00526481744442">
                <text:p>3.005264817444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2.51269269807571">
                <text:p>2.51269269807571</text:p>
              </table:table-cell>
              <table:table-cell office:value-type="float" office:value="3.18678461408218">
                <text:p>3.186784614082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2.53727352857248">
                <text:p>2.53727352857248</text:p>
              </table:table-cell>
              <table:table-cell office:value-type="float" office:value="3.10424629507073">
                <text:p>3.104246295070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2.40069463417039">
                <text:p>2.40069463417039</text:p>
              </table:table-cell>
              <table:table-cell office:value-type="float" office:value="2.70912235360473">
                <text:p>2.709122353604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2.33039033843211">
                <text:p>2.33039033843211</text:p>
              </table:table-cell>
              <table:table-cell office:value-type="float" office:value="2.88008351182124">
                <text:p>2.880083511821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2.53676713163553">
                <text:p>2.53676713163553</text:p>
              </table:table-cell>
              <table:table-cell office:value-type="float" office:value="3.67901655371214">
                <text:p>3.679016553712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2.62815143989471">
                <text:p>2.62815143989471</text:p>
              </table:table-cell>
              <table:table-cell office:value-type="float" office:value="3.23392518037895">
                <text:p>3.233925180378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2.6248645539889">
                <text:p>2.6248645539889</text:p>
              </table:table-cell>
              <table:table-cell office:value-type="float" office:value="2.87129559926475">
                <text:p>2.871295599264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2.52391395890487">
                <text:p>2.52391395890487</text:p>
              </table:table-cell>
              <table:table-cell office:value-type="float" office:value="2.855403764205">
                <text:p>2.8554037642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2.57008481687022">
                <text:p>2.57008481687022</text:p>
              </table:table-cell>
              <table:table-cell office:value-type="float" office:value="2.94353960597612">
                <text:p>2.943539605976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2.43876930842039">
                <text:p>2.43876930842039</text:p>
              </table:table-cell>
              <table:table-cell office:value-type="float" office:value="3.20446588731345">
                <text:p>3.204465887313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2.82701046652322">
                <text:p>2.82701046652322</text:p>
              </table:table-cell>
              <table:table-cell office:value-type="float" office:value="3.44772166881363">
                <text:p>3.447721668813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2.46980791926369">
                <text:p>2.46980791926369</text:p>
              </table:table-cell>
              <table:table-cell office:value-type="float" office:value="3.34736405895515">
                <text:p>3.347364058955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2.46740930138923">
                <text:p>2.46740930138923</text:p>
              </table:table-cell>
              <table:table-cell office:value-type="float" office:value="3.15923725581329">
                <text:p>3.159237255813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2.35195060475633">
                <text:p>2.35195060475633</text:p>
              </table:table-cell>
              <table:table-cell office:value-type="float" office:value="3.44538462451711">
                <text:p>3.445384624517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2.51723863188638">
                <text:p>2.51723863188638</text:p>
              </table:table-cell>
              <table:table-cell office:value-type="float" office:value="3.09557695793105">
                <text:p>3.095576957931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2.32252460104363">
                <text:p>2.32252460104363</text:p>
              </table:table-cell>
              <table:table-cell office:value-type="float" office:value="3.22425054945156">
                <text:p>3.224250549451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2.43844169068191">
                <text:p>2.43844169068191</text:p>
              </table:table-cell>
              <table:table-cell office:value-type="float" office:value="3.27055042149217">
                <text:p>3.270550421492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2.72125893019444">
                <text:p>2.72125893019444</text:p>
              </table:table-cell>
              <table:table-cell office:value-type="float" office:value="3.13837398194547">
                <text:p>3.138373981945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2.37968145662403">
                <text:p>2.37968145662403</text:p>
              </table:table-cell>
              <table:table-cell office:value-type="float" office:value="3.35810467697311">
                <text:p>3.35810467697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2.34922050974257">
                <text:p>2.34922050974257</text:p>
              </table:table-cell>
              <table:table-cell office:value-type="float" office:value="2.88552710697068">
                <text:p>2.885527106970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2.82055684679201">
                <text:p>2.82055684679201</text:p>
              </table:table-cell>
              <table:table-cell office:value-type="float" office:value="2.93019186924977">
                <text:p>2.930191869249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2.375796266501">
                <text:p>2.375796266501</text:p>
              </table:table-cell>
              <table:table-cell office:value-type="float" office:value="3.26396037304806">
                <text:p>3.263960373048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2.44361435849812">
                <text:p>2.44361435849812</text:p>
              </table:table-cell>
              <table:table-cell office:value-type="float" office:value="3.03636096948103">
                <text:p>3.036360969481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2.53982176878866">
                <text:p>2.53982176878866</text:p>
              </table:table-cell>
              <table:table-cell office:value-type="float" office:value="3.06671787953455">
                <text:p>3.066717879534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2.68294856176503">
                <text:p>2.68294856176503</text:p>
              </table:table-cell>
              <table:table-cell office:value-type="float" office:value="3.40952174738645">
                <text:p>3.40952174738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2.48361543789033">
                <text:p>2.48361543789033</text:p>
              </table:table-cell>
              <table:table-cell office:value-type="float" office:value="3.41158275950588">
                <text:p>3.411582759505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2.63405280438048">
                <text:p>2.63405280438048</text:p>
              </table:table-cell>
              <table:table-cell office:value-type="float" office:value="3.05672377142237">
                <text:p>3.056723771422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2.52941171915881">
                <text:p>2.52941171915881</text:p>
              </table:table-cell>
              <table:table-cell office:value-type="float" office:value="3.26709736799739">
                <text:p>3.267097367997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2.56336593134806">
                <text:p>2.56336593134806</text:p>
              </table:table-cell>
              <table:table-cell office:value-type="float" office:value="3.12421314711642">
                <text:p>3.124213147116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2.82538650364814">
                <text:p>2.82538650364814</text:p>
              </table:table-cell>
              <table:table-cell office:value-type="float" office:value="3.29556130727714">
                <text:p>3.295561307277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2.62684920700982">
                <text:p>2.62684920700982</text:p>
              </table:table-cell>
              <table:table-cell office:value-type="float" office:value="3.41964190229556">
                <text:p>3.419641902295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2.43178873677059">
                <text:p>2.43178873677059</text:p>
              </table:table-cell>
              <table:table-cell office:value-type="float" office:value="3.32213559123006">
                <text:p>3.322135591230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2.65523453944248">
                <text:p>2.65523453944248</text:p>
              </table:table-cell>
              <table:table-cell office:value-type="float" office:value="3.04134026179327">
                <text:p>3.041340261793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2.60020953308944">
                <text:p>2.60020953308944</text:p>
              </table:table-cell>
              <table:table-cell office:value-type="float" office:value="3.44238752089486">
                <text:p>3.442387520894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2.34410851073059">
                <text:p>2.34410851073059</text:p>
              </table:table-cell>
              <table:table-cell office:value-type="float" office:value="3.39861467426599">
                <text:p>3.398614674265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2.51256762725687">
                <text:p>2.51256762725687</text:p>
              </table:table-cell>
              <table:table-cell office:value-type="float" office:value="3.24805307911873">
                <text:p>3.248053079118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2.72599151997971">
                <text:p>2.72599151997971</text:p>
              </table:table-cell>
              <table:table-cell office:value-type="float" office:value="3.22402027995219">
                <text:p>3.224020279952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2.45744110296558">
                <text:p>2.45744110296558</text:p>
              </table:table-cell>
              <table:table-cell office:value-type="float" office:value="3.33766352917702">
                <text:p>3.337663529177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2.65679463936843">
                <text:p>2.65679463936843</text:p>
              </table:table-cell>
              <table:table-cell office:value-type="float" office:value="2.80856457046286">
                <text:p>2.808564570462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2.36188280417736">
                <text:p>2.36188280417736</text:p>
              </table:table-cell>
              <table:table-cell office:value-type="float" office:value="2.85539379894242">
                <text:p>2.855393798942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2.61913611956346">
                <text:p>2.61913611956346</text:p>
              </table:table-cell>
              <table:table-cell office:value-type="float" office:value="3.25116522421515">
                <text:p>3.251165224215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2.78202339088204">
                <text:p>2.78202339088204</text:p>
              </table:table-cell>
              <table:table-cell office:value-type="float" office:value="3.3103599313121">
                <text:p>3.31035993131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2.58747035233061">
                <text:p>2.58747035233061</text:p>
              </table:table-cell>
              <table:table-cell office:value-type="float" office:value="3.21414935070861">
                <text:p>3.214149350708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2.8196697752631">
                <text:p>2.8196697752631</text:p>
              </table:table-cell>
              <table:table-cell office:value-type="float" office:value="3.22956100152003">
                <text:p>3.229561001520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2.77734410286724">
                <text:p>2.77734410286724</text:p>
              </table:table-cell>
              <table:table-cell office:value-type="float" office:value="3.13896750810291">
                <text:p>3.138967508102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2.26440344247713">
                <text:p>2.26440344247713</text:p>
              </table:table-cell>
              <table:table-cell office:value-type="float" office:value="3.31889164724477">
                <text:p>3.318891647244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2.46365919802277">
                <text:p>2.46365919802277</text:p>
              </table:table-cell>
              <table:table-cell office:value-type="float" office:value="2.84846118494208">
                <text:p>2.848461184942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2.62996445335099">
                <text:p>2.62996445335099</text:p>
              </table:table-cell>
              <table:table-cell office:value-type="float" office:value="3.26784467422814">
                <text:p>3.267844674228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2.64305677099237">
                <text:p>2.64305677099237</text:p>
              </table:table-cell>
              <table:table-cell office:value-type="float" office:value="3.24136971450542">
                <text:p>3.241369714505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2.81347503890271">
                <text:p>2.81347503890271</text:p>
              </table:table-cell>
              <table:table-cell office:value-type="float" office:value="3.28405383910927">
                <text:p>3.284053839109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2.60821941963165">
                <text:p>2.60821941963165</text:p>
              </table:table-cell>
              <table:table-cell office:value-type="float" office:value="3.64417306162076">
                <text:p>3.644173061620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2.53319082605626">
                <text:p>2.53319082605626</text:p>
              </table:table-cell>
              <table:table-cell office:value-type="float" office:value="3.48580462868798">
                <text:p>3.485804628687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2.77281681790461">
                <text:p>2.77281681790461</text:p>
              </table:table-cell>
              <table:table-cell office:value-type="float" office:value="3.43144846584977">
                <text:p>3.431448465849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2.82256812288009">
                <text:p>2.82256812288009</text:p>
              </table:table-cell>
              <table:table-cell office:value-type="float" office:value="3.28314216150367">
                <text:p>3.283142161503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2.6142365608824">
                <text:p>2.6142365608824</text:p>
              </table:table-cell>
              <table:table-cell office:value-type="float" office:value="3.85252890610543">
                <text:p>3.852528906105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2.62773220425117">
                <text:p>2.62773220425117</text:p>
              </table:table-cell>
              <table:table-cell office:value-type="float" office:value="3.80783035692429">
                <text:p>3.807830356924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2.4827240865302">
                <text:p>2.4827240865302</text:p>
              </table:table-cell>
              <table:table-cell office:value-type="float" office:value="3.55627351601875">
                <text:p>3.556273516018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2.79473291530139">
                <text:p>2.79473291530139</text:p>
              </table:table-cell>
              <table:table-cell office:value-type="float" office:value="2.95204889075582">
                <text:p>2.952048890755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2.43678258694973">
                <text:p>2.43678258694973</text:p>
              </table:table-cell>
              <table:table-cell office:value-type="float" office:value="3.94437976242885">
                <text:p>3.944379762428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2.45300677823468">
                <text:p>2.45300677823468</text:p>
              </table:table-cell>
              <table:table-cell office:value-type="float" office:value="3.34749218502781">
                <text:p>3.347492185027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2.67398849245264">
                <text:p>2.67398849245264</text:p>
              </table:table-cell>
              <table:table-cell office:value-type="float" office:value="3.51383448418924">
                <text:p>3.513834484189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2.66441375767411">
                <text:p>2.66441375767411</text:p>
              </table:table-cell>
              <table:table-cell office:value-type="float" office:value="3.12875623836376">
                <text:p>3.1287562383637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2.49990072721689">
                <text:p>2.49990072721689</text:p>
              </table:table-cell>
              <table:table-cell office:value-type="float" office:value="3.13724110489141">
                <text:p>3.137241104891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2.5589282894397">
                <text:p>2.5589282894397</text:p>
              </table:table-cell>
              <table:table-cell office:value-type="float" office:value="3.02956181526873">
                <text:p>3.029561815268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2.91999159630065">
                <text:p>2.91999159630065</text:p>
              </table:table-cell>
              <table:table-cell office:value-type="float" office:value="3.35041540946856">
                <text:p>3.350415409468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2.49032696004215">
                <text:p>2.49032696004215</text:p>
              </table:table-cell>
              <table:table-cell office:value-type="float" office:value="3.40413133904616">
                <text:p>3.404131339046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2.30269223933634">
                <text:p>2.30269223933634</text:p>
              </table:table-cell>
              <table:table-cell office:value-type="float" office:value="3.1168163473265">
                <text:p>3.11681634732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2.94546015679468">
                <text:p>2.94546015679468</text:p>
              </table:table-cell>
              <table:table-cell office:value-type="float" office:value="3.75471788082879">
                <text:p>3.754717880828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2.84170624196349">
                <text:p>2.84170624196349</text:p>
              </table:table-cell>
              <table:table-cell office:value-type="float" office:value="3.7560377611132">
                <text:p>3.75603776111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2.60928943065839">
                <text:p>2.60928943065839</text:p>
              </table:table-cell>
              <table:table-cell office:value-type="float" office:value="3.51350906611495">
                <text:p>3.513509066114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2.58488420338156">
                <text:p>2.58488420338156</text:p>
              </table:table-cell>
              <table:table-cell office:value-type="float" office:value="3.38026125270499">
                <text:p>3.3802612527049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2.31028613826404">
                <text:p>2.31028613826404</text:p>
              </table:table-cell>
              <table:table-cell office:value-type="float" office:value="3.48723241923362">
                <text:p>3.487232419233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2.30769246554321">
                <text:p>2.30769246554321</text:p>
              </table:table-cell>
              <table:table-cell office:value-type="float" office:value="3.46970339869877">
                <text:p>3.469703398698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2.49172789393082">
                <text:p>2.49172789393082</text:p>
              </table:table-cell>
              <table:table-cell office:value-type="float" office:value="3.06542202604708">
                <text:p>3.065422026047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2.81166318491564">
                <text:p>2.81166318491564</text:p>
              </table:table-cell>
              <table:table-cell office:value-type="float" office:value="3.22218764882039">
                <text:p>3.222187648820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2.84425639387274">
                <text:p>2.84425639387274</text:p>
              </table:table-cell>
              <table:table-cell office:value-type="float" office:value="3.50767157530469">
                <text:p>3.507671575304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2.74924594395782">
                <text:p>2.74924594395782</text:p>
              </table:table-cell>
              <table:table-cell office:value-type="float" office:value="3.58509644563879">
                <text:p>3.585096445638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2.68299418602875">
                <text:p>2.68299418602875</text:p>
              </table:table-cell>
              <table:table-cell office:value-type="float" office:value="3.27591924769075">
                <text:p>3.275919247690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2.66463900315761">
                <text:p>2.66463900315761</text:p>
              </table:table-cell>
              <table:table-cell office:value-type="float" office:value="3.2946239788627">
                <text:p>3.29462397886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2.8583706417411">
                <text:p>2.8583706417411</text:p>
              </table:table-cell>
              <table:table-cell office:value-type="float" office:value="3.39601988110328">
                <text:p>3.396019881103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2.78793794433366">
                <text:p>2.78793794433366</text:p>
              </table:table-cell>
              <table:table-cell office:value-type="float" office:value="3.5078139273264">
                <text:p>3.50781392732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2.7169826274792">
                <text:p>2.7169826274792</text:p>
              </table:table-cell>
              <table:table-cell office:value-type="float" office:value="3.59453516011599">
                <text:p>3.594535160115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2.6067490425765">
                <text:p>2.6067490425765</text:p>
              </table:table-cell>
              <table:table-cell office:value-type="float" office:value="3.36462146680872">
                <text:p>3.364621466808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2.70664800267501">
                <text:p>2.70664800267501</text:p>
              </table:table-cell>
              <table:table-cell office:value-type="float" office:value="3.06953822197816">
                <text:p>3.069538221978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2.68722897094673">
                <text:p>2.68722897094673</text:p>
              </table:table-cell>
              <table:table-cell office:value-type="float" office:value="3.57599402704364">
                <text:p>3.5759940270436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2.7828022811526">
                <text:p>2.7828022811526</text:p>
              </table:table-cell>
              <table:table-cell office:value-type="float" office:value="3.40980392175428">
                <text:p>3.409803921754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2.62810345172311">
                <text:p>2.62810345172311</text:p>
              </table:table-cell>
              <table:table-cell office:value-type="float" office:value="3.50868201239328">
                <text:p>3.508682012393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2.43324194972341">
                <text:p>2.43324194972341</text:p>
              </table:table-cell>
              <table:table-cell office:value-type="float" office:value="3.07372737769734">
                <text:p>3.073727377697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2.81147514575418">
                <text:p>2.81147514575418</text:p>
              </table:table-cell>
              <table:table-cell office:value-type="float" office:value="3.41948895062202">
                <text:p>3.419488950622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2.79640530131395">
                <text:p>2.79640530131395</text:p>
              </table:table-cell>
              <table:table-cell office:value-type="float" office:value="3.63302795753051">
                <text:p>3.633027957530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2.81483153365839">
                <text:p>2.81483153365839</text:p>
              </table:table-cell>
              <table:table-cell office:value-type="float" office:value="3.45112071035867">
                <text:p>3.451120710358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2.76271457182195">
                <text:p>2.76271457182195</text:p>
              </table:table-cell>
              <table:table-cell office:value-type="float" office:value="3.40578220637473">
                <text:p>3.405782206374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2.88205067115704">
                <text:p>2.88205067115704</text:p>
              </table:table-cell>
              <table:table-cell office:value-type="float" office:value="3.32994345919913">
                <text:p>3.329943459199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2.97584556256824">
                <text:p>2.97584556256824</text:p>
              </table:table-cell>
              <table:table-cell office:value-type="float" office:value="3.33681256630771">
                <text:p>3.336812566307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2.80745062095108">
                <text:p>2.80745062095108</text:p>
              </table:table-cell>
              <table:table-cell office:value-type="float" office:value="3.35601428746607">
                <text:p>3.356014287466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2.7270335594419">
                <text:p>2.7270335594419</text:p>
              </table:table-cell>
              <table:table-cell office:value-type="float" office:value="3.65394603824856">
                <text:p>3.653946038248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2.96449643143776">
                <text:p>2.96449643143776</text:p>
              </table:table-cell>
              <table:table-cell office:value-type="float" office:value="3.52558238654353">
                <text:p>3.525582386543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3.14030018007181">
                <text:p>3.14030018007181</text:p>
              </table:table-cell>
              <table:table-cell office:value-type="float" office:value="3.65613234651173">
                <text:p>3.656132346511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2.57817639622826">
                <text:p>2.57817639622826</text:p>
              </table:table-cell>
              <table:table-cell office:value-type="float" office:value="3.14564029189625">
                <text:p>3.145640291896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2.68758016983626">
                <text:p>2.68758016983626</text:p>
              </table:table-cell>
              <table:table-cell office:value-type="float" office:value="3.38051396129706">
                <text:p>3.380513961297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2.97013824836831">
                <text:p>2.97013824836831</text:p>
              </table:table-cell>
              <table:table-cell office:value-type="float" office:value="4.00510293559789">
                <text:p>4.005102935597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2.91370828459438">
                <text:p>2.91370828459438</text:p>
              </table:table-cell>
              <table:table-cell office:value-type="float" office:value="4.03522616679913">
                <text:p>4.035226166799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2.90829821296284">
                <text:p>2.90829821296284</text:p>
              </table:table-cell>
              <table:table-cell office:value-type="float" office:value="3.16008114675448">
                <text:p>3.160081146754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3.2220710644459">
                <text:p>3.2220710644459</text:p>
              </table:table-cell>
              <table:table-cell office:value-type="float" office:value="3.81621625475327">
                <text:p>3.816216254753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2.86368592478823">
                <text:p>2.86368592478823</text:p>
              </table:table-cell>
              <table:table-cell office:value-type="float" office:value="3.4096016913265">
                <text:p>3.40960169132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3.09265721851078">
                <text:p>3.09265721851078</text:p>
              </table:table-cell>
              <table:table-cell office:value-type="float" office:value="3.33136043233914">
                <text:p>3.331360432339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2.79344736911227">
                <text:p>2.79344736911227</text:p>
              </table:table-cell>
              <table:table-cell office:value-type="float" office:value="3.30569909758794">
                <text:p>3.305699097587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3.10261833270953">
                <text:p>3.10261833270953</text:p>
              </table:table-cell>
              <table:table-cell office:value-type="float" office:value="3.13905961060844">
                <text:p>3.139059610608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2.95083410200545">
                <text:p>2.95083410200545</text:p>
              </table:table-cell>
              <table:table-cell office:value-type="float" office:value="3.41693049816248">
                <text:p>3.416930498162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2.64298566560837">
                <text:p>2.64298566560837</text:p>
              </table:table-cell>
              <table:table-cell office:value-type="float" office:value="3.59348798112677">
                <text:p>3.593487981126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3.43822162439228">
                <text:p>3.43822162439228</text:p>
              </table:table-cell>
              <table:table-cell office:value-type="float" office:value="3.74937884086188">
                <text:p>3.749378840861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3.17995665462031">
                <text:p>3.17995665462031</text:p>
              </table:table-cell>
              <table:table-cell office:value-type="float" office:value="3.27525166647838">
                <text:p>3.275251666478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3.07976070535585">
                <text:p>3.07976070535585</text:p>
              </table:table-cell>
              <table:table-cell office:value-type="float" office:value="3.33699918286946">
                <text:p>3.336999182869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2.99705774196794">
                <text:p>2.99705774196794</text:p>
              </table:table-cell>
              <table:table-cell office:value-type="float" office:value="3.36947602151558">
                <text:p>3.369476021515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2.876780469529">
                <text:p>2.876780469529</text:p>
              </table:table-cell>
              <table:table-cell office:value-type="float" office:value="3.64680294738389">
                <text:p>3.646802947383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3.58152679632023">
                <text:p>3.58152679632023</text:p>
              </table:table-cell>
              <table:table-cell office:value-type="float" office:value="3.85711986041028">
                <text:p>3.857119860410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3.02698950830366">
                <text:p>3.02698950830366</text:p>
              </table:table-cell>
              <table:table-cell office:value-type="float" office:value="3.50628215324441">
                <text:p>3.506282153244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3.05976622354208">
                <text:p>3.05976622354208</text:p>
              </table:table-cell>
              <table:table-cell office:value-type="float" office:value="3.7819925912201">
                <text:p>3.78199259122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3.06296787834145">
                <text:p>3.06296787834145</text:p>
              </table:table-cell>
              <table:table-cell office:value-type="float" office:value="3.48159491100604">
                <text:p>3.481594911006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3.24016514133093">
                <text:p>3.24016514133093</text:p>
              </table:table-cell>
              <table:table-cell office:value-type="float" office:value="3.37054136185751">
                <text:p>3.370541361857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2.99688541022554">
                <text:p>2.99688541022554</text:p>
              </table:table-cell>
              <table:table-cell office:value-type="float" office:value="3.44315201481956">
                <text:p>3.443152014819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3.11425696907522">
                <text:p>3.11425696907522</text:p>
              </table:table-cell>
              <table:table-cell office:value-type="float" office:value="3.35525569489013">
                <text:p>3.355255694890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3.02116377317152">
                <text:p>3.02116377317152</text:p>
              </table:table-cell>
              <table:table-cell office:value-type="float" office:value="3.88634090974118">
                <text:p>3.886340909741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3.50212684783694">
                <text:p>3.50212684783694</text:p>
              </table:table-cell>
              <table:table-cell office:value-type="float" office:value="3.48982665874489">
                <text:p>3.489826658744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3.20911492539098">
                <text:p>3.20911492539098</text:p>
              </table:table-cell>
              <table:table-cell office:value-type="float" office:value="3.4438349558008">
                <text:p>3.44383495580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3.2775936575749">
                <text:p>3.2775936575749</text:p>
              </table:table-cell>
              <table:table-cell office:value-type="float" office:value="3.60023930154474">
                <text:p>3.600239301544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3.11858803892303">
                <text:p>3.11858803892303</text:p>
              </table:table-cell>
              <table:table-cell office:value-type="float" office:value="3.6619763472335">
                <text:p>3.66197634723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3.11108824852653">
                <text:p>3.11108824852653</text:p>
              </table:table-cell>
              <table:table-cell office:value-type="float" office:value="3.70773452687419">
                <text:p>3.707734526874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2.92239856104682">
                <text:p>2.92239856104682</text:p>
              </table:table-cell>
              <table:table-cell office:value-type="float" office:value="3.63934259407005">
                <text:p>3.639342594070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3.39341904741259">
                <text:p>3.39341904741259</text:p>
              </table:table-cell>
              <table:table-cell office:value-type="float" office:value="3.51496279088519">
                <text:p>3.514962790885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3.56695156567057">
                <text:p>3.56695156567057</text:p>
              </table:table-cell>
              <table:table-cell office:value-type="float" office:value="3.66931940055599">
                <text:p>3.669319400555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2.99325571380533">
                <text:p>2.99325571380533</text:p>
              </table:table-cell>
              <table:table-cell office:value-type="float" office:value="3.68762537323226">
                <text:p>3.687625373232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3.78278052156354">
                <text:p>3.78278052156354</text:p>
              </table:table-cell>
              <table:table-cell office:value-type="float" office:value="3.2796806039473">
                <text:p>3.27968060394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minimum="-40" chart:maximum="5" chart:origin="-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maximum="40" chart:origin="0" chart:interval-major="10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25" loext:regression-extrapolate-backward="5" loext:regression-force-intercept="false" loext:regression-intercept-value="0" chart:regression-type="linear"/>
      <style:graphic-properties svg:stroke-color="#ffd320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>
      <style:chart-properties loext:regression-name="" loext:regression-max-degree="2" loext:regression-period="2" loext:regression-extrapolate-forward="25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49cm" svg:height="9.147cm" xlink:href=".." xlink:type="simple" chart:class="chart:scatter" chart:style-name="ch1">
        <chart:plot-area chart:style-name="ch2" table:cell-range-address="'IMD-20MHz'.J11:'IMD-20MHz'.J17 'IMD-20MHz'.L2:'IMD-20MHz'.L21 'IMD-20MHz'.K1:'IMD-20MHz'.L1 'IMD-20MHz'.K11:'IMD-20MHz'.K21" chart:data-source-has-labels="row" svg:x="0.322cm" svg:y="0.182cm" svg:width="15.505cm" svg:height="8.783cm">
          <chartooo:coordinate-region svg:x="1.712cm" svg:y="0.381cm" svg:width="13.783cm" svg:height="8.3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20MHz'.L11:'IMD-20MHz'.L17" chart:class="chart:scatter">
            <chart:domain table:cell-range-address="'IMD-20MHz'.J11:'IMD-20MHz'.J17"/>
            <chart:regression-curve chart:style-name="ch7">
              <chart:equation chart:display-equation="true" chart:display-r-square="true" svg:x="5.818cm" svg:y="5.597cm"/>
            </chart:regression-curve>
            <chart:data-point chart:style-name="ch8" chart:repeated="5"/>
            <chart:data-point chart:repeated="2"/>
          </chart:series>
          <chart:series chart:style-name="ch6" chart:values-cell-range-address="'IMD-20MHz'.K11:'IMD-20MHz'.K21" chart:label-cell-address="'IMD-20MHz'.K1:'IMD-20MHz'.K1" chart:class="chart:scatter">
            <chart:domain table:cell-range-address="'IMD-20MHz'.J11:'IMD-20MHz'.J21"/>
            <chart:regression-curve chart:style-name="ch9">
              <chart:equation chart:display-equation="true" chart:display-r-square="false"/>
            </chart:regression-curve>
            <chart:data-point chart:repeated="11"/>
          </chart:series>
          <chart:series chart:style-name="ch10" chart:values-cell-range-address="'IMD-20MHz'.L2:'IMD-20MHz'.L21" chart:label-cell-address="'IMD-20MHz'.L1:'IMD-20MHz'.L1" chart:class="chart:scatter">
            <chart:domain table:cell-range-address="'IMD-20MHz'.J2:'IMD-20MHz'.J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undamental Average [dBm]</text:p>
                <draw:g>
                  <svg:desc>'IMD-20MHz'.K1:'IMD-20MHz'.K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M3 Average [dBm]</text:p>
                <draw:g>
                  <svg:desc>'IMD-20MHz'.L1:'IMD-20MHz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.809636098879">
                <text:p>-27.809636098879</text:p>
                <draw:g>
                  <svg:desc>'IMD-20MHz'.J11:'IMD-20MHz'.J17</svg:desc>
                </draw:g>
              </table:table-cell>
              <table:table-cell office:value-type="float" office:value="-35.52">
                <text:p>-35.52</text:p>
                <draw:g>
                  <svg:desc>'IMD-20MHz'.L11:'IMD-20MHz'.L17</svg:desc>
                </draw:g>
              </table:table-cell>
              <table:table-cell office:value-type="float" office:value="-27.809636098879">
                <text:p>-27.809636098879</text:p>
                <draw:g>
                  <svg:desc>'IMD-20MHz'.J11:'IMD-20MHz'.J21</svg:desc>
                </draw:g>
              </table:table-cell>
              <table:table-cell office:value-type="float" office:value="9.005">
                <text:p>9.005</text:p>
                <draw:g>
                  <svg:desc>'IMD-20MHz'.K11:'IMD-20MHz'.K21</svg:desc>
                </draw:g>
              </table:table-cell>
              <table:table-cell office:value-type="float" office:value="-18.809636098879">
                <text:p>-18.809636098879</text:p>
                <draw:g>
                  <svg:desc>'IMD-20MHz'.J2:'IMD-20MHz'.J21</svg:desc>
                </draw:g>
              </table:table-cell>
              <table:table-cell office:value-type="float" office:value="-1.015">
                <text:p>-1.015</text:p>
                <draw:g>
                  <svg:desc>'IMD-20MHz'.L2:'IMD-20MHz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8.809636098879">
                <text:p>-28.809636098879</text:p>
              </table:table-cell>
              <table:table-cell office:value-type="float" office:value="-38.88">
                <text:p>-38.88</text:p>
              </table:table-cell>
              <table:table-cell office:value-type="float" office:value="-28.809636098879">
                <text:p>-28.809636098879</text:p>
              </table:table-cell>
              <table:table-cell office:value-type="float" office:value="8.06">
                <text:p>8.06</text:p>
              </table:table-cell>
              <table:table-cell office:value-type="float" office:value="-19.809636098879">
                <text:p>-19.809636098879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.809636098879">
                <text:p>-29.809636098879</text:p>
              </table:table-cell>
              <table:table-cell office:value-type="float" office:value="-41.31">
                <text:p>-41.31</text:p>
              </table:table-cell>
              <table:table-cell office:value-type="float" office:value="-29.809636098879">
                <text:p>-29.809636098879</text:p>
              </table:table-cell>
              <table:table-cell office:value-type="float" office:value="7.155">
                <text:p>7.155</text:p>
              </table:table-cell>
              <table:table-cell office:value-type="float" office:value="-20.809636098879">
                <text:p>-20.809636098879</text:p>
              </table:table-cell>
              <table:table-cell office:value-type="float" office:value="-3.035">
                <text:p>-3.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.809636098879">
                <text:p>-30.809636098879</text:p>
              </table:table-cell>
              <table:table-cell office:value-type="float" office:value="-43.955">
                <text:p>-43.955</text:p>
              </table:table-cell>
              <table:table-cell office:value-type="float" office:value="-30.809636098879">
                <text:p>-30.809636098879</text:p>
              </table:table-cell>
              <table:table-cell office:value-type="float" office:value="6.175">
                <text:p>6.175</text:p>
              </table:table-cell>
              <table:table-cell office:value-type="float" office:value="-21.809636098879">
                <text:p>-21.809636098879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.809636098879">
                <text:p>-31.809636098879</text:p>
              </table:table-cell>
              <table:table-cell office:value-type="float" office:value="-46.94">
                <text:p>-46.94</text:p>
              </table:table-cell>
              <table:table-cell office:value-type="float" office:value="-31.809636098879">
                <text:p>-31.809636098879</text:p>
              </table:table-cell>
              <table:table-cell office:value-type="float" office:value="5.2">
                <text:p>5.2</text:p>
              </table:table-cell>
              <table:table-cell office:value-type="float" office:value="-22.809636098879">
                <text:p>-22.809636098879</text:p>
              </table:table-cell>
              <table:table-cell office:value-type="float" office:value="-6.34">
                <text:p>-6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809636098879">
                <text:p>-32.809636098879</text:p>
              </table:table-cell>
              <table:table-cell office:value-type="float" office:value="-50.18">
                <text:p>-50.18</text:p>
              </table:table-cell>
              <table:table-cell office:value-type="float" office:value="-32.809636098879">
                <text:p>-32.809636098879</text:p>
              </table:table-cell>
              <table:table-cell office:value-type="float" office:value="4.225">
                <text:p>4.225</text:p>
              </table:table-cell>
              <table:table-cell office:value-type="float" office:value="-23.809636098879">
                <text:p>-23.809636098879</text:p>
              </table:table-cell>
              <table:table-cell office:value-type="float" office:value="-8.94">
                <text:p>-8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.809636098879">
                <text:p>-33.809636098879</text:p>
              </table:table-cell>
              <table:table-cell office:value-type="float" office:value="-53.84">
                <text:p>-53.84</text:p>
              </table:table-cell>
              <table:table-cell office:value-type="float" office:value="-33.809636098879">
                <text:p>-33.809636098879</text:p>
              </table:table-cell>
              <table:table-cell office:value-type="float" office:value="3.22">
                <text:p>3.22</text:p>
              </table:table-cell>
              <table:table-cell office:value-type="float" office:value="-24.809636098879">
                <text:p>-24.809636098879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809636098879">
                <text:p>-34.809636098879</text:p>
              </table:table-cell>
              <table:table-cell office:value-type="float" office:value="2.235">
                <text:p>2.235</text:p>
              </table:table-cell>
              <table:table-cell office:value-type="float" office:value="-25.809636098879">
                <text:p>-25.809636098879</text:p>
              </table:table-cell>
              <table:table-cell office:value-type="float" office:value="-17.795">
                <text:p>-17.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809636098879">
                <text:p>-35.809636098879</text:p>
              </table:table-cell>
              <table:table-cell office:value-type="float" office:value="1.26">
                <text:p>1.26</text:p>
              </table:table-cell>
              <table:table-cell office:value-type="float" office:value="-26.809636098879">
                <text:p>-26.809636098879</text:p>
              </table:table-cell>
              <table:table-cell office:value-type="float" office:value="-26.77">
                <text:p>-26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809636098879">
                <text:p>-36.809636098879</text:p>
              </table:table-cell>
              <table:table-cell office:value-type="float" office:value="0.25">
                <text:p>0.25</text:p>
              </table:table-cell>
              <table:table-cell office:value-type="float" office:value="-27.809636098879">
                <text:p>-27.809636098879</text:p>
              </table:table-cell>
              <table:table-cell office:value-type="float" office:value="-35.52">
                <text:p>-3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809636098879">
                <text:p>-37.809636098879</text:p>
              </table:table-cell>
              <table:table-cell office:value-type="float" office:value="-0.755">
                <text:p>-0.755</text:p>
              </table:table-cell>
              <table:table-cell office:value-type="float" office:value="-28.809636098879">
                <text:p>-28.809636098879</text:p>
              </table:table-cell>
              <table:table-cell office:value-type="float" office:value="-38.88">
                <text:p>-3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9.809636098879">
                <text:p>-29.809636098879</text:p>
              </table:table-cell>
              <table:table-cell office:value-type="float" office:value="-41.31">
                <text:p>-41.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.809636098879">
                <text:p>-30.809636098879</text:p>
              </table:table-cell>
              <table:table-cell office:value-type="float" office:value="-43.955">
                <text:p>-43.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.809636098879">
                <text:p>-31.809636098879</text:p>
              </table:table-cell>
              <table:table-cell office:value-type="float" office:value="-46.94">
                <text:p>-46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809636098879">
                <text:p>-32.809636098879</text:p>
              </table:table-cell>
              <table:table-cell office:value-type="float" office:value="-50.18">
                <text:p>-50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3.809636098879">
                <text:p>-33.809636098879</text:p>
              </table:table-cell>
              <table:table-cell office:value-type="float" office:value="-53.84">
                <text:p>-53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809636098879">
                <text:p>-34.809636098879</text:p>
              </table:table-cell>
              <table:table-cell office:value-type="float" office:value="-58.035">
                <text:p>-58.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809636098879">
                <text:p>-35.809636098879</text:p>
              </table:table-cell>
              <table:table-cell office:value-type="float" office:value="-62.67">
                <text:p>-62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809636098879">
                <text:p>-36.809636098879</text:p>
              </table:table-cell>
              <table:table-cell office:value-type="float" office:value="-65.79">
                <text:p>-65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809636098879">
                <text:p>-37.809636098879</text:p>
              </table:table-cell>
              <table:table-cell office:value-type="float" office:value="-68.29">
                <text:p>-68.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